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4.0.3.0 --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  <style:font-face style:name="Ubuntu" svg:font-family="Ubuntu"/>
  </office:font-face-decls>
  <office:automatic-styles>
    <style:style style:name="P1" style:family="paragraph" style:parent-style-name="Heading_20_1">
      <style:paragraph-properties fo:break-before="auto"/>
    </style:style>
    <style:style style:name="T1_1" style:family="text" style:parent-style-name="Default_20_Paragraph_20_Font"/>
    <style:style style:name="T1_2" style:family="text" style:parent-style-name="Default_20_Paragraph_20_Font"/>
    <style:style style:name="T1_3" style:family="text" style:parent-style-name="Default_20_Paragraph_20_Font"/>
    <style:style style:name="P2" style:family="paragraph" style:parent-style-name="Standard">
      <style:paragraph-properties fo:break-before="auto"/>
    </style:style>
    <style:style style:name="P3" style:family="paragraph" style:parent-style-name="Standard">
      <style:paragraph-properties fo:break-before="auto"/>
    </style:style>
    <style:style style:name="P4" style:family="paragraph" style:parent-style-name="Standard">
      <style:paragraph-properties fo:break-before="auto"/>
    </style:style>
    <style:style style:name="T4_1" style:family="text" style:parent-style-name="Default_20_Paragraph_20_Font"/>
    <style:style style:name="T4_2" style:family="text" style:parent-style-name="Default_20_Paragraph_20_Font"/>
    <style:style style:name="T4_3" style:family="text" style:parent-style-name="Default_20_Paragraph_20_Font"/>
    <style:style style:name="T4_4" style:family="text" style:parent-style-name="Default_20_Paragraph_20_Font"/>
    <style:style style:name="T4_5" style:family="text" style:parent-style-name="Default_20_Paragraph_20_Font"/>
    <style:style style:name="T4_6" style:family="text" style:parent-style-name="Default_20_Paragraph_20_Font"/>
    <style:style style:name="T4_7" style:family="text" style:parent-style-name="Default_20_Paragraph_20_Font"/>
    <style:style style:name="T4_8" style:family="text" style:parent-style-name="Default_20_Paragraph_20_Font"/>
    <style:style style:name="T4_9" style:family="text" style:parent-style-name="Default_20_Paragraph_20_Font"/>
    <style:style style:name="T4_10" style:family="text" style:parent-style-name="Default_20_Paragraph_20_Font"/>
    <style:style style:name="T4_11" style:family="text" style:parent-style-name="Default_20_Paragraph_20_Font"/>
    <style:style style:name="T4_12" style:family="text" style:parent-style-name="Default_20_Paragraph_20_Font"/>
    <style:style style:name="T4_13" style:family="text" style:parent-style-name="Default_20_Paragraph_20_Font"/>
    <style:style style:name="T4_14" style:family="text" style:parent-style-name="Default_20_Paragraph_20_Font"/>
    <style:style style:name="T4_15" style:family="text" style:parent-style-name="Default_20_Paragraph_20_Font"/>
    <style:style style:name="T4_16" style:family="text" style:parent-style-name="Default_20_Paragraph_20_Font"/>
    <style:style style:name="T4_17" style:family="text" style:parent-style-name="Default_20_Paragraph_20_Font"/>
    <style:style style:name="T4_18" style:family="text" style:parent-style-name="Default_20_Paragraph_20_Font"/>
    <style:style style:name="T4_19" style:family="text" style:parent-style-name="Default_20_Paragraph_20_Font"/>
    <style:style style:name="T4_20" style:family="text" style:parent-style-name="Default_20_Paragraph_20_Font"/>
    <style:style style:name="T4_21" style:family="text" style:parent-style-name="Default_20_Paragraph_20_Font"/>
    <style:style style:name="T4_22" style:family="text" style:parent-style-name="Default_20_Paragraph_20_Font"/>
    <style:style style:name="T4_23" style:family="text" style:parent-style-name="Default_20_Paragraph_20_Font"/>
    <style:style style:name="T4_24" style:family="text" style:parent-style-name="Default_20_Paragraph_20_Font"/>
    <style:style style:name="T4_25" style:family="text" style:parent-style-name="Default_20_Paragraph_20_Font"/>
    <style:style style:name="T4_26" style:family="text" style:parent-style-name="Default_20_Paragraph_20_Font"/>
    <style:style style:name="T4_27" style:family="text" style:parent-style-name="Default_20_Paragraph_20_Font"/>
    <style:style style:name="T4_28" style:family="text" style:parent-style-name="Default_20_Paragraph_20_Font"/>
    <style:style style:name="T4_29" style:family="text" style:parent-style-name="Default_20_Paragraph_20_Font"/>
    <style:style style:name="T4_30" style:family="text" style:parent-style-name="Default_20_Paragraph_20_Font"/>
    <style:style style:name="T4_31" style:family="text" style:parent-style-name="Default_20_Paragraph_20_Font"/>
    <style:style style:name="T4_32" style:family="text" style:parent-style-name="Default_20_Paragraph_20_Font"/>
    <style:style style:name="T4_33" style:family="text" style:parent-style-name="Default_20_Paragraph_20_Font"/>
    <style:style style:name="T4_34" style:family="text" style:parent-style-name="Default_20_Paragraph_20_Font"/>
    <style:style style:name="T4_35" style:family="text" style:parent-style-name="Default_20_Paragraph_20_Font"/>
    <style:style style:name="T4_36" style:family="text" style:parent-style-name="Default_20_Paragraph_20_Font"/>
    <style:style style:name="T4_37" style:family="text" style:parent-style-name="Default_20_Paragraph_20_Font"/>
    <style:style style:name="T4_38" style:family="text" style:parent-style-name="Default_20_Paragraph_20_Font"/>
    <style:style style:name="T4_39" style:family="text" style:parent-style-name="Default_20_Paragraph_20_Font"/>
    <style:style style:name="T4_40" style:family="text" style:parent-style-name="Default_20_Paragraph_20_Font"/>
    <style:style style:name="T4_41" style:family="text" style:parent-style-name="Default_20_Paragraph_20_Font"/>
    <style:style style:name="T4_42" style:family="text" style:parent-style-name="Default_20_Paragraph_20_Font"/>
    <style:style style:name="T4_43" style:family="text" style:parent-style-name="Default_20_Paragraph_20_Font"/>
    <style:style style:name="T4_44" style:family="text" style:parent-style-name="Default_20_Paragraph_20_Font"/>
    <style:style style:name="T4_45" style:family="text" style:parent-style-name="Default_20_Paragraph_20_Font"/>
    <style:style style:name="T4_46" style:family="text" style:parent-style-name="Default_20_Paragraph_20_Font"/>
    <style:style style:name="T4_47" style:family="text" style:parent-style-name="Default_20_Paragraph_20_Font"/>
    <style:style style:name="T4_48" style:family="text" style:parent-style-name="Default_20_Paragraph_20_Font"/>
    <style:style style:name="T4_49" style:family="text" style:parent-style-name="Default_20_Paragraph_20_Font"/>
    <style:style style:name="T4_50" style:family="text" style:parent-style-name="Default_20_Paragraph_20_Font"/>
    <style:style style:name="T4_51" style:family="text" style:parent-style-name="Default_20_Paragraph_20_Font"/>
    <style:style style:name="T4_52" style:family="text" style:parent-style-name="Default_20_Paragraph_20_Font"/>
    <style:style style:name="T4_53" style:family="text" style:parent-style-name="Default_20_Paragraph_20_Font"/>
    <style:style style:name="T4_54" style:family="text" style:parent-style-name="Default_20_Paragraph_20_Font"/>
    <style:style style:name="T4_55" style:family="text" style:parent-style-name="Default_20_Paragraph_20_Font"/>
    <style:style style:name="T4_56" style:family="text" style:parent-style-name="Default_20_Paragraph_20_Font"/>
    <style:style style:name="T4_57" style:family="text" style:parent-style-name="Default_20_Paragraph_20_Font"/>
    <style:style style:name="T4_58" style:family="text" style:parent-style-name="Default_20_Paragraph_20_Font"/>
    <style:style style:name="T4_59" style:family="text" style:parent-style-name="Default_20_Paragraph_20_Font"/>
    <style:style style:name="T4_60" style:family="text" style:parent-style-name="Default_20_Paragraph_20_Font"/>
    <style:style style:name="T4_61" style:family="text" style:parent-style-name="Default_20_Paragraph_20_Font"/>
    <style:style style:name="T4_62" style:family="text" style:parent-style-name="Default_20_Paragraph_20_Font"/>
    <style:style style:name="T4_63" style:family="text" style:parent-style-name="Default_20_Paragraph_20_Font"/>
    <style:style style:name="T4_64" style:family="text" style:parent-style-name="Default_20_Paragraph_20_Font"/>
    <style:style style:name="T4_65" style:family="text" style:parent-style-name="Default_20_Paragraph_20_Font"/>
    <style:style style:name="T4_66" style:family="text" style:parent-style-name="Default_20_Paragraph_20_Font"/>
    <style:style style:name="T4_67" style:family="text" style:parent-style-name="Default_20_Paragraph_20_Font"/>
    <style:style style:name="T4_68" style:family="text" style:parent-style-name="Default_20_Paragraph_20_Font"/>
    <style:style style:name="T4_69" style:family="text" style:parent-style-name="Default_20_Paragraph_20_Font"/>
    <style:style style:name="T4_70" style:family="text" style:parent-style-name="Default_20_Paragraph_20_Font"/>
    <style:style style:name="T4_71" style:family="text" style:parent-style-name="Default_20_Paragraph_20_Font"/>
    <style:style style:name="T4_72" style:family="text" style:parent-style-name="Default_20_Paragraph_20_Font"/>
    <style:style style:name="T4_73" style:family="text" style:parent-style-name="Default_20_Paragraph_20_Font"/>
    <style:style style:name="T4_74" style:family="text" style:parent-style-name="Default_20_Paragraph_20_Font"/>
    <style:style style:name="T4_75" style:family="text" style:parent-style-name="Default_20_Paragraph_20_Font"/>
    <style:style style:name="T4_76" style:family="text" style:parent-style-name="Default_20_Paragraph_20_Font"/>
    <style:style style:name="T4_77" style:family="text" style:parent-style-name="Default_20_Paragraph_20_Font"/>
    <style:style style:name="T4_78" style:family="text" style:parent-style-name="Default_20_Paragraph_20_Font"/>
    <style:style style:name="T4_79" style:family="text" style:parent-style-name="Default_20_Paragraph_20_Font"/>
    <style:style style:name="T4_80" style:family="text" style:parent-style-name="Default_20_Paragraph_20_Font"/>
    <style:style style:name="T4_81" style:family="text" style:parent-style-name="Default_20_Paragraph_20_Font"/>
    <style:style style:name="T4_82" style:family="text" style:parent-style-name="Default_20_Paragraph_20_Font"/>
    <style:style style:name="T4_83" style:family="text" style:parent-style-name="Default_20_Paragraph_20_Font"/>
    <style:style style:name="T4_84" style:family="text" style:parent-style-name="Default_20_Paragraph_20_Font"/>
    <style:style style:name="T4_85" style:family="text" style:parent-style-name="Default_20_Paragraph_20_Font"/>
    <style:style style:name="T4_86" style:family="text" style:parent-style-name="Default_20_Paragraph_20_Font"/>
    <style:style style:name="T4_87" style:family="text" style:parent-style-name="Default_20_Paragraph_20_Font"/>
    <style:style style:name="T4_88" style:family="text" style:parent-style-name="Default_20_Paragraph_20_Font"/>
    <style:style style:name="T4_89" style:family="text" style:parent-style-name="Default_20_Paragraph_20_Font"/>
    <style:style style:name="T4_90" style:family="text" style:parent-style-name="Default_20_Paragraph_20_Font"/>
    <style:style style:name="T4_91" style:family="text" style:parent-style-name="Default_20_Paragraph_20_Font"/>
    <style:style style:name="T4_92" style:family="text" style:parent-style-name="Default_20_Paragraph_20_Font"/>
    <style:style style:name="T4_93" style:family="text" style:parent-style-name="Default_20_Paragraph_20_Font"/>
    <style:style style:name="T4_94" style:family="text" style:parent-style-name="Default_20_Paragraph_20_Font"/>
    <style:style style:name="P5" style:family="paragraph" style:parent-style-name="Standard">
      <style:paragraph-properties fo:break-before="auto"/>
    </style:style>
    <style:style style:name="P6" style:family="paragraph" style:parent-style-name="Heading_20_3">
      <style:paragraph-properties fo:break-before="auto"/>
    </style:style>
    <style:style style:name="T6_1" style:family="text" style:parent-style-name="Default_20_Paragraph_20_Font">
      <style:text-properties fo:font-size="16pt" style:font-size-asian="16pt" style:font-size-complex="16pt"/>
    </style:style>
    <style:style style:name="T6_2" style:family="text" style:parent-style-name="Default_20_Paragraph_20_Font">
      <style:text-properties fo:font-size="16pt" style:font-size-asian="16pt" style:font-size-complex="16pt"/>
    </style:style>
    <style:style style:name="T6_3" style:family="text" style:parent-style-name="Default_20_Paragraph_20_Font">
      <style:text-properties fo:font-size="16pt" style:font-size-asian="16pt" style:font-size-complex="16pt"/>
    </style:style>
    <style:style style:name="P7" style:family="paragraph" style:parent-style-name="Standard">
      <style:paragraph-properties fo:break-before="auto"/>
      <style:text-properties fo:font-size="16pt" style:font-size-asian="16pt" style:font-size-complex="16pt"/>
    </style:style>
    <style:style style:name="P8" style:family="paragraph" style:parent-style-name="Standard">
      <style:paragraph-properties fo:break-before="auto"/>
    </style:style>
    <style:style style:name="T8_1" style:family="text" style:parent-style-name="Default_20_Paragraph_20_Font"/>
    <style:style style:name="T8_2" style:family="text" style:parent-style-name="Default_20_Paragraph_20_Font"/>
    <style:style style:name="T8_3" style:family="text" style:parent-style-name="Default_20_Paragraph_20_Font"/>
    <style:style style:name="T8_4" style:family="text" style:parent-style-name="Default_20_Paragraph_20_Font"/>
    <style:style style:name="T8_5" style:family="text" style:parent-style-name="Default_20_Paragraph_20_Font"/>
    <style:style style:name="T8_6" style:family="text" style:parent-style-name="Default_20_Paragraph_20_Font"/>
    <style:style style:name="T8_7" style:family="text" style:parent-style-name="Default_20_Paragraph_20_Font"/>
    <style:style style:name="T8_8" style:family="text" style:parent-style-name="Default_20_Paragraph_20_Font"/>
    <style:style style:name="T8_9" style:family="text" style:parent-style-name="Default_20_Paragraph_20_Font"/>
    <style:style style:name="T8_10" style:family="text" style:parent-style-name="Default_20_Paragraph_20_Font"/>
    <style:style style:name="T8_11" style:family="text" style:parent-style-name="Default_20_Paragraph_20_Font"/>
    <style:style style:name="T8_12" style:family="text" style:parent-style-name="Default_20_Paragraph_20_Font"/>
    <style:style style:name="T8_13" style:family="text" style:parent-style-name="Default_20_Paragraph_20_Font"/>
    <style:style style:name="T8_14" style:family="text" style:parent-style-name="Default_20_Paragraph_20_Font"/>
    <style:style style:name="T8_15" style:family="text" style:parent-style-name="Default_20_Paragraph_20_Font"/>
    <style:style style:name="T8_16" style:family="text" style:parent-style-name="Default_20_Paragraph_20_Font"/>
    <style:style style:name="T8_17" style:family="text" style:parent-style-name="Default_20_Paragraph_20_Font"/>
    <style:style style:name="T8_18" style:family="text" style:parent-style-name="Default_20_Paragraph_20_Font"/>
    <style:style style:name="T8_19" style:family="text" style:parent-style-name="Default_20_Paragraph_20_Font"/>
    <style:style style:name="T8_20" style:family="text" style:parent-style-name="Default_20_Paragraph_20_Font"/>
    <style:style style:name="T8_21" style:family="text" style:parent-style-name="Default_20_Paragraph_20_Font"/>
    <style:style style:name="T8_22" style:family="text" style:parent-style-name="Default_20_Paragraph_20_Font"/>
    <style:style style:name="T8_23" style:family="text" style:parent-style-name="Default_20_Paragraph_20_Font"/>
    <style:style style:name="T8_24" style:family="text" style:parent-style-name="Default_20_Paragraph_20_Font"/>
    <style:style style:name="T8_25" style:family="text" style:parent-style-name="Default_20_Paragraph_20_Font"/>
    <style:style style:name="T8_26" style:family="text" style:parent-style-name="Default_20_Paragraph_20_Font"/>
    <style:style style:name="T8_27" style:family="text" style:parent-style-name="Default_20_Paragraph_20_Font"/>
    <style:style style:name="T8_28" style:family="text" style:parent-style-name="Default_20_Paragraph_20_Font"/>
    <style:style style:name="T8_29" style:family="text" style:parent-style-name="Default_20_Paragraph_20_Font"/>
    <style:style style:name="T8_30" style:family="text" style:parent-style-name="Default_20_Paragraph_20_Font"/>
    <style:style style:name="T8_31" style:family="text" style:parent-style-name="Default_20_Paragraph_20_Font"/>
    <style:style style:name="T8_32" style:family="text" style:parent-style-name="Default_20_Paragraph_20_Font"/>
    <style:style style:name="T8_33" style:family="text" style:parent-style-name="Default_20_Paragraph_20_Font"/>
    <style:style style:name="T8_34" style:family="text" style:parent-style-name="Default_20_Paragraph_20_Font"/>
    <style:style style:name="T8_35" style:family="text" style:parent-style-name="Default_20_Paragraph_20_Font"/>
    <style:style style:name="T8_36" style:family="text" style:parent-style-name="Default_20_Paragraph_20_Font"/>
    <style:style style:name="T8_37" style:family="text" style:parent-style-name="Default_20_Paragraph_20_Font"/>
    <style:style style:name="T8_38" style:family="text" style:parent-style-name="Default_20_Paragraph_20_Font"/>
    <style:style style:name="T8_39" style:family="text" style:parent-style-name="Default_20_Paragraph_20_Font"/>
    <style:style style:name="T8_40" style:family="text" style:parent-style-name="Default_20_Paragraph_20_Font"/>
    <style:style style:name="T8_41" style:family="text" style:parent-style-name="Default_20_Paragraph_20_Font"/>
    <style:style style:name="T8_42" style:family="text" style:parent-style-name="Default_20_Paragraph_20_Font"/>
    <style:style style:name="T8_43" style:family="text" style:parent-style-name="Default_20_Paragraph_20_Font"/>
    <style:style style:name="T8_44" style:family="text" style:parent-style-name="Default_20_Paragraph_20_Font"/>
    <style:style style:name="T8_45" style:family="text" style:parent-style-name="Default_20_Paragraph_20_Font"/>
    <style:style style:name="T8_46" style:family="text" style:parent-style-name="Default_20_Paragraph_20_Font"/>
    <style:style style:name="T8_47" style:family="text" style:parent-style-name="Default_20_Paragraph_20_Font"/>
    <style:style style:name="T8_48" style:family="text" style:parent-style-name="Default_20_Paragraph_20_Font"/>
    <style:style style:name="T8_49" style:family="text" style:parent-style-name="Default_20_Paragraph_20_Font"/>
    <style:style style:name="T8_50" style:family="text" style:parent-style-name="Default_20_Paragraph_20_Font"/>
    <style:style style:name="T8_51" style:family="text" style:parent-style-name="Default_20_Paragraph_20_Font"/>
    <style:style style:name="T8_52" style:family="text" style:parent-style-name="Default_20_Paragraph_20_Font"/>
    <style:style style:name="T8_53" style:family="text" style:parent-style-name="Default_20_Paragraph_20_Font"/>
    <style:style style:name="T8_54" style:family="text" style:parent-style-name="Default_20_Paragraph_20_Font"/>
    <style:style style:name="T8_55" style:family="text" style:parent-style-name="Default_20_Paragraph_20_Font"/>
    <style:style style:name="T8_56" style:family="text" style:parent-style-name="Default_20_Paragraph_20_Font"/>
    <style:style style:name="T8_57" style:family="text" style:parent-style-name="Default_20_Paragraph_20_Font"/>
    <style:style style:name="T8_58" style:family="text" style:parent-style-name="Default_20_Paragraph_20_Font"/>
    <style:style style:name="T8_59" style:family="text" style:parent-style-name="Default_20_Paragraph_20_Font"/>
    <style:style style:name="T8_60" style:family="text" style:parent-style-name="Default_20_Paragraph_20_Font"/>
    <style:style style:name="T8_61" style:family="text" style:parent-style-name="Default_20_Paragraph_20_Font"/>
    <style:style style:name="T8_62" style:family="text" style:parent-style-name="Default_20_Paragraph_20_Font"/>
    <style:style style:name="T8_63" style:family="text" style:parent-style-name="Default_20_Paragraph_20_Font"/>
    <style:style style:name="T8_64" style:family="text" style:parent-style-name="Default_20_Paragraph_20_Font"/>
    <style:style style:name="T8_65" style:family="text" style:parent-style-name="Default_20_Paragraph_20_Font"/>
    <style:style style:name="T8_66" style:family="text" style:parent-style-name="Default_20_Paragraph_20_Font"/>
    <style:style style:name="T8_67" style:family="text" style:parent-style-name="Default_20_Paragraph_20_Font"/>
    <style:style style:name="T8_68" style:family="text" style:parent-style-name="Default_20_Paragraph_20_Font"/>
    <style:style style:name="T8_69" style:family="text" style:parent-style-name="Default_20_Paragraph_20_Font"/>
    <style:style style:name="T8_70" style:family="text" style:parent-style-name="Default_20_Paragraph_20_Font"/>
    <style:style style:name="T8_71" style:family="text" style:parent-style-name="Default_20_Paragraph_20_Font"/>
    <style:style style:name="T8_72" style:family="text" style:parent-style-name="Default_20_Paragraph_20_Font"/>
    <style:style style:name="T8_73" style:family="text" style:parent-style-name="Default_20_Paragraph_20_Font"/>
    <style:style style:name="T8_74" style:family="text" style:parent-style-name="Default_20_Paragraph_20_Font"/>
    <style:style style:name="T8_75" style:family="text" style:parent-style-name="Default_20_Paragraph_20_Font"/>
    <style:style style:name="T8_76" style:family="text" style:parent-style-name="Default_20_Paragraph_20_Font"/>
    <style:style style:name="T8_77" style:family="text" style:parent-style-name="Default_20_Paragraph_20_Font"/>
    <style:style style:name="T8_78" style:family="text" style:parent-style-name="Default_20_Paragraph_20_Font"/>
    <style:style style:name="T8_79" style:family="text" style:parent-style-name="Default_20_Paragraph_20_Font"/>
    <style:style style:name="T8_80" style:family="text" style:parent-style-name="Default_20_Paragraph_20_Font"/>
    <style:style style:name="T8_81" style:family="text" style:parent-style-name="Default_20_Paragraph_20_Font"/>
    <style:style style:name="T8_82" style:family="text" style:parent-style-name="Default_20_Paragraph_20_Font"/>
    <style:style style:name="T8_83" style:family="text" style:parent-style-name="Default_20_Paragraph_20_Font"/>
    <style:style style:name="T8_84" style:family="text" style:parent-style-name="Default_20_Paragraph_20_Font"/>
    <style:style style:name="T8_85" style:family="text" style:parent-style-name="Default_20_Paragraph_20_Font"/>
    <style:style style:name="T8_86" style:family="text" style:parent-style-name="Default_20_Paragraph_20_Font"/>
    <style:style style:name="T8_87" style:family="text" style:parent-style-name="Default_20_Paragraph_20_Font"/>
    <style:style style:name="T8_88" style:family="text" style:parent-style-name="Default_20_Paragraph_20_Font"/>
    <style:style style:name="T8_89" style:family="text" style:parent-style-name="Default_20_Paragraph_20_Font"/>
    <style:style style:name="T8_90" style:family="text" style:parent-style-name="Default_20_Paragraph_20_Font"/>
    <style:style style:name="T8_91" style:family="text" style:parent-style-name="Default_20_Paragraph_20_Font"/>
    <style:style style:name="T8_92" style:family="text" style:parent-style-name="Default_20_Paragraph_20_Font"/>
    <style:style style:name="T8_93" style:family="text" style:parent-style-name="Default_20_Paragraph_20_Font"/>
    <style:style style:name="T8_94" style:family="text" style:parent-style-name="Default_20_Paragraph_20_Font"/>
    <style:style style:name="T8_95" style:family="text" style:parent-style-name="Default_20_Paragraph_20_Font"/>
    <style:style style:name="T8_96" style:family="text" style:parent-style-name="Default_20_Paragraph_20_Font"/>
    <style:style style:name="T8_97" style:family="text" style:parent-style-name="Default_20_Paragraph_20_Font"/>
    <style:style style:name="T8_98" style:family="text" style:parent-style-name="Default_20_Paragraph_20_Font"/>
    <style:style style:name="T8_99" style:family="text" style:parent-style-name="Default_20_Paragraph_20_Font"/>
    <style:style style:name="T8_100" style:family="text" style:parent-style-name="Default_20_Paragraph_20_Font"/>
    <style:style style:name="T8_101" style:family="text" style:parent-style-name="Default_20_Paragraph_20_Font"/>
    <style:style style:name="T8_102" style:family="text" style:parent-style-name="Default_20_Paragraph_20_Font"/>
    <style:style style:name="T8_103" style:family="text" style:parent-style-name="Default_20_Paragraph_20_Font"/>
    <style:style style:name="T8_104" style:family="text" style:parent-style-name="Default_20_Paragraph_20_Font"/>
    <style:style style:name="T8_105" style:family="text" style:parent-style-name="Default_20_Paragraph_20_Font"/>
    <style:style style:name="T8_106" style:family="text" style:parent-style-name="Default_20_Paragraph_20_Font"/>
    <style:style style:name="T8_107" style:family="text" style:parent-style-name="Default_20_Paragraph_20_Font"/>
    <style:style style:name="T8_108" style:family="text" style:parent-style-name="Default_20_Paragraph_20_Font"/>
    <style:style style:name="T8_109" style:family="text" style:parent-style-name="Default_20_Paragraph_20_Font"/>
    <style:style style:name="T8_110" style:family="text" style:parent-style-name="Default_20_Paragraph_20_Font"/>
    <style:style style:name="T8_111" style:family="text" style:parent-style-name="Default_20_Paragraph_20_Font"/>
    <style:style style:name="T8_112" style:family="text" style:parent-style-name="Default_20_Paragraph_20_Font"/>
    <style:style style:name="T8_113" style:family="text" style:parent-style-name="Default_20_Paragraph_20_Font"/>
    <style:style style:name="T8_114" style:family="text" style:parent-style-name="Default_20_Paragraph_20_Font"/>
    <style:style style:name="T8_115" style:family="text" style:parent-style-name="Default_20_Paragraph_20_Font"/>
    <style:style style:name="T8_116" style:family="text" style:parent-style-name="Default_20_Paragraph_20_Font"/>
    <style:style style:name="T8_117" style:family="text" style:parent-style-name="Default_20_Paragraph_20_Font"/>
    <style:style style:name="T8_118" style:family="text" style:parent-style-name="Default_20_Paragraph_20_Font"/>
    <style:style style:name="T8_119" style:family="text" style:parent-style-name="Default_20_Paragraph_20_Font"/>
    <style:style style:name="T8_120" style:family="text" style:parent-style-name="Default_20_Paragraph_20_Font"/>
    <style:style style:name="T8_121" style:family="text" style:parent-style-name="Default_20_Paragraph_20_Font"/>
    <style:style style:name="T8_122" style:family="text" style:parent-style-name="Default_20_Paragraph_20_Font"/>
    <style:style style:name="T8_123" style:family="text" style:parent-style-name="Default_20_Paragraph_20_Font"/>
    <style:style style:name="T8_124" style:family="text" style:parent-style-name="Default_20_Paragraph_20_Font"/>
    <style:style style:name="T8_125" style:family="text" style:parent-style-name="Default_20_Paragraph_20_Font"/>
    <style:style style:name="T8_126" style:family="text" style:parent-style-name="Default_20_Paragraph_20_Font"/>
    <style:style style:name="T8_127" style:family="text" style:parent-style-name="Default_20_Paragraph_20_Font"/>
    <style:style style:name="T8_128" style:family="text" style:parent-style-name="Default_20_Paragraph_20_Font"/>
    <style:style style:name="T8_129" style:family="text" style:parent-style-name="Default_20_Paragraph_20_Font"/>
    <style:style style:name="T8_130" style:family="text" style:parent-style-name="Default_20_Paragraph_20_Font"/>
    <style:style style:name="T8_131" style:family="text" style:parent-style-name="Default_20_Paragraph_20_Font"/>
    <style:style style:name="T8_132" style:family="text" style:parent-style-name="Default_20_Paragraph_20_Font"/>
    <style:style style:name="T8_133" style:family="text" style:parent-style-name="Default_20_Paragraph_20_Font"/>
    <style:style style:name="T8_134" style:family="text" style:parent-style-name="Default_20_Paragraph_20_Font"/>
    <style:style style:name="T8_135" style:family="text" style:parent-style-name="Default_20_Paragraph_20_Font"/>
    <style:style style:name="T8_136" style:family="text" style:parent-style-name="Default_20_Paragraph_20_Font"/>
    <style:style style:name="T8_137" style:family="text" style:parent-style-name="Default_20_Paragraph_20_Font"/>
    <style:style style:name="T8_138" style:family="text" style:parent-style-name="Default_20_Paragraph_20_Font"/>
    <style:style style:name="T8_139" style:family="text" style:parent-style-name="Default_20_Paragraph_20_Font"/>
    <style:style style:name="T8_140" style:family="text" style:parent-style-name="Default_20_Paragraph_20_Font"/>
    <style:style style:name="T8_141" style:family="text" style:parent-style-name="Default_20_Paragraph_20_Font"/>
    <style:style style:name="T8_142" style:family="text" style:parent-style-name="Default_20_Paragraph_20_Font"/>
    <style:style style:name="T8_143" style:family="text" style:parent-style-name="Default_20_Paragraph_20_Font"/>
    <style:style style:name="T8_144" style:family="text" style:parent-style-name="Default_20_Paragraph_20_Font"/>
    <style:style style:name="P9" style:family="paragraph" style:parent-style-name="Standard">
      <style:paragraph-properties fo:break-before="auto"/>
    </style:style>
    <style:style style:name="P10" style:family="paragraph" style:parent-style-name="Standard">
      <style:paragraph-properties fo:break-before="auto"/>
    </style:style>
    <style:style style:name="T10_1" style:family="text" style:parent-style-name="Default_20_Paragraph_20_Font"/>
    <style:style style:name="T10_2" style:family="text" style:parent-style-name="Default_20_Paragraph_20_Font"/>
    <style:style style:name="T10_3" style:family="text" style:parent-style-name="Default_20_Paragraph_20_Font"/>
    <style:style style:name="T10_4" style:family="text" style:parent-style-name="Default_20_Paragraph_20_Font"/>
    <style:style style:name="T10_5" style:family="text" style:parent-style-name="Default_20_Paragraph_20_Font"/>
    <style:style style:name="T10_6" style:family="text" style:parent-style-name="Default_20_Paragraph_20_Font"/>
    <style:style style:name="T10_7" style:family="text" style:parent-style-name="Default_20_Paragraph_20_Font"/>
    <style:style style:name="T10_8" style:family="text" style:parent-style-name="Default_20_Paragraph_20_Font"/>
    <style:style style:name="T10_9" style:family="text" style:parent-style-name="Default_20_Paragraph_20_Font"/>
    <style:style style:name="T10_10" style:family="text" style:parent-style-name="Default_20_Paragraph_20_Font"/>
    <style:style style:name="T10_11" style:family="text" style:parent-style-name="Default_20_Paragraph_20_Font"/>
    <style:style style:name="T10_12" style:family="text" style:parent-style-name="Default_20_Paragraph_20_Font"/>
    <style:style style:name="T10_13" style:family="text" style:parent-style-name="Default_20_Paragraph_20_Font"/>
    <style:style style:name="T10_14" style:family="text" style:parent-style-name="Default_20_Paragraph_20_Font"/>
    <style:style style:name="T10_15" style:family="text" style:parent-style-name="Default_20_Paragraph_20_Font"/>
    <style:style style:name="T10_16" style:family="text" style:parent-style-name="Default_20_Paragraph_20_Font"/>
    <style:style style:name="T10_17" style:family="text" style:parent-style-name="Default_20_Paragraph_20_Font"/>
    <style:style style:name="T10_18" style:family="text" style:parent-style-name="Default_20_Paragraph_20_Font"/>
    <style:style style:name="T10_19" style:family="text" style:parent-style-name="Default_20_Paragraph_20_Font"/>
    <style:style style:name="T10_20" style:family="text" style:parent-style-name="Default_20_Paragraph_20_Font"/>
    <style:style style:name="T10_21" style:family="text" style:parent-style-name="Default_20_Paragraph_20_Font"/>
    <style:style style:name="T10_22" style:family="text" style:parent-style-name="Default_20_Paragraph_20_Font"/>
    <style:style style:name="T10_23" style:family="text" style:parent-style-name="Default_20_Paragraph_20_Font"/>
    <style:style style:name="T10_24" style:family="text" style:parent-style-name="Default_20_Paragraph_20_Font"/>
    <style:style style:name="T10_25" style:family="text" style:parent-style-name="Default_20_Paragraph_20_Font"/>
    <style:style style:name="T10_26" style:family="text" style:parent-style-name="Default_20_Paragraph_20_Font"/>
    <style:style style:name="T10_27" style:family="text" style:parent-style-name="Default_20_Paragraph_20_Font"/>
    <style:style style:name="T10_28" style:family="text" style:parent-style-name="Default_20_Paragraph_20_Font"/>
    <style:style style:name="T10_29" style:family="text" style:parent-style-name="Default_20_Paragraph_20_Font"/>
    <style:style style:name="T10_30" style:family="text" style:parent-style-name="Default_20_Paragraph_20_Font"/>
    <style:style style:name="T10_31" style:family="text" style:parent-style-name="Default_20_Paragraph_20_Font"/>
    <style:style style:name="T10_32" style:family="text" style:parent-style-name="Default_20_Paragraph_20_Font"/>
    <style:style style:name="T10_33" style:family="text" style:parent-style-name="Default_20_Paragraph_20_Font"/>
    <style:style style:name="T10_34" style:family="text" style:parent-style-name="Default_20_Paragraph_20_Font"/>
    <style:style style:name="T10_35" style:family="text" style:parent-style-name="Default_20_Paragraph_20_Font"/>
    <style:style style:name="T10_36" style:family="text" style:parent-style-name="Default_20_Paragraph_20_Font"/>
    <style:style style:name="T10_37" style:family="text" style:parent-style-name="Default_20_Paragraph_20_Font"/>
    <style:style style:name="T10_38" style:family="text" style:parent-style-name="Default_20_Paragraph_20_Font"/>
    <style:style style:name="T10_39" style:family="text" style:parent-style-name="Default_20_Paragraph_20_Font"/>
    <style:style style:name="T10_40" style:family="text" style:parent-style-name="Default_20_Paragraph_20_Font"/>
    <style:style style:name="T10_41" style:family="text" style:parent-style-name="Default_20_Paragraph_20_Font"/>
    <style:style style:name="T10_42" style:family="text" style:parent-style-name="Default_20_Paragraph_20_Font"/>
    <style:style style:name="T10_43" style:family="text" style:parent-style-name="Default_20_Paragraph_20_Font"/>
    <style:style style:name="T10_44" style:family="text" style:parent-style-name="Default_20_Paragraph_20_Font"/>
    <style:style style:name="T10_45" style:family="text" style:parent-style-name="Default_20_Paragraph_20_Font"/>
    <style:style style:name="T10_46" style:family="text" style:parent-style-name="Default_20_Paragraph_20_Font"/>
    <style:style style:name="T10_47" style:family="text" style:parent-style-name="Default_20_Paragraph_20_Font"/>
    <style:style style:name="T10_48" style:family="text" style:parent-style-name="Default_20_Paragraph_20_Font"/>
    <style:style style:name="T10_49" style:family="text" style:parent-style-name="Default_20_Paragraph_20_Font"/>
    <style:style style:name="T10_50" style:family="text" style:parent-style-name="Default_20_Paragraph_20_Font"/>
    <style:style style:name="T10_51" style:family="text" style:parent-style-name="Default_20_Paragraph_20_Font"/>
    <style:style style:name="T10_52" style:family="text" style:parent-style-name="Default_20_Paragraph_20_Font"/>
    <style:style style:name="T10_53" style:family="text" style:parent-style-name="Default_20_Paragraph_20_Font"/>
    <style:style style:name="T10_54" style:family="text" style:parent-style-name="Default_20_Paragraph_20_Font"/>
    <style:style style:name="T10_55" style:family="text" style:parent-style-name="Default_20_Paragraph_20_Font"/>
    <style:style style:name="T10_56" style:family="text" style:parent-style-name="Default_20_Paragraph_20_Font"/>
    <style:style style:name="T10_57" style:family="text" style:parent-style-name="Default_20_Paragraph_20_Font"/>
    <style:style style:name="T10_58" style:family="text" style:parent-style-name="Default_20_Paragraph_20_Font"/>
    <style:style style:name="T10_59" style:family="text" style:parent-style-name="Default_20_Paragraph_20_Font"/>
    <style:style style:name="T10_60" style:family="text" style:parent-style-name="Default_20_Paragraph_20_Font"/>
    <style:style style:name="T10_61" style:family="text" style:parent-style-name="Default_20_Paragraph_20_Font"/>
    <style:style style:name="T10_62" style:family="text" style:parent-style-name="Default_20_Paragraph_20_Font"/>
    <style:style style:name="T10_63" style:family="text" style:parent-style-name="Default_20_Paragraph_20_Font"/>
    <style:style style:name="T10_64" style:family="text" style:parent-style-name="Default_20_Paragraph_20_Font"/>
    <style:style style:name="T10_65" style:family="text" style:parent-style-name="Default_20_Paragraph_20_Font"/>
    <style:style style:name="T10_66" style:family="text" style:parent-style-name="Default_20_Paragraph_20_Font"/>
    <style:style style:name="T10_67" style:family="text" style:parent-style-name="Default_20_Paragraph_20_Font"/>
    <style:style style:name="T10_68" style:family="text" style:parent-style-name="Default_20_Paragraph_20_Font"/>
    <style:style style:name="T10_69" style:family="text" style:parent-style-name="Default_20_Paragraph_20_Font"/>
    <style:style style:name="T10_70" style:family="text" style:parent-style-name="Default_20_Paragraph_20_Font"/>
    <style:style style:name="T10_71" style:family="text" style:parent-style-name="Default_20_Paragraph_20_Font"/>
    <style:style style:name="T10_72" style:family="text" style:parent-style-name="Default_20_Paragraph_20_Font"/>
    <style:style style:name="T10_73" style:family="text" style:parent-style-name="Default_20_Paragraph_20_Font"/>
    <style:style style:name="T10_74" style:family="text" style:parent-style-name="Default_20_Paragraph_20_Font"/>
    <style:style style:name="T10_75" style:family="text" style:parent-style-name="Default_20_Paragraph_20_Font"/>
    <style:style style:name="T10_76" style:family="text" style:parent-style-name="Default_20_Paragraph_20_Font"/>
    <style:style style:name="T10_77" style:family="text" style:parent-style-name="Default_20_Paragraph_20_Font"/>
    <style:style style:name="T10_78" style:family="text" style:parent-style-name="Default_20_Paragraph_20_Font"/>
    <style:style style:name="P11" style:family="paragraph" style:parent-style-name="Standard">
      <style:paragraph-properties fo:break-before="auto"/>
    </style:style>
    <style:style style:name="T11_1" style:family="text" style:parent-style-name="Default_20_Paragraph_20_Font"/>
    <style:style style:name="T11_2" style:family="text" style:parent-style-name="Default_20_Paragraph_20_Font"/>
    <style:style style:name="T11_3" style:family="text" style:parent-style-name="Default_20_Paragraph_20_Font"/>
    <style:style style:name="T11_4" style:family="text" style:parent-style-name="Default_20_Paragraph_20_Font"/>
    <style:style style:name="T11_5" style:family="text" style:parent-style-name="Default_20_Paragraph_20_Font"/>
    <style:style style:name="T11_6" style:family="text" style:parent-style-name="Default_20_Paragraph_20_Font"/>
    <style:style style:name="T11_7" style:family="text" style:parent-style-name="Default_20_Paragraph_20_Font"/>
    <style:style style:name="T11_8" style:family="text" style:parent-style-name="Default_20_Paragraph_20_Font"/>
    <style:style style:name="T11_9" style:family="text" style:parent-style-name="Default_20_Paragraph_20_Font"/>
    <style:style style:name="T11_10" style:family="text" style:parent-style-name="Default_20_Paragraph_20_Font"/>
    <style:style style:name="T11_11" style:family="text" style:parent-style-name="Default_20_Paragraph_20_Font"/>
    <style:style style:name="T11_12" style:family="text" style:parent-style-name="Default_20_Paragraph_20_Font"/>
    <style:style style:name="T11_13" style:family="text" style:parent-style-name="Default_20_Paragraph_20_Font"/>
    <style:style style:name="T11_14" style:family="text" style:parent-style-name="Default_20_Paragraph_20_Font"/>
    <style:style style:name="T11_15" style:family="text" style:parent-style-name="Default_20_Paragraph_20_Font"/>
    <style:style style:name="T11_16" style:family="text" style:parent-style-name="Default_20_Paragraph_20_Font"/>
    <style:style style:name="T11_17" style:family="text" style:parent-style-name="Default_20_Paragraph_20_Font"/>
    <style:style style:name="T11_18" style:family="text" style:parent-style-name="Default_20_Paragraph_20_Font"/>
    <style:style style:name="T11_19" style:family="text" style:parent-style-name="Default_20_Paragraph_20_Font"/>
    <style:style style:name="T11_20" style:family="text" style:parent-style-name="Default_20_Paragraph_20_Font"/>
    <style:style style:name="T11_21" style:family="text" style:parent-style-name="Default_20_Paragraph_20_Font"/>
    <style:style style:name="T11_22" style:family="text" style:parent-style-name="Default_20_Paragraph_20_Font"/>
    <style:style style:name="T11_23" style:family="text" style:parent-style-name="Default_20_Paragraph_20_Font"/>
    <style:style style:name="T11_24" style:family="text" style:parent-style-name="Default_20_Paragraph_20_Font"/>
    <style:style style:name="T11_25" style:family="text" style:parent-style-name="Default_20_Paragraph_20_Font"/>
    <style:style style:name="T11_26" style:family="text" style:parent-style-name="Default_20_Paragraph_20_Font"/>
    <style:style style:name="T11_27" style:family="text" style:parent-style-name="Default_20_Paragraph_20_Font"/>
    <style:style style:name="T11_28" style:family="text" style:parent-style-name="Default_20_Paragraph_20_Font"/>
    <style:style style:name="T11_29" style:family="text" style:parent-style-name="Default_20_Paragraph_20_Font"/>
    <style:style style:name="T11_30" style:family="text" style:parent-style-name="Default_20_Paragraph_20_Font"/>
    <style:style style:name="T11_31" style:family="text" style:parent-style-name="Default_20_Paragraph_20_Font"/>
    <style:style style:name="T11_32" style:family="text" style:parent-style-name="Default_20_Paragraph_20_Font"/>
    <style:style style:name="T11_33" style:family="text" style:parent-style-name="Default_20_Paragraph_20_Font"/>
    <style:style style:name="T11_34" style:family="text" style:parent-style-name="Default_20_Paragraph_20_Font"/>
    <style:style style:name="T11_35" style:family="text" style:parent-style-name="Default_20_Paragraph_20_Font"/>
    <style:style style:name="T11_36" style:family="text" style:parent-style-name="Default_20_Paragraph_20_Font"/>
    <style:style style:name="T11_37" style:family="text" style:parent-style-name="Default_20_Paragraph_20_Font"/>
    <style:style style:name="T11_38" style:family="text" style:parent-style-name="Default_20_Paragraph_20_Font"/>
    <style:style style:name="T11_39" style:family="text" style:parent-style-name="Default_20_Paragraph_20_Font"/>
    <style:style style:name="T11_40" style:family="text" style:parent-style-name="Default_20_Paragraph_20_Font"/>
    <style:style style:name="T11_41" style:family="text" style:parent-style-name="Default_20_Paragraph_20_Font"/>
    <style:style style:name="T11_42" style:family="text" style:parent-style-name="Default_20_Paragraph_20_Font"/>
    <style:style style:name="T11_43" style:family="text" style:parent-style-name="Default_20_Paragraph_20_Font"/>
    <style:style style:name="T11_44" style:family="text" style:parent-style-name="Default_20_Paragraph_20_Font"/>
    <style:style style:name="T11_45" style:family="text" style:parent-style-name="Default_20_Paragraph_20_Font"/>
    <style:style style:name="T11_46" style:family="text" style:parent-style-name="Default_20_Paragraph_20_Font"/>
    <style:style style:name="T11_47" style:family="text" style:parent-style-name="Default_20_Paragraph_20_Font"/>
    <style:style style:name="T11_48" style:family="text" style:parent-style-name="Default_20_Paragraph_20_Font"/>
    <style:style style:name="T11_49" style:family="text" style:parent-style-name="Default_20_Paragraph_20_Font"/>
    <style:style style:name="T11_50" style:family="text" style:parent-style-name="Default_20_Paragraph_20_Font"/>
    <style:style style:name="T11_51" style:family="text" style:parent-style-name="Default_20_Paragraph_20_Font"/>
    <style:style style:name="T11_52" style:family="text" style:parent-style-name="Default_20_Paragraph_20_Font"/>
    <style:style style:name="T11_53" style:family="text" style:parent-style-name="Default_20_Paragraph_20_Font"/>
    <style:style style:name="T11_54" style:family="text" style:parent-style-name="Default_20_Paragraph_20_Font"/>
    <style:style style:name="T11_55" style:family="text" style:parent-style-name="Default_20_Paragraph_20_Font"/>
    <style:style style:name="T11_56" style:family="text" style:parent-style-name="Default_20_Paragraph_20_Font"/>
    <style:style style:name="T11_57" style:family="text" style:parent-style-name="Default_20_Paragraph_20_Font"/>
    <style:style style:name="T11_58" style:family="text" style:parent-style-name="Default_20_Paragraph_20_Font"/>
    <style:style style:name="T11_59" style:family="text" style:parent-style-name="Default_20_Paragraph_20_Font"/>
    <style:style style:name="T11_60" style:family="text" style:parent-style-name="Default_20_Paragraph_20_Font"/>
    <style:style style:name="T11_61" style:family="text" style:parent-style-name="Default_20_Paragraph_20_Font"/>
    <style:style style:name="T11_62" style:family="text" style:parent-style-name="Default_20_Paragraph_20_Font"/>
    <style:style style:name="T11_63" style:family="text" style:parent-style-name="Default_20_Paragraph_20_Font"/>
    <style:style style:name="T11_64" style:family="text" style:parent-style-name="Default_20_Paragraph_20_Font"/>
    <style:style style:name="P12" style:family="paragraph" style:parent-style-name="Standard">
      <style:paragraph-properties fo:break-before="auto"/>
    </style:style>
    <style:style style:name="P13" style:family="paragraph" style:parent-style-name="Standard">
      <style:paragraph-properties fo:break-before="auto"/>
    </style:style>
    <style:style style:name="T13_1" style:family="text" style:parent-style-name="Default_20_Paragraph_20_Font"/>
    <style:style style:name="T13_2" style:family="text" style:parent-style-name="Default_20_Paragraph_20_Font"/>
    <style:style style:name="T13_3" style:family="text" style:parent-style-name="Default_20_Paragraph_20_Font"/>
    <style:style style:name="T13_4" style:family="text" style:parent-style-name="Default_20_Paragraph_20_Font"/>
    <style:style style:name="T13_5" style:family="text" style:parent-style-name="Default_20_Paragraph_20_Font"/>
    <style:style style:name="T13_6" style:family="text" style:parent-style-name="Default_20_Paragraph_20_Font"/>
    <style:style style:name="T13_7" style:family="text" style:parent-style-name="Default_20_Paragraph_20_Font"/>
    <style:style style:name="T13_8" style:family="text" style:parent-style-name="Default_20_Paragraph_20_Font"/>
    <style:style style:name="T13_9" style:family="text" style:parent-style-name="Default_20_Paragraph_20_Font"/>
    <style:style style:name="T13_10" style:family="text" style:parent-style-name="Default_20_Paragraph_20_Font"/>
    <style:style style:name="T13_11" style:family="text" style:parent-style-name="Default_20_Paragraph_20_Font"/>
    <style:style style:name="T13_12" style:family="text" style:parent-style-name="Default_20_Paragraph_20_Font"/>
    <style:style style:name="T13_13" style:family="text" style:parent-style-name="Default_20_Paragraph_20_Font"/>
    <style:style style:name="T13_14" style:family="text" style:parent-style-name="Default_20_Paragraph_20_Font"/>
    <style:style style:name="T13_15" style:family="text" style:parent-style-name="Default_20_Paragraph_20_Font"/>
    <style:style style:name="T13_16" style:family="text" style:parent-style-name="Default_20_Paragraph_20_Font"/>
    <style:style style:name="T13_17" style:family="text" style:parent-style-name="Default_20_Paragraph_20_Font"/>
    <style:style style:name="T13_18" style:family="text" style:parent-style-name="Default_20_Paragraph_20_Font"/>
    <style:style style:name="T13_19" style:family="text" style:parent-style-name="Default_20_Paragraph_20_Font"/>
    <style:style style:name="T13_20" style:family="text" style:parent-style-name="Default_20_Paragraph_20_Font"/>
    <style:style style:name="T13_21" style:family="text" style:parent-style-name="Default_20_Paragraph_20_Font"/>
    <style:style style:name="T13_22" style:family="text" style:parent-style-name="Default_20_Paragraph_20_Font"/>
    <style:style style:name="T13_23" style:family="text" style:parent-style-name="Default_20_Paragraph_20_Font"/>
    <style:style style:name="T13_24" style:family="text" style:parent-style-name="Default_20_Paragraph_20_Font"/>
    <style:style style:name="T13_25" style:family="text" style:parent-style-name="Default_20_Paragraph_20_Font"/>
    <style:style style:name="T13_26" style:family="text" style:parent-style-name="Default_20_Paragraph_20_Font"/>
    <style:style style:name="T13_27" style:family="text" style:parent-style-name="Default_20_Paragraph_20_Font"/>
    <style:style style:name="T13_28" style:family="text" style:parent-style-name="Default_20_Paragraph_20_Font"/>
    <style:style style:name="T13_29" style:family="text" style:parent-style-name="Default_20_Paragraph_20_Font"/>
    <style:style style:name="T13_30" style:family="text" style:parent-style-name="Default_20_Paragraph_20_Font"/>
    <style:style style:name="T13_31" style:family="text" style:parent-style-name="Default_20_Paragraph_20_Font"/>
    <style:style style:name="T13_32" style:family="text" style:parent-style-name="Default_20_Paragraph_20_Font"/>
    <style:style style:name="T13_33" style:family="text" style:parent-style-name="Default_20_Paragraph_20_Font"/>
    <style:style style:name="T13_34" style:family="text" style:parent-style-name="Default_20_Paragraph_20_Font"/>
    <style:style style:name="T13_35" style:family="text" style:parent-style-name="Default_20_Paragraph_20_Font"/>
    <style:style style:name="T13_36" style:family="text" style:parent-style-name="Default_20_Paragraph_20_Font"/>
    <style:style style:name="T13_37" style:family="text" style:parent-style-name="Default_20_Paragraph_20_Font"/>
    <style:style style:name="T13_38" style:family="text" style:parent-style-name="Default_20_Paragraph_20_Font"/>
    <style:style style:name="T13_39" style:family="text" style:parent-style-name="Default_20_Paragraph_20_Font"/>
    <style:style style:name="T13_40" style:family="text" style:parent-style-name="Default_20_Paragraph_20_Font"/>
    <style:style style:name="T13_41" style:family="text" style:parent-style-name="Default_20_Paragraph_20_Font"/>
    <style:style style:name="T13_42" style:family="text" style:parent-style-name="Default_20_Paragraph_20_Font"/>
    <style:style style:name="T13_43" style:family="text" style:parent-style-name="Default_20_Paragraph_20_Font"/>
    <style:style style:name="T13_44" style:family="text" style:parent-style-name="Default_20_Paragraph_20_Font"/>
    <style:style style:name="T13_45" style:family="text" style:parent-style-name="Default_20_Paragraph_20_Font"/>
    <style:style style:name="T13_46" style:family="text" style:parent-style-name="Default_20_Paragraph_20_Font"/>
    <style:style style:name="T13_47" style:family="text" style:parent-style-name="Default_20_Paragraph_20_Font"/>
    <style:style style:name="T13_48" style:family="text" style:parent-style-name="Default_20_Paragraph_20_Font"/>
    <style:style style:name="T13_49" style:family="text" style:parent-style-name="Default_20_Paragraph_20_Font"/>
    <style:style style:name="T13_50" style:family="text" style:parent-style-name="Default_20_Paragraph_20_Font"/>
    <style:style style:name="T13_51" style:family="text" style:parent-style-name="Default_20_Paragraph_20_Font"/>
    <style:style style:name="T13_52" style:family="text" style:parent-style-name="Default_20_Paragraph_20_Font"/>
    <style:style style:name="T13_53" style:family="text" style:parent-style-name="Default_20_Paragraph_20_Font"/>
    <style:style style:name="T13_54" style:family="text" style:parent-style-name="Default_20_Paragraph_20_Font"/>
    <style:style style:name="T13_55" style:family="text" style:parent-style-name="Default_20_Paragraph_20_Font"/>
    <style:style style:name="T13_56" style:family="text" style:parent-style-name="Default_20_Paragraph_20_Font"/>
    <style:style style:name="T13_57" style:family="text" style:parent-style-name="Default_20_Paragraph_20_Font"/>
    <style:style style:name="T13_58" style:family="text" style:parent-style-name="Default_20_Paragraph_20_Font"/>
    <style:style style:name="T13_59" style:family="text" style:parent-style-name="Default_20_Paragraph_20_Font"/>
    <style:style style:name="T13_60" style:family="text" style:parent-style-name="Default_20_Paragraph_20_Font"/>
    <style:style style:name="T13_61" style:family="text" style:parent-style-name="Default_20_Paragraph_20_Font"/>
    <style:style style:name="T13_62" style:family="text" style:parent-style-name="Default_20_Paragraph_20_Font"/>
    <style:style style:name="T13_63" style:family="text" style:parent-style-name="Default_20_Paragraph_20_Font"/>
    <style:style style:name="P14" style:family="paragraph" style:parent-style-name="Standard">
      <style:paragraph-properties fo:break-before="auto"/>
    </style:style>
    <style:style style:name="P15" style:family="paragraph" style:parent-style-name="Standard">
      <style:paragraph-properties fo:break-before="auto"/>
    </style:style>
    <style:style style:name="T15_1" style:family="text" style:parent-style-name="Default_20_Paragraph_20_Font"/>
    <style:style style:name="T15_2" style:family="text" style:parent-style-name="Default_20_Paragraph_20_Font"/>
    <style:style style:name="T15_3" style:family="text" style:parent-style-name="Default_20_Paragraph_20_Font"/>
    <style:style style:name="T15_4" style:family="text" style:parent-style-name="Default_20_Paragraph_20_Font"/>
    <style:style style:name="T15_5" style:family="text" style:parent-style-name="Default_20_Paragraph_20_Font"/>
    <style:style style:name="T15_6" style:family="text" style:parent-style-name="Default_20_Paragraph_20_Font"/>
    <style:style style:name="T15_7" style:family="text" style:parent-style-name="Default_20_Paragraph_20_Font"/>
    <style:style style:name="T15_8" style:family="text" style:parent-style-name="Default_20_Paragraph_20_Font"/>
    <style:style style:name="P16" style:family="paragraph" style:parent-style-name="Standard">
      <style:paragraph-properties fo:break-before="auto"/>
    </style:style>
    <style:style style:name="P17" style:family="paragraph" style:parent-style-name="Standard">
      <style:paragraph-properties fo:break-before="auto"/>
    </style:style>
    <style:style style:name="T17_1" style:family="text" style:parent-style-name="Default_20_Paragraph_20_Font"/>
    <style:style style:name="T17_2" style:family="text" style:parent-style-name="Default_20_Paragraph_20_Font"/>
    <style:style style:name="T17_3" style:family="text" style:parent-style-name="Default_20_Paragraph_20_Font"/>
    <style:style style:name="T17_4" style:family="text" style:parent-style-name="Default_20_Paragraph_20_Font"/>
    <style:style style:name="T17_5" style:family="text" style:parent-style-name="Default_20_Paragraph_20_Font"/>
    <style:style style:name="T17_6" style:family="text" style:parent-style-name="Default_20_Paragraph_20_Font"/>
    <style:style style:name="T17_7" style:family="text" style:parent-style-name="Default_20_Paragraph_20_Font"/>
    <style:style style:name="T17_8" style:family="text" style:parent-style-name="Default_20_Paragraph_20_Font"/>
    <style:style style:name="T17_9" style:family="text" style:parent-style-name="Default_20_Paragraph_20_Font"/>
    <style:style style:name="T17_10" style:family="text" style:parent-style-name="Default_20_Paragraph_20_Font"/>
    <style:style style:name="T17_11" style:family="text" style:parent-style-name="Default_20_Paragraph_20_Font"/>
    <style:style style:name="T17_12" style:family="text" style:parent-style-name="Default_20_Paragraph_20_Font"/>
    <style:style style:name="T17_13" style:family="text" style:parent-style-name="Default_20_Paragraph_20_Font"/>
    <style:style style:name="T17_14" style:family="text" style:parent-style-name="Default_20_Paragraph_20_Font"/>
    <style:style style:name="T17_15" style:family="text" style:parent-style-name="Default_20_Paragraph_20_Font"/>
    <style:style style:name="T17_16" style:family="text" style:parent-style-name="Default_20_Paragraph_20_Font"/>
    <style:style style:name="T17_17" style:family="text" style:parent-style-name="Default_20_Paragraph_20_Font"/>
    <style:style style:name="T17_18" style:family="text" style:parent-style-name="Default_20_Paragraph_20_Font"/>
    <style:style style:name="T17_19" style:family="text" style:parent-style-name="Default_20_Paragraph_20_Font"/>
    <style:style style:name="T17_20" style:family="text" style:parent-style-name="Default_20_Paragraph_20_Font"/>
    <style:style style:name="T17_21" style:family="text" style:parent-style-name="Default_20_Paragraph_20_Font"/>
    <style:style style:name="T17_22" style:family="text" style:parent-style-name="Default_20_Paragraph_20_Font"/>
    <style:style style:name="T17_23" style:family="text" style:parent-style-name="Default_20_Paragraph_20_Font"/>
    <style:style style:name="T17_24" style:family="text" style:parent-style-name="Default_20_Paragraph_20_Font"/>
    <style:style style:name="T17_25" style:family="text" style:parent-style-name="Default_20_Paragraph_20_Font"/>
    <style:style style:name="T17_26" style:family="text" style:parent-style-name="Default_20_Paragraph_20_Font"/>
    <style:style style:name="T17_27" style:family="text" style:parent-style-name="Default_20_Paragraph_20_Font"/>
    <style:style style:name="T17_28" style:family="text" style:parent-style-name="Default_20_Paragraph_20_Font"/>
    <style:style style:name="T17_29" style:family="text" style:parent-style-name="Default_20_Paragraph_20_Font"/>
    <style:style style:name="T17_30" style:family="text" style:parent-style-name="Default_20_Paragraph_20_Font"/>
    <style:style style:name="T17_31" style:family="text" style:parent-style-name="Default_20_Paragraph_20_Font"/>
    <style:style style:name="T17_32" style:family="text" style:parent-style-name="Default_20_Paragraph_20_Font"/>
    <style:style style:name="T17_33" style:family="text" style:parent-style-name="Default_20_Paragraph_20_Font"/>
    <style:style style:name="T17_34" style:family="text" style:parent-style-name="Default_20_Paragraph_20_Font"/>
    <style:style style:name="T17_35" style:family="text" style:parent-style-name="Default_20_Paragraph_20_Font"/>
    <style:style style:name="T17_36" style:family="text" style:parent-style-name="Default_20_Paragraph_20_Font"/>
    <style:style style:name="T17_37" style:family="text" style:parent-style-name="Default_20_Paragraph_20_Font"/>
    <style:style style:name="T17_38" style:family="text" style:parent-style-name="Default_20_Paragraph_20_Font"/>
    <style:style style:name="T17_39" style:family="text" style:parent-style-name="Default_20_Paragraph_20_Font"/>
    <style:style style:name="T17_40" style:family="text" style:parent-style-name="Default_20_Paragraph_20_Font"/>
    <style:style style:name="T17_41" style:family="text" style:parent-style-name="Default_20_Paragraph_20_Font"/>
    <style:style style:name="T17_42" style:family="text" style:parent-style-name="Default_20_Paragraph_20_Font"/>
    <style:style style:name="T17_43" style:family="text" style:parent-style-name="Default_20_Paragraph_20_Font"/>
    <style:style style:name="T17_44" style:family="text" style:parent-style-name="Default_20_Paragraph_20_Font"/>
    <style:style style:name="T17_45" style:family="text" style:parent-style-name="Default_20_Paragraph_20_Font"/>
    <style:style style:name="T17_46" style:family="text" style:parent-style-name="Default_20_Paragraph_20_Font"/>
    <style:style style:name="T17_47" style:family="text" style:parent-style-name="Default_20_Paragraph_20_Font"/>
    <style:style style:name="T17_48" style:family="text" style:parent-style-name="Default_20_Paragraph_20_Font"/>
    <style:style style:name="T17_49" style:family="text" style:parent-style-name="Default_20_Paragraph_20_Font"/>
    <style:style style:name="T17_50" style:family="text" style:parent-style-name="Default_20_Paragraph_20_Font"/>
    <style:style style:name="T17_51" style:family="text" style:parent-style-name="Default_20_Paragraph_20_Font"/>
    <style:style style:name="T17_52" style:family="text" style:parent-style-name="Default_20_Paragraph_20_Font"/>
    <style:style style:name="T17_53" style:family="text" style:parent-style-name="Default_20_Paragraph_20_Font"/>
    <style:style style:name="T17_54" style:family="text" style:parent-style-name="Default_20_Paragraph_20_Font"/>
    <style:style style:name="T17_55" style:family="text" style:parent-style-name="Default_20_Paragraph_20_Font"/>
    <style:style style:name="T17_56" style:family="text" style:parent-style-name="Default_20_Paragraph_20_Font"/>
    <style:style style:name="T17_57" style:family="text" style:parent-style-name="Default_20_Paragraph_20_Font"/>
    <style:style style:name="T17_58" style:family="text" style:parent-style-name="Default_20_Paragraph_20_Font"/>
    <style:style style:name="T17_59" style:family="text" style:parent-style-name="Default_20_Paragraph_20_Font"/>
    <style:style style:name="T17_60" style:family="text" style:parent-style-name="Default_20_Paragraph_20_Font"/>
    <style:style style:name="T17_61" style:family="text" style:parent-style-name="Default_20_Paragraph_20_Font"/>
    <style:style style:name="T17_62" style:family="text" style:parent-style-name="Default_20_Paragraph_20_Font"/>
    <style:style style:name="T17_63" style:family="text" style:parent-style-name="Default_20_Paragraph_20_Font"/>
    <style:style style:name="T17_64" style:family="text" style:parent-style-name="Default_20_Paragraph_20_Font"/>
    <style:style style:name="T17_65" style:family="text" style:parent-style-name="Default_20_Paragraph_20_Font"/>
    <style:style style:name="T17_66" style:family="text" style:parent-style-name="Default_20_Paragraph_20_Font"/>
    <style:style style:name="T17_67" style:family="text" style:parent-style-name="Default_20_Paragraph_20_Font"/>
    <style:style style:name="T17_68" style:family="text" style:parent-style-name="Default_20_Paragraph_20_Font"/>
    <style:style style:name="T17_69" style:family="text" style:parent-style-name="Default_20_Paragraph_20_Font"/>
    <style:style style:name="T17_70" style:family="text" style:parent-style-name="Default_20_Paragraph_20_Font"/>
    <style:style style:name="T17_71" style:family="text" style:parent-style-name="Default_20_Paragraph_20_Font"/>
    <style:style style:name="T17_72" style:family="text" style:parent-style-name="Default_20_Paragraph_20_Font"/>
    <style:style style:name="T17_73" style:family="text" style:parent-style-name="Default_20_Paragraph_20_Font"/>
    <style:style style:name="T17_74" style:family="text" style:parent-style-name="Default_20_Paragraph_20_Font"/>
    <style:style style:name="T17_75" style:family="text" style:parent-style-name="Default_20_Paragraph_20_Font"/>
    <style:style style:name="T17_76" style:family="text" style:parent-style-name="Default_20_Paragraph_20_Font"/>
    <style:style style:name="T17_77" style:family="text" style:parent-style-name="Default_20_Paragraph_20_Font"/>
    <style:style style:name="T17_78" style:family="text" style:parent-style-name="Default_20_Paragraph_20_Font"/>
    <style:style style:name="T17_79" style:family="text" style:parent-style-name="Default_20_Paragraph_20_Font"/>
    <style:style style:name="T17_80" style:family="text" style:parent-style-name="Default_20_Paragraph_20_Font"/>
    <style:style style:name="T17_81" style:family="text" style:parent-style-name="Default_20_Paragraph_20_Font"/>
    <style:style style:name="T17_82" style:family="text" style:parent-style-name="Default_20_Paragraph_20_Font"/>
    <style:style style:name="T17_83" style:family="text" style:parent-style-name="Default_20_Paragraph_20_Font"/>
    <style:style style:name="T17_84" style:family="text" style:parent-style-name="Default_20_Paragraph_20_Font"/>
    <style:style style:name="T17_85" style:family="text" style:parent-style-name="Default_20_Paragraph_20_Font"/>
    <style:style style:name="T17_86" style:family="text" style:parent-style-name="Default_20_Paragraph_20_Font"/>
    <style:style style:name="T17_87" style:family="text" style:parent-style-name="Default_20_Paragraph_20_Font"/>
    <style:style style:name="T17_88" style:family="text" style:parent-style-name="Default_20_Paragraph_20_Font"/>
    <style:style style:name="P18" style:family="paragraph" style:parent-style-name="Standard">
      <style:paragraph-properties fo:break-before="auto"/>
    </style:style>
    <style:style style:name="P19" style:family="paragraph" style:parent-style-name="Standard">
      <style:paragraph-properties fo:break-before="auto"/>
    </style:style>
    <style:style style:name="P20" style:family="paragraph" style:parent-style-name="Standard">
      <style:paragraph-properties fo:break-before="auto"/>
    </style:style>
    <style:style style:name="T20_1" style:family="text" style:parent-style-name="Default_20_Paragraph_20_Font">
      <style:text-properties fo:font-size="16pt" style:font-size-asian="16pt" style:font-size-complex="16pt" fo:font-weight="bold" style:font-weight-asian="bold" style:font-weight-complex="bold"/>
    </style:style>
    <style:style style:name="T20_2" style:family="text" style:parent-style-name="Default_20_Paragraph_20_Font">
      <style:text-properties fo:font-size="16pt" style:font-size-asian="16pt" style:font-size-complex="16pt" fo:font-weight="bold" style:font-weight-asian="bold" style:font-weight-complex="bold"/>
    </style:style>
    <style:style style:name="T20_3" style:family="text" style:parent-style-name="Default_20_Paragraph_20_Font">
      <style:text-properties fo:font-size="16pt" style:font-size-asian="16pt" style:font-size-complex="16pt" fo:font-weight="bold" style:font-weight-asian="bold" style:font-weight-complex="bold"/>
    </style:style>
    <style:style style:name="T20_4" style:family="text" style:parent-style-name="Default_20_Paragraph_20_Font">
      <style:text-properties fo:font-size="16pt" style:font-size-asian="16pt" style:font-size-complex="16pt" fo:font-weight="bold" style:font-weight-asian="bold" style:font-weight-complex="bold"/>
    </style:style>
    <style:style style:name="T20_5" style:family="text" style:parent-style-name="Default_20_Paragraph_20_Font">
      <style:text-properties fo:font-size="16pt" style:font-size-asian="16pt" style:font-size-complex="16pt" fo:font-weight="bold" style:font-weight-asian="bold" style:font-weight-complex="bold"/>
    </style:style>
    <style:style style:name="T20_6" style:family="text" style:parent-style-name="Default_20_Paragraph_20_Font">
      <style:text-properties fo:font-size="16pt" style:font-size-asian="16pt" style:font-size-complex="16pt" fo:font-weight="bold" style:font-weight-asian="bold" style:font-weight-complex="bold"/>
    </style:style>
    <style:style style:name="T20_7" style:family="text" style:parent-style-name="Default_20_Paragraph_20_Font">
      <style:text-properties fo:font-size="16pt" style:font-size-asian="16pt" style:font-size-complex="16pt" fo:font-weight="bold" style:font-weight-asian="bold" style:font-weight-complex="bold"/>
    </style:style>
    <style:style style:name="T20_8" style:family="text" style:parent-style-name="Default_20_Paragraph_20_Font">
      <style:text-properties fo:font-size="16pt" style:font-size-asian="16pt" style:font-size-complex="16pt" fo:font-weight="bold" style:font-weight-asian="bold" style:font-weight-complex="bold"/>
    </style:style>
    <style:style style:name="T20_9" style:family="text" style:parent-style-name="Default_20_Paragraph_20_Font">
      <style:text-properties fo:font-size="16pt" style:font-size-asian="16pt" style:font-size-complex="16pt" fo:font-weight="bold" style:font-weight-asian="bold" style:font-weight-complex="bold"/>
    </style:style>
    <style:style style:name="T20_10" style:family="text" style:parent-style-name="Default_20_Paragraph_20_Font">
      <style:text-properties fo:font-size="16pt" style:font-size-asian="16pt" style:font-size-complex="16pt" fo:font-weight="bold" style:font-weight-asian="bold" style:font-weight-complex="bold"/>
    </style:style>
    <style:style style:name="T20_11" style:family="text" style:parent-style-name="Default_20_Paragraph_20_Font">
      <style:text-properties fo:font-size="16pt" style:font-size-asian="16pt" style:font-size-complex="16pt" fo:font-weight="bold" style:font-weight-asian="bold" style:font-weight-complex="bold"/>
    </style:style>
    <style:style style:name="T20_12" style:family="text" style:parent-style-name="Default_20_Paragraph_20_Font">
      <style:text-properties fo:font-size="16pt" style:font-size-asian="16pt" style:font-size-complex="16pt" fo:font-weight="bold" style:font-weight-asian="bold" style:font-weight-complex="bold"/>
    </style:style>
    <style:style style:name="T20_13" style:family="text" style:parent-style-name="Default_20_Paragraph_20_Font">
      <style:text-properties fo:font-size="16pt" style:font-size-asian="16pt" style:font-size-complex="16pt" fo:font-weight="bold" style:font-weight-asian="bold" style:font-weight-complex="bold"/>
    </style:style>
    <style:style style:name="T20_14" style:family="text" style:parent-style-name="Default_20_Paragraph_20_Font">
      <style:text-properties fo:font-size="16pt" style:font-size-asian="16pt" style:font-size-complex="16pt" fo:font-weight="bold" style:font-weight-asian="bold" style:font-weight-complex="bold"/>
    </style:style>
    <style:style style:name="T20_15" style:family="text" style:parent-style-name="Default_20_Paragraph_20_Font">
      <style:text-properties fo:font-size="16pt" style:font-size-asian="16pt" style:font-size-complex="16pt" fo:font-weight="bold" style:font-weight-asian="bold" style:font-weight-complex="bold"/>
    </style:style>
    <style:style style:name="P21" style:family="paragraph" style:parent-style-name="Standard">
      <style:paragraph-properties fo:break-before="auto"/>
      <style:text-properties fo:font-size="16pt" style:font-size-asian="16pt" style:font-size-complex="16pt" fo:font-weight="bold" style:font-weight-asian="bold" style:font-weight-complex="bold"/>
    </style:style>
    <style:style style:name="P22" style:family="paragraph" style:parent-style-name="Standard">
      <style:paragraph-properties fo:break-before="auto"/>
    </style:style>
    <style:style style:name="T22_1" style:family="text" style:parent-style-name="Default_20_Paragraph_20_Font">
      <style:text-properties fo:font-weight="bold" style:font-weight-asian="bold" style:font-weight-complex="bold"/>
    </style:style>
    <style:style style:name="T22_2" style:family="text" style:parent-style-name="Default_20_Paragraph_20_Font"/>
    <style:style style:name="T22_3" style:family="text" style:parent-style-name="Default_20_Paragraph_20_Font"/>
    <style:style style:name="T22_4" style:family="text" style:parent-style-name="Default_20_Paragraph_20_Font"/>
    <style:style style:name="T22_5" style:family="text" style:parent-style-name="Default_20_Paragraph_20_Font"/>
    <style:style style:name="T22_6" style:family="text" style:parent-style-name="Default_20_Paragraph_20_Font"/>
    <style:style style:name="T22_7" style:family="text" style:parent-style-name="Default_20_Paragraph_20_Font"/>
    <style:style style:name="T22_8" style:family="text" style:parent-style-name="Default_20_Paragraph_20_Font"/>
    <style:style style:name="T22_9" style:family="text" style:parent-style-name="Default_20_Paragraph_20_Font"/>
    <style:style style:name="T22_10" style:family="text" style:parent-style-name="Default_20_Paragraph_20_Font"/>
    <style:style style:name="T22_11" style:family="text" style:parent-style-name="Default_20_Paragraph_20_Font"/>
    <style:style style:name="T22_12" style:family="text" style:parent-style-name="Default_20_Paragraph_20_Font"/>
    <style:style style:name="T22_13" style:family="text" style:parent-style-name="Default_20_Paragraph_20_Font"/>
    <style:style style:name="T22_14" style:family="text" style:parent-style-name="Default_20_Paragraph_20_Font"/>
    <style:style style:name="T22_15" style:family="text" style:parent-style-name="Default_20_Paragraph_20_Font"/>
    <style:style style:name="T22_16" style:family="text" style:parent-style-name="Default_20_Paragraph_20_Font"/>
    <style:style style:name="T22_17" style:family="text" style:parent-style-name="Default_20_Paragraph_20_Font"/>
    <style:style style:name="T22_18" style:family="text" style:parent-style-name="Default_20_Paragraph_20_Font"/>
    <style:style style:name="T22_19" style:family="text" style:parent-style-name="Default_20_Paragraph_20_Font"/>
    <style:style style:name="T22_20" style:family="text" style:parent-style-name="Default_20_Paragraph_20_Font"/>
    <style:style style:name="T22_21" style:family="text" style:parent-style-name="Default_20_Paragraph_20_Font"/>
    <style:style style:name="T22_22" style:family="text" style:parent-style-name="Default_20_Paragraph_20_Font"/>
    <style:style style:name="T22_23" style:family="text" style:parent-style-name="Default_20_Paragraph_20_Font"/>
    <style:style style:name="T22_24" style:family="text" style:parent-style-name="Default_20_Paragraph_20_Font"/>
    <style:style style:name="T22_25" style:family="text" style:parent-style-name="Default_20_Paragraph_20_Font"/>
    <style:style style:name="T22_26" style:family="text" style:parent-style-name="Default_20_Paragraph_20_Font"/>
    <style:style style:name="T22_27" style:family="text" style:parent-style-name="Default_20_Paragraph_20_Font"/>
    <style:style style:name="T22_28" style:family="text" style:parent-style-name="Default_20_Paragraph_20_Font"/>
    <style:style style:name="T22_29" style:family="text" style:parent-style-name="Default_20_Paragraph_20_Font"/>
    <style:style style:name="T22_30" style:family="text" style:parent-style-name="Default_20_Paragraph_20_Font"/>
    <style:style style:name="T22_31" style:family="text" style:parent-style-name="Default_20_Paragraph_20_Font"/>
    <style:style style:name="T22_32" style:family="text" style:parent-style-name="Default_20_Paragraph_20_Font"/>
    <style:style style:name="T22_33" style:family="text" style:parent-style-name="Default_20_Paragraph_20_Font"/>
    <style:style style:name="T22_34" style:family="text" style:parent-style-name="Default_20_Paragraph_20_Font"/>
    <style:style style:name="T22_35" style:family="text" style:parent-style-name="Default_20_Paragraph_20_Font"/>
    <style:style style:name="T22_36" style:family="text" style:parent-style-name="Default_20_Paragraph_20_Font"/>
    <style:style style:name="T22_37" style:family="text" style:parent-style-name="Default_20_Paragraph_20_Font"/>
    <style:style style:name="T22_38" style:family="text" style:parent-style-name="Default_20_Paragraph_20_Font"/>
    <style:style style:name="T22_39" style:family="text" style:parent-style-name="Default_20_Paragraph_20_Font"/>
    <style:style style:name="T22_40" style:family="text" style:parent-style-name="Default_20_Paragraph_20_Font"/>
    <style:style style:name="T22_41" style:family="text" style:parent-style-name="Default_20_Paragraph_20_Font"/>
    <style:style style:name="T22_42" style:family="text" style:parent-style-name="Default_20_Paragraph_20_Font"/>
    <style:style style:name="T22_43" style:family="text" style:parent-style-name="Default_20_Paragraph_20_Font"/>
    <style:style style:name="T22_44" style:family="text" style:parent-style-name="Default_20_Paragraph_20_Font"/>
    <style:style style:name="T22_45" style:family="text" style:parent-style-name="Default_20_Paragraph_20_Font"/>
    <style:style style:name="T22_46" style:family="text" style:parent-style-name="Default_20_Paragraph_20_Font"/>
    <style:style style:name="T22_47" style:family="text" style:parent-style-name="Default_20_Paragraph_20_Font"/>
    <style:style style:name="T22_48" style:family="text" style:parent-style-name="Default_20_Paragraph_20_Font"/>
    <style:style style:name="T22_49" style:family="text" style:parent-style-name="Default_20_Paragraph_20_Font"/>
    <style:style style:name="T22_50" style:family="text" style:parent-style-name="Default_20_Paragraph_20_Font"/>
    <style:style style:name="T22_51" style:family="text" style:parent-style-name="Default_20_Paragraph_20_Font"/>
    <style:style style:name="T22_52" style:family="text" style:parent-style-name="Default_20_Paragraph_20_Font"/>
    <style:style style:name="T22_53" style:family="text" style:parent-style-name="Default_20_Paragraph_20_Font"/>
    <style:style style:name="T22_54" style:family="text" style:parent-style-name="Default_20_Paragraph_20_Font"/>
    <style:style style:name="T22_55" style:family="text" style:parent-style-name="Default_20_Paragraph_20_Font"/>
    <style:style style:name="T22_56" style:family="text" style:parent-style-name="Default_20_Paragraph_20_Font"/>
    <style:style style:name="T22_57" style:family="text" style:parent-style-name="Default_20_Paragraph_20_Font"/>
    <style:style style:name="T22_58" style:family="text" style:parent-style-name="Default_20_Paragraph_20_Font"/>
    <style:style style:name="P23" style:family="paragraph" style:parent-style-name="Standard">
      <style:paragraph-properties fo:break-before="auto"/>
    </style:style>
    <style:style style:name="P24" style:family="paragraph" style:parent-style-name="Standard">
      <style:paragraph-properties fo:break-before="auto"/>
    </style:style>
    <style:style style:name="T24_1" style:family="text" style:parent-style-name="Default_20_Paragraph_20_Font">
      <style:text-properties fo:font-weight="bold" style:font-weight-asian="bold" style:font-weight-complex="bold"/>
    </style:style>
    <style:style style:name="T24_2" style:family="text" style:parent-style-name="Default_20_Paragraph_20_Font">
      <style:text-properties fo:font-weight="bold" style:font-weight-asian="bold" style:font-weight-complex="bold"/>
    </style:style>
    <style:style style:name="T24_3" style:family="text" style:parent-style-name="Default_20_Paragraph_20_Font">
      <style:text-properties fo:font-weight="bold" style:font-weight-asian="bold" style:font-weight-complex="bold"/>
    </style:style>
    <style:style style:name="T24_4" style:family="text" style:parent-style-name="Default_20_Paragraph_20_Font"/>
    <style:style style:name="T24_5" style:family="text" style:parent-style-name="Default_20_Paragraph_20_Font"/>
    <style:style style:name="T24_6" style:family="text" style:parent-style-name="Default_20_Paragraph_20_Font"/>
    <style:style style:name="T24_7" style:family="text" style:parent-style-name="Default_20_Paragraph_20_Font"/>
    <style:style style:name="T24_8" style:family="text" style:parent-style-name="Default_20_Paragraph_20_Font"/>
    <style:style style:name="T24_9" style:family="text" style:parent-style-name="Default_20_Paragraph_20_Font"/>
    <style:style style:name="T24_10" style:family="text" style:parent-style-name="Default_20_Paragraph_20_Font"/>
    <style:style style:name="T24_11" style:family="text" style:parent-style-name="Default_20_Paragraph_20_Font"/>
    <style:style style:name="T24_12" style:family="text" style:parent-style-name="Default_20_Paragraph_20_Font"/>
    <style:style style:name="T24_13" style:family="text" style:parent-style-name="Default_20_Paragraph_20_Font"/>
    <style:style style:name="T24_14" style:family="text" style:parent-style-name="Default_20_Paragraph_20_Font"/>
    <style:style style:name="T24_15" style:family="text" style:parent-style-name="Default_20_Paragraph_20_Font"/>
    <style:style style:name="T24_16" style:family="text" style:parent-style-name="Default_20_Paragraph_20_Font"/>
    <style:style style:name="T24_17" style:family="text" style:parent-style-name="Default_20_Paragraph_20_Font"/>
    <style:style style:name="T24_18" style:family="text" style:parent-style-name="Default_20_Paragraph_20_Font"/>
    <style:style style:name="T24_19" style:family="text" style:parent-style-name="Default_20_Paragraph_20_Font"/>
    <style:style style:name="T24_20" style:family="text" style:parent-style-name="Default_20_Paragraph_20_Font"/>
    <style:style style:name="T24_21" style:family="text" style:parent-style-name="Default_20_Paragraph_20_Font"/>
    <style:style style:name="T24_22" style:family="text" style:parent-style-name="Default_20_Paragraph_20_Font"/>
    <style:style style:name="T24_23" style:family="text" style:parent-style-name="Default_20_Paragraph_20_Font"/>
    <style:style style:name="T24_24" style:family="text" style:parent-style-name="Default_20_Paragraph_20_Font"/>
    <style:style style:name="T24_25" style:family="text" style:parent-style-name="Default_20_Paragraph_20_Font"/>
    <style:style style:name="T24_26" style:family="text" style:parent-style-name="Default_20_Paragraph_20_Font"/>
    <style:style style:name="T24_27" style:family="text" style:parent-style-name="Default_20_Paragraph_20_Font"/>
    <style:style style:name="T24_28" style:family="text" style:parent-style-name="Default_20_Paragraph_20_Font"/>
    <style:style style:name="T24_29" style:family="text" style:parent-style-name="Default_20_Paragraph_20_Font"/>
    <style:style style:name="T24_30" style:family="text" style:parent-style-name="Default_20_Paragraph_20_Font"/>
    <style:style style:name="T24_31" style:family="text" style:parent-style-name="Default_20_Paragraph_20_Font"/>
    <style:style style:name="T24_32" style:family="text" style:parent-style-name="Default_20_Paragraph_20_Font"/>
    <style:style style:name="T24_33" style:family="text" style:parent-style-name="Default_20_Paragraph_20_Font"/>
    <style:style style:name="T24_34" style:family="text" style:parent-style-name="Default_20_Paragraph_20_Font"/>
    <style:style style:name="T24_35" style:family="text" style:parent-style-name="Default_20_Paragraph_20_Font"/>
    <style:style style:name="T24_36" style:family="text" style:parent-style-name="Default_20_Paragraph_20_Font"/>
    <style:style style:name="T24_37" style:family="text" style:parent-style-name="Default_20_Paragraph_20_Font"/>
    <style:style style:name="T24_38" style:family="text" style:parent-style-name="Default_20_Paragraph_20_Font"/>
    <style:style style:name="T24_39" style:family="text" style:parent-style-name="Default_20_Paragraph_20_Font"/>
    <style:style style:name="T24_40" style:family="text" style:parent-style-name="Default_20_Paragraph_20_Font"/>
    <style:style style:name="T24_41" style:family="text" style:parent-style-name="Default_20_Paragraph_20_Font"/>
    <style:style style:name="T24_42" style:family="text" style:parent-style-name="Default_20_Paragraph_20_Font"/>
    <style:style style:name="T24_43" style:family="text" style:parent-style-name="Default_20_Paragraph_20_Font"/>
    <style:style style:name="T24_44" style:family="text" style:parent-style-name="Default_20_Paragraph_20_Font"/>
    <style:style style:name="T24_45" style:family="text" style:parent-style-name="Default_20_Paragraph_20_Font"/>
    <style:style style:name="T24_46" style:family="text" style:parent-style-name="Default_20_Paragraph_20_Font"/>
    <style:style style:name="T24_47" style:family="text" style:parent-style-name="Default_20_Paragraph_20_Font"/>
    <style:style style:name="T24_48" style:family="text" style:parent-style-name="Default_20_Paragraph_20_Font"/>
    <style:style style:name="T24_49" style:family="text" style:parent-style-name="Default_20_Paragraph_20_Font"/>
    <style:style style:name="T24_50" style:family="text" style:parent-style-name="Default_20_Paragraph_20_Font"/>
    <style:style style:name="T24_51" style:family="text" style:parent-style-name="Default_20_Paragraph_20_Font"/>
    <style:style style:name="T24_52" style:family="text" style:parent-style-name="Default_20_Paragraph_20_Font"/>
    <style:style style:name="T24_53" style:family="text" style:parent-style-name="Default_20_Paragraph_20_Font"/>
    <style:style style:name="T24_54" style:family="text" style:parent-style-name="Default_20_Paragraph_20_Font"/>
    <style:style style:name="T24_55" style:family="text" style:parent-style-name="Default_20_Paragraph_20_Font"/>
    <style:style style:name="T24_56" style:family="text" style:parent-style-name="Default_20_Paragraph_20_Font"/>
    <style:style style:name="T24_57" style:family="text" style:parent-style-name="Default_20_Paragraph_20_Font"/>
    <style:style style:name="T24_58" style:family="text" style:parent-style-name="Default_20_Paragraph_20_Font"/>
    <style:style style:name="T24_59" style:family="text" style:parent-style-name="Default_20_Paragraph_20_Font"/>
    <style:style style:name="T24_60" style:family="text" style:parent-style-name="Default_20_Paragraph_20_Font"/>
    <style:style style:name="T24_61" style:family="text" style:parent-style-name="Default_20_Paragraph_20_Font"/>
    <style:style style:name="T24_62" style:family="text" style:parent-style-name="Default_20_Paragraph_20_Font"/>
    <style:style style:name="T24_63" style:family="text" style:parent-style-name="Default_20_Paragraph_20_Font"/>
    <style:style style:name="T24_64" style:family="text" style:parent-style-name="Default_20_Paragraph_20_Font"/>
    <style:style style:name="T24_65" style:family="text" style:parent-style-name="Default_20_Paragraph_20_Font"/>
    <style:style style:name="T24_66" style:family="text" style:parent-style-name="Default_20_Paragraph_20_Font"/>
    <style:style style:name="T24_67" style:family="text" style:parent-style-name="Default_20_Paragraph_20_Font"/>
    <style:style style:name="T24_68" style:family="text" style:parent-style-name="Default_20_Paragraph_20_Font"/>
    <style:style style:name="T24_69" style:family="text" style:parent-style-name="Default_20_Paragraph_20_Font"/>
    <style:style style:name="T24_70" style:family="text" style:parent-style-name="Default_20_Paragraph_20_Font"/>
    <style:style style:name="T24_71" style:family="text" style:parent-style-name="Default_20_Paragraph_20_Font"/>
    <style:style style:name="T24_72" style:family="text" style:parent-style-name="Default_20_Paragraph_20_Font"/>
    <style:style style:name="T24_73" style:family="text" style:parent-style-name="Default_20_Paragraph_20_Font"/>
    <style:style style:name="T24_74" style:family="text" style:parent-style-name="Default_20_Paragraph_20_Font"/>
    <style:style style:name="T24_75" style:family="text" style:parent-style-name="Default_20_Paragraph_20_Font"/>
    <style:style style:name="T24_76" style:family="text" style:parent-style-name="Default_20_Paragraph_20_Font"/>
    <style:style style:name="T24_77" style:family="text" style:parent-style-name="Default_20_Paragraph_20_Font"/>
    <style:style style:name="T24_78" style:family="text" style:parent-style-name="Default_20_Paragraph_20_Font"/>
    <style:style style:name="T24_79" style:family="text" style:parent-style-name="Default_20_Paragraph_20_Font"/>
    <style:style style:name="T24_80" style:family="text" style:parent-style-name="Default_20_Paragraph_20_Font"/>
    <style:style style:name="T24_81" style:family="text" style:parent-style-name="Default_20_Paragraph_20_Font"/>
    <style:style style:name="T24_82" style:family="text" style:parent-style-name="Default_20_Paragraph_20_Font"/>
    <style:style style:name="T24_83" style:family="text" style:parent-style-name="Default_20_Paragraph_20_Font"/>
    <style:style style:name="T24_84" style:family="text" style:parent-style-name="Default_20_Paragraph_20_Font"/>
    <style:style style:name="T24_85" style:family="text" style:parent-style-name="Default_20_Paragraph_20_Font"/>
    <style:style style:name="T24_86" style:family="text" style:parent-style-name="Default_20_Paragraph_20_Font"/>
    <style:style style:name="T24_87" style:family="text" style:parent-style-name="Default_20_Paragraph_20_Font"/>
    <style:style style:name="T24_88" style:family="text" style:parent-style-name="Default_20_Paragraph_20_Font"/>
    <style:style style:name="T24_89" style:family="text" style:parent-style-name="Default_20_Paragraph_20_Font"/>
    <style:style style:name="T24_90" style:family="text" style:parent-style-name="Default_20_Paragraph_20_Font"/>
    <style:style style:name="P25" style:family="paragraph" style:parent-style-name="Standard">
      <style:paragraph-properties fo:break-before="auto"/>
    </style:style>
    <style:style style:name="P26" style:family="paragraph" style:parent-style-name="Standard">
      <style:paragraph-properties fo:break-before="auto"/>
    </style:style>
    <style:style style:name="T26_1" style:family="text" style:parent-style-name="Default_20_Paragraph_20_Font">
      <style:text-properties fo:font-weight="bold" style:font-weight-asian="bold" style:font-weight-complex="bold"/>
    </style:style>
    <style:style style:name="T26_2" style:family="text" style:parent-style-name="Default_20_Paragraph_20_Font"/>
    <style:style style:name="T26_3" style:family="text" style:parent-style-name="Default_20_Paragraph_20_Font"/>
    <style:style style:name="T26_4" style:family="text" style:parent-style-name="Default_20_Paragraph_20_Font"/>
    <style:style style:name="T26_5" style:family="text" style:parent-style-name="Default_20_Paragraph_20_Font"/>
    <style:style style:name="T26_6" style:family="text" style:parent-style-name="Default_20_Paragraph_20_Font"/>
    <style:style style:name="T26_7" style:family="text" style:parent-style-name="Default_20_Paragraph_20_Font"/>
    <style:style style:name="T26_8" style:family="text" style:parent-style-name="Default_20_Paragraph_20_Font"/>
    <style:style style:name="T26_9" style:family="text" style:parent-style-name="Default_20_Paragraph_20_Font"/>
    <style:style style:name="T26_10" style:family="text" style:parent-style-name="Default_20_Paragraph_20_Font"/>
    <style:style style:name="T26_11" style:family="text" style:parent-style-name="Default_20_Paragraph_20_Font"/>
    <style:style style:name="T26_12" style:family="text" style:parent-style-name="Default_20_Paragraph_20_Font"/>
    <style:style style:name="T26_13" style:family="text" style:parent-style-name="Default_20_Paragraph_20_Font"/>
    <style:style style:name="T26_14" style:family="text" style:parent-style-name="Default_20_Paragraph_20_Font"/>
    <style:style style:name="T26_15" style:family="text" style:parent-style-name="Default_20_Paragraph_20_Font"/>
    <style:style style:name="T26_16" style:family="text" style:parent-style-name="Default_20_Paragraph_20_Font"/>
    <style:style style:name="T26_17" style:family="text" style:parent-style-name="Default_20_Paragraph_20_Font"/>
    <style:style style:name="T26_18" style:family="text" style:parent-style-name="Default_20_Paragraph_20_Font"/>
    <style:style style:name="T26_19" style:family="text" style:parent-style-name="Default_20_Paragraph_20_Font"/>
    <style:style style:name="T26_20" style:family="text" style:parent-style-name="Default_20_Paragraph_20_Font"/>
    <style:style style:name="T26_21" style:family="text" style:parent-style-name="Default_20_Paragraph_20_Font"/>
    <style:style style:name="T26_22" style:family="text" style:parent-style-name="Default_20_Paragraph_20_Font"/>
    <style:style style:name="T26_23" style:family="text" style:parent-style-name="Default_20_Paragraph_20_Font"/>
    <style:style style:name="T26_24" style:family="text" style:parent-style-name="Default_20_Paragraph_20_Font"/>
    <style:style style:name="T26_25" style:family="text" style:parent-style-name="Default_20_Paragraph_20_Font"/>
    <style:style style:name="T26_26" style:family="text" style:parent-style-name="Default_20_Paragraph_20_Font"/>
    <style:style style:name="T26_27" style:family="text" style:parent-style-name="Default_20_Paragraph_20_Font"/>
    <style:style style:name="T26_28" style:family="text" style:parent-style-name="Default_20_Paragraph_20_Font"/>
    <style:style style:name="T26_29" style:family="text" style:parent-style-name="Default_20_Paragraph_20_Font"/>
    <style:style style:name="T26_30" style:family="text" style:parent-style-name="Default_20_Paragraph_20_Font"/>
    <style:style style:name="T26_31" style:family="text" style:parent-style-name="Default_20_Paragraph_20_Font"/>
    <style:style style:name="T26_32" style:family="text" style:parent-style-name="Default_20_Paragraph_20_Font"/>
    <style:style style:name="T26_33" style:family="text" style:parent-style-name="Default_20_Paragraph_20_Font"/>
    <style:style style:name="T26_34" style:family="text" style:parent-style-name="Default_20_Paragraph_20_Font"/>
    <style:style style:name="T26_35" style:family="text" style:parent-style-name="Default_20_Paragraph_20_Font"/>
    <style:style style:name="T26_36" style:family="text" style:parent-style-name="Default_20_Paragraph_20_Font"/>
    <style:style style:name="T26_37" style:family="text" style:parent-style-name="Default_20_Paragraph_20_Font"/>
    <style:style style:name="T26_38" style:family="text" style:parent-style-name="Default_20_Paragraph_20_Font"/>
    <style:style style:name="T26_39" style:family="text" style:parent-style-name="Default_20_Paragraph_20_Font"/>
    <style:style style:name="T26_40" style:family="text" style:parent-style-name="Default_20_Paragraph_20_Font"/>
    <style:style style:name="T26_41" style:family="text" style:parent-style-name="Default_20_Paragraph_20_Font"/>
    <style:style style:name="T26_42" style:family="text" style:parent-style-name="Default_20_Paragraph_20_Font"/>
    <style:style style:name="T26_43" style:family="text" style:parent-style-name="Default_20_Paragraph_20_Font"/>
    <style:style style:name="T26_44" style:family="text" style:parent-style-name="Default_20_Paragraph_20_Font"/>
    <style:style style:name="T26_45" style:family="text" style:parent-style-name="Default_20_Paragraph_20_Font"/>
    <style:style style:name="T26_46" style:family="text" style:parent-style-name="Default_20_Paragraph_20_Font"/>
    <style:style style:name="T26_47" style:family="text" style:parent-style-name="Default_20_Paragraph_20_Font"/>
    <style:style style:name="T26_48" style:family="text" style:parent-style-name="Default_20_Paragraph_20_Font"/>
    <style:style style:name="T26_49" style:family="text" style:parent-style-name="Default_20_Paragraph_20_Font"/>
    <style:style style:name="T26_50" style:family="text" style:parent-style-name="Default_20_Paragraph_20_Font"/>
    <style:style style:name="T26_51" style:family="text" style:parent-style-name="Default_20_Paragraph_20_Font"/>
    <style:style style:name="T26_52" style:family="text" style:parent-style-name="Default_20_Paragraph_20_Font"/>
    <style:style style:name="T26_53" style:family="text" style:parent-style-name="Default_20_Paragraph_20_Font"/>
    <style:style style:name="P27" style:family="paragraph" style:parent-style-name="Standard">
      <style:paragraph-properties fo:break-before="auto"/>
    </style:style>
    <style:style style:name="P28" style:family="paragraph" style:parent-style-name="Standard">
      <style:paragraph-properties fo:break-before="auto"/>
    </style:style>
    <style:style style:name="T28_1" style:family="text" style:parent-style-name="Default_20_Paragraph_20_Font"/>
    <style:style style:name="T28_2" style:family="text" style:parent-style-name="Default_20_Paragraph_20_Font"/>
    <style:style style:name="T28_3" style:family="text" style:parent-style-name="Default_20_Paragraph_20_Font"/>
    <style:style style:name="T28_4" style:family="text" style:parent-style-name="Default_20_Paragraph_20_Font"/>
    <style:style style:name="T28_5" style:family="text" style:parent-style-name="Default_20_Paragraph_20_Font"/>
    <style:style style:name="T28_6" style:family="text" style:parent-style-name="Default_20_Paragraph_20_Font"/>
    <style:style style:name="P29" style:family="paragraph" style:parent-style-name="Standard">
      <style:paragraph-properties fo:break-before="auto"/>
    </style:style>
    <style:style style:name="P30" style:family="paragraph" style:parent-style-name="Standard">
      <style:paragraph-properties fo:break-before="auto"/>
    </style:style>
    <style:style style:name="T30_1" style:family="text" style:parent-style-name="Default_20_Paragraph_20_Font"/>
    <style:style style:name="T30_2" style:family="text" style:parent-style-name="Default_20_Paragraph_20_Font"/>
    <style:style style:name="T30_3" style:family="text" style:parent-style-name="Default_20_Paragraph_20_Font"/>
    <style:style style:name="T30_4" style:family="text" style:parent-style-name="Default_20_Paragraph_20_Font"/>
    <style:style style:name="T30_5" style:family="text" style:parent-style-name="Default_20_Paragraph_20_Font"/>
    <style:style style:name="T30_6" style:family="text" style:parent-style-name="Default_20_Paragraph_20_Font"/>
    <style:style style:name="T30_7" style:family="text" style:parent-style-name="Default_20_Paragraph_20_Font">
      <style:text-properties fo:font-weight="bold" style:font-weight-asian="bold" style:font-weight-complex="bold"/>
    </style:style>
    <style:style style:name="T30_8" style:family="text" style:parent-style-name="Default_20_Paragraph_20_Font">
      <style:text-properties fo:font-weight="bold" style:font-weight-asian="bold" style:font-weight-complex="bold"/>
    </style:style>
    <style:style style:name="T30_9" style:family="text" style:parent-style-name="Default_20_Paragraph_20_Font">
      <style:text-properties fo:font-weight="bold" style:font-weight-asian="bold" style:font-weight-complex="bold"/>
    </style:style>
    <style:style style:name="T30_10" style:family="text" style:parent-style-name="Default_20_Paragraph_20_Font">
      <style:text-properties fo:font-weight="bold" style:font-weight-asian="bold" style:font-weight-complex="bold"/>
    </style:style>
    <style:style style:name="T30_11" style:family="text" style:parent-style-name="Default_20_Paragraph_20_Font">
      <style:text-properties fo:font-weight="bold" style:font-weight-asian="bold" style:font-weight-complex="bold"/>
    </style:style>
    <style:style style:name="T30_12" style:family="text" style:parent-style-name="Default_20_Paragraph_20_Font">
      <style:text-properties fo:font-weight="bold" style:font-weight-asian="bold" style:font-weight-complex="bold"/>
    </style:style>
    <style:style style:name="T30_13" style:family="text" style:parent-style-name="Default_20_Paragraph_20_Font">
      <style:text-properties fo:font-weight="bold" style:font-weight-asian="bold" style:font-weight-complex="bold"/>
    </style:style>
    <style:style style:name="T30_14" style:family="text" style:parent-style-name="Default_20_Paragraph_20_Font"/>
    <style:style style:name="T30_15" style:family="text" style:parent-style-name="Default_20_Paragraph_20_Font"/>
    <style:style style:name="T30_16" style:family="text" style:parent-style-name="Default_20_Paragraph_20_Font"/>
    <style:style style:name="T30_17" style:family="text" style:parent-style-name="Default_20_Paragraph_20_Font"/>
    <style:style style:name="T30_18" style:family="text" style:parent-style-name="Default_20_Paragraph_20_Font"/>
    <style:style style:name="T30_19" style:family="text" style:parent-style-name="Default_20_Paragraph_20_Font"/>
    <style:style style:name="T30_20" style:family="text" style:parent-style-name="Default_20_Paragraph_20_Font"/>
    <style:style style:name="T30_21" style:family="text" style:parent-style-name="Default_20_Paragraph_20_Font"/>
    <style:style style:name="T30_22" style:family="text" style:parent-style-name="Default_20_Paragraph_20_Font"/>
    <style:style style:name="T30_23" style:family="text" style:parent-style-name="Default_20_Paragraph_20_Font"/>
    <style:style style:name="T30_24" style:family="text" style:parent-style-name="Default_20_Paragraph_20_Font"/>
    <style:style style:name="T30_25" style:family="text" style:parent-style-name="Default_20_Paragraph_20_Font"/>
    <style:style style:name="T30_26" style:family="text" style:parent-style-name="Default_20_Paragraph_20_Font"/>
    <style:style style:name="T30_27" style:family="text" style:parent-style-name="Default_20_Paragraph_20_Font"/>
    <style:style style:name="T30_28" style:family="text" style:parent-style-name="Default_20_Paragraph_20_Font"/>
    <style:style style:name="T30_29" style:family="text" style:parent-style-name="Default_20_Paragraph_20_Font"/>
    <style:style style:name="T30_30" style:family="text" style:parent-style-name="Default_20_Paragraph_20_Font"/>
    <style:style style:name="T30_31" style:family="text" style:parent-style-name="Default_20_Paragraph_20_Font"/>
    <style:style style:name="T30_32" style:family="text" style:parent-style-name="Default_20_Paragraph_20_Font"/>
    <style:style style:name="T30_33" style:family="text" style:parent-style-name="Default_20_Paragraph_20_Font"/>
    <style:style style:name="T30_34" style:family="text" style:parent-style-name="Default_20_Paragraph_20_Font"/>
    <style:style style:name="T30_35" style:family="text" style:parent-style-name="Default_20_Paragraph_20_Font"/>
    <style:style style:name="T30_36" style:family="text" style:parent-style-name="Default_20_Paragraph_20_Font"/>
    <style:style style:name="T30_37" style:family="text" style:parent-style-name="Default_20_Paragraph_20_Font"/>
    <style:style style:name="T30_38" style:family="text" style:parent-style-name="Default_20_Paragraph_20_Font"/>
    <style:style style:name="T30_39" style:family="text" style:parent-style-name="Default_20_Paragraph_20_Font"/>
    <style:style style:name="T30_40" style:family="text" style:parent-style-name="Default_20_Paragraph_20_Font"/>
    <style:style style:name="T30_41" style:family="text" style:parent-style-name="Default_20_Paragraph_20_Font"/>
    <style:style style:name="T30_42" style:family="text" style:parent-style-name="Default_20_Paragraph_20_Font"/>
    <style:style style:name="T30_43" style:family="text" style:parent-style-name="Default_20_Paragraph_20_Font"/>
    <style:style style:name="T30_44" style:family="text" style:parent-style-name="Default_20_Paragraph_20_Font"/>
    <style:style style:name="T30_45" style:family="text" style:parent-style-name="Default_20_Paragraph_20_Font"/>
    <style:style style:name="T30_46" style:family="text" style:parent-style-name="Default_20_Paragraph_20_Font"/>
    <style:style style:name="T30_47" style:family="text" style:parent-style-name="Default_20_Paragraph_20_Font"/>
    <style:style style:name="T30_48" style:family="text" style:parent-style-name="Default_20_Paragraph_20_Font"/>
    <style:style style:name="T30_49" style:family="text" style:parent-style-name="Default_20_Paragraph_20_Font"/>
    <style:style style:name="T30_50" style:family="text" style:parent-style-name="Default_20_Paragraph_20_Font"/>
    <style:style style:name="T30_51" style:family="text" style:parent-style-name="Default_20_Paragraph_20_Font"/>
    <style:style style:name="T30_52" style:family="text" style:parent-style-name="Default_20_Paragraph_20_Font"/>
    <style:style style:name="T30_53" style:family="text" style:parent-style-name="Default_20_Paragraph_20_Font"/>
    <style:style style:name="T30_54" style:family="text" style:parent-style-name="Default_20_Paragraph_20_Font"/>
    <style:style style:name="T30_55" style:family="text" style:parent-style-name="Default_20_Paragraph_20_Font"/>
    <style:style style:name="T30_56" style:family="text" style:parent-style-name="Default_20_Paragraph_20_Font"/>
    <style:style style:name="T30_57" style:family="text" style:parent-style-name="Default_20_Paragraph_20_Font"/>
    <style:style style:name="T30_58" style:family="text" style:parent-style-name="Default_20_Paragraph_20_Font"/>
    <style:style style:name="T30_59" style:family="text" style:parent-style-name="Default_20_Paragraph_20_Font"/>
    <style:style style:name="T30_60" style:family="text" style:parent-style-name="Default_20_Paragraph_20_Font"/>
    <style:style style:name="T30_61" style:family="text" style:parent-style-name="Default_20_Paragraph_20_Font"/>
    <style:style style:name="T30_62" style:family="text" style:parent-style-name="Default_20_Paragraph_20_Font"/>
    <style:style style:name="T30_63" style:family="text" style:parent-style-name="Default_20_Paragraph_20_Font"/>
    <style:style style:name="T30_64" style:family="text" style:parent-style-name="Default_20_Paragraph_20_Font"/>
    <style:style style:name="T30_65" style:family="text" style:parent-style-name="Default_20_Paragraph_20_Font"/>
    <style:style style:name="T30_66" style:family="text" style:parent-style-name="Default_20_Paragraph_20_Font"/>
    <style:style style:name="T30_67" style:family="text" style:parent-style-name="Default_20_Paragraph_20_Font"/>
    <style:style style:name="T30_68" style:family="text" style:parent-style-name="Default_20_Paragraph_20_Font"/>
    <style:style style:name="T30_69" style:family="text" style:parent-style-name="Default_20_Paragraph_20_Font"/>
    <style:style style:name="T30_70" style:family="text" style:parent-style-name="Default_20_Paragraph_20_Font"/>
    <style:style style:name="T30_71" style:family="text" style:parent-style-name="Default_20_Paragraph_20_Font"/>
    <style:style style:name="T30_72" style:family="text" style:parent-style-name="Default_20_Paragraph_20_Font"/>
    <style:style style:name="T30_73" style:family="text" style:parent-style-name="Default_20_Paragraph_20_Font"/>
    <style:style style:name="T30_74" style:family="text" style:parent-style-name="Default_20_Paragraph_20_Font"/>
    <style:style style:name="T30_75" style:family="text" style:parent-style-name="Default_20_Paragraph_20_Font"/>
    <style:style style:name="T30_76" style:family="text" style:parent-style-name="Default_20_Paragraph_20_Font"/>
    <style:style style:name="P31" style:family="paragraph" style:parent-style-name="Standard">
      <style:paragraph-properties fo:break-before="auto"/>
    </style:style>
    <style:style style:name="P32" style:family="paragraph" style:parent-style-name="Standard">
      <style:paragraph-properties fo:break-before="auto"/>
    </style:style>
    <style:style style:name="T32_1" style:family="text" style:parent-style-name="Default_20_Paragraph_20_Font">
      <style:text-properties fo:font-weight="bold" style:font-weight-asian="bold" style:font-weight-complex="bold"/>
    </style:style>
    <style:style style:name="T32_2" style:family="text" style:parent-style-name="Default_20_Paragraph_20_Font">
      <style:text-properties fo:font-weight="bold" style:font-weight-asian="bold" style:font-weight-complex="bold"/>
    </style:style>
    <style:style style:name="T32_3" style:family="text" style:parent-style-name="Default_20_Paragraph_20_Font">
      <style:text-properties fo:font-weight="bold" style:font-weight-asian="bold" style:font-weight-complex="bold"/>
    </style:style>
    <style:style style:name="T32_4" style:family="text" style:parent-style-name="Default_20_Paragraph_20_Font">
      <style:text-properties fo:font-weight="bold" style:font-weight-asian="bold" style:font-weight-complex="bold"/>
    </style:style>
    <style:style style:name="T32_5" style:family="text" style:parent-style-name="Default_20_Paragraph_20_Font"/>
    <style:style style:name="T32_6" style:family="text" style:parent-style-name="Default_20_Paragraph_20_Font"/>
    <style:style style:name="T32_7" style:family="text" style:parent-style-name="Default_20_Paragraph_20_Font"/>
    <style:style style:name="T32_8" style:family="text" style:parent-style-name="Default_20_Paragraph_20_Font"/>
    <style:style style:name="T32_9" style:family="text" style:parent-style-name="Default_20_Paragraph_20_Font"/>
    <style:style style:name="T32_10" style:family="text" style:parent-style-name="Default_20_Paragraph_20_Font"/>
    <style:style style:name="T32_11" style:family="text" style:parent-style-name="Default_20_Paragraph_20_Font"/>
    <style:style style:name="T32_12" style:family="text" style:parent-style-name="Default_20_Paragraph_20_Font"/>
    <style:style style:name="T32_13" style:family="text" style:parent-style-name="Default_20_Paragraph_20_Font"/>
    <style:style style:name="T32_14" style:family="text" style:parent-style-name="Default_20_Paragraph_20_Font"/>
    <style:style style:name="T32_15" style:family="text" style:parent-style-name="Default_20_Paragraph_20_Font"/>
    <style:style style:name="T32_16" style:family="text" style:parent-style-name="Default_20_Paragraph_20_Font"/>
    <style:style style:name="T32_17" style:family="text" style:parent-style-name="Default_20_Paragraph_20_Font"/>
    <style:style style:name="T32_18" style:family="text" style:parent-style-name="Default_20_Paragraph_20_Font"/>
    <style:style style:name="T32_19" style:family="text" style:parent-style-name="Default_20_Paragraph_20_Font"/>
    <style:style style:name="T32_20" style:family="text" style:parent-style-name="Default_20_Paragraph_20_Font"/>
    <style:style style:name="T32_21" style:family="text" style:parent-style-name="Default_20_Paragraph_20_Font"/>
    <style:style style:name="T32_22" style:family="text" style:parent-style-name="Default_20_Paragraph_20_Font"/>
    <style:style style:name="T32_23" style:family="text" style:parent-style-name="Default_20_Paragraph_20_Font"/>
    <style:style style:name="T32_24" style:family="text" style:parent-style-name="Default_20_Paragraph_20_Font"/>
    <style:style style:name="T32_25" style:family="text" style:parent-style-name="Default_20_Paragraph_20_Font"/>
    <style:style style:name="T32_26" style:family="text" style:parent-style-name="Default_20_Paragraph_20_Font"/>
    <style:style style:name="T32_27" style:family="text" style:parent-style-name="Default_20_Paragraph_20_Font"/>
    <style:style style:name="T32_28" style:family="text" style:parent-style-name="Default_20_Paragraph_20_Font"/>
    <style:style style:name="T32_29" style:family="text" style:parent-style-name="Default_20_Paragraph_20_Font"/>
    <style:style style:name="T32_30" style:family="text" style:parent-style-name="Default_20_Paragraph_20_Font"/>
    <style:style style:name="T32_31" style:family="text" style:parent-style-name="Default_20_Paragraph_20_Font"/>
    <style:style style:name="T32_32" style:family="text" style:parent-style-name="Default_20_Paragraph_20_Font"/>
    <style:style style:name="T32_33" style:family="text" style:parent-style-name="Default_20_Paragraph_20_Font"/>
    <style:style style:name="T32_34" style:family="text" style:parent-style-name="Default_20_Paragraph_20_Font"/>
    <style:style style:name="T32_35" style:family="text" style:parent-style-name="Default_20_Paragraph_20_Font"/>
    <style:style style:name="T32_36" style:family="text" style:parent-style-name="Default_20_Paragraph_20_Font"/>
    <style:style style:name="T32_37" style:family="text" style:parent-style-name="Default_20_Paragraph_20_Font"/>
    <style:style style:name="T32_38" style:family="text" style:parent-style-name="Default_20_Paragraph_20_Font"/>
    <style:style style:name="T32_39" style:family="text" style:parent-style-name="Default_20_Paragraph_20_Font"/>
    <style:style style:name="T32_40" style:family="text" style:parent-style-name="Default_20_Paragraph_20_Font"/>
    <style:style style:name="T32_41" style:family="text" style:parent-style-name="Default_20_Paragraph_20_Font"/>
    <style:style style:name="T32_42" style:family="text" style:parent-style-name="Default_20_Paragraph_20_Font"/>
    <style:style style:name="T32_43" style:family="text" style:parent-style-name="Default_20_Paragraph_20_Font"/>
    <style:style style:name="T32_44" style:family="text" style:parent-style-name="Default_20_Paragraph_20_Font"/>
    <style:style style:name="T32_45" style:family="text" style:parent-style-name="Default_20_Paragraph_20_Font"/>
    <style:style style:name="T32_46" style:family="text" style:parent-style-name="Default_20_Paragraph_20_Font"/>
    <style:style style:name="T32_47" style:family="text" style:parent-style-name="Default_20_Paragraph_20_Font"/>
    <style:style style:name="T32_48" style:family="text" style:parent-style-name="Default_20_Paragraph_20_Font"/>
    <style:style style:name="T32_49" style:family="text" style:parent-style-name="Default_20_Paragraph_20_Font"/>
    <style:style style:name="T32_50" style:family="text" style:parent-style-name="Default_20_Paragraph_20_Font"/>
    <style:style style:name="T32_51" style:family="text" style:parent-style-name="Default_20_Paragraph_20_Font"/>
    <style:style style:name="T32_52" style:family="text" style:parent-style-name="Default_20_Paragraph_20_Font"/>
    <style:style style:name="T32_53" style:family="text" style:parent-style-name="Default_20_Paragraph_20_Font"/>
    <style:style style:name="T32_54" style:family="text" style:parent-style-name="Default_20_Paragraph_20_Font"/>
    <style:style style:name="T32_55" style:family="text" style:parent-style-name="Default_20_Paragraph_20_Font"/>
    <style:style style:name="T32_56" style:family="text" style:parent-style-name="Default_20_Paragraph_20_Font"/>
    <style:style style:name="T32_57" style:family="text" style:parent-style-name="Default_20_Paragraph_20_Font"/>
    <style:style style:name="T32_58" style:family="text" style:parent-style-name="Default_20_Paragraph_20_Font"/>
    <style:style style:name="T32_59" style:family="text" style:parent-style-name="Default_20_Paragraph_20_Font"/>
    <style:style style:name="T32_60" style:family="text" style:parent-style-name="Default_20_Paragraph_20_Font"/>
    <style:style style:name="T32_61" style:family="text" style:parent-style-name="Default_20_Paragraph_20_Font"/>
    <style:style style:name="T32_62" style:family="text" style:parent-style-name="Default_20_Paragraph_20_Font"/>
    <style:style style:name="T32_63" style:family="text" style:parent-style-name="Default_20_Paragraph_20_Font"/>
    <style:style style:name="T32_64" style:family="text" style:parent-style-name="Default_20_Paragraph_20_Font"/>
    <style:style style:name="T32_65" style:family="text" style:parent-style-name="Default_20_Paragraph_20_Font"/>
    <style:style style:name="T32_66" style:family="text" style:parent-style-name="Default_20_Paragraph_20_Font"/>
    <style:style style:name="T32_67" style:family="text" style:parent-style-name="Default_20_Paragraph_20_Font"/>
    <style:style style:name="T32_68" style:family="text" style:parent-style-name="Default_20_Paragraph_20_Font"/>
    <style:style style:name="T32_69" style:family="text" style:parent-style-name="Default_20_Paragraph_20_Font"/>
    <style:style style:name="T32_70" style:family="text" style:parent-style-name="Default_20_Paragraph_20_Font"/>
    <style:style style:name="T32_71" style:family="text" style:parent-style-name="Default_20_Paragraph_20_Font"/>
    <style:style style:name="T32_72" style:family="text" style:parent-style-name="Default_20_Paragraph_20_Font"/>
    <style:style style:name="T32_73" style:family="text" style:parent-style-name="Default_20_Paragraph_20_Font"/>
    <style:style style:name="T32_74" style:family="text" style:parent-style-name="Default_20_Paragraph_20_Font"/>
    <style:style style:name="T32_75" style:family="text" style:parent-style-name="Default_20_Paragraph_20_Font"/>
    <style:style style:name="T32_76" style:family="text" style:parent-style-name="Default_20_Paragraph_20_Font"/>
    <style:style style:name="T32_77" style:family="text" style:parent-style-name="Default_20_Paragraph_20_Font"/>
    <style:style style:name="T32_78" style:family="text" style:parent-style-name="Default_20_Paragraph_20_Font"/>
    <style:style style:name="T32_79" style:family="text" style:parent-style-name="Default_20_Paragraph_20_Font"/>
    <style:style style:name="T32_80" style:family="text" style:parent-style-name="Default_20_Paragraph_20_Font"/>
    <style:style style:name="T32_81" style:family="text" style:parent-style-name="Default_20_Paragraph_20_Font"/>
    <style:style style:name="T32_82" style:family="text" style:parent-style-name="Default_20_Paragraph_20_Font"/>
    <style:style style:name="T32_83" style:family="text" style:parent-style-name="Default_20_Paragraph_20_Font"/>
    <style:style style:name="T32_84" style:family="text" style:parent-style-name="Default_20_Paragraph_20_Font"/>
    <style:style style:name="T32_85" style:family="text" style:parent-style-name="Default_20_Paragraph_20_Font"/>
    <style:style style:name="T32_86" style:family="text" style:parent-style-name="Default_20_Paragraph_20_Font"/>
    <style:style style:name="T32_87" style:family="text" style:parent-style-name="Default_20_Paragraph_20_Font"/>
    <style:style style:name="T32_88" style:family="text" style:parent-style-name="Default_20_Paragraph_20_Font"/>
    <style:style style:name="T32_89" style:family="text" style:parent-style-name="Default_20_Paragraph_20_Font"/>
    <style:style style:name="T32_90" style:family="text" style:parent-style-name="Default_20_Paragraph_20_Font"/>
    <style:style style:name="T32_91" style:family="text" style:parent-style-name="Default_20_Paragraph_20_Font"/>
    <style:style style:name="T32_92" style:family="text" style:parent-style-name="Default_20_Paragraph_20_Font"/>
    <style:style style:name="T32_93" style:family="text" style:parent-style-name="Default_20_Paragraph_20_Font"/>
    <style:style style:name="P33" style:family="paragraph" style:parent-style-name="Standard">
      <style:paragraph-properties fo:break-before="auto"/>
    </style:style>
    <style:style style:name="P34" style:family="paragraph" style:parent-style-name="Standard">
      <style:paragraph-properties fo:break-before="auto"/>
    </style:style>
    <style:style style:name="T34_1" style:family="text" style:parent-style-name="Default_20_Paragraph_20_Font">
      <style:text-properties fo:font-weight="bold" style:font-weight-asian="bold" style:font-weight-complex="bold"/>
    </style:style>
    <style:style style:name="T34_2" style:family="text" style:parent-style-name="Default_20_Paragraph_20_Font">
      <style:text-properties fo:font-weight="bold" style:font-weight-asian="bold" style:font-weight-complex="bold"/>
    </style:style>
    <style:style style:name="T34_3" style:family="text" style:parent-style-name="Default_20_Paragraph_20_Font">
      <style:text-properties fo:font-weight="bold" style:font-weight-asian="bold" style:font-weight-complex="bold"/>
    </style:style>
    <style:style style:name="T34_4" style:family="text" style:parent-style-name="Default_20_Paragraph_20_Font">
      <style:text-properties fo:font-weight="bold" style:font-weight-asian="bold" style:font-weight-complex="bold"/>
    </style:style>
    <style:style style:name="T34_5" style:family="text" style:parent-style-name="Default_20_Paragraph_20_Font"/>
    <style:style style:name="T34_6" style:family="text" style:parent-style-name="Default_20_Paragraph_20_Font"/>
    <style:style style:name="T34_7" style:family="text" style:parent-style-name="Default_20_Paragraph_20_Font"/>
    <style:style style:name="T34_8" style:family="text" style:parent-style-name="Default_20_Paragraph_20_Font"/>
    <style:style style:name="T34_9" style:family="text" style:parent-style-name="Default_20_Paragraph_20_Font"/>
    <style:style style:name="T34_10" style:family="text" style:parent-style-name="Default_20_Paragraph_20_Font"/>
    <style:style style:name="T34_11" style:family="text" style:parent-style-name="Default_20_Paragraph_20_Font"/>
    <style:style style:name="T34_12" style:family="text" style:parent-style-name="Default_20_Paragraph_20_Font"/>
    <style:style style:name="T34_13" style:family="text" style:parent-style-name="Default_20_Paragraph_20_Font"/>
    <style:style style:name="T34_14" style:family="text" style:parent-style-name="Default_20_Paragraph_20_Font"/>
    <style:style style:name="T34_15" style:family="text" style:parent-style-name="Default_20_Paragraph_20_Font"/>
    <style:style style:name="T34_16" style:family="text" style:parent-style-name="Default_20_Paragraph_20_Font"/>
    <style:style style:name="T34_17" style:family="text" style:parent-style-name="Default_20_Paragraph_20_Font"/>
    <style:style style:name="T34_18" style:family="text" style:parent-style-name="Default_20_Paragraph_20_Font"/>
    <style:style style:name="T34_19" style:family="text" style:parent-style-name="Default_20_Paragraph_20_Font"/>
    <style:style style:name="T34_20" style:family="text" style:parent-style-name="Default_20_Paragraph_20_Font"/>
    <style:style style:name="T34_21" style:family="text" style:parent-style-name="Default_20_Paragraph_20_Font"/>
    <style:style style:name="T34_22" style:family="text" style:parent-style-name="Default_20_Paragraph_20_Font"/>
    <style:style style:name="T34_23" style:family="text" style:parent-style-name="Default_20_Paragraph_20_Font"/>
    <style:style style:name="T34_24" style:family="text" style:parent-style-name="Default_20_Paragraph_20_Font"/>
    <style:style style:name="T34_25" style:family="text" style:parent-style-name="Default_20_Paragraph_20_Font"/>
    <style:style style:name="T34_26" style:family="text" style:parent-style-name="Default_20_Paragraph_20_Font"/>
    <style:style style:name="T34_27" style:family="text" style:parent-style-name="Default_20_Paragraph_20_Font"/>
    <style:style style:name="T34_28" style:family="text" style:parent-style-name="Default_20_Paragraph_20_Font"/>
    <style:style style:name="T34_29" style:family="text" style:parent-style-name="Default_20_Paragraph_20_Font"/>
    <style:style style:name="T34_30" style:family="text" style:parent-style-name="Default_20_Paragraph_20_Font"/>
    <style:style style:name="T34_31" style:family="text" style:parent-style-name="Default_20_Paragraph_20_Font"/>
    <style:style style:name="T34_32" style:family="text" style:parent-style-name="Default_20_Paragraph_20_Font"/>
    <style:style style:name="T34_33" style:family="text" style:parent-style-name="Default_20_Paragraph_20_Font"/>
    <style:style style:name="T34_34" style:family="text" style:parent-style-name="Default_20_Paragraph_20_Font"/>
    <style:style style:name="T34_35" style:family="text" style:parent-style-name="Default_20_Paragraph_20_Font"/>
    <style:style style:name="T34_36" style:family="text" style:parent-style-name="Default_20_Paragraph_20_Font"/>
    <style:style style:name="T34_37" style:family="text" style:parent-style-name="Default_20_Paragraph_20_Font"/>
    <style:style style:name="T34_38" style:family="text" style:parent-style-name="Default_20_Paragraph_20_Font"/>
    <style:style style:name="T34_39" style:family="text" style:parent-style-name="Default_20_Paragraph_20_Font"/>
    <style:style style:name="T34_40" style:family="text" style:parent-style-name="Default_20_Paragraph_20_Font"/>
    <style:style style:name="T34_41" style:family="text" style:parent-style-name="Default_20_Paragraph_20_Font"/>
    <style:style style:name="T34_42" style:family="text" style:parent-style-name="Default_20_Paragraph_20_Font"/>
    <style:style style:name="T34_43" style:family="text" style:parent-style-name="Default_20_Paragraph_20_Font"/>
    <style:style style:name="T34_44" style:family="text" style:parent-style-name="Default_20_Paragraph_20_Font"/>
    <style:style style:name="T34_45" style:family="text" style:parent-style-name="Default_20_Paragraph_20_Font"/>
    <style:style style:name="T34_46" style:family="text" style:parent-style-name="Default_20_Paragraph_20_Font"/>
    <style:style style:name="T34_47" style:family="text" style:parent-style-name="Default_20_Paragraph_20_Font"/>
    <style:style style:name="T34_48" style:family="text" style:parent-style-name="Default_20_Paragraph_20_Font"/>
    <style:style style:name="T34_49" style:family="text" style:parent-style-name="Default_20_Paragraph_20_Font"/>
    <style:style style:name="T34_50" style:family="text" style:parent-style-name="Default_20_Paragraph_20_Font"/>
    <style:style style:name="T34_51" style:family="text" style:parent-style-name="Default_20_Paragraph_20_Font"/>
    <style:style style:name="T34_52" style:family="text" style:parent-style-name="Default_20_Paragraph_20_Font"/>
    <style:style style:name="T34_53" style:family="text" style:parent-style-name="Default_20_Paragraph_20_Font"/>
    <style:style style:name="T34_54" style:family="text" style:parent-style-name="Default_20_Paragraph_20_Font"/>
    <style:style style:name="T34_55" style:family="text" style:parent-style-name="Default_20_Paragraph_20_Font"/>
    <style:style style:name="T34_56" style:family="text" style:parent-style-name="Default_20_Paragraph_20_Font"/>
    <style:style style:name="T34_57" style:family="text" style:parent-style-name="Default_20_Paragraph_20_Font"/>
    <style:style style:name="T34_58" style:family="text" style:parent-style-name="Default_20_Paragraph_20_Font"/>
    <style:style style:name="T34_59" style:family="text" style:parent-style-name="Default_20_Paragraph_20_Font"/>
    <style:style style:name="T34_60" style:family="text" style:parent-style-name="Default_20_Paragraph_20_Font"/>
    <style:style style:name="T34_61" style:family="text" style:parent-style-name="Default_20_Paragraph_20_Font"/>
    <style:style style:name="T34_62" style:family="text" style:parent-style-name="Default_20_Paragraph_20_Font"/>
    <style:style style:name="T34_63" style:family="text" style:parent-style-name="Default_20_Paragraph_20_Font"/>
    <style:style style:name="T34_64" style:family="text" style:parent-style-name="Default_20_Paragraph_20_Font"/>
    <style:style style:name="T34_65" style:family="text" style:parent-style-name="Default_20_Paragraph_20_Font"/>
    <style:style style:name="T34_66" style:family="text" style:parent-style-name="Default_20_Paragraph_20_Font"/>
    <style:style style:name="T34_67" style:family="text" style:parent-style-name="Default_20_Paragraph_20_Font"/>
    <style:style style:name="T34_68" style:family="text" style:parent-style-name="Default_20_Paragraph_20_Font"/>
    <style:style style:name="T34_69" style:family="text" style:parent-style-name="Default_20_Paragraph_20_Font"/>
    <style:style style:name="T34_70" style:family="text" style:parent-style-name="Default_20_Paragraph_20_Font"/>
    <style:style style:name="T34_71" style:family="text" style:parent-style-name="Default_20_Paragraph_20_Font"/>
    <style:style style:name="T34_72" style:family="text" style:parent-style-name="Default_20_Paragraph_20_Font"/>
    <style:style style:name="T34_73" style:family="text" style:parent-style-name="Default_20_Paragraph_20_Font"/>
    <style:style style:name="T34_74" style:family="text" style:parent-style-name="Default_20_Paragraph_20_Font"/>
    <style:style style:name="T34_75" style:family="text" style:parent-style-name="Default_20_Paragraph_20_Font"/>
    <style:style style:name="T34_76" style:family="text" style:parent-style-name="Default_20_Paragraph_20_Font"/>
    <style:style style:name="T34_77" style:family="text" style:parent-style-name="Default_20_Paragraph_20_Font"/>
    <style:style style:name="P35" style:family="paragraph" style:parent-style-name="Standard">
      <style:paragraph-properties fo:break-before="auto"/>
    </style:style>
    <style:style style:name="P36" style:family="paragraph" style:parent-style-name="Standard">
      <style:paragraph-properties fo:break-before="auto"/>
    </style:style>
    <style:style style:name="P37" style:family="paragraph" style:parent-style-name="Standard">
      <style:paragraph-properties fo:break-before="auto"/>
    </style:style>
    <style:style style:name="T37_1" style:family="text" style:parent-style-name="Default_20_Paragraph_20_Font">
      <style:text-properties fo:font-size="16pt" style:font-size-asian="16pt" style:font-size-complex="16pt" fo:font-weight="bold" style:font-weight-asian="bold" style:font-weight-complex="bold"/>
    </style:style>
    <style:style style:name="T37_2" style:family="text" style:parent-style-name="Default_20_Paragraph_20_Font">
      <style:text-properties fo:font-size="16pt" style:font-size-asian="16pt" style:font-size-complex="16pt" fo:font-weight="bold" style:font-weight-asian="bold" style:font-weight-complex="bold"/>
    </style:style>
    <style:style style:name="T37_3" style:family="text" style:parent-style-name="Default_20_Paragraph_20_Font">
      <style:text-properties fo:font-size="16pt" style:font-size-asian="16pt" style:font-size-complex="16pt" fo:font-weight="bold" style:font-weight-asian="bold" style:font-weight-complex="bold"/>
    </style:style>
    <style:style style:name="T37_4" style:family="text" style:parent-style-name="Default_20_Paragraph_20_Font">
      <style:text-properties fo:font-size="16pt" style:font-size-asian="16pt" style:font-size-complex="16pt" fo:font-weight="bold" style:font-weight-asian="bold" style:font-weight-complex="bold"/>
    </style:style>
    <style:style style:name="T37_5" style:family="text" style:parent-style-name="Default_20_Paragraph_20_Font">
      <style:text-properties fo:font-size="16pt" style:font-size-asian="16pt" style:font-size-complex="16pt" fo:font-weight="bold" style:font-weight-asian="bold" style:font-weight-complex="bold"/>
    </style:style>
    <style:style style:name="T37_6" style:family="text" style:parent-style-name="Default_20_Paragraph_20_Font">
      <style:text-properties fo:font-size="16pt" style:font-size-asian="16pt" style:font-size-complex="16pt" fo:font-weight="bold" style:font-weight-asian="bold" style:font-weight-complex="bold"/>
    </style:style>
    <style:style style:name="T37_7" style:family="text" style:parent-style-name="Default_20_Paragraph_20_Font">
      <style:text-properties fo:font-size="16pt" style:font-size-asian="16pt" style:font-size-complex="16pt" fo:font-weight="bold" style:font-weight-asian="bold" style:font-weight-complex="bold"/>
    </style:style>
    <style:style style:name="P38" style:family="paragraph" style:parent-style-name="Standard">
      <style:paragraph-properties fo:break-before="auto"/>
      <style:text-properties fo:font-size="16pt" style:font-size-asian="16pt" style:font-size-complex="16pt" fo:font-weight="bold" style:font-weight-asian="bold" style:font-weight-complex="bold"/>
    </style:style>
    <style:style style:name="P39" style:family="paragraph" style:parent-style-name="Standard">
      <style:paragraph-properties fo:break-before="auto"/>
    </style:style>
    <style:style style:name="T39_1" style:family="text" style:parent-style-name="Default_20_Paragraph_20_Font"/>
    <style:style style:name="T39_2" style:family="text" style:parent-style-name="Default_20_Paragraph_20_Font"/>
    <style:style style:name="T39_3" style:family="text" style:parent-style-name="Default_20_Paragraph_20_Font"/>
    <style:style style:name="T39_4" style:family="text" style:parent-style-name="Default_20_Paragraph_20_Font"/>
    <style:style style:name="T39_5" style:family="text" style:parent-style-name="Default_20_Paragraph_20_Font">
      <style:text-properties fo:font-weight="bold" style:font-weight-asian="bold" style:font-weight-complex="bold"/>
    </style:style>
    <style:style style:name="T39_6" style:family="text" style:parent-style-name="Default_20_Paragraph_20_Font"/>
    <style:style style:name="T39_7" style:family="text" style:parent-style-name="Default_20_Paragraph_20_Font"/>
    <style:style style:name="T39_8" style:family="text" style:parent-style-name="Default_20_Paragraph_20_Font"/>
    <style:style style:name="T39_9" style:family="text" style:parent-style-name="Default_20_Paragraph_20_Font"/>
    <style:style style:name="T39_10" style:family="text" style:parent-style-name="Default_20_Paragraph_20_Font"/>
    <style:style style:name="T39_11" style:family="text" style:parent-style-name="Default_20_Paragraph_20_Font">
      <style:text-properties fo:font-weight="bold" style:font-weight-asian="bold" style:font-weight-complex="bold"/>
    </style:style>
    <style:style style:name="T39_12" style:family="text" style:parent-style-name="Default_20_Paragraph_20_Font"/>
    <style:style style:name="T39_13" style:family="text" style:parent-style-name="Default_20_Paragraph_20_Font"/>
    <style:style style:name="T39_14" style:family="text" style:parent-style-name="Default_20_Paragraph_20_Font"/>
    <style:style style:name="T39_15" style:family="text" style:parent-style-name="Default_20_Paragraph_20_Font"/>
    <style:style style:name="T39_16" style:family="text" style:parent-style-name="Default_20_Paragraph_20_Font"/>
    <style:style style:name="T39_17" style:family="text" style:parent-style-name="Default_20_Paragraph_20_Font"/>
    <style:style style:name="T39_18" style:family="text" style:parent-style-name="Default_20_Paragraph_20_Font"/>
    <style:style style:name="T39_19" style:family="text" style:parent-style-name="Default_20_Paragraph_20_Font"/>
    <style:style style:name="T39_20" style:family="text" style:parent-style-name="Default_20_Paragraph_20_Font"/>
    <style:style style:name="T39_21" style:family="text" style:parent-style-name="Default_20_Paragraph_20_Font"/>
    <style:style style:name="T39_22" style:family="text" style:parent-style-name="Default_20_Paragraph_20_Font"/>
    <style:style style:name="T39_23" style:family="text" style:parent-style-name="Default_20_Paragraph_20_Font"/>
    <style:style style:name="T39_24" style:family="text" style:parent-style-name="Default_20_Paragraph_20_Font"/>
    <style:style style:name="T39_25" style:family="text" style:parent-style-name="Default_20_Paragraph_20_Font"/>
    <style:style style:name="T39_26" style:family="text" style:parent-style-name="Default_20_Paragraph_20_Font"/>
    <style:style style:name="T39_27" style:family="text" style:parent-style-name="Default_20_Paragraph_20_Font"/>
    <style:style style:name="T39_28" style:family="text" style:parent-style-name="Default_20_Paragraph_20_Font"/>
    <style:style style:name="T39_29" style:family="text" style:parent-style-name="Default_20_Paragraph_20_Font"/>
    <style:style style:name="T39_30" style:family="text" style:parent-style-name="Default_20_Paragraph_20_Font"/>
    <style:style style:name="T39_31" style:family="text" style:parent-style-name="Default_20_Paragraph_20_Font"/>
    <style:style style:name="T39_32" style:family="text" style:parent-style-name="Default_20_Paragraph_20_Font"/>
    <style:style style:name="T39_33" style:family="text" style:parent-style-name="Default_20_Paragraph_20_Font"/>
    <style:style style:name="T39_34" style:family="text" style:parent-style-name="Default_20_Paragraph_20_Font"/>
    <style:style style:name="T39_35" style:family="text" style:parent-style-name="Default_20_Paragraph_20_Font"/>
    <style:style style:name="T39_36" style:family="text" style:parent-style-name="Default_20_Paragraph_20_Font"/>
    <style:style style:name="T39_37" style:family="text" style:parent-style-name="Default_20_Paragraph_20_Font"/>
    <style:style style:name="T39_38" style:family="text" style:parent-style-name="Default_20_Paragraph_20_Font"/>
    <style:style style:name="T39_39" style:family="text" style:parent-style-name="Default_20_Paragraph_20_Font"/>
    <style:style style:name="T39_40" style:family="text" style:parent-style-name="Default_20_Paragraph_20_Font"/>
    <style:style style:name="T39_41" style:family="text" style:parent-style-name="Default_20_Paragraph_20_Font"/>
    <style:style style:name="T39_42" style:family="text" style:parent-style-name="Default_20_Paragraph_20_Font"/>
    <style:style style:name="T39_43" style:family="text" style:parent-style-name="Default_20_Paragraph_20_Font"/>
    <style:style style:name="T39_44" style:family="text" style:parent-style-name="Default_20_Paragraph_20_Font"/>
    <style:style style:name="T39_45" style:family="text" style:parent-style-name="Default_20_Paragraph_20_Font"/>
    <style:style style:name="T39_46" style:family="text" style:parent-style-name="Default_20_Paragraph_20_Font"/>
    <style:style style:name="T39_47" style:family="text" style:parent-style-name="Default_20_Paragraph_20_Font"/>
    <style:style style:name="T39_48" style:family="text" style:parent-style-name="Default_20_Paragraph_20_Font"/>
    <style:style style:name="T39_49" style:family="text" style:parent-style-name="Default_20_Paragraph_20_Font"/>
    <style:style style:name="T39_50" style:family="text" style:parent-style-name="Default_20_Paragraph_20_Font"/>
    <style:style style:name="T39_51" style:family="text" style:parent-style-name="Default_20_Paragraph_20_Font"/>
    <style:style style:name="T39_52" style:family="text" style:parent-style-name="Default_20_Paragraph_20_Font"/>
    <style:style style:name="P40" style:family="paragraph" style:parent-style-name="Standard">
      <style:paragraph-properties fo:break-before="auto"/>
    </style:style>
    <style:style style:name="P41" style:family="paragraph" style:parent-style-name="Standard">
      <style:paragraph-properties fo:break-before="auto"/>
    </style:style>
    <style:style style:name="T41_1" style:family="text" style:parent-style-name="Default_20_Paragraph_20_Font"/>
    <style:style style:name="T41_2" style:family="text" style:parent-style-name="Default_20_Paragraph_20_Font"/>
    <style:style style:name="T41_3" style:family="text" style:parent-style-name="Default_20_Paragraph_20_Font"/>
    <style:style style:name="T41_4" style:family="text" style:parent-style-name="Default_20_Paragraph_20_Font"/>
    <style:style style:name="T41_5" style:family="text" style:parent-style-name="Default_20_Paragraph_20_Font"/>
    <style:style style:name="T41_6" style:family="text" style:parent-style-name="Default_20_Paragraph_20_Font"/>
    <style:style style:name="T41_7" style:family="text" style:parent-style-name="Default_20_Paragraph_20_Font">
      <style:text-properties fo:font-weight="bold" style:font-weight-asian="bold" style:font-weight-complex="bold"/>
    </style:style>
    <style:style style:name="T41_8" style:family="text" style:parent-style-name="Default_20_Paragraph_20_Font"/>
    <style:style style:name="T41_9" style:family="text" style:parent-style-name="Default_20_Paragraph_20_Font"/>
    <style:style style:name="T41_10" style:family="text" style:parent-style-name="Default_20_Paragraph_20_Font"/>
    <style:style style:name="T41_11" style:family="text" style:parent-style-name="Default_20_Paragraph_20_Font"/>
    <style:style style:name="T41_12" style:family="text" style:parent-style-name="Default_20_Paragraph_20_Font"/>
    <style:style style:name="T41_13" style:family="text" style:parent-style-name="Default_20_Paragraph_20_Font"/>
    <style:style style:name="T41_14" style:family="text" style:parent-style-name="Default_20_Paragraph_20_Font"/>
    <style:style style:name="T41_15" style:family="text" style:parent-style-name="Default_20_Paragraph_20_Font"/>
    <style:style style:name="T41_16" style:family="text" style:parent-style-name="Default_20_Paragraph_20_Font"/>
    <style:style style:name="T41_17" style:family="text" style:parent-style-name="Default_20_Paragraph_20_Font"/>
    <style:style style:name="T41_18" style:family="text" style:parent-style-name="Default_20_Paragraph_20_Font"/>
    <style:style style:name="T41_19" style:family="text" style:parent-style-name="Default_20_Paragraph_20_Font"/>
    <style:style style:name="T41_20" style:family="text" style:parent-style-name="Default_20_Paragraph_20_Font"/>
    <style:style style:name="T41_21" style:family="text" style:parent-style-name="Default_20_Paragraph_20_Font"/>
    <style:style style:name="T41_22" style:family="text" style:parent-style-name="Default_20_Paragraph_20_Font"/>
    <style:style style:name="T41_23" style:family="text" style:parent-style-name="Default_20_Paragraph_20_Font"/>
    <style:style style:name="T41_24" style:family="text" style:parent-style-name="Default_20_Paragraph_20_Font"/>
    <style:style style:name="T41_25" style:family="text" style:parent-style-name="Default_20_Paragraph_20_Font"/>
    <style:style style:name="T41_26" style:family="text" style:parent-style-name="Default_20_Paragraph_20_Font"/>
    <style:style style:name="T41_27" style:family="text" style:parent-style-name="Default_20_Paragraph_20_Font"/>
    <style:style style:name="T41_28" style:family="text" style:parent-style-name="Default_20_Paragraph_20_Font"/>
    <style:style style:name="T41_29" style:family="text" style:parent-style-name="Default_20_Paragraph_20_Font"/>
    <style:style style:name="T41_30" style:family="text" style:parent-style-name="Default_20_Paragraph_20_Font"/>
    <style:style style:name="T41_31" style:family="text" style:parent-style-name="Default_20_Paragraph_20_Font"/>
    <style:style style:name="T41_32" style:family="text" style:parent-style-name="Default_20_Paragraph_20_Font"/>
    <style:style style:name="T41_33" style:family="text" style:parent-style-name="Default_20_Paragraph_20_Font"/>
    <style:style style:name="T41_34" style:family="text" style:parent-style-name="Default_20_Paragraph_20_Font"/>
    <style:style style:name="T41_35" style:family="text" style:parent-style-name="Default_20_Paragraph_20_Font"/>
    <style:style style:name="T41_36" style:family="text" style:parent-style-name="Default_20_Paragraph_20_Font"/>
    <style:style style:name="T41_37" style:family="text" style:parent-style-name="Default_20_Paragraph_20_Font"/>
    <style:style style:name="T41_38" style:family="text" style:parent-style-name="Default_20_Paragraph_20_Font"/>
    <style:style style:name="T41_39" style:family="text" style:parent-style-name="Default_20_Paragraph_20_Font"/>
    <style:style style:name="T41_40" style:family="text" style:parent-style-name="Default_20_Paragraph_20_Font"/>
    <style:style style:name="T41_41" style:family="text" style:parent-style-name="Default_20_Paragraph_20_Font"/>
    <style:style style:name="T41_42" style:family="text" style:parent-style-name="Default_20_Paragraph_20_Font"/>
    <style:style style:name="T41_43" style:family="text" style:parent-style-name="Default_20_Paragraph_20_Font"/>
    <style:style style:name="T41_44" style:family="text" style:parent-style-name="Default_20_Paragraph_20_Font"/>
    <style:style style:name="T41_45" style:family="text" style:parent-style-name="Default_20_Paragraph_20_Font"/>
    <style:style style:name="T41_46" style:family="text" style:parent-style-name="Default_20_Paragraph_20_Font"/>
    <style:style style:name="T41_47" style:family="text" style:parent-style-name="Default_20_Paragraph_20_Font"/>
    <style:style style:name="T41_48" style:family="text" style:parent-style-name="Default_20_Paragraph_20_Font"/>
    <style:style style:name="T41_49" style:family="text" style:parent-style-name="Default_20_Paragraph_20_Font"/>
    <style:style style:name="T41_50" style:family="text" style:parent-style-name="Default_20_Paragraph_20_Font"/>
    <style:style style:name="T41_51" style:family="text" style:parent-style-name="Default_20_Paragraph_20_Font"/>
    <style:style style:name="T41_52" style:family="text" style:parent-style-name="Default_20_Paragraph_20_Font"/>
    <style:style style:name="T41_53" style:family="text" style:parent-style-name="Default_20_Paragraph_20_Font"/>
    <style:style style:name="T41_54" style:family="text" style:parent-style-name="Default_20_Paragraph_20_Font"/>
    <style:style style:name="T41_55" style:family="text" style:parent-style-name="Default_20_Paragraph_20_Font"/>
    <style:style style:name="T41_56" style:family="text" style:parent-style-name="Default_20_Paragraph_20_Font"/>
    <style:style style:name="T41_57" style:family="text" style:parent-style-name="Default_20_Paragraph_20_Font"/>
    <style:style style:name="T41_58" style:family="text" style:parent-style-name="Default_20_Paragraph_20_Font"/>
    <style:style style:name="T41_59" style:family="text" style:parent-style-name="Default_20_Paragraph_20_Font"/>
    <style:style style:name="T41_60" style:family="text" style:parent-style-name="Default_20_Paragraph_20_Font"/>
    <style:style style:name="T41_61" style:family="text" style:parent-style-name="Default_20_Paragraph_20_Font"/>
    <style:style style:name="T41_62" style:family="text" style:parent-style-name="Default_20_Paragraph_20_Font"/>
    <style:style style:name="T41_63" style:family="text" style:parent-style-name="Default_20_Paragraph_20_Font"/>
    <style:style style:name="T41_64" style:family="text" style:parent-style-name="Default_20_Paragraph_20_Font"/>
    <style:style style:name="T41_65" style:family="text" style:parent-style-name="Default_20_Paragraph_20_Font"/>
    <style:style style:name="T41_66" style:family="text" style:parent-style-name="Default_20_Paragraph_20_Font"/>
    <style:style style:name="T41_67" style:family="text" style:parent-style-name="Default_20_Paragraph_20_Font"/>
    <style:style style:name="T41_68" style:family="text" style:parent-style-name="Default_20_Paragraph_20_Font"/>
    <style:style style:name="T41_69" style:family="text" style:parent-style-name="Default_20_Paragraph_20_Font"/>
    <style:style style:name="T41_70" style:family="text" style:parent-style-name="Default_20_Paragraph_20_Font"/>
    <style:style style:name="T41_71" style:family="text" style:parent-style-name="Default_20_Paragraph_20_Font"/>
    <style:style style:name="T41_72" style:family="text" style:parent-style-name="Default_20_Paragraph_20_Font"/>
    <style:style style:name="T41_73" style:family="text" style:parent-style-name="Default_20_Paragraph_20_Font"/>
    <style:style style:name="T41_74" style:family="text" style:parent-style-name="Default_20_Paragraph_20_Font"/>
    <style:style style:name="T41_75" style:family="text" style:parent-style-name="Default_20_Paragraph_20_Font"/>
    <style:style style:name="T41_76" style:family="text" style:parent-style-name="Default_20_Paragraph_20_Font"/>
    <style:style style:name="T41_77" style:family="text" style:parent-style-name="Default_20_Paragraph_20_Font"/>
    <style:style style:name="T41_78" style:family="text" style:parent-style-name="Default_20_Paragraph_20_Font"/>
    <style:style style:name="T41_79" style:family="text" style:parent-style-name="Default_20_Paragraph_20_Font"/>
    <style:style style:name="T41_80" style:family="text" style:parent-style-name="Default_20_Paragraph_20_Font"/>
    <style:style style:name="T41_81" style:family="text" style:parent-style-name="Default_20_Paragraph_20_Font"/>
    <style:style style:name="T41_82" style:family="text" style:parent-style-name="Default_20_Paragraph_20_Font"/>
    <style:style style:name="T41_83" style:family="text" style:parent-style-name="Default_20_Paragraph_20_Font"/>
    <style:style style:name="T41_84" style:family="text" style:parent-style-name="Default_20_Paragraph_20_Font"/>
    <style:style style:name="T41_85" style:family="text" style:parent-style-name="Default_20_Paragraph_20_Font"/>
    <style:style style:name="T41_86" style:family="text" style:parent-style-name="Default_20_Paragraph_20_Font"/>
    <style:style style:name="T41_87" style:family="text" style:parent-style-name="Default_20_Paragraph_20_Font"/>
    <style:style style:name="T41_88" style:family="text" style:parent-style-name="Default_20_Paragraph_20_Font"/>
    <style:style style:name="T41_89" style:family="text" style:parent-style-name="Default_20_Paragraph_20_Font"/>
    <style:style style:name="T41_90" style:family="text" style:parent-style-name="Default_20_Paragraph_20_Font"/>
    <style:style style:name="T41_91" style:family="text" style:parent-style-name="Default_20_Paragraph_20_Font"/>
    <style:style style:name="T41_92" style:family="text" style:parent-style-name="Default_20_Paragraph_20_Font"/>
    <style:style style:name="T41_93" style:family="text" style:parent-style-name="Default_20_Paragraph_20_Font"/>
    <style:style style:name="T41_94" style:family="text" style:parent-style-name="Default_20_Paragraph_20_Font"/>
    <style:style style:name="T41_95" style:family="text" style:parent-style-name="Default_20_Paragraph_20_Font"/>
    <style:style style:name="T41_96" style:family="text" style:parent-style-name="Default_20_Paragraph_20_Font"/>
    <style:style style:name="T41_97" style:family="text" style:parent-style-name="Default_20_Paragraph_20_Font"/>
    <style:style style:name="T41_98" style:family="text" style:parent-style-name="Default_20_Paragraph_20_Font"/>
    <style:style style:name="T41_99" style:family="text" style:parent-style-name="Default_20_Paragraph_20_Font"/>
    <style:style style:name="T41_100" style:family="text" style:parent-style-name="Default_20_Paragraph_20_Font"/>
    <style:style style:name="T41_101" style:family="text" style:parent-style-name="Default_20_Paragraph_20_Font"/>
    <style:style style:name="T41_102" style:family="text" style:parent-style-name="Default_20_Paragraph_20_Font"/>
    <style:style style:name="T41_103" style:family="text" style:parent-style-name="Default_20_Paragraph_20_Font"/>
    <style:style style:name="T41_104" style:family="text" style:parent-style-name="Default_20_Paragraph_20_Font"/>
    <style:style style:name="T41_105" style:family="text" style:parent-style-name="Default_20_Paragraph_20_Font"/>
    <style:style style:name="T41_106" style:family="text" style:parent-style-name="Default_20_Paragraph_20_Font"/>
    <style:style style:name="T41_107" style:family="text" style:parent-style-name="Default_20_Paragraph_20_Font"/>
    <style:style style:name="T41_108" style:family="text" style:parent-style-name="Default_20_Paragraph_20_Font"/>
    <style:style style:name="T41_109" style:family="text" style:parent-style-name="Default_20_Paragraph_20_Font"/>
    <style:style style:name="T41_110" style:family="text" style:parent-style-name="Default_20_Paragraph_20_Font"/>
    <style:style style:name="T41_111" style:family="text" style:parent-style-name="Default_20_Paragraph_20_Font"/>
    <style:style style:name="T41_112" style:family="text" style:parent-style-name="Default_20_Paragraph_20_Font"/>
    <style:style style:name="T41_113" style:family="text" style:parent-style-name="Default_20_Paragraph_20_Font"/>
    <style:style style:name="T41_114" style:family="text" style:parent-style-name="Default_20_Paragraph_20_Font"/>
    <style:style style:name="T41_115" style:family="text" style:parent-style-name="Default_20_Paragraph_20_Font"/>
    <style:style style:name="T41_116" style:family="text" style:parent-style-name="Default_20_Paragraph_20_Font"/>
    <style:style style:name="T41_117" style:family="text" style:parent-style-name="Default_20_Paragraph_20_Font"/>
    <style:style style:name="T41_118" style:family="text" style:parent-style-name="Default_20_Paragraph_20_Font"/>
    <style:style style:name="T41_119" style:family="text" style:parent-style-name="Default_20_Paragraph_20_Font"/>
    <style:style style:name="T41_120" style:family="text" style:parent-style-name="Default_20_Paragraph_20_Font"/>
    <style:style style:name="T41_121" style:family="text" style:parent-style-name="Default_20_Paragraph_20_Font"/>
    <style:style style:name="T41_122" style:family="text" style:parent-style-name="Default_20_Paragraph_20_Font"/>
    <style:style style:name="T41_123" style:family="text" style:parent-style-name="Default_20_Paragraph_20_Font"/>
    <style:style style:name="T41_124" style:family="text" style:parent-style-name="Default_20_Paragraph_20_Font"/>
    <style:style style:name="T41_125" style:family="text" style:parent-style-name="Default_20_Paragraph_20_Font"/>
    <style:style style:name="T41_126" style:family="text" style:parent-style-name="Default_20_Paragraph_20_Font"/>
    <style:style style:name="T41_127" style:family="text" style:parent-style-name="Default_20_Paragraph_20_Font"/>
    <style:style style:name="T41_128" style:family="text" style:parent-style-name="Default_20_Paragraph_20_Font"/>
    <style:style style:name="T41_129" style:family="text" style:parent-style-name="Default_20_Paragraph_20_Font"/>
    <style:style style:name="T41_130" style:family="text" style:parent-style-name="Default_20_Paragraph_20_Font"/>
    <style:style style:name="T41_131" style:family="text" style:parent-style-name="Default_20_Paragraph_20_Font"/>
    <style:style style:name="T41_132" style:family="text" style:parent-style-name="Default_20_Paragraph_20_Font"/>
    <style:style style:name="T41_133" style:family="text" style:parent-style-name="Default_20_Paragraph_20_Font"/>
    <style:style style:name="T41_134" style:family="text" style:parent-style-name="Default_20_Paragraph_20_Font"/>
    <style:style style:name="T41_135" style:family="text" style:parent-style-name="Default_20_Paragraph_20_Font"/>
    <style:style style:name="T41_136" style:family="text" style:parent-style-name="Default_20_Paragraph_20_Font"/>
    <style:style style:name="T41_137" style:family="text" style:parent-style-name="Default_20_Paragraph_20_Font"/>
    <style:style style:name="T41_138" style:family="text" style:parent-style-name="Default_20_Paragraph_20_Font"/>
    <style:style style:name="T41_139" style:family="text" style:parent-style-name="Default_20_Paragraph_20_Font"/>
    <style:style style:name="T41_140" style:family="text" style:parent-style-name="Default_20_Paragraph_20_Font"/>
    <style:style style:name="P42" style:family="paragraph" style:parent-style-name="Standard">
      <style:paragraph-properties fo:break-before="auto"/>
    </style:style>
    <style:style style:name="T42_1" style:family="text" style:parent-style-name="Default_20_Paragraph_20_Font"/>
    <style:style style:name="T42_2" style:family="text" style:parent-style-name="Default_20_Paragraph_20_Font"/>
    <style:style style:name="T42_3" style:family="text" style:parent-style-name="Default_20_Paragraph_20_Font"/>
    <style:style style:name="T42_4" style:family="text" style:parent-style-name="Default_20_Paragraph_20_Font"/>
    <style:style style:name="T42_5" style:family="text" style:parent-style-name="Default_20_Paragraph_20_Font"/>
    <style:style style:name="T42_6" style:family="text" style:parent-style-name="Default_20_Paragraph_20_Font"/>
    <style:style style:name="T42_7" style:family="text" style:parent-style-name="Default_20_Paragraph_20_Font"/>
    <style:style style:name="T42_8" style:family="text" style:parent-style-name="Default_20_Paragraph_20_Font"/>
    <style:style style:name="T42_9" style:family="text" style:parent-style-name="Default_20_Paragraph_20_Font"/>
    <style:style style:name="T42_10" style:family="text" style:parent-style-name="Default_20_Paragraph_20_Font"/>
    <style:style style:name="T42_11" style:family="text" style:parent-style-name="Default_20_Paragraph_20_Font"/>
    <style:style style:name="T42_12" style:family="text" style:parent-style-name="Default_20_Paragraph_20_Font"/>
    <style:style style:name="T42_13" style:family="text" style:parent-style-name="Default_20_Paragraph_20_Font"/>
    <style:style style:name="T42_14" style:family="text" style:parent-style-name="Default_20_Paragraph_20_Font"/>
    <style:style style:name="T42_15" style:family="text" style:parent-style-name="Default_20_Paragraph_20_Font"/>
    <style:style style:name="T42_16" style:family="text" style:parent-style-name="Default_20_Paragraph_20_Font"/>
    <style:style style:name="T42_17" style:family="text" style:parent-style-name="Default_20_Paragraph_20_Font"/>
    <style:style style:name="T42_18" style:family="text" style:parent-style-name="Default_20_Paragraph_20_Font"/>
    <style:style style:name="T42_19" style:family="text" style:parent-style-name="Default_20_Paragraph_20_Font"/>
    <style:style style:name="T42_20" style:family="text" style:parent-style-name="Default_20_Paragraph_20_Font"/>
    <style:style style:name="T42_21" style:family="text" style:parent-style-name="Default_20_Paragraph_20_Font"/>
    <style:style style:name="T42_22" style:family="text" style:parent-style-name="Default_20_Paragraph_20_Font"/>
    <style:style style:name="T42_23" style:family="text" style:parent-style-name="Default_20_Paragraph_20_Font"/>
    <style:style style:name="T42_24" style:family="text" style:parent-style-name="Default_20_Paragraph_20_Font"/>
    <style:style style:name="T42_25" style:family="text" style:parent-style-name="Default_20_Paragraph_20_Font"/>
    <style:style style:name="T42_26" style:family="text" style:parent-style-name="Default_20_Paragraph_20_Font"/>
    <style:style style:name="T42_27" style:family="text" style:parent-style-name="Default_20_Paragraph_20_Font"/>
    <style:style style:name="T42_28" style:family="text" style:parent-style-name="Default_20_Paragraph_20_Font"/>
    <style:style style:name="T42_29" style:family="text" style:parent-style-name="Default_20_Paragraph_20_Font"/>
    <style:style style:name="T42_30" style:family="text" style:parent-style-name="Default_20_Paragraph_20_Font"/>
    <style:style style:name="T42_31" style:family="text" style:parent-style-name="Default_20_Paragraph_20_Font"/>
    <style:style style:name="T42_32" style:family="text" style:parent-style-name="Default_20_Paragraph_20_Font"/>
    <style:style style:name="T42_33" style:family="text" style:parent-style-name="Default_20_Paragraph_20_Font"/>
    <style:style style:name="T42_34" style:family="text" style:parent-style-name="Default_20_Paragraph_20_Font"/>
    <style:style style:name="T42_35" style:family="text" style:parent-style-name="Default_20_Paragraph_20_Font"/>
    <style:style style:name="T42_36" style:family="text" style:parent-style-name="Default_20_Paragraph_20_Font"/>
    <style:style style:name="T42_37" style:family="text" style:parent-style-name="Default_20_Paragraph_20_Font"/>
    <style:style style:name="T42_38" style:family="text" style:parent-style-name="Default_20_Paragraph_20_Font"/>
    <style:style style:name="T42_39" style:family="text" style:parent-style-name="Default_20_Paragraph_20_Font"/>
    <style:style style:name="T42_40" style:family="text" style:parent-style-name="Default_20_Paragraph_20_Font"/>
    <style:style style:name="T42_41" style:family="text" style:parent-style-name="Default_20_Paragraph_20_Font"/>
    <style:style style:name="T42_42" style:family="text" style:parent-style-name="Default_20_Paragraph_20_Font"/>
    <style:style style:name="T42_43" style:family="text" style:parent-style-name="Default_20_Paragraph_20_Font"/>
    <style:style style:name="T42_44" style:family="text" style:parent-style-name="Default_20_Paragraph_20_Font"/>
    <style:style style:name="T42_45" style:family="text" style:parent-style-name="Default_20_Paragraph_20_Font"/>
    <style:style style:name="T42_46" style:family="text" style:parent-style-name="Default_20_Paragraph_20_Font"/>
    <style:style style:name="T42_47" style:family="text" style:parent-style-name="Default_20_Paragraph_20_Font"/>
    <style:style style:name="T42_48" style:family="text" style:parent-style-name="Default_20_Paragraph_20_Font"/>
    <style:style style:name="T42_49" style:family="text" style:parent-style-name="Default_20_Paragraph_20_Font"/>
    <style:style style:name="T42_50" style:family="text" style:parent-style-name="Default_20_Paragraph_20_Font"/>
    <style:style style:name="P43" style:family="paragraph" style:parent-style-name="Standard">
      <style:paragraph-properties fo:break-before="auto"/>
    </style:style>
    <style:style style:name="P44" style:family="paragraph" style:parent-style-name="Standard">
      <style:paragraph-properties fo:break-before="auto"/>
    </style:style>
    <style:style style:name="T44_1" style:family="text" style:parent-style-name="Default_20_Paragraph_20_Font">
      <style:text-properties fo:font-weight="bold" style:font-weight-asian="bold" style:font-weight-complex="bold"/>
    </style:style>
    <style:style style:name="T44_2" style:family="text" style:parent-style-name="Default_20_Paragraph_20_Font">
      <style:text-properties fo:font-weight="bold" style:font-weight-asian="bold" style:font-weight-complex="bold"/>
    </style:style>
    <style:style style:name="T44_3" style:family="text" style:parent-style-name="Default_20_Paragraph_20_Font">
      <style:text-properties fo:font-weight="bold" style:font-weight-asian="bold" style:font-weight-complex="bold"/>
    </style:style>
    <style:style style:name="T44_4" style:family="text" style:parent-style-name="Default_20_Paragraph_20_Font">
      <style:text-properties fo:font-weight="bold" style:font-weight-asian="bold" style:font-weight-complex="bold"/>
    </style:style>
    <style:style style:name="T44_5" style:family="text" style:parent-style-name="Default_20_Paragraph_20_Font">
      <style:text-properties fo:font-weight="bold" style:font-weight-asian="bold" style:font-weight-complex="bold"/>
    </style:style>
    <style:style style:name="T44_6" style:family="text" style:parent-style-name="Default_20_Paragraph_20_Font">
      <style:text-properties fo:font-weight="bold" style:font-weight-asian="bold" style:font-weight-complex="bold"/>
    </style:style>
    <style:style style:name="T44_7" style:family="text" style:parent-style-name="Default_20_Paragraph_20_Font"/>
    <style:style style:name="T44_8" style:family="text" style:parent-style-name="Default_20_Paragraph_20_Font"/>
    <style:style style:name="T44_9" style:family="text" style:parent-style-name="Default_20_Paragraph_20_Font"/>
    <style:style style:name="T44_10" style:family="text" style:parent-style-name="Default_20_Paragraph_20_Font"/>
    <style:style style:name="T44_11" style:family="text" style:parent-style-name="Default_20_Paragraph_20_Font"/>
    <style:style style:name="T44_12" style:family="text" style:parent-style-name="Default_20_Paragraph_20_Font"/>
    <style:style style:name="T44_13" style:family="text" style:parent-style-name="Default_20_Paragraph_20_Font"/>
    <style:style style:name="T44_14" style:family="text" style:parent-style-name="Default_20_Paragraph_20_Font"/>
    <style:style style:name="T44_15" style:family="text" style:parent-style-name="Default_20_Paragraph_20_Font"/>
    <style:style style:name="T44_16" style:family="text" style:parent-style-name="Default_20_Paragraph_20_Font"/>
    <style:style style:name="T44_17" style:family="text" style:parent-style-name="Default_20_Paragraph_20_Font"/>
    <style:style style:name="T44_18" style:family="text" style:parent-style-name="Default_20_Paragraph_20_Font"/>
    <style:style style:name="T44_19" style:family="text" style:parent-style-name="Default_20_Paragraph_20_Font"/>
    <style:style style:name="T44_20" style:family="text" style:parent-style-name="Default_20_Paragraph_20_Font"/>
    <style:style style:name="T44_21" style:family="text" style:parent-style-name="Default_20_Paragraph_20_Font"/>
    <style:style style:name="T44_22" style:family="text" style:parent-style-name="Default_20_Paragraph_20_Font">
      <style:text-properties fo:font-weight="bold" style:font-weight-asian="bold" style:font-weight-complex="bold"/>
    </style:style>
    <style:style style:name="T44_23" style:family="text" style:parent-style-name="Default_20_Paragraph_20_Font"/>
    <style:style style:name="T44_24" style:family="text" style:parent-style-name="Default_20_Paragraph_20_Font"/>
    <style:style style:name="T44_25" style:family="text" style:parent-style-name="Default_20_Paragraph_20_Font"/>
    <style:style style:name="T44_26" style:family="text" style:parent-style-name="Default_20_Paragraph_20_Font"/>
    <style:style style:name="T44_27" style:family="text" style:parent-style-name="Default_20_Paragraph_20_Font"/>
    <style:style style:name="T44_28" style:family="text" style:parent-style-name="Default_20_Paragraph_20_Font"/>
    <style:style style:name="T44_29" style:family="text" style:parent-style-name="Default_20_Paragraph_20_Font"/>
    <style:style style:name="T44_30" style:family="text" style:parent-style-name="Default_20_Paragraph_20_Font"/>
    <style:style style:name="T44_31" style:family="text" style:parent-style-name="Default_20_Paragraph_20_Font"/>
    <style:style style:name="T44_32" style:family="text" style:parent-style-name="Default_20_Paragraph_20_Font"/>
    <style:style style:name="T44_33" style:family="text" style:parent-style-name="Default_20_Paragraph_20_Font"/>
    <style:style style:name="T44_34" style:family="text" style:parent-style-name="Default_20_Paragraph_20_Font"/>
    <style:style style:name="T44_35" style:family="text" style:parent-style-name="Default_20_Paragraph_20_Font"/>
    <style:style style:name="T44_36" style:family="text" style:parent-style-name="Default_20_Paragraph_20_Font"/>
    <style:style style:name="T44_37" style:family="text" style:parent-style-name="Default_20_Paragraph_20_Font"/>
    <style:style style:name="T44_38" style:family="text" style:parent-style-name="Default_20_Paragraph_20_Font"/>
    <style:style style:name="T44_39" style:family="text" style:parent-style-name="Default_20_Paragraph_20_Font"/>
    <style:style style:name="T44_40" style:family="text" style:parent-style-name="Default_20_Paragraph_20_Font"/>
    <style:style style:name="T44_41" style:family="text" style:parent-style-name="Default_20_Paragraph_20_Font"/>
    <style:style style:name="T44_42" style:family="text" style:parent-style-name="Default_20_Paragraph_20_Font"/>
    <style:style style:name="T44_43" style:family="text" style:parent-style-name="Default_20_Paragraph_20_Font"/>
    <style:style style:name="T44_44" style:family="text" style:parent-style-name="Default_20_Paragraph_20_Font"/>
    <style:style style:name="T44_45" style:family="text" style:parent-style-name="Default_20_Paragraph_20_Font"/>
    <style:style style:name="T44_46" style:family="text" style:parent-style-name="Default_20_Paragraph_20_Font"/>
    <style:style style:name="T44_47" style:family="text" style:parent-style-name="Default_20_Paragraph_20_Font"/>
    <style:style style:name="T44_48" style:family="text" style:parent-style-name="Default_20_Paragraph_20_Font"/>
    <style:style style:name="T44_49" style:family="text" style:parent-style-name="Default_20_Paragraph_20_Font"/>
    <style:style style:name="T44_50" style:family="text" style:parent-style-name="Default_20_Paragraph_20_Font"/>
    <style:style style:name="T44_51" style:family="text" style:parent-style-name="Default_20_Paragraph_20_Font"/>
    <style:style style:name="T44_52" style:family="text" style:parent-style-name="Default_20_Paragraph_20_Font"/>
    <style:style style:name="T44_53" style:family="text" style:parent-style-name="Default_20_Paragraph_20_Font"/>
    <style:style style:name="T44_54" style:family="text" style:parent-style-name="Default_20_Paragraph_20_Font"/>
    <style:style style:name="T44_55" style:family="text" style:parent-style-name="Default_20_Paragraph_20_Font"/>
    <style:style style:name="T44_56" style:family="text" style:parent-style-name="Default_20_Paragraph_20_Font"/>
    <style:style style:name="T44_57" style:family="text" style:parent-style-name="Default_20_Paragraph_20_Font"/>
    <style:style style:name="T44_58" style:family="text" style:parent-style-name="Default_20_Paragraph_20_Font"/>
    <style:style style:name="T44_59" style:family="text" style:parent-style-name="Default_20_Paragraph_20_Font"/>
    <style:style style:name="T44_60" style:family="text" style:parent-style-name="Default_20_Paragraph_20_Font"/>
    <style:style style:name="T44_61" style:family="text" style:parent-style-name="Default_20_Paragraph_20_Font"/>
    <style:style style:name="T44_62" style:family="text" style:parent-style-name="Default_20_Paragraph_20_Font"/>
    <style:style style:name="T44_63" style:family="text" style:parent-style-name="Default_20_Paragraph_20_Font"/>
    <style:style style:name="T44_64" style:family="text" style:parent-style-name="Default_20_Paragraph_20_Font"/>
    <style:style style:name="T44_65" style:family="text" style:parent-style-name="Default_20_Paragraph_20_Font"/>
    <style:style style:name="T44_66" style:family="text" style:parent-style-name="Default_20_Paragraph_20_Font"/>
    <style:style style:name="T44_67" style:family="text" style:parent-style-name="Default_20_Paragraph_20_Font"/>
    <style:style style:name="T44_68" style:family="text" style:parent-style-name="Default_20_Paragraph_20_Font"/>
    <style:style style:name="T44_69" style:family="text" style:parent-style-name="Default_20_Paragraph_20_Font"/>
    <style:style style:name="T44_70" style:family="text" style:parent-style-name="Default_20_Paragraph_20_Font"/>
    <style:style style:name="T44_71" style:family="text" style:parent-style-name="Default_20_Paragraph_20_Font"/>
    <style:style style:name="T44_72" style:family="text" style:parent-style-name="Default_20_Paragraph_20_Font"/>
    <style:style style:name="T44_73" style:family="text" style:parent-style-name="Default_20_Paragraph_20_Font"/>
    <style:style style:name="T44_74" style:family="text" style:parent-style-name="Default_20_Paragraph_20_Font">
      <style:text-properties fo:font-weight="bold" style:font-weight-asian="bold" style:font-weight-complex="bold"/>
    </style:style>
    <style:style style:name="T44_75" style:family="text" style:parent-style-name="Default_20_Paragraph_20_Font">
      <style:text-properties fo:font-weight="bold" style:font-weight-asian="bold" style:font-weight-complex="bold"/>
    </style:style>
    <style:style style:name="T44_76" style:family="text" style:parent-style-name="Default_20_Paragraph_20_Font">
      <style:text-properties fo:font-weight="bold" style:font-weight-asian="bold" style:font-weight-complex="bold"/>
    </style:style>
    <style:style style:name="T44_77" style:family="text" style:parent-style-name="Default_20_Paragraph_20_Font">
      <style:text-properties fo:font-weight="bold" style:font-weight-asian="bold" style:font-weight-complex="bold"/>
    </style:style>
    <style:style style:name="T44_78" style:family="text" style:parent-style-name="Default_20_Paragraph_20_Font">
      <style:text-properties fo:font-weight="bold" style:font-weight-asian="bold" style:font-weight-complex="bold"/>
    </style:style>
    <style:style style:name="T44_79" style:family="text" style:parent-style-name="Default_20_Paragraph_20_Font"/>
    <style:style style:name="T44_80" style:family="text" style:parent-style-name="Default_20_Paragraph_20_Font"/>
    <style:style style:name="T44_81" style:family="text" style:parent-style-name="Default_20_Paragraph_20_Font"/>
    <style:style style:name="T44_82" style:family="text" style:parent-style-name="Default_20_Paragraph_20_Font"/>
    <style:style style:name="T44_83" style:family="text" style:parent-style-name="Default_20_Paragraph_20_Font"/>
    <style:style style:name="T44_84" style:family="text" style:parent-style-name="Default_20_Paragraph_20_Font"/>
    <style:style style:name="T44_85" style:family="text" style:parent-style-name="Default_20_Paragraph_20_Font"/>
    <style:style style:name="T44_86" style:family="text" style:parent-style-name="Default_20_Paragraph_20_Font"/>
    <style:style style:name="T44_87" style:family="text" style:parent-style-name="Default_20_Paragraph_20_Font"/>
    <style:style style:name="T44_88" style:family="text" style:parent-style-name="Default_20_Paragraph_20_Font"/>
    <style:style style:name="T44_89" style:family="text" style:parent-style-name="Default_20_Paragraph_20_Font"/>
    <style:style style:name="T44_90" style:family="text" style:parent-style-name="Default_20_Paragraph_20_Font"/>
    <style:style style:name="T44_91" style:family="text" style:parent-style-name="Default_20_Paragraph_20_Font"/>
    <style:style style:name="T44_92" style:family="text" style:parent-style-name="Default_20_Paragraph_20_Font"/>
    <style:style style:name="T44_93" style:family="text" style:parent-style-name="Default_20_Paragraph_20_Font"/>
    <style:style style:name="T44_94" style:family="text" style:parent-style-name="Default_20_Paragraph_20_Font"/>
    <style:style style:name="T44_95" style:family="text" style:parent-style-name="Default_20_Paragraph_20_Font"/>
    <style:style style:name="T44_96" style:family="text" style:parent-style-name="Default_20_Paragraph_20_Font"/>
    <style:style style:name="T44_97" style:family="text" style:parent-style-name="Default_20_Paragraph_20_Font"/>
    <style:style style:name="T44_98" style:family="text" style:parent-style-name="Default_20_Paragraph_20_Font"/>
    <style:style style:name="T44_99" style:family="text" style:parent-style-name="Default_20_Paragraph_20_Font"/>
    <style:style style:name="T44_100" style:family="text" style:parent-style-name="Default_20_Paragraph_20_Font"/>
    <style:style style:name="T44_101" style:family="text" style:parent-style-name="Default_20_Paragraph_20_Font"/>
    <style:style style:name="T44_102" style:family="text" style:parent-style-name="Default_20_Paragraph_20_Font"/>
    <style:style style:name="T44_103" style:family="text" style:parent-style-name="Default_20_Paragraph_20_Font"/>
    <style:style style:name="T44_104" style:family="text" style:parent-style-name="Default_20_Paragraph_20_Font"/>
    <style:style style:name="T44_105" style:family="text" style:parent-style-name="Default_20_Paragraph_20_Font"/>
    <style:style style:name="T44_106" style:family="text" style:parent-style-name="Default_20_Paragraph_20_Font"/>
    <style:style style:name="T44_107" style:family="text" style:parent-style-name="Default_20_Paragraph_20_Font"/>
    <style:style style:name="T44_108" style:family="text" style:parent-style-name="Default_20_Paragraph_20_Font"/>
    <style:style style:name="T44_109" style:family="text" style:parent-style-name="Default_20_Paragraph_20_Font"/>
    <style:style style:name="T44_110" style:family="text" style:parent-style-name="Default_20_Paragraph_20_Font"/>
    <style:style style:name="T44_111" style:family="text" style:parent-style-name="Default_20_Paragraph_20_Font"/>
    <style:style style:name="T44_112" style:family="text" style:parent-style-name="Default_20_Paragraph_20_Font"/>
    <style:style style:name="T44_113" style:family="text" style:parent-style-name="Default_20_Paragraph_20_Font"/>
    <style:style style:name="T44_114" style:family="text" style:parent-style-name="Default_20_Paragraph_20_Font"/>
    <style:style style:name="T44_115" style:family="text" style:parent-style-name="Default_20_Paragraph_20_Font"/>
    <style:style style:name="T44_116" style:family="text" style:parent-style-name="Default_20_Paragraph_20_Font"/>
    <style:style style:name="T44_117" style:family="text" style:parent-style-name="Default_20_Paragraph_20_Font"/>
    <style:style style:name="T44_118" style:family="text" style:parent-style-name="Default_20_Paragraph_20_Font"/>
    <style:style style:name="T44_119" style:family="text" style:parent-style-name="Default_20_Paragraph_20_Font"/>
    <style:style style:name="T44_120" style:family="text" style:parent-style-name="Default_20_Paragraph_20_Font"/>
    <style:style style:name="T44_121" style:family="text" style:parent-style-name="Default_20_Paragraph_20_Font"/>
    <style:style style:name="T44_122" style:family="text" style:parent-style-name="Default_20_Paragraph_20_Font"/>
    <style:style style:name="T44_123" style:family="text" style:parent-style-name="Default_20_Paragraph_20_Font"/>
    <style:style style:name="T44_124" style:family="text" style:parent-style-name="Default_20_Paragraph_20_Font">
      <style:text-properties fo:font-weight="bold" style:font-weight-asian="bold" style:font-weight-complex="bold"/>
    </style:style>
    <style:style style:name="T44_125" style:family="text" style:parent-style-name="Default_20_Paragraph_20_Font"/>
    <style:style style:name="T44_126" style:family="text" style:parent-style-name="Default_20_Paragraph_20_Font"/>
    <style:style style:name="T44_127" style:family="text" style:parent-style-name="Default_20_Paragraph_20_Font"/>
    <style:style style:name="T44_128" style:family="text" style:parent-style-name="Default_20_Paragraph_20_Font"/>
    <style:style style:name="T44_129" style:family="text" style:parent-style-name="Default_20_Paragraph_20_Font"/>
    <style:style style:name="T44_130" style:family="text" style:parent-style-name="Default_20_Paragraph_20_Font">
      <style:text-properties fo:font-weight="bold" style:font-weight-asian="bold" style:font-weight-complex="bold"/>
    </style:style>
    <style:style style:name="T44_131" style:family="text" style:parent-style-name="Default_20_Paragraph_20_Font">
      <style:text-properties fo:font-weight="bold" style:font-weight-asian="bold" style:font-weight-complex="bold"/>
    </style:style>
    <style:style style:name="T44_132" style:family="text" style:parent-style-name="Default_20_Paragraph_20_Font"/>
    <style:style style:name="T44_133" style:family="text" style:parent-style-name="Default_20_Paragraph_20_Font"/>
    <style:style style:name="T44_134" style:family="text" style:parent-style-name="Default_20_Paragraph_20_Font"/>
    <style:style style:name="T44_135" style:family="text" style:parent-style-name="Default_20_Paragraph_20_Font"/>
    <style:style style:name="T44_136" style:family="text" style:parent-style-name="Default_20_Paragraph_20_Font"/>
    <style:style style:name="T44_137" style:family="text" style:parent-style-name="Default_20_Paragraph_20_Font"/>
    <style:style style:name="T44_138" style:family="text" style:parent-style-name="Default_20_Paragraph_20_Font"/>
    <style:style style:name="T44_139" style:family="text" style:parent-style-name="Default_20_Paragraph_20_Font"/>
    <style:style style:name="T44_140" style:family="text" style:parent-style-name="Default_20_Paragraph_20_Font"/>
    <style:style style:name="T44_141" style:family="text" style:parent-style-name="Default_20_Paragraph_20_Font"/>
    <style:style style:name="T44_142" style:family="text" style:parent-style-name="Default_20_Paragraph_20_Font"/>
    <style:style style:name="T44_143" style:family="text" style:parent-style-name="Default_20_Paragraph_20_Font"/>
    <style:style style:name="T44_144" style:family="text" style:parent-style-name="Default_20_Paragraph_20_Font"/>
    <style:style style:name="T44_145" style:family="text" style:parent-style-name="Default_20_Paragraph_20_Font"/>
    <style:style style:name="T44_146" style:family="text" style:parent-style-name="Default_20_Paragraph_20_Font"/>
    <style:style style:name="T44_147" style:family="text" style:parent-style-name="Default_20_Paragraph_20_Font"/>
    <style:style style:name="T44_148" style:family="text" style:parent-style-name="Default_20_Paragraph_20_Font"/>
    <style:style style:name="T44_149" style:family="text" style:parent-style-name="Default_20_Paragraph_20_Font"/>
    <style:style style:name="T44_150" style:family="text" style:parent-style-name="Default_20_Paragraph_20_Font"/>
    <style:style style:name="T44_151" style:family="text" style:parent-style-name="Default_20_Paragraph_20_Font"/>
    <style:style style:name="T44_152" style:family="text" style:parent-style-name="Default_20_Paragraph_20_Font"/>
    <style:style style:name="T44_153" style:family="text" style:parent-style-name="Default_20_Paragraph_20_Font"/>
    <style:style style:name="T44_154" style:family="text" style:parent-style-name="Default_20_Paragraph_20_Font"/>
    <style:style style:name="T44_155" style:family="text" style:parent-style-name="Default_20_Paragraph_20_Font"/>
    <style:style style:name="T44_156" style:family="text" style:parent-style-name="Default_20_Paragraph_20_Font"/>
    <style:style style:name="T44_157" style:family="text" style:parent-style-name="Default_20_Paragraph_20_Font"/>
    <style:style style:name="T44_158" style:family="text" style:parent-style-name="Default_20_Paragraph_20_Font"/>
    <style:style style:name="T44_159" style:family="text" style:parent-style-name="Default_20_Paragraph_20_Font"/>
    <style:style style:name="T44_160" style:family="text" style:parent-style-name="Default_20_Paragraph_20_Font"/>
    <style:style style:name="T44_161" style:family="text" style:parent-style-name="Default_20_Paragraph_20_Font"/>
    <style:style style:name="T44_162" style:family="text" style:parent-style-name="Default_20_Paragraph_20_Font"/>
    <style:style style:name="T44_163" style:family="text" style:parent-style-name="Default_20_Paragraph_20_Font"/>
    <style:style style:name="T44_164" style:family="text" style:parent-style-name="Default_20_Paragraph_20_Font"/>
    <style:style style:name="T44_165" style:family="text" style:parent-style-name="Default_20_Paragraph_20_Font"/>
    <style:style style:name="T44_166" style:family="text" style:parent-style-name="Default_20_Paragraph_20_Font"/>
    <style:style style:name="T44_167" style:family="text" style:parent-style-name="Default_20_Paragraph_20_Font"/>
    <style:style style:name="T44_168" style:family="text" style:parent-style-name="Default_20_Paragraph_20_Font"/>
    <style:style style:name="T44_169" style:family="text" style:parent-style-name="Default_20_Paragraph_20_Font"/>
    <style:style style:name="T44_170" style:family="text" style:parent-style-name="Default_20_Paragraph_20_Font"/>
    <style:style style:name="T44_171" style:family="text" style:parent-style-name="Default_20_Paragraph_20_Font"/>
    <style:style style:name="T44_172" style:family="text" style:parent-style-name="Default_20_Paragraph_20_Font"/>
    <style:style style:name="T44_173" style:family="text" style:parent-style-name="Default_20_Paragraph_20_Font"/>
    <style:style style:name="T44_174" style:family="text" style:parent-style-name="Default_20_Paragraph_20_Font"/>
    <style:style style:name="T44_175" style:family="text" style:parent-style-name="Default_20_Paragraph_20_Font"/>
    <style:style style:name="T44_176" style:family="text" style:parent-style-name="Default_20_Paragraph_20_Font"/>
    <style:style style:name="T44_177" style:family="text" style:parent-style-name="Default_20_Paragraph_20_Font"/>
    <style:style style:name="T44_178" style:family="text" style:parent-style-name="Default_20_Paragraph_20_Font"/>
    <style:style style:name="T44_179" style:family="text" style:parent-style-name="Default_20_Paragraph_20_Font"/>
    <style:style style:name="T44_180" style:family="text" style:parent-style-name="Default_20_Paragraph_20_Font"/>
    <style:style style:name="T44_181" style:family="text" style:parent-style-name="Default_20_Paragraph_20_Font"/>
    <style:style style:name="T44_182" style:family="text" style:parent-style-name="Default_20_Paragraph_20_Font"/>
    <style:style style:name="T44_183" style:family="text" style:parent-style-name="Default_20_Paragraph_20_Font"/>
    <style:style style:name="T44_184" style:family="text" style:parent-style-name="Default_20_Paragraph_20_Font"/>
    <style:style style:name="T44_185" style:family="text" style:parent-style-name="Default_20_Paragraph_20_Font"/>
    <style:style style:name="T44_186" style:family="text" style:parent-style-name="Default_20_Paragraph_20_Font"/>
    <style:style style:name="T44_187" style:family="text" style:parent-style-name="Default_20_Paragraph_20_Font"/>
    <style:style style:name="T44_188" style:family="text" style:parent-style-name="Default_20_Paragraph_20_Font"/>
    <style:style style:name="T44_189" style:family="text" style:parent-style-name="Default_20_Paragraph_20_Font"/>
    <style:style style:name="T44_190" style:family="text" style:parent-style-name="Default_20_Paragraph_20_Font"/>
    <style:style style:name="T44_191" style:family="text" style:parent-style-name="Default_20_Paragraph_20_Font"/>
    <style:style style:name="T44_192" style:family="text" style:parent-style-name="Default_20_Paragraph_20_Font"/>
    <style:style style:name="T44_193" style:family="text" style:parent-style-name="Default_20_Paragraph_20_Font"/>
    <style:style style:name="T44_194" style:family="text" style:parent-style-name="Default_20_Paragraph_20_Font"/>
    <style:style style:name="P45" style:family="paragraph" style:parent-style-name="Standard">
      <style:paragraph-properties fo:break-before="auto"/>
    </style:style>
    <style:style style:name="P46" style:family="paragraph" style:parent-style-name="Standard">
      <style:paragraph-properties fo:break-before="auto"/>
    </style:style>
    <style:style style:name="T46_1" style:family="text" style:parent-style-name="Default_20_Paragraph_20_Font"/>
    <style:style style:name="T46_2" style:family="text" style:parent-style-name="Default_20_Paragraph_20_Font"/>
    <style:style style:name="T46_3" style:family="text" style:parent-style-name="Default_20_Paragraph_20_Font"/>
    <style:style style:name="T46_4" style:family="text" style:parent-style-name="Default_20_Paragraph_20_Font"/>
    <style:style style:name="T46_5" style:family="text" style:parent-style-name="Default_20_Paragraph_20_Font"/>
    <style:style style:name="T46_6" style:family="text" style:parent-style-name="Default_20_Paragraph_20_Font"/>
    <style:style style:name="T46_7" style:family="text" style:parent-style-name="Default_20_Paragraph_20_Font"/>
    <style:style style:name="T46_8" style:family="text" style:parent-style-name="Default_20_Paragraph_20_Font"/>
    <style:style style:name="T46_9" style:family="text" style:parent-style-name="Default_20_Paragraph_20_Font"/>
    <style:style style:name="T46_10" style:family="text" style:parent-style-name="Default_20_Paragraph_20_Font"/>
    <style:style style:name="T46_11" style:family="text" style:parent-style-name="Default_20_Paragraph_20_Font"/>
    <style:style style:name="T46_12" style:family="text" style:parent-style-name="Default_20_Paragraph_20_Font"/>
    <style:style style:name="T46_13" style:family="text" style:parent-style-name="Default_20_Paragraph_20_Font">
      <style:text-properties fo:font-weight="bold" style:font-weight-asian="bold" style:font-weight-complex="bold"/>
    </style:style>
    <style:style style:name="T46_14" style:family="text" style:parent-style-name="Default_20_Paragraph_20_Font">
      <style:text-properties fo:font-weight="bold" style:font-weight-asian="bold" style:font-weight-complex="bold"/>
    </style:style>
    <style:style style:name="T46_15" style:family="text" style:parent-style-name="Default_20_Paragraph_20_Font"/>
    <style:style style:name="T46_16" style:family="text" style:parent-style-name="Default_20_Paragraph_20_Font"/>
    <style:style style:name="T46_17" style:family="text" style:parent-style-name="Default_20_Paragraph_20_Font"/>
    <style:style style:name="T46_18" style:family="text" style:parent-style-name="Default_20_Paragraph_20_Font"/>
    <style:style style:name="T46_19" style:family="text" style:parent-style-name="Default_20_Paragraph_20_Font"/>
    <style:style style:name="T46_20" style:family="text" style:parent-style-name="Default_20_Paragraph_20_Font"/>
    <style:style style:name="T46_21" style:family="text" style:parent-style-name="Default_20_Paragraph_20_Font"/>
    <style:style style:name="T46_22" style:family="text" style:parent-style-name="Default_20_Paragraph_20_Font"/>
    <style:style style:name="T46_23" style:family="text" style:parent-style-name="Default_20_Paragraph_20_Font"/>
    <style:style style:name="T46_24" style:family="text" style:parent-style-name="Default_20_Paragraph_20_Font"/>
    <style:style style:name="T46_25" style:family="text" style:parent-style-name="Default_20_Paragraph_20_Font"/>
    <style:style style:name="T46_26" style:family="text" style:parent-style-name="Default_20_Paragraph_20_Font"/>
    <style:style style:name="T46_27" style:family="text" style:parent-style-name="Default_20_Paragraph_20_Font"/>
    <style:style style:name="T46_28" style:family="text" style:parent-style-name="Default_20_Paragraph_20_Font"/>
    <style:style style:name="T46_29" style:family="text" style:parent-style-name="Default_20_Paragraph_20_Font"/>
    <style:style style:name="T46_30" style:family="text" style:parent-style-name="Default_20_Paragraph_20_Font"/>
    <style:style style:name="T46_31" style:family="text" style:parent-style-name="Default_20_Paragraph_20_Font"/>
    <style:style style:name="T46_32" style:family="text" style:parent-style-name="Default_20_Paragraph_20_Font"/>
    <style:style style:name="T46_33" style:family="text" style:parent-style-name="Default_20_Paragraph_20_Font"/>
    <style:style style:name="T46_34" style:family="text" style:parent-style-name="Default_20_Paragraph_20_Font"/>
    <style:style style:name="T46_35" style:family="text" style:parent-style-name="Default_20_Paragraph_20_Font"/>
    <style:style style:name="T46_36" style:family="text" style:parent-style-name="Default_20_Paragraph_20_Font"/>
    <style:style style:name="T46_37" style:family="text" style:parent-style-name="Default_20_Paragraph_20_Font"/>
    <style:style style:name="T46_38" style:family="text" style:parent-style-name="Default_20_Paragraph_20_Font"/>
    <style:style style:name="T46_39" style:family="text" style:parent-style-name="Default_20_Paragraph_20_Font"/>
    <style:style style:name="T46_40" style:family="text" style:parent-style-name="Default_20_Paragraph_20_Font"/>
    <style:style style:name="T46_41" style:family="text" style:parent-style-name="Default_20_Paragraph_20_Font"/>
    <style:style style:name="T46_42" style:family="text" style:parent-style-name="Default_20_Paragraph_20_Font"/>
    <style:style style:name="P47" style:family="paragraph" style:parent-style-name="Standard">
      <style:paragraph-properties fo:break-before="auto"/>
    </style:style>
    <style:style style:name="P48" style:family="paragraph" style:parent-style-name="Standard">
      <style:paragraph-properties fo:break-before="auto"/>
    </style:style>
    <style:style style:name="T48_1" style:family="text" style:parent-style-name="Default_20_Paragraph_20_Font"/>
    <style:style style:name="T48_2" style:family="text" style:parent-style-name="Default_20_Paragraph_20_Font"/>
    <style:style style:name="T48_3" style:family="text" style:parent-style-name="Default_20_Paragraph_20_Font"/>
    <style:style style:name="T48_4" style:family="text" style:parent-style-name="Default_20_Paragraph_20_Font"/>
    <style:style style:name="T48_5" style:family="text" style:parent-style-name="Default_20_Paragraph_20_Font"/>
    <style:style style:name="T48_6" style:family="text" style:parent-style-name="Default_20_Paragraph_20_Font"/>
    <style:style style:name="T48_7" style:family="text" style:parent-style-name="Default_20_Paragraph_20_Font"/>
    <style:style style:name="T48_8" style:family="text" style:parent-style-name="Default_20_Paragraph_20_Font"/>
    <style:style style:name="T48_9" style:family="text" style:parent-style-name="Default_20_Paragraph_20_Font"/>
    <style:style style:name="T48_10" style:family="text" style:parent-style-name="Default_20_Paragraph_20_Font"/>
    <style:style style:name="T48_11" style:family="text" style:parent-style-name="Default_20_Paragraph_20_Font"/>
    <style:style style:name="T48_12" style:family="text" style:parent-style-name="Default_20_Paragraph_20_Font"/>
    <style:style style:name="T48_13" style:family="text" style:parent-style-name="Default_20_Paragraph_20_Font"/>
    <style:style style:name="T48_14" style:family="text" style:parent-style-name="Default_20_Paragraph_20_Font"/>
    <style:style style:name="T48_15" style:family="text" style:parent-style-name="Default_20_Paragraph_20_Font"/>
    <style:style style:name="T48_16" style:family="text" style:parent-style-name="Default_20_Paragraph_20_Font"/>
    <style:style style:name="T48_17" style:family="text" style:parent-style-name="Default_20_Paragraph_20_Font"/>
    <style:style style:name="T48_18" style:family="text" style:parent-style-name="Default_20_Paragraph_20_Font"/>
    <style:style style:name="T48_19" style:family="text" style:parent-style-name="Default_20_Paragraph_20_Font"/>
    <style:style style:name="T48_20" style:family="text" style:parent-style-name="Default_20_Paragraph_20_Font"/>
    <style:style style:name="T48_21" style:family="text" style:parent-style-name="Default_20_Paragraph_20_Font"/>
    <style:style style:name="T48_22" style:family="text" style:parent-style-name="Default_20_Paragraph_20_Font"/>
    <style:style style:name="T48_23" style:family="text" style:parent-style-name="Default_20_Paragraph_20_Font"/>
    <style:style style:name="T48_24" style:family="text" style:parent-style-name="Default_20_Paragraph_20_Font"/>
    <style:style style:name="T48_25" style:family="text" style:parent-style-name="Default_20_Paragraph_20_Font"/>
    <style:style style:name="T48_26" style:family="text" style:parent-style-name="Default_20_Paragraph_20_Font"/>
    <style:style style:name="T48_27" style:family="text" style:parent-style-name="Default_20_Paragraph_20_Font"/>
    <style:style style:name="T48_28" style:family="text" style:parent-style-name="Default_20_Paragraph_20_Font"/>
    <style:style style:name="T48_29" style:family="text" style:parent-style-name="Default_20_Paragraph_20_Font"/>
    <style:style style:name="T48_30" style:family="text" style:parent-style-name="Default_20_Paragraph_20_Font"/>
    <style:style style:name="T48_31" style:family="text" style:parent-style-name="Default_20_Paragraph_20_Font">
      <style:text-properties fo:font-weight="bold" style:font-weight-asian="bold" style:font-weight-complex="bold"/>
    </style:style>
    <style:style style:name="T48_32" style:family="text" style:parent-style-name="Default_20_Paragraph_20_Font">
      <style:text-properties fo:font-weight="bold" style:font-weight-asian="bold" style:font-weight-complex="bold"/>
    </style:style>
    <style:style style:name="T48_33" style:family="text" style:parent-style-name="Default_20_Paragraph_20_Font">
      <style:text-properties fo:font-weight="bold" style:font-weight-asian="bold" style:font-weight-complex="bold"/>
    </style:style>
    <style:style style:name="T48_34" style:family="text" style:parent-style-name="Default_20_Paragraph_20_Font">
      <style:text-properties fo:font-weight="bold" style:font-weight-asian="bold" style:font-weight-complex="bold"/>
    </style:style>
    <style:style style:name="T48_35" style:family="text" style:parent-style-name="Default_20_Paragraph_20_Font">
      <style:text-properties fo:font-weight="bold" style:font-weight-asian="bold" style:font-weight-complex="bold"/>
    </style:style>
    <style:style style:name="T48_36" style:family="text" style:parent-style-name="Default_20_Paragraph_20_Font">
      <style:text-properties fo:font-weight="bold" style:font-weight-asian="bold" style:font-weight-complex="bold"/>
    </style:style>
    <style:style style:name="T48_37" style:family="text" style:parent-style-name="Default_20_Paragraph_20_Font">
      <style:text-properties fo:font-weight="bold" style:font-weight-asian="bold" style:font-weight-complex="bold"/>
    </style:style>
    <style:style style:name="T48_38" style:family="text" style:parent-style-name="Default_20_Paragraph_20_Font"/>
    <style:style style:name="T48_39" style:family="text" style:parent-style-name="Default_20_Paragraph_20_Font"/>
    <style:style style:name="T48_40" style:family="text" style:parent-style-name="Default_20_Paragraph_20_Font"/>
    <style:style style:name="T48_41" style:family="text" style:parent-style-name="Default_20_Paragraph_20_Font"/>
    <style:style style:name="T48_42" style:family="text" style:parent-style-name="Default_20_Paragraph_20_Font"/>
    <style:style style:name="T48_43" style:family="text" style:parent-style-name="Default_20_Paragraph_20_Font"/>
    <style:style style:name="T48_44" style:family="text" style:parent-style-name="Default_20_Paragraph_20_Font"/>
    <style:style style:name="T48_45" style:family="text" style:parent-style-name="Default_20_Paragraph_20_Font"/>
    <style:style style:name="T48_46" style:family="text" style:parent-style-name="Default_20_Paragraph_20_Font"/>
    <style:style style:name="T48_47" style:family="text" style:parent-style-name="Default_20_Paragraph_20_Font"/>
    <style:style style:name="T48_48" style:family="text" style:parent-style-name="Default_20_Paragraph_20_Font"/>
    <style:style style:name="T48_49" style:family="text" style:parent-style-name="Default_20_Paragraph_20_Font">
      <style:text-properties fo:font-weight="bold" style:font-weight-asian="bold" style:font-weight-complex="bold"/>
    </style:style>
    <style:style style:name="T48_50" style:family="text" style:parent-style-name="Default_20_Paragraph_20_Font">
      <style:text-properties fo:font-weight="bold" style:font-weight-asian="bold" style:font-weight-complex="bold"/>
    </style:style>
    <style:style style:name="T48_51" style:family="text" style:parent-style-name="Default_20_Paragraph_20_Font">
      <style:text-properties fo:font-weight="bold" style:font-weight-asian="bold" style:font-weight-complex="bold"/>
    </style:style>
    <style:style style:name="T48_52" style:family="text" style:parent-style-name="Default_20_Paragraph_20_Font"/>
    <style:style style:name="T48_53" style:family="text" style:parent-style-name="Default_20_Paragraph_20_Font">
      <style:text-properties fo:font-weight="bold" style:font-weight-asian="bold" style:font-weight-complex="bold"/>
    </style:style>
    <style:style style:name="T48_54" style:family="text" style:parent-style-name="Default_20_Paragraph_20_Font">
      <style:text-properties fo:font-weight="bold" style:font-weight-asian="bold" style:font-weight-complex="bold"/>
    </style:style>
    <style:style style:name="T48_55" style:family="text" style:parent-style-name="Default_20_Paragraph_20_Font"/>
    <style:style style:name="T48_56" style:family="text" style:parent-style-name="Default_20_Paragraph_20_Font"/>
    <style:style style:name="T48_57" style:family="text" style:parent-style-name="Default_20_Paragraph_20_Font"/>
    <style:style style:name="T48_58" style:family="text" style:parent-style-name="Default_20_Paragraph_20_Font"/>
    <style:style style:name="T48_59" style:family="text" style:parent-style-name="Default_20_Paragraph_20_Font"/>
    <style:style style:name="T48_60" style:family="text" style:parent-style-name="Default_20_Paragraph_20_Font"/>
    <style:style style:name="T48_61" style:family="text" style:parent-style-name="Default_20_Paragraph_20_Font"/>
    <style:style style:name="T48_62" style:family="text" style:parent-style-name="Default_20_Paragraph_20_Font"/>
    <style:style style:name="T48_63" style:family="text" style:parent-style-name="Default_20_Paragraph_20_Font"/>
    <style:style style:name="T48_64" style:family="text" style:parent-style-name="Default_20_Paragraph_20_Font"/>
    <style:style style:name="T48_65" style:family="text" style:parent-style-name="Default_20_Paragraph_20_Font"/>
    <style:style style:name="T48_66" style:family="text" style:parent-style-name="Default_20_Paragraph_20_Font"/>
    <style:style style:name="T48_67" style:family="text" style:parent-style-name="Default_20_Paragraph_20_Font"/>
    <style:style style:name="T48_68" style:family="text" style:parent-style-name="Default_20_Paragraph_20_Font"/>
    <style:style style:name="T48_69" style:family="text" style:parent-style-name="Default_20_Paragraph_20_Font"/>
    <style:style style:name="T48_70" style:family="text" style:parent-style-name="Default_20_Paragraph_20_Font"/>
    <style:style style:name="T48_71" style:family="text" style:parent-style-name="Default_20_Paragraph_20_Font"/>
    <style:style style:name="T48_72" style:family="text" style:parent-style-name="Default_20_Paragraph_20_Font"/>
    <style:style style:name="T48_73" style:family="text" style:parent-style-name="Default_20_Paragraph_20_Font"/>
    <style:style style:name="T48_74" style:family="text" style:parent-style-name="Default_20_Paragraph_20_Font"/>
    <style:style style:name="T48_75" style:family="text" style:parent-style-name="Default_20_Paragraph_20_Font"/>
    <style:style style:name="T48_76" style:family="text" style:parent-style-name="Default_20_Paragraph_20_Font"/>
    <style:style style:name="T48_77" style:family="text" style:parent-style-name="Default_20_Paragraph_20_Font"/>
    <style:style style:name="T48_78" style:family="text" style:parent-style-name="Default_20_Paragraph_20_Font"/>
    <style:style style:name="T48_79" style:family="text" style:parent-style-name="Default_20_Paragraph_20_Font"/>
    <style:style style:name="T48_80" style:family="text" style:parent-style-name="Default_20_Paragraph_20_Font"/>
    <style:style style:name="T48_81" style:family="text" style:parent-style-name="Default_20_Paragraph_20_Font"/>
    <style:style style:name="T48_82" style:family="text" style:parent-style-name="Default_20_Paragraph_20_Font"/>
    <style:style style:name="T48_83" style:family="text" style:parent-style-name="Default_20_Paragraph_20_Font"/>
    <style:style style:name="T48_84" style:family="text" style:parent-style-name="Default_20_Paragraph_20_Font"/>
    <style:style style:name="T48_85" style:family="text" style:parent-style-name="Default_20_Paragraph_20_Font"/>
    <style:style style:name="T48_86" style:family="text" style:parent-style-name="Default_20_Paragraph_20_Font"/>
    <style:style style:name="T48_87" style:family="text" style:parent-style-name="Default_20_Paragraph_20_Font"/>
    <style:style style:name="T48_88" style:family="text" style:parent-style-name="Default_20_Paragraph_20_Font"/>
    <style:style style:name="T48_89" style:family="text" style:parent-style-name="Default_20_Paragraph_20_Font"/>
    <style:style style:name="T48_90" style:family="text" style:parent-style-name="Default_20_Paragraph_20_Font"/>
    <style:style style:name="T48_91" style:family="text" style:parent-style-name="Default_20_Paragraph_20_Font"/>
    <style:style style:name="T48_92" style:family="text" style:parent-style-name="Default_20_Paragraph_20_Font"/>
    <style:style style:name="T48_93" style:family="text" style:parent-style-name="Default_20_Paragraph_20_Font"/>
    <style:style style:name="T48_94" style:family="text" style:parent-style-name="Default_20_Paragraph_20_Font"/>
    <style:style style:name="T48_95" style:family="text" style:parent-style-name="Default_20_Paragraph_20_Font"/>
    <style:style style:name="T48_96" style:family="text" style:parent-style-name="Default_20_Paragraph_20_Font"/>
    <style:style style:name="T48_97" style:family="text" style:parent-style-name="Default_20_Paragraph_20_Font"/>
    <style:style style:name="T48_98" style:family="text" style:parent-style-name="Default_20_Paragraph_20_Font"/>
    <style:style style:name="T48_99" style:family="text" style:parent-style-name="Default_20_Paragraph_20_Font"/>
    <style:style style:name="T48_100" style:family="text" style:parent-style-name="Default_20_Paragraph_20_Font"/>
    <style:style style:name="T48_101" style:family="text" style:parent-style-name="Default_20_Paragraph_20_Font"/>
    <style:style style:name="T48_102" style:family="text" style:parent-style-name="Default_20_Paragraph_20_Font"/>
    <style:style style:name="T48_103" style:family="text" style:parent-style-name="Default_20_Paragraph_20_Font"/>
    <style:style style:name="T48_104" style:family="text" style:parent-style-name="Default_20_Paragraph_20_Font"/>
    <style:style style:name="T48_105" style:family="text" style:parent-style-name="Default_20_Paragraph_20_Font"/>
    <style:style style:name="T48_106" style:family="text" style:parent-style-name="Default_20_Paragraph_20_Font"/>
    <style:style style:name="T48_107" style:family="text" style:parent-style-name="Default_20_Paragraph_20_Font"/>
    <style:style style:name="T48_108" style:family="text" style:parent-style-name="Default_20_Paragraph_20_Font"/>
    <style:style style:name="T48_109" style:family="text" style:parent-style-name="Default_20_Paragraph_20_Font"/>
    <style:style style:name="T48_110" style:family="text" style:parent-style-name="Default_20_Paragraph_20_Font"/>
    <style:style style:name="T48_111" style:family="text" style:parent-style-name="Default_20_Paragraph_20_Font"/>
    <style:style style:name="T48_112" style:family="text" style:parent-style-name="Default_20_Paragraph_20_Font"/>
    <style:style style:name="T48_113" style:family="text" style:parent-style-name="Default_20_Paragraph_20_Font"/>
    <style:style style:name="T48_114" style:family="text" style:parent-style-name="Default_20_Paragraph_20_Font"/>
    <style:style style:name="T48_115" style:family="text" style:parent-style-name="Default_20_Paragraph_20_Font"/>
    <style:style style:name="T48_116" style:family="text" style:parent-style-name="Default_20_Paragraph_20_Font"/>
    <style:style style:name="T48_117" style:family="text" style:parent-style-name="Default_20_Paragraph_20_Font"/>
    <style:style style:name="P49" style:family="paragraph" style:parent-style-name="Standard">
      <style:paragraph-properties fo:break-before="auto"/>
    </style:style>
    <style:style style:name="P50" style:family="paragraph" style:parent-style-name="Standard">
      <style:paragraph-properties fo:break-before="auto"/>
    </style:style>
    <style:style style:name="T50_1" style:family="text" style:parent-style-name="Default_20_Paragraph_20_Font"/>
    <style:style style:name="T50_2" style:family="text" style:parent-style-name="Default_20_Paragraph_20_Font"/>
    <style:style style:name="T50_3" style:family="text" style:parent-style-name="Default_20_Paragraph_20_Font"/>
    <style:style style:name="T50_4" style:family="text" style:parent-style-name="Default_20_Paragraph_20_Font"/>
    <style:style style:name="T50_5" style:family="text" style:parent-style-name="Default_20_Paragraph_20_Font"/>
    <style:style style:name="T50_6" style:family="text" style:parent-style-name="Default_20_Paragraph_20_Font"/>
    <style:style style:name="T50_7" style:family="text" style:parent-style-name="Default_20_Paragraph_20_Font"/>
    <style:style style:name="T50_8" style:family="text" style:parent-style-name="Default_20_Paragraph_20_Font"/>
    <style:style style:name="T50_9" style:family="text" style:parent-style-name="Default_20_Paragraph_20_Font"/>
    <style:style style:name="T50_10" style:family="text" style:parent-style-name="Default_20_Paragraph_20_Font"/>
    <style:style style:name="T50_11" style:family="text" style:parent-style-name="Default_20_Paragraph_20_Font"/>
    <style:style style:name="T50_12" style:family="text" style:parent-style-name="Default_20_Paragraph_20_Font"/>
    <style:style style:name="T50_13" style:family="text" style:parent-style-name="Default_20_Paragraph_20_Font"/>
    <style:style style:name="T50_14" style:family="text" style:parent-style-name="Default_20_Paragraph_20_Font"/>
    <style:style style:name="T50_15" style:family="text" style:parent-style-name="Default_20_Paragraph_20_Font"/>
    <style:style style:name="T50_16" style:family="text" style:parent-style-name="Default_20_Paragraph_20_Font"/>
    <style:style style:name="T50_17" style:family="text" style:parent-style-name="Default_20_Paragraph_20_Font">
      <style:text-properties fo:font-weight="bold" style:font-weight-asian="bold" style:font-weight-complex="bold"/>
    </style:style>
    <style:style style:name="T50_18" style:family="text" style:parent-style-name="Default_20_Paragraph_20_Font"/>
    <style:style style:name="T50_19" style:family="text" style:parent-style-name="Default_20_Paragraph_20_Font"/>
    <style:style style:name="T50_20" style:family="text" style:parent-style-name="Default_20_Paragraph_20_Font"/>
    <style:style style:name="T50_21" style:family="text" style:parent-style-name="Default_20_Paragraph_20_Font"/>
    <style:style style:name="T50_22" style:family="text" style:parent-style-name="Default_20_Paragraph_20_Font"/>
    <style:style style:name="T50_23" style:family="text" style:parent-style-name="Default_20_Paragraph_20_Font"/>
    <style:style style:name="T50_24" style:family="text" style:parent-style-name="Default_20_Paragraph_20_Font"/>
    <style:style style:name="T50_25" style:family="text" style:parent-style-name="Default_20_Paragraph_20_Font"/>
    <style:style style:name="T50_26" style:family="text" style:parent-style-name="Default_20_Paragraph_20_Font"/>
    <style:style style:name="T50_27" style:family="text" style:parent-style-name="Default_20_Paragraph_20_Font">
      <style:text-properties fo:font-weight="bold" style:font-weight-asian="bold" style:font-weight-complex="bold"/>
    </style:style>
    <style:style style:name="T50_28" style:family="text" style:parent-style-name="Default_20_Paragraph_20_Font">
      <style:text-properties fo:font-weight="bold" style:font-weight-asian="bold" style:font-weight-complex="bold"/>
    </style:style>
    <style:style style:name="T50_29" style:family="text" style:parent-style-name="Default_20_Paragraph_20_Font"/>
    <style:style style:name="T50_30" style:family="text" style:parent-style-name="Default_20_Paragraph_20_Font"/>
    <style:style style:name="T50_31" style:family="text" style:parent-style-name="Default_20_Paragraph_20_Font"/>
    <style:style style:name="T50_32" style:family="text" style:parent-style-name="Default_20_Paragraph_20_Font"/>
    <style:style style:name="T50_33" style:family="text" style:parent-style-name="Default_20_Paragraph_20_Font"/>
    <style:style style:name="T50_34" style:family="text" style:parent-style-name="Default_20_Paragraph_20_Font"/>
    <style:style style:name="T50_35" style:family="text" style:parent-style-name="Default_20_Paragraph_20_Font"/>
    <style:style style:name="T50_36" style:family="text" style:parent-style-name="Default_20_Paragraph_20_Font"/>
    <style:style style:name="T50_37" style:family="text" style:parent-style-name="Default_20_Paragraph_20_Font"/>
    <style:style style:name="T50_38" style:family="text" style:parent-style-name="Default_20_Paragraph_20_Font"/>
    <style:style style:name="T50_39" style:family="text" style:parent-style-name="Default_20_Paragraph_20_Font"/>
    <style:style style:name="T50_40" style:family="text" style:parent-style-name="Default_20_Paragraph_20_Font"/>
    <style:style style:name="T50_41" style:family="text" style:parent-style-name="Default_20_Paragraph_20_Font"/>
    <style:style style:name="T50_42" style:family="text" style:parent-style-name="Default_20_Paragraph_20_Font"/>
    <style:style style:name="T50_43" style:family="text" style:parent-style-name="Default_20_Paragraph_20_Font"/>
    <style:style style:name="T50_44" style:family="text" style:parent-style-name="Default_20_Paragraph_20_Font"/>
    <style:style style:name="T50_45" style:family="text" style:parent-style-name="Default_20_Paragraph_20_Font"/>
    <style:style style:name="T50_46" style:family="text" style:parent-style-name="Default_20_Paragraph_20_Font"/>
    <style:style style:name="T50_47" style:family="text" style:parent-style-name="Default_20_Paragraph_20_Font"/>
    <style:style style:name="T50_48" style:family="text" style:parent-style-name="Default_20_Paragraph_20_Font"/>
    <style:style style:name="T50_49" style:family="text" style:parent-style-name="Default_20_Paragraph_20_Font"/>
    <style:style style:name="T50_50" style:family="text" style:parent-style-name="Default_20_Paragraph_20_Font"/>
    <style:style style:name="T50_51" style:family="text" style:parent-style-name="Default_20_Paragraph_20_Font"/>
    <style:style style:name="T50_52" style:family="text" style:parent-style-name="Default_20_Paragraph_20_Font"/>
    <style:style style:name="T50_53" style:family="text" style:parent-style-name="Default_20_Paragraph_20_Font"/>
    <style:style style:name="T50_54" style:family="text" style:parent-style-name="Default_20_Paragraph_20_Font"/>
    <style:style style:name="T50_55" style:family="text" style:parent-style-name="Default_20_Paragraph_20_Font"/>
    <style:style style:name="T50_56" style:family="text" style:parent-style-name="Default_20_Paragraph_20_Font"/>
    <style:style style:name="T50_57" style:family="text" style:parent-style-name="Default_20_Paragraph_20_Font"/>
    <style:style style:name="P51" style:family="paragraph" style:parent-style-name="Standard">
      <style:paragraph-properties fo:break-before="auto"/>
    </style:style>
    <style:style style:name="P52" style:family="paragraph" style:parent-style-name="Standard">
      <style:paragraph-properties fo:break-before="auto"/>
    </style:style>
    <style:style style:name="T52_1" style:family="text" style:parent-style-name="Default_20_Paragraph_20_Font"/>
    <style:style style:name="T52_2" style:family="text" style:parent-style-name="Default_20_Paragraph_20_Font"/>
    <style:style style:name="T52_3" style:family="text" style:parent-style-name="Default_20_Paragraph_20_Font"/>
    <style:style style:name="T52_4" style:family="text" style:parent-style-name="Default_20_Paragraph_20_Font"/>
    <style:style style:name="T52_5" style:family="text" style:parent-style-name="Default_20_Paragraph_20_Font"/>
    <style:style style:name="T52_6" style:family="text" style:parent-style-name="Default_20_Paragraph_20_Font"/>
    <style:style style:name="T52_7" style:family="text" style:parent-style-name="Default_20_Paragraph_20_Font"/>
    <style:style style:name="T52_8" style:family="text" style:parent-style-name="Default_20_Paragraph_20_Font"/>
    <style:style style:name="T52_9" style:family="text" style:parent-style-name="Default_20_Paragraph_20_Font"/>
    <style:style style:name="T52_10" style:family="text" style:parent-style-name="Default_20_Paragraph_20_Font"/>
    <style:style style:name="T52_11" style:family="text" style:parent-style-name="Default_20_Paragraph_20_Font"/>
    <style:style style:name="T52_12" style:family="text" style:parent-style-name="Default_20_Paragraph_20_Font"/>
    <style:style style:name="T52_13" style:family="text" style:parent-style-name="Default_20_Paragraph_20_Font"/>
    <style:style style:name="T52_14" style:family="text" style:parent-style-name="Default_20_Paragraph_20_Font"/>
    <style:style style:name="T52_15" style:family="text" style:parent-style-name="Default_20_Paragraph_20_Font"/>
    <style:style style:name="T52_16" style:family="text" style:parent-style-name="Default_20_Paragraph_20_Font"/>
    <style:style style:name="T52_17" style:family="text" style:parent-style-name="Default_20_Paragraph_20_Font"/>
    <style:style style:name="T52_18" style:family="text" style:parent-style-name="Default_20_Paragraph_20_Font"/>
    <style:style style:name="T52_19" style:family="text" style:parent-style-name="Default_20_Paragraph_20_Font"/>
    <style:style style:name="T52_20" style:family="text" style:parent-style-name="Default_20_Paragraph_20_Font"/>
    <style:style style:name="T52_21" style:family="text" style:parent-style-name="Default_20_Paragraph_20_Font"/>
    <style:style style:name="T52_22" style:family="text" style:parent-style-name="Default_20_Paragraph_20_Font"/>
    <style:style style:name="T52_23" style:family="text" style:parent-style-name="Default_20_Paragraph_20_Font">
      <style:text-properties fo:font-weight="bold" style:font-weight-asian="bold" style:font-weight-complex="bold"/>
    </style:style>
    <style:style style:name="T52_24" style:family="text" style:parent-style-name="Default_20_Paragraph_20_Font">
      <style:text-properties fo:font-weight="bold" style:font-weight-asian="bold" style:font-weight-complex="bold"/>
    </style:style>
    <style:style style:name="T52_25" style:family="text" style:parent-style-name="Default_20_Paragraph_20_Font">
      <style:text-properties fo:font-weight="bold" style:font-weight-asian="bold" style:font-weight-complex="bold"/>
    </style:style>
    <style:style style:name="T52_26" style:family="text" style:parent-style-name="Default_20_Paragraph_20_Font"/>
    <style:style style:name="T52_27" style:family="text" style:parent-style-name="Default_20_Paragraph_20_Font"/>
    <style:style style:name="T52_28" style:family="text" style:parent-style-name="Default_20_Paragraph_20_Font"/>
    <style:style style:name="T52_29" style:family="text" style:parent-style-name="Default_20_Paragraph_20_Font"/>
    <style:style style:name="T52_30" style:family="text" style:parent-style-name="Default_20_Paragraph_20_Font"/>
    <style:style style:name="T52_31" style:family="text" style:parent-style-name="Default_20_Paragraph_20_Font"/>
    <style:style style:name="T52_32" style:family="text" style:parent-style-name="Default_20_Paragraph_20_Font"/>
    <style:style style:name="T52_33" style:family="text" style:parent-style-name="Default_20_Paragraph_20_Font"/>
    <style:style style:name="T52_34" style:family="text" style:parent-style-name="Default_20_Paragraph_20_Font"/>
    <style:style style:name="T52_35" style:family="text" style:parent-style-name="Default_20_Paragraph_20_Font"/>
    <style:style style:name="T52_36" style:family="text" style:parent-style-name="Default_20_Paragraph_20_Font"/>
    <style:style style:name="T52_37" style:family="text" style:parent-style-name="Default_20_Paragraph_20_Font"/>
    <style:style style:name="T52_38" style:family="text" style:parent-style-name="Default_20_Paragraph_20_Font"/>
    <style:style style:name="T52_39" style:family="text" style:parent-style-name="Default_20_Paragraph_20_Font"/>
    <style:style style:name="T52_40" style:family="text" style:parent-style-name="Default_20_Paragraph_20_Font"/>
    <style:style style:name="T52_41" style:family="text" style:parent-style-name="Default_20_Paragraph_20_Font"/>
    <style:style style:name="T52_42" style:family="text" style:parent-style-name="Default_20_Paragraph_20_Font"/>
    <style:style style:name="T52_43" style:family="text" style:parent-style-name="Default_20_Paragraph_20_Font"/>
    <style:style style:name="T52_44" style:family="text" style:parent-style-name="Default_20_Paragraph_20_Font"/>
    <style:style style:name="T52_45" style:family="text" style:parent-style-name="Default_20_Paragraph_20_Font"/>
    <style:style style:name="T52_46" style:family="text" style:parent-style-name="Default_20_Paragraph_20_Font"/>
    <style:style style:name="T52_47" style:family="text" style:parent-style-name="Default_20_Paragraph_20_Font"/>
    <style:style style:name="T52_48" style:family="text" style:parent-style-name="Default_20_Paragraph_20_Font"/>
    <style:style style:name="T52_49" style:family="text" style:parent-style-name="Default_20_Paragraph_20_Font"/>
    <style:style style:name="T52_50" style:family="text" style:parent-style-name="Default_20_Paragraph_20_Font"/>
    <style:style style:name="T52_51" style:family="text" style:parent-style-name="Default_20_Paragraph_20_Font"/>
    <style:style style:name="T52_52" style:family="text" style:parent-style-name="Default_20_Paragraph_20_Font"/>
    <style:style style:name="T52_53" style:family="text" style:parent-style-name="Default_20_Paragraph_20_Font"/>
    <style:style style:name="T52_54" style:family="text" style:parent-style-name="Default_20_Paragraph_20_Font"/>
    <style:style style:name="T52_55" style:family="text" style:parent-style-name="Default_20_Paragraph_20_Font"/>
    <style:style style:name="T52_56" style:family="text" style:parent-style-name="Default_20_Paragraph_20_Font"/>
    <style:style style:name="T52_57" style:family="text" style:parent-style-name="Default_20_Paragraph_20_Font"/>
    <style:style style:name="T52_58" style:family="text" style:parent-style-name="Default_20_Paragraph_20_Font"/>
    <style:style style:name="T52_59" style:family="text" style:parent-style-name="Default_20_Paragraph_20_Font"/>
    <style:style style:name="T52_60" style:family="text" style:parent-style-name="Default_20_Paragraph_20_Font"/>
    <style:style style:name="T52_61" style:family="text" style:parent-style-name="Default_20_Paragraph_20_Font"/>
    <style:style style:name="T52_62" style:family="text" style:parent-style-name="Default_20_Paragraph_20_Font"/>
    <style:style style:name="T52_63" style:family="text" style:parent-style-name="Default_20_Paragraph_20_Font"/>
    <style:style style:name="T52_64" style:family="text" style:parent-style-name="Default_20_Paragraph_20_Font"/>
    <style:style style:name="T52_65" style:family="text" style:parent-style-name="Default_20_Paragraph_20_Font"/>
    <style:style style:name="T52_66" style:family="text" style:parent-style-name="Default_20_Paragraph_20_Font"/>
    <style:style style:name="T52_67" style:family="text" style:parent-style-name="Default_20_Paragraph_20_Font"/>
    <style:style style:name="T52_68" style:family="text" style:parent-style-name="Default_20_Paragraph_20_Font"/>
    <style:style style:name="T52_69" style:family="text" style:parent-style-name="Default_20_Paragraph_20_Font"/>
    <style:style style:name="T52_70" style:family="text" style:parent-style-name="Default_20_Paragraph_20_Font"/>
    <style:style style:name="T52_71" style:family="text" style:parent-style-name="Default_20_Paragraph_20_Font"/>
    <style:style style:name="T52_72" style:family="text" style:parent-style-name="Default_20_Paragraph_20_Font"/>
    <style:style style:name="T52_73" style:family="text" style:parent-style-name="Default_20_Paragraph_20_Font"/>
    <style:style style:name="T52_74" style:family="text" style:parent-style-name="Default_20_Paragraph_20_Font"/>
    <style:style style:name="T52_75" style:family="text" style:parent-style-name="Default_20_Paragraph_20_Font"/>
    <style:style style:name="T52_76" style:family="text" style:parent-style-name="Default_20_Paragraph_20_Font"/>
    <style:style style:name="T52_77" style:family="text" style:parent-style-name="Default_20_Paragraph_20_Font"/>
    <style:style style:name="T52_78" style:family="text" style:parent-style-name="Default_20_Paragraph_20_Font"/>
    <style:style style:name="T52_79" style:family="text" style:parent-style-name="Default_20_Paragraph_20_Font"/>
    <style:style style:name="T52_80" style:family="text" style:parent-style-name="Default_20_Paragraph_20_Font"/>
    <style:style style:name="T52_81" style:family="text" style:parent-style-name="Default_20_Paragraph_20_Font"/>
    <style:style style:name="T52_82" style:family="text" style:parent-style-name="Default_20_Paragraph_20_Font"/>
    <style:style style:name="T52_83" style:family="text" style:parent-style-name="Default_20_Paragraph_20_Font"/>
    <style:style style:name="T52_84" style:family="text" style:parent-style-name="Default_20_Paragraph_20_Font"/>
    <style:style style:name="T52_85" style:family="text" style:parent-style-name="Default_20_Paragraph_20_Font"/>
    <style:style style:name="T52_86" style:family="text" style:parent-style-name="Default_20_Paragraph_20_Font"/>
    <style:style style:name="T52_87" style:family="text" style:parent-style-name="Default_20_Paragraph_20_Font"/>
    <style:style style:name="T52_88" style:family="text" style:parent-style-name="Default_20_Paragraph_20_Font"/>
    <style:style style:name="T52_89" style:family="text" style:parent-style-name="Default_20_Paragraph_20_Font"/>
    <style:style style:name="T52_90" style:family="text" style:parent-style-name="Default_20_Paragraph_20_Font"/>
    <style:style style:name="T52_91" style:family="text" style:parent-style-name="Default_20_Paragraph_20_Font"/>
    <style:style style:name="T52_92" style:family="text" style:parent-style-name="Default_20_Paragraph_20_Font"/>
    <style:style style:name="T52_93" style:family="text" style:parent-style-name="Default_20_Paragraph_20_Font"/>
    <style:style style:name="T52_94" style:family="text" style:parent-style-name="Default_20_Paragraph_20_Font"/>
    <style:style style:name="T52_95" style:family="text" style:parent-style-name="Default_20_Paragraph_20_Font"/>
    <style:style style:name="T52_96" style:family="text" style:parent-style-name="Default_20_Paragraph_20_Font"/>
    <style:style style:name="T52_97" style:family="text" style:parent-style-name="Default_20_Paragraph_20_Font"/>
    <style:style style:name="T52_98" style:family="text" style:parent-style-name="Default_20_Paragraph_20_Font"/>
    <style:style style:name="T52_99" style:family="text" style:parent-style-name="Default_20_Paragraph_20_Font"/>
    <style:style style:name="T52_100" style:family="text" style:parent-style-name="Default_20_Paragraph_20_Font"/>
    <style:style style:name="T52_101" style:family="text" style:parent-style-name="Default_20_Paragraph_20_Font"/>
    <style:style style:name="T52_102" style:family="text" style:parent-style-name="Default_20_Paragraph_20_Font"/>
    <style:style style:name="T52_103" style:family="text" style:parent-style-name="Default_20_Paragraph_20_Font"/>
    <style:style style:name="T52_104" style:family="text" style:parent-style-name="Default_20_Paragraph_20_Font"/>
    <style:style style:name="T52_105" style:family="text" style:parent-style-name="Default_20_Paragraph_20_Font"/>
    <style:style style:name="T52_106" style:family="text" style:parent-style-name="Default_20_Paragraph_20_Font"/>
    <style:style style:name="T52_107" style:family="text" style:parent-style-name="Default_20_Paragraph_20_Font"/>
    <style:style style:name="T52_108" style:family="text" style:parent-style-name="Default_20_Paragraph_20_Font"/>
    <style:style style:name="T52_109" style:family="text" style:parent-style-name="Default_20_Paragraph_20_Font"/>
    <style:style style:name="T52_110" style:family="text" style:parent-style-name="Default_20_Paragraph_20_Font"/>
    <style:style style:name="T52_111" style:family="text" style:parent-style-name="Default_20_Paragraph_20_Font"/>
    <style:style style:name="T52_112" style:family="text" style:parent-style-name="Default_20_Paragraph_20_Font"/>
    <style:style style:name="T52_113" style:family="text" style:parent-style-name="Default_20_Paragraph_20_Font"/>
    <style:style style:name="T52_114" style:family="text" style:parent-style-name="Default_20_Paragraph_20_Font"/>
    <style:style style:name="T52_115" style:family="text" style:parent-style-name="Default_20_Paragraph_20_Font"/>
    <style:style style:name="T52_116" style:family="text" style:parent-style-name="Default_20_Paragraph_20_Font"/>
    <style:style style:name="T52_117" style:family="text" style:parent-style-name="Default_20_Paragraph_20_Font"/>
    <style:style style:name="T52_118" style:family="text" style:parent-style-name="Default_20_Paragraph_20_Font"/>
    <style:style style:name="T52_119" style:family="text" style:parent-style-name="Default_20_Paragraph_20_Font"/>
    <style:style style:name="T52_120" style:family="text" style:parent-style-name="Default_20_Paragraph_20_Font"/>
    <style:style style:name="T52_121" style:family="text" style:parent-style-name="Default_20_Paragraph_20_Font"/>
    <style:style style:name="T52_122" style:family="text" style:parent-style-name="Default_20_Paragraph_20_Font"/>
    <style:style style:name="T52_123" style:family="text" style:parent-style-name="Default_20_Paragraph_20_Font"/>
    <style:style style:name="T52_124" style:family="text" style:parent-style-name="Default_20_Paragraph_20_Font"/>
    <style:style style:name="T52_125" style:family="text" style:parent-style-name="Default_20_Paragraph_20_Font"/>
    <style:style style:name="T52_126" style:family="text" style:parent-style-name="Default_20_Paragraph_20_Font"/>
    <style:style style:name="T52_127" style:family="text" style:parent-style-name="Default_20_Paragraph_20_Font"/>
    <style:style style:name="T52_128" style:family="text" style:parent-style-name="Default_20_Paragraph_20_Font"/>
    <style:style style:name="T52_129" style:family="text" style:parent-style-name="Default_20_Paragraph_20_Font"/>
    <style:style style:name="T52_130" style:family="text" style:parent-style-name="Default_20_Paragraph_20_Font"/>
    <style:style style:name="T52_131" style:family="text" style:parent-style-name="Default_20_Paragraph_20_Font"/>
    <style:style style:name="T52_132" style:family="text" style:parent-style-name="Default_20_Paragraph_20_Font"/>
    <style:style style:name="T52_133" style:family="text" style:parent-style-name="Default_20_Paragraph_20_Font"/>
    <style:style style:name="T52_134" style:family="text" style:parent-style-name="Default_20_Paragraph_20_Font"/>
    <style:style style:name="T52_135" style:family="text" style:parent-style-name="Default_20_Paragraph_20_Font"/>
    <style:style style:name="T52_136" style:family="text" style:parent-style-name="Default_20_Paragraph_20_Font"/>
    <style:style style:name="T52_137" style:family="text" style:parent-style-name="Default_20_Paragraph_20_Font"/>
    <style:style style:name="T52_138" style:family="text" style:parent-style-name="Default_20_Paragraph_20_Font"/>
    <style:style style:name="T52_139" style:family="text" style:parent-style-name="Default_20_Paragraph_20_Font"/>
    <style:style style:name="T52_140" style:family="text" style:parent-style-name="Default_20_Paragraph_20_Font"/>
    <style:style style:name="T52_141" style:family="text" style:parent-style-name="Default_20_Paragraph_20_Font"/>
    <style:style style:name="T52_142" style:family="text" style:parent-style-name="Default_20_Paragraph_20_Font"/>
    <style:style style:name="T52_143" style:family="text" style:parent-style-name="Default_20_Paragraph_20_Font"/>
    <style:style style:name="T52_144" style:family="text" style:parent-style-name="Default_20_Paragraph_20_Font"/>
    <style:style style:name="T52_145" style:family="text" style:parent-style-name="Default_20_Paragraph_20_Font"/>
    <style:style style:name="T52_146" style:family="text" style:parent-style-name="Default_20_Paragraph_20_Font"/>
    <style:style style:name="T52_147" style:family="text" style:parent-style-name="Default_20_Paragraph_20_Font"/>
    <style:style style:name="T52_148" style:family="text" style:parent-style-name="Default_20_Paragraph_20_Font"/>
    <style:style style:name="T52_149" style:family="text" style:parent-style-name="Default_20_Paragraph_20_Font"/>
    <style:style style:name="T52_150" style:family="text" style:parent-style-name="Default_20_Paragraph_20_Font"/>
    <style:style style:name="T52_151" style:family="text" style:parent-style-name="Default_20_Paragraph_20_Font"/>
    <style:style style:name="T52_152" style:family="text" style:parent-style-name="Default_20_Paragraph_20_Font"/>
    <style:style style:name="T52_153" style:family="text" style:parent-style-name="Default_20_Paragraph_20_Font"/>
    <style:style style:name="T52_154" style:family="text" style:parent-style-name="Default_20_Paragraph_20_Font"/>
    <style:style style:name="T52_155" style:family="text" style:parent-style-name="Default_20_Paragraph_20_Font"/>
    <style:style style:name="T52_156" style:family="text" style:parent-style-name="Default_20_Paragraph_20_Font"/>
    <style:style style:name="T52_157" style:family="text" style:parent-style-name="Default_20_Paragraph_20_Font"/>
    <style:style style:name="T52_158" style:family="text" style:parent-style-name="Default_20_Paragraph_20_Font"/>
    <style:style style:name="T52_159" style:family="text" style:parent-style-name="Default_20_Paragraph_20_Font"/>
    <style:style style:name="T52_160" style:family="text" style:parent-style-name="Default_20_Paragraph_20_Font"/>
    <style:style style:name="T52_161" style:family="text" style:parent-style-name="Default_20_Paragraph_20_Font"/>
    <style:style style:name="T52_162" style:family="text" style:parent-style-name="Default_20_Paragraph_20_Font"/>
    <style:style style:name="T52_163" style:family="text" style:parent-style-name="Default_20_Paragraph_20_Font"/>
    <style:style style:name="T52_164" style:family="text" style:parent-style-name="Default_20_Paragraph_20_Font"/>
    <style:style style:name="T52_165" style:family="text" style:parent-style-name="Default_20_Paragraph_20_Font"/>
    <style:style style:name="T52_166" style:family="text" style:parent-style-name="Default_20_Paragraph_20_Font"/>
    <style:style style:name="T52_167" style:family="text" style:parent-style-name="Default_20_Paragraph_20_Font"/>
    <style:style style:name="T52_168" style:family="text" style:parent-style-name="Default_20_Paragraph_20_Font"/>
    <style:style style:name="T52_169" style:family="text" style:parent-style-name="Default_20_Paragraph_20_Font"/>
    <style:style style:name="T52_170" style:family="text" style:parent-style-name="Default_20_Paragraph_20_Font"/>
    <style:style style:name="T52_171" style:family="text" style:parent-style-name="Default_20_Paragraph_20_Font"/>
    <style:style style:name="T52_172" style:family="text" style:parent-style-name="Default_20_Paragraph_20_Font"/>
    <style:style style:name="T52_173" style:family="text" style:parent-style-name="Default_20_Paragraph_20_Font"/>
    <style:style style:name="T52_174" style:family="text" style:parent-style-name="Default_20_Paragraph_20_Font"/>
    <style:style style:name="T52_175" style:family="text" style:parent-style-name="Default_20_Paragraph_20_Font"/>
    <style:style style:name="T52_176" style:family="text" style:parent-style-name="Default_20_Paragraph_20_Font"/>
    <style:style style:name="T52_177" style:family="text" style:parent-style-name="Default_20_Paragraph_20_Font"/>
    <style:style style:name="T52_178" style:family="text" style:parent-style-name="Default_20_Paragraph_20_Font"/>
    <style:style style:name="T52_179" style:family="text" style:parent-style-name="Default_20_Paragraph_20_Font"/>
    <style:style style:name="T52_180" style:family="text" style:parent-style-name="Default_20_Paragraph_20_Font"/>
    <style:style style:name="T52_181" style:family="text" style:parent-style-name="Default_20_Paragraph_20_Font"/>
    <style:style style:name="T52_182" style:family="text" style:parent-style-name="Default_20_Paragraph_20_Font"/>
    <style:style style:name="T52_183" style:family="text" style:parent-style-name="Default_20_Paragraph_20_Font"/>
    <style:style style:name="T52_184" style:family="text" style:parent-style-name="Default_20_Paragraph_20_Font"/>
    <style:style style:name="T52_185" style:family="text" style:parent-style-name="Default_20_Paragraph_20_Font"/>
    <style:style style:name="T52_186" style:family="text" style:parent-style-name="Default_20_Paragraph_20_Font"/>
    <style:style style:name="T52_187" style:family="text" style:parent-style-name="Default_20_Paragraph_20_Font"/>
    <style:style style:name="T52_188" style:family="text" style:parent-style-name="Default_20_Paragraph_20_Font"/>
    <style:style style:name="T52_189" style:family="text" style:parent-style-name="Default_20_Paragraph_20_Font"/>
    <style:style style:name="T52_190" style:family="text" style:parent-style-name="Default_20_Paragraph_20_Font"/>
    <style:style style:name="T52_191" style:family="text" style:parent-style-name="Default_20_Paragraph_20_Font"/>
    <style:style style:name="T52_192" style:family="text" style:parent-style-name="Default_20_Paragraph_20_Font"/>
    <style:style style:name="T52_193" style:family="text" style:parent-style-name="Default_20_Paragraph_20_Font"/>
    <style:style style:name="T52_194" style:family="text" style:parent-style-name="Default_20_Paragraph_20_Font"/>
    <style:style style:name="T52_195" style:family="text" style:parent-style-name="Default_20_Paragraph_20_Font"/>
    <style:style style:name="T52_196" style:family="text" style:parent-style-name="Default_20_Paragraph_20_Font"/>
    <style:style style:name="T52_197" style:family="text" style:parent-style-name="Default_20_Paragraph_20_Font"/>
    <style:style style:name="T52_198" style:family="text" style:parent-style-name="Default_20_Paragraph_20_Font"/>
    <style:style style:name="T52_199" style:family="text" style:parent-style-name="Default_20_Paragraph_20_Font"/>
    <style:style style:name="T52_200" style:family="text" style:parent-style-name="Default_20_Paragraph_20_Font"/>
    <style:style style:name="T52_201" style:family="text" style:parent-style-name="Default_20_Paragraph_20_Font"/>
    <style:style style:name="T52_202" style:family="text" style:parent-style-name="Default_20_Paragraph_20_Font"/>
    <style:style style:name="T52_203" style:family="text" style:parent-style-name="Default_20_Paragraph_20_Font"/>
    <style:style style:name="T52_204" style:family="text" style:parent-style-name="Default_20_Paragraph_20_Font"/>
    <style:style style:name="T52_205" style:family="text" style:parent-style-name="Default_20_Paragraph_20_Font"/>
    <style:style style:name="T52_206" style:family="text" style:parent-style-name="Default_20_Paragraph_20_Font"/>
    <style:style style:name="T52_207" style:family="text" style:parent-style-name="Default_20_Paragraph_20_Font"/>
    <style:style style:name="T52_208" style:family="text" style:parent-style-name="Default_20_Paragraph_20_Font"/>
    <style:style style:name="T52_209" style:family="text" style:parent-style-name="Default_20_Paragraph_20_Font"/>
    <style:style style:name="T52_210" style:family="text" style:parent-style-name="Default_20_Paragraph_20_Font"/>
    <style:style style:name="T52_211" style:family="text" style:parent-style-name="Default_20_Paragraph_20_Font"/>
    <style:style style:name="T52_212" style:family="text" style:parent-style-name="Default_20_Paragraph_20_Font"/>
    <style:style style:name="T52_213" style:family="text" style:parent-style-name="Default_20_Paragraph_20_Font"/>
    <style:style style:name="T52_214" style:family="text" style:parent-style-name="Default_20_Paragraph_20_Font"/>
    <style:style style:name="T52_215" style:family="text" style:parent-style-name="Default_20_Paragraph_20_Font"/>
    <style:style style:name="T52_216" style:family="text" style:parent-style-name="Default_20_Paragraph_20_Font"/>
    <style:style style:name="T52_217" style:family="text" style:parent-style-name="Default_20_Paragraph_20_Font"/>
    <style:style style:name="T52_218" style:family="text" style:parent-style-name="Default_20_Paragraph_20_Font"/>
    <style:style style:name="T52_219" style:family="text" style:parent-style-name="Default_20_Paragraph_20_Font"/>
    <style:style style:name="T52_220" style:family="text" style:parent-style-name="Default_20_Paragraph_20_Font"/>
    <style:style style:name="T52_221" style:family="text" style:parent-style-name="Default_20_Paragraph_20_Font"/>
    <style:style style:name="T52_222" style:family="text" style:parent-style-name="Default_20_Paragraph_20_Font"/>
    <style:style style:name="P53" style:family="paragraph" style:parent-style-name="Standard">
      <style:paragraph-properties fo:break-before="auto"/>
    </style:style>
    <style:style style:name="P54" style:family="paragraph" style:parent-style-name="Standard">
      <style:paragraph-properties fo:break-before="auto"/>
    </style:style>
    <style:style style:name="T54_1" style:family="text" style:parent-style-name="Default_20_Paragraph_20_Font"/>
    <style:style style:name="T54_2" style:family="text" style:parent-style-name="Default_20_Paragraph_20_Font"/>
    <style:style style:name="T54_3" style:family="text" style:parent-style-name="Default_20_Paragraph_20_Font"/>
    <style:style style:name="T54_4" style:family="text" style:parent-style-name="Default_20_Paragraph_20_Font"/>
    <style:style style:name="T54_5" style:family="text" style:parent-style-name="Default_20_Paragraph_20_Font"/>
    <style:style style:name="T54_6" style:family="text" style:parent-style-name="Default_20_Paragraph_20_Font"/>
    <style:style style:name="T54_7" style:family="text" style:parent-style-name="Default_20_Paragraph_20_Font">
      <style:text-properties fo:font-weight="bold" style:font-weight-asian="bold" style:font-weight-complex="bold"/>
    </style:style>
    <style:style style:name="T54_8" style:family="text" style:parent-style-name="Default_20_Paragraph_20_Font">
      <style:text-properties fo:font-weight="bold" style:font-weight-asian="bold" style:font-weight-complex="bold"/>
    </style:style>
    <style:style style:name="T54_9" style:family="text" style:parent-style-name="Default_20_Paragraph_20_Font">
      <style:text-properties fo:font-weight="bold" style:font-weight-asian="bold" style:font-weight-complex="bold"/>
    </style:style>
    <style:style style:name="T54_10" style:family="text" style:parent-style-name="Default_20_Paragraph_20_Font"/>
    <style:style style:name="T54_11" style:family="text" style:parent-style-name="Default_20_Paragraph_20_Font"/>
    <style:style style:name="T54_12" style:family="text" style:parent-style-name="Default_20_Paragraph_20_Font"/>
    <style:style style:name="T54_13" style:family="text" style:parent-style-name="Default_20_Paragraph_20_Font"/>
    <style:style style:name="T54_14" style:family="text" style:parent-style-name="Default_20_Paragraph_20_Font"/>
    <style:style style:name="T54_15" style:family="text" style:parent-style-name="Default_20_Paragraph_20_Font"/>
    <style:style style:name="T54_16" style:family="text" style:parent-style-name="Default_20_Paragraph_20_Font"/>
    <style:style style:name="T54_17" style:family="text" style:parent-style-name="Default_20_Paragraph_20_Font">
      <style:text-properties fo:font-weight="bold" style:font-weight-asian="bold" style:font-weight-complex="bold"/>
    </style:style>
    <style:style style:name="T54_18" style:family="text" style:parent-style-name="Default_20_Paragraph_20_Font">
      <style:text-properties fo:font-weight="bold" style:font-weight-asian="bold" style:font-weight-complex="bold"/>
    </style:style>
    <style:style style:name="T54_19" style:family="text" style:parent-style-name="Default_20_Paragraph_20_Font">
      <style:text-properties fo:font-weight="bold" style:font-weight-asian="bold" style:font-weight-complex="bold"/>
    </style:style>
    <style:style style:name="T54_20" style:family="text" style:parent-style-name="Default_20_Paragraph_20_Font">
      <style:text-properties fo:font-weight="bold" style:font-weight-asian="bold" style:font-weight-complex="bold"/>
    </style:style>
    <style:style style:name="T54_21" style:family="text" style:parent-style-name="Default_20_Paragraph_20_Font">
      <style:text-properties fo:font-weight="bold" style:font-weight-asian="bold" style:font-weight-complex="bold"/>
    </style:style>
    <style:style style:name="T54_22" style:family="text" style:parent-style-name="Default_20_Paragraph_20_Font">
      <style:text-properties fo:font-weight="bold" style:font-weight-asian="bold" style:font-weight-complex="bold"/>
    </style:style>
    <style:style style:name="T54_23" style:family="text" style:parent-style-name="Default_20_Paragraph_20_Font">
      <style:text-properties fo:font-weight="bold" style:font-weight-asian="bold" style:font-weight-complex="bold"/>
    </style:style>
    <style:style style:name="T54_24" style:family="text" style:parent-style-name="Default_20_Paragraph_20_Font"/>
    <style:style style:name="T54_25" style:family="text" style:parent-style-name="Default_20_Paragraph_20_Font"/>
    <style:style style:name="T54_26" style:family="text" style:parent-style-name="Default_20_Paragraph_20_Font"/>
    <style:style style:name="T54_27" style:family="text" style:parent-style-name="Default_20_Paragraph_20_Font"/>
    <style:style style:name="T54_28" style:family="text" style:parent-style-name="Default_20_Paragraph_20_Font"/>
    <style:style style:name="T54_29" style:family="text" style:parent-style-name="Default_20_Paragraph_20_Font"/>
    <style:style style:name="T54_30" style:family="text" style:parent-style-name="Default_20_Paragraph_20_Font"/>
    <style:style style:name="T54_31" style:family="text" style:parent-style-name="Default_20_Paragraph_20_Font"/>
    <style:style style:name="T54_32" style:family="text" style:parent-style-name="Default_20_Paragraph_20_Font"/>
    <style:style style:name="T54_33" style:family="text" style:parent-style-name="Default_20_Paragraph_20_Font"/>
    <style:style style:name="T54_34" style:family="text" style:parent-style-name="Default_20_Paragraph_20_Font"/>
    <style:style style:name="T54_35" style:family="text" style:parent-style-name="Default_20_Paragraph_20_Font"/>
    <style:style style:name="T54_36" style:family="text" style:parent-style-name="Default_20_Paragraph_20_Font"/>
    <style:style style:name="T54_37" style:family="text" style:parent-style-name="Default_20_Paragraph_20_Font"/>
    <style:style style:name="T54_38" style:family="text" style:parent-style-name="Default_20_Paragraph_20_Font"/>
    <style:style style:name="T54_39" style:family="text" style:parent-style-name="Default_20_Paragraph_20_Font"/>
    <style:style style:name="T54_40" style:family="text" style:parent-style-name="Default_20_Paragraph_20_Font"/>
    <style:style style:name="T54_41" style:family="text" style:parent-style-name="Default_20_Paragraph_20_Font">
      <style:text-properties fo:font-weight="bold" style:font-weight-asian="bold" style:font-weight-complex="bold"/>
    </style:style>
    <style:style style:name="T54_42" style:family="text" style:parent-style-name="Default_20_Paragraph_20_Font">
      <style:text-properties fo:font-weight="bold" style:font-weight-asian="bold" style:font-weight-complex="bold"/>
    </style:style>
    <style:style style:name="T54_43" style:family="text" style:parent-style-name="Default_20_Paragraph_20_Font">
      <style:text-properties fo:font-weight="bold" style:font-weight-asian="bold" style:font-weight-complex="bold"/>
    </style:style>
    <style:style style:name="T54_44" style:family="text" style:parent-style-name="Default_20_Paragraph_20_Font">
      <style:text-properties fo:font-weight="bold" style:font-weight-asian="bold" style:font-weight-complex="bold"/>
    </style:style>
    <style:style style:name="T54_45" style:family="text" style:parent-style-name="Default_20_Paragraph_20_Font">
      <style:text-properties fo:font-weight="bold" style:font-weight-asian="bold" style:font-weight-complex="bold"/>
    </style:style>
    <style:style style:name="T54_46" style:family="text" style:parent-style-name="Default_20_Paragraph_20_Font"/>
    <style:style style:name="T54_47" style:family="text" style:parent-style-name="Default_20_Paragraph_20_Font"/>
    <style:style style:name="T54_48" style:family="text" style:parent-style-name="Default_20_Paragraph_20_Font"/>
    <style:style style:name="T54_49" style:family="text" style:parent-style-name="Default_20_Paragraph_20_Font"/>
    <style:style style:name="T54_50" style:family="text" style:parent-style-name="Default_20_Paragraph_20_Font"/>
    <style:style style:name="T54_51" style:family="text" style:parent-style-name="Default_20_Paragraph_20_Font"/>
    <style:style style:name="T54_52" style:family="text" style:parent-style-name="Default_20_Paragraph_20_Font"/>
    <style:style style:name="T54_53" style:family="text" style:parent-style-name="Default_20_Paragraph_20_Font"/>
    <style:style style:name="T54_54" style:family="text" style:parent-style-name="Default_20_Paragraph_20_Font"/>
    <style:style style:name="T54_55" style:family="text" style:parent-style-name="Default_20_Paragraph_20_Font"/>
    <style:style style:name="T54_56" style:family="text" style:parent-style-name="Default_20_Paragraph_20_Font"/>
    <style:style style:name="T54_57" style:family="text" style:parent-style-name="Default_20_Paragraph_20_Font"/>
    <style:style style:name="T54_58" style:family="text" style:parent-style-name="Default_20_Paragraph_20_Font"/>
    <style:style style:name="T54_59" style:family="text" style:parent-style-name="Default_20_Paragraph_20_Font">
      <style:text-properties fo:font-weight="bold" style:font-weight-asian="bold" style:font-weight-complex="bold"/>
    </style:style>
    <style:style style:name="T54_60" style:family="text" style:parent-style-name="Default_20_Paragraph_20_Font">
      <style:text-properties fo:font-weight="bold" style:font-weight-asian="bold" style:font-weight-complex="bold"/>
    </style:style>
    <style:style style:name="T54_61" style:family="text" style:parent-style-name="Default_20_Paragraph_20_Font">
      <style:text-properties fo:font-weight="bold" style:font-weight-asian="bold" style:font-weight-complex="bold"/>
    </style:style>
    <style:style style:name="T54_62" style:family="text" style:parent-style-name="Default_20_Paragraph_20_Font"/>
    <style:style style:name="T54_63" style:family="text" style:parent-style-name="Default_20_Paragraph_20_Font"/>
    <style:style style:name="T54_64" style:family="text" style:parent-style-name="Default_20_Paragraph_20_Font"/>
    <style:style style:name="T54_65" style:family="text" style:parent-style-name="Default_20_Paragraph_20_Font"/>
    <style:style style:name="T54_66" style:family="text" style:parent-style-name="Default_20_Paragraph_20_Font"/>
    <style:style style:name="T54_67" style:family="text" style:parent-style-name="Default_20_Paragraph_20_Font"/>
    <style:style style:name="T54_68" style:family="text" style:parent-style-name="Default_20_Paragraph_20_Font"/>
    <style:style style:name="T54_69" style:family="text" style:parent-style-name="Default_20_Paragraph_20_Font"/>
    <style:style style:name="T54_70" style:family="text" style:parent-style-name="Default_20_Paragraph_20_Font"/>
    <style:style style:name="T54_71" style:family="text" style:parent-style-name="Default_20_Paragraph_20_Font"/>
    <style:style style:name="T54_72" style:family="text" style:parent-style-name="Default_20_Paragraph_20_Font"/>
    <style:style style:name="T54_73" style:family="text" style:parent-style-name="Default_20_Paragraph_20_Font"/>
    <style:style style:name="T54_74" style:family="text" style:parent-style-name="Default_20_Paragraph_20_Font"/>
    <style:style style:name="T54_75" style:family="text" style:parent-style-name="Default_20_Paragraph_20_Font">
      <style:text-properties fo:font-weight="bold" style:font-weight-asian="bold" style:font-weight-complex="bold"/>
    </style:style>
    <style:style style:name="T54_76" style:family="text" style:parent-style-name="Default_20_Paragraph_20_Font">
      <style:text-properties fo:font-weight="bold" style:font-weight-asian="bold" style:font-weight-complex="bold"/>
    </style:style>
    <style:style style:name="T54_77" style:family="text" style:parent-style-name="Default_20_Paragraph_20_Font">
      <style:text-properties fo:font-weight="bold" style:font-weight-asian="bold" style:font-weight-complex="bold"/>
    </style:style>
    <style:style style:name="T54_78" style:family="text" style:parent-style-name="Default_20_Paragraph_20_Font"/>
    <style:style style:name="T54_79" style:family="text" style:parent-style-name="Default_20_Paragraph_20_Font"/>
    <style:style style:name="T54_80" style:family="text" style:parent-style-name="Default_20_Paragraph_20_Font"/>
    <style:style style:name="T54_81" style:family="text" style:parent-style-name="Default_20_Paragraph_20_Font"/>
    <style:style style:name="T54_82" style:family="text" style:parent-style-name="Default_20_Paragraph_20_Font"/>
    <style:style style:name="T54_83" style:family="text" style:parent-style-name="Default_20_Paragraph_20_Font"/>
    <style:style style:name="T54_84" style:family="text" style:parent-style-name="Default_20_Paragraph_20_Font"/>
    <style:style style:name="T54_85" style:family="text" style:parent-style-name="Default_20_Paragraph_20_Font"/>
    <style:style style:name="T54_86" style:family="text" style:parent-style-name="Default_20_Paragraph_20_Font"/>
    <style:style style:name="T54_87" style:family="text" style:parent-style-name="Default_20_Paragraph_20_Font"/>
    <style:style style:name="T54_88" style:family="text" style:parent-style-name="Default_20_Paragraph_20_Font">
      <style:text-properties fo:font-weight="bold" style:font-weight-asian="bold" style:font-weight-complex="bold"/>
    </style:style>
    <style:style style:name="T54_89" style:family="text" style:parent-style-name="Default_20_Paragraph_20_Font">
      <style:text-properties fo:font-weight="bold" style:font-weight-asian="bold" style:font-weight-complex="bold"/>
    </style:style>
    <style:style style:name="T54_90" style:family="text" style:parent-style-name="Default_20_Paragraph_20_Font">
      <style:text-properties fo:font-weight="bold" style:font-weight-asian="bold" style:font-weight-complex="bold"/>
    </style:style>
    <style:style style:name="T54_91" style:family="text" style:parent-style-name="Default_20_Paragraph_20_Font">
      <style:text-properties fo:font-weight="bold" style:font-weight-asian="bold" style:font-weight-complex="bold"/>
    </style:style>
    <style:style style:name="T54_92" style:family="text" style:parent-style-name="Default_20_Paragraph_20_Font">
      <style:text-properties fo:font-weight="bold" style:font-weight-asian="bold" style:font-weight-complex="bold"/>
    </style:style>
    <style:style style:name="T54_93" style:family="text" style:parent-style-name="Default_20_Paragraph_20_Font">
      <style:text-properties fo:font-weight="bold" style:font-weight-asian="bold" style:font-weight-complex="bold"/>
    </style:style>
    <style:style style:name="T54_94" style:family="text" style:parent-style-name="Default_20_Paragraph_20_Font">
      <style:text-properties fo:font-weight="bold" style:font-weight-asian="bold" style:font-weight-complex="bold"/>
    </style:style>
    <style:style style:name="T54_95" style:family="text" style:parent-style-name="Default_20_Paragraph_20_Font">
      <style:text-properties fo:font-weight="bold" style:font-weight-asian="bold" style:font-weight-complex="bold"/>
    </style:style>
    <style:style style:name="T54_96" style:family="text" style:parent-style-name="Default_20_Paragraph_20_Font">
      <style:text-properties fo:font-weight="bold" style:font-weight-asian="bold" style:font-weight-complex="bold"/>
    </style:style>
    <style:style style:name="T54_97" style:family="text" style:parent-style-name="Default_20_Paragraph_20_Font">
      <style:text-properties fo:font-weight="bold" style:font-weight-asian="bold" style:font-weight-complex="bold"/>
    </style:style>
    <style:style style:name="T54_98" style:family="text" style:parent-style-name="Default_20_Paragraph_20_Font">
      <style:text-properties fo:font-weight="bold" style:font-weight-asian="bold" style:font-weight-complex="bold"/>
    </style:style>
    <style:style style:name="T54_99" style:family="text" style:parent-style-name="Default_20_Paragraph_20_Font">
      <style:text-properties fo:font-weight="bold" style:font-weight-asian="bold" style:font-weight-complex="bold"/>
    </style:style>
    <style:style style:name="T54_100" style:family="text" style:parent-style-name="Default_20_Paragraph_20_Font">
      <style:text-properties fo:font-weight="bold" style:font-weight-asian="bold" style:font-weight-complex="bold"/>
    </style:style>
    <style:style style:name="T54_101" style:family="text" style:parent-style-name="Default_20_Paragraph_20_Font">
      <style:text-properties fo:font-weight="bold" style:font-weight-asian="bold" style:font-weight-complex="bold"/>
    </style:style>
    <style:style style:name="T54_102" style:family="text" style:parent-style-name="Default_20_Paragraph_20_Font"/>
    <style:style style:name="T54_103" style:family="text" style:parent-style-name="Default_20_Paragraph_20_Font"/>
    <style:style style:name="T54_104" style:family="text" style:parent-style-name="Default_20_Paragraph_20_Font"/>
    <style:style style:name="T54_105" style:family="text" style:parent-style-name="Default_20_Paragraph_20_Font"/>
    <style:style style:name="T54_106" style:family="text" style:parent-style-name="Default_20_Paragraph_20_Font"/>
    <style:style style:name="T54_107" style:family="text" style:parent-style-name="Default_20_Paragraph_20_Font"/>
    <style:style style:name="T54_108" style:family="text" style:parent-style-name="Default_20_Paragraph_20_Font"/>
    <style:style style:name="T54_109" style:family="text" style:parent-style-name="Default_20_Paragraph_20_Font"/>
    <style:style style:name="T54_110" style:family="text" style:parent-style-name="Default_20_Paragraph_20_Font"/>
    <style:style style:name="T54_111" style:family="text" style:parent-style-name="Default_20_Paragraph_20_Font"/>
    <style:style style:name="T54_112" style:family="text" style:parent-style-name="Default_20_Paragraph_20_Font"/>
    <style:style style:name="T54_113" style:family="text" style:parent-style-name="Default_20_Paragraph_20_Font"/>
    <style:style style:name="T54_114" style:family="text" style:parent-style-name="Default_20_Paragraph_20_Font"/>
    <style:style style:name="T54_115" style:family="text" style:parent-style-name="Default_20_Paragraph_20_Font"/>
    <style:style style:name="T54_116" style:family="text" style:parent-style-name="Default_20_Paragraph_20_Font"/>
    <style:style style:name="T54_117" style:family="text" style:parent-style-name="Default_20_Paragraph_20_Font"/>
    <style:style style:name="T54_118" style:family="text" style:parent-style-name="Default_20_Paragraph_20_Font"/>
    <style:style style:name="T54_119" style:family="text" style:parent-style-name="Default_20_Paragraph_20_Font"/>
    <style:style style:name="T54_120" style:family="text" style:parent-style-name="Default_20_Paragraph_20_Font"/>
    <style:style style:name="T54_121" style:family="text" style:parent-style-name="Default_20_Paragraph_20_Font"/>
    <style:style style:name="T54_122" style:family="text" style:parent-style-name="Default_20_Paragraph_20_Font"/>
    <style:style style:name="T54_123" style:family="text" style:parent-style-name="Default_20_Paragraph_20_Font"/>
    <style:style style:name="T54_124" style:family="text" style:parent-style-name="Default_20_Paragraph_20_Font"/>
    <style:style style:name="T54_125" style:family="text" style:parent-style-name="Default_20_Paragraph_20_Font"/>
    <style:style style:name="T54_126" style:family="text" style:parent-style-name="Default_20_Paragraph_20_Font"/>
    <style:style style:name="T54_127" style:family="text" style:parent-style-name="Default_20_Paragraph_20_Font"/>
    <style:style style:name="T54_128" style:family="text" style:parent-style-name="Default_20_Paragraph_20_Font"/>
    <style:style style:name="T54_129" style:family="text" style:parent-style-name="Default_20_Paragraph_20_Font"/>
    <style:style style:name="T54_130" style:family="text" style:parent-style-name="Default_20_Paragraph_20_Font"/>
    <style:style style:name="T54_131" style:family="text" style:parent-style-name="Default_20_Paragraph_20_Font"/>
    <style:style style:name="T54_132" style:family="text" style:parent-style-name="Default_20_Paragraph_20_Font"/>
    <style:style style:name="T54_133" style:family="text" style:parent-style-name="Default_20_Paragraph_20_Font"/>
    <style:style style:name="T54_134" style:family="text" style:parent-style-name="Default_20_Paragraph_20_Font"/>
    <style:style style:name="T54_135" style:family="text" style:parent-style-name="Default_20_Paragraph_20_Font"/>
    <style:style style:name="T54_136" style:family="text" style:parent-style-name="Default_20_Paragraph_20_Font"/>
    <style:style style:name="T54_137" style:family="text" style:parent-style-name="Default_20_Paragraph_20_Font"/>
    <style:style style:name="T54_138" style:family="text" style:parent-style-name="Default_20_Paragraph_20_Font"/>
    <style:style style:name="T54_139" style:family="text" style:parent-style-name="Default_20_Paragraph_20_Font"/>
    <style:style style:name="T54_140" style:family="text" style:parent-style-name="Default_20_Paragraph_20_Font"/>
    <style:style style:name="T54_141" style:family="text" style:parent-style-name="Default_20_Paragraph_20_Font"/>
    <style:style style:name="T54_142" style:family="text" style:parent-style-name="Default_20_Paragraph_20_Font"/>
    <style:style style:name="T54_143" style:family="text" style:parent-style-name="Default_20_Paragraph_20_Font"/>
    <style:style style:name="T54_144" style:family="text" style:parent-style-name="Default_20_Paragraph_20_Font"/>
    <style:style style:name="T54_145" style:family="text" style:parent-style-name="Default_20_Paragraph_20_Font"/>
    <style:style style:name="T54_146" style:family="text" style:parent-style-name="Default_20_Paragraph_20_Font"/>
    <style:style style:name="T54_147" style:family="text" style:parent-style-name="Default_20_Paragraph_20_Font"/>
    <style:style style:name="T54_148" style:family="text" style:parent-style-name="Default_20_Paragraph_20_Font"/>
    <style:style style:name="T54_149" style:family="text" style:parent-style-name="Default_20_Paragraph_20_Font"/>
    <style:style style:name="T54_150" style:family="text" style:parent-style-name="Default_20_Paragraph_20_Font"/>
    <style:style style:name="T54_151" style:family="text" style:parent-style-name="Default_20_Paragraph_20_Font"/>
    <style:style style:name="T54_152" style:family="text" style:parent-style-name="Default_20_Paragraph_20_Font"/>
    <style:style style:name="T54_153" style:family="text" style:parent-style-name="Default_20_Paragraph_20_Font"/>
    <style:style style:name="T54_154" style:family="text" style:parent-style-name="Default_20_Paragraph_20_Font"/>
    <style:style style:name="T54_155" style:family="text" style:parent-style-name="Default_20_Paragraph_20_Font"/>
    <style:style style:name="T54_156" style:family="text" style:parent-style-name="Default_20_Paragraph_20_Font"/>
    <style:style style:name="T54_157" style:family="text" style:parent-style-name="Default_20_Paragraph_20_Font"/>
    <style:style style:name="T54_158" style:family="text" style:parent-style-name="Default_20_Paragraph_20_Font"/>
    <style:style style:name="T54_159" style:family="text" style:parent-style-name="Default_20_Paragraph_20_Font"/>
    <style:style style:name="T54_160" style:family="text" style:parent-style-name="Default_20_Paragraph_20_Font"/>
    <style:style style:name="T54_161" style:family="text" style:parent-style-name="Default_20_Paragraph_20_Font"/>
    <style:style style:name="T54_162" style:family="text" style:parent-style-name="Default_20_Paragraph_20_Font"/>
    <style:style style:name="T54_163" style:family="text" style:parent-style-name="Default_20_Paragraph_20_Font"/>
    <style:style style:name="T54_164" style:family="text" style:parent-style-name="Default_20_Paragraph_20_Font"/>
    <style:style style:name="T54_165" style:family="text" style:parent-style-name="Default_20_Paragraph_20_Font"/>
    <style:style style:name="T54_166" style:family="text" style:parent-style-name="Default_20_Paragraph_20_Font"/>
    <style:style style:name="T54_167" style:family="text" style:parent-style-name="Default_20_Paragraph_20_Font"/>
    <style:style style:name="T54_168" style:family="text" style:parent-style-name="Default_20_Paragraph_20_Font"/>
    <style:style style:name="P55" style:family="paragraph" style:parent-style-name="Standard">
      <style:paragraph-properties fo:break-before="auto"/>
    </style:style>
    <style:style style:name="P56" style:family="paragraph" style:parent-style-name="Standard">
      <style:paragraph-properties fo:break-before="auto"/>
    </style:style>
    <style:style style:name="T56_1" style:family="text" style:parent-style-name="Default_20_Paragraph_20_Font"/>
    <style:style style:name="T56_2" style:family="text" style:parent-style-name="Default_20_Paragraph_20_Font"/>
    <style:style style:name="T56_3" style:family="text" style:parent-style-name="Default_20_Paragraph_20_Font"/>
    <style:style style:name="T56_4" style:family="text" style:parent-style-name="Default_20_Paragraph_20_Font"/>
    <style:style style:name="T56_5" style:family="text" style:parent-style-name="Default_20_Paragraph_20_Font"/>
    <style:style style:name="T56_6" style:family="text" style:parent-style-name="Default_20_Paragraph_20_Font"/>
    <style:style style:name="T56_7" style:family="text" style:parent-style-name="Default_20_Paragraph_20_Font"/>
    <style:style style:name="T56_8" style:family="text" style:parent-style-name="Default_20_Paragraph_20_Font"/>
    <style:style style:name="T56_9" style:family="text" style:parent-style-name="Default_20_Paragraph_20_Font"/>
    <style:style style:name="T56_10" style:family="text" style:parent-style-name="Default_20_Paragraph_20_Font"/>
    <style:style style:name="T56_11" style:family="text" style:parent-style-name="Default_20_Paragraph_20_Font"/>
    <style:style style:name="T56_12" style:family="text" style:parent-style-name="Default_20_Paragraph_20_Font"/>
    <style:style style:name="T56_13" style:family="text" style:parent-style-name="Default_20_Paragraph_20_Font"/>
    <style:style style:name="T56_14" style:family="text" style:parent-style-name="Default_20_Paragraph_20_Font"/>
    <style:style style:name="T56_15" style:family="text" style:parent-style-name="Default_20_Paragraph_20_Font"/>
    <style:style style:name="T56_16" style:family="text" style:parent-style-name="Default_20_Paragraph_20_Font"/>
    <style:style style:name="T56_17" style:family="text" style:parent-style-name="Default_20_Paragraph_20_Font"/>
    <style:style style:name="T56_18" style:family="text" style:parent-style-name="Default_20_Paragraph_20_Font"/>
    <style:style style:name="T56_19" style:family="text" style:parent-style-name="Default_20_Paragraph_20_Font"/>
    <style:style style:name="T56_20" style:family="text" style:parent-style-name="Default_20_Paragraph_20_Font"/>
    <style:style style:name="T56_21" style:family="text" style:parent-style-name="Default_20_Paragraph_20_Font"/>
    <style:style style:name="T56_22" style:family="text" style:parent-style-name="Default_20_Paragraph_20_Font"/>
    <style:style style:name="T56_23" style:family="text" style:parent-style-name="Default_20_Paragraph_20_Font"/>
    <style:style style:name="T56_24" style:family="text" style:parent-style-name="Default_20_Paragraph_20_Font"/>
    <style:style style:name="T56_25" style:family="text" style:parent-style-name="Default_20_Paragraph_20_Font">
      <style:text-properties fo:font-weight="bold" style:font-weight-asian="bold" style:font-weight-complex="bold"/>
    </style:style>
    <style:style style:name="T56_26" style:family="text" style:parent-style-name="Default_20_Paragraph_20_Font">
      <style:text-properties fo:font-weight="bold" style:font-weight-asian="bold" style:font-weight-complex="bold"/>
    </style:style>
    <style:style style:name="T56_27" style:family="text" style:parent-style-name="Default_20_Paragraph_20_Font"/>
    <style:style style:name="T56_28" style:family="text" style:parent-style-name="Default_20_Paragraph_20_Font"/>
    <style:style style:name="T56_29" style:family="text" style:parent-style-name="Default_20_Paragraph_20_Font"/>
    <style:style style:name="T56_30" style:family="text" style:parent-style-name="Default_20_Paragraph_20_Font"/>
    <style:style style:name="T56_31" style:family="text" style:parent-style-name="Default_20_Paragraph_20_Font"/>
    <style:style style:name="T56_32" style:family="text" style:parent-style-name="Default_20_Paragraph_20_Font"/>
    <style:style style:name="T56_33" style:family="text" style:parent-style-name="Default_20_Paragraph_20_Font"/>
    <style:style style:name="T56_34" style:family="text" style:parent-style-name="Default_20_Paragraph_20_Font"/>
    <style:style style:name="T56_35" style:family="text" style:parent-style-name="Default_20_Paragraph_20_Font"/>
    <style:style style:name="T56_36" style:family="text" style:parent-style-name="Default_20_Paragraph_20_Font"/>
    <style:style style:name="T56_37" style:family="text" style:parent-style-name="Default_20_Paragraph_20_Font"/>
    <style:style style:name="T56_38" style:family="text" style:parent-style-name="Default_20_Paragraph_20_Font"/>
    <style:style style:name="T56_39" style:family="text" style:parent-style-name="Default_20_Paragraph_20_Font"/>
    <style:style style:name="T56_40" style:family="text" style:parent-style-name="Default_20_Paragraph_20_Font"/>
    <style:style style:name="T56_41" style:family="text" style:parent-style-name="Default_20_Paragraph_20_Font"/>
    <style:style style:name="T56_42" style:family="text" style:parent-style-name="Default_20_Paragraph_20_Font"/>
    <style:style style:name="T56_43" style:family="text" style:parent-style-name="Default_20_Paragraph_20_Font"/>
    <style:style style:name="T56_44" style:family="text" style:parent-style-name="Default_20_Paragraph_20_Font"/>
    <style:style style:name="T56_45" style:family="text" style:parent-style-name="Default_20_Paragraph_20_Font"/>
    <style:style style:name="T56_46" style:family="text" style:parent-style-name="Default_20_Paragraph_20_Font"/>
    <style:style style:name="T56_47" style:family="text" style:parent-style-name="Default_20_Paragraph_20_Font"/>
    <style:style style:name="T56_48" style:family="text" style:parent-style-name="Default_20_Paragraph_20_Font"/>
    <style:style style:name="T56_49" style:family="text" style:parent-style-name="Default_20_Paragraph_20_Font"/>
    <style:style style:name="T56_50" style:family="text" style:parent-style-name="Default_20_Paragraph_20_Font"/>
    <style:style style:name="T56_51" style:family="text" style:parent-style-name="Default_20_Paragraph_20_Font"/>
    <style:style style:name="T56_52" style:family="text" style:parent-style-name="Default_20_Paragraph_20_Font"/>
    <style:style style:name="T56_53" style:family="text" style:parent-style-name="Default_20_Paragraph_20_Font"/>
    <style:style style:name="T56_54" style:family="text" style:parent-style-name="Default_20_Paragraph_20_Font"/>
    <style:style style:name="T56_55" style:family="text" style:parent-style-name="Default_20_Paragraph_20_Font"/>
    <style:style style:name="T56_56" style:family="text" style:parent-style-name="Default_20_Paragraph_20_Font"/>
    <style:style style:name="T56_57" style:family="text" style:parent-style-name="Default_20_Paragraph_20_Font"/>
    <style:style style:name="T56_58" style:family="text" style:parent-style-name="Default_20_Paragraph_20_Font"/>
    <style:style style:name="T56_59" style:family="text" style:parent-style-name="Default_20_Paragraph_20_Font"/>
    <style:style style:name="T56_60" style:family="text" style:parent-style-name="Default_20_Paragraph_20_Font"/>
    <style:style style:name="T56_61" style:family="text" style:parent-style-name="Default_20_Paragraph_20_Font"/>
    <style:style style:name="T56_62" style:family="text" style:parent-style-name="Default_20_Paragraph_20_Font"/>
    <style:style style:name="T56_63" style:family="text" style:parent-style-name="Default_20_Paragraph_20_Font"/>
    <style:style style:name="T56_64" style:family="text" style:parent-style-name="Default_20_Paragraph_20_Font"/>
    <style:style style:name="T56_65" style:family="text" style:parent-style-name="Default_20_Paragraph_20_Font"/>
    <style:style style:name="T56_66" style:family="text" style:parent-style-name="Default_20_Paragraph_20_Font"/>
    <style:style style:name="T56_67" style:family="text" style:parent-style-name="Default_20_Paragraph_20_Font"/>
    <style:style style:name="T56_68" style:family="text" style:parent-style-name="Default_20_Paragraph_20_Font"/>
    <style:style style:name="T56_69" style:family="text" style:parent-style-name="Default_20_Paragraph_20_Font"/>
    <style:style style:name="T56_70" style:family="text" style:parent-style-name="Default_20_Paragraph_20_Font"/>
    <style:style style:name="T56_71" style:family="text" style:parent-style-name="Default_20_Paragraph_20_Font"/>
    <style:style style:name="T56_72" style:family="text" style:parent-style-name="Default_20_Paragraph_20_Font"/>
    <style:style style:name="T56_73" style:family="text" style:parent-style-name="Default_20_Paragraph_20_Font"/>
    <style:style style:name="T56_74" style:family="text" style:parent-style-name="Default_20_Paragraph_20_Font"/>
    <style:style style:name="T56_75" style:family="text" style:parent-style-name="Default_20_Paragraph_20_Font"/>
    <style:style style:name="T56_76" style:family="text" style:parent-style-name="Default_20_Paragraph_20_Font"/>
    <style:style style:name="T56_77" style:family="text" style:parent-style-name="Default_20_Paragraph_20_Font"/>
    <style:style style:name="T56_78" style:family="text" style:parent-style-name="Default_20_Paragraph_20_Font"/>
    <style:style style:name="T56_79" style:family="text" style:parent-style-name="Default_20_Paragraph_20_Font"/>
    <style:style style:name="T56_80" style:family="text" style:parent-style-name="Default_20_Paragraph_20_Font"/>
    <style:style style:name="T56_81" style:family="text" style:parent-style-name="Default_20_Paragraph_20_Font"/>
    <style:style style:name="T56_82" style:family="text" style:parent-style-name="Default_20_Paragraph_20_Font"/>
    <style:style style:name="T56_83" style:family="text" style:parent-style-name="Default_20_Paragraph_20_Font"/>
    <style:style style:name="T56_84" style:family="text" style:parent-style-name="Default_20_Paragraph_20_Font"/>
    <style:style style:name="T56_85" style:family="text" style:parent-style-name="Default_20_Paragraph_20_Font"/>
    <style:style style:name="T56_86" style:family="text" style:parent-style-name="Default_20_Paragraph_20_Font"/>
    <style:style style:name="T56_87" style:family="text" style:parent-style-name="Default_20_Paragraph_20_Font"/>
    <style:style style:name="T56_88" style:family="text" style:parent-style-name="Default_20_Paragraph_20_Font"/>
    <style:style style:name="T56_89" style:family="text" style:parent-style-name="Default_20_Paragraph_20_Font"/>
    <style:style style:name="T56_90" style:family="text" style:parent-style-name="Default_20_Paragraph_20_Font"/>
    <style:style style:name="T56_91" style:family="text" style:parent-style-name="Default_20_Paragraph_20_Font"/>
    <style:style style:name="T56_92" style:family="text" style:parent-style-name="Default_20_Paragraph_20_Font"/>
    <style:style style:name="T56_93" style:family="text" style:parent-style-name="Default_20_Paragraph_20_Font"/>
    <style:style style:name="T56_94" style:family="text" style:parent-style-name="Default_20_Paragraph_20_Font"/>
    <style:style style:name="T56_95" style:family="text" style:parent-style-name="Default_20_Paragraph_20_Font"/>
    <style:style style:name="T56_96" style:family="text" style:parent-style-name="Default_20_Paragraph_20_Font"/>
    <style:style style:name="T56_97" style:family="text" style:parent-style-name="Default_20_Paragraph_20_Font"/>
    <style:style style:name="T56_98" style:family="text" style:parent-style-name="Default_20_Paragraph_20_Font"/>
    <style:style style:name="T56_99" style:family="text" style:parent-style-name="Default_20_Paragraph_20_Font"/>
    <style:style style:name="T56_100" style:family="text" style:parent-style-name="Default_20_Paragraph_20_Font"/>
    <style:style style:name="T56_101" style:family="text" style:parent-style-name="Default_20_Paragraph_20_Font"/>
    <style:style style:name="T56_102" style:family="text" style:parent-style-name="Default_20_Paragraph_20_Font"/>
    <style:style style:name="T56_103" style:family="text" style:parent-style-name="Default_20_Paragraph_20_Font"/>
    <style:style style:name="T56_104" style:family="text" style:parent-style-name="Default_20_Paragraph_20_Font"/>
    <style:style style:name="T56_105" style:family="text" style:parent-style-name="Default_20_Paragraph_20_Font"/>
    <style:style style:name="T56_106" style:family="text" style:parent-style-name="Default_20_Paragraph_20_Font"/>
    <style:style style:name="T56_107" style:family="text" style:parent-style-name="Default_20_Paragraph_20_Font"/>
    <style:style style:name="T56_108" style:family="text" style:parent-style-name="Default_20_Paragraph_20_Font"/>
    <style:style style:name="T56_109" style:family="text" style:parent-style-name="Default_20_Paragraph_20_Font"/>
    <style:style style:name="T56_110" style:family="text" style:parent-style-name="Default_20_Paragraph_20_Font"/>
    <style:style style:name="T56_111" style:family="text" style:parent-style-name="Default_20_Paragraph_20_Font"/>
    <style:style style:name="T56_112" style:family="text" style:parent-style-name="Default_20_Paragraph_20_Font"/>
    <style:style style:name="T56_113" style:family="text" style:parent-style-name="Default_20_Paragraph_20_Font"/>
    <style:style style:name="T56_114" style:family="text" style:parent-style-name="Default_20_Paragraph_20_Font"/>
    <style:style style:name="T56_115" style:family="text" style:parent-style-name="Default_20_Paragraph_20_Font"/>
    <style:style style:name="T56_116" style:family="text" style:parent-style-name="Default_20_Paragraph_20_Font"/>
    <style:style style:name="T56_117" style:family="text" style:parent-style-name="Default_20_Paragraph_20_Font"/>
    <style:style style:name="T56_118" style:family="text" style:parent-style-name="Default_20_Paragraph_20_Font"/>
    <style:style style:name="T56_119" style:family="text" style:parent-style-name="Default_20_Paragraph_20_Font"/>
    <style:style style:name="T56_120" style:family="text" style:parent-style-name="Default_20_Paragraph_20_Font"/>
    <style:style style:name="T56_121" style:family="text" style:parent-style-name="Default_20_Paragraph_20_Font"/>
    <style:style style:name="T56_122" style:family="text" style:parent-style-name="Default_20_Paragraph_20_Font"/>
    <style:style style:name="T56_123" style:family="text" style:parent-style-name="Default_20_Paragraph_20_Font"/>
    <style:style style:name="T56_124" style:family="text" style:parent-style-name="Default_20_Paragraph_20_Font"/>
    <style:style style:name="T56_125" style:family="text" style:parent-style-name="Default_20_Paragraph_20_Font"/>
    <style:style style:name="T56_126" style:family="text" style:parent-style-name="Default_20_Paragraph_20_Font"/>
    <style:style style:name="T56_127" style:family="text" style:parent-style-name="Default_20_Paragraph_20_Font"/>
    <style:style style:name="T56_128" style:family="text" style:parent-style-name="Default_20_Paragraph_20_Font"/>
    <style:style style:name="T56_129" style:family="text" style:parent-style-name="Default_20_Paragraph_20_Font"/>
    <style:style style:name="T56_130" style:family="text" style:parent-style-name="Default_20_Paragraph_20_Font"/>
    <style:style style:name="T56_131" style:family="text" style:parent-style-name="Default_20_Paragraph_20_Font"/>
    <style:style style:name="T56_132" style:family="text" style:parent-style-name="Default_20_Paragraph_20_Font"/>
    <style:style style:name="T56_133" style:family="text" style:parent-style-name="Default_20_Paragraph_20_Font"/>
    <style:style style:name="T56_134" style:family="text" style:parent-style-name="Default_20_Paragraph_20_Font"/>
    <style:style style:name="T56_135" style:family="text" style:parent-style-name="Default_20_Paragraph_20_Font"/>
    <style:style style:name="T56_136" style:family="text" style:parent-style-name="Default_20_Paragraph_20_Font"/>
    <style:style style:name="T56_137" style:family="text" style:parent-style-name="Default_20_Paragraph_20_Font"/>
    <style:style style:name="P57" style:family="paragraph" style:parent-style-name="Standard">
      <style:paragraph-properties fo:break-before="auto"/>
    </style:style>
    <style:style style:name="P58" style:family="paragraph" style:parent-style-name="Standard">
      <style:paragraph-properties fo:break-before="auto"/>
    </style:style>
    <style:style style:name="P59" style:family="paragraph" style:parent-style-name="Standard">
      <style:paragraph-properties fo:break-before="auto"/>
    </style:style>
    <style:style style:name="T59_1" style:family="text" style:parent-style-name="Default_20_Paragraph_20_Font">
      <style:text-properties fo:font-size="16pt" style:font-size-asian="16pt" style:font-size-complex="16pt" fo:font-weight="bold" style:font-weight-asian="bold" style:font-weight-complex="bold"/>
    </style:style>
    <style:style style:name="T59_2" style:family="text" style:parent-style-name="Default_20_Paragraph_20_Font">
      <style:text-properties fo:font-size="16pt" style:font-size-asian="16pt" style:font-size-complex="16pt" fo:font-weight="bold" style:font-weight-asian="bold" style:font-weight-complex="bold"/>
    </style:style>
    <style:style style:name="T59_3" style:family="text" style:parent-style-name="Default_20_Paragraph_20_Font">
      <style:text-properties fo:font-size="16pt" style:font-size-asian="16pt" style:font-size-complex="16pt" fo:font-weight="bold" style:font-weight-asian="bold" style:font-weight-complex="bold"/>
    </style:style>
    <style:style style:name="P60" style:family="paragraph" style:parent-style-name="Standard">
      <style:paragraph-properties fo:break-before="auto"/>
      <style:text-properties fo:font-size="16pt" style:font-size-asian="16pt" style:font-size-complex="16pt" fo:font-weight="bold" style:font-weight-asian="bold" style:font-weight-complex="bold"/>
    </style:style>
    <style:style style:name="P61" style:family="paragraph" style:parent-style-name="Heading_20_3">
      <style:paragraph-properties fo:break-before="auto"/>
    </style:style>
    <style:style style:name="T61_1" style:family="text" style:parent-style-name="Default_20_Paragraph_20_Font"/>
    <style:style style:name="P62" style:family="paragraph" style:parent-style-name="Standard">
      <style:paragraph-properties fo:break-before="auto"/>
    </style:style>
    <style:style style:name="P63" style:family="paragraph" style:parent-style-name="Standard">
      <style:paragraph-properties fo:break-before="auto"/>
    </style:style>
    <style:style style:name="T63_1" style:family="text" style:parent-style-name="Default_20_Paragraph_20_Font"/>
    <style:style style:name="T63_2" style:family="text" style:parent-style-name="Default_20_Paragraph_20_Font"/>
    <style:style style:name="T63_3" style:family="text" style:parent-style-name="Default_20_Paragraph_20_Font"/>
    <style:style style:name="T63_4" style:family="text" style:parent-style-name="Default_20_Paragraph_20_Font"/>
    <style:style style:name="T63_5" style:family="text" style:parent-style-name="Default_20_Paragraph_20_Font"/>
    <style:style style:name="T63_6" style:family="text" style:parent-style-name="Default_20_Paragraph_20_Font"/>
    <style:style style:name="T63_7" style:family="text" style:parent-style-name="Default_20_Paragraph_20_Font"/>
    <style:style style:name="T63_8" style:family="text" style:parent-style-name="Default_20_Paragraph_20_Font"/>
    <style:style style:name="T63_9" style:family="text" style:parent-style-name="Default_20_Paragraph_20_Font"/>
    <style:style style:name="T63_10" style:family="text" style:parent-style-name="Default_20_Paragraph_20_Font"/>
    <style:style style:name="T63_11" style:family="text" style:parent-style-name="Default_20_Paragraph_20_Font">
      <style:text-properties fo:font-weight="bold" style:font-weight-asian="bold" style:font-weight-complex="bold"/>
    </style:style>
    <style:style style:name="T63_12" style:family="text" style:parent-style-name="Default_20_Paragraph_20_Font">
      <style:text-properties fo:font-weight="bold" style:font-weight-asian="bold" style:font-weight-complex="bold"/>
    </style:style>
    <style:style style:name="T63_13" style:family="text" style:parent-style-name="Default_20_Paragraph_20_Font"/>
    <style:style style:name="T63_14" style:family="text" style:parent-style-name="Default_20_Paragraph_20_Font"/>
    <style:style style:name="T63_15" style:family="text" style:parent-style-name="Default_20_Paragraph_20_Font"/>
    <style:style style:name="T63_16" style:family="text" style:parent-style-name="Default_20_Paragraph_20_Font"/>
    <style:style style:name="T63_17" style:family="text" style:parent-style-name="Default_20_Paragraph_20_Font"/>
    <style:style style:name="T63_18" style:family="text" style:parent-style-name="Default_20_Paragraph_20_Font"/>
    <style:style style:name="T63_19" style:family="text" style:parent-style-name="Default_20_Paragraph_20_Font"/>
    <style:style style:name="T63_20" style:family="text" style:parent-style-name="Default_20_Paragraph_20_Font"/>
    <style:style style:name="T63_21" style:family="text" style:parent-style-name="Default_20_Paragraph_20_Font"/>
    <style:style style:name="T63_22" style:family="text" style:parent-style-name="Default_20_Paragraph_20_Font"/>
    <style:style style:name="T63_23" style:family="text" style:parent-style-name="Default_20_Paragraph_20_Font"/>
    <style:style style:name="T63_24" style:family="text" style:parent-style-name="Default_20_Paragraph_20_Font"/>
    <style:style style:name="T63_25" style:family="text" style:parent-style-name="Default_20_Paragraph_20_Font"/>
    <style:style style:name="T63_26" style:family="text" style:parent-style-name="Default_20_Paragraph_20_Font"/>
    <style:style style:name="T63_27" style:family="text" style:parent-style-name="Default_20_Paragraph_20_Font"/>
    <style:style style:name="T63_28" style:family="text" style:parent-style-name="Default_20_Paragraph_20_Font"/>
    <style:style style:name="T63_29" style:family="text" style:parent-style-name="Default_20_Paragraph_20_Font"/>
    <style:style style:name="P64" style:family="paragraph" style:parent-style-name="Standard">
      <style:paragraph-properties fo:break-before="auto"/>
    </style:style>
    <style:style style:name="T64_1" style:family="text" style:parent-style-name="Default_20_Paragraph_20_Font">
      <style:text-properties fo:font-weight="bold" style:font-weight-asian="bold" style:font-weight-complex="bold"/>
    </style:style>
    <style:style style:name="P65" style:family="paragraph" style:parent-style-name="Standard">
      <style:paragraph-properties fo:break-before="auto"/>
    </style:style>
    <style:style style:name="T65_1" style:family="text" style:parent-style-name="Default_20_Paragraph_20_Font">
      <style:text-properties fo:font-weight="bold" style:font-weight-asian="bold" style:font-weight-complex="bold"/>
    </style:style>
    <style:style style:name="P66" style:family="paragraph" style:parent-style-name="Standard">
      <style:paragraph-properties fo:break-before="auto"/>
    </style:style>
    <style:style style:name="T66_1" style:family="text" style:parent-style-name="Default_20_Paragraph_20_Font">
      <style:text-properties fo:font-weight="bold" style:font-weight-asian="bold" style:font-weight-complex="bold"/>
    </style:style>
    <style:style style:name="P67" style:family="paragraph" style:parent-style-name="Standard">
      <style:paragraph-properties fo:break-before="auto"/>
    </style:style>
    <style:style style:name="T67_1" style:family="text" style:parent-style-name="Default_20_Paragraph_20_Font">
      <style:text-properties fo:font-weight="bold" style:font-weight-asian="bold" style:font-weight-complex="bold"/>
    </style:style>
    <style:style style:name="P68" style:family="paragraph" style:parent-style-name="Standard">
      <style:paragraph-properties fo:break-before="auto"/>
      <style:text-properties fo:font-weight="bold" style:font-weight-asian="bold" style:font-weight-complex="bold"/>
    </style:style>
    <style:style style:name="P69" style:family="paragraph" style:parent-style-name="Standard">
      <style:paragraph-properties fo:break-before="auto"/>
    </style:style>
    <style:style style:name="T69_1" style:family="text" style:parent-style-name="Default_20_Paragraph_20_Font"/>
    <style:style style:name="T69_2" style:family="text" style:parent-style-name="Default_20_Paragraph_20_Font"/>
    <style:style style:name="T69_3" style:family="text" style:parent-style-name="Default_20_Paragraph_20_Font"/>
    <style:style style:name="T69_4" style:family="text" style:parent-style-name="Default_20_Paragraph_20_Font"/>
    <style:style style:name="T69_5" style:family="text" style:parent-style-name="Default_20_Paragraph_20_Font"/>
    <style:style style:name="T69_6" style:family="text" style:parent-style-name="Default_20_Paragraph_20_Font"/>
    <style:style style:name="T69_7" style:family="text" style:parent-style-name="Default_20_Paragraph_20_Font"/>
    <style:style style:name="T69_8" style:family="text" style:parent-style-name="Default_20_Paragraph_20_Font"/>
    <style:style style:name="T69_9" style:family="text" style:parent-style-name="Default_20_Paragraph_20_Font"/>
    <style:style style:name="T69_10" style:family="text" style:parent-style-name="Default_20_Paragraph_20_Font"/>
    <style:style style:name="T69_11" style:family="text" style:parent-style-name="Default_20_Paragraph_20_Font"/>
    <style:style style:name="T69_12" style:family="text" style:parent-style-name="Default_20_Paragraph_20_Font"/>
    <style:style style:name="T69_13" style:family="text" style:parent-style-name="Default_20_Paragraph_20_Font"/>
    <style:style style:name="T69_14" style:family="text" style:parent-style-name="Default_20_Paragraph_20_Font"/>
    <style:style style:name="T69_15" style:family="text" style:parent-style-name="Default_20_Paragraph_20_Font">
      <style:text-properties fo:font-weight="bold" style:font-weight-asian="bold" style:font-weight-complex="bold"/>
    </style:style>
    <style:style style:name="T69_16" style:family="text" style:parent-style-name="Default_20_Paragraph_20_Font">
      <style:text-properties fo:font-weight="bold" style:font-weight-asian="bold" style:font-weight-complex="bold"/>
    </style:style>
    <style:style style:name="T69_17" style:family="text" style:parent-style-name="Default_20_Paragraph_20_Font"/>
    <style:style style:name="T69_18" style:family="text" style:parent-style-name="Default_20_Paragraph_20_Font"/>
    <style:style style:name="T69_19" style:family="text" style:parent-style-name="Default_20_Paragraph_20_Font"/>
    <style:style style:name="T69_20" style:family="text" style:parent-style-name="Default_20_Paragraph_20_Font"/>
    <style:style style:name="T69_21" style:family="text" style:parent-style-name="Default_20_Paragraph_20_Font"/>
    <style:style style:name="T69_22" style:family="text" style:parent-style-name="Default_20_Paragraph_20_Font"/>
    <style:style style:name="T69_23" style:family="text" style:parent-style-name="Default_20_Paragraph_20_Font"/>
    <style:style style:name="T69_24" style:family="text" style:parent-style-name="Default_20_Paragraph_20_Font"/>
    <style:style style:name="T69_25" style:family="text" style:parent-style-name="Default_20_Paragraph_20_Font"/>
    <style:style style:name="T69_26" style:family="text" style:parent-style-name="Default_20_Paragraph_20_Font"/>
    <style:style style:name="T69_27" style:family="text" style:parent-style-name="Default_20_Paragraph_20_Font"/>
    <style:style style:name="T69_28" style:family="text" style:parent-style-name="Default_20_Paragraph_20_Font"/>
    <style:style style:name="T69_29" style:family="text" style:parent-style-name="Default_20_Paragraph_20_Font"/>
    <style:style style:name="T69_30" style:family="text" style:parent-style-name="Default_20_Paragraph_20_Font"/>
    <style:style style:name="T69_31" style:family="text" style:parent-style-name="Default_20_Paragraph_20_Font"/>
    <style:style style:name="T69_32" style:family="text" style:parent-style-name="Default_20_Paragraph_20_Font"/>
    <style:style style:name="T69_33" style:family="text" style:parent-style-name="Default_20_Paragraph_20_Font"/>
    <style:style style:name="T69_34" style:family="text" style:parent-style-name="Default_20_Paragraph_20_Font"/>
    <style:style style:name="T69_35" style:family="text" style:parent-style-name="Default_20_Paragraph_20_Font"/>
    <style:style style:name="T69_36" style:family="text" style:parent-style-name="Default_20_Paragraph_20_Font"/>
    <style:style style:name="T69_37" style:family="text" style:parent-style-name="Default_20_Paragraph_20_Font"/>
    <style:style style:name="T69_38" style:family="text" style:parent-style-name="Default_20_Paragraph_20_Font"/>
    <style:style style:name="T69_39" style:family="text" style:parent-style-name="Default_20_Paragraph_20_Font"/>
    <style:style style:name="T69_40" style:family="text" style:parent-style-name="Default_20_Paragraph_20_Font"/>
    <style:style style:name="T69_41" style:family="text" style:parent-style-name="Default_20_Paragraph_20_Font"/>
    <style:style style:name="T69_42" style:family="text" style:parent-style-name="Default_20_Paragraph_20_Font"/>
    <style:style style:name="T69_43" style:family="text" style:parent-style-name="Default_20_Paragraph_20_Font"/>
    <style:style style:name="T69_44" style:family="text" style:parent-style-name="Default_20_Paragraph_20_Font"/>
    <style:style style:name="T69_45" style:family="text" style:parent-style-name="Default_20_Paragraph_20_Font"/>
    <style:style style:name="T69_46" style:family="text" style:parent-style-name="Default_20_Paragraph_20_Font">
      <style:text-properties fo:font-weight="bold" style:font-weight-asian="bold" style:font-weight-complex="bold"/>
    </style:style>
    <style:style style:name="T69_47" style:family="text" style:parent-style-name="Default_20_Paragraph_20_Font">
      <style:text-properties fo:font-weight="bold" style:font-weight-asian="bold" style:font-weight-complex="bold"/>
    </style:style>
    <style:style style:name="T69_48" style:family="text" style:parent-style-name="Default_20_Paragraph_20_Font">
      <style:text-properties fo:font-weight="bold" style:font-weight-asian="bold" style:font-weight-complex="bold"/>
    </style:style>
    <style:style style:name="T69_49" style:family="text" style:parent-style-name="Default_20_Paragraph_20_Font">
      <style:text-properties fo:font-weight="bold" style:font-weight-asian="bold" style:font-weight-complex="bold"/>
    </style:style>
    <style:style style:name="T69_50" style:family="text" style:parent-style-name="Default_20_Paragraph_20_Font">
      <style:text-properties fo:font-weight="bold" style:font-weight-asian="bold" style:font-weight-complex="bold"/>
    </style:style>
    <style:style style:name="T69_51" style:family="text" style:parent-style-name="Default_20_Paragraph_20_Font">
      <style:text-properties fo:font-weight="bold" style:font-weight-asian="bold" style:font-weight-complex="bold"/>
    </style:style>
    <style:style style:name="T69_52" style:family="text" style:parent-style-name="Default_20_Paragraph_20_Font">
      <style:text-properties fo:font-weight="bold" style:font-weight-asian="bold" style:font-weight-complex="bold"/>
    </style:style>
    <style:style style:name="T69_53" style:family="text" style:parent-style-name="Default_20_Paragraph_20_Font">
      <style:text-properties fo:font-weight="bold" style:font-weight-asian="bold" style:font-weight-complex="bold"/>
    </style:style>
    <style:style style:name="T69_54" style:family="text" style:parent-style-name="Default_20_Paragraph_20_Font">
      <style:text-properties fo:font-weight="bold" style:font-weight-asian="bold" style:font-weight-complex="bold"/>
    </style:style>
    <style:style style:name="T69_55" style:family="text" style:parent-style-name="Default_20_Paragraph_20_Font">
      <style:text-properties fo:font-weight="bold" style:font-weight-asian="bold" style:font-weight-complex="bold"/>
    </style:style>
    <style:style style:name="T69_56" style:family="text" style:parent-style-name="Default_20_Paragraph_20_Font">
      <style:text-properties fo:font-weight="bold" style:font-weight-asian="bold" style:font-weight-complex="bold"/>
    </style:style>
    <style:style style:name="T69_57" style:family="text" style:parent-style-name="Default_20_Paragraph_20_Font">
      <style:text-properties fo:font-weight="bold" style:font-weight-asian="bold" style:font-weight-complex="bold"/>
    </style:style>
    <style:style style:name="T69_58" style:family="text" style:parent-style-name="Default_20_Paragraph_20_Font">
      <style:text-properties fo:font-weight="bold" style:font-weight-asian="bold" style:font-weight-complex="bold"/>
    </style:style>
    <style:style style:name="T69_59" style:family="text" style:parent-style-name="Default_20_Paragraph_20_Font">
      <style:text-properties fo:font-weight="bold" style:font-weight-asian="bold" style:font-weight-complex="bold"/>
    </style:style>
    <style:style style:name="T69_60" style:family="text" style:parent-style-name="Default_20_Paragraph_20_Font">
      <style:text-properties fo:font-weight="bold" style:font-weight-asian="bold" style:font-weight-complex="bold"/>
    </style:style>
    <style:style style:name="T69_61" style:family="text" style:parent-style-name="Default_20_Paragraph_20_Font">
      <style:text-properties fo:font-weight="bold" style:font-weight-asian="bold" style:font-weight-complex="bold"/>
    </style:style>
    <style:style style:name="T69_62" style:family="text" style:parent-style-name="Default_20_Paragraph_20_Font">
      <style:text-properties fo:font-weight="bold" style:font-weight-asian="bold" style:font-weight-complex="bold"/>
    </style:style>
    <style:style style:name="T69_63" style:family="text" style:parent-style-name="Default_20_Paragraph_20_Font">
      <style:text-properties fo:font-weight="bold" style:font-weight-asian="bold" style:font-weight-complex="bold"/>
    </style:style>
    <style:style style:name="T69_64" style:family="text" style:parent-style-name="Default_20_Paragraph_20_Font">
      <style:text-properties fo:font-weight="bold" style:font-weight-asian="bold" style:font-weight-complex="bold"/>
    </style:style>
    <style:style style:name="T69_65" style:family="text" style:parent-style-name="Default_20_Paragraph_20_Font">
      <style:text-properties fo:font-weight="bold" style:font-weight-asian="bold" style:font-weight-complex="bold"/>
    </style:style>
    <style:style style:name="T69_66" style:family="text" style:parent-style-name="Default_20_Paragraph_20_Font">
      <style:text-properties fo:font-weight="bold" style:font-weight-asian="bold" style:font-weight-complex="bold"/>
    </style:style>
    <style:style style:name="T69_67" style:family="text" style:parent-style-name="Default_20_Paragraph_20_Font">
      <style:text-properties fo:font-weight="bold" style:font-weight-asian="bold" style:font-weight-complex="bold"/>
    </style:style>
    <style:style style:name="T69_68" style:family="text" style:parent-style-name="Default_20_Paragraph_20_Font">
      <style:text-properties fo:font-weight="bold" style:font-weight-asian="bold" style:font-weight-complex="bold"/>
    </style:style>
    <style:style style:name="T69_69" style:family="text" style:parent-style-name="Default_20_Paragraph_20_Font">
      <style:text-properties fo:font-weight="bold" style:font-weight-asian="bold" style:font-weight-complex="bold"/>
    </style:style>
    <style:style style:name="T69_70" style:family="text" style:parent-style-name="Default_20_Paragraph_20_Font">
      <style:text-properties fo:font-weight="bold" style:font-weight-asian="bold" style:font-weight-complex="bold"/>
    </style:style>
    <style:style style:name="T69_71" style:family="text" style:parent-style-name="Default_20_Paragraph_20_Font">
      <style:text-properties fo:font-weight="bold" style:font-weight-asian="bold" style:font-weight-complex="bold"/>
    </style:style>
    <style:style style:name="T69_72" style:family="text" style:parent-style-name="Default_20_Paragraph_20_Font">
      <style:text-properties fo:font-weight="bold" style:font-weight-asian="bold" style:font-weight-complex="bold"/>
    </style:style>
    <style:style style:name="T69_73" style:family="text" style:parent-style-name="Default_20_Paragraph_20_Font">
      <style:text-properties fo:font-weight="bold" style:font-weight-asian="bold" style:font-weight-complex="bold"/>
    </style:style>
    <style:style style:name="T69_74" style:family="text" style:parent-style-name="Default_20_Paragraph_20_Font"/>
    <style:style style:name="T69_75" style:family="text" style:parent-style-name="Default_20_Paragraph_20_Font"/>
    <style:style style:name="T69_76" style:family="text" style:parent-style-name="Default_20_Paragraph_20_Font"/>
    <style:style style:name="T69_77" style:family="text" style:parent-style-name="Default_20_Paragraph_20_Font"/>
    <style:style style:name="T69_78" style:family="text" style:parent-style-name="Default_20_Paragraph_20_Font"/>
    <style:style style:name="T69_79" style:family="text" style:parent-style-name="Default_20_Paragraph_20_Font"/>
    <style:style style:name="T69_80" style:family="text" style:parent-style-name="Default_20_Paragraph_20_Font"/>
    <style:style style:name="T69_81" style:family="text" style:parent-style-name="Default_20_Paragraph_20_Font"/>
    <style:style style:name="T69_82" style:family="text" style:parent-style-name="Default_20_Paragraph_20_Font"/>
    <style:style style:name="T69_83" style:family="text" style:parent-style-name="Default_20_Paragraph_20_Font">
      <style:text-properties fo:font-weight="bold" style:font-weight-asian="bold" style:font-weight-complex="bold"/>
    </style:style>
    <style:style style:name="T69_84" style:family="text" style:parent-style-name="Default_20_Paragraph_20_Font">
      <style:text-properties fo:font-weight="bold" style:font-weight-asian="bold" style:font-weight-complex="bold"/>
    </style:style>
    <style:style style:name="T69_85" style:family="text" style:parent-style-name="Default_20_Paragraph_20_Font">
      <style:text-properties fo:font-weight="bold" style:font-weight-asian="bold" style:font-weight-complex="bold"/>
    </style:style>
    <style:style style:name="T69_86" style:family="text" style:parent-style-name="Default_20_Paragraph_20_Font">
      <style:text-properties fo:font-weight="bold" style:font-weight-asian="bold" style:font-weight-complex="bold"/>
    </style:style>
    <style:style style:name="T69_87" style:family="text" style:parent-style-name="Default_20_Paragraph_20_Font">
      <style:text-properties fo:font-weight="bold" style:font-weight-asian="bold" style:font-weight-complex="bold"/>
    </style:style>
    <style:style style:name="T69_88" style:family="text" style:parent-style-name="Default_20_Paragraph_20_Font"/>
    <style:style style:name="T69_89" style:family="text" style:parent-style-name="Default_20_Paragraph_20_Font"/>
    <style:style style:name="T69_90" style:family="text" style:parent-style-name="Default_20_Paragraph_20_Font"/>
    <style:style style:name="T69_91" style:family="text" style:parent-style-name="Default_20_Paragraph_20_Font"/>
    <style:style style:name="T69_92" style:family="text" style:parent-style-name="Default_20_Paragraph_20_Font"/>
    <style:style style:name="T69_93" style:family="text" style:parent-style-name="Default_20_Paragraph_20_Font"/>
    <style:style style:name="T69_94" style:family="text" style:parent-style-name="Default_20_Paragraph_20_Font"/>
    <style:style style:name="T69_95" style:family="text" style:parent-style-name="Default_20_Paragraph_20_Font"/>
    <style:style style:name="T69_96" style:family="text" style:parent-style-name="Default_20_Paragraph_20_Font"/>
    <style:style style:name="T69_97" style:family="text" style:parent-style-name="Default_20_Paragraph_20_Font"/>
    <style:style style:name="T69_98" style:family="text" style:parent-style-name="Default_20_Paragraph_20_Font"/>
    <style:style style:name="T69_99" style:family="text" style:parent-style-name="Default_20_Paragraph_20_Font"/>
    <style:style style:name="T69_100" style:family="text" style:parent-style-name="Default_20_Paragraph_20_Font"/>
    <style:style style:name="T69_101" style:family="text" style:parent-style-name="Default_20_Paragraph_20_Font"/>
    <style:style style:name="T69_102" style:family="text" style:parent-style-name="Default_20_Paragraph_20_Font"/>
    <style:style style:name="T69_103" style:family="text" style:parent-style-name="Default_20_Paragraph_20_Font"/>
    <style:style style:name="T69_104" style:family="text" style:parent-style-name="Default_20_Paragraph_20_Font"/>
    <style:style style:name="T69_105" style:family="text" style:parent-style-name="Default_20_Paragraph_20_Font"/>
    <style:style style:name="T69_106" style:family="text" style:parent-style-name="Default_20_Paragraph_20_Font"/>
    <style:style style:name="T69_107" style:family="text" style:parent-style-name="Default_20_Paragraph_20_Font"/>
    <style:style style:name="T69_108" style:family="text" style:parent-style-name="Default_20_Paragraph_20_Font"/>
    <style:style style:name="T69_109" style:family="text" style:parent-style-name="Default_20_Paragraph_20_Font"/>
    <style:style style:name="T69_110" style:family="text" style:parent-style-name="Default_20_Paragraph_20_Font"/>
    <style:style style:name="T69_111" style:family="text" style:parent-style-name="Default_20_Paragraph_20_Font"/>
    <style:style style:name="T69_112" style:family="text" style:parent-style-name="Default_20_Paragraph_20_Font"/>
    <style:style style:name="T69_113" style:family="text" style:parent-style-name="Default_20_Paragraph_20_Font"/>
    <style:style style:name="T69_114" style:family="text" style:parent-style-name="Default_20_Paragraph_20_Font"/>
    <style:style style:name="T69_115" style:family="text" style:parent-style-name="Default_20_Paragraph_20_Font"/>
    <style:style style:name="T69_116" style:family="text" style:parent-style-name="Default_20_Paragraph_20_Font"/>
    <style:style style:name="T69_117" style:family="text" style:parent-style-name="Default_20_Paragraph_20_Font"/>
    <style:style style:name="T69_118" style:family="text" style:parent-style-name="Default_20_Paragraph_20_Font"/>
    <style:style style:name="T69_119" style:family="text" style:parent-style-name="Default_20_Paragraph_20_Font"/>
    <style:style style:name="T69_120" style:family="text" style:parent-style-name="Default_20_Paragraph_20_Font"/>
    <style:style style:name="T69_121" style:family="text" style:parent-style-name="Default_20_Paragraph_20_Font"/>
    <style:style style:name="T69_122" style:family="text" style:parent-style-name="Default_20_Paragraph_20_Font"/>
    <style:style style:name="T69_123" style:family="text" style:parent-style-name="Default_20_Paragraph_20_Font"/>
    <style:style style:name="T69_124" style:family="text" style:parent-style-name="Default_20_Paragraph_20_Font"/>
    <style:style style:name="T69_125" style:family="text" style:parent-style-name="Default_20_Paragraph_20_Font"/>
    <style:style style:name="T69_126" style:family="text" style:parent-style-name="Default_20_Paragraph_20_Font"/>
    <style:style style:name="T69_127" style:family="text" style:parent-style-name="Default_20_Paragraph_20_Font"/>
    <style:style style:name="T69_128" style:family="text" style:parent-style-name="Default_20_Paragraph_20_Font"/>
    <style:style style:name="T69_129" style:family="text" style:parent-style-name="Default_20_Paragraph_20_Font"/>
    <style:style style:name="T69_130" style:family="text" style:parent-style-name="Default_20_Paragraph_20_Font"/>
    <style:style style:name="T69_131" style:family="text" style:parent-style-name="Default_20_Paragraph_20_Font"/>
    <style:style style:name="T69_132" style:family="text" style:parent-style-name="Default_20_Paragraph_20_Font"/>
    <style:style style:name="T69_133" style:family="text" style:parent-style-name="Default_20_Paragraph_20_Font"/>
    <style:style style:name="T69_134" style:family="text" style:parent-style-name="Default_20_Paragraph_20_Font"/>
    <style:style style:name="T69_135" style:family="text" style:parent-style-name="Default_20_Paragraph_20_Font"/>
    <style:style style:name="T69_136" style:family="text" style:parent-style-name="Default_20_Paragraph_20_Font"/>
    <style:style style:name="T69_137" style:family="text" style:parent-style-name="Default_20_Paragraph_20_Font"/>
    <style:style style:name="T69_138" style:family="text" style:parent-style-name="Default_20_Paragraph_20_Font"/>
    <style:style style:name="T69_139" style:family="text" style:parent-style-name="Default_20_Paragraph_20_Font"/>
    <style:style style:name="T69_140" style:family="text" style:parent-style-name="Default_20_Paragraph_20_Font"/>
    <style:style style:name="T69_141" style:family="text" style:parent-style-name="Default_20_Paragraph_20_Font"/>
    <style:style style:name="T69_142" style:family="text" style:parent-style-name="Default_20_Paragraph_20_Font"/>
    <style:style style:name="T69_143" style:family="text" style:parent-style-name="Default_20_Paragraph_20_Font"/>
    <style:style style:name="T69_144" style:family="text" style:parent-style-name="Default_20_Paragraph_20_Font"/>
    <style:style style:name="T69_145" style:family="text" style:parent-style-name="Default_20_Paragraph_20_Font"/>
    <style:style style:name="T69_146" style:family="text" style:parent-style-name="Default_20_Paragraph_20_Font"/>
    <style:style style:name="T69_147" style:family="text" style:parent-style-name="Default_20_Paragraph_20_Font"/>
    <style:style style:name="T69_148" style:family="text" style:parent-style-name="Default_20_Paragraph_20_Font"/>
    <style:style style:name="T69_149" style:family="text" style:parent-style-name="Default_20_Paragraph_20_Font"/>
    <style:style style:name="T69_150" style:family="text" style:parent-style-name="Default_20_Paragraph_20_Font"/>
    <style:style style:name="T69_151" style:family="text" style:parent-style-name="Default_20_Paragraph_20_Font"/>
    <style:style style:name="T69_152" style:family="text" style:parent-style-name="Default_20_Paragraph_20_Font"/>
    <style:style style:name="T69_153" style:family="text" style:parent-style-name="Default_20_Paragraph_20_Font"/>
    <style:style style:name="T69_154" style:family="text" style:parent-style-name="Default_20_Paragraph_20_Font"/>
    <style:style style:name="T69_155" style:family="text" style:parent-style-name="Default_20_Paragraph_20_Font"/>
    <style:style style:name="T69_156" style:family="text" style:parent-style-name="Default_20_Paragraph_20_Font"/>
    <style:style style:name="T69_157" style:family="text" style:parent-style-name="Default_20_Paragraph_20_Font"/>
    <style:style style:name="T69_158" style:family="text" style:parent-style-name="Default_20_Paragraph_20_Font"/>
    <style:style style:name="T69_159" style:family="text" style:parent-style-name="Default_20_Paragraph_20_Font"/>
    <style:style style:name="T69_160" style:family="text" style:parent-style-name="Default_20_Paragraph_20_Font"/>
    <style:style style:name="T69_161" style:family="text" style:parent-style-name="Default_20_Paragraph_20_Font"/>
    <style:style style:name="T69_162" style:family="text" style:parent-style-name="Default_20_Paragraph_20_Font"/>
    <style:style style:name="T69_163" style:family="text" style:parent-style-name="Default_20_Paragraph_20_Font"/>
    <style:style style:name="T69_164" style:family="text" style:parent-style-name="Default_20_Paragraph_20_Font"/>
    <style:style style:name="T69_165" style:family="text" style:parent-style-name="Default_20_Paragraph_20_Font"/>
    <style:style style:name="T69_166" style:family="text" style:parent-style-name="Default_20_Paragraph_20_Font"/>
    <style:style style:name="T69_167" style:family="text" style:parent-style-name="Default_20_Paragraph_20_Font"/>
    <style:style style:name="T69_168" style:family="text" style:parent-style-name="Default_20_Paragraph_20_Font"/>
    <style:style style:name="T69_169" style:family="text" style:parent-style-name="Default_20_Paragraph_20_Font"/>
    <style:style style:name="T69_170" style:family="text" style:parent-style-name="Default_20_Paragraph_20_Font"/>
    <style:style style:name="T69_171" style:family="text" style:parent-style-name="Default_20_Paragraph_20_Font"/>
    <style:style style:name="T69_172" style:family="text" style:parent-style-name="Default_20_Paragraph_20_Font"/>
    <style:style style:name="T69_173" style:family="text" style:parent-style-name="Default_20_Paragraph_20_Font"/>
    <style:style style:name="T69_174" style:family="text" style:parent-style-name="Default_20_Paragraph_20_Font"/>
    <style:style style:name="T69_175" style:family="text" style:parent-style-name="Default_20_Paragraph_20_Font"/>
    <style:style style:name="T69_176" style:family="text" style:parent-style-name="Default_20_Paragraph_20_Font"/>
    <style:style style:name="T69_177" style:family="text" style:parent-style-name="Default_20_Paragraph_20_Font"/>
    <style:style style:name="T69_178" style:family="text" style:parent-style-name="Default_20_Paragraph_20_Font"/>
    <style:style style:name="T69_179" style:family="text" style:parent-style-name="Default_20_Paragraph_20_Font"/>
    <style:style style:name="T69_180" style:family="text" style:parent-style-name="Default_20_Paragraph_20_Font"/>
    <style:style style:name="T69_181" style:family="text" style:parent-style-name="Default_20_Paragraph_20_Font"/>
    <style:style style:name="T69_182" style:family="text" style:parent-style-name="Default_20_Paragraph_20_Font"/>
    <style:style style:name="T69_183" style:family="text" style:parent-style-name="Default_20_Paragraph_20_Font"/>
    <style:style style:name="T69_184" style:family="text" style:parent-style-name="Default_20_Paragraph_20_Font"/>
    <style:style style:name="T69_185" style:family="text" style:parent-style-name="Default_20_Paragraph_20_Font"/>
    <style:style style:name="T69_186" style:family="text" style:parent-style-name="Default_20_Paragraph_20_Font"/>
    <style:style style:name="T69_187" style:family="text" style:parent-style-name="Default_20_Paragraph_20_Font"/>
    <style:style style:name="T69_188" style:family="text" style:parent-style-name="Default_20_Paragraph_20_Font"/>
    <style:style style:name="T69_189" style:family="text" style:parent-style-name="Default_20_Paragraph_20_Font"/>
    <style:style style:name="T69_190" style:family="text" style:parent-style-name="Default_20_Paragraph_20_Font"/>
    <style:style style:name="T69_191" style:family="text" style:parent-style-name="Default_20_Paragraph_20_Font"/>
    <style:style style:name="T69_192" style:family="text" style:parent-style-name="Default_20_Paragraph_20_Font"/>
    <style:style style:name="T69_193" style:family="text" style:parent-style-name="Default_20_Paragraph_20_Font"/>
    <style:style style:name="T69_194" style:family="text" style:parent-style-name="Default_20_Paragraph_20_Font"/>
    <style:style style:name="T69_195" style:family="text" style:parent-style-name="Default_20_Paragraph_20_Font"/>
    <style:style style:name="T69_196" style:family="text" style:parent-style-name="Default_20_Paragraph_20_Font"/>
    <style:style style:name="T69_197" style:family="text" style:parent-style-name="Default_20_Paragraph_20_Font"/>
    <style:style style:name="T69_198" style:family="text" style:parent-style-name="Default_20_Paragraph_20_Font"/>
    <style:style style:name="T69_199" style:family="text" style:parent-style-name="Default_20_Paragraph_20_Font"/>
    <style:style style:name="T69_200" style:family="text" style:parent-style-name="Default_20_Paragraph_20_Font"/>
    <style:style style:name="T69_201" style:family="text" style:parent-style-name="Default_20_Paragraph_20_Font"/>
    <style:style style:name="T69_202" style:family="text" style:parent-style-name="Default_20_Paragraph_20_Font"/>
    <style:style style:name="T69_203" style:family="text" style:parent-style-name="Default_20_Paragraph_20_Font"/>
    <style:style style:name="T69_204" style:family="text" style:parent-style-name="Default_20_Paragraph_20_Font"/>
    <style:style style:name="T69_205" style:family="text" style:parent-style-name="Default_20_Paragraph_20_Font"/>
    <style:style style:name="T69_206" style:family="text" style:parent-style-name="Default_20_Paragraph_20_Font"/>
    <style:style style:name="T69_207" style:family="text" style:parent-style-name="Default_20_Paragraph_20_Font"/>
    <style:style style:name="T69_208" style:family="text" style:parent-style-name="Default_20_Paragraph_20_Font"/>
    <style:style style:name="T69_209" style:family="text" style:parent-style-name="Default_20_Paragraph_20_Font"/>
    <style:style style:name="T69_210" style:family="text" style:parent-style-name="Default_20_Paragraph_20_Font"/>
    <style:style style:name="T69_211" style:family="text" style:parent-style-name="Default_20_Paragraph_20_Font"/>
    <style:style style:name="T69_212" style:family="text" style:parent-style-name="Default_20_Paragraph_20_Font"/>
    <style:style style:name="T69_213" style:family="text" style:parent-style-name="Default_20_Paragraph_20_Font"/>
    <style:style style:name="T69_214" style:family="text" style:parent-style-name="Default_20_Paragraph_20_Font"/>
    <style:style style:name="T69_215" style:family="text" style:parent-style-name="Default_20_Paragraph_20_Font"/>
    <style:style style:name="T69_216" style:family="text" style:parent-style-name="Default_20_Paragraph_20_Font"/>
    <style:style style:name="T69_217" style:family="text" style:parent-style-name="Default_20_Paragraph_20_Font"/>
    <style:style style:name="T69_218" style:family="text" style:parent-style-name="Default_20_Paragraph_20_Font"/>
    <style:style style:name="T69_219" style:family="text" style:parent-style-name="Default_20_Paragraph_20_Font"/>
    <style:style style:name="T69_220" style:family="text" style:parent-style-name="Default_20_Paragraph_20_Font"/>
    <style:style style:name="T69_221" style:family="text" style:parent-style-name="Default_20_Paragraph_20_Font"/>
    <style:style style:name="T69_222" style:family="text" style:parent-style-name="Default_20_Paragraph_20_Font"/>
    <style:style style:name="T69_223" style:family="text" style:parent-style-name="Default_20_Paragraph_20_Font"/>
    <style:style style:name="T69_224" style:family="text" style:parent-style-name="Default_20_Paragraph_20_Font"/>
    <style:style style:name="T69_225" style:family="text" style:parent-style-name="Default_20_Paragraph_20_Font"/>
    <style:style style:name="T69_226" style:family="text" style:parent-style-name="Default_20_Paragraph_20_Font"/>
    <style:style style:name="T69_227" style:family="text" style:parent-style-name="Default_20_Paragraph_20_Font"/>
    <style:style style:name="T69_228" style:family="text" style:parent-style-name="Default_20_Paragraph_20_Font"/>
    <style:style style:name="T69_229" style:family="text" style:parent-style-name="Default_20_Paragraph_20_Font"/>
    <style:style style:name="T69_230" style:family="text" style:parent-style-name="Default_20_Paragraph_20_Font"/>
    <style:style style:name="T69_231" style:family="text" style:parent-style-name="Default_20_Paragraph_20_Font"/>
    <style:style style:name="T69_232" style:family="text" style:parent-style-name="Default_20_Paragraph_20_Font"/>
    <style:style style:name="T69_233" style:family="text" style:parent-style-name="Default_20_Paragraph_20_Font"/>
    <style:style style:name="T69_234" style:family="text" style:parent-style-name="Default_20_Paragraph_20_Font"/>
    <style:style style:name="T69_235" style:family="text" style:parent-style-name="Default_20_Paragraph_20_Font"/>
    <style:style style:name="T69_236" style:family="text" style:parent-style-name="Default_20_Paragraph_20_Font"/>
    <style:style style:name="T69_237" style:family="text" style:parent-style-name="Default_20_Paragraph_20_Font"/>
    <style:style style:name="T69_238" style:family="text" style:parent-style-name="Default_20_Paragraph_20_Font"/>
    <style:style style:name="T69_239" style:family="text" style:parent-style-name="Default_20_Paragraph_20_Font"/>
    <style:style style:name="T69_240" style:family="text" style:parent-style-name="Default_20_Paragraph_20_Font"/>
    <style:style style:name="T69_241" style:family="text" style:parent-style-name="Default_20_Paragraph_20_Font"/>
    <style:style style:name="T69_242" style:family="text" style:parent-style-name="Default_20_Paragraph_20_Font"/>
    <style:style style:name="T69_243" style:family="text" style:parent-style-name="Default_20_Paragraph_20_Font"/>
    <style:style style:name="T69_244" style:family="text" style:parent-style-name="Default_20_Paragraph_20_Font"/>
    <style:style style:name="T69_245" style:family="text" style:parent-style-name="Default_20_Paragraph_20_Font"/>
    <style:style style:name="T69_246" style:family="text" style:parent-style-name="Default_20_Paragraph_20_Font"/>
    <style:style style:name="T69_247" style:family="text" style:parent-style-name="Default_20_Paragraph_20_Font"/>
    <style:style style:name="T69_248" style:family="text" style:parent-style-name="Default_20_Paragraph_20_Font"/>
    <style:style style:name="T69_249" style:family="text" style:parent-style-name="Default_20_Paragraph_20_Font"/>
    <style:style style:name="T69_250" style:family="text" style:parent-style-name="Default_20_Paragraph_20_Font"/>
    <style:style style:name="T69_251" style:family="text" style:parent-style-name="Default_20_Paragraph_20_Font"/>
    <style:style style:name="T69_252" style:family="text" style:parent-style-name="Default_20_Paragraph_20_Font"/>
    <style:style style:name="T69_253" style:family="text" style:parent-style-name="Default_20_Paragraph_20_Font"/>
    <style:style style:name="T69_254" style:family="text" style:parent-style-name="Default_20_Paragraph_20_Font"/>
    <style:style style:name="T69_255" style:family="text" style:parent-style-name="Default_20_Paragraph_20_Font"/>
    <style:style style:name="T69_256" style:family="text" style:parent-style-name="Default_20_Paragraph_20_Font"/>
    <style:style style:name="T69_257" style:family="text" style:parent-style-name="Default_20_Paragraph_20_Font"/>
    <style:style style:name="T69_258" style:family="text" style:parent-style-name="Default_20_Paragraph_20_Font"/>
    <style:style style:name="T69_259" style:family="text" style:parent-style-name="Default_20_Paragraph_20_Font"/>
    <style:style style:name="T69_260" style:family="text" style:parent-style-name="Default_20_Paragraph_20_Font"/>
    <style:style style:name="T69_261" style:family="text" style:parent-style-name="Default_20_Paragraph_20_Font"/>
    <style:style style:name="T69_262" style:family="text" style:parent-style-name="Default_20_Paragraph_20_Font"/>
    <style:style style:name="T69_263" style:family="text" style:parent-style-name="Default_20_Paragraph_20_Font"/>
    <style:style style:name="T69_264" style:family="text" style:parent-style-name="Default_20_Paragraph_20_Font"/>
    <style:style style:name="T69_265" style:family="text" style:parent-style-name="Default_20_Paragraph_20_Font"/>
    <style:style style:name="T69_266" style:family="text" style:parent-style-name="Default_20_Paragraph_20_Font"/>
    <style:style style:name="T69_267" style:family="text" style:parent-style-name="Default_20_Paragraph_20_Font"/>
    <style:style style:name="T69_268" style:family="text" style:parent-style-name="Default_20_Paragraph_20_Font"/>
    <style:style style:name="T69_269" style:family="text" style:parent-style-name="Default_20_Paragraph_20_Font"/>
    <style:style style:name="T69_270" style:family="text" style:parent-style-name="Default_20_Paragraph_20_Font"/>
    <style:style style:name="T69_271" style:family="text" style:parent-style-name="Default_20_Paragraph_20_Font"/>
    <style:style style:name="T69_272" style:family="text" style:parent-style-name="Default_20_Paragraph_20_Font"/>
    <style:style style:name="T69_273" style:family="text" style:parent-style-name="Default_20_Paragraph_20_Font"/>
    <style:style style:name="T69_274" style:family="text" style:parent-style-name="Default_20_Paragraph_20_Font"/>
    <style:style style:name="T69_275" style:family="text" style:parent-style-name="Default_20_Paragraph_20_Font"/>
    <style:style style:name="T69_276" style:family="text" style:parent-style-name="Default_20_Paragraph_20_Font"/>
    <style:style style:name="T69_277" style:family="text" style:parent-style-name="Default_20_Paragraph_20_Font"/>
    <style:style style:name="T69_278" style:family="text" style:parent-style-name="Default_20_Paragraph_20_Font"/>
    <style:style style:name="T69_279" style:family="text" style:parent-style-name="Default_20_Paragraph_20_Font"/>
    <style:style style:name="T69_280" style:family="text" style:parent-style-name="Default_20_Paragraph_20_Font"/>
    <style:style style:name="T69_281" style:family="text" style:parent-style-name="Default_20_Paragraph_20_Font"/>
    <style:style style:name="T69_282" style:family="text" style:parent-style-name="Default_20_Paragraph_20_Font"/>
    <style:style style:name="T69_283" style:family="text" style:parent-style-name="Default_20_Paragraph_20_Font"/>
    <style:style style:name="T69_284" style:family="text" style:parent-style-name="Default_20_Paragraph_20_Font"/>
    <style:style style:name="T69_285" style:family="text" style:parent-style-name="Default_20_Paragraph_20_Font"/>
    <style:style style:name="T69_286" style:family="text" style:parent-style-name="Default_20_Paragraph_20_Font"/>
    <style:style style:name="T69_287" style:family="text" style:parent-style-name="Default_20_Paragraph_20_Font"/>
    <style:style style:name="T69_288" style:family="text" style:parent-style-name="Default_20_Paragraph_20_Font"/>
    <style:style style:name="T69_289" style:family="text" style:parent-style-name="Default_20_Paragraph_20_Font"/>
    <style:style style:name="T69_290" style:family="text" style:parent-style-name="Default_20_Paragraph_20_Font"/>
    <style:style style:name="T69_291" style:family="text" style:parent-style-name="Default_20_Paragraph_20_Font"/>
    <style:style style:name="T69_292" style:family="text" style:parent-style-name="Default_20_Paragraph_20_Font"/>
    <style:style style:name="T69_293" style:family="text" style:parent-style-name="Default_20_Paragraph_20_Font"/>
    <style:style style:name="T69_294" style:family="text" style:parent-style-name="Default_20_Paragraph_20_Font"/>
    <style:style style:name="T69_295" style:family="text" style:parent-style-name="Default_20_Paragraph_20_Font"/>
    <style:style style:name="T69_296" style:family="text" style:parent-style-name="Default_20_Paragraph_20_Font"/>
    <style:style style:name="T69_297" style:family="text" style:parent-style-name="Default_20_Paragraph_20_Font"/>
    <style:style style:name="T69_298" style:family="text" style:parent-style-name="Default_20_Paragraph_20_Font"/>
    <style:style style:name="T69_299" style:family="text" style:parent-style-name="Default_20_Paragraph_20_Font"/>
    <style:style style:name="T69_300" style:family="text" style:parent-style-name="Default_20_Paragraph_20_Font"/>
    <style:style style:name="T69_301" style:family="text" style:parent-style-name="Default_20_Paragraph_20_Font"/>
    <style:style style:name="T69_302" style:family="text" style:parent-style-name="Default_20_Paragraph_20_Font"/>
    <style:style style:name="T69_303" style:family="text" style:parent-style-name="Default_20_Paragraph_20_Font"/>
    <style:style style:name="T69_304" style:family="text" style:parent-style-name="Default_20_Paragraph_20_Font"/>
    <style:style style:name="T69_305" style:family="text" style:parent-style-name="Default_20_Paragraph_20_Font"/>
    <style:style style:name="T69_306" style:family="text" style:parent-style-name="Default_20_Paragraph_20_Font"/>
    <style:style style:name="T69_307" style:family="text" style:parent-style-name="Default_20_Paragraph_20_Font"/>
    <style:style style:name="T69_308" style:family="text" style:parent-style-name="Default_20_Paragraph_20_Font"/>
    <style:style style:name="T69_309" style:family="text" style:parent-style-name="Default_20_Paragraph_20_Font"/>
    <style:style style:name="T69_310" style:family="text" style:parent-style-name="Default_20_Paragraph_20_Font"/>
    <style:style style:name="T69_311" style:family="text" style:parent-style-name="Default_20_Paragraph_20_Font"/>
    <style:style style:name="T69_312" style:family="text" style:parent-style-name="Default_20_Paragraph_20_Font"/>
    <style:style style:name="T69_313" style:family="text" style:parent-style-name="Default_20_Paragraph_20_Font"/>
    <style:style style:name="T69_314" style:family="text" style:parent-style-name="Default_20_Paragraph_20_Font"/>
    <style:style style:name="T69_315" style:family="text" style:parent-style-name="Default_20_Paragraph_20_Font"/>
    <style:style style:name="T69_316" style:family="text" style:parent-style-name="Default_20_Paragraph_20_Font"/>
    <style:style style:name="T69_317" style:family="text" style:parent-style-name="Default_20_Paragraph_20_Font"/>
    <style:style style:name="T69_318" style:family="text" style:parent-style-name="Default_20_Paragraph_20_Font"/>
    <style:style style:name="T69_319" style:family="text" style:parent-style-name="Default_20_Paragraph_20_Font"/>
    <style:style style:name="T69_320" style:family="text" style:parent-style-name="Default_20_Paragraph_20_Font"/>
    <style:style style:name="T69_321" style:family="text" style:parent-style-name="Default_20_Paragraph_20_Font"/>
    <style:style style:name="T69_322" style:family="text" style:parent-style-name="Default_20_Paragraph_20_Font"/>
    <style:style style:name="P70" style:family="paragraph" style:parent-style-name="Standard">
      <style:paragraph-properties fo:break-before="auto"/>
    </style:style>
    <style:style style:name="T70_1" style:family="text" style:parent-style-name="Default_20_Paragraph_20_Font">
      <style:text-properties fo:font-weight="bold" style:font-weight-asian="bold" style:font-weight-complex="bold"/>
    </style:style>
    <style:style style:name="T70_2" style:family="text" style:parent-style-name="Default_20_Paragraph_20_Font">
      <style:text-properties fo:font-weight="bold" style:font-weight-asian="bold" style:font-weight-complex="bold"/>
    </style:style>
    <style:style style:name="T70_3" style:family="text" style:parent-style-name="Default_20_Paragraph_20_Font">
      <style:text-properties fo:font-weight="bold" style:font-weight-asian="bold" style:font-weight-complex="bold"/>
    </style:style>
    <style:style style:name="T70_4" style:family="text" style:parent-style-name="Default_20_Paragraph_20_Font">
      <style:text-properties fo:font-weight="bold" style:font-weight-asian="bold" style:font-weight-complex="bold"/>
    </style:style>
    <style:style style:name="T70_5" style:family="text" style:parent-style-name="Default_20_Paragraph_20_Font">
      <style:text-properties fo:font-weight="bold" style:font-weight-asian="bold" style:font-weight-complex="bold"/>
    </style:style>
    <style:style style:name="T70_6" style:family="text" style:parent-style-name="Default_20_Paragraph_20_Font">
      <style:text-properties fo:font-weight="bold" style:font-weight-asian="bold" style:font-weight-complex="bold"/>
    </style:style>
    <style:style style:name="T70_7" style:family="text" style:parent-style-name="Default_20_Paragraph_20_Font">
      <style:text-properties fo:font-weight="bold" style:font-weight-asian="bold" style:font-weight-complex="bold"/>
    </style:style>
    <style:style style:name="T70_8" style:family="text" style:parent-style-name="Default_20_Paragraph_20_Font">
      <style:text-properties fo:font-weight="bold" style:font-weight-asian="bold" style:font-weight-complex="bold"/>
    </style:style>
    <style:style style:name="T70_9" style:family="text" style:parent-style-name="Default_20_Paragraph_20_Font">
      <style:text-properties fo:font-weight="bold" style:font-weight-asian="bold" style:font-weight-complex="bold"/>
    </style:style>
    <style:style style:name="T70_10" style:family="text" style:parent-style-name="Default_20_Paragraph_20_Font">
      <style:text-properties fo:font-weight="bold" style:font-weight-asian="bold" style:font-weight-complex="bold"/>
    </style:style>
    <style:style style:name="T70_11" style:family="text" style:parent-style-name="Default_20_Paragraph_20_Font">
      <style:text-properties fo:font-weight="bold" style:font-weight-asian="bold" style:font-weight-complex="bold"/>
    </style:style>
    <style:style style:name="T70_12" style:family="text" style:parent-style-name="Default_20_Paragraph_20_Font">
      <style:text-properties fo:font-weight="bold" style:font-weight-asian="bold" style:font-weight-complex="bold"/>
    </style:style>
    <style:style style:name="T70_13" style:family="text" style:parent-style-name="Default_20_Paragraph_20_Font">
      <style:text-properties fo:font-weight="bold" style:font-weight-asian="bold" style:font-weight-complex="bold"/>
    </style:style>
    <style:style style:name="T70_14" style:family="text" style:parent-style-name="Default_20_Paragraph_20_Font">
      <style:text-properties fo:font-weight="bold" style:font-weight-asian="bold" style:font-weight-complex="bold"/>
    </style:style>
    <style:style style:name="T70_15" style:family="text" style:parent-style-name="Default_20_Paragraph_20_Font">
      <style:text-properties fo:font-weight="bold" style:font-weight-asian="bold" style:font-weight-complex="bold"/>
    </style:style>
    <style:style style:name="T70_16" style:family="text" style:parent-style-name="Default_20_Paragraph_20_Font">
      <style:text-properties fo:font-weight="bold" style:font-weight-asian="bold" style:font-weight-complex="bold"/>
    </style:style>
    <style:style style:name="T70_17" style:family="text" style:parent-style-name="Default_20_Paragraph_20_Font">
      <style:text-properties fo:font-weight="bold" style:font-weight-asian="bold" style:font-weight-complex="bold"/>
    </style:style>
    <style:style style:name="T70_18" style:family="text" style:parent-style-name="Default_20_Paragraph_20_Font">
      <style:text-properties fo:font-weight="bold" style:font-weight-asian="bold" style:font-weight-complex="bold"/>
    </style:style>
    <style:style style:name="T70_19" style:family="text" style:parent-style-name="Default_20_Paragraph_20_Font">
      <style:text-properties fo:font-weight="bold" style:font-weight-asian="bold" style:font-weight-complex="bold"/>
    </style:style>
    <style:style style:name="T70_20" style:family="text" style:parent-style-name="Default_20_Paragraph_20_Font">
      <style:text-properties fo:font-weight="bold" style:font-weight-asian="bold" style:font-weight-complex="bold"/>
    </style:style>
    <style:style style:name="T70_21" style:family="text" style:parent-style-name="Default_20_Paragraph_20_Font">
      <style:text-properties fo:font-weight="bold" style:font-weight-asian="bold" style:font-weight-complex="bold"/>
    </style:style>
    <style:style style:name="T70_22" style:family="text" style:parent-style-name="Default_20_Paragraph_20_Font"/>
    <style:style style:name="P71" style:family="paragraph" style:parent-style-name="Standard">
      <style:paragraph-properties fo:break-before="auto"/>
    </style:style>
    <style:style style:name="P72" style:family="paragraph" style:parent-style-name="Standard">
      <style:paragraph-properties fo:break-before="auto"/>
    </style:style>
    <style:style style:name="T72_1" style:family="text" style:parent-style-name="Default_20_Paragraph_20_Font"/>
    <style:style style:name="T72_2" style:family="text" style:parent-style-name="Default_20_Paragraph_20_Font"/>
    <style:style style:name="T72_3" style:family="text" style:parent-style-name="Default_20_Paragraph_20_Font"/>
    <style:style style:name="T72_4" style:family="text" style:parent-style-name="Default_20_Paragraph_20_Font"/>
    <style:style style:name="P73" style:family="paragraph" style:parent-style-name="Standard">
      <style:paragraph-properties fo:break-before="auto"/>
    </style:style>
    <style:style style:name="T73_1" style:family="text" style:parent-style-name="Default_20_Paragraph_20_Font">
      <style:text-properties fo:font-weight="bold" style:font-weight-asian="bold" style:font-weight-complex="bold"/>
    </style:style>
    <style:style style:name="T73_2" style:family="text" style:parent-style-name="Default_20_Paragraph_20_Font">
      <style:text-properties fo:font-weight="bold" style:font-weight-asian="bold" style:font-weight-complex="bold"/>
    </style:style>
    <style:style style:name="P74" style:family="paragraph" style:parent-style-name="Standard">
      <style:paragraph-properties fo:break-before="auto"/>
    </style:style>
    <style:style style:name="T74_1" style:family="text" style:parent-style-name="Default_20_Paragraph_20_Font">
      <style:text-properties fo:font-weight="bold" style:font-weight-asian="bold" style:font-weight-complex="bold"/>
    </style:style>
    <style:style style:name="T74_2" style:family="text" style:parent-style-name="Default_20_Paragraph_20_Font">
      <style:text-properties fo:font-weight="bold" style:font-weight-asian="bold" style:font-weight-complex="bold"/>
    </style:style>
    <style:style style:name="P75" style:family="paragraph" style:parent-style-name="Standard">
      <style:paragraph-properties fo:break-before="auto"/>
    </style:style>
    <style:style style:name="T75_1" style:family="text" style:parent-style-name="Default_20_Paragraph_20_Font">
      <style:text-properties fo:font-weight="bold" style:font-weight-asian="bold" style:font-weight-complex="bold"/>
    </style:style>
    <style:style style:name="T75_2" style:family="text" style:parent-style-name="Default_20_Paragraph_20_Font">
      <style:text-properties fo:font-weight="bold" style:font-weight-asian="bold" style:font-weight-complex="bold"/>
    </style:style>
    <style:style style:name="P76" style:family="paragraph" style:parent-style-name="Standard">
      <style:paragraph-properties fo:break-before="auto"/>
      <style:text-properties fo:font-weight="bold" style:font-weight-asian="bold" style:font-weight-complex="bold"/>
    </style:style>
    <style:style style:name="P77" style:family="paragraph" style:parent-style-name="Standard">
      <style:paragraph-properties fo:break-before="auto"/>
      <style:text-properties fo:font-weight="bold" style:font-weight-asian="bold" style:font-weight-complex="bold"/>
    </style:style>
    <style:style style:name="P78" style:family="paragraph" style:parent-style-name="Heading_20_3">
      <style:paragraph-properties fo:break-before="auto"/>
    </style:style>
    <style:style style:name="T78_1" style:family="text" style:parent-style-name="Default_20_Paragraph_20_Font"/>
    <style:style style:name="T78_2" style:family="text" style:parent-style-name="Default_20_Paragraph_20_Font"/>
    <style:style style:name="T78_3" style:family="text" style:parent-style-name="Default_20_Paragraph_20_Font"/>
    <style:style style:name="T78_4" style:family="text" style:parent-style-name="Default_20_Paragraph_20_Font"/>
    <style:style style:name="T78_5" style:family="text" style:parent-style-name="Default_20_Paragraph_20_Font"/>
    <style:style style:name="P79" style:family="paragraph" style:parent-style-name="Standard">
      <style:paragraph-properties fo:break-before="auto"/>
    </style:style>
    <style:style style:name="P80" style:family="paragraph" style:parent-style-name="Standard">
      <style:paragraph-properties fo:break-before="auto"/>
    </style:style>
    <style:style style:name="T80_1" style:family="text" style:parent-style-name="Default_20_Paragraph_20_Font"/>
    <style:style style:name="T80_2" style:family="text" style:parent-style-name="Default_20_Paragraph_20_Font"/>
    <style:style style:name="T80_3" style:family="text" style:parent-style-name="Default_20_Paragraph_20_Font"/>
    <style:style style:name="T80_4" style:family="text" style:parent-style-name="Default_20_Paragraph_20_Font"/>
    <style:style style:name="T80_5" style:family="text" style:parent-style-name="Default_20_Paragraph_20_Font"/>
    <style:style style:name="T80_6" style:family="text" style:parent-style-name="Default_20_Paragraph_20_Font"/>
    <style:style style:name="T80_7" style:family="text" style:parent-style-name="Default_20_Paragraph_20_Font"/>
    <style:style style:name="T80_8" style:family="text" style:parent-style-name="Default_20_Paragraph_20_Font"/>
    <style:style style:name="T80_9" style:family="text" style:parent-style-name="Default_20_Paragraph_20_Font"/>
    <style:style style:name="T80_10" style:family="text" style:parent-style-name="Default_20_Paragraph_20_Font"/>
    <style:style style:name="T80_11" style:family="text" style:parent-style-name="Default_20_Paragraph_20_Font"/>
    <style:style style:name="T80_12" style:family="text" style:parent-style-name="Default_20_Paragraph_20_Font"/>
    <style:style style:name="T80_13" style:family="text" style:parent-style-name="Default_20_Paragraph_20_Font"/>
    <style:style style:name="T80_14" style:family="text" style:parent-style-name="Default_20_Paragraph_20_Font"/>
    <style:style style:name="T80_15" style:family="text" style:parent-style-name="Default_20_Paragraph_20_Font"/>
    <style:style style:name="T80_16" style:family="text" style:parent-style-name="Default_20_Paragraph_20_Font"/>
    <style:style style:name="T80_17" style:family="text" style:parent-style-name="Default_20_Paragraph_20_Font"/>
    <style:style style:name="T80_18" style:family="text" style:parent-style-name="Default_20_Paragraph_20_Font"/>
    <style:style style:name="T80_19" style:family="text" style:parent-style-name="Default_20_Paragraph_20_Font"/>
    <style:style style:name="T80_20" style:family="text" style:parent-style-name="Default_20_Paragraph_20_Font"/>
    <style:style style:name="T80_21" style:family="text" style:parent-style-name="Default_20_Paragraph_20_Font"/>
    <style:style style:name="T80_22" style:family="text" style:parent-style-name="Default_20_Paragraph_20_Font"/>
    <style:style style:name="T80_23" style:family="text" style:parent-style-name="Default_20_Paragraph_20_Font"/>
    <style:style style:name="T80_24" style:family="text" style:parent-style-name="Default_20_Paragraph_20_Font"/>
    <style:style style:name="T80_25" style:family="text" style:parent-style-name="Default_20_Paragraph_20_Font"/>
    <style:style style:name="T80_26" style:family="text" style:parent-style-name="Default_20_Paragraph_20_Font"/>
    <style:style style:name="T80_27" style:family="text" style:parent-style-name="Default_20_Paragraph_20_Font"/>
    <style:style style:name="T80_28" style:family="text" style:parent-style-name="Default_20_Paragraph_20_Font"/>
    <style:style style:name="T80_29" style:family="text" style:parent-style-name="Default_20_Paragraph_20_Font"/>
    <style:style style:name="T80_30" style:family="text" style:parent-style-name="Default_20_Paragraph_20_Font"/>
    <style:style style:name="T80_31" style:family="text" style:parent-style-name="Default_20_Paragraph_20_Font"/>
    <style:style style:name="T80_32" style:family="text" style:parent-style-name="Default_20_Paragraph_20_Font"/>
    <style:style style:name="T80_33" style:family="text" style:parent-style-name="Default_20_Paragraph_20_Font"/>
    <style:style style:name="T80_34" style:family="text" style:parent-style-name="Default_20_Paragraph_20_Font"/>
    <style:style style:name="T80_35" style:family="text" style:parent-style-name="Default_20_Paragraph_20_Font"/>
    <style:style style:name="T80_36" style:family="text" style:parent-style-name="Default_20_Paragraph_20_Font"/>
    <style:style style:name="T80_37" style:family="text" style:parent-style-name="Default_20_Paragraph_20_Font"/>
    <style:style style:name="T80_38" style:family="text" style:parent-style-name="Default_20_Paragraph_20_Font"/>
    <style:style style:name="T80_39" style:family="text" style:parent-style-name="Default_20_Paragraph_20_Font"/>
    <style:style style:name="T80_40" style:family="text" style:parent-style-name="Default_20_Paragraph_20_Font"/>
    <style:style style:name="T80_41" style:family="text" style:parent-style-name="Default_20_Paragraph_20_Font"/>
    <style:style style:name="T80_42" style:family="text" style:parent-style-name="Default_20_Paragraph_20_Font"/>
    <style:style style:name="T80_43" style:family="text" style:parent-style-name="Default_20_Paragraph_20_Font"/>
    <style:style style:name="T80_44" style:family="text" style:parent-style-name="Default_20_Paragraph_20_Font"/>
    <style:style style:name="T80_45" style:family="text" style:parent-style-name="Default_20_Paragraph_20_Font"/>
    <style:style style:name="T80_46" style:family="text" style:parent-style-name="Default_20_Paragraph_20_Font"/>
    <style:style style:name="T80_47" style:family="text" style:parent-style-name="Default_20_Paragraph_20_Font"/>
    <style:style style:name="T80_48" style:family="text" style:parent-style-name="Default_20_Paragraph_20_Font"/>
    <style:style style:name="T80_49" style:family="text" style:parent-style-name="Default_20_Paragraph_20_Font"/>
    <style:style style:name="T80_50" style:family="text" style:parent-style-name="Default_20_Paragraph_20_Font"/>
    <style:style style:name="T80_51" style:family="text" style:parent-style-name="Default_20_Paragraph_20_Font"/>
    <style:style style:name="T80_52" style:family="text" style:parent-style-name="Default_20_Paragraph_20_Font"/>
    <style:style style:name="T80_53" style:family="text" style:parent-style-name="Default_20_Paragraph_20_Font"/>
    <style:style style:name="T80_54" style:family="text" style:parent-style-name="Default_20_Paragraph_20_Font"/>
    <style:style style:name="T80_55" style:family="text" style:parent-style-name="Default_20_Paragraph_20_Font"/>
    <style:style style:name="T80_56" style:family="text" style:parent-style-name="Default_20_Paragraph_20_Font"/>
    <style:style style:name="T80_57" style:family="text" style:parent-style-name="Default_20_Paragraph_20_Font"/>
    <style:style style:name="T80_58" style:family="text" style:parent-style-name="Default_20_Paragraph_20_Font"/>
    <style:style style:name="T80_59" style:family="text" style:parent-style-name="Default_20_Paragraph_20_Font"/>
    <style:style style:name="T80_60" style:family="text" style:parent-style-name="Default_20_Paragraph_20_Font"/>
    <style:style style:name="T80_61" style:family="text" style:parent-style-name="Default_20_Paragraph_20_Font"/>
    <style:style style:name="T80_62" style:family="text" style:parent-style-name="Default_20_Paragraph_20_Font"/>
    <style:style style:name="T80_63" style:family="text" style:parent-style-name="Default_20_Paragraph_20_Font"/>
    <style:style style:name="T80_64" style:family="text" style:parent-style-name="Default_20_Paragraph_20_Font"/>
    <style:style style:name="T80_65" style:family="text" style:parent-style-name="Default_20_Paragraph_20_Font"/>
    <style:style style:name="T80_66" style:family="text" style:parent-style-name="Default_20_Paragraph_20_Font"/>
    <style:style style:name="T80_67" style:family="text" style:parent-style-name="Default_20_Paragraph_20_Font"/>
    <style:style style:name="T80_68" style:family="text" style:parent-style-name="Default_20_Paragraph_20_Font"/>
    <style:style style:name="T80_69" style:family="text" style:parent-style-name="Default_20_Paragraph_20_Font"/>
    <style:style style:name="T80_70" style:family="text" style:parent-style-name="Default_20_Paragraph_20_Font"/>
    <style:style style:name="T80_71" style:family="text" style:parent-style-name="Default_20_Paragraph_20_Font"/>
    <style:style style:name="T80_72" style:family="text" style:parent-style-name="Default_20_Paragraph_20_Font"/>
    <style:style style:name="T80_73" style:family="text" style:parent-style-name="Default_20_Paragraph_20_Font"/>
    <style:style style:name="T80_74" style:family="text" style:parent-style-name="Default_20_Paragraph_20_Font"/>
    <style:style style:name="T80_75" style:family="text" style:parent-style-name="Default_20_Paragraph_20_Font"/>
    <style:style style:name="T80_76" style:family="text" style:parent-style-name="Default_20_Paragraph_20_Font"/>
    <style:style style:name="T80_77" style:family="text" style:parent-style-name="Default_20_Paragraph_20_Font"/>
    <style:style style:name="T80_78" style:family="text" style:parent-style-name="Default_20_Paragraph_20_Font"/>
    <style:style style:name="T80_79" style:family="text" style:parent-style-name="Default_20_Paragraph_20_Font"/>
    <style:style style:name="T80_80" style:family="text" style:parent-style-name="Default_20_Paragraph_20_Font"/>
    <style:style style:name="T80_81" style:family="text" style:parent-style-name="Default_20_Paragraph_20_Font"/>
    <style:style style:name="T80_82" style:family="text" style:parent-style-name="Default_20_Paragraph_20_Font"/>
    <style:style style:name="T80_83" style:family="text" style:parent-style-name="Default_20_Paragraph_20_Font"/>
    <style:style style:name="T80_84" style:family="text" style:parent-style-name="Default_20_Paragraph_20_Font"/>
    <style:style style:name="T80_85" style:family="text" style:parent-style-name="Default_20_Paragraph_20_Font"/>
    <style:style style:name="T80_86" style:family="text" style:parent-style-name="Default_20_Paragraph_20_Font"/>
    <style:style style:name="T80_87" style:family="text" style:parent-style-name="Default_20_Paragraph_20_Font"/>
    <style:style style:name="T80_88" style:family="text" style:parent-style-name="Default_20_Paragraph_20_Font"/>
    <style:style style:name="T80_89" style:family="text" style:parent-style-name="Default_20_Paragraph_20_Font"/>
    <style:style style:name="T80_90" style:family="text" style:parent-style-name="Default_20_Paragraph_20_Font"/>
    <style:style style:name="T80_91" style:family="text" style:parent-style-name="Default_20_Paragraph_20_Font"/>
    <style:style style:name="T80_92" style:family="text" style:parent-style-name="Default_20_Paragraph_20_Font"/>
    <style:style style:name="T80_93" style:family="text" style:parent-style-name="Default_20_Paragraph_20_Font"/>
    <style:style style:name="T80_94" style:family="text" style:parent-style-name="Default_20_Paragraph_20_Font"/>
    <style:style style:name="T80_95" style:family="text" style:parent-style-name="Default_20_Paragraph_20_Font"/>
    <style:style style:name="T80_96" style:family="text" style:parent-style-name="Default_20_Paragraph_20_Font"/>
    <style:style style:name="T80_97" style:family="text" style:parent-style-name="Default_20_Paragraph_20_Font"/>
    <style:style style:name="T80_98" style:family="text" style:parent-style-name="Default_20_Paragraph_20_Font"/>
    <style:style style:name="T80_99" style:family="text" style:parent-style-name="Default_20_Paragraph_20_Font"/>
    <style:style style:name="T80_100" style:family="text" style:parent-style-name="Default_20_Paragraph_20_Font"/>
    <style:style style:name="T80_101" style:family="text" style:parent-style-name="Default_20_Paragraph_20_Font"/>
    <style:style style:name="T80_102" style:family="text" style:parent-style-name="Default_20_Paragraph_20_Font"/>
    <style:style style:name="T80_103" style:family="text" style:parent-style-name="Default_20_Paragraph_20_Font"/>
    <style:style style:name="T80_104" style:family="text" style:parent-style-name="Default_20_Paragraph_20_Font"/>
    <style:style style:name="T80_105" style:family="text" style:parent-style-name="Default_20_Paragraph_20_Font"/>
    <style:style style:name="T80_106" style:family="text" style:parent-style-name="Default_20_Paragraph_20_Font"/>
    <style:style style:name="T80_107" style:family="text" style:parent-style-name="Default_20_Paragraph_20_Font"/>
    <style:style style:name="T80_108" style:family="text" style:parent-style-name="Default_20_Paragraph_20_Font"/>
    <style:style style:name="T80_109" style:family="text" style:parent-style-name="Default_20_Paragraph_20_Font"/>
    <style:style style:name="T80_110" style:family="text" style:parent-style-name="Default_20_Paragraph_20_Font"/>
    <style:style style:name="T80_111" style:family="text" style:parent-style-name="Default_20_Paragraph_20_Font"/>
    <style:style style:name="T80_112" style:family="text" style:parent-style-name="Default_20_Paragraph_20_Font"/>
    <style:style style:name="T80_113" style:family="text" style:parent-style-name="Default_20_Paragraph_20_Font"/>
    <style:style style:name="T80_114" style:family="text" style:parent-style-name="Default_20_Paragraph_20_Font"/>
    <style:style style:name="T80_115" style:family="text" style:parent-style-name="Default_20_Paragraph_20_Font"/>
    <style:style style:name="T80_116" style:family="text" style:parent-style-name="Default_20_Paragraph_20_Font"/>
    <style:style style:name="T80_117" style:family="text" style:parent-style-name="Default_20_Paragraph_20_Font"/>
    <style:style style:name="T80_118" style:family="text" style:parent-style-name="Default_20_Paragraph_20_Font"/>
    <style:style style:name="T80_119" style:family="text" style:parent-style-name="Default_20_Paragraph_20_Font"/>
    <style:style style:name="T80_120" style:family="text" style:parent-style-name="Default_20_Paragraph_20_Font"/>
    <style:style style:name="T80_121" style:family="text" style:parent-style-name="Default_20_Paragraph_20_Font"/>
    <style:style style:name="T80_122" style:family="text" style:parent-style-name="Default_20_Paragraph_20_Font"/>
    <style:style style:name="T80_123" style:family="text" style:parent-style-name="Default_20_Paragraph_20_Font"/>
    <style:style style:name="T80_124" style:family="text" style:parent-style-name="Default_20_Paragraph_20_Font"/>
    <style:style style:name="T80_125" style:family="text" style:parent-style-name="Default_20_Paragraph_20_Font"/>
    <style:style style:name="T80_126" style:family="text" style:parent-style-name="Default_20_Paragraph_20_Font"/>
    <style:style style:name="T80_127" style:family="text" style:parent-style-name="Default_20_Paragraph_20_Font"/>
    <style:style style:name="T80_128" style:family="text" style:parent-style-name="Default_20_Paragraph_20_Font"/>
    <style:style style:name="T80_129" style:family="text" style:parent-style-name="Default_20_Paragraph_20_Font"/>
    <style:style style:name="T80_130" style:family="text" style:parent-style-name="Default_20_Paragraph_20_Font"/>
    <style:style style:name="T80_131" style:family="text" style:parent-style-name="Default_20_Paragraph_20_Font"/>
    <style:style style:name="T80_132" style:family="text" style:parent-style-name="Default_20_Paragraph_20_Font"/>
    <style:style style:name="T80_133" style:family="text" style:parent-style-name="Default_20_Paragraph_20_Font"/>
    <style:style style:name="T80_134" style:family="text" style:parent-style-name="Default_20_Paragraph_20_Font"/>
    <style:style style:name="T80_135" style:family="text" style:parent-style-name="Default_20_Paragraph_20_Font"/>
    <style:style style:name="T80_136" style:family="text" style:parent-style-name="Default_20_Paragraph_20_Font"/>
    <style:style style:name="T80_137" style:family="text" style:parent-style-name="Default_20_Paragraph_20_Font"/>
    <style:style style:name="T80_138" style:family="text" style:parent-style-name="Default_20_Paragraph_20_Font"/>
    <style:style style:name="T80_139" style:family="text" style:parent-style-name="Default_20_Paragraph_20_Font"/>
    <style:style style:name="T80_140" style:family="text" style:parent-style-name="Default_20_Paragraph_20_Font"/>
    <style:style style:name="T80_141" style:family="text" style:parent-style-name="Default_20_Paragraph_20_Font"/>
    <style:style style:name="T80_142" style:family="text" style:parent-style-name="Default_20_Paragraph_20_Font"/>
    <style:style style:name="T80_143" style:family="text" style:parent-style-name="Default_20_Paragraph_20_Font"/>
    <style:style style:name="T80_144" style:family="text" style:parent-style-name="Default_20_Paragraph_20_Font"/>
    <style:style style:name="T80_145" style:family="text" style:parent-style-name="Default_20_Paragraph_20_Font"/>
    <style:style style:name="T80_146" style:family="text" style:parent-style-name="Default_20_Paragraph_20_Font"/>
    <style:style style:name="T80_147" style:family="text" style:parent-style-name="Default_20_Paragraph_20_Font"/>
    <style:style style:name="T80_148" style:family="text" style:parent-style-name="Default_20_Paragraph_20_Font"/>
    <style:style style:name="T80_149" style:family="text" style:parent-style-name="Default_20_Paragraph_20_Font"/>
    <style:style style:name="T80_150" style:family="text" style:parent-style-name="Default_20_Paragraph_20_Font"/>
    <style:style style:name="T80_151" style:family="text" style:parent-style-name="Default_20_Paragraph_20_Font"/>
    <style:style style:name="T80_152" style:family="text" style:parent-style-name="Default_20_Paragraph_20_Font"/>
    <style:style style:name="T80_153" style:family="text" style:parent-style-name="Default_20_Paragraph_20_Font"/>
    <style:style style:name="T80_154" style:family="text" style:parent-style-name="Default_20_Paragraph_20_Font"/>
    <style:style style:name="T80_155" style:family="text" style:parent-style-name="Default_20_Paragraph_20_Font"/>
    <style:style style:name="T80_156" style:family="text" style:parent-style-name="Default_20_Paragraph_20_Font"/>
    <style:style style:name="T80_157" style:family="text" style:parent-style-name="Default_20_Paragraph_20_Font"/>
    <style:style style:name="T80_158" style:family="text" style:parent-style-name="Default_20_Paragraph_20_Font"/>
    <style:style style:name="T80_159" style:family="text" style:parent-style-name="Default_20_Paragraph_20_Font"/>
    <style:style style:name="T80_160" style:family="text" style:parent-style-name="Default_20_Paragraph_20_Font"/>
    <style:style style:name="T80_161" style:family="text" style:parent-style-name="Default_20_Paragraph_20_Font"/>
    <style:style style:name="T80_162" style:family="text" style:parent-style-name="Default_20_Paragraph_20_Font"/>
    <style:style style:name="T80_163" style:family="text" style:parent-style-name="Default_20_Paragraph_20_Font"/>
    <style:style style:name="T80_164" style:family="text" style:parent-style-name="Default_20_Paragraph_20_Font"/>
    <style:style style:name="T80_165" style:family="text" style:parent-style-name="Default_20_Paragraph_20_Font"/>
    <style:style style:name="T80_166" style:family="text" style:parent-style-name="Default_20_Paragraph_20_Font"/>
    <style:style style:name="T80_167" style:family="text" style:parent-style-name="Default_20_Paragraph_20_Font"/>
    <style:style style:name="T80_168" style:family="text" style:parent-style-name="Default_20_Paragraph_20_Font"/>
    <style:style style:name="T80_169" style:family="text" style:parent-style-name="Default_20_Paragraph_20_Font"/>
    <style:style style:name="T80_170" style:family="text" style:parent-style-name="Default_20_Paragraph_20_Font"/>
    <style:style style:name="T80_171" style:family="text" style:parent-style-name="Default_20_Paragraph_20_Font"/>
    <style:style style:name="T80_172" style:family="text" style:parent-style-name="Default_20_Paragraph_20_Font"/>
    <style:style style:name="T80_173" style:family="text" style:parent-style-name="Default_20_Paragraph_20_Font"/>
    <style:style style:name="T80_174" style:family="text" style:parent-style-name="Default_20_Paragraph_20_Font"/>
    <style:style style:name="T80_175" style:family="text" style:parent-style-name="Default_20_Paragraph_20_Font"/>
    <style:style style:name="T80_176" style:family="text" style:parent-style-name="Default_20_Paragraph_20_Font"/>
    <style:style style:name="T80_177" style:family="text" style:parent-style-name="Default_20_Paragraph_20_Font"/>
    <style:style style:name="T80_178" style:family="text" style:parent-style-name="Default_20_Paragraph_20_Font"/>
    <style:style style:name="T80_179" style:family="text" style:parent-style-name="Default_20_Paragraph_20_Font"/>
    <style:style style:name="T80_180" style:family="text" style:parent-style-name="Default_20_Paragraph_20_Font"/>
    <style:style style:name="T80_181" style:family="text" style:parent-style-name="Default_20_Paragraph_20_Font"/>
    <style:style style:name="T80_182" style:family="text" style:parent-style-name="Default_20_Paragraph_20_Font"/>
    <style:style style:name="T80_183" style:family="text" style:parent-style-name="Default_20_Paragraph_20_Font"/>
    <style:style style:name="T80_184" style:family="text" style:parent-style-name="Default_20_Paragraph_20_Font"/>
    <style:style style:name="T80_185" style:family="text" style:parent-style-name="Default_20_Paragraph_20_Font"/>
    <style:style style:name="T80_186" style:family="text" style:parent-style-name="Default_20_Paragraph_20_Font"/>
    <style:style style:name="T80_187" style:family="text" style:parent-style-name="Default_20_Paragraph_20_Font"/>
    <style:style style:name="T80_188" style:family="text" style:parent-style-name="Default_20_Paragraph_20_Font"/>
    <style:style style:name="T80_189" style:family="text" style:parent-style-name="Default_20_Paragraph_20_Font"/>
    <style:style style:name="T80_190" style:family="text" style:parent-style-name="Default_20_Paragraph_20_Font"/>
    <style:style style:name="T80_191" style:family="text" style:parent-style-name="Default_20_Paragraph_20_Font"/>
    <style:style style:name="T80_192" style:family="text" style:parent-style-name="Default_20_Paragraph_20_Font"/>
    <style:style style:name="T80_193" style:family="text" style:parent-style-name="Default_20_Paragraph_20_Font"/>
    <style:style style:name="T80_194" style:family="text" style:parent-style-name="Default_20_Paragraph_20_Font"/>
    <style:style style:name="T80_195" style:family="text" style:parent-style-name="Default_20_Paragraph_20_Font"/>
    <style:style style:name="T80_196" style:family="text" style:parent-style-name="Default_20_Paragraph_20_Font"/>
    <style:style style:name="T80_197" style:family="text" style:parent-style-name="Default_20_Paragraph_20_Font"/>
    <style:style style:name="T80_198" style:family="text" style:parent-style-name="Default_20_Paragraph_20_Font"/>
    <style:style style:name="T80_199" style:family="text" style:parent-style-name="Default_20_Paragraph_20_Font"/>
    <style:style style:name="T80_200" style:family="text" style:parent-style-name="Default_20_Paragraph_20_Font"/>
    <style:style style:name="T80_201" style:family="text" style:parent-style-name="Default_20_Paragraph_20_Font"/>
    <style:style style:name="T80_202" style:family="text" style:parent-style-name="Default_20_Paragraph_20_Font"/>
    <style:style style:name="T80_203" style:family="text" style:parent-style-name="Default_20_Paragraph_20_Font"/>
    <style:style style:name="T80_204" style:family="text" style:parent-style-name="Default_20_Paragraph_20_Font"/>
    <style:style style:name="T80_205" style:family="text" style:parent-style-name="Default_20_Paragraph_20_Font"/>
    <style:style style:name="T80_206" style:family="text" style:parent-style-name="Default_20_Paragraph_20_Font"/>
    <style:style style:name="T80_207" style:family="text" style:parent-style-name="Default_20_Paragraph_20_Font"/>
    <style:style style:name="T80_208" style:family="text" style:parent-style-name="Default_20_Paragraph_20_Font"/>
    <style:style style:name="T80_209" style:family="text" style:parent-style-name="Default_20_Paragraph_20_Font"/>
    <style:style style:name="T80_210" style:family="text" style:parent-style-name="Default_20_Paragraph_20_Font"/>
    <style:style style:name="T80_211" style:family="text" style:parent-style-name="Default_20_Paragraph_20_Font"/>
    <style:style style:name="T80_212" style:family="text" style:parent-style-name="Default_20_Paragraph_20_Font"/>
    <style:style style:name="T80_213" style:family="text" style:parent-style-name="Default_20_Paragraph_20_Font"/>
    <style:style style:name="T80_214" style:family="text" style:parent-style-name="Default_20_Paragraph_20_Font"/>
    <style:style style:name="T80_215" style:family="text" style:parent-style-name="Default_20_Paragraph_20_Font"/>
    <style:style style:name="T80_216" style:family="text" style:parent-style-name="Default_20_Paragraph_20_Font"/>
    <style:style style:name="T80_217" style:family="text" style:parent-style-name="Default_20_Paragraph_20_Font"/>
    <style:style style:name="T80_218" style:family="text" style:parent-style-name="Default_20_Paragraph_20_Font"/>
    <style:style style:name="T80_219" style:family="text" style:parent-style-name="Default_20_Paragraph_20_Font"/>
    <style:style style:name="T80_220" style:family="text" style:parent-style-name="Default_20_Paragraph_20_Font"/>
    <style:style style:name="P81" style:family="paragraph" style:parent-style-name="Standard">
      <style:paragraph-properties fo:break-before="auto"/>
    </style:style>
    <style:style style:name="P82" style:family="paragraph" style:parent-style-name="Heading_20_3">
      <style:paragraph-properties fo:break-before="auto"/>
    </style:style>
    <style:style style:name="T82_1" style:family="text" style:parent-style-name="Default_20_Paragraph_20_Font"/>
    <style:style style:name="T82_2" style:family="text" style:parent-style-name="Default_20_Paragraph_20_Font"/>
    <style:style style:name="T82_3" style:family="text" style:parent-style-name="Default_20_Paragraph_20_Font"/>
    <style:style style:name="P83" style:family="paragraph" style:parent-style-name="Standard">
      <style:paragraph-properties fo:break-before="auto"/>
    </style:style>
    <style:style style:name="T83_1" style:family="text" style:parent-style-name="Default_20_Paragraph_20_Font"/>
    <style:style style:name="T83_2" style:family="text" style:parent-style-name="Default_20_Paragraph_20_Font"/>
    <style:style style:name="T83_3" style:family="text" style:parent-style-name="Default_20_Paragraph_20_Font"/>
    <style:style style:name="T83_4" style:family="text" style:parent-style-name="Default_20_Paragraph_20_Font"/>
    <style:style style:name="T83_5" style:family="text" style:parent-style-name="Default_20_Paragraph_20_Font"/>
    <style:style style:name="T83_6" style:family="text" style:parent-style-name="Default_20_Paragraph_20_Font"/>
    <style:style style:name="T83_7" style:family="text" style:parent-style-name="Default_20_Paragraph_20_Font"/>
    <style:style style:name="T83_8" style:family="text" style:parent-style-name="Default_20_Paragraph_20_Font"/>
    <style:style style:name="T83_9" style:family="text" style:parent-style-name="Default_20_Paragraph_20_Font"/>
    <style:style style:name="T83_10" style:family="text" style:parent-style-name="Default_20_Paragraph_20_Font"/>
    <style:style style:name="T83_11" style:family="text" style:parent-style-name="Default_20_Paragraph_20_Font"/>
    <style:style style:name="T83_12" style:family="text" style:parent-style-name="Default_20_Paragraph_20_Font"/>
    <style:style style:name="T83_13" style:family="text" style:parent-style-name="Default_20_Paragraph_20_Font"/>
    <style:style style:name="T83_14" style:family="text" style:parent-style-name="Default_20_Paragraph_20_Font"/>
    <style:style style:name="T83_15" style:family="text" style:parent-style-name="Default_20_Paragraph_20_Font"/>
    <style:style style:name="T83_16" style:family="text" style:parent-style-name="Default_20_Paragraph_20_Font"/>
    <style:style style:name="T83_17" style:family="text" style:parent-style-name="Default_20_Paragraph_20_Font"/>
    <style:style style:name="T83_18" style:family="text" style:parent-style-name="Default_20_Paragraph_20_Font"/>
    <style:style style:name="T83_19" style:family="text" style:parent-style-name="Default_20_Paragraph_20_Font"/>
    <style:style style:name="T83_20" style:family="text" style:parent-style-name="Default_20_Paragraph_20_Font"/>
    <style:style style:name="T83_21" style:family="text" style:parent-style-name="Default_20_Paragraph_20_Font"/>
    <style:style style:name="T83_22" style:family="text" style:parent-style-name="Default_20_Paragraph_20_Font"/>
    <style:style style:name="T83_23" style:family="text" style:parent-style-name="Default_20_Paragraph_20_Font"/>
    <style:style style:name="T83_24" style:family="text" style:parent-style-name="Default_20_Paragraph_20_Font"/>
    <style:style style:name="T83_25" style:family="text" style:parent-style-name="Default_20_Paragraph_20_Font"/>
    <style:style style:name="T83_26" style:family="text" style:parent-style-name="Default_20_Paragraph_20_Font"/>
    <style:style style:name="T83_27" style:family="text" style:parent-style-name="Default_20_Paragraph_20_Font"/>
    <style:style style:name="T83_28" style:family="text" style:parent-style-name="Default_20_Paragraph_20_Font"/>
    <style:style style:name="T83_29" style:family="text" style:parent-style-name="Default_20_Paragraph_20_Font"/>
    <style:style style:name="T83_30" style:family="text" style:parent-style-name="Default_20_Paragraph_20_Font"/>
    <style:style style:name="T83_31" style:family="text" style:parent-style-name="Default_20_Paragraph_20_Font"/>
    <style:style style:name="T83_32" style:family="text" style:parent-style-name="Default_20_Paragraph_20_Font"/>
    <style:style style:name="T83_33" style:family="text" style:parent-style-name="Default_20_Paragraph_20_Font"/>
    <style:style style:name="T83_34" style:family="text" style:parent-style-name="Default_20_Paragraph_20_Font"/>
    <style:style style:name="T83_35" style:family="text" style:parent-style-name="Default_20_Paragraph_20_Font"/>
    <style:style style:name="T83_36" style:family="text" style:parent-style-name="Default_20_Paragraph_20_Font"/>
    <style:style style:name="T83_37" style:family="text" style:parent-style-name="Default_20_Paragraph_20_Font"/>
    <style:style style:name="T83_38" style:family="text" style:parent-style-name="Default_20_Paragraph_20_Font"/>
    <style:style style:name="T83_39" style:family="text" style:parent-style-name="Default_20_Paragraph_20_Font"/>
    <style:style style:name="T83_40" style:family="text" style:parent-style-name="Default_20_Paragraph_20_Font"/>
    <style:style style:name="T83_41" style:family="text" style:parent-style-name="Default_20_Paragraph_20_Font"/>
    <style:style style:name="T83_42" style:family="text" style:parent-style-name="Default_20_Paragraph_20_Font"/>
    <style:style style:name="T83_43" style:family="text" style:parent-style-name="Default_20_Paragraph_20_Font"/>
    <style:style style:name="T83_44" style:family="text" style:parent-style-name="Default_20_Paragraph_20_Font"/>
    <style:style style:name="T83_45" style:family="text" style:parent-style-name="Default_20_Paragraph_20_Font"/>
    <style:style style:name="T83_46" style:family="text" style:parent-style-name="Default_20_Paragraph_20_Font"/>
    <style:style style:name="T83_47" style:family="text" style:parent-style-name="Default_20_Paragraph_20_Font"/>
    <style:style style:name="T83_48" style:family="text" style:parent-style-name="Default_20_Paragraph_20_Font"/>
    <style:style style:name="T83_49" style:family="text" style:parent-style-name="Default_20_Paragraph_20_Font"/>
    <style:style style:name="T83_50" style:family="text" style:parent-style-name="Default_20_Paragraph_20_Font">
      <style:text-properties fo:font-weight="bold" style:font-weight-asian="bold" style:font-weight-complex="bold"/>
    </style:style>
    <style:style style:name="T83_51" style:family="text" style:parent-style-name="Default_20_Paragraph_20_Font">
      <style:text-properties fo:font-weight="bold" style:font-weight-asian="bold" style:font-weight-complex="bold"/>
    </style:style>
    <style:style style:name="T83_52" style:family="text" style:parent-style-name="Default_20_Paragraph_20_Font">
      <style:text-properties fo:font-weight="bold" style:font-weight-asian="bold" style:font-weight-complex="bold"/>
    </style:style>
    <style:style style:name="T83_53" style:family="text" style:parent-style-name="Default_20_Paragraph_20_Font"/>
    <style:style style:name="T83_54" style:family="text" style:parent-style-name="Default_20_Paragraph_20_Font"/>
    <style:style style:name="T83_55" style:family="text" style:parent-style-name="Default_20_Paragraph_20_Font"/>
    <style:style style:name="T83_56" style:family="text" style:parent-style-name="Default_20_Paragraph_20_Font"/>
    <style:style style:name="T83_57" style:family="text" style:parent-style-name="Default_20_Paragraph_20_Font"/>
    <style:style style:name="T83_58" style:family="text" style:parent-style-name="Default_20_Paragraph_20_Font"/>
    <style:style style:name="T83_59" style:family="text" style:parent-style-name="Default_20_Paragraph_20_Font"/>
    <style:style style:name="T83_60" style:family="text" style:parent-style-name="Default_20_Paragraph_20_Font"/>
    <style:style style:name="T83_61" style:family="text" style:parent-style-name="Default_20_Paragraph_20_Font"/>
    <style:style style:name="T83_62" style:family="text" style:parent-style-name="Default_20_Paragraph_20_Font"/>
    <style:style style:name="T83_63" style:family="text" style:parent-style-name="Default_20_Paragraph_20_Font"/>
    <style:style style:name="T83_64" style:family="text" style:parent-style-name="Default_20_Paragraph_20_Font"/>
    <style:style style:name="T83_65" style:family="text" style:parent-style-name="Default_20_Paragraph_20_Font"/>
    <style:style style:name="T83_66" style:family="text" style:parent-style-name="Default_20_Paragraph_20_Font"/>
    <style:style style:name="T83_67" style:family="text" style:parent-style-name="Default_20_Paragraph_20_Font"/>
    <style:style style:name="T83_68" style:family="text" style:parent-style-name="Default_20_Paragraph_20_Font"/>
    <style:style style:name="T83_69" style:family="text" style:parent-style-name="Default_20_Paragraph_20_Font"/>
    <style:style style:name="T83_70" style:family="text" style:parent-style-name="Default_20_Paragraph_20_Font"/>
    <style:style style:name="T83_71" style:family="text" style:parent-style-name="Default_20_Paragraph_20_Font"/>
    <style:style style:name="T83_72" style:family="text" style:parent-style-name="Default_20_Paragraph_20_Font"/>
    <style:style style:name="T83_73" style:family="text" style:parent-style-name="Default_20_Paragraph_20_Font"/>
    <style:style style:name="T83_74" style:family="text" style:parent-style-name="Default_20_Paragraph_20_Font"/>
    <style:style style:name="T83_75" style:family="text" style:parent-style-name="Default_20_Paragraph_20_Font"/>
    <style:style style:name="T83_76" style:family="text" style:parent-style-name="Default_20_Paragraph_20_Font"/>
    <style:style style:name="T83_77" style:family="text" style:parent-style-name="Default_20_Paragraph_20_Font"/>
    <style:style style:name="T83_78" style:family="text" style:parent-style-name="Default_20_Paragraph_20_Font"/>
    <style:style style:name="T83_79" style:family="text" style:parent-style-name="Default_20_Paragraph_20_Font"/>
    <style:style style:name="T83_80" style:family="text" style:parent-style-name="Default_20_Paragraph_20_Font"/>
    <style:style style:name="T83_81" style:family="text" style:parent-style-name="Default_20_Paragraph_20_Font"/>
    <style:style style:name="T83_82" style:family="text" style:parent-style-name="Default_20_Paragraph_20_Font"/>
    <style:style style:name="T83_83" style:family="text" style:parent-style-name="Default_20_Paragraph_20_Font"/>
    <style:style style:name="T83_84" style:family="text" style:parent-style-name="Default_20_Paragraph_20_Font"/>
    <style:style style:name="T83_85" style:family="text" style:parent-style-name="Default_20_Paragraph_20_Font"/>
    <style:style style:name="T83_86" style:family="text" style:parent-style-name="Default_20_Paragraph_20_Font"/>
    <style:style style:name="T83_87" style:family="text" style:parent-style-name="Default_20_Paragraph_20_Font"/>
    <style:style style:name="T83_88" style:family="text" style:parent-style-name="Default_20_Paragraph_20_Font"/>
    <style:style style:name="T83_89" style:family="text" style:parent-style-name="Default_20_Paragraph_20_Font"/>
    <style:style style:name="T83_90" style:family="text" style:parent-style-name="Default_20_Paragraph_20_Font"/>
    <style:style style:name="T83_91" style:family="text" style:parent-style-name="Default_20_Paragraph_20_Font"/>
    <style:style style:name="T83_92" style:family="text" style:parent-style-name="Default_20_Paragraph_20_Font"/>
    <style:style style:name="T83_93" style:family="text" style:parent-style-name="Default_20_Paragraph_20_Font"/>
    <style:style style:name="T83_94" style:family="text" style:parent-style-name="Default_20_Paragraph_20_Font"/>
    <style:style style:name="T83_95" style:family="text" style:parent-style-name="Default_20_Paragraph_20_Font"/>
    <style:style style:name="T83_96" style:family="text" style:parent-style-name="Default_20_Paragraph_20_Font"/>
    <style:style style:name="T83_97" style:family="text" style:parent-style-name="Default_20_Paragraph_20_Font"/>
    <style:style style:name="T83_98" style:family="text" style:parent-style-name="Default_20_Paragraph_20_Font"/>
    <style:style style:name="T83_99" style:family="text" style:parent-style-name="Default_20_Paragraph_20_Font"/>
    <style:style style:name="T83_100" style:family="text" style:parent-style-name="Default_20_Paragraph_20_Font"/>
    <style:style style:name="T83_101" style:family="text" style:parent-style-name="Default_20_Paragraph_20_Font"/>
    <style:style style:name="T83_102" style:family="text" style:parent-style-name="Default_20_Paragraph_20_Font"/>
    <style:style style:name="T83_103" style:family="text" style:parent-style-name="Default_20_Paragraph_20_Font"/>
    <style:style style:name="T83_104" style:family="text" style:parent-style-name="Default_20_Paragraph_20_Font"/>
    <style:style style:name="T83_105" style:family="text" style:parent-style-name="Default_20_Paragraph_20_Font"/>
    <style:style style:name="T83_106" style:family="text" style:parent-style-name="Default_20_Paragraph_20_Font"/>
    <style:style style:name="T83_107" style:family="text" style:parent-style-name="Default_20_Paragraph_20_Font"/>
    <style:style style:name="T83_108" style:family="text" style:parent-style-name="Default_20_Paragraph_20_Font"/>
    <style:style style:name="T83_109" style:family="text" style:parent-style-name="Default_20_Paragraph_20_Font"/>
    <style:style style:name="T83_110" style:family="text" style:parent-style-name="Default_20_Paragraph_20_Font"/>
    <style:style style:name="T83_111" style:family="text" style:parent-style-name="Default_20_Paragraph_20_Font"/>
    <style:style style:name="T83_112" style:family="text" style:parent-style-name="Default_20_Paragraph_20_Font"/>
    <style:style style:name="T83_113" style:family="text" style:parent-style-name="Default_20_Paragraph_20_Font"/>
    <style:style style:name="T83_114" style:family="text" style:parent-style-name="Default_20_Paragraph_20_Font"/>
    <style:style style:name="T83_115" style:family="text" style:parent-style-name="Default_20_Paragraph_20_Font"/>
    <style:style style:name="T83_116" style:family="text" style:parent-style-name="Default_20_Paragraph_20_Font"/>
    <style:style style:name="T83_117" style:family="text" style:parent-style-name="Default_20_Paragraph_20_Font"/>
    <style:style style:name="T83_118" style:family="text" style:parent-style-name="Default_20_Paragraph_20_Font"/>
    <style:style style:name="T83_119" style:family="text" style:parent-style-name="Default_20_Paragraph_20_Font"/>
    <style:style style:name="T83_120" style:family="text" style:parent-style-name="Default_20_Paragraph_20_Font"/>
    <style:style style:name="T83_121" style:family="text" style:parent-style-name="Default_20_Paragraph_20_Font"/>
    <style:style style:name="T83_122" style:family="text" style:parent-style-name="Default_20_Paragraph_20_Font"/>
    <style:style style:name="T83_123" style:family="text" style:parent-style-name="Default_20_Paragraph_20_Font"/>
    <style:style style:name="T83_124" style:family="text" style:parent-style-name="Default_20_Paragraph_20_Font"/>
    <style:style style:name="T83_125" style:family="text" style:parent-style-name="Default_20_Paragraph_20_Font"/>
    <style:style style:name="T83_126" style:family="text" style:parent-style-name="Default_20_Paragraph_20_Font"/>
    <style:style style:name="T83_127" style:family="text" style:parent-style-name="Default_20_Paragraph_20_Font"/>
    <style:style style:name="T83_128" style:family="text" style:parent-style-name="Default_20_Paragraph_20_Font"/>
    <style:style style:name="T83_129" style:family="text" style:parent-style-name="Default_20_Paragraph_20_Font"/>
    <style:style style:name="T83_130" style:family="text" style:parent-style-name="Default_20_Paragraph_20_Font"/>
    <style:style style:name="T83_131" style:family="text" style:parent-style-name="Default_20_Paragraph_20_Font"/>
    <style:style style:name="T83_132" style:family="text" style:parent-style-name="Default_20_Paragraph_20_Font"/>
    <style:style style:name="T83_133" style:family="text" style:parent-style-name="Default_20_Paragraph_20_Font"/>
    <style:style style:name="T83_134" style:family="text" style:parent-style-name="Default_20_Paragraph_20_Font"/>
    <style:style style:name="T83_135" style:family="text" style:parent-style-name="Default_20_Paragraph_20_Font"/>
    <style:style style:name="T83_136" style:family="text" style:parent-style-name="Default_20_Paragraph_20_Font"/>
    <style:style style:name="T83_137" style:family="text" style:parent-style-name="Default_20_Paragraph_20_Font"/>
    <style:style style:name="T83_138" style:family="text" style:parent-style-name="Default_20_Paragraph_20_Font"/>
    <style:style style:name="T83_139" style:family="text" style:parent-style-name="Default_20_Paragraph_20_Font"/>
    <style:style style:name="T83_140" style:family="text" style:parent-style-name="Default_20_Paragraph_20_Font"/>
    <style:style style:name="T83_141" style:family="text" style:parent-style-name="Default_20_Paragraph_20_Font"/>
    <style:style style:name="T83_142" style:family="text" style:parent-style-name="Default_20_Paragraph_20_Font"/>
    <style:style style:name="T83_143" style:family="text" style:parent-style-name="Default_20_Paragraph_20_Font"/>
    <style:style style:name="T83_144" style:family="text" style:parent-style-name="Default_20_Paragraph_20_Font"/>
    <style:style style:name="T83_145" style:family="text" style:parent-style-name="Default_20_Paragraph_20_Font"/>
    <style:style style:name="T83_146" style:family="text" style:parent-style-name="Default_20_Paragraph_20_Font"/>
    <style:style style:name="T83_147" style:family="text" style:parent-style-name="Default_20_Paragraph_20_Font"/>
    <style:style style:name="T83_148" style:family="text" style:parent-style-name="Default_20_Paragraph_20_Font"/>
    <style:style style:name="P84" style:family="paragraph" style:parent-style-name="Standard">
      <style:paragraph-properties fo:break-before="auto"/>
    </style:style>
    <style:style style:name="P85" style:family="paragraph" style:parent-style-name="Heading_20_3">
      <style:paragraph-properties fo:break-before="auto"/>
    </style:style>
    <style:style style:name="T85_1" style:family="text" style:parent-style-name="Default_20_Paragraph_20_Font"/>
    <style:style style:name="T85_2" style:family="text" style:parent-style-name="Default_20_Paragraph_20_Font"/>
    <style:style style:name="T85_3" style:family="text" style:parent-style-name="Default_20_Paragraph_20_Font"/>
    <style:style style:name="T85_4" style:family="text" style:parent-style-name="Default_20_Paragraph_20_Font"/>
    <style:style style:name="T85_5" style:family="text" style:parent-style-name="Default_20_Paragraph_20_Font"/>
    <style:style style:name="T85_6" style:family="text" style:parent-style-name="Default_20_Paragraph_20_Font"/>
    <style:style style:name="T85_7" style:family="text" style:parent-style-name="Default_20_Paragraph_20_Font"/>
    <style:style style:name="P86" style:family="paragraph" style:parent-style-name="Standard">
      <style:paragraph-properties fo:break-before="auto"/>
    </style:style>
    <style:style style:name="T86_1" style:family="text" style:parent-style-name="Default_20_Paragraph_20_Font"/>
    <style:style style:name="T86_2" style:family="text" style:parent-style-name="Default_20_Paragraph_20_Font"/>
    <style:style style:name="T86_3" style:family="text" style:parent-style-name="Default_20_Paragraph_20_Font"/>
    <style:style style:name="T86_4" style:family="text" style:parent-style-name="Default_20_Paragraph_20_Font"/>
    <style:style style:name="T86_5" style:family="text" style:parent-style-name="Default_20_Paragraph_20_Font"/>
    <style:style style:name="T86_6" style:family="text" style:parent-style-name="Default_20_Paragraph_20_Font"/>
    <style:style style:name="T86_7" style:family="text" style:parent-style-name="Default_20_Paragraph_20_Font"/>
    <style:style style:name="T86_8" style:family="text" style:parent-style-name="Default_20_Paragraph_20_Font"/>
    <style:style style:name="T86_9" style:family="text" style:parent-style-name="Default_20_Paragraph_20_Font">
      <style:text-properties fo:font-weight="bold" style:font-weight-asian="bold" style:font-weight-complex="bold"/>
    </style:style>
    <style:style style:name="T86_10" style:family="text" style:parent-style-name="Default_20_Paragraph_20_Font">
      <style:text-properties fo:font-weight="bold" style:font-weight-asian="bold" style:font-weight-complex="bold"/>
    </style:style>
    <style:style style:name="T86_11" style:family="text" style:parent-style-name="Default_20_Paragraph_20_Font">
      <style:text-properties fo:font-weight="bold" style:font-weight-asian="bold" style:font-weight-complex="bold"/>
    </style:style>
    <style:style style:name="T86_12" style:family="text" style:parent-style-name="Default_20_Paragraph_20_Font">
      <style:text-properties fo:font-weight="bold" style:font-weight-asian="bold" style:font-weight-complex="bold"/>
    </style:style>
    <style:style style:name="T86_13" style:family="text" style:parent-style-name="Default_20_Paragraph_20_Font">
      <style:text-properties fo:font-weight="bold" style:font-weight-asian="bold" style:font-weight-complex="bold"/>
    </style:style>
    <style:style style:name="T86_14" style:family="text" style:parent-style-name="Default_20_Paragraph_20_Font"/>
    <style:style style:name="T86_15" style:family="text" style:parent-style-name="Default_20_Paragraph_20_Font"/>
    <style:style style:name="T86_16" style:family="text" style:parent-style-name="Default_20_Paragraph_20_Font"/>
    <style:style style:name="T86_17" style:family="text" style:parent-style-name="Default_20_Paragraph_20_Font"/>
    <style:style style:name="T86_18" style:family="text" style:parent-style-name="Default_20_Paragraph_20_Font"/>
    <style:style style:name="T86_19" style:family="text" style:parent-style-name="Default_20_Paragraph_20_Font"/>
    <style:style style:name="T86_20" style:family="text" style:parent-style-name="Default_20_Paragraph_20_Font"/>
    <style:style style:name="T86_21" style:family="text" style:parent-style-name="Default_20_Paragraph_20_Font"/>
    <style:style style:name="T86_22" style:family="text" style:parent-style-name="Default_20_Paragraph_20_Font"/>
    <style:style style:name="T86_23" style:family="text" style:parent-style-name="Default_20_Paragraph_20_Font"/>
    <style:style style:name="T86_24" style:family="text" style:parent-style-name="Default_20_Paragraph_20_Font"/>
    <style:style style:name="T86_25" style:family="text" style:parent-style-name="Default_20_Paragraph_20_Font"/>
    <style:style style:name="T86_26" style:family="text" style:parent-style-name="Default_20_Paragraph_20_Font"/>
    <style:style style:name="T86_27" style:family="text" style:parent-style-name="Default_20_Paragraph_20_Font"/>
    <style:style style:name="T86_28" style:family="text" style:parent-style-name="Default_20_Paragraph_20_Font"/>
    <style:style style:name="T86_29" style:family="text" style:parent-style-name="Default_20_Paragraph_20_Font"/>
    <style:style style:name="T86_30" style:family="text" style:parent-style-name="Default_20_Paragraph_20_Font"/>
    <style:style style:name="T86_31" style:family="text" style:parent-style-name="Default_20_Paragraph_20_Font"/>
    <style:style style:name="T86_32" style:family="text" style:parent-style-name="Default_20_Paragraph_20_Font"/>
    <style:style style:name="T86_33" style:family="text" style:parent-style-name="Default_20_Paragraph_20_Font"/>
    <style:style style:name="T86_34" style:family="text" style:parent-style-name="Default_20_Paragraph_20_Font"/>
    <style:style style:name="T86_35" style:family="text" style:parent-style-name="Default_20_Paragraph_20_Font"/>
    <style:style style:name="T86_36" style:family="text" style:parent-style-name="Default_20_Paragraph_20_Font"/>
    <style:style style:name="T86_37" style:family="text" style:parent-style-name="Default_20_Paragraph_20_Font"/>
    <style:style style:name="T86_38" style:family="text" style:parent-style-name="Default_20_Paragraph_20_Font"/>
    <style:style style:name="T86_39" style:family="text" style:parent-style-name="Default_20_Paragraph_20_Font"/>
    <style:style style:name="T86_40" style:family="text" style:parent-style-name="Default_20_Paragraph_20_Font"/>
    <style:style style:name="T86_41" style:family="text" style:parent-style-name="Default_20_Paragraph_20_Font"/>
    <style:style style:name="T86_42" style:family="text" style:parent-style-name="Default_20_Paragraph_20_Font"/>
    <style:style style:name="T86_43" style:family="text" style:parent-style-name="Default_20_Paragraph_20_Font"/>
    <style:style style:name="T86_44" style:family="text" style:parent-style-name="Default_20_Paragraph_20_Font"/>
    <style:style style:name="T86_45" style:family="text" style:parent-style-name="Default_20_Paragraph_20_Font"/>
    <style:style style:name="T86_46" style:family="text" style:parent-style-name="Default_20_Paragraph_20_Font"/>
    <style:style style:name="T86_47" style:family="text" style:parent-style-name="Default_20_Paragraph_20_Font"/>
    <style:style style:name="T86_48" style:family="text" style:parent-style-name="Default_20_Paragraph_20_Font"/>
    <style:style style:name="T86_49" style:family="text" style:parent-style-name="Default_20_Paragraph_20_Font"/>
    <style:style style:name="T86_50" style:family="text" style:parent-style-name="Default_20_Paragraph_20_Font"/>
    <style:style style:name="T86_51" style:family="text" style:parent-style-name="Default_20_Paragraph_20_Font"/>
    <style:style style:name="T86_52" style:family="text" style:parent-style-name="Default_20_Paragraph_20_Font"/>
    <style:style style:name="T86_53" style:family="text" style:parent-style-name="Default_20_Paragraph_20_Font"/>
    <style:style style:name="T86_54" style:family="text" style:parent-style-name="Default_20_Paragraph_20_Font"/>
    <style:style style:name="T86_55" style:family="text" style:parent-style-name="Default_20_Paragraph_20_Font"/>
    <style:style style:name="T86_56" style:family="text" style:parent-style-name="Default_20_Paragraph_20_Font"/>
    <style:style style:name="T86_57" style:family="text" style:parent-style-name="Default_20_Paragraph_20_Font"/>
    <style:style style:name="T86_58" style:family="text" style:parent-style-name="Default_20_Paragraph_20_Font"/>
    <style:style style:name="T86_59" style:family="text" style:parent-style-name="Default_20_Paragraph_20_Font"/>
    <style:style style:name="T86_60" style:family="text" style:parent-style-name="Default_20_Paragraph_20_Font"/>
    <style:style style:name="T86_61" style:family="text" style:parent-style-name="Default_20_Paragraph_20_Font"/>
    <style:style style:name="T86_62" style:family="text" style:parent-style-name="Default_20_Paragraph_20_Font"/>
    <style:style style:name="T86_63" style:family="text" style:parent-style-name="Default_20_Paragraph_20_Font"/>
    <style:style style:name="T86_64" style:family="text" style:parent-style-name="Default_20_Paragraph_20_Font"/>
    <style:style style:name="T86_65" style:family="text" style:parent-style-name="Default_20_Paragraph_20_Font"/>
    <style:style style:name="T86_66" style:family="text" style:parent-style-name="Default_20_Paragraph_20_Font"/>
    <style:style style:name="T86_67" style:family="text" style:parent-style-name="Default_20_Paragraph_20_Font"/>
    <style:style style:name="T86_68" style:family="text" style:parent-style-name="Default_20_Paragraph_20_Font"/>
    <style:style style:name="T86_69" style:family="text" style:parent-style-name="Default_20_Paragraph_20_Font"/>
    <style:style style:name="T86_70" style:family="text" style:parent-style-name="Default_20_Paragraph_20_Font"/>
    <style:style style:name="T86_71" style:family="text" style:parent-style-name="Default_20_Paragraph_20_Font"/>
    <style:style style:name="T86_72" style:family="text" style:parent-style-name="Default_20_Paragraph_20_Font"/>
    <style:style style:name="T86_73" style:family="text" style:parent-style-name="Default_20_Paragraph_20_Font"/>
    <style:style style:name="T86_74" style:family="text" style:parent-style-name="Default_20_Paragraph_20_Font"/>
    <style:style style:name="T86_75" style:family="text" style:parent-style-name="Default_20_Paragraph_20_Font"/>
    <style:style style:name="T86_76" style:family="text" style:parent-style-name="Default_20_Paragraph_20_Font"/>
    <style:style style:name="T86_77" style:family="text" style:parent-style-name="Default_20_Paragraph_20_Font"/>
    <style:style style:name="T86_78" style:family="text" style:parent-style-name="Default_20_Paragraph_20_Font"/>
    <style:style style:name="T86_79" style:family="text" style:parent-style-name="Default_20_Paragraph_20_Font"/>
    <style:style style:name="T86_80" style:family="text" style:parent-style-name="Default_20_Paragraph_20_Font"/>
    <style:style style:name="T86_81" style:family="text" style:parent-style-name="Default_20_Paragraph_20_Font"/>
    <style:style style:name="T86_82" style:family="text" style:parent-style-name="Default_20_Paragraph_20_Font"/>
    <style:style style:name="T86_83" style:family="text" style:parent-style-name="Default_20_Paragraph_20_Font"/>
    <style:style style:name="T86_84" style:family="text" style:parent-style-name="Default_20_Paragraph_20_Font"/>
    <style:style style:name="T86_85" style:family="text" style:parent-style-name="Default_20_Paragraph_20_Font"/>
    <style:style style:name="T86_86" style:family="text" style:parent-style-name="Default_20_Paragraph_20_Font"/>
    <style:style style:name="T86_87" style:family="text" style:parent-style-name="Default_20_Paragraph_20_Font"/>
    <style:style style:name="T86_88" style:family="text" style:parent-style-name="Default_20_Paragraph_20_Font"/>
    <style:style style:name="T86_89" style:family="text" style:parent-style-name="Default_20_Paragraph_20_Font"/>
    <style:style style:name="T86_90" style:family="text" style:parent-style-name="Default_20_Paragraph_20_Font"/>
    <style:style style:name="T86_91" style:family="text" style:parent-style-name="Default_20_Paragraph_20_Font"/>
    <style:style style:name="T86_92" style:family="text" style:parent-style-name="Default_20_Paragraph_20_Font"/>
    <style:style style:name="T86_93" style:family="text" style:parent-style-name="Default_20_Paragraph_20_Font"/>
    <style:style style:name="T86_94" style:family="text" style:parent-style-name="Default_20_Paragraph_20_Font"/>
    <style:style style:name="T86_95" style:family="text" style:parent-style-name="Default_20_Paragraph_20_Font"/>
    <style:style style:name="T86_96" style:family="text" style:parent-style-name="Default_20_Paragraph_20_Font"/>
    <style:style style:name="T86_97" style:family="text" style:parent-style-name="Default_20_Paragraph_20_Font"/>
    <style:style style:name="T86_98" style:family="text" style:parent-style-name="Default_20_Paragraph_20_Font"/>
    <style:style style:name="T86_99" style:family="text" style:parent-style-name="Default_20_Paragraph_20_Font"/>
    <style:style style:name="T86_100" style:family="text" style:parent-style-name="Default_20_Paragraph_20_Font"/>
    <style:style style:name="T86_101" style:family="text" style:parent-style-name="Default_20_Paragraph_20_Font"/>
    <style:style style:name="T86_102" style:family="text" style:parent-style-name="Default_20_Paragraph_20_Font"/>
    <style:style style:name="T86_103" style:family="text" style:parent-style-name="Default_20_Paragraph_20_Font"/>
    <style:style style:name="T86_104" style:family="text" style:parent-style-name="Default_20_Paragraph_20_Font"/>
    <style:style style:name="T86_105" style:family="text" style:parent-style-name="Default_20_Paragraph_20_Font"/>
    <style:style style:name="T86_106" style:family="text" style:parent-style-name="Default_20_Paragraph_20_Font"/>
    <style:style style:name="T86_107" style:family="text" style:parent-style-name="Default_20_Paragraph_20_Font"/>
    <style:style style:name="T86_108" style:family="text" style:parent-style-name="Default_20_Paragraph_20_Font"/>
    <style:style style:name="T86_109" style:family="text" style:parent-style-name="Default_20_Paragraph_20_Font"/>
    <style:style style:name="T86_110" style:family="text" style:parent-style-name="Default_20_Paragraph_20_Font"/>
    <style:style style:name="T86_111" style:family="text" style:parent-style-name="Default_20_Paragraph_20_Font"/>
    <style:style style:name="T86_112" style:family="text" style:parent-style-name="Default_20_Paragraph_20_Font"/>
    <style:style style:name="T86_113" style:family="text" style:parent-style-name="Default_20_Paragraph_20_Font"/>
    <style:style style:name="T86_114" style:family="text" style:parent-style-name="Default_20_Paragraph_20_Font"/>
    <style:style style:name="T86_115" style:family="text" style:parent-style-name="Default_20_Paragraph_20_Font"/>
    <style:style style:name="T86_116" style:family="text" style:parent-style-name="Default_20_Paragraph_20_Font"/>
    <style:style style:name="T86_117" style:family="text" style:parent-style-name="Default_20_Paragraph_20_Font"/>
    <style:style style:name="T86_118" style:family="text" style:parent-style-name="Default_20_Paragraph_20_Font"/>
    <style:style style:name="T86_119" style:family="text" style:parent-style-name="Default_20_Paragraph_20_Font"/>
    <style:style style:name="T86_120" style:family="text" style:parent-style-name="Default_20_Paragraph_20_Font"/>
    <style:style style:name="T86_121" style:family="text" style:parent-style-name="Default_20_Paragraph_20_Font"/>
    <style:style style:name="T86_122" style:family="text" style:parent-style-name="Default_20_Paragraph_20_Font"/>
    <style:style style:name="T86_123" style:family="text" style:parent-style-name="Default_20_Paragraph_20_Font"/>
    <style:style style:name="T86_124" style:family="text" style:parent-style-name="Default_20_Paragraph_20_Font"/>
    <style:style style:name="T86_125" style:family="text" style:parent-style-name="Default_20_Paragraph_20_Font"/>
    <style:style style:name="T86_126" style:family="text" style:parent-style-name="Default_20_Paragraph_20_Font"/>
    <style:style style:name="T86_127" style:family="text" style:parent-style-name="Default_20_Paragraph_20_Font"/>
    <style:style style:name="T86_128" style:family="text" style:parent-style-name="Default_20_Paragraph_20_Font"/>
    <style:style style:name="T86_129" style:family="text" style:parent-style-name="Default_20_Paragraph_20_Font"/>
    <style:style style:name="T86_130" style:family="text" style:parent-style-name="Default_20_Paragraph_20_Font"/>
    <style:style style:name="T86_131" style:family="text" style:parent-style-name="Default_20_Paragraph_20_Font"/>
    <style:style style:name="T86_132" style:family="text" style:parent-style-name="Default_20_Paragraph_20_Font"/>
    <style:style style:name="T86_133" style:family="text" style:parent-style-name="Default_20_Paragraph_20_Font"/>
    <style:style style:name="T86_134" style:family="text" style:parent-style-name="Default_20_Paragraph_20_Font"/>
    <style:style style:name="T86_135" style:family="text" style:parent-style-name="Default_20_Paragraph_20_Font"/>
    <style:style style:name="T86_136" style:family="text" style:parent-style-name="Default_20_Paragraph_20_Font"/>
    <style:style style:name="T86_137" style:family="text" style:parent-style-name="Default_20_Paragraph_20_Font"/>
    <style:style style:name="T86_138" style:family="text" style:parent-style-name="Default_20_Paragraph_20_Font"/>
    <style:style style:name="T86_139" style:family="text" style:parent-style-name="Default_20_Paragraph_20_Font"/>
    <style:style style:name="T86_140" style:family="text" style:parent-style-name="Default_20_Paragraph_20_Font"/>
    <style:style style:name="T86_141" style:family="text" style:parent-style-name="Default_20_Paragraph_20_Font"/>
    <style:style style:name="T86_142" style:family="text" style:parent-style-name="Default_20_Paragraph_20_Font"/>
    <style:style style:name="P87" style:family="paragraph" style:parent-style-name="Standard">
      <style:paragraph-properties fo:break-before="auto"/>
    </style:style>
    <style:style style:name="P88" style:family="paragraph" style:parent-style-name="Standard">
      <style:paragraph-properties fo:break-before="auto"/>
    </style:style>
    <style:style style:name="T88_1" style:family="text" style:parent-style-name="Default_20_Paragraph_20_Font">
      <style:text-properties fo:font-weight="bold" style:font-weight-asian="bold" style:font-weight-complex="bold"/>
    </style:style>
    <style:style style:name="T88_2" style:family="text" style:parent-style-name="Default_20_Paragraph_20_Font"/>
    <style:style style:name="T88_3" style:family="text" style:parent-style-name="Default_20_Paragraph_20_Font"/>
    <style:style style:name="T88_4" style:family="text" style:parent-style-name="Default_20_Paragraph_20_Font"/>
    <style:style style:name="T88_5" style:family="text" style:parent-style-name="Default_20_Paragraph_20_Font"/>
    <style:style style:name="T88_6" style:family="text" style:parent-style-name="Default_20_Paragraph_20_Font"/>
    <style:style style:name="T88_7" style:family="text" style:parent-style-name="Default_20_Paragraph_20_Font"/>
    <style:style style:name="T88_8" style:family="text" style:parent-style-name="Default_20_Paragraph_20_Font"/>
    <style:style style:name="T88_9" style:family="text" style:parent-style-name="Default_20_Paragraph_20_Font"/>
    <style:style style:name="T88_10" style:family="text" style:parent-style-name="Default_20_Paragraph_20_Font"/>
    <style:style style:name="T88_11" style:family="text" style:parent-style-name="Default_20_Paragraph_20_Font"/>
    <style:style style:name="T88_12" style:family="text" style:parent-style-name="Default_20_Paragraph_20_Font"/>
    <style:style style:name="T88_13" style:family="text" style:parent-style-name="Default_20_Paragraph_20_Font"/>
    <style:style style:name="T88_14" style:family="text" style:parent-style-name="Default_20_Paragraph_20_Font"/>
    <style:style style:name="T88_15" style:family="text" style:parent-style-name="Default_20_Paragraph_20_Font"/>
    <style:style style:name="T88_16" style:family="text" style:parent-style-name="Default_20_Paragraph_20_Font"/>
    <style:style style:name="T88_17" style:family="text" style:parent-style-name="Default_20_Paragraph_20_Font"/>
    <style:style style:name="T88_18" style:family="text" style:parent-style-name="Default_20_Paragraph_20_Font"/>
    <style:style style:name="T88_19" style:family="text" style:parent-style-name="Default_20_Paragraph_20_Font"/>
    <style:style style:name="T88_20" style:family="text" style:parent-style-name="Default_20_Paragraph_20_Font"/>
    <style:style style:name="T88_21" style:family="text" style:parent-style-name="Default_20_Paragraph_20_Font"/>
    <style:style style:name="T88_22" style:family="text" style:parent-style-name="Default_20_Paragraph_20_Font"/>
    <style:style style:name="T88_23" style:family="text" style:parent-style-name="Default_20_Paragraph_20_Font"/>
    <style:style style:name="T88_24" style:family="text" style:parent-style-name="Default_20_Paragraph_20_Font"/>
    <style:style style:name="T88_25" style:family="text" style:parent-style-name="Default_20_Paragraph_20_Font"/>
    <style:style style:name="T88_26" style:family="text" style:parent-style-name="Default_20_Paragraph_20_Font"/>
    <style:style style:name="T88_27" style:family="text" style:parent-style-name="Default_20_Paragraph_20_Font"/>
    <style:style style:name="T88_28" style:family="text" style:parent-style-name="Default_20_Paragraph_20_Font"/>
    <style:style style:name="T88_29" style:family="text" style:parent-style-name="Default_20_Paragraph_20_Font"/>
    <style:style style:name="T88_30" style:family="text" style:parent-style-name="Default_20_Paragraph_20_Font"/>
    <style:style style:name="T88_31" style:family="text" style:parent-style-name="Default_20_Paragraph_20_Font"/>
    <style:style style:name="T88_32" style:family="text" style:parent-style-name="Default_20_Paragraph_20_Font"/>
    <style:style style:name="T88_33" style:family="text" style:parent-style-name="Default_20_Paragraph_20_Font"/>
    <style:style style:name="T88_34" style:family="text" style:parent-style-name="Default_20_Paragraph_20_Font"/>
    <style:style style:name="T88_35" style:family="text" style:parent-style-name="Default_20_Paragraph_20_Font"/>
    <style:style style:name="T88_36" style:family="text" style:parent-style-name="Default_20_Paragraph_20_Font"/>
    <style:style style:name="T88_37" style:family="text" style:parent-style-name="Default_20_Paragraph_20_Font"/>
    <style:style style:name="T88_38" style:family="text" style:parent-style-name="Default_20_Paragraph_20_Font"/>
    <style:style style:name="T88_39" style:family="text" style:parent-style-name="Default_20_Paragraph_20_Font"/>
    <style:style style:name="T88_40" style:family="text" style:parent-style-name="Default_20_Paragraph_20_Font"/>
    <style:style style:name="T88_41" style:family="text" style:parent-style-name="Default_20_Paragraph_20_Font"/>
    <style:style style:name="T88_42" style:family="text" style:parent-style-name="Default_20_Paragraph_20_Font"/>
    <style:style style:name="T88_43" style:family="text" style:parent-style-name="Default_20_Paragraph_20_Font"/>
    <style:style style:name="T88_44" style:family="text" style:parent-style-name="Default_20_Paragraph_20_Font"/>
    <style:style style:name="T88_45" style:family="text" style:parent-style-name="Default_20_Paragraph_20_Font"/>
    <style:style style:name="T88_46" style:family="text" style:parent-style-name="Default_20_Paragraph_20_Font"/>
    <style:style style:name="T88_47" style:family="text" style:parent-style-name="Default_20_Paragraph_20_Font"/>
    <style:style style:name="T88_48" style:family="text" style:parent-style-name="Default_20_Paragraph_20_Font"/>
    <style:style style:name="T88_49" style:family="text" style:parent-style-name="Default_20_Paragraph_20_Font"/>
    <style:style style:name="T88_50" style:family="text" style:parent-style-name="Default_20_Paragraph_20_Font"/>
    <style:style style:name="T88_51" style:family="text" style:parent-style-name="Default_20_Paragraph_20_Font"/>
    <style:style style:name="T88_52" style:family="text" style:parent-style-name="Default_20_Paragraph_20_Font"/>
    <style:style style:name="T88_53" style:family="text" style:parent-style-name="Default_20_Paragraph_20_Font"/>
    <style:style style:name="T88_54" style:family="text" style:parent-style-name="Default_20_Paragraph_20_Font"/>
    <style:style style:name="T88_55" style:family="text" style:parent-style-name="Default_20_Paragraph_20_Font"/>
    <style:style style:name="T88_56" style:family="text" style:parent-style-name="Default_20_Paragraph_20_Font"/>
    <style:style style:name="T88_57" style:family="text" style:parent-style-name="Default_20_Paragraph_20_Font"/>
    <style:style style:name="T88_58" style:family="text" style:parent-style-name="Default_20_Paragraph_20_Font"/>
    <style:style style:name="T88_59" style:family="text" style:parent-style-name="Default_20_Paragraph_20_Font"/>
    <style:style style:name="T88_60" style:family="text" style:parent-style-name="Default_20_Paragraph_20_Font"/>
    <style:style style:name="T88_61" style:family="text" style:parent-style-name="Default_20_Paragraph_20_Font"/>
    <style:style style:name="T88_62" style:family="text" style:parent-style-name="Default_20_Paragraph_20_Font"/>
    <style:style style:name="T88_63" style:family="text" style:parent-style-name="Default_20_Paragraph_20_Font"/>
    <style:style style:name="T88_64" style:family="text" style:parent-style-name="Default_20_Paragraph_20_Font"/>
    <style:style style:name="T88_65" style:family="text" style:parent-style-name="Default_20_Paragraph_20_Font"/>
    <style:style style:name="T88_66" style:family="text" style:parent-style-name="Default_20_Paragraph_20_Font"/>
    <style:style style:name="P89" style:family="paragraph" style:parent-style-name="Standard">
      <style:paragraph-properties fo:break-before="auto"/>
    </style:style>
    <style:style style:name="T89_1" style:family="text" style:parent-style-name="Default_20_Paragraph_20_Font"/>
    <style:style style:name="T89_2" style:family="text" style:parent-style-name="Default_20_Paragraph_20_Font"/>
    <style:style style:name="T89_3" style:family="text" style:parent-style-name="Default_20_Paragraph_20_Font"/>
    <style:style style:name="T89_4" style:family="text" style:parent-style-name="Default_20_Paragraph_20_Font"/>
    <style:style style:name="T89_5" style:family="text" style:parent-style-name="Default_20_Paragraph_20_Font"/>
    <style:style style:name="T89_6" style:family="text" style:parent-style-name="Default_20_Paragraph_20_Font"/>
    <style:style style:name="T89_7" style:family="text" style:parent-style-name="Default_20_Paragraph_20_Font"/>
    <style:style style:name="T89_8" style:family="text" style:parent-style-name="Default_20_Paragraph_20_Font"/>
    <style:style style:name="T89_9" style:family="text" style:parent-style-name="Default_20_Paragraph_20_Font"/>
    <style:style style:name="T89_10" style:family="text" style:parent-style-name="Default_20_Paragraph_20_Font"/>
    <style:style style:name="T89_11" style:family="text" style:parent-style-name="Default_20_Paragraph_20_Font"/>
    <style:style style:name="T89_12" style:family="text" style:parent-style-name="Default_20_Paragraph_20_Font"/>
    <style:style style:name="T89_13" style:family="text" style:parent-style-name="Default_20_Paragraph_20_Font"/>
    <style:style style:name="T89_14" style:family="text" style:parent-style-name="Default_20_Paragraph_20_Font"/>
    <style:style style:name="T89_15" style:family="text" style:parent-style-name="Default_20_Paragraph_20_Font"/>
    <style:style style:name="T89_16" style:family="text" style:parent-style-name="Default_20_Paragraph_20_Font"/>
    <style:style style:name="T89_17" style:family="text" style:parent-style-name="Default_20_Paragraph_20_Font"/>
    <style:style style:name="T89_18" style:family="text" style:parent-style-name="Default_20_Paragraph_20_Font"/>
    <style:style style:name="T89_19" style:family="text" style:parent-style-name="Default_20_Paragraph_20_Font"/>
    <style:style style:name="T89_20" style:family="text" style:parent-style-name="Default_20_Paragraph_20_Font"/>
    <style:style style:name="T89_21" style:family="text" style:parent-style-name="Default_20_Paragraph_20_Font"/>
    <style:style style:name="T89_22" style:family="text" style:parent-style-name="Default_20_Paragraph_20_Font"/>
    <style:style style:name="T89_23" style:family="text" style:parent-style-name="Default_20_Paragraph_20_Font">
      <style:text-properties fo:font-weight="bold" style:font-weight-asian="bold" style:font-weight-complex="bold"/>
    </style:style>
    <style:style style:name="T89_24" style:family="text" style:parent-style-name="Default_20_Paragraph_20_Font"/>
    <style:style style:name="T89_25" style:family="text" style:parent-style-name="Default_20_Paragraph_20_Font"/>
    <style:style style:name="T89_26" style:family="text" style:parent-style-name="Default_20_Paragraph_20_Font"/>
    <style:style style:name="T89_27" style:family="text" style:parent-style-name="Default_20_Paragraph_20_Font"/>
    <style:style style:name="T89_28" style:family="text" style:parent-style-name="Default_20_Paragraph_20_Font"/>
    <style:style style:name="T89_29" style:family="text" style:parent-style-name="Default_20_Paragraph_20_Font"/>
    <style:style style:name="T89_30" style:family="text" style:parent-style-name="Default_20_Paragraph_20_Font"/>
    <style:style style:name="T89_31" style:family="text" style:parent-style-name="Default_20_Paragraph_20_Font"/>
    <style:style style:name="T89_32" style:family="text" style:parent-style-name="Default_20_Paragraph_20_Font"/>
    <style:style style:name="T89_33" style:family="text" style:parent-style-name="Default_20_Paragraph_20_Font"/>
    <style:style style:name="T89_34" style:family="text" style:parent-style-name="Default_20_Paragraph_20_Font"/>
    <style:style style:name="T89_35" style:family="text" style:parent-style-name="Default_20_Paragraph_20_Font"/>
    <style:style style:name="T89_36" style:family="text" style:parent-style-name="Default_20_Paragraph_20_Font"/>
    <style:style style:name="T89_37" style:family="text" style:parent-style-name="Default_20_Paragraph_20_Font"/>
    <style:style style:name="T89_38" style:family="text" style:parent-style-name="Default_20_Paragraph_20_Font"/>
    <style:style style:name="T89_39" style:family="text" style:parent-style-name="Default_20_Paragraph_20_Font"/>
    <style:style style:name="T89_40" style:family="text" style:parent-style-name="Default_20_Paragraph_20_Font"/>
    <style:style style:name="T89_41" style:family="text" style:parent-style-name="Default_20_Paragraph_20_Font"/>
    <style:style style:name="T89_42" style:family="text" style:parent-style-name="Default_20_Paragraph_20_Font"/>
    <style:style style:name="T89_43" style:family="text" style:parent-style-name="Default_20_Paragraph_20_Font"/>
    <style:style style:name="T89_44" style:family="text" style:parent-style-name="Default_20_Paragraph_20_Font"/>
    <style:style style:name="T89_45" style:family="text" style:parent-style-name="Default_20_Paragraph_20_Font"/>
    <style:style style:name="T89_46" style:family="text" style:parent-style-name="Default_20_Paragraph_20_Font"/>
    <style:style style:name="T89_47" style:family="text" style:parent-style-name="Default_20_Paragraph_20_Font"/>
    <style:style style:name="T89_48" style:family="text" style:parent-style-name="Default_20_Paragraph_20_Font"/>
    <style:style style:name="T89_49" style:family="text" style:parent-style-name="Default_20_Paragraph_20_Font"/>
    <style:style style:name="T89_50" style:family="text" style:parent-style-name="Default_20_Paragraph_20_Font"/>
    <style:style style:name="T89_51" style:family="text" style:parent-style-name="Default_20_Paragraph_20_Font">
      <style:text-properties fo:font-weight="bold" style:font-weight-asian="bold" style:font-weight-complex="bold"/>
    </style:style>
    <style:style style:name="T89_52" style:family="text" style:parent-style-name="Default_20_Paragraph_20_Font">
      <style:text-properties fo:font-weight="bold" style:font-weight-asian="bold" style:font-weight-complex="bold"/>
    </style:style>
    <style:style style:name="T89_53" style:family="text" style:parent-style-name="Default_20_Paragraph_20_Font"/>
    <style:style style:name="T89_54" style:family="text" style:parent-style-name="Default_20_Paragraph_20_Font"/>
    <style:style style:name="T89_55" style:family="text" style:parent-style-name="Default_20_Paragraph_20_Font"/>
    <style:style style:name="T89_56" style:family="text" style:parent-style-name="Default_20_Paragraph_20_Font"/>
    <style:style style:name="T89_57" style:family="text" style:parent-style-name="Default_20_Paragraph_20_Font"/>
    <style:style style:name="T89_58" style:family="text" style:parent-style-name="Default_20_Paragraph_20_Font"/>
    <style:style style:name="T89_59" style:family="text" style:parent-style-name="Default_20_Paragraph_20_Font"/>
    <style:style style:name="T89_60" style:family="text" style:parent-style-name="Default_20_Paragraph_20_Font"/>
    <style:style style:name="T89_61" style:family="text" style:parent-style-name="Default_20_Paragraph_20_Font"/>
    <style:style style:name="T89_62" style:family="text" style:parent-style-name="Default_20_Paragraph_20_Font"/>
    <style:style style:name="T89_63" style:family="text" style:parent-style-name="Default_20_Paragraph_20_Font"/>
    <style:style style:name="T89_64" style:family="text" style:parent-style-name="Default_20_Paragraph_20_Font"/>
    <style:style style:name="T89_65" style:family="text" style:parent-style-name="Default_20_Paragraph_20_Font"/>
    <style:style style:name="T89_66" style:family="text" style:parent-style-name="Default_20_Paragraph_20_Font"/>
    <style:style style:name="T89_67" style:family="text" style:parent-style-name="Default_20_Paragraph_20_Font"/>
    <style:style style:name="T89_68" style:family="text" style:parent-style-name="Default_20_Paragraph_20_Font"/>
    <style:style style:name="T89_69" style:family="text" style:parent-style-name="Default_20_Paragraph_20_Font"/>
    <style:style style:name="T89_70" style:family="text" style:parent-style-name="Default_20_Paragraph_20_Font"/>
    <style:style style:name="T89_71" style:family="text" style:parent-style-name="Default_20_Paragraph_20_Font"/>
    <style:style style:name="T89_72" style:family="text" style:parent-style-name="Default_20_Paragraph_20_Font"/>
    <style:style style:name="T89_73" style:family="text" style:parent-style-name="Default_20_Paragraph_20_Font"/>
    <style:style style:name="T89_74" style:family="text" style:parent-style-name="Default_20_Paragraph_20_Font"/>
    <style:style style:name="T89_75" style:family="text" style:parent-style-name="Default_20_Paragraph_20_Font"/>
    <style:style style:name="T89_76" style:family="text" style:parent-style-name="Default_20_Paragraph_20_Font"/>
    <style:style style:name="T89_77" style:family="text" style:parent-style-name="Default_20_Paragraph_20_Font"/>
    <style:style style:name="T89_78" style:family="text" style:parent-style-name="Default_20_Paragraph_20_Font"/>
    <style:style style:name="T89_79" style:family="text" style:parent-style-name="Default_20_Paragraph_20_Font"/>
    <style:style style:name="T89_80" style:family="text" style:parent-style-name="Default_20_Paragraph_20_Font"/>
    <style:style style:name="T89_81" style:family="text" style:parent-style-name="Default_20_Paragraph_20_Font"/>
    <style:style style:name="T89_82" style:family="text" style:parent-style-name="Default_20_Paragraph_20_Font"/>
    <style:style style:name="T89_83" style:family="text" style:parent-style-name="Default_20_Paragraph_20_Font"/>
    <style:style style:name="T89_84" style:family="text" style:parent-style-name="Default_20_Paragraph_20_Font"/>
    <style:style style:name="T89_85" style:family="text" style:parent-style-name="Default_20_Paragraph_20_Font"/>
    <style:style style:name="T89_86" style:family="text" style:parent-style-name="Default_20_Paragraph_20_Font"/>
    <style:style style:name="T89_87" style:family="text" style:parent-style-name="Default_20_Paragraph_20_Font"/>
    <style:style style:name="T89_88" style:family="text" style:parent-style-name="Default_20_Paragraph_20_Font"/>
    <style:style style:name="T89_89" style:family="text" style:parent-style-name="Default_20_Paragraph_20_Font"/>
    <style:style style:name="T89_90" style:family="text" style:parent-style-name="Default_20_Paragraph_20_Font"/>
    <style:style style:name="T89_91" style:family="text" style:parent-style-name="Default_20_Paragraph_20_Font"/>
    <style:style style:name="T89_92" style:family="text" style:parent-style-name="Default_20_Paragraph_20_Font"/>
    <style:style style:name="T89_93" style:family="text" style:parent-style-name="Default_20_Paragraph_20_Font"/>
    <style:style style:name="T89_94" style:family="text" style:parent-style-name="Default_20_Paragraph_20_Font"/>
    <style:style style:name="T89_95" style:family="text" style:parent-style-name="Default_20_Paragraph_20_Font"/>
    <style:style style:name="T89_96" style:family="text" style:parent-style-name="Default_20_Paragraph_20_Font"/>
    <style:style style:name="T89_97" style:family="text" style:parent-style-name="Default_20_Paragraph_20_Font"/>
    <style:style style:name="T89_98" style:family="text" style:parent-style-name="Default_20_Paragraph_20_Font"/>
    <style:style style:name="T89_99" style:family="text" style:parent-style-name="Default_20_Paragraph_20_Font"/>
    <style:style style:name="T89_100" style:family="text" style:parent-style-name="Default_20_Paragraph_20_Font"/>
    <style:style style:name="T89_101" style:family="text" style:parent-style-name="Default_20_Paragraph_20_Font"/>
    <style:style style:name="P90" style:family="paragraph" style:parent-style-name="Standard">
      <style:paragraph-properties fo:break-before="auto"/>
    </style:style>
    <style:style style:name="P91" style:family="paragraph" style:parent-style-name="Standard">
      <style:paragraph-properties fo:break-before="auto"/>
    </style:style>
    <style:style style:name="T91_1" style:family="text" style:parent-style-name="Default_20_Paragraph_20_Font">
      <style:text-properties fo:font-weight="bold" style:font-weight-asian="bold" style:font-weight-complex="bold"/>
    </style:style>
    <style:style style:name="T91_2" style:family="text" style:parent-style-name="Default_20_Paragraph_20_Font"/>
    <style:style style:name="T91_3" style:family="text" style:parent-style-name="Default_20_Paragraph_20_Font"/>
    <style:style style:name="T91_4" style:family="text" style:parent-style-name="Default_20_Paragraph_20_Font"/>
    <style:style style:name="T91_5" style:family="text" style:parent-style-name="Default_20_Paragraph_20_Font"/>
    <style:style style:name="T91_6" style:family="text" style:parent-style-name="Default_20_Paragraph_20_Font"/>
    <style:style style:name="T91_7" style:family="text" style:parent-style-name="Default_20_Paragraph_20_Font"/>
    <style:style style:name="T91_8" style:family="text" style:parent-style-name="Default_20_Paragraph_20_Font"/>
    <style:style style:name="T91_9" style:family="text" style:parent-style-name="Default_20_Paragraph_20_Font"/>
    <style:style style:name="T91_10" style:family="text" style:parent-style-name="Default_20_Paragraph_20_Font"/>
    <style:style style:name="T91_11" style:family="text" style:parent-style-name="Default_20_Paragraph_20_Font"/>
    <style:style style:name="T91_12" style:family="text" style:parent-style-name="Default_20_Paragraph_20_Font"/>
    <style:style style:name="T91_13" style:family="text" style:parent-style-name="Default_20_Paragraph_20_Font"/>
    <style:style style:name="T91_14" style:family="text" style:parent-style-name="Default_20_Paragraph_20_Font"/>
    <style:style style:name="T91_15" style:family="text" style:parent-style-name="Default_20_Paragraph_20_Font"/>
    <style:style style:name="T91_16" style:family="text" style:parent-style-name="Default_20_Paragraph_20_Font"/>
    <style:style style:name="T91_17" style:family="text" style:parent-style-name="Default_20_Paragraph_20_Font"/>
    <style:style style:name="T91_18" style:family="text" style:parent-style-name="Default_20_Paragraph_20_Font"/>
    <style:style style:name="T91_19" style:family="text" style:parent-style-name="Default_20_Paragraph_20_Font"/>
    <style:style style:name="T91_20" style:family="text" style:parent-style-name="Default_20_Paragraph_20_Font"/>
    <style:style style:name="T91_21" style:family="text" style:parent-style-name="Default_20_Paragraph_20_Font"/>
    <style:style style:name="T91_22" style:family="text" style:parent-style-name="Default_20_Paragraph_20_Font"/>
    <style:style style:name="T91_23" style:family="text" style:parent-style-name="Default_20_Paragraph_20_Font"/>
    <style:style style:name="T91_24" style:family="text" style:parent-style-name="Default_20_Paragraph_20_Font"/>
    <style:style style:name="T91_25" style:family="text" style:parent-style-name="Default_20_Paragraph_20_Font"/>
    <style:style style:name="T91_26" style:family="text" style:parent-style-name="Default_20_Paragraph_20_Font"/>
    <style:style style:name="T91_27" style:family="text" style:parent-style-name="Default_20_Paragraph_20_Font"/>
    <style:style style:name="T91_28" style:family="text" style:parent-style-name="Default_20_Paragraph_20_Font"/>
    <style:style style:name="T91_29" style:family="text" style:parent-style-name="Default_20_Paragraph_20_Font"/>
    <style:style style:name="T91_30" style:family="text" style:parent-style-name="Default_20_Paragraph_20_Font"/>
    <style:style style:name="T91_31" style:family="text" style:parent-style-name="Default_20_Paragraph_20_Font"/>
    <style:style style:name="T91_32" style:family="text" style:parent-style-name="Default_20_Paragraph_20_Font"/>
    <style:style style:name="T91_33" style:family="text" style:parent-style-name="Default_20_Paragraph_20_Font"/>
    <style:style style:name="T91_34" style:family="text" style:parent-style-name="Default_20_Paragraph_20_Font"/>
    <style:style style:name="T91_35" style:family="text" style:parent-style-name="Default_20_Paragraph_20_Font"/>
    <style:style style:name="T91_36" style:family="text" style:parent-style-name="Default_20_Paragraph_20_Font"/>
    <style:style style:name="T91_37" style:family="text" style:parent-style-name="Default_20_Paragraph_20_Font"/>
    <style:style style:name="T91_38" style:family="text" style:parent-style-name="Default_20_Paragraph_20_Font"/>
    <style:style style:name="T91_39" style:family="text" style:parent-style-name="Default_20_Paragraph_20_Font"/>
    <style:style style:name="T91_40" style:family="text" style:parent-style-name="Default_20_Paragraph_20_Font"/>
    <style:style style:name="T91_41" style:family="text" style:parent-style-name="Default_20_Paragraph_20_Font"/>
    <style:style style:name="T91_42" style:family="text" style:parent-style-name="Default_20_Paragraph_20_Font"/>
    <style:style style:name="T91_43" style:family="text" style:parent-style-name="Default_20_Paragraph_20_Font"/>
    <style:style style:name="T91_44" style:family="text" style:parent-style-name="Default_20_Paragraph_20_Font"/>
    <style:style style:name="T91_45" style:family="text" style:parent-style-name="Default_20_Paragraph_20_Font"/>
    <style:style style:name="T91_46" style:family="text" style:parent-style-name="Default_20_Paragraph_20_Font"/>
    <style:style style:name="T91_47" style:family="text" style:parent-style-name="Default_20_Paragraph_20_Font"/>
    <style:style style:name="T91_48" style:family="text" style:parent-style-name="Default_20_Paragraph_20_Font"/>
    <style:style style:name="T91_49" style:family="text" style:parent-style-name="Default_20_Paragraph_20_Font"/>
    <style:style style:name="T91_50" style:family="text" style:parent-style-name="Default_20_Paragraph_20_Font"/>
    <style:style style:name="T91_51" style:family="text" style:parent-style-name="Default_20_Paragraph_20_Font"/>
    <style:style style:name="T91_52" style:family="text" style:parent-style-name="Default_20_Paragraph_20_Font"/>
    <style:style style:name="T91_53" style:family="text" style:parent-style-name="Default_20_Paragraph_20_Font"/>
    <style:style style:name="T91_54" style:family="text" style:parent-style-name="Default_20_Paragraph_20_Font"/>
    <style:style style:name="T91_55" style:family="text" style:parent-style-name="Default_20_Paragraph_20_Font"/>
    <style:style style:name="T91_56" style:family="text" style:parent-style-name="Default_20_Paragraph_20_Font"/>
    <style:style style:name="T91_57" style:family="text" style:parent-style-name="Default_20_Paragraph_20_Font"/>
    <style:style style:name="T91_58" style:family="text" style:parent-style-name="Default_20_Paragraph_20_Font"/>
    <style:style style:name="T91_59" style:family="text" style:parent-style-name="Default_20_Paragraph_20_Font"/>
    <style:style style:name="T91_60" style:family="text" style:parent-style-name="Default_20_Paragraph_20_Font"/>
    <style:style style:name="T91_61" style:family="text" style:parent-style-name="Default_20_Paragraph_20_Font"/>
    <style:style style:name="T91_62" style:family="text" style:parent-style-name="Default_20_Paragraph_20_Font"/>
    <style:style style:name="T91_63" style:family="text" style:parent-style-name="Default_20_Paragraph_20_Font"/>
    <style:style style:name="T91_64" style:family="text" style:parent-style-name="Default_20_Paragraph_20_Font"/>
    <style:style style:name="T91_65" style:family="text" style:parent-style-name="Default_20_Paragraph_20_Font"/>
    <style:style style:name="T91_66" style:family="text" style:parent-style-name="Default_20_Paragraph_20_Font"/>
    <style:style style:name="T91_67" style:family="text" style:parent-style-name="Default_20_Paragraph_20_Font"/>
    <style:style style:name="T91_68" style:family="text" style:parent-style-name="Default_20_Paragraph_20_Font"/>
    <style:style style:name="T91_69" style:family="text" style:parent-style-name="Default_20_Paragraph_20_Font"/>
    <style:style style:name="T91_70" style:family="text" style:parent-style-name="Default_20_Paragraph_20_Font"/>
    <style:style style:name="T91_71" style:family="text" style:parent-style-name="Default_20_Paragraph_20_Font"/>
    <style:style style:name="T91_72" style:family="text" style:parent-style-name="Default_20_Paragraph_20_Font"/>
    <style:style style:name="T91_73" style:family="text" style:parent-style-name="Default_20_Paragraph_20_Font"/>
    <style:style style:name="T91_74" style:family="text" style:parent-style-name="Default_20_Paragraph_20_Font"/>
    <style:style style:name="T91_75" style:family="text" style:parent-style-name="Default_20_Paragraph_20_Font"/>
    <style:style style:name="T91_76" style:family="text" style:parent-style-name="Default_20_Paragraph_20_Font"/>
    <style:style style:name="T91_77" style:family="text" style:parent-style-name="Default_20_Paragraph_20_Font"/>
    <style:style style:name="T91_78" style:family="text" style:parent-style-name="Default_20_Paragraph_20_Font"/>
    <style:style style:name="T91_79" style:family="text" style:parent-style-name="Default_20_Paragraph_20_Font"/>
    <style:style style:name="T91_80" style:family="text" style:parent-style-name="Default_20_Paragraph_20_Font"/>
    <style:style style:name="T91_81" style:family="text" style:parent-style-name="Default_20_Paragraph_20_Font"/>
    <style:style style:name="T91_82" style:family="text" style:parent-style-name="Default_20_Paragraph_20_Font"/>
    <style:style style:name="T91_83" style:family="text" style:parent-style-name="Default_20_Paragraph_20_Font"/>
    <style:style style:name="T91_84" style:family="text" style:parent-style-name="Default_20_Paragraph_20_Font"/>
    <style:style style:name="P92" style:family="paragraph" style:parent-style-name="Standard">
      <style:paragraph-properties fo:break-before="auto"/>
    </style:style>
    <style:style style:name="T92_1" style:family="text" style:parent-style-name="Default_20_Paragraph_20_Font"/>
    <style:style style:name="T92_2" style:family="text" style:parent-style-name="Default_20_Paragraph_20_Font"/>
    <style:style style:name="T92_3" style:family="text" style:parent-style-name="Default_20_Paragraph_20_Font"/>
    <style:style style:name="T92_4" style:family="text" style:parent-style-name="Default_20_Paragraph_20_Font"/>
    <style:style style:name="T92_5" style:family="text" style:parent-style-name="Default_20_Paragraph_20_Font"/>
    <style:style style:name="T92_6" style:family="text" style:parent-style-name="Default_20_Paragraph_20_Font"/>
    <style:style style:name="T92_7" style:family="text" style:parent-style-name="Default_20_Paragraph_20_Font"/>
    <style:style style:name="T92_8" style:family="text" style:parent-style-name="Default_20_Paragraph_20_Font"/>
    <style:style style:name="T92_9" style:family="text" style:parent-style-name="Default_20_Paragraph_20_Font"/>
    <style:style style:name="T92_10" style:family="text" style:parent-style-name="Default_20_Paragraph_20_Font"/>
    <style:style style:name="T92_11" style:family="text" style:parent-style-name="Default_20_Paragraph_20_Font"/>
    <style:style style:name="T92_12" style:family="text" style:parent-style-name="Default_20_Paragraph_20_Font"/>
    <style:style style:name="T92_13" style:family="text" style:parent-style-name="Default_20_Paragraph_20_Font"/>
    <style:style style:name="T92_14" style:family="text" style:parent-style-name="Default_20_Paragraph_20_Font"/>
    <style:style style:name="T92_15" style:family="text" style:parent-style-name="Default_20_Paragraph_20_Font"/>
    <style:style style:name="T92_16" style:family="text" style:parent-style-name="Default_20_Paragraph_20_Font"/>
    <style:style style:name="T92_17" style:family="text" style:parent-style-name="Default_20_Paragraph_20_Font"/>
    <style:style style:name="T92_18" style:family="text" style:parent-style-name="Default_20_Paragraph_20_Font"/>
    <style:style style:name="T92_19" style:family="text" style:parent-style-name="Default_20_Paragraph_20_Font"/>
    <style:style style:name="T92_20" style:family="text" style:parent-style-name="Default_20_Paragraph_20_Font"/>
    <style:style style:name="T92_21" style:family="text" style:parent-style-name="Default_20_Paragraph_20_Font"/>
    <style:style style:name="T92_22" style:family="text" style:parent-style-name="Default_20_Paragraph_20_Font"/>
    <style:style style:name="T92_23" style:family="text" style:parent-style-name="Default_20_Paragraph_20_Font">
      <style:text-properties fo:font-weight="bold" style:font-weight-asian="bold" style:font-weight-complex="bold"/>
    </style:style>
    <style:style style:name="T92_24" style:family="text" style:parent-style-name="Default_20_Paragraph_20_Font"/>
    <style:style style:name="T92_25" style:family="text" style:parent-style-name="Default_20_Paragraph_20_Font"/>
    <style:style style:name="T92_26" style:family="text" style:parent-style-name="Default_20_Paragraph_20_Font"/>
    <style:style style:name="T92_27" style:family="text" style:parent-style-name="Default_20_Paragraph_20_Font"/>
    <style:style style:name="T92_28" style:family="text" style:parent-style-name="Default_20_Paragraph_20_Font"/>
    <style:style style:name="T92_29" style:family="text" style:parent-style-name="Default_20_Paragraph_20_Font"/>
    <style:style style:name="T92_30" style:family="text" style:parent-style-name="Default_20_Paragraph_20_Font"/>
    <style:style style:name="T92_31" style:family="text" style:parent-style-name="Default_20_Paragraph_20_Font"/>
    <style:style style:name="T92_32" style:family="text" style:parent-style-name="Default_20_Paragraph_20_Font"/>
    <style:style style:name="T92_33" style:family="text" style:parent-style-name="Default_20_Paragraph_20_Font"/>
    <style:style style:name="T92_34" style:family="text" style:parent-style-name="Default_20_Paragraph_20_Font"/>
    <style:style style:name="T92_35" style:family="text" style:parent-style-name="Default_20_Paragraph_20_Font"/>
    <style:style style:name="T92_36" style:family="text" style:parent-style-name="Default_20_Paragraph_20_Font"/>
    <style:style style:name="T92_37" style:family="text" style:parent-style-name="Default_20_Paragraph_20_Font"/>
    <style:style style:name="T92_38" style:family="text" style:parent-style-name="Default_20_Paragraph_20_Font"/>
    <style:style style:name="T92_39" style:family="text" style:parent-style-name="Default_20_Paragraph_20_Font"/>
    <style:style style:name="T92_40" style:family="text" style:parent-style-name="Default_20_Paragraph_20_Font"/>
    <style:style style:name="T92_41" style:family="text" style:parent-style-name="Default_20_Paragraph_20_Font"/>
    <style:style style:name="T92_42" style:family="text" style:parent-style-name="Default_20_Paragraph_20_Font"/>
    <style:style style:name="T92_43" style:family="text" style:parent-style-name="Default_20_Paragraph_20_Font"/>
    <style:style style:name="T92_44" style:family="text" style:parent-style-name="Default_20_Paragraph_20_Font"/>
    <style:style style:name="T92_45" style:family="text" style:parent-style-name="Default_20_Paragraph_20_Font"/>
    <style:style style:name="T92_46" style:family="text" style:parent-style-name="Default_20_Paragraph_20_Font"/>
    <style:style style:name="T92_47" style:family="text" style:parent-style-name="Default_20_Paragraph_20_Font"/>
    <style:style style:name="T92_48" style:family="text" style:parent-style-name="Default_20_Paragraph_20_Font"/>
    <style:style style:name="T92_49" style:family="text" style:parent-style-name="Default_20_Paragraph_20_Font"/>
    <style:style style:name="T92_50" style:family="text" style:parent-style-name="Default_20_Paragraph_20_Font"/>
    <style:style style:name="T92_51" style:family="text" style:parent-style-name="Default_20_Paragraph_20_Font">
      <style:text-properties fo:font-weight="bold" style:font-weight-asian="bold" style:font-weight-complex="bold"/>
    </style:style>
    <style:style style:name="T92_52" style:family="text" style:parent-style-name="Default_20_Paragraph_20_Font">
      <style:text-properties fo:font-weight="bold" style:font-weight-asian="bold" style:font-weight-complex="bold"/>
    </style:style>
    <style:style style:name="T92_53" style:family="text" style:parent-style-name="Default_20_Paragraph_20_Font"/>
    <style:style style:name="T92_54" style:family="text" style:parent-style-name="Default_20_Paragraph_20_Font"/>
    <style:style style:name="T92_55" style:family="text" style:parent-style-name="Default_20_Paragraph_20_Font"/>
    <style:style style:name="T92_56" style:family="text" style:parent-style-name="Default_20_Paragraph_20_Font"/>
    <style:style style:name="T92_57" style:family="text" style:parent-style-name="Default_20_Paragraph_20_Font"/>
    <style:style style:name="T92_58" style:family="text" style:parent-style-name="Default_20_Paragraph_20_Font"/>
    <style:style style:name="T92_59" style:family="text" style:parent-style-name="Default_20_Paragraph_20_Font"/>
    <style:style style:name="T92_60" style:family="text" style:parent-style-name="Default_20_Paragraph_20_Font"/>
    <style:style style:name="T92_61" style:family="text" style:parent-style-name="Default_20_Paragraph_20_Font"/>
    <style:style style:name="T92_62" style:family="text" style:parent-style-name="Default_20_Paragraph_20_Font"/>
    <style:style style:name="T92_63" style:family="text" style:parent-style-name="Default_20_Paragraph_20_Font"/>
    <style:style style:name="T92_64" style:family="text" style:parent-style-name="Default_20_Paragraph_20_Font"/>
    <style:style style:name="T92_65" style:family="text" style:parent-style-name="Default_20_Paragraph_20_Font"/>
    <style:style style:name="T92_66" style:family="text" style:parent-style-name="Default_20_Paragraph_20_Font"/>
    <style:style style:name="T92_67" style:family="text" style:parent-style-name="Default_20_Paragraph_20_Font"/>
    <style:style style:name="T92_68" style:family="text" style:parent-style-name="Default_20_Paragraph_20_Font"/>
    <style:style style:name="T92_69" style:family="text" style:parent-style-name="Default_20_Paragraph_20_Font"/>
    <style:style style:name="T92_70" style:family="text" style:parent-style-name="Default_20_Paragraph_20_Font"/>
    <style:style style:name="T92_71" style:family="text" style:parent-style-name="Default_20_Paragraph_20_Font"/>
    <style:style style:name="T92_72" style:family="text" style:parent-style-name="Default_20_Paragraph_20_Font"/>
    <style:style style:name="T92_73" style:family="text" style:parent-style-name="Default_20_Paragraph_20_Font"/>
    <style:style style:name="T92_74" style:family="text" style:parent-style-name="Default_20_Paragraph_20_Font"/>
    <style:style style:name="T92_75" style:family="text" style:parent-style-name="Default_20_Paragraph_20_Font"/>
    <style:style style:name="T92_76" style:family="text" style:parent-style-name="Default_20_Paragraph_20_Font"/>
    <style:style style:name="T92_77" style:family="text" style:parent-style-name="Default_20_Paragraph_20_Font"/>
    <style:style style:name="T92_78" style:family="text" style:parent-style-name="Default_20_Paragraph_20_Font"/>
    <style:style style:name="T92_79" style:family="text" style:parent-style-name="Default_20_Paragraph_20_Font"/>
    <style:style style:name="T92_80" style:family="text" style:parent-style-name="Default_20_Paragraph_20_Font"/>
    <style:style style:name="T92_81" style:family="text" style:parent-style-name="Default_20_Paragraph_20_Font"/>
    <style:style style:name="T92_82" style:family="text" style:parent-style-name="Default_20_Paragraph_20_Font"/>
    <style:style style:name="T92_83" style:family="text" style:parent-style-name="Default_20_Paragraph_20_Font"/>
    <style:style style:name="T92_84" style:family="text" style:parent-style-name="Default_20_Paragraph_20_Font"/>
    <style:style style:name="T92_85" style:family="text" style:parent-style-name="Default_20_Paragraph_20_Font"/>
    <style:style style:name="T92_86" style:family="text" style:parent-style-name="Default_20_Paragraph_20_Font"/>
    <style:style style:name="T92_87" style:family="text" style:parent-style-name="Default_20_Paragraph_20_Font"/>
    <style:style style:name="T92_88" style:family="text" style:parent-style-name="Default_20_Paragraph_20_Font"/>
    <style:style style:name="T92_89" style:family="text" style:parent-style-name="Default_20_Paragraph_20_Font"/>
    <style:style style:name="T92_90" style:family="text" style:parent-style-name="Default_20_Paragraph_20_Font"/>
    <style:style style:name="T92_91" style:family="text" style:parent-style-name="Default_20_Paragraph_20_Font"/>
    <style:style style:name="T92_92" style:family="text" style:parent-style-name="Default_20_Paragraph_20_Font"/>
    <style:style style:name="T92_93" style:family="text" style:parent-style-name="Default_20_Paragraph_20_Font"/>
    <style:style style:name="T92_94" style:family="text" style:parent-style-name="Default_20_Paragraph_20_Font"/>
    <style:style style:name="T92_95" style:family="text" style:parent-style-name="Default_20_Paragraph_20_Font"/>
    <style:style style:name="T92_96" style:family="text" style:parent-style-name="Default_20_Paragraph_20_Font"/>
    <style:style style:name="T92_97" style:family="text" style:parent-style-name="Default_20_Paragraph_20_Font"/>
    <style:style style:name="T92_98" style:family="text" style:parent-style-name="Default_20_Paragraph_20_Font"/>
    <style:style style:name="T92_99" style:family="text" style:parent-style-name="Default_20_Paragraph_20_Font"/>
    <style:style style:name="T92_100" style:family="text" style:parent-style-name="Default_20_Paragraph_20_Font"/>
    <style:style style:name="T92_101" style:family="text" style:parent-style-name="Default_20_Paragraph_20_Font"/>
    <style:style style:name="T92_102" style:family="text" style:parent-style-name="Default_20_Paragraph_20_Font"/>
    <style:style style:name="T92_103" style:family="text" style:parent-style-name="Default_20_Paragraph_20_Font"/>
    <style:style style:name="T92_104" style:family="text" style:parent-style-name="Default_20_Paragraph_20_Font"/>
    <style:style style:name="T92_105" style:family="text" style:parent-style-name="Default_20_Paragraph_20_Font"/>
    <style:style style:name="T92_106" style:family="text" style:parent-style-name="Default_20_Paragraph_20_Font"/>
    <style:style style:name="T92_107" style:family="text" style:parent-style-name="Default_20_Paragraph_20_Font"/>
    <style:style style:name="T92_108" style:family="text" style:parent-style-name="Default_20_Paragraph_20_Font"/>
    <style:style style:name="T92_109" style:family="text" style:parent-style-name="Default_20_Paragraph_20_Font"/>
    <style:style style:name="T92_110" style:family="text" style:parent-style-name="Default_20_Paragraph_20_Font"/>
    <style:style style:name="T92_111" style:family="text" style:parent-style-name="Default_20_Paragraph_20_Font"/>
    <style:style style:name="T92_112" style:family="text" style:parent-style-name="Default_20_Paragraph_20_Font"/>
    <style:style style:name="T92_113" style:family="text" style:parent-style-name="Default_20_Paragraph_20_Font"/>
    <style:style style:name="T92_114" style:family="text" style:parent-style-name="Default_20_Paragraph_20_Font"/>
    <style:style style:name="T92_115" style:family="text" style:parent-style-name="Default_20_Paragraph_20_Font"/>
    <style:style style:name="P93" style:family="paragraph" style:parent-style-name="Standard">
      <style:paragraph-properties fo:break-before="auto"/>
    </style:style>
    <style:style style:name="P94" style:family="paragraph" style:parent-style-name="Standard">
      <style:paragraph-properties fo:break-before="auto"/>
    </style:style>
    <style:style style:name="T94_1" style:family="text" style:parent-style-name="Default_20_Paragraph_20_Font">
      <style:text-properties fo:font-weight="bold" style:font-weight-asian="bold" style:font-weight-complex="bold"/>
    </style:style>
    <style:style style:name="T94_2" style:family="text" style:parent-style-name="Default_20_Paragraph_20_Font"/>
    <style:style style:name="T94_3" style:family="text" style:parent-style-name="Default_20_Paragraph_20_Font"/>
    <style:style style:name="T94_4" style:family="text" style:parent-style-name="Default_20_Paragraph_20_Font"/>
    <style:style style:name="T94_5" style:family="text" style:parent-style-name="Default_20_Paragraph_20_Font"/>
    <style:style style:name="T94_6" style:family="text" style:parent-style-name="Default_20_Paragraph_20_Font"/>
    <style:style style:name="T94_7" style:family="text" style:parent-style-name="Default_20_Paragraph_20_Font"/>
    <style:style style:name="T94_8" style:family="text" style:parent-style-name="Default_20_Paragraph_20_Font"/>
    <style:style style:name="T94_9" style:family="text" style:parent-style-name="Default_20_Paragraph_20_Font"/>
    <style:style style:name="T94_10" style:family="text" style:parent-style-name="Default_20_Paragraph_20_Font"/>
    <style:style style:name="T94_11" style:family="text" style:parent-style-name="Default_20_Paragraph_20_Font"/>
    <style:style style:name="T94_12" style:family="text" style:parent-style-name="Default_20_Paragraph_20_Font"/>
    <style:style style:name="T94_13" style:family="text" style:parent-style-name="Default_20_Paragraph_20_Font"/>
    <style:style style:name="T94_14" style:family="text" style:parent-style-name="Default_20_Paragraph_20_Font"/>
    <style:style style:name="T94_15" style:family="text" style:parent-style-name="Default_20_Paragraph_20_Font"/>
    <style:style style:name="T94_16" style:family="text" style:parent-style-name="Default_20_Paragraph_20_Font"/>
    <style:style style:name="T94_17" style:family="text" style:parent-style-name="Default_20_Paragraph_20_Font"/>
    <style:style style:name="T94_18" style:family="text" style:parent-style-name="Default_20_Paragraph_20_Font"/>
    <style:style style:name="T94_19" style:family="text" style:parent-style-name="Default_20_Paragraph_20_Font"/>
    <style:style style:name="T94_20" style:family="text" style:parent-style-name="Default_20_Paragraph_20_Font"/>
    <style:style style:name="T94_21" style:family="text" style:parent-style-name="Default_20_Paragraph_20_Font"/>
    <style:style style:name="T94_22" style:family="text" style:parent-style-name="Default_20_Paragraph_20_Font"/>
    <style:style style:name="T94_23" style:family="text" style:parent-style-name="Default_20_Paragraph_20_Font"/>
    <style:style style:name="T94_24" style:family="text" style:parent-style-name="Default_20_Paragraph_20_Font"/>
    <style:style style:name="T94_25" style:family="text" style:parent-style-name="Default_20_Paragraph_20_Font"/>
    <style:style style:name="T94_26" style:family="text" style:parent-style-name="Default_20_Paragraph_20_Font"/>
    <style:style style:name="T94_27" style:family="text" style:parent-style-name="Default_20_Paragraph_20_Font"/>
    <style:style style:name="T94_28" style:family="text" style:parent-style-name="Default_20_Paragraph_20_Font"/>
    <style:style style:name="T94_29" style:family="text" style:parent-style-name="Default_20_Paragraph_20_Font"/>
    <style:style style:name="T94_30" style:family="text" style:parent-style-name="Default_20_Paragraph_20_Font"/>
    <style:style style:name="T94_31" style:family="text" style:parent-style-name="Default_20_Paragraph_20_Font"/>
    <style:style style:name="T94_32" style:family="text" style:parent-style-name="Default_20_Paragraph_20_Font"/>
    <style:style style:name="T94_33" style:family="text" style:parent-style-name="Default_20_Paragraph_20_Font"/>
    <style:style style:name="T94_34" style:family="text" style:parent-style-name="Default_20_Paragraph_20_Font"/>
    <style:style style:name="T94_35" style:family="text" style:parent-style-name="Default_20_Paragraph_20_Font"/>
    <style:style style:name="T94_36" style:family="text" style:parent-style-name="Default_20_Paragraph_20_Font"/>
    <style:style style:name="T94_37" style:family="text" style:parent-style-name="Default_20_Paragraph_20_Font"/>
    <style:style style:name="T94_38" style:family="text" style:parent-style-name="Default_20_Paragraph_20_Font"/>
    <style:style style:name="T94_39" style:family="text" style:parent-style-name="Default_20_Paragraph_20_Font"/>
    <style:style style:name="T94_40" style:family="text" style:parent-style-name="Default_20_Paragraph_20_Font"/>
    <style:style style:name="T94_41" style:family="text" style:parent-style-name="Default_20_Paragraph_20_Font"/>
    <style:style style:name="T94_42" style:family="text" style:parent-style-name="Default_20_Paragraph_20_Font"/>
    <style:style style:name="T94_43" style:family="text" style:parent-style-name="Default_20_Paragraph_20_Font"/>
    <style:style style:name="T94_44" style:family="text" style:parent-style-name="Default_20_Paragraph_20_Font"/>
    <style:style style:name="T94_45" style:family="text" style:parent-style-name="Default_20_Paragraph_20_Font"/>
    <style:style style:name="T94_46" style:family="text" style:parent-style-name="Default_20_Paragraph_20_Font"/>
    <style:style style:name="T94_47" style:family="text" style:parent-style-name="Default_20_Paragraph_20_Font"/>
    <style:style style:name="T94_48" style:family="text" style:parent-style-name="Default_20_Paragraph_20_Font"/>
    <style:style style:name="T94_49" style:family="text" style:parent-style-name="Default_20_Paragraph_20_Font"/>
    <style:style style:name="T94_50" style:family="text" style:parent-style-name="Default_20_Paragraph_20_Font"/>
    <style:style style:name="T94_51" style:family="text" style:parent-style-name="Default_20_Paragraph_20_Font"/>
    <style:style style:name="T94_52" style:family="text" style:parent-style-name="Default_20_Paragraph_20_Font"/>
    <style:style style:name="T94_53" style:family="text" style:parent-style-name="Default_20_Paragraph_20_Font"/>
    <style:style style:name="T94_54" style:family="text" style:parent-style-name="Default_20_Paragraph_20_Font"/>
    <style:style style:name="T94_55" style:family="text" style:parent-style-name="Default_20_Paragraph_20_Font"/>
    <style:style style:name="T94_56" style:family="text" style:parent-style-name="Default_20_Paragraph_20_Font"/>
    <style:style style:name="T94_57" style:family="text" style:parent-style-name="Default_20_Paragraph_20_Font"/>
    <style:style style:name="T94_58" style:family="text" style:parent-style-name="Default_20_Paragraph_20_Font"/>
    <style:style style:name="T94_59" style:family="text" style:parent-style-name="Default_20_Paragraph_20_Font"/>
    <style:style style:name="T94_60" style:family="text" style:parent-style-name="Default_20_Paragraph_20_Font"/>
    <style:style style:name="T94_61" style:family="text" style:parent-style-name="Default_20_Paragraph_20_Font"/>
    <style:style style:name="T94_62" style:family="text" style:parent-style-name="Default_20_Paragraph_20_Font"/>
    <style:style style:name="T94_63" style:family="text" style:parent-style-name="Default_20_Paragraph_20_Font"/>
    <style:style style:name="T94_64" style:family="text" style:parent-style-name="Default_20_Paragraph_20_Font"/>
    <style:style style:name="T94_65" style:family="text" style:parent-style-name="Default_20_Paragraph_20_Font"/>
    <style:style style:name="T94_66" style:family="text" style:parent-style-name="Default_20_Paragraph_20_Font"/>
    <style:style style:name="T94_67" style:family="text" style:parent-style-name="Default_20_Paragraph_20_Font"/>
    <style:style style:name="T94_68" style:family="text" style:parent-style-name="Default_20_Paragraph_20_Font"/>
    <style:style style:name="T94_69" style:family="text" style:parent-style-name="Default_20_Paragraph_20_Font"/>
    <style:style style:name="T94_70" style:family="text" style:parent-style-name="Default_20_Paragraph_20_Font"/>
    <style:style style:name="T94_71" style:family="text" style:parent-style-name="Default_20_Paragraph_20_Font"/>
    <style:style style:name="T94_72" style:family="text" style:parent-style-name="Default_20_Paragraph_20_Font"/>
    <style:style style:name="T94_73" style:family="text" style:parent-style-name="Default_20_Paragraph_20_Font"/>
    <style:style style:name="T94_74" style:family="text" style:parent-style-name="Default_20_Paragraph_20_Font"/>
    <style:style style:name="T94_75" style:family="text" style:parent-style-name="Default_20_Paragraph_20_Font"/>
    <style:style style:name="T94_76" style:family="text" style:parent-style-name="Default_20_Paragraph_20_Font"/>
    <style:style style:name="T94_77" style:family="text" style:parent-style-name="Default_20_Paragraph_20_Font"/>
    <style:style style:name="T94_78" style:family="text" style:parent-style-name="Default_20_Paragraph_20_Font"/>
    <style:style style:name="T94_79" style:family="text" style:parent-style-name="Default_20_Paragraph_20_Font"/>
    <style:style style:name="T94_80" style:family="text" style:parent-style-name="Default_20_Paragraph_20_Font"/>
    <style:style style:name="T94_81" style:family="text" style:parent-style-name="Default_20_Paragraph_20_Font"/>
    <style:style style:name="T94_82" style:family="text" style:parent-style-name="Default_20_Paragraph_20_Font"/>
    <style:style style:name="T94_83" style:family="text" style:parent-style-name="Default_20_Paragraph_20_Font"/>
    <style:style style:name="T94_84" style:family="text" style:parent-style-name="Default_20_Paragraph_20_Font"/>
    <style:style style:name="T94_85" style:family="text" style:parent-style-name="Default_20_Paragraph_20_Font"/>
    <style:style style:name="T94_86" style:family="text" style:parent-style-name="Default_20_Paragraph_20_Font"/>
    <style:style style:name="T94_87" style:family="text" style:parent-style-name="Default_20_Paragraph_20_Font"/>
    <style:style style:name="T94_88" style:family="text" style:parent-style-name="Default_20_Paragraph_20_Font"/>
    <style:style style:name="T94_89" style:family="text" style:parent-style-name="Default_20_Paragraph_20_Font"/>
    <style:style style:name="T94_90" style:family="text" style:parent-style-name="Default_20_Paragraph_20_Font"/>
    <style:style style:name="P95" style:family="paragraph" style:parent-style-name="Standard">
      <style:paragraph-properties fo:break-before="auto"/>
    </style:style>
    <style:style style:name="T95_1" style:family="text" style:parent-style-name="Default_20_Paragraph_20_Font"/>
    <style:style style:name="T95_2" style:family="text" style:parent-style-name="Default_20_Paragraph_20_Font"/>
    <style:style style:name="T95_3" style:family="text" style:parent-style-name="Default_20_Paragraph_20_Font"/>
    <style:style style:name="T95_4" style:family="text" style:parent-style-name="Default_20_Paragraph_20_Font"/>
    <style:style style:name="T95_5" style:family="text" style:parent-style-name="Default_20_Paragraph_20_Font"/>
    <style:style style:name="T95_6" style:family="text" style:parent-style-name="Default_20_Paragraph_20_Font"/>
    <style:style style:name="T95_7" style:family="text" style:parent-style-name="Default_20_Paragraph_20_Font"/>
    <style:style style:name="T95_8" style:family="text" style:parent-style-name="Default_20_Paragraph_20_Font"/>
    <style:style style:name="T95_9" style:family="text" style:parent-style-name="Default_20_Paragraph_20_Font"/>
    <style:style style:name="T95_10" style:family="text" style:parent-style-name="Default_20_Paragraph_20_Font"/>
    <style:style style:name="T95_11" style:family="text" style:parent-style-name="Default_20_Paragraph_20_Font"/>
    <style:style style:name="T95_12" style:family="text" style:parent-style-name="Default_20_Paragraph_20_Font"/>
    <style:style style:name="T95_13" style:family="text" style:parent-style-name="Default_20_Paragraph_20_Font"/>
    <style:style style:name="T95_14" style:family="text" style:parent-style-name="Default_20_Paragraph_20_Font"/>
    <style:style style:name="T95_15" style:family="text" style:parent-style-name="Default_20_Paragraph_20_Font"/>
    <style:style style:name="T95_16" style:family="text" style:parent-style-name="Default_20_Paragraph_20_Font"/>
    <style:style style:name="T95_17" style:family="text" style:parent-style-name="Default_20_Paragraph_20_Font"/>
    <style:style style:name="T95_18" style:family="text" style:parent-style-name="Default_20_Paragraph_20_Font"/>
    <style:style style:name="T95_19" style:family="text" style:parent-style-name="Default_20_Paragraph_20_Font"/>
    <style:style style:name="T95_20" style:family="text" style:parent-style-name="Default_20_Paragraph_20_Font"/>
    <style:style style:name="T95_21" style:family="text" style:parent-style-name="Default_20_Paragraph_20_Font"/>
    <style:style style:name="T95_22" style:family="text" style:parent-style-name="Default_20_Paragraph_20_Font"/>
    <style:style style:name="T95_23" style:family="text" style:parent-style-name="Default_20_Paragraph_20_Font">
      <style:text-properties fo:font-weight="bold" style:font-weight-asian="bold" style:font-weight-complex="bold"/>
    </style:style>
    <style:style style:name="T95_24" style:family="text" style:parent-style-name="Default_20_Paragraph_20_Font"/>
    <style:style style:name="T95_25" style:family="text" style:parent-style-name="Default_20_Paragraph_20_Font"/>
    <style:style style:name="T95_26" style:family="text" style:parent-style-name="Default_20_Paragraph_20_Font"/>
    <style:style style:name="T95_27" style:family="text" style:parent-style-name="Default_20_Paragraph_20_Font"/>
    <style:style style:name="T95_28" style:family="text" style:parent-style-name="Default_20_Paragraph_20_Font"/>
    <style:style style:name="T95_29" style:family="text" style:parent-style-name="Default_20_Paragraph_20_Font"/>
    <style:style style:name="T95_30" style:family="text" style:parent-style-name="Default_20_Paragraph_20_Font"/>
    <style:style style:name="T95_31" style:family="text" style:parent-style-name="Default_20_Paragraph_20_Font"/>
    <style:style style:name="T95_32" style:family="text" style:parent-style-name="Default_20_Paragraph_20_Font"/>
    <style:style style:name="T95_33" style:family="text" style:parent-style-name="Default_20_Paragraph_20_Font"/>
    <style:style style:name="T95_34" style:family="text" style:parent-style-name="Default_20_Paragraph_20_Font"/>
    <style:style style:name="T95_35" style:family="text" style:parent-style-name="Default_20_Paragraph_20_Font"/>
    <style:style style:name="T95_36" style:family="text" style:parent-style-name="Default_20_Paragraph_20_Font"/>
    <style:style style:name="T95_37" style:family="text" style:parent-style-name="Default_20_Paragraph_20_Font"/>
    <style:style style:name="T95_38" style:family="text" style:parent-style-name="Default_20_Paragraph_20_Font"/>
    <style:style style:name="T95_39" style:family="text" style:parent-style-name="Default_20_Paragraph_20_Font"/>
    <style:style style:name="T95_40" style:family="text" style:parent-style-name="Default_20_Paragraph_20_Font"/>
    <style:style style:name="T95_41" style:family="text" style:parent-style-name="Default_20_Paragraph_20_Font"/>
    <style:style style:name="T95_42" style:family="text" style:parent-style-name="Default_20_Paragraph_20_Font"/>
    <style:style style:name="T95_43" style:family="text" style:parent-style-name="Default_20_Paragraph_20_Font"/>
    <style:style style:name="T95_44" style:family="text" style:parent-style-name="Default_20_Paragraph_20_Font"/>
    <style:style style:name="T95_45" style:family="text" style:parent-style-name="Default_20_Paragraph_20_Font"/>
    <style:style style:name="T95_46" style:family="text" style:parent-style-name="Default_20_Paragraph_20_Font"/>
    <style:style style:name="T95_47" style:family="text" style:parent-style-name="Default_20_Paragraph_20_Font"/>
    <style:style style:name="T95_48" style:family="text" style:parent-style-name="Default_20_Paragraph_20_Font"/>
    <style:style style:name="T95_49" style:family="text" style:parent-style-name="Default_20_Paragraph_20_Font"/>
    <style:style style:name="T95_50" style:family="text" style:parent-style-name="Default_20_Paragraph_20_Font"/>
    <style:style style:name="T95_51" style:family="text" style:parent-style-name="Default_20_Paragraph_20_Font">
      <style:text-properties fo:font-weight="bold" style:font-weight-asian="bold" style:font-weight-complex="bold"/>
    </style:style>
    <style:style style:name="T95_52" style:family="text" style:parent-style-name="Default_20_Paragraph_20_Font">
      <style:text-properties fo:font-weight="bold" style:font-weight-asian="bold" style:font-weight-complex="bold"/>
    </style:style>
    <style:style style:name="T95_53" style:family="text" style:parent-style-name="Default_20_Paragraph_20_Font"/>
    <style:style style:name="T95_54" style:family="text" style:parent-style-name="Default_20_Paragraph_20_Font"/>
    <style:style style:name="T95_55" style:family="text" style:parent-style-name="Default_20_Paragraph_20_Font"/>
    <style:style style:name="T95_56" style:family="text" style:parent-style-name="Default_20_Paragraph_20_Font"/>
    <style:style style:name="T95_57" style:family="text" style:parent-style-name="Default_20_Paragraph_20_Font"/>
    <style:style style:name="T95_58" style:family="text" style:parent-style-name="Default_20_Paragraph_20_Font"/>
    <style:style style:name="T95_59" style:family="text" style:parent-style-name="Default_20_Paragraph_20_Font"/>
    <style:style style:name="T95_60" style:family="text" style:parent-style-name="Default_20_Paragraph_20_Font"/>
    <style:style style:name="T95_61" style:family="text" style:parent-style-name="Default_20_Paragraph_20_Font"/>
    <style:style style:name="T95_62" style:family="text" style:parent-style-name="Default_20_Paragraph_20_Font"/>
    <style:style style:name="T95_63" style:family="text" style:parent-style-name="Default_20_Paragraph_20_Font"/>
    <style:style style:name="T95_64" style:family="text" style:parent-style-name="Default_20_Paragraph_20_Font"/>
    <style:style style:name="T95_65" style:family="text" style:parent-style-name="Default_20_Paragraph_20_Font"/>
    <style:style style:name="T95_66" style:family="text" style:parent-style-name="Default_20_Paragraph_20_Font"/>
    <style:style style:name="T95_67" style:family="text" style:parent-style-name="Default_20_Paragraph_20_Font"/>
    <style:style style:name="T95_68" style:family="text" style:parent-style-name="Default_20_Paragraph_20_Font"/>
    <style:style style:name="T95_69" style:family="text" style:parent-style-name="Default_20_Paragraph_20_Font"/>
    <style:style style:name="T95_70" style:family="text" style:parent-style-name="Default_20_Paragraph_20_Font"/>
    <style:style style:name="T95_71" style:family="text" style:parent-style-name="Default_20_Paragraph_20_Font"/>
    <style:style style:name="T95_72" style:family="text" style:parent-style-name="Default_20_Paragraph_20_Font"/>
    <style:style style:name="T95_73" style:family="text" style:parent-style-name="Default_20_Paragraph_20_Font"/>
    <style:style style:name="T95_74" style:family="text" style:parent-style-name="Default_20_Paragraph_20_Font"/>
    <style:style style:name="T95_75" style:family="text" style:parent-style-name="Default_20_Paragraph_20_Font"/>
    <style:style style:name="T95_76" style:family="text" style:parent-style-name="Default_20_Paragraph_20_Font"/>
    <style:style style:name="T95_77" style:family="text" style:parent-style-name="Default_20_Paragraph_20_Font"/>
    <style:style style:name="T95_78" style:family="text" style:parent-style-name="Default_20_Paragraph_20_Font"/>
    <style:style style:name="T95_79" style:family="text" style:parent-style-name="Default_20_Paragraph_20_Font"/>
    <style:style style:name="P96" style:family="paragraph" style:parent-style-name="Standard">
      <style:paragraph-properties fo:break-before="auto"/>
    </style:style>
    <style:style style:name="P97" style:family="paragraph" style:parent-style-name="Heading_20_3">
      <style:paragraph-properties fo:break-before="auto"/>
    </style:style>
    <style:style style:name="T97_1" style:family="text" style:parent-style-name="Default_20_Paragraph_20_Font"/>
    <style:style style:name="T97_2" style:family="text" style:parent-style-name="Default_20_Paragraph_20_Font"/>
    <style:style style:name="T97_3" style:family="text" style:parent-style-name="Default_20_Paragraph_20_Font"/>
    <style:style style:name="P98" style:family="paragraph" style:parent-style-name="Standard">
      <style:paragraph-properties fo:break-before="auto"/>
    </style:style>
    <style:style style:name="T98_1" style:family="text" style:parent-style-name="Default_20_Paragraph_20_Font"/>
    <style:style style:name="T98_2" style:family="text" style:parent-style-name="Default_20_Paragraph_20_Font"/>
    <style:style style:name="T98_3" style:family="text" style:parent-style-name="Default_20_Paragraph_20_Font"/>
    <style:style style:name="T98_4" style:family="text" style:parent-style-name="Default_20_Paragraph_20_Font"/>
    <style:style style:name="T98_5" style:family="text" style:parent-style-name="Default_20_Paragraph_20_Font"/>
    <style:style style:name="T98_6" style:family="text" style:parent-style-name="Default_20_Paragraph_20_Font"/>
    <style:style style:name="T98_7" style:family="text" style:parent-style-name="Default_20_Paragraph_20_Font"/>
    <style:style style:name="T98_8" style:family="text" style:parent-style-name="Default_20_Paragraph_20_Font"/>
    <style:style style:name="T98_9" style:family="text" style:parent-style-name="Default_20_Paragraph_20_Font"/>
    <style:style style:name="T98_10" style:family="text" style:parent-style-name="Default_20_Paragraph_20_Font"/>
    <style:style style:name="T98_11" style:family="text" style:parent-style-name="Default_20_Paragraph_20_Font"/>
    <style:style style:name="T98_12" style:family="text" style:parent-style-name="Default_20_Paragraph_20_Font"/>
    <style:style style:name="T98_13" style:family="text" style:parent-style-name="Default_20_Paragraph_20_Font"/>
    <style:style style:name="T98_14" style:family="text" style:parent-style-name="Default_20_Paragraph_20_Font"/>
    <style:style style:name="T98_15" style:family="text" style:parent-style-name="Default_20_Paragraph_20_Font"/>
    <style:style style:name="T98_16" style:family="text" style:parent-style-name="Default_20_Paragraph_20_Font"/>
    <style:style style:name="T98_17" style:family="text" style:parent-style-name="Default_20_Paragraph_20_Font"/>
    <style:style style:name="T98_18" style:family="text" style:parent-style-name="Default_20_Paragraph_20_Font"/>
    <style:style style:name="T98_19" style:family="text" style:parent-style-name="Default_20_Paragraph_20_Font"/>
    <style:style style:name="T98_20" style:family="text" style:parent-style-name="Default_20_Paragraph_20_Font"/>
    <style:style style:name="T98_21" style:family="text" style:parent-style-name="Default_20_Paragraph_20_Font"/>
    <style:style style:name="T98_22" style:family="text" style:parent-style-name="Default_20_Paragraph_20_Font"/>
    <style:style style:name="T98_23" style:family="text" style:parent-style-name="Default_20_Paragraph_20_Font"/>
    <style:style style:name="T98_24" style:family="text" style:parent-style-name="Default_20_Paragraph_20_Font"/>
    <style:style style:name="T98_25" style:family="text" style:parent-style-name="Default_20_Paragraph_20_Font"/>
    <style:style style:name="T98_26" style:family="text" style:parent-style-name="Default_20_Paragraph_20_Font"/>
    <style:style style:name="T98_27" style:family="text" style:parent-style-name="Default_20_Paragraph_20_Font"/>
    <style:style style:name="T98_28" style:family="text" style:parent-style-name="Default_20_Paragraph_20_Font"/>
    <style:style style:name="T98_29" style:family="text" style:parent-style-name="Default_20_Paragraph_20_Font"/>
    <style:style style:name="T98_30" style:family="text" style:parent-style-name="Default_20_Paragraph_20_Font"/>
    <style:style style:name="T98_31" style:family="text" style:parent-style-name="Default_20_Paragraph_20_Font"/>
    <style:style style:name="T98_32" style:family="text" style:parent-style-name="Default_20_Paragraph_20_Font"/>
    <style:style style:name="T98_33" style:family="text" style:parent-style-name="Default_20_Paragraph_20_Font"/>
    <style:style style:name="T98_34" style:family="text" style:parent-style-name="Default_20_Paragraph_20_Font"/>
    <style:style style:name="T98_35" style:family="text" style:parent-style-name="Default_20_Paragraph_20_Font"/>
    <style:style style:name="T98_36" style:family="text" style:parent-style-name="Default_20_Paragraph_20_Font"/>
    <style:style style:name="T98_37" style:family="text" style:parent-style-name="Default_20_Paragraph_20_Font"/>
    <style:style style:name="T98_38" style:family="text" style:parent-style-name="Default_20_Paragraph_20_Font"/>
    <style:style style:name="T98_39" style:family="text" style:parent-style-name="Default_20_Paragraph_20_Font"/>
    <style:style style:name="T98_40" style:family="text" style:parent-style-name="Default_20_Paragraph_20_Font"/>
    <style:style style:name="T98_41" style:family="text" style:parent-style-name="Default_20_Paragraph_20_Font"/>
    <style:style style:name="T98_42" style:family="text" style:parent-style-name="Default_20_Paragraph_20_Font"/>
    <style:style style:name="T98_43" style:family="text" style:parent-style-name="Default_20_Paragraph_20_Font"/>
    <style:style style:name="T98_44" style:family="text" style:parent-style-name="Default_20_Paragraph_20_Font"/>
    <style:style style:name="T98_45" style:family="text" style:parent-style-name="Default_20_Paragraph_20_Font"/>
    <style:style style:name="T98_46" style:family="text" style:parent-style-name="Default_20_Paragraph_20_Font"/>
    <style:style style:name="T98_47" style:family="text" style:parent-style-name="Default_20_Paragraph_20_Font"/>
    <style:style style:name="T98_48" style:family="text" style:parent-style-name="Default_20_Paragraph_20_Font"/>
    <style:style style:name="T98_49" style:family="text" style:parent-style-name="Default_20_Paragraph_20_Font"/>
    <style:style style:name="T98_50" style:family="text" style:parent-style-name="Default_20_Paragraph_20_Font"/>
    <style:style style:name="T98_51" style:family="text" style:parent-style-name="Default_20_Paragraph_20_Font"/>
    <style:style style:name="T98_52" style:family="text" style:parent-style-name="Default_20_Paragraph_20_Font"/>
    <style:style style:name="T98_53" style:family="text" style:parent-style-name="Default_20_Paragraph_20_Font"/>
    <style:style style:name="T98_54" style:family="text" style:parent-style-name="Default_20_Paragraph_20_Font"/>
    <style:style style:name="T98_55" style:family="text" style:parent-style-name="Default_20_Paragraph_20_Font"/>
    <style:style style:name="T98_56" style:family="text" style:parent-style-name="Default_20_Paragraph_20_Font"/>
    <style:style style:name="T98_57" style:family="text" style:parent-style-name="Default_20_Paragraph_20_Font"/>
    <style:style style:name="T98_58" style:family="text" style:parent-style-name="Default_20_Paragraph_20_Font"/>
    <style:style style:name="T98_59" style:family="text" style:parent-style-name="Default_20_Paragraph_20_Font"/>
    <style:style style:name="T98_60" style:family="text" style:parent-style-name="Default_20_Paragraph_20_Font"/>
    <style:style style:name="T98_61" style:family="text" style:parent-style-name="Default_20_Paragraph_20_Font"/>
    <style:style style:name="T98_62" style:family="text" style:parent-style-name="Default_20_Paragraph_20_Font"/>
    <style:style style:name="T98_63" style:family="text" style:parent-style-name="Default_20_Paragraph_20_Font"/>
    <style:style style:name="T98_64" style:family="text" style:parent-style-name="Default_20_Paragraph_20_Font"/>
    <style:style style:name="T98_65" style:family="text" style:parent-style-name="Default_20_Paragraph_20_Font"/>
    <style:style style:name="T98_66" style:family="text" style:parent-style-name="Default_20_Paragraph_20_Font"/>
    <style:style style:name="T98_67" style:family="text" style:parent-style-name="Default_20_Paragraph_20_Font"/>
    <style:style style:name="T98_68" style:family="text" style:parent-style-name="Default_20_Paragraph_20_Font"/>
    <style:style style:name="T98_69" style:family="text" style:parent-style-name="Default_20_Paragraph_20_Font"/>
    <style:style style:name="T98_70" style:family="text" style:parent-style-name="Default_20_Paragraph_20_Font"/>
    <style:style style:name="T98_71" style:family="text" style:parent-style-name="Default_20_Paragraph_20_Font"/>
    <style:style style:name="T98_72" style:family="text" style:parent-style-name="Default_20_Paragraph_20_Font"/>
    <style:style style:name="T98_73" style:family="text" style:parent-style-name="Default_20_Paragraph_20_Font"/>
    <style:style style:name="T98_74" style:family="text" style:parent-style-name="Default_20_Paragraph_20_Font"/>
    <style:style style:name="T98_75" style:family="text" style:parent-style-name="Default_20_Paragraph_20_Font"/>
    <style:style style:name="T98_76" style:family="text" style:parent-style-name="Default_20_Paragraph_20_Font"/>
    <style:style style:name="T98_77" style:family="text" style:parent-style-name="Default_20_Paragraph_20_Font"/>
    <style:style style:name="T98_78" style:family="text" style:parent-style-name="Default_20_Paragraph_20_Font"/>
    <style:style style:name="T98_79" style:family="text" style:parent-style-name="Default_20_Paragraph_20_Font"/>
    <style:style style:name="T98_80" style:family="text" style:parent-style-name="Default_20_Paragraph_20_Font"/>
    <style:style style:name="T98_81" style:family="text" style:parent-style-name="Default_20_Paragraph_20_Font"/>
    <style:style style:name="T98_82" style:family="text" style:parent-style-name="Default_20_Paragraph_20_Font"/>
    <style:style style:name="T98_83" style:family="text" style:parent-style-name="Default_20_Paragraph_20_Font"/>
    <style:style style:name="T98_84" style:family="text" style:parent-style-name="Default_20_Paragraph_20_Font"/>
    <style:style style:name="T98_85" style:family="text" style:parent-style-name="Default_20_Paragraph_20_Font"/>
    <style:style style:name="T98_86" style:family="text" style:parent-style-name="Default_20_Paragraph_20_Font"/>
    <style:style style:name="T98_87" style:family="text" style:parent-style-name="Default_20_Paragraph_20_Font"/>
    <style:style style:name="T98_88" style:family="text" style:parent-style-name="Default_20_Paragraph_20_Font"/>
    <style:style style:name="T98_89" style:family="text" style:parent-style-name="Default_20_Paragraph_20_Font"/>
    <style:style style:name="T98_90" style:family="text" style:parent-style-name="Default_20_Paragraph_20_Font"/>
    <style:style style:name="T98_91" style:family="text" style:parent-style-name="Default_20_Paragraph_20_Font"/>
    <style:style style:name="T98_92" style:family="text" style:parent-style-name="Default_20_Paragraph_20_Font"/>
    <style:style style:name="P99" style:family="paragraph" style:parent-style-name="Standard">
      <style:paragraph-properties fo:break-before="auto"/>
    </style:style>
    <style:style style:name="P100" style:family="paragraph" style:parent-style-name="Standard">
      <style:paragraph-properties fo:break-before="auto"/>
    </style:style>
    <style:style style:name="T100_1" style:family="text" style:parent-style-name="Default_20_Paragraph_20_Font"/>
    <style:style style:name="T100_2" style:family="text" style:parent-style-name="Default_20_Paragraph_20_Font"/>
    <style:style style:name="T100_3" style:family="text" style:parent-style-name="Default_20_Paragraph_20_Font"/>
    <style:style style:name="T100_4" style:family="text" style:parent-style-name="Default_20_Paragraph_20_Font"/>
    <style:style style:name="T100_5" style:family="text" style:parent-style-name="Default_20_Paragraph_20_Font"/>
    <style:style style:name="T100_6" style:family="text" style:parent-style-name="Default_20_Paragraph_20_Font"/>
    <style:style style:name="T100_7" style:family="text" style:parent-style-name="Default_20_Paragraph_20_Font"/>
    <style:style style:name="T100_8" style:family="text" style:parent-style-name="Default_20_Paragraph_20_Font"/>
    <style:style style:name="T100_9" style:family="text" style:parent-style-name="Default_20_Paragraph_20_Font"/>
    <style:style style:name="T100_10" style:family="text" style:parent-style-name="Default_20_Paragraph_20_Font"/>
    <style:style style:name="T100_11" style:family="text" style:parent-style-name="Default_20_Paragraph_20_Font"/>
    <style:style style:name="T100_12" style:family="text" style:parent-style-name="Default_20_Paragraph_20_Font"/>
    <style:style style:name="T100_13" style:family="text" style:parent-style-name="Default_20_Paragraph_20_Font"/>
    <style:style style:name="T100_14" style:family="text" style:parent-style-name="Default_20_Paragraph_20_Font"/>
    <style:style style:name="T100_15" style:family="text" style:parent-style-name="Default_20_Paragraph_20_Font"/>
    <style:style style:name="T100_16" style:family="text" style:parent-style-name="Default_20_Paragraph_20_Font"/>
    <style:style style:name="T100_17" style:family="text" style:parent-style-name="Default_20_Paragraph_20_Font"/>
    <style:style style:name="T100_18" style:family="text" style:parent-style-name="Default_20_Paragraph_20_Font"/>
    <style:style style:name="T100_19" style:family="text" style:parent-style-name="Default_20_Paragraph_20_Font"/>
    <style:style style:name="T100_20" style:family="text" style:parent-style-name="Default_20_Paragraph_20_Font"/>
    <style:style style:name="T100_21" style:family="text" style:parent-style-name="Default_20_Paragraph_20_Font"/>
    <style:style style:name="T100_22" style:family="text" style:parent-style-name="Default_20_Paragraph_20_Font"/>
    <style:style style:name="T100_23" style:family="text" style:parent-style-name="Default_20_Paragraph_20_Font"/>
    <style:style style:name="T100_24" style:family="text" style:parent-style-name="Default_20_Paragraph_20_Font"/>
    <style:style style:name="T100_25" style:family="text" style:parent-style-name="Default_20_Paragraph_20_Font"/>
    <style:style style:name="T100_26" style:family="text" style:parent-style-name="Default_20_Paragraph_20_Font"/>
    <style:style style:name="T100_27" style:family="text" style:parent-style-name="Default_20_Paragraph_20_Font"/>
    <style:style style:name="T100_28" style:family="text" style:parent-style-name="Default_20_Paragraph_20_Font"/>
    <style:style style:name="T100_29" style:family="text" style:parent-style-name="Default_20_Paragraph_20_Font"/>
    <style:style style:name="T100_30" style:family="text" style:parent-style-name="Default_20_Paragraph_20_Font"/>
    <style:style style:name="T100_31" style:family="text" style:parent-style-name="Default_20_Paragraph_20_Font"/>
    <style:style style:name="T100_32" style:family="text" style:parent-style-name="Default_20_Paragraph_20_Font"/>
    <style:style style:name="T100_33" style:family="text" style:parent-style-name="Default_20_Paragraph_20_Font"/>
    <style:style style:name="T100_34" style:family="text" style:parent-style-name="Default_20_Paragraph_20_Font"/>
    <style:style style:name="T100_35" style:family="text" style:parent-style-name="Default_20_Paragraph_20_Font"/>
    <style:style style:name="T100_36" style:family="text" style:parent-style-name="Default_20_Paragraph_20_Font"/>
    <style:style style:name="T100_37" style:family="text" style:parent-style-name="Default_20_Paragraph_20_Font"/>
    <style:style style:name="T100_38" style:family="text" style:parent-style-name="Default_20_Paragraph_20_Font"/>
    <style:style style:name="T100_39" style:family="text" style:parent-style-name="Default_20_Paragraph_20_Font"/>
    <style:style style:name="T100_40" style:family="text" style:parent-style-name="Default_20_Paragraph_20_Font"/>
    <style:style style:name="T100_41" style:family="text" style:parent-style-name="Default_20_Paragraph_20_Font"/>
    <style:style style:name="T100_42" style:family="text" style:parent-style-name="Default_20_Paragraph_20_Font"/>
    <style:style style:name="T100_43" style:family="text" style:parent-style-name="Default_20_Paragraph_20_Font"/>
    <style:style style:name="T100_44" style:family="text" style:parent-style-name="Default_20_Paragraph_20_Font"/>
    <style:style style:name="T100_45" style:family="text" style:parent-style-name="Default_20_Paragraph_20_Font"/>
    <style:style style:name="T100_46" style:family="text" style:parent-style-name="Default_20_Paragraph_20_Font"/>
    <style:style style:name="T100_47" style:family="text" style:parent-style-name="Default_20_Paragraph_20_Font"/>
    <style:style style:name="T100_48" style:family="text" style:parent-style-name="Default_20_Paragraph_20_Font"/>
    <style:style style:name="T100_49" style:family="text" style:parent-style-name="Default_20_Paragraph_20_Font"/>
    <style:style style:name="T100_50" style:family="text" style:parent-style-name="Default_20_Paragraph_20_Font"/>
    <style:style style:name="T100_51" style:family="text" style:parent-style-name="Default_20_Paragraph_20_Font"/>
    <style:style style:name="T100_52" style:family="text" style:parent-style-name="Default_20_Paragraph_20_Font"/>
    <style:style style:name="T100_53" style:family="text" style:parent-style-name="Default_20_Paragraph_20_Font"/>
    <style:style style:name="T100_54" style:family="text" style:parent-style-name="Default_20_Paragraph_20_Font"/>
    <style:style style:name="T100_55" style:family="text" style:parent-style-name="Default_20_Paragraph_20_Font"/>
    <style:style style:name="T100_56" style:family="text" style:parent-style-name="Default_20_Paragraph_20_Font"/>
    <style:style style:name="T100_57" style:family="text" style:parent-style-name="Default_20_Paragraph_20_Font"/>
    <style:style style:name="T100_58" style:family="text" style:parent-style-name="Default_20_Paragraph_20_Font"/>
    <style:style style:name="T100_59" style:family="text" style:parent-style-name="Default_20_Paragraph_20_Font"/>
    <style:style style:name="T100_60" style:family="text" style:parent-style-name="Default_20_Paragraph_20_Font"/>
    <style:style style:name="T100_61" style:family="text" style:parent-style-name="Default_20_Paragraph_20_Font"/>
    <style:style style:name="T100_62" style:family="text" style:parent-style-name="Default_20_Paragraph_20_Font"/>
    <style:style style:name="T100_63" style:family="text" style:parent-style-name="Default_20_Paragraph_20_Font"/>
    <style:style style:name="T100_64" style:family="text" style:parent-style-name="Default_20_Paragraph_20_Font"/>
    <style:style style:name="T100_65" style:family="text" style:parent-style-name="Default_20_Paragraph_20_Font"/>
    <style:style style:name="T100_66" style:family="text" style:parent-style-name="Default_20_Paragraph_20_Font"/>
    <style:style style:name="T100_67" style:family="text" style:parent-style-name="Default_20_Paragraph_20_Font"/>
    <style:style style:name="T100_68" style:family="text" style:parent-style-name="Default_20_Paragraph_20_Font"/>
    <style:style style:name="T100_69" style:family="text" style:parent-style-name="Default_20_Paragraph_20_Font"/>
    <style:style style:name="T100_70" style:family="text" style:parent-style-name="Default_20_Paragraph_20_Font"/>
    <style:style style:name="T100_71" style:family="text" style:parent-style-name="Default_20_Paragraph_20_Font"/>
    <style:style style:name="T100_72" style:family="text" style:parent-style-name="Default_20_Paragraph_20_Font"/>
    <style:style style:name="T100_73" style:family="text" style:parent-style-name="Default_20_Paragraph_20_Font"/>
    <style:style style:name="T100_74" style:family="text" style:parent-style-name="Default_20_Paragraph_20_Font"/>
    <style:style style:name="T100_75" style:family="text" style:parent-style-name="Default_20_Paragraph_20_Font"/>
    <style:style style:name="T100_76" style:family="text" style:parent-style-name="Default_20_Paragraph_20_Font"/>
    <style:style style:name="T100_77" style:family="text" style:parent-style-name="Default_20_Paragraph_20_Font"/>
    <style:style style:name="T100_78" style:family="text" style:parent-style-name="Default_20_Paragraph_20_Font"/>
    <style:style style:name="T100_79" style:family="text" style:parent-style-name="Default_20_Paragraph_20_Font"/>
    <style:style style:name="T100_80" style:family="text" style:parent-style-name="Default_20_Paragraph_20_Font"/>
    <style:style style:name="T100_81" style:family="text" style:parent-style-name="Default_20_Paragraph_20_Font"/>
    <style:style style:name="T100_82" style:family="text" style:parent-style-name="Default_20_Paragraph_20_Font"/>
    <style:style style:name="P101" style:family="paragraph" style:parent-style-name="Standard">
      <style:paragraph-properties fo:break-before="auto"/>
    </style:style>
    <style:style style:name="P102" style:family="paragraph" style:parent-style-name="Standard">
      <style:paragraph-properties fo:break-before="auto"/>
    </style:style>
    <style:style style:name="T102_1" style:family="text" style:parent-style-name="Default_20_Paragraph_20_Font"/>
    <style:style style:name="T102_2" style:family="text" style:parent-style-name="Default_20_Paragraph_20_Font"/>
    <style:style style:name="T102_3" style:family="text" style:parent-style-name="Default_20_Paragraph_20_Font"/>
    <style:style style:name="T102_4" style:family="text" style:parent-style-name="Default_20_Paragraph_20_Font"/>
    <style:style style:name="T102_5" style:family="text" style:parent-style-name="Default_20_Paragraph_20_Font"/>
    <style:style style:name="T102_6" style:family="text" style:parent-style-name="Default_20_Paragraph_20_Font"/>
    <style:style style:name="T102_7" style:family="text" style:parent-style-name="Default_20_Paragraph_20_Font"/>
    <style:style style:name="T102_8" style:family="text" style:parent-style-name="Default_20_Paragraph_20_Font"/>
    <style:style style:name="T102_9" style:family="text" style:parent-style-name="Default_20_Paragraph_20_Font"/>
    <style:style style:name="T102_10" style:family="text" style:parent-style-name="Default_20_Paragraph_20_Font"/>
    <style:style style:name="T102_11" style:family="text" style:parent-style-name="Default_20_Paragraph_20_Font"/>
    <style:style style:name="T102_12" style:family="text" style:parent-style-name="Default_20_Paragraph_20_Font"/>
    <style:style style:name="T102_13" style:family="text" style:parent-style-name="Default_20_Paragraph_20_Font"/>
    <style:style style:name="T102_14" style:family="text" style:parent-style-name="Default_20_Paragraph_20_Font"/>
    <style:style style:name="T102_15" style:family="text" style:parent-style-name="Default_20_Paragraph_20_Font"/>
    <style:style style:name="T102_16" style:family="text" style:parent-style-name="Default_20_Paragraph_20_Font"/>
    <style:style style:name="T102_17" style:family="text" style:parent-style-name="Default_20_Paragraph_20_Font"/>
    <style:style style:name="T102_18" style:family="text" style:parent-style-name="Default_20_Paragraph_20_Font"/>
    <style:style style:name="T102_19" style:family="text" style:parent-style-name="Default_20_Paragraph_20_Font"/>
    <style:style style:name="T102_20" style:family="text" style:parent-style-name="Default_20_Paragraph_20_Font"/>
    <style:style style:name="T102_21" style:family="text" style:parent-style-name="Default_20_Paragraph_20_Font"/>
    <style:style style:name="T102_22" style:family="text" style:parent-style-name="Default_20_Paragraph_20_Font"/>
    <style:style style:name="T102_23" style:family="text" style:parent-style-name="Default_20_Paragraph_20_Font"/>
    <style:style style:name="T102_24" style:family="text" style:parent-style-name="Default_20_Paragraph_20_Font"/>
    <style:style style:name="T102_25" style:family="text" style:parent-style-name="Default_20_Paragraph_20_Font"/>
    <style:style style:name="T102_26" style:family="text" style:parent-style-name="Default_20_Paragraph_20_Font"/>
    <style:style style:name="T102_27" style:family="text" style:parent-style-name="Default_20_Paragraph_20_Font"/>
    <style:style style:name="T102_28" style:family="text" style:parent-style-name="Default_20_Paragraph_20_Font"/>
    <style:style style:name="T102_29" style:family="text" style:parent-style-name="Default_20_Paragraph_20_Font"/>
    <style:style style:name="T102_30" style:family="text" style:parent-style-name="Default_20_Paragraph_20_Font"/>
    <style:style style:name="T102_31" style:family="text" style:parent-style-name="Default_20_Paragraph_20_Font"/>
    <style:style style:name="T102_32" style:family="text" style:parent-style-name="Default_20_Paragraph_20_Font"/>
    <style:style style:name="T102_33" style:family="text" style:parent-style-name="Default_20_Paragraph_20_Font"/>
    <style:style style:name="T102_34" style:family="text" style:parent-style-name="Default_20_Paragraph_20_Font"/>
    <style:style style:name="T102_35" style:family="text" style:parent-style-name="Default_20_Paragraph_20_Font"/>
    <style:style style:name="T102_36" style:family="text" style:parent-style-name="Default_20_Paragraph_20_Font"/>
    <style:style style:name="T102_37" style:family="text" style:parent-style-name="Default_20_Paragraph_20_Font"/>
    <style:style style:name="T102_38" style:family="text" style:parent-style-name="Default_20_Paragraph_20_Font"/>
    <style:style style:name="T102_39" style:family="text" style:parent-style-name="Default_20_Paragraph_20_Font"/>
    <style:style style:name="T102_40" style:family="text" style:parent-style-name="Default_20_Paragraph_20_Font"/>
    <style:style style:name="T102_41" style:family="text" style:parent-style-name="Default_20_Paragraph_20_Font"/>
    <style:style style:name="T102_42" style:family="text" style:parent-style-name="Default_20_Paragraph_20_Font"/>
    <style:style style:name="T102_43" style:family="text" style:parent-style-name="Default_20_Paragraph_20_Font"/>
    <style:style style:name="T102_44" style:family="text" style:parent-style-name="Default_20_Paragraph_20_Font"/>
    <style:style style:name="T102_45" style:family="text" style:parent-style-name="Default_20_Paragraph_20_Font"/>
    <style:style style:name="T102_46" style:family="text" style:parent-style-name="Default_20_Paragraph_20_Font"/>
    <style:style style:name="T102_47" style:family="text" style:parent-style-name="Default_20_Paragraph_20_Font"/>
    <style:style style:name="T102_48" style:family="text" style:parent-style-name="Default_20_Paragraph_20_Font"/>
    <style:style style:name="T102_49" style:family="text" style:parent-style-name="Default_20_Paragraph_20_Font"/>
    <style:style style:name="T102_50" style:family="text" style:parent-style-name="Default_20_Paragraph_20_Font"/>
    <style:style style:name="T102_51" style:family="text" style:parent-style-name="Default_20_Paragraph_20_Font"/>
    <style:style style:name="T102_52" style:family="text" style:parent-style-name="Default_20_Paragraph_20_Font"/>
    <style:style style:name="T102_53" style:family="text" style:parent-style-name="Default_20_Paragraph_20_Font"/>
    <style:style style:name="T102_54" style:family="text" style:parent-style-name="Default_20_Paragraph_20_Font"/>
    <style:style style:name="T102_55" style:family="text" style:parent-style-name="Default_20_Paragraph_20_Font"/>
    <style:style style:name="T102_56" style:family="text" style:parent-style-name="Default_20_Paragraph_20_Font"/>
    <style:style style:name="T102_57" style:family="text" style:parent-style-name="Default_20_Paragraph_20_Font"/>
    <style:style style:name="T102_58" style:family="text" style:parent-style-name="Default_20_Paragraph_20_Font"/>
    <style:style style:name="T102_59" style:family="text" style:parent-style-name="Default_20_Paragraph_20_Font"/>
    <style:style style:name="T102_60" style:family="text" style:parent-style-name="Default_20_Paragraph_20_Font"/>
    <style:style style:name="T102_61" style:family="text" style:parent-style-name="Default_20_Paragraph_20_Font"/>
    <style:style style:name="T102_62" style:family="text" style:parent-style-name="Default_20_Paragraph_20_Font"/>
    <style:style style:name="T102_63" style:family="text" style:parent-style-name="Default_20_Paragraph_20_Font"/>
    <style:style style:name="T102_64" style:family="text" style:parent-style-name="Default_20_Paragraph_20_Font"/>
    <style:style style:name="T102_65" style:family="text" style:parent-style-name="Default_20_Paragraph_20_Font"/>
    <style:style style:name="T102_66" style:family="text" style:parent-style-name="Default_20_Paragraph_20_Font"/>
    <style:style style:name="T102_67" style:family="text" style:parent-style-name="Default_20_Paragraph_20_Font"/>
    <style:style style:name="T102_68" style:family="text" style:parent-style-name="Default_20_Paragraph_20_Font"/>
    <style:style style:name="T102_69" style:family="text" style:parent-style-name="Default_20_Paragraph_20_Font"/>
    <style:style style:name="T102_70" style:family="text" style:parent-style-name="Default_20_Paragraph_20_Font"/>
    <style:style style:name="T102_71" style:family="text" style:parent-style-name="Default_20_Paragraph_20_Font"/>
    <style:style style:name="T102_72" style:family="text" style:parent-style-name="Default_20_Paragraph_20_Font"/>
    <style:style style:name="T102_73" style:family="text" style:parent-style-name="Default_20_Paragraph_20_Font"/>
    <style:style style:name="T102_74" style:family="text" style:parent-style-name="Default_20_Paragraph_20_Font"/>
    <style:style style:name="T102_75" style:family="text" style:parent-style-name="Default_20_Paragraph_20_Font"/>
    <style:style style:name="T102_76" style:family="text" style:parent-style-name="Default_20_Paragraph_20_Font"/>
    <style:style style:name="T102_77" style:family="text" style:parent-style-name="Default_20_Paragraph_20_Font"/>
    <style:style style:name="T102_78" style:family="text" style:parent-style-name="Default_20_Paragraph_20_Font"/>
    <style:style style:name="T102_79" style:family="text" style:parent-style-name="Default_20_Paragraph_20_Font"/>
    <style:style style:name="T102_80" style:family="text" style:parent-style-name="Default_20_Paragraph_20_Font"/>
    <style:style style:name="T102_81" style:family="text" style:parent-style-name="Default_20_Paragraph_20_Font"/>
    <style:style style:name="T102_82" style:family="text" style:parent-style-name="Default_20_Paragraph_20_Font"/>
    <style:style style:name="T102_83" style:family="text" style:parent-style-name="Default_20_Paragraph_20_Font"/>
    <style:style style:name="T102_84" style:family="text" style:parent-style-name="Default_20_Paragraph_20_Font"/>
    <style:style style:name="T102_85" style:family="text" style:parent-style-name="Default_20_Paragraph_20_Font"/>
    <style:style style:name="T102_86" style:family="text" style:parent-style-name="Default_20_Paragraph_20_Font"/>
    <style:style style:name="T102_87" style:family="text" style:parent-style-name="Default_20_Paragraph_20_Font"/>
    <style:style style:name="T102_88" style:family="text" style:parent-style-name="Default_20_Paragraph_20_Font"/>
    <style:style style:name="P103" style:family="paragraph" style:parent-style-name="Standard">
      <style:paragraph-properties fo:break-before="auto"/>
    </style:style>
    <style:style style:name="P104" style:family="paragraph" style:parent-style-name="Standard">
      <style:paragraph-properties fo:break-before="auto"/>
    </style:style>
    <style:style style:name="T104_1" style:family="text" style:parent-style-name="Default_20_Paragraph_20_Font"/>
    <style:style style:name="T104_2" style:family="text" style:parent-style-name="Default_20_Paragraph_20_Font"/>
    <style:style style:name="T104_3" style:family="text" style:parent-style-name="Default_20_Paragraph_20_Font"/>
    <style:style style:name="T104_4" style:family="text" style:parent-style-name="Default_20_Paragraph_20_Font"/>
    <style:style style:name="T104_5" style:family="text" style:parent-style-name="Default_20_Paragraph_20_Font"/>
    <style:style style:name="T104_6" style:family="text" style:parent-style-name="Default_20_Paragraph_20_Font"/>
    <style:style style:name="T104_7" style:family="text" style:parent-style-name="Default_20_Paragraph_20_Font"/>
    <style:style style:name="T104_8" style:family="text" style:parent-style-name="Default_20_Paragraph_20_Font"/>
    <style:style style:name="T104_9" style:family="text" style:parent-style-name="Default_20_Paragraph_20_Font"/>
    <style:style style:name="T104_10" style:family="text" style:parent-style-name="Default_20_Paragraph_20_Font"/>
    <style:style style:name="T104_11" style:family="text" style:parent-style-name="Default_20_Paragraph_20_Font"/>
    <style:style style:name="T104_12" style:family="text" style:parent-style-name="Default_20_Paragraph_20_Font"/>
    <style:style style:name="T104_13" style:family="text" style:parent-style-name="Default_20_Paragraph_20_Font"/>
    <style:style style:name="T104_14" style:family="text" style:parent-style-name="Default_20_Paragraph_20_Font"/>
    <style:style style:name="T104_15" style:family="text" style:parent-style-name="Default_20_Paragraph_20_Font"/>
    <style:style style:name="T104_16" style:family="text" style:parent-style-name="Default_20_Paragraph_20_Font"/>
    <style:style style:name="T104_17" style:family="text" style:parent-style-name="Default_20_Paragraph_20_Font"/>
    <style:style style:name="T104_18" style:family="text" style:parent-style-name="Default_20_Paragraph_20_Font"/>
    <style:style style:name="T104_19" style:family="text" style:parent-style-name="Default_20_Paragraph_20_Font"/>
    <style:style style:name="T104_20" style:family="text" style:parent-style-name="Default_20_Paragraph_20_Font"/>
    <style:style style:name="T104_21" style:family="text" style:parent-style-name="Default_20_Paragraph_20_Font"/>
    <style:style style:name="T104_22" style:family="text" style:parent-style-name="Default_20_Paragraph_20_Font"/>
    <style:style style:name="T104_23" style:family="text" style:parent-style-name="Default_20_Paragraph_20_Font"/>
    <style:style style:name="T104_24" style:family="text" style:parent-style-name="Default_20_Paragraph_20_Font"/>
    <style:style style:name="T104_25" style:family="text" style:parent-style-name="Default_20_Paragraph_20_Font"/>
    <style:style style:name="T104_26" style:family="text" style:parent-style-name="Default_20_Paragraph_20_Font"/>
    <style:style style:name="T104_27" style:family="text" style:parent-style-name="Default_20_Paragraph_20_Font"/>
    <style:style style:name="T104_28" style:family="text" style:parent-style-name="Default_20_Paragraph_20_Font"/>
    <style:style style:name="P105" style:family="paragraph" style:parent-style-name="Standard">
      <style:paragraph-properties fo:break-before="auto"/>
    </style:style>
    <style:style style:name="P106" style:family="paragraph" style:parent-style-name="Heading_20_3">
      <style:paragraph-properties fo:break-before="auto"/>
    </style:style>
    <style:style style:name="T106_1" style:family="text" style:parent-style-name="Default_20_Paragraph_20_Font"/>
    <style:style style:name="P107" style:family="paragraph" style:parent-style-name="Standard">
      <style:paragraph-properties fo:break-before="auto"/>
    </style:style>
    <style:style style:name="T107_1" style:family="text" style:parent-style-name="Default_20_Paragraph_20_Font"/>
    <style:style style:name="T107_2" style:family="text" style:parent-style-name="Default_20_Paragraph_20_Font"/>
    <style:style style:name="T107_3" style:family="text" style:parent-style-name="Default_20_Paragraph_20_Font"/>
    <style:style style:name="T107_4" style:family="text" style:parent-style-name="Default_20_Paragraph_20_Font"/>
    <style:style style:name="T107_5" style:family="text" style:parent-style-name="Default_20_Paragraph_20_Font"/>
    <style:style style:name="T107_6" style:family="text" style:parent-style-name="Default_20_Paragraph_20_Font"/>
    <style:style style:name="T107_7" style:family="text" style:parent-style-name="Default_20_Paragraph_20_Font">
      <style:text-properties fo:font-weight="bold" style:font-weight-asian="bold" style:font-weight-complex="bold"/>
    </style:style>
    <style:style style:name="T107_8" style:family="text" style:parent-style-name="Default_20_Paragraph_20_Font"/>
    <style:style style:name="T107_9" style:family="text" style:parent-style-name="Default_20_Paragraph_20_Font"/>
    <style:style style:name="T107_10" style:family="text" style:parent-style-name="Default_20_Paragraph_20_Font"/>
    <style:style style:name="T107_11" style:family="text" style:parent-style-name="Default_20_Paragraph_20_Font"/>
    <style:style style:name="T107_12" style:family="text" style:parent-style-name="Default_20_Paragraph_20_Font"/>
    <style:style style:name="T107_13" style:family="text" style:parent-style-name="Default_20_Paragraph_20_Font"/>
    <style:style style:name="T107_14" style:family="text" style:parent-style-name="Default_20_Paragraph_20_Font"/>
    <style:style style:name="T107_15" style:family="text" style:parent-style-name="Default_20_Paragraph_20_Font"/>
    <style:style style:name="T107_16" style:family="text" style:parent-style-name="Default_20_Paragraph_20_Font"/>
    <style:style style:name="T107_17" style:family="text" style:parent-style-name="Default_20_Paragraph_20_Font"/>
    <style:style style:name="T107_18" style:family="text" style:parent-style-name="Default_20_Paragraph_20_Font"/>
    <style:style style:name="T107_19" style:family="text" style:parent-style-name="Default_20_Paragraph_20_Font"/>
    <style:style style:name="T107_20" style:family="text" style:parent-style-name="Default_20_Paragraph_20_Font"/>
    <style:style style:name="T107_21" style:family="text" style:parent-style-name="Default_20_Paragraph_20_Font"/>
    <style:style style:name="T107_22" style:family="text" style:parent-style-name="Default_20_Paragraph_20_Font"/>
    <style:style style:name="T107_23" style:family="text" style:parent-style-name="Default_20_Paragraph_20_Font"/>
    <style:style style:name="T107_24" style:family="text" style:parent-style-name="Default_20_Paragraph_20_Font"/>
    <style:style style:name="T107_25" style:family="text" style:parent-style-name="Default_20_Paragraph_20_Font"/>
    <style:style style:name="T107_26" style:family="text" style:parent-style-name="Default_20_Paragraph_20_Font"/>
    <style:style style:name="T107_27" style:family="text" style:parent-style-name="Default_20_Paragraph_20_Font"/>
    <style:style style:name="T107_28" style:family="text" style:parent-style-name="Default_20_Paragraph_20_Font"/>
    <style:style style:name="T107_29" style:family="text" style:parent-style-name="Default_20_Paragraph_20_Font"/>
    <style:style style:name="T107_30" style:family="text" style:parent-style-name="Default_20_Paragraph_20_Font"/>
    <style:style style:name="T107_31" style:family="text" style:parent-style-name="Default_20_Paragraph_20_Font"/>
    <style:style style:name="T107_32" style:family="text" style:parent-style-name="Default_20_Paragraph_20_Font"/>
    <style:style style:name="T107_33" style:family="text" style:parent-style-name="Default_20_Paragraph_20_Font"/>
    <style:style style:name="T107_34" style:family="text" style:parent-style-name="Default_20_Paragraph_20_Font"/>
    <style:style style:name="T107_35" style:family="text" style:parent-style-name="Default_20_Paragraph_20_Font"/>
    <style:style style:name="T107_36" style:family="text" style:parent-style-name="Default_20_Paragraph_20_Font"/>
    <style:style style:name="T107_37" style:family="text" style:parent-style-name="Default_20_Paragraph_20_Font"/>
    <style:style style:name="T107_38" style:family="text" style:parent-style-name="Default_20_Paragraph_20_Font"/>
    <style:style style:name="T107_39" style:family="text" style:parent-style-name="Default_20_Paragraph_20_Font">
      <style:text-properties fo:font-weight="bold" style:font-weight-asian="bold" style:font-weight-complex="bold"/>
    </style:style>
    <style:style style:name="T107_40" style:family="text" style:parent-style-name="Default_20_Paragraph_20_Font">
      <style:text-properties fo:font-weight="bold" style:font-weight-asian="bold" style:font-weight-complex="bold"/>
    </style:style>
    <style:style style:name="T107_41" style:family="text" style:parent-style-name="Default_20_Paragraph_20_Font"/>
    <style:style style:name="T107_42" style:family="text" style:parent-style-name="Default_20_Paragraph_20_Font"/>
    <style:style style:name="T107_43" style:family="text" style:parent-style-name="Default_20_Paragraph_20_Font"/>
    <style:style style:name="T107_44" style:family="text" style:parent-style-name="Default_20_Paragraph_20_Font"/>
    <style:style style:name="T107_45" style:family="text" style:parent-style-name="Default_20_Paragraph_20_Font"/>
    <style:style style:name="T107_46" style:family="text" style:parent-style-name="Default_20_Paragraph_20_Font">
      <style:text-properties fo:font-weight="bold" style:font-weight-asian="bold" style:font-weight-complex="bold"/>
    </style:style>
    <style:style style:name="T107_47" style:family="text" style:parent-style-name="Default_20_Paragraph_20_Font"/>
    <style:style style:name="T107_48" style:family="text" style:parent-style-name="Default_20_Paragraph_20_Font"/>
    <style:style style:name="T107_49" style:family="text" style:parent-style-name="Default_20_Paragraph_20_Font"/>
    <style:style style:name="T107_50" style:family="text" style:parent-style-name="Default_20_Paragraph_20_Font"/>
    <style:style style:name="T107_51" style:family="text" style:parent-style-name="Default_20_Paragraph_20_Font"/>
    <style:style style:name="T107_52" style:family="text" style:parent-style-name="Default_20_Paragraph_20_Font"/>
    <style:style style:name="T107_53" style:family="text" style:parent-style-name="Default_20_Paragraph_20_Font"/>
    <style:style style:name="T107_54" style:family="text" style:parent-style-name="Default_20_Paragraph_20_Font"/>
    <style:style style:name="T107_55" style:family="text" style:parent-style-name="Default_20_Paragraph_20_Font"/>
    <style:style style:name="T107_56" style:family="text" style:parent-style-name="Default_20_Paragraph_20_Font"/>
    <style:style style:name="T107_57" style:family="text" style:parent-style-name="Default_20_Paragraph_20_Font"/>
    <style:style style:name="T107_58" style:family="text" style:parent-style-name="Default_20_Paragraph_20_Font"/>
    <style:style style:name="T107_59" style:family="text" style:parent-style-name="Default_20_Paragraph_20_Font"/>
    <style:style style:name="T107_60" style:family="text" style:parent-style-name="Default_20_Paragraph_20_Font"/>
    <style:style style:name="T107_61" style:family="text" style:parent-style-name="Default_20_Paragraph_20_Font"/>
    <style:style style:name="T107_62" style:family="text" style:parent-style-name="Default_20_Paragraph_20_Font"/>
    <style:style style:name="T107_63" style:family="text" style:parent-style-name="Default_20_Paragraph_20_Font"/>
    <style:style style:name="T107_64" style:family="text" style:parent-style-name="Default_20_Paragraph_20_Font"/>
    <style:style style:name="T107_65" style:family="text" style:parent-style-name="Default_20_Paragraph_20_Font"/>
    <style:style style:name="T107_66" style:family="text" style:parent-style-name="Default_20_Paragraph_20_Font"/>
    <style:style style:name="T107_67" style:family="text" style:parent-style-name="Default_20_Paragraph_20_Font"/>
    <style:style style:name="T107_68" style:family="text" style:parent-style-name="Default_20_Paragraph_20_Font"/>
    <style:style style:name="T107_69" style:family="text" style:parent-style-name="Default_20_Paragraph_20_Font"/>
    <style:style style:name="T107_70" style:family="text" style:parent-style-name="Default_20_Paragraph_20_Font"/>
    <style:style style:name="T107_71" style:family="text" style:parent-style-name="Default_20_Paragraph_20_Font"/>
    <style:style style:name="T107_72" style:family="text" style:parent-style-name="Default_20_Paragraph_20_Font"/>
    <style:style style:name="T107_73" style:family="text" style:parent-style-name="Default_20_Paragraph_20_Font"/>
    <style:style style:name="T107_74" style:family="text" style:parent-style-name="Default_20_Paragraph_20_Font"/>
    <style:style style:name="T107_75" style:family="text" style:parent-style-name="Default_20_Paragraph_20_Font"/>
    <style:style style:name="T107_76" style:family="text" style:parent-style-name="Default_20_Paragraph_20_Font"/>
    <style:style style:name="T107_77" style:family="text" style:parent-style-name="Default_20_Paragraph_20_Font"/>
    <style:style style:name="T107_78" style:family="text" style:parent-style-name="Default_20_Paragraph_20_Font"/>
    <style:style style:name="T107_79" style:family="text" style:parent-style-name="Default_20_Paragraph_20_Font"/>
    <style:style style:name="T107_80" style:family="text" style:parent-style-name="Default_20_Paragraph_20_Font"/>
    <style:style style:name="T107_81" style:family="text" style:parent-style-name="Default_20_Paragraph_20_Font"/>
    <style:style style:name="P108" style:family="paragraph" style:parent-style-name="Standard">
      <style:paragraph-properties fo:break-before="auto"/>
    </style:style>
    <style:style style:name="P109" style:family="paragraph" style:parent-style-name="Standard">
      <style:paragraph-properties fo:break-before="auto"/>
    </style:style>
    <style:style style:name="T109_1" style:family="text" style:parent-style-name="Default_20_Paragraph_20_Font">
      <style:text-properties fo:font-weight="bold" style:font-weight-asian="bold" style:font-weight-complex="bold"/>
    </style:style>
    <style:style style:name="P110" style:family="paragraph" style:parent-style-name="Standard">
      <style:paragraph-properties fo:break-before="auto"/>
    </style:style>
    <style:style style:name="T110_1" style:family="text" style:parent-style-name="Default_20_Paragraph_20_Font"/>
    <style:style style:name="T110_2" style:family="text" style:parent-style-name="Default_20_Paragraph_20_Font"/>
    <style:style style:name="T110_3" style:family="text" style:parent-style-name="Default_20_Paragraph_20_Font"/>
    <style:style style:name="T110_4" style:family="text" style:parent-style-name="Default_20_Paragraph_20_Font"/>
    <style:style style:name="T110_5" style:family="text" style:parent-style-name="Default_20_Paragraph_20_Font"/>
    <style:style style:name="T110_6" style:family="text" style:parent-style-name="Default_20_Paragraph_20_Font"/>
    <style:style style:name="T110_7" style:family="text" style:parent-style-name="Default_20_Paragraph_20_Font"/>
    <style:style style:name="T110_8" style:family="text" style:parent-style-name="Default_20_Paragraph_20_Font"/>
    <style:style style:name="T110_9" style:family="text" style:parent-style-name="Default_20_Paragraph_20_Font"/>
    <style:style style:name="T110_10" style:family="text" style:parent-style-name="Default_20_Paragraph_20_Font"/>
    <style:style style:name="T110_11" style:family="text" style:parent-style-name="Default_20_Paragraph_20_Font"/>
    <style:style style:name="T110_12" style:family="text" style:parent-style-name="Default_20_Paragraph_20_Font"/>
    <style:style style:name="T110_13" style:family="text" style:parent-style-name="Default_20_Paragraph_20_Font"/>
    <style:style style:name="T110_14" style:family="text" style:parent-style-name="Default_20_Paragraph_20_Font"/>
    <style:style style:name="T110_15" style:family="text" style:parent-style-name="Default_20_Paragraph_20_Font"/>
    <style:style style:name="T110_16" style:family="text" style:parent-style-name="Default_20_Paragraph_20_Font"/>
    <style:style style:name="T110_17" style:family="text" style:parent-style-name="Default_20_Paragraph_20_Font"/>
    <style:style style:name="T110_18" style:family="text" style:parent-style-name="Default_20_Paragraph_20_Font"/>
    <style:style style:name="T110_19" style:family="text" style:parent-style-name="Default_20_Paragraph_20_Font"/>
    <style:style style:name="T110_20" style:family="text" style:parent-style-name="Default_20_Paragraph_20_Font"/>
    <style:style style:name="T110_21" style:family="text" style:parent-style-name="Default_20_Paragraph_20_Font"/>
    <style:style style:name="T110_22" style:family="text" style:parent-style-name="Default_20_Paragraph_20_Font"/>
    <style:style style:name="T110_23" style:family="text" style:parent-style-name="Default_20_Paragraph_20_Font"/>
    <style:style style:name="T110_24" style:family="text" style:parent-style-name="Default_20_Paragraph_20_Font"/>
    <style:style style:name="T110_25" style:family="text" style:parent-style-name="Default_20_Paragraph_20_Font"/>
    <style:style style:name="T110_26" style:family="text" style:parent-style-name="Default_20_Paragraph_20_Font"/>
    <style:style style:name="T110_27" style:family="text" style:parent-style-name="Default_20_Paragraph_20_Font"/>
    <style:style style:name="T110_28" style:family="text" style:parent-style-name="Default_20_Paragraph_20_Font"/>
    <style:style style:name="T110_29" style:family="text" style:parent-style-name="Default_20_Paragraph_20_Font"/>
    <style:style style:name="T110_30" style:family="text" style:parent-style-name="Default_20_Paragraph_20_Font"/>
    <style:style style:name="T110_31" style:family="text" style:parent-style-name="Default_20_Paragraph_20_Font"/>
    <style:style style:name="T110_32" style:family="text" style:parent-style-name="Default_20_Paragraph_20_Font"/>
    <style:style style:name="T110_33" style:family="text" style:parent-style-name="Default_20_Paragraph_20_Font"/>
    <style:style style:name="T110_34" style:family="text" style:parent-style-name="Default_20_Paragraph_20_Font"/>
    <style:style style:name="T110_35" style:family="text" style:parent-style-name="Default_20_Paragraph_20_Font"/>
    <style:style style:name="T110_36" style:family="text" style:parent-style-name="Default_20_Paragraph_20_Font"/>
    <style:style style:name="T110_37" style:family="text" style:parent-style-name="Default_20_Paragraph_20_Font"/>
    <style:style style:name="T110_38" style:family="text" style:parent-style-name="Default_20_Paragraph_20_Font"/>
    <style:style style:name="T110_39" style:family="text" style:parent-style-name="Default_20_Paragraph_20_Font"/>
    <style:style style:name="T110_40" style:family="text" style:parent-style-name="Default_20_Paragraph_20_Font"/>
    <style:style style:name="T110_41" style:family="text" style:parent-style-name="Default_20_Paragraph_20_Font"/>
    <style:style style:name="T110_42" style:family="text" style:parent-style-name="Default_20_Paragraph_20_Font"/>
    <style:style style:name="T110_43" style:family="text" style:parent-style-name="Default_20_Paragraph_20_Font"/>
    <style:style style:name="T110_44" style:family="text" style:parent-style-name="Default_20_Paragraph_20_Font"/>
    <style:style style:name="T110_45" style:family="text" style:parent-style-name="Default_20_Paragraph_20_Font"/>
    <style:style style:name="T110_46" style:family="text" style:parent-style-name="Default_20_Paragraph_20_Font"/>
    <style:style style:name="T110_47" style:family="text" style:parent-style-name="Default_20_Paragraph_20_Font"/>
    <style:style style:name="T110_48" style:family="text" style:parent-style-name="Default_20_Paragraph_20_Font"/>
    <style:style style:name="T110_49" style:family="text" style:parent-style-name="Default_20_Paragraph_20_Font"/>
    <style:style style:name="T110_50" style:family="text" style:parent-style-name="Default_20_Paragraph_20_Font"/>
    <style:style style:name="T110_51" style:family="text" style:parent-style-name="Default_20_Paragraph_20_Font"/>
    <style:style style:name="T110_52" style:family="text" style:parent-style-name="Default_20_Paragraph_20_Font"/>
    <style:style style:name="T110_53" style:family="text" style:parent-style-name="Default_20_Paragraph_20_Font"/>
    <style:style style:name="T110_54" style:family="text" style:parent-style-name="Default_20_Paragraph_20_Font"/>
    <style:style style:name="T110_55" style:family="text" style:parent-style-name="Default_20_Paragraph_20_Font"/>
    <style:style style:name="T110_56" style:family="text" style:parent-style-name="Default_20_Paragraph_20_Font"/>
    <style:style style:name="T110_57" style:family="text" style:parent-style-name="Default_20_Paragraph_20_Font"/>
    <style:style style:name="T110_58" style:family="text" style:parent-style-name="Default_20_Paragraph_20_Font"/>
    <style:style style:name="T110_59" style:family="text" style:parent-style-name="Default_20_Paragraph_20_Font"/>
    <style:style style:name="T110_60" style:family="text" style:parent-style-name="Default_20_Paragraph_20_Font"/>
    <style:style style:name="T110_61" style:family="text" style:parent-style-name="Default_20_Paragraph_20_Font"/>
    <style:style style:name="T110_62" style:family="text" style:parent-style-name="Default_20_Paragraph_20_Font"/>
    <style:style style:name="T110_63" style:family="text" style:parent-style-name="Default_20_Paragraph_20_Font"/>
    <style:style style:name="T110_64" style:family="text" style:parent-style-name="Default_20_Paragraph_20_Font"/>
    <style:style style:name="T110_65" style:family="text" style:parent-style-name="Default_20_Paragraph_20_Font"/>
    <style:style style:name="T110_66" style:family="text" style:parent-style-name="Default_20_Paragraph_20_Font"/>
    <style:style style:name="T110_67" style:family="text" style:parent-style-name="Default_20_Paragraph_20_Font"/>
    <style:style style:name="T110_68" style:family="text" style:parent-style-name="Default_20_Paragraph_20_Font"/>
    <style:style style:name="T110_69" style:family="text" style:parent-style-name="Default_20_Paragraph_20_Font"/>
    <style:style style:name="T110_70" style:family="text" style:parent-style-name="Default_20_Paragraph_20_Font"/>
    <style:style style:name="T110_71" style:family="text" style:parent-style-name="Default_20_Paragraph_20_Font"/>
    <style:style style:name="T110_72" style:family="text" style:parent-style-name="Default_20_Paragraph_20_Font"/>
    <style:style style:name="T110_73" style:family="text" style:parent-style-name="Default_20_Paragraph_20_Font"/>
    <style:style style:name="T110_74" style:family="text" style:parent-style-name="Default_20_Paragraph_20_Font"/>
    <style:style style:name="T110_75" style:family="text" style:parent-style-name="Default_20_Paragraph_20_Font"/>
    <style:style style:name="T110_76" style:family="text" style:parent-style-name="Default_20_Paragraph_20_Font"/>
    <style:style style:name="T110_77" style:family="text" style:parent-style-name="Default_20_Paragraph_20_Font"/>
    <style:style style:name="T110_78" style:family="text" style:parent-style-name="Default_20_Paragraph_20_Font"/>
    <style:style style:name="T110_79" style:family="text" style:parent-style-name="Default_20_Paragraph_20_Font"/>
    <style:style style:name="T110_80" style:family="text" style:parent-style-name="Default_20_Paragraph_20_Font"/>
    <style:style style:name="T110_81" style:family="text" style:parent-style-name="Default_20_Paragraph_20_Font"/>
    <style:style style:name="T110_82" style:family="text" style:parent-style-name="Default_20_Paragraph_20_Font"/>
    <style:style style:name="T110_83" style:family="text" style:parent-style-name="Default_20_Paragraph_20_Font"/>
    <style:style style:name="T110_84" style:family="text" style:parent-style-name="Default_20_Paragraph_20_Font"/>
    <style:style style:name="T110_85" style:family="text" style:parent-style-name="Default_20_Paragraph_20_Font"/>
    <style:style style:name="T110_86" style:family="text" style:parent-style-name="Default_20_Paragraph_20_Font"/>
    <style:style style:name="T110_87" style:family="text" style:parent-style-name="Default_20_Paragraph_20_Font"/>
    <style:style style:name="T110_88" style:family="text" style:parent-style-name="Default_20_Paragraph_20_Font"/>
    <style:style style:name="T110_89" style:family="text" style:parent-style-name="Default_20_Paragraph_20_Font"/>
    <style:style style:name="T110_90" style:family="text" style:parent-style-name="Default_20_Paragraph_20_Font"/>
    <style:style style:name="T110_91" style:family="text" style:parent-style-name="Default_20_Paragraph_20_Font"/>
    <style:style style:name="T110_92" style:family="text" style:parent-style-name="Default_20_Paragraph_20_Font"/>
    <style:style style:name="T110_93" style:family="text" style:parent-style-name="Default_20_Paragraph_20_Font"/>
    <style:style style:name="T110_94" style:family="text" style:parent-style-name="Default_20_Paragraph_20_Font"/>
    <style:style style:name="P111" style:family="paragraph" style:parent-style-name="Standard">
      <style:paragraph-properties fo:break-before="auto"/>
    </style:style>
    <style:style style:name="P112" style:family="paragraph" style:parent-style-name="Standard">
      <style:paragraph-properties fo:break-before="auto"/>
    </style:style>
    <style:style style:name="P113" style:family="paragraph" style:parent-style-name="Heading_20_4">
      <style:paragraph-properties fo:break-before="auto"/>
    </style:style>
    <style:style style:name="T113_1" style:family="text" style:parent-style-name="Default_20_Paragraph_20_Font"/>
    <style:style style:name="P114" style:family="paragraph" style:parent-style-name="Standard">
      <style:paragraph-properties fo:break-before="auto"/>
    </style:style>
    <style:style style:name="P115" style:family="paragraph" style:parent-style-name="Standard">
      <style:paragraph-properties fo:break-before="auto"/>
    </style:style>
    <style:style style:name="T115_1" style:family="text" style:parent-style-name="Default_20_Paragraph_20_Font"/>
    <style:style style:name="T115_2" style:family="text" style:parent-style-name="Default_20_Paragraph_20_Font"/>
    <style:style style:name="T115_3" style:family="text" style:parent-style-name="Default_20_Paragraph_20_Font"/>
    <style:style style:name="T115_4" style:family="text" style:parent-style-name="Default_20_Paragraph_20_Font"/>
    <style:style style:name="T115_5" style:family="text" style:parent-style-name="Default_20_Paragraph_20_Font"/>
    <style:style style:name="T115_6" style:family="text" style:parent-style-name="Default_20_Paragraph_20_Font"/>
    <style:style style:name="T115_7" style:family="text" style:parent-style-name="Default_20_Paragraph_20_Font"/>
    <style:style style:name="T115_8" style:family="text" style:parent-style-name="Default_20_Paragraph_20_Font"/>
    <style:style style:name="T115_9" style:family="text" style:parent-style-name="Default_20_Paragraph_20_Font"/>
    <style:style style:name="T115_10" style:family="text" style:parent-style-name="Default_20_Paragraph_20_Font"/>
    <style:style style:name="T115_11" style:family="text" style:parent-style-name="Default_20_Paragraph_20_Font"/>
    <style:style style:name="T115_12" style:family="text" style:parent-style-name="Default_20_Paragraph_20_Font"/>
    <style:style style:name="T115_13" style:family="text" style:parent-style-name="Default_20_Paragraph_20_Font"/>
    <style:style style:name="T115_14" style:family="text" style:parent-style-name="Default_20_Paragraph_20_Font"/>
    <style:style style:name="T115_15" style:family="text" style:parent-style-name="Default_20_Paragraph_20_Font"/>
    <style:style style:name="T115_16" style:family="text" style:parent-style-name="Default_20_Paragraph_20_Font"/>
    <style:style style:name="T115_17" style:family="text" style:parent-style-name="Default_20_Paragraph_20_Font"/>
    <style:style style:name="T115_18" style:family="text" style:parent-style-name="Default_20_Paragraph_20_Font"/>
    <style:style style:name="T115_19" style:family="text" style:parent-style-name="Default_20_Paragraph_20_Font"/>
    <style:style style:name="T115_20" style:family="text" style:parent-style-name="Default_20_Paragraph_20_Font"/>
    <style:style style:name="T115_21" style:family="text" style:parent-style-name="Default_20_Paragraph_20_Font"/>
    <style:style style:name="T115_22" style:family="text" style:parent-style-name="Default_20_Paragraph_20_Font"/>
    <style:style style:name="T115_23" style:family="text" style:parent-style-name="Default_20_Paragraph_20_Font"/>
    <style:style style:name="T115_24" style:family="text" style:parent-style-name="Default_20_Paragraph_20_Font"/>
    <style:style style:name="T115_25" style:family="text" style:parent-style-name="Default_20_Paragraph_20_Font"/>
    <style:style style:name="T115_26" style:family="text" style:parent-style-name="Default_20_Paragraph_20_Font"/>
    <style:style style:name="T115_27" style:family="text" style:parent-style-name="Default_20_Paragraph_20_Font"/>
    <style:style style:name="T115_28" style:family="text" style:parent-style-name="Default_20_Paragraph_20_Font"/>
    <style:style style:name="T115_29" style:family="text" style:parent-style-name="Default_20_Paragraph_20_Font"/>
    <style:style style:name="T115_30" style:family="text" style:parent-style-name="Default_20_Paragraph_20_Font"/>
    <style:style style:name="T115_31" style:family="text" style:parent-style-name="Default_20_Paragraph_20_Font"/>
    <style:style style:name="T115_32" style:family="text" style:parent-style-name="Default_20_Paragraph_20_Font"/>
    <style:style style:name="T115_33" style:family="text" style:parent-style-name="Default_20_Paragraph_20_Font"/>
    <style:style style:name="T115_34" style:family="text" style:parent-style-name="Default_20_Paragraph_20_Font"/>
    <style:style style:name="T115_35" style:family="text" style:parent-style-name="Default_20_Paragraph_20_Font"/>
    <style:style style:name="T115_36" style:family="text" style:parent-style-name="Default_20_Paragraph_20_Font"/>
    <style:style style:name="T115_37" style:family="text" style:parent-style-name="Default_20_Paragraph_20_Font"/>
    <style:style style:name="T115_38" style:family="text" style:parent-style-name="Default_20_Paragraph_20_Font"/>
    <style:style style:name="T115_39" style:family="text" style:parent-style-name="Default_20_Paragraph_20_Font"/>
    <style:style style:name="T115_40" style:family="text" style:parent-style-name="Default_20_Paragraph_20_Font"/>
    <style:style style:name="T115_41" style:family="text" style:parent-style-name="Default_20_Paragraph_20_Font"/>
    <style:style style:name="T115_42" style:family="text" style:parent-style-name="Default_20_Paragraph_20_Font"/>
    <style:style style:name="T115_43" style:family="text" style:parent-style-name="Default_20_Paragraph_20_Font"/>
    <style:style style:name="T115_44" style:family="text" style:parent-style-name="Default_20_Paragraph_20_Font"/>
    <style:style style:name="T115_45" style:family="text" style:parent-style-name="Default_20_Paragraph_20_Font"/>
    <style:style style:name="T115_46" style:family="text" style:parent-style-name="Default_20_Paragraph_20_Font"/>
    <style:style style:name="T115_47" style:family="text" style:parent-style-name="Default_20_Paragraph_20_Font"/>
    <style:style style:name="T115_48" style:family="text" style:parent-style-name="Default_20_Paragraph_20_Font"/>
    <style:style style:name="T115_49" style:family="text" style:parent-style-name="Default_20_Paragraph_20_Font"/>
    <style:style style:name="T115_50" style:family="text" style:parent-style-name="Default_20_Paragraph_20_Font"/>
    <style:style style:name="T115_51" style:family="text" style:parent-style-name="Default_20_Paragraph_20_Font"/>
    <style:style style:name="T115_52" style:family="text" style:parent-style-name="Default_20_Paragraph_20_Font"/>
    <style:style style:name="T115_53" style:family="text" style:parent-style-name="Default_20_Paragraph_20_Font"/>
    <style:style style:name="T115_54" style:family="text" style:parent-style-name="Default_20_Paragraph_20_Font"/>
    <style:style style:name="T115_55" style:family="text" style:parent-style-name="Default_20_Paragraph_20_Font"/>
    <style:style style:name="T115_56" style:family="text" style:parent-style-name="Default_20_Paragraph_20_Font"/>
    <style:style style:name="T115_57" style:family="text" style:parent-style-name="Default_20_Paragraph_20_Font"/>
    <style:style style:name="T115_58" style:family="text" style:parent-style-name="Default_20_Paragraph_20_Font"/>
    <style:style style:name="T115_59" style:family="text" style:parent-style-name="Default_20_Paragraph_20_Font"/>
    <style:style style:name="T115_60" style:family="text" style:parent-style-name="Default_20_Paragraph_20_Font"/>
    <style:style style:name="T115_61" style:family="text" style:parent-style-name="Default_20_Paragraph_20_Font"/>
    <style:style style:name="T115_62" style:family="text" style:parent-style-name="Default_20_Paragraph_20_Font"/>
    <style:style style:name="T115_63" style:family="text" style:parent-style-name="Default_20_Paragraph_20_Font"/>
    <style:style style:name="T115_64" style:family="text" style:parent-style-name="Default_20_Paragraph_20_Font"/>
    <style:style style:name="T115_65" style:family="text" style:parent-style-name="Default_20_Paragraph_20_Font"/>
    <style:style style:name="T115_66" style:family="text" style:parent-style-name="Default_20_Paragraph_20_Font"/>
    <style:style style:name="T115_67" style:family="text" style:parent-style-name="Default_20_Paragraph_20_Font"/>
    <style:style style:name="T115_68" style:family="text" style:parent-style-name="Default_20_Paragraph_20_Font"/>
    <style:style style:name="T115_69" style:family="text" style:parent-style-name="Default_20_Paragraph_20_Font"/>
    <style:style style:name="T115_70" style:family="text" style:parent-style-name="Default_20_Paragraph_20_Font"/>
    <style:style style:name="T115_71" style:family="text" style:parent-style-name="Default_20_Paragraph_20_Font"/>
    <style:style style:name="T115_72" style:family="text" style:parent-style-name="Default_20_Paragraph_20_Font"/>
    <style:style style:name="T115_73" style:family="text" style:parent-style-name="Default_20_Paragraph_20_Font"/>
    <style:style style:name="T115_74" style:family="text" style:parent-style-name="Default_20_Paragraph_20_Font"/>
    <style:style style:name="T115_75" style:family="text" style:parent-style-name="Default_20_Paragraph_20_Font"/>
    <style:style style:name="T115_76" style:family="text" style:parent-style-name="Default_20_Paragraph_20_Font"/>
    <style:style style:name="T115_77" style:family="text" style:parent-style-name="Default_20_Paragraph_20_Font"/>
    <style:style style:name="T115_78" style:family="text" style:parent-style-name="Default_20_Paragraph_20_Font"/>
    <style:style style:name="T115_79" style:family="text" style:parent-style-name="Default_20_Paragraph_20_Font"/>
    <style:style style:name="T115_80" style:family="text" style:parent-style-name="Default_20_Paragraph_20_Font"/>
    <style:style style:name="T115_81" style:family="text" style:parent-style-name="Default_20_Paragraph_20_Font"/>
    <style:style style:name="T115_82" style:family="text" style:parent-style-name="Default_20_Paragraph_20_Font"/>
    <style:style style:name="T115_83" style:family="text" style:parent-style-name="Default_20_Paragraph_20_Font"/>
    <style:style style:name="T115_84" style:family="text" style:parent-style-name="Default_20_Paragraph_20_Font"/>
    <style:style style:name="T115_85" style:family="text" style:parent-style-name="Default_20_Paragraph_20_Font"/>
    <style:style style:name="T115_86" style:family="text" style:parent-style-name="Default_20_Paragraph_20_Font"/>
    <style:style style:name="T115_87" style:family="text" style:parent-style-name="Default_20_Paragraph_20_Font"/>
    <style:style style:name="T115_88" style:family="text" style:parent-style-name="Default_20_Paragraph_20_Font"/>
    <style:style style:name="T115_89" style:family="text" style:parent-style-name="Default_20_Paragraph_20_Font"/>
    <style:style style:name="T115_90" style:family="text" style:parent-style-name="Default_20_Paragraph_20_Font"/>
    <style:style style:name="T115_91" style:family="text" style:parent-style-name="Default_20_Paragraph_20_Font"/>
    <style:style style:name="T115_92" style:family="text" style:parent-style-name="Default_20_Paragraph_20_Font"/>
    <style:style style:name="T115_93" style:family="text" style:parent-style-name="Default_20_Paragraph_20_Font"/>
    <style:style style:name="T115_94" style:family="text" style:parent-style-name="Default_20_Paragraph_20_Font"/>
    <style:style style:name="T115_95" style:family="text" style:parent-style-name="Default_20_Paragraph_20_Font"/>
    <style:style style:name="T115_96" style:family="text" style:parent-style-name="Default_20_Paragraph_20_Font"/>
    <style:style style:name="T115_97" style:family="text" style:parent-style-name="Default_20_Paragraph_20_Font"/>
    <style:style style:name="T115_98" style:family="text" style:parent-style-name="Default_20_Paragraph_20_Font"/>
    <style:style style:name="T115_99" style:family="text" style:parent-style-name="Default_20_Paragraph_20_Font"/>
    <style:style style:name="T115_100" style:family="text" style:parent-style-name="Default_20_Paragraph_20_Font"/>
    <style:style style:name="T115_101" style:family="text" style:parent-style-name="Default_20_Paragraph_20_Font"/>
    <style:style style:name="T115_102" style:family="text" style:parent-style-name="Default_20_Paragraph_20_Font"/>
    <style:style style:name="T115_103" style:family="text" style:parent-style-name="Default_20_Paragraph_20_Font"/>
    <style:style style:name="T115_104" style:family="text" style:parent-style-name="Default_20_Paragraph_20_Font"/>
    <style:style style:name="T115_105" style:family="text" style:parent-style-name="Default_20_Paragraph_20_Font"/>
    <style:style style:name="T115_106" style:family="text" style:parent-style-name="Default_20_Paragraph_20_Font"/>
    <style:style style:name="T115_107" style:family="text" style:parent-style-name="Default_20_Paragraph_20_Font"/>
    <style:style style:name="T115_108" style:family="text" style:parent-style-name="Default_20_Paragraph_20_Font"/>
    <style:style style:name="T115_109" style:family="text" style:parent-style-name="Default_20_Paragraph_20_Font"/>
    <style:style style:name="T115_110" style:family="text" style:parent-style-name="Default_20_Paragraph_20_Font"/>
    <style:style style:name="T115_111" style:family="text" style:parent-style-name="Default_20_Paragraph_20_Font"/>
    <style:style style:name="T115_112" style:family="text" style:parent-style-name="Default_20_Paragraph_20_Font"/>
    <style:style style:name="T115_113" style:family="text" style:parent-style-name="Default_20_Paragraph_20_Font"/>
    <style:style style:name="T115_114" style:family="text" style:parent-style-name="Default_20_Paragraph_20_Font"/>
    <style:style style:name="T115_115" style:family="text" style:parent-style-name="Default_20_Paragraph_20_Font"/>
    <style:style style:name="T115_116" style:family="text" style:parent-style-name="Default_20_Paragraph_20_Font"/>
    <style:style style:name="T115_117" style:family="text" style:parent-style-name="Default_20_Paragraph_20_Font"/>
    <style:style style:name="T115_118" style:family="text" style:parent-style-name="Default_20_Paragraph_20_Font"/>
    <style:style style:name="T115_119" style:family="text" style:parent-style-name="Default_20_Paragraph_20_Font"/>
    <style:style style:name="T115_120" style:family="text" style:parent-style-name="Default_20_Paragraph_20_Font"/>
    <style:style style:name="T115_121" style:family="text" style:parent-style-name="Default_20_Paragraph_20_Font"/>
    <style:style style:name="T115_122" style:family="text" style:parent-style-name="Default_20_Paragraph_20_Font"/>
    <style:style style:name="T115_123" style:family="text" style:parent-style-name="Default_20_Paragraph_20_Font"/>
    <style:style style:name="T115_124" style:family="text" style:parent-style-name="Default_20_Paragraph_20_Font"/>
    <style:style style:name="T115_125" style:family="text" style:parent-style-name="Default_20_Paragraph_20_Font"/>
    <style:style style:name="T115_126" style:family="text" style:parent-style-name="Default_20_Paragraph_20_Font"/>
    <style:style style:name="T115_127" style:family="text" style:parent-style-name="Default_20_Paragraph_20_Font"/>
    <style:style style:name="T115_128" style:family="text" style:parent-style-name="Default_20_Paragraph_20_Font"/>
    <style:style style:name="T115_129" style:family="text" style:parent-style-name="Default_20_Paragraph_20_Font"/>
    <style:style style:name="T115_130" style:family="text" style:parent-style-name="Default_20_Paragraph_20_Font"/>
    <style:style style:name="T115_131" style:family="text" style:parent-style-name="Default_20_Paragraph_20_Font"/>
    <style:style style:name="T115_132" style:family="text" style:parent-style-name="Default_20_Paragraph_20_Font"/>
    <style:style style:name="T115_133" style:family="text" style:parent-style-name="Default_20_Paragraph_20_Font"/>
    <style:style style:name="T115_134" style:family="text" style:parent-style-name="Default_20_Paragraph_20_Font"/>
    <style:style style:name="T115_135" style:family="text" style:parent-style-name="Default_20_Paragraph_20_Font"/>
    <style:style style:name="T115_136" style:family="text" style:parent-style-name="Default_20_Paragraph_20_Font"/>
    <style:style style:name="T115_137" style:family="text" style:parent-style-name="Default_20_Paragraph_20_Font"/>
    <style:style style:name="T115_138" style:family="text" style:parent-style-name="Default_20_Paragraph_20_Font"/>
    <style:style style:name="T115_139" style:family="text" style:parent-style-name="Default_20_Paragraph_20_Font"/>
    <style:style style:name="T115_140" style:family="text" style:parent-style-name="Default_20_Paragraph_20_Font"/>
    <style:style style:name="T115_141" style:family="text" style:parent-style-name="Default_20_Paragraph_20_Font"/>
    <style:style style:name="T115_142" style:family="text" style:parent-style-name="Default_20_Paragraph_20_Font"/>
    <style:style style:name="T115_143" style:family="text" style:parent-style-name="Default_20_Paragraph_20_Font"/>
    <style:style style:name="T115_144" style:family="text" style:parent-style-name="Default_20_Paragraph_20_Font"/>
    <style:style style:name="T115_145" style:family="text" style:parent-style-name="Default_20_Paragraph_20_Font"/>
    <style:style style:name="T115_146" style:family="text" style:parent-style-name="Default_20_Paragraph_20_Font"/>
    <style:style style:name="T115_147" style:family="text" style:parent-style-name="Default_20_Paragraph_20_Font"/>
    <style:style style:name="T115_148" style:family="text" style:parent-style-name="Default_20_Paragraph_20_Font"/>
    <style:style style:name="T115_149" style:family="text" style:parent-style-name="Default_20_Paragraph_20_Font"/>
    <style:style style:name="T115_150" style:family="text" style:parent-style-name="Default_20_Paragraph_20_Font"/>
    <style:style style:name="T115_151" style:family="text" style:parent-style-name="Default_20_Paragraph_20_Font"/>
    <style:style style:name="T115_152" style:family="text" style:parent-style-name="Default_20_Paragraph_20_Font"/>
    <style:style style:name="T115_153" style:family="text" style:parent-style-name="Default_20_Paragraph_20_Font"/>
    <style:style style:name="T115_154" style:family="text" style:parent-style-name="Default_20_Paragraph_20_Font"/>
    <style:style style:name="T115_155" style:family="text" style:parent-style-name="Default_20_Paragraph_20_Font"/>
    <style:style style:name="T115_156" style:family="text" style:parent-style-name="Default_20_Paragraph_20_Font"/>
    <style:style style:name="T115_157" style:family="text" style:parent-style-name="Default_20_Paragraph_20_Font"/>
    <style:style style:name="T115_158" style:family="text" style:parent-style-name="Default_20_Paragraph_20_Font"/>
    <style:style style:name="T115_159" style:family="text" style:parent-style-name="Default_20_Paragraph_20_Font"/>
    <style:style style:name="T115_160" style:family="text" style:parent-style-name="Default_20_Paragraph_20_Font"/>
    <style:style style:name="T115_161" style:family="text" style:parent-style-name="Default_20_Paragraph_20_Font"/>
    <style:style style:name="T115_162" style:family="text" style:parent-style-name="Default_20_Paragraph_20_Font"/>
    <style:style style:name="T115_163" style:family="text" style:parent-style-name="Default_20_Paragraph_20_Font"/>
    <style:style style:name="T115_164" style:family="text" style:parent-style-name="Default_20_Paragraph_20_Font"/>
    <style:style style:name="T115_165" style:family="text" style:parent-style-name="Default_20_Paragraph_20_Font"/>
    <style:style style:name="T115_166" style:family="text" style:parent-style-name="Default_20_Paragraph_20_Font"/>
    <style:style style:name="T115_167" style:family="text" style:parent-style-name="Default_20_Paragraph_20_Font"/>
    <style:style style:name="T115_168" style:family="text" style:parent-style-name="Default_20_Paragraph_20_Font"/>
    <style:style style:name="T115_169" style:family="text" style:parent-style-name="Default_20_Paragraph_20_Font"/>
    <style:style style:name="T115_170" style:family="text" style:parent-style-name="Default_20_Paragraph_20_Font"/>
    <style:style style:name="T115_171" style:family="text" style:parent-style-name="Default_20_Paragraph_20_Font"/>
    <style:style style:name="T115_172" style:family="text" style:parent-style-name="Default_20_Paragraph_20_Font"/>
    <style:style style:name="T115_173" style:family="text" style:parent-style-name="Default_20_Paragraph_20_Font"/>
    <style:style style:name="T115_174" style:family="text" style:parent-style-name="Default_20_Paragraph_20_Font"/>
    <style:style style:name="T115_175" style:family="text" style:parent-style-name="Default_20_Paragraph_20_Font"/>
    <style:style style:name="T115_176" style:family="text" style:parent-style-name="Default_20_Paragraph_20_Font"/>
    <style:style style:name="T115_177" style:family="text" style:parent-style-name="Default_20_Paragraph_20_Font"/>
    <style:style style:name="T115_178" style:family="text" style:parent-style-name="Default_20_Paragraph_20_Font"/>
    <style:style style:name="T115_179" style:family="text" style:parent-style-name="Default_20_Paragraph_20_Font"/>
    <style:style style:name="T115_180" style:family="text" style:parent-style-name="Default_20_Paragraph_20_Font"/>
    <style:style style:name="T115_181" style:family="text" style:parent-style-name="Default_20_Paragraph_20_Font"/>
    <style:style style:name="T115_182" style:family="text" style:parent-style-name="Default_20_Paragraph_20_Font"/>
    <style:style style:name="T115_183" style:family="text" style:parent-style-name="Default_20_Paragraph_20_Font"/>
    <style:style style:name="T115_184" style:family="text" style:parent-style-name="Default_20_Paragraph_20_Font"/>
    <style:style style:name="T115_185" style:family="text" style:parent-style-name="Default_20_Paragraph_20_Font"/>
    <style:style style:name="T115_186" style:family="text" style:parent-style-name="Default_20_Paragraph_20_Font"/>
    <style:style style:name="T115_187" style:family="text" style:parent-style-name="Default_20_Paragraph_20_Font"/>
    <style:style style:name="T115_188" style:family="text" style:parent-style-name="Default_20_Paragraph_20_Font"/>
    <style:style style:name="T115_189" style:family="text" style:parent-style-name="Default_20_Paragraph_20_Font"/>
    <style:style style:name="T115_190" style:family="text" style:parent-style-name="Default_20_Paragraph_20_Font"/>
    <style:style style:name="T115_191" style:family="text" style:parent-style-name="Default_20_Paragraph_20_Font"/>
    <style:style style:name="T115_192" style:family="text" style:parent-style-name="Default_20_Paragraph_20_Font"/>
    <style:style style:name="T115_193" style:family="text" style:parent-style-name="Default_20_Paragraph_20_Font"/>
    <style:style style:name="T115_194" style:family="text" style:parent-style-name="Default_20_Paragraph_20_Font"/>
    <style:style style:name="T115_195" style:family="text" style:parent-style-name="Default_20_Paragraph_20_Font"/>
    <style:style style:name="T115_196" style:family="text" style:parent-style-name="Default_20_Paragraph_20_Font"/>
    <style:style style:name="T115_197" style:family="text" style:parent-style-name="Default_20_Paragraph_20_Font"/>
    <style:style style:name="T115_198" style:family="text" style:parent-style-name="Default_20_Paragraph_20_Font"/>
    <style:style style:name="T115_199" style:family="text" style:parent-style-name="Default_20_Paragraph_20_Font"/>
    <style:style style:name="T115_200" style:family="text" style:parent-style-name="Default_20_Paragraph_20_Font"/>
    <style:style style:name="T115_201" style:family="text" style:parent-style-name="Default_20_Paragraph_20_Font"/>
    <style:style style:name="T115_202" style:family="text" style:parent-style-name="Default_20_Paragraph_20_Font"/>
    <style:style style:name="T115_203" style:family="text" style:parent-style-name="Default_20_Paragraph_20_Font"/>
    <style:style style:name="T115_204" style:family="text" style:parent-style-name="Default_20_Paragraph_20_Font"/>
    <style:style style:name="T115_205" style:family="text" style:parent-style-name="Default_20_Paragraph_20_Font"/>
    <style:style style:name="T115_206" style:family="text" style:parent-style-name="Default_20_Paragraph_20_Font"/>
    <style:style style:name="T115_207" style:family="text" style:parent-style-name="Default_20_Paragraph_20_Font"/>
    <style:style style:name="T115_208" style:family="text" style:parent-style-name="Default_20_Paragraph_20_Font"/>
    <style:style style:name="T115_209" style:family="text" style:parent-style-name="Default_20_Paragraph_20_Font"/>
    <style:style style:name="T115_210" style:family="text" style:parent-style-name="Default_20_Paragraph_20_Font"/>
    <style:style style:name="T115_211" style:family="text" style:parent-style-name="Default_20_Paragraph_20_Font"/>
    <style:style style:name="T115_212" style:family="text" style:parent-style-name="Default_20_Paragraph_20_Font"/>
    <style:style style:name="T115_213" style:family="text" style:parent-style-name="Default_20_Paragraph_20_Font"/>
    <style:style style:name="T115_214" style:family="text" style:parent-style-name="Default_20_Paragraph_20_Font"/>
    <style:style style:name="T115_215" style:family="text" style:parent-style-name="Default_20_Paragraph_20_Font"/>
    <style:style style:name="T115_216" style:family="text" style:parent-style-name="Default_20_Paragraph_20_Font"/>
    <style:style style:name="T115_217" style:family="text" style:parent-style-name="Default_20_Paragraph_20_Font"/>
    <style:style style:name="T115_218" style:family="text" style:parent-style-name="Default_20_Paragraph_20_Font"/>
    <style:style style:name="T115_219" style:family="text" style:parent-style-name="Default_20_Paragraph_20_Font"/>
    <style:style style:name="T115_220" style:family="text" style:parent-style-name="Default_20_Paragraph_20_Font"/>
    <style:style style:name="T115_221" style:family="text" style:parent-style-name="Default_20_Paragraph_20_Font"/>
    <style:style style:name="T115_222" style:family="text" style:parent-style-name="Default_20_Paragraph_20_Font"/>
    <style:style style:name="T115_223" style:family="text" style:parent-style-name="Default_20_Paragraph_20_Font"/>
    <style:style style:name="T115_224" style:family="text" style:parent-style-name="Default_20_Paragraph_20_Font"/>
    <style:style style:name="T115_225" style:family="text" style:parent-style-name="Default_20_Paragraph_20_Font"/>
    <style:style style:name="T115_226" style:family="text" style:parent-style-name="Default_20_Paragraph_20_Font"/>
    <style:style style:name="T115_227" style:family="text" style:parent-style-name="Default_20_Paragraph_20_Font"/>
    <style:style style:name="T115_228" style:family="text" style:parent-style-name="Default_20_Paragraph_20_Font"/>
    <style:style style:name="T115_229" style:family="text" style:parent-style-name="Default_20_Paragraph_20_Font"/>
    <style:style style:name="T115_230" style:family="text" style:parent-style-name="Default_20_Paragraph_20_Font"/>
    <style:style style:name="T115_231" style:family="text" style:parent-style-name="Default_20_Paragraph_20_Font"/>
    <style:style style:name="T115_232" style:family="text" style:parent-style-name="Default_20_Paragraph_20_Font"/>
    <style:style style:name="T115_233" style:family="text" style:parent-style-name="Default_20_Paragraph_20_Font"/>
    <style:style style:name="T115_234" style:family="text" style:parent-style-name="Default_20_Paragraph_20_Font"/>
    <style:style style:name="T115_235" style:family="text" style:parent-style-name="Default_20_Paragraph_20_Font"/>
    <style:style style:name="T115_236" style:family="text" style:parent-style-name="Default_20_Paragraph_20_Font"/>
    <style:style style:name="T115_237" style:family="text" style:parent-style-name="Default_20_Paragraph_20_Font"/>
    <style:style style:name="T115_238" style:family="text" style:parent-style-name="Default_20_Paragraph_20_Font"/>
    <style:style style:name="T115_239" style:family="text" style:parent-style-name="Default_20_Paragraph_20_Font"/>
    <style:style style:name="T115_240" style:family="text" style:parent-style-name="Default_20_Paragraph_20_Font"/>
    <style:style style:name="T115_241" style:family="text" style:parent-style-name="Default_20_Paragraph_20_Font"/>
    <style:style style:name="T115_242" style:family="text" style:parent-style-name="Default_20_Paragraph_20_Font"/>
    <style:style style:name="T115_243" style:family="text" style:parent-style-name="Default_20_Paragraph_20_Font"/>
    <style:style style:name="T115_244" style:family="text" style:parent-style-name="Default_20_Paragraph_20_Font"/>
    <style:style style:name="T115_245" style:family="text" style:parent-style-name="Default_20_Paragraph_20_Font"/>
    <style:style style:name="T115_246" style:family="text" style:parent-style-name="Default_20_Paragraph_20_Font"/>
    <style:style style:name="T115_247" style:family="text" style:parent-style-name="Default_20_Paragraph_20_Font"/>
    <style:style style:name="T115_248" style:family="text" style:parent-style-name="Default_20_Paragraph_20_Font"/>
    <style:style style:name="T115_249" style:family="text" style:parent-style-name="Default_20_Paragraph_20_Font"/>
    <style:style style:name="T115_250" style:family="text" style:parent-style-name="Default_20_Paragraph_20_Font"/>
    <style:style style:name="T115_251" style:family="text" style:parent-style-name="Default_20_Paragraph_20_Font"/>
    <style:style style:name="T115_252" style:family="text" style:parent-style-name="Default_20_Paragraph_20_Font"/>
    <style:style style:name="T115_253" style:family="text" style:parent-style-name="Default_20_Paragraph_20_Font"/>
    <style:style style:name="T115_254" style:family="text" style:parent-style-name="Default_20_Paragraph_20_Font"/>
    <style:style style:name="T115_255" style:family="text" style:parent-style-name="Default_20_Paragraph_20_Font"/>
    <style:style style:name="T115_256" style:family="text" style:parent-style-name="Default_20_Paragraph_20_Font"/>
    <style:style style:name="T115_257" style:family="text" style:parent-style-name="Default_20_Paragraph_20_Font"/>
    <style:style style:name="T115_258" style:family="text" style:parent-style-name="Default_20_Paragraph_20_Font"/>
    <style:style style:name="T115_259" style:family="text" style:parent-style-name="Default_20_Paragraph_20_Font"/>
    <style:style style:name="T115_260" style:family="text" style:parent-style-name="Default_20_Paragraph_20_Font"/>
    <style:style style:name="T115_261" style:family="text" style:parent-style-name="Default_20_Paragraph_20_Font"/>
    <style:style style:name="T115_262" style:family="text" style:parent-style-name="Default_20_Paragraph_20_Font"/>
    <style:style style:name="T115_263" style:family="text" style:parent-style-name="Default_20_Paragraph_20_Font"/>
    <style:style style:name="T115_264" style:family="text" style:parent-style-name="Default_20_Paragraph_20_Font"/>
    <style:style style:name="T115_265" style:family="text" style:parent-style-name="Default_20_Paragraph_20_Font"/>
    <style:style style:name="T115_266" style:family="text" style:parent-style-name="Default_20_Paragraph_20_Font"/>
    <style:style style:name="T115_267" style:family="text" style:parent-style-name="Default_20_Paragraph_20_Font"/>
    <style:style style:name="T115_268" style:family="text" style:parent-style-name="Default_20_Paragraph_20_Font"/>
    <style:style style:name="T115_269" style:family="text" style:parent-style-name="Default_20_Paragraph_20_Font"/>
    <style:style style:name="T115_270" style:family="text" style:parent-style-name="Default_20_Paragraph_20_Font"/>
    <style:style style:name="T115_271" style:family="text" style:parent-style-name="Default_20_Paragraph_20_Font"/>
    <style:style style:name="T115_272" style:family="text" style:parent-style-name="Default_20_Paragraph_20_Font"/>
    <style:style style:name="T115_273" style:family="text" style:parent-style-name="Default_20_Paragraph_20_Font"/>
    <style:style style:name="T115_274" style:family="text" style:parent-style-name="Default_20_Paragraph_20_Font"/>
    <style:style style:name="T115_275" style:family="text" style:parent-style-name="Default_20_Paragraph_20_Font"/>
    <style:style style:name="T115_276" style:family="text" style:parent-style-name="Default_20_Paragraph_20_Font"/>
    <style:style style:name="T115_277" style:family="text" style:parent-style-name="Default_20_Paragraph_20_Font"/>
    <style:style style:name="T115_278" style:family="text" style:parent-style-name="Default_20_Paragraph_20_Font"/>
    <style:style style:name="T115_279" style:family="text" style:parent-style-name="Default_20_Paragraph_20_Font"/>
    <style:style style:name="T115_280" style:family="text" style:parent-style-name="Default_20_Paragraph_20_Font"/>
    <style:style style:name="T115_281" style:family="text" style:parent-style-name="Default_20_Paragraph_20_Font"/>
    <style:style style:name="T115_282" style:family="text" style:parent-style-name="Default_20_Paragraph_20_Font"/>
    <style:style style:name="T115_283" style:family="text" style:parent-style-name="Default_20_Paragraph_20_Font"/>
    <style:style style:name="T115_284" style:family="text" style:parent-style-name="Default_20_Paragraph_20_Font"/>
    <style:style style:name="T115_285" style:family="text" style:parent-style-name="Default_20_Paragraph_20_Font"/>
    <style:style style:name="T115_286" style:family="text" style:parent-style-name="Default_20_Paragraph_20_Font"/>
    <style:style style:name="T115_287" style:family="text" style:parent-style-name="Default_20_Paragraph_20_Font"/>
    <style:style style:name="T115_288" style:family="text" style:parent-style-name="Default_20_Paragraph_20_Font"/>
    <style:style style:name="P116" style:family="paragraph" style:parent-style-name="Standard">
      <style:paragraph-properties fo:break-before="auto"/>
    </style:style>
    <style:style style:name="P117" style:family="paragraph" style:parent-style-name="Standard">
      <style:paragraph-properties fo:break-before="auto"/>
    </style:style>
    <style:style style:name="T117_1" style:family="text" style:parent-style-name="Default_20_Paragraph_20_Font"/>
    <style:style style:name="T117_2" style:family="text" style:parent-style-name="Default_20_Paragraph_20_Font"/>
    <style:style style:name="T117_3" style:family="text" style:parent-style-name="Default_20_Paragraph_20_Font"/>
    <style:style style:name="T117_4" style:family="text" style:parent-style-name="Default_20_Paragraph_20_Font"/>
    <style:style style:name="T117_5" style:family="text" style:parent-style-name="Default_20_Paragraph_20_Font"/>
    <style:style style:name="T117_6" style:family="text" style:parent-style-name="Default_20_Paragraph_20_Font"/>
    <style:style style:name="T117_7" style:family="text" style:parent-style-name="Default_20_Paragraph_20_Font"/>
    <style:style style:name="T117_8" style:family="text" style:parent-style-name="Default_20_Paragraph_20_Font"/>
    <style:style style:name="T117_9" style:family="text" style:parent-style-name="Default_20_Paragraph_20_Font"/>
    <style:style style:name="T117_10" style:family="text" style:parent-style-name="Default_20_Paragraph_20_Font"/>
    <style:style style:name="T117_11" style:family="text" style:parent-style-name="Default_20_Paragraph_20_Font"/>
    <style:style style:name="T117_12" style:family="text" style:parent-style-name="Default_20_Paragraph_20_Font"/>
    <style:style style:name="T117_13" style:family="text" style:parent-style-name="Default_20_Paragraph_20_Font"/>
    <style:style style:name="T117_14" style:family="text" style:parent-style-name="Default_20_Paragraph_20_Font"/>
    <style:style style:name="T117_15" style:family="text" style:parent-style-name="Default_20_Paragraph_20_Font"/>
    <style:style style:name="T117_16" style:family="text" style:parent-style-name="Default_20_Paragraph_20_Font"/>
    <style:style style:name="T117_17" style:family="text" style:parent-style-name="Default_20_Paragraph_20_Font"/>
    <style:style style:name="T117_18" style:family="text" style:parent-style-name="Default_20_Paragraph_20_Font"/>
    <style:style style:name="T117_19" style:family="text" style:parent-style-name="Default_20_Paragraph_20_Font"/>
    <style:style style:name="T117_20" style:family="text" style:parent-style-name="Default_20_Paragraph_20_Font"/>
    <style:style style:name="T117_21" style:family="text" style:parent-style-name="Default_20_Paragraph_20_Font"/>
    <style:style style:name="T117_22" style:family="text" style:parent-style-name="Default_20_Paragraph_20_Font"/>
    <style:style style:name="T117_23" style:family="text" style:parent-style-name="Default_20_Paragraph_20_Font"/>
    <style:style style:name="T117_24" style:family="text" style:parent-style-name="Default_20_Paragraph_20_Font"/>
    <style:style style:name="T117_25" style:family="text" style:parent-style-name="Default_20_Paragraph_20_Font"/>
    <style:style style:name="T117_26" style:family="text" style:parent-style-name="Default_20_Paragraph_20_Font"/>
    <style:style style:name="T117_27" style:family="text" style:parent-style-name="Default_20_Paragraph_20_Font"/>
    <style:style style:name="T117_28" style:family="text" style:parent-style-name="Default_20_Paragraph_20_Font"/>
    <style:style style:name="T117_29" style:family="text" style:parent-style-name="Default_20_Paragraph_20_Font"/>
    <style:style style:name="T117_30" style:family="text" style:parent-style-name="Default_20_Paragraph_20_Font"/>
    <style:style style:name="T117_31" style:family="text" style:parent-style-name="Default_20_Paragraph_20_Font"/>
    <style:style style:name="T117_32" style:family="text" style:parent-style-name="Default_20_Paragraph_20_Font"/>
    <style:style style:name="T117_33" style:family="text" style:parent-style-name="Default_20_Paragraph_20_Font"/>
    <style:style style:name="T117_34" style:family="text" style:parent-style-name="Default_20_Paragraph_20_Font"/>
    <style:style style:name="T117_35" style:family="text" style:parent-style-name="Default_20_Paragraph_20_Font"/>
    <style:style style:name="T117_36" style:family="text" style:parent-style-name="Default_20_Paragraph_20_Font"/>
    <style:style style:name="T117_37" style:family="text" style:parent-style-name="Default_20_Paragraph_20_Font"/>
    <style:style style:name="T117_38" style:family="text" style:parent-style-name="Default_20_Paragraph_20_Font"/>
    <style:style style:name="T117_39" style:family="text" style:parent-style-name="Default_20_Paragraph_20_Font"/>
    <style:style style:name="T117_40" style:family="text" style:parent-style-name="Default_20_Paragraph_20_Font"/>
    <style:style style:name="T117_41" style:family="text" style:parent-style-name="Default_20_Paragraph_20_Font"/>
    <style:style style:name="T117_42" style:family="text" style:parent-style-name="Default_20_Paragraph_20_Font"/>
    <style:style style:name="T117_43" style:family="text" style:parent-style-name="Default_20_Paragraph_20_Font"/>
    <style:style style:name="T117_44" style:family="text" style:parent-style-name="Default_20_Paragraph_20_Font"/>
    <style:style style:name="T117_45" style:family="text" style:parent-style-name="Default_20_Paragraph_20_Font"/>
    <style:style style:name="T117_46" style:family="text" style:parent-style-name="Default_20_Paragraph_20_Font"/>
    <style:style style:name="T117_47" style:family="text" style:parent-style-name="Default_20_Paragraph_20_Font"/>
    <style:style style:name="T117_48" style:family="text" style:parent-style-name="Default_20_Paragraph_20_Font"/>
    <style:style style:name="T117_49" style:family="text" style:parent-style-name="Default_20_Paragraph_20_Font"/>
    <style:style style:name="T117_50" style:family="text" style:parent-style-name="Default_20_Paragraph_20_Font"/>
    <style:style style:name="T117_51" style:family="text" style:parent-style-name="Default_20_Paragraph_20_Font"/>
    <style:style style:name="T117_52" style:family="text" style:parent-style-name="Default_20_Paragraph_20_Font"/>
    <style:style style:name="T117_53" style:family="text" style:parent-style-name="Default_20_Paragraph_20_Font"/>
    <style:style style:name="T117_54" style:family="text" style:parent-style-name="Default_20_Paragraph_20_Font"/>
    <style:style style:name="T117_55" style:family="text" style:parent-style-name="Default_20_Paragraph_20_Font"/>
    <style:style style:name="T117_56" style:family="text" style:parent-style-name="Default_20_Paragraph_20_Font"/>
    <style:style style:name="T117_57" style:family="text" style:parent-style-name="Default_20_Paragraph_20_Font"/>
    <style:style style:name="T117_58" style:family="text" style:parent-style-name="Default_20_Paragraph_20_Font"/>
    <style:style style:name="T117_59" style:family="text" style:parent-style-name="Default_20_Paragraph_20_Font"/>
    <style:style style:name="T117_60" style:family="text" style:parent-style-name="Default_20_Paragraph_20_Font"/>
    <style:style style:name="T117_61" style:family="text" style:parent-style-name="Default_20_Paragraph_20_Font"/>
    <style:style style:name="T117_62" style:family="text" style:parent-style-name="Default_20_Paragraph_20_Font"/>
    <style:style style:name="T117_63" style:family="text" style:parent-style-name="Default_20_Paragraph_20_Font"/>
    <style:style style:name="T117_64" style:family="text" style:parent-style-name="Default_20_Paragraph_20_Font"/>
    <style:style style:name="T117_65" style:family="text" style:parent-style-name="Default_20_Paragraph_20_Font"/>
    <style:style style:name="T117_66" style:family="text" style:parent-style-name="Default_20_Paragraph_20_Font"/>
    <style:style style:name="T117_67" style:family="text" style:parent-style-name="Default_20_Paragraph_20_Font"/>
    <style:style style:name="T117_68" style:family="text" style:parent-style-name="Default_20_Paragraph_20_Font"/>
    <style:style style:name="T117_69" style:family="text" style:parent-style-name="Default_20_Paragraph_20_Font"/>
    <style:style style:name="T117_70" style:family="text" style:parent-style-name="Default_20_Paragraph_20_Font"/>
    <style:style style:name="T117_71" style:family="text" style:parent-style-name="Default_20_Paragraph_20_Font"/>
    <style:style style:name="T117_72" style:family="text" style:parent-style-name="Default_20_Paragraph_20_Font"/>
    <style:style style:name="P118" style:family="paragraph" style:parent-style-name="Standard">
      <style:paragraph-properties fo:break-before="auto"/>
    </style:style>
    <style:style style:name="P119" style:family="paragraph" style:parent-style-name="Standard">
      <style:paragraph-properties fo:break-before="auto"/>
    </style:style>
    <style:style style:name="P120" style:family="paragraph" style:parent-style-name="Heading_20_4">
      <style:paragraph-properties fo:break-before="auto"/>
    </style:style>
    <style:style style:name="T120_1" style:family="text" style:parent-style-name="Default_20_Paragraph_20_Font"/>
    <style:style style:name="T120_2" style:family="text" style:parent-style-name="Default_20_Paragraph_20_Font"/>
    <style:style style:name="T120_3" style:family="text" style:parent-style-name="Default_20_Paragraph_20_Font"/>
    <style:style style:name="T120_4" style:family="text" style:parent-style-name="Default_20_Paragraph_20_Font"/>
    <style:style style:name="T120_5" style:family="text" style:parent-style-name="Default_20_Paragraph_20_Font"/>
    <style:style style:name="T120_6" style:family="text" style:parent-style-name="Default_20_Paragraph_20_Font"/>
    <style:style style:name="T120_7" style:family="text" style:parent-style-name="Default_20_Paragraph_20_Font"/>
    <style:style style:name="P121" style:family="paragraph" style:parent-style-name="Standard">
      <style:paragraph-properties fo:break-before="auto"/>
    </style:style>
    <style:style style:name="P122" style:family="paragraph" style:parent-style-name="Standard">
      <style:paragraph-properties fo:break-before="auto"/>
    </style:style>
    <style:style style:name="T122_1" style:family="text" style:parent-style-name="Default_20_Paragraph_20_Font"/>
    <style:style style:name="T122_2" style:family="text" style:parent-style-name="Default_20_Paragraph_20_Font"/>
    <style:style style:name="T122_3" style:family="text" style:parent-style-name="Default_20_Paragraph_20_Font"/>
    <style:style style:name="T122_4" style:family="text" style:parent-style-name="Default_20_Paragraph_20_Font"/>
    <style:style style:name="T122_5" style:family="text" style:parent-style-name="Default_20_Paragraph_20_Font"/>
    <style:style style:name="T122_6" style:family="text" style:parent-style-name="Default_20_Paragraph_20_Font"/>
    <style:style style:name="T122_7" style:family="text" style:parent-style-name="Default_20_Paragraph_20_Font"/>
    <style:style style:name="T122_8" style:family="text" style:parent-style-name="Default_20_Paragraph_20_Font"/>
    <style:style style:name="T122_9" style:family="text" style:parent-style-name="Default_20_Paragraph_20_Font"/>
    <style:style style:name="T122_10" style:family="text" style:parent-style-name="Default_20_Paragraph_20_Font"/>
    <style:style style:name="T122_11" style:family="text" style:parent-style-name="Default_20_Paragraph_20_Font"/>
    <style:style style:name="T122_12" style:family="text" style:parent-style-name="Default_20_Paragraph_20_Font"/>
    <style:style style:name="T122_13" style:family="text" style:parent-style-name="Default_20_Paragraph_20_Font"/>
    <style:style style:name="T122_14" style:family="text" style:parent-style-name="Default_20_Paragraph_20_Font"/>
    <style:style style:name="T122_15" style:family="text" style:parent-style-name="Default_20_Paragraph_20_Font"/>
    <style:style style:name="T122_16" style:family="text" style:parent-style-name="Default_20_Paragraph_20_Font"/>
    <style:style style:name="T122_17" style:family="text" style:parent-style-name="Default_20_Paragraph_20_Font"/>
    <style:style style:name="T122_18" style:family="text" style:parent-style-name="Default_20_Paragraph_20_Font"/>
    <style:style style:name="T122_19" style:family="text" style:parent-style-name="Default_20_Paragraph_20_Font"/>
    <style:style style:name="T122_20" style:family="text" style:parent-style-name="Default_20_Paragraph_20_Font"/>
    <style:style style:name="T122_21" style:family="text" style:parent-style-name="Default_20_Paragraph_20_Font"/>
    <style:style style:name="T122_22" style:family="text" style:parent-style-name="Default_20_Paragraph_20_Font"/>
    <style:style style:name="T122_23" style:family="text" style:parent-style-name="Default_20_Paragraph_20_Font"/>
    <style:style style:name="T122_24" style:family="text" style:parent-style-name="Default_20_Paragraph_20_Font"/>
    <style:style style:name="T122_25" style:family="text" style:parent-style-name="Default_20_Paragraph_20_Font"/>
    <style:style style:name="T122_26" style:family="text" style:parent-style-name="Default_20_Paragraph_20_Font"/>
    <style:style style:name="T122_27" style:family="text" style:parent-style-name="Default_20_Paragraph_20_Font"/>
    <style:style style:name="T122_28" style:family="text" style:parent-style-name="Default_20_Paragraph_20_Font"/>
    <style:style style:name="T122_29" style:family="text" style:parent-style-name="Default_20_Paragraph_20_Font"/>
    <style:style style:name="T122_30" style:family="text" style:parent-style-name="Default_20_Paragraph_20_Font"/>
    <style:style style:name="T122_31" style:family="text" style:parent-style-name="Default_20_Paragraph_20_Font"/>
    <style:style style:name="T122_32" style:family="text" style:parent-style-name="Default_20_Paragraph_20_Font"/>
    <style:style style:name="T122_33" style:family="text" style:parent-style-name="Default_20_Paragraph_20_Font"/>
    <style:style style:name="T122_34" style:family="text" style:parent-style-name="Default_20_Paragraph_20_Font"/>
    <style:style style:name="T122_35" style:family="text" style:parent-style-name="Default_20_Paragraph_20_Font"/>
    <style:style style:name="T122_36" style:family="text" style:parent-style-name="Default_20_Paragraph_20_Font"/>
    <style:style style:name="T122_37" style:family="text" style:parent-style-name="Default_20_Paragraph_20_Font"/>
    <style:style style:name="T122_38" style:family="text" style:parent-style-name="Default_20_Paragraph_20_Font"/>
    <style:style style:name="T122_39" style:family="text" style:parent-style-name="Default_20_Paragraph_20_Font"/>
    <style:style style:name="T122_40" style:family="text" style:parent-style-name="Default_20_Paragraph_20_Font"/>
    <style:style style:name="T122_41" style:family="text" style:parent-style-name="Default_20_Paragraph_20_Font"/>
    <style:style style:name="T122_42" style:family="text" style:parent-style-name="Default_20_Paragraph_20_Font"/>
    <style:style style:name="T122_43" style:family="text" style:parent-style-name="Default_20_Paragraph_20_Font"/>
    <style:style style:name="T122_44" style:family="text" style:parent-style-name="Default_20_Paragraph_20_Font"/>
    <style:style style:name="T122_45" style:family="text" style:parent-style-name="Default_20_Paragraph_20_Font"/>
    <style:style style:name="T122_46" style:family="text" style:parent-style-name="Default_20_Paragraph_20_Font"/>
    <style:style style:name="T122_47" style:family="text" style:parent-style-name="Default_20_Paragraph_20_Font"/>
    <style:style style:name="T122_48" style:family="text" style:parent-style-name="Default_20_Paragraph_20_Font"/>
    <style:style style:name="T122_49" style:family="text" style:parent-style-name="Default_20_Paragraph_20_Font"/>
    <style:style style:name="T122_50" style:family="text" style:parent-style-name="Default_20_Paragraph_20_Font"/>
    <style:style style:name="T122_51" style:family="text" style:parent-style-name="Default_20_Paragraph_20_Font"/>
    <style:style style:name="T122_52" style:family="text" style:parent-style-name="Default_20_Paragraph_20_Font"/>
    <style:style style:name="T122_53" style:family="text" style:parent-style-name="Default_20_Paragraph_20_Font"/>
    <style:style style:name="T122_54" style:family="text" style:parent-style-name="Default_20_Paragraph_20_Font"/>
    <style:style style:name="T122_55" style:family="text" style:parent-style-name="Default_20_Paragraph_20_Font"/>
    <style:style style:name="T122_56" style:family="text" style:parent-style-name="Default_20_Paragraph_20_Font"/>
    <style:style style:name="T122_57" style:family="text" style:parent-style-name="Default_20_Paragraph_20_Font"/>
    <style:style style:name="T122_58" style:family="text" style:parent-style-name="Default_20_Paragraph_20_Font"/>
    <style:style style:name="T122_59" style:family="text" style:parent-style-name="Default_20_Paragraph_20_Font"/>
    <style:style style:name="T122_60" style:family="text" style:parent-style-name="Default_20_Paragraph_20_Font"/>
    <style:style style:name="T122_61" style:family="text" style:parent-style-name="Default_20_Paragraph_20_Font"/>
    <style:style style:name="T122_62" style:family="text" style:parent-style-name="Default_20_Paragraph_20_Font"/>
    <style:style style:name="T122_63" style:family="text" style:parent-style-name="Default_20_Paragraph_20_Font"/>
    <style:style style:name="T122_64" style:family="text" style:parent-style-name="Default_20_Paragraph_20_Font"/>
    <style:style style:name="T122_65" style:family="text" style:parent-style-name="Default_20_Paragraph_20_Font"/>
    <style:style style:name="T122_66" style:family="text" style:parent-style-name="Default_20_Paragraph_20_Font"/>
    <style:style style:name="T122_67" style:family="text" style:parent-style-name="Default_20_Paragraph_20_Font"/>
    <style:style style:name="T122_68" style:family="text" style:parent-style-name="Default_20_Paragraph_20_Font"/>
    <style:style style:name="T122_69" style:family="text" style:parent-style-name="Default_20_Paragraph_20_Font"/>
    <style:style style:name="T122_70" style:family="text" style:parent-style-name="Default_20_Paragraph_20_Font"/>
    <style:style style:name="T122_71" style:family="text" style:parent-style-name="Default_20_Paragraph_20_Font"/>
    <style:style style:name="T122_72" style:family="text" style:parent-style-name="Default_20_Paragraph_20_Font"/>
    <style:style style:name="T122_73" style:family="text" style:parent-style-name="Default_20_Paragraph_20_Font"/>
    <style:style style:name="T122_74" style:family="text" style:parent-style-name="Default_20_Paragraph_20_Font"/>
    <style:style style:name="T122_75" style:family="text" style:parent-style-name="Default_20_Paragraph_20_Font"/>
    <style:style style:name="T122_76" style:family="text" style:parent-style-name="Default_20_Paragraph_20_Font"/>
    <style:style style:name="T122_77" style:family="text" style:parent-style-name="Default_20_Paragraph_20_Font"/>
    <style:style style:name="T122_78" style:family="text" style:parent-style-name="Default_20_Paragraph_20_Font"/>
    <style:style style:name="T122_79" style:family="text" style:parent-style-name="Default_20_Paragraph_20_Font"/>
    <style:style style:name="T122_80" style:family="text" style:parent-style-name="Default_20_Paragraph_20_Font"/>
    <style:style style:name="T122_81" style:family="text" style:parent-style-name="Default_20_Paragraph_20_Font"/>
    <style:style style:name="T122_82" style:family="text" style:parent-style-name="Default_20_Paragraph_20_Font"/>
    <style:style style:name="P123" style:family="paragraph" style:parent-style-name="Heading_20_4">
      <style:paragraph-properties fo:break-before="auto"/>
    </style:style>
    <style:style style:name="T123_1" style:family="text" style:parent-style-name="Default_20_Paragraph_20_Font"/>
    <style:style style:name="T123_2" style:family="text" style:parent-style-name="Default_20_Paragraph_20_Font"/>
    <style:style style:name="T123_3" style:family="text" style:parent-style-name="Default_20_Paragraph_20_Font"/>
    <style:style style:name="T123_4" style:family="text" style:parent-style-name="Default_20_Paragraph_20_Font"/>
    <style:style style:name="T123_5" style:family="text" style:parent-style-name="Default_20_Paragraph_20_Font"/>
    <style:style style:name="P124" style:family="paragraph" style:parent-style-name="Standard">
      <style:paragraph-properties fo:break-before="auto"/>
    </style:style>
    <style:style style:name="P125" style:family="paragraph" style:parent-style-name="Standard">
      <style:paragraph-properties fo:break-before="auto"/>
    </style:style>
    <style:style style:name="T125_1" style:family="text" style:parent-style-name="Default_20_Paragraph_20_Font"/>
    <style:style style:name="T125_2" style:family="text" style:parent-style-name="Default_20_Paragraph_20_Font"/>
    <style:style style:name="T125_3" style:family="text" style:parent-style-name="Default_20_Paragraph_20_Font"/>
    <style:style style:name="T125_4" style:family="text" style:parent-style-name="Default_20_Paragraph_20_Font"/>
    <style:style style:name="T125_5" style:family="text" style:parent-style-name="Default_20_Paragraph_20_Font"/>
    <style:style style:name="T125_6" style:family="text" style:parent-style-name="Default_20_Paragraph_20_Font"/>
    <style:style style:name="T125_7" style:family="text" style:parent-style-name="Default_20_Paragraph_20_Font"/>
    <style:style style:name="T125_8" style:family="text" style:parent-style-name="Default_20_Paragraph_20_Font"/>
    <style:style style:name="T125_9" style:family="text" style:parent-style-name="Default_20_Paragraph_20_Font"/>
    <style:style style:name="T125_10" style:family="text" style:parent-style-name="Default_20_Paragraph_20_Font"/>
    <style:style style:name="T125_11" style:family="text" style:parent-style-name="Default_20_Paragraph_20_Font"/>
    <style:style style:name="T125_12" style:family="text" style:parent-style-name="Default_20_Paragraph_20_Font"/>
    <style:style style:name="T125_13" style:family="text" style:parent-style-name="Default_20_Paragraph_20_Font"/>
    <style:style style:name="T125_14" style:family="text" style:parent-style-name="Default_20_Paragraph_20_Font"/>
    <style:style style:name="T125_15" style:family="text" style:parent-style-name="Default_20_Paragraph_20_Font"/>
    <style:style style:name="T125_16" style:family="text" style:parent-style-name="Default_20_Paragraph_20_Font"/>
    <style:style style:name="T125_17" style:family="text" style:parent-style-name="Default_20_Paragraph_20_Font"/>
    <style:style style:name="T125_18" style:family="text" style:parent-style-name="Default_20_Paragraph_20_Font"/>
    <style:style style:name="T125_19" style:family="text" style:parent-style-name="Default_20_Paragraph_20_Font"/>
    <style:style style:name="T125_20" style:family="text" style:parent-style-name="Default_20_Paragraph_20_Font"/>
    <style:style style:name="T125_21" style:family="text" style:parent-style-name="Default_20_Paragraph_20_Font"/>
    <style:style style:name="T125_22" style:family="text" style:parent-style-name="Default_20_Paragraph_20_Font"/>
    <style:style style:name="T125_23" style:family="text" style:parent-style-name="Default_20_Paragraph_20_Font"/>
    <style:style style:name="T125_24" style:family="text" style:parent-style-name="Default_20_Paragraph_20_Font"/>
    <style:style style:name="T125_25" style:family="text" style:parent-style-name="Default_20_Paragraph_20_Font"/>
    <style:style style:name="T125_26" style:family="text" style:parent-style-name="Default_20_Paragraph_20_Font"/>
    <style:style style:name="T125_27" style:family="text" style:parent-style-name="Default_20_Paragraph_20_Font"/>
    <style:style style:name="T125_28" style:family="text" style:parent-style-name="Default_20_Paragraph_20_Font"/>
    <style:style style:name="T125_29" style:family="text" style:parent-style-name="Default_20_Paragraph_20_Font"/>
    <style:style style:name="T125_30" style:family="text" style:parent-style-name="Default_20_Paragraph_20_Font"/>
    <style:style style:name="T125_31" style:family="text" style:parent-style-name="Default_20_Paragraph_20_Font"/>
    <style:style style:name="T125_32" style:family="text" style:parent-style-name="Default_20_Paragraph_20_Font"/>
    <style:style style:name="T125_33" style:family="text" style:parent-style-name="Default_20_Paragraph_20_Font"/>
    <style:style style:name="T125_34" style:family="text" style:parent-style-name="Default_20_Paragraph_20_Font"/>
    <style:style style:name="T125_35" style:family="text" style:parent-style-name="Default_20_Paragraph_20_Font"/>
    <style:style style:name="T125_36" style:family="text" style:parent-style-name="Default_20_Paragraph_20_Font"/>
    <style:style style:name="T125_37" style:family="text" style:parent-style-name="Default_20_Paragraph_20_Font"/>
    <style:style style:name="T125_38" style:family="text" style:parent-style-name="Default_20_Paragraph_20_Font"/>
    <style:style style:name="T125_39" style:family="text" style:parent-style-name="Default_20_Paragraph_20_Font"/>
    <style:style style:name="T125_40" style:family="text" style:parent-style-name="Default_20_Paragraph_20_Font"/>
    <style:style style:name="T125_41" style:family="text" style:parent-style-name="Default_20_Paragraph_20_Font"/>
    <style:style style:name="T125_42" style:family="text" style:parent-style-name="Default_20_Paragraph_20_Font"/>
    <style:style style:name="T125_43" style:family="text" style:parent-style-name="Default_20_Paragraph_20_Font"/>
    <style:style style:name="T125_44" style:family="text" style:parent-style-name="Default_20_Paragraph_20_Font"/>
    <style:style style:name="T125_45" style:family="text" style:parent-style-name="Default_20_Paragraph_20_Font"/>
    <style:style style:name="T125_46" style:family="text" style:parent-style-name="Default_20_Paragraph_20_Font"/>
    <style:style style:name="T125_47" style:family="text" style:parent-style-name="Default_20_Paragraph_20_Font"/>
    <style:style style:name="T125_48" style:family="text" style:parent-style-name="Default_20_Paragraph_20_Font"/>
    <style:style style:name="T125_49" style:family="text" style:parent-style-name="Default_20_Paragraph_20_Font"/>
    <style:style style:name="T125_50" style:family="text" style:parent-style-name="Default_20_Paragraph_20_Font"/>
    <style:style style:name="T125_51" style:family="text" style:parent-style-name="Default_20_Paragraph_20_Font"/>
    <style:style style:name="T125_52" style:family="text" style:parent-style-name="Default_20_Paragraph_20_Font"/>
    <style:style style:name="T125_53" style:family="text" style:parent-style-name="Default_20_Paragraph_20_Font"/>
    <style:style style:name="T125_54" style:family="text" style:parent-style-name="Default_20_Paragraph_20_Font"/>
    <style:style style:name="P126" style:family="paragraph" style:parent-style-name="Standard">
      <style:paragraph-properties fo:break-before="auto"/>
    </style:style>
    <style:style style:name="T126_1" style:family="text" style:parent-style-name="Default_20_Paragraph_20_Font"/>
    <style:style style:name="T126_2" style:family="text" style:parent-style-name="Default_20_Paragraph_20_Font"/>
    <style:style style:name="T126_3" style:family="text" style:parent-style-name="Default_20_Paragraph_20_Font"/>
    <style:style style:name="T126_4" style:family="text" style:parent-style-name="Default_20_Paragraph_20_Font"/>
    <style:style style:name="P127" style:family="paragraph" style:parent-style-name="Standard">
      <style:paragraph-properties fo:text-align="justify" fo:break-before="auto"/>
    </style:style>
    <style:style style:name="T127_1" style:family="text" style:parent-style-name="Default_20_Paragraph_20_Font">
      <style:text-properties style:font-name="Ubuntu" style:font-name-asian="Ubuntu" style:font-name-complex="Ubuntu" fo:font-weight="bold" style:font-weight-asian="bold" style:font-weight-complex="bold"/>
    </style:style>
    <style:style style:name="T127_2" style:family="text" style:parent-style-name="Default_20_Paragraph_20_Font">
      <style:text-properties style:font-name="Ubuntu" style:font-name-asian="Ubuntu" style:font-name-complex="Ubuntu" fo:font-weight="bold" style:font-weight-asian="bold" style:font-weight-complex="bold"/>
    </style:style>
    <style:style style:name="T127_3" style:family="text" style:parent-style-name="Default_20_Paragraph_20_Font">
      <style:text-properties style:font-name="Ubuntu" style:font-name-asian="Ubuntu" style:font-name-complex="Ubuntu" fo:font-weight="bold" style:font-weight-asian="bold" style:font-weight-complex="bold"/>
    </style:style>
    <style:style style:name="T127_4" style:family="text" style:parent-style-name="Default_20_Paragraph_20_Font">
      <style:text-properties style:font-name="Ubuntu" style:font-name-asian="Ubuntu" style:font-name-complex="Ubuntu" fo:font-weight="bold" style:font-weight-asian="bold" style:font-weight-complex="bold"/>
    </style:style>
    <style:style style:name="T127_5" style:family="text" style:parent-style-name="Default_20_Paragraph_20_Font">
      <style:text-properties style:font-name="Ubuntu" style:font-name-asian="Ubuntu" style:font-name-complex="Ubuntu" fo:font-weight="bold" style:font-weight-asian="bold" style:font-weight-complex="bold"/>
    </style:style>
    <style:style style:name="T127_6" style:family="text" style:parent-style-name="Default_20_Paragraph_20_Font">
      <style:text-properties style:font-name="Ubuntu" style:font-name-asian="Ubuntu" style:font-name-complex="Ubuntu" fo:font-weight="bold" style:font-weight-asian="bold" style:font-weight-complex="bold"/>
    </style:style>
    <style:style style:name="T127_7" style:family="text" style:parent-style-name="Default_20_Paragraph_20_Font">
      <style:text-properties style:font-name="Ubuntu" style:font-name-asian="Ubuntu" style:font-name-complex="Ubuntu" fo:font-weight="bold" style:font-weight-asian="bold" style:font-weight-complex="bold"/>
    </style:style>
    <style:style style:name="T127_8" style:family="text" style:parent-style-name="Default_20_Paragraph_20_Font">
      <style:text-properties style:font-name="Ubuntu" style:font-name-asian="Ubuntu" style:font-name-complex="Ubuntu" fo:font-weight="bold" style:font-weight-asian="bold" style:font-weight-complex="bold"/>
    </style:style>
    <style:style style:name="T127_9" style:family="text" style:parent-style-name="Default_20_Paragraph_20_Font">
      <style:text-properties style:font-name="Ubuntu" style:font-name-asian="Ubuntu" style:font-name-complex="Ubuntu" fo:font-weight="bold" style:font-weight-asian="bold" style:font-weight-complex="bold"/>
    </style:style>
    <style:style style:name="T127_10" style:family="text" style:parent-style-name="Default_20_Paragraph_20_Font">
      <style:text-properties style:font-name="Ubuntu" style:font-name-asian="Ubuntu" style:font-name-complex="Ubuntu" fo:font-weight="bold" style:font-weight-asian="bold" style:font-weight-complex="bold"/>
    </style:style>
    <style:style style:name="T127_11" style:family="text" style:parent-style-name="Default_20_Paragraph_20_Font">
      <style:text-properties style:font-name="Ubuntu" style:font-name-asian="Ubuntu" style:font-name-complex="Ubuntu" fo:font-weight="bold" style:font-weight-asian="bold" style:font-weight-complex="bold"/>
    </style:style>
    <style:style style:name="P128" style:family="paragraph" style:parent-style-name="Standard">
      <style:paragraph-properties fo:text-align="justify" fo:break-before="auto"/>
    </style:style>
    <style:style style:name="T128_1" style:family="text" style:parent-style-name="Default_20_Paragraph_20_Font">
      <style:text-properties style:font-name="Ubuntu" style:font-name-asian="Ubuntu" style:font-name-complex="Ubuntu" fo:font-weight="bold" style:font-weight-asian="bold" style:font-weight-complex="bold"/>
    </style:style>
    <style:style style:name="T128_2" style:family="text" style:parent-style-name="Default_20_Paragraph_20_Font">
      <style:text-properties style:font-name="Ubuntu" style:font-name-asian="Ubuntu" style:font-name-complex="Ubuntu" fo:font-weight="bold" style:font-weight-asian="bold" style:font-weight-complex="bold"/>
    </style:style>
    <style:style style:name="T128_3" style:family="text" style:parent-style-name="Default_20_Paragraph_20_Font">
      <style:text-properties style:font-name="Ubuntu" style:font-name-asian="Ubuntu" style:font-name-complex="Ubuntu" fo:font-weight="bold" style:font-weight-asian="bold" style:font-weight-complex="bold"/>
    </style:style>
    <style:style style:name="T128_4" style:family="text" style:parent-style-name="Default_20_Paragraph_20_Font">
      <style:text-properties style:font-name="Ubuntu" style:font-name-asian="Ubuntu" style:font-name-complex="Ubuntu" fo:font-weight="bold" style:font-weight-asian="bold" style:font-weight-complex="bold"/>
    </style:style>
    <style:style style:name="T128_5" style:family="text" style:parent-style-name="Default_20_Paragraph_20_Font">
      <style:text-properties style:font-name="Ubuntu" style:font-name-asian="Ubuntu" style:font-name-complex="Ubuntu" fo:font-weight="bold" style:font-weight-asian="bold" style:font-weight-complex="bold"/>
    </style:style>
    <style:style style:name="T128_6" style:family="text" style:parent-style-name="Default_20_Paragraph_20_Font">
      <style:text-properties style:font-name="Ubuntu" style:font-name-asian="Ubuntu" style:font-name-complex="Ubuntu" fo:font-weight="bold" style:font-weight-asian="bold" style:font-weight-complex="bold"/>
    </style:style>
    <style:style style:name="T128_7" style:family="text" style:parent-style-name="Default_20_Paragraph_20_Font">
      <style:text-properties style:font-name="Ubuntu" style:font-name-asian="Ubuntu" style:font-name-complex="Ubuntu" fo:font-weight="bold" style:font-weight-asian="bold" style:font-weight-complex="bold"/>
    </style:style>
    <style:style style:name="P129" style:family="paragraph" style:parent-style-name="Standard">
      <style:paragraph-properties fo:break-before="auto"/>
    </style:style>
    <style:style style:name="T129_1" style:family="text" style:parent-style-name="Default_20_Paragraph_20_Font">
      <style:text-properties style:font-name="Ubuntu" style:font-name-asian="Ubuntu" style:font-name-complex="Ubuntu" fo:font-weight="bold" style:font-weight-asian="bold" style:font-weight-complex="bold"/>
    </style:style>
    <style:style style:name="T129_2" style:family="text" style:parent-style-name="Default_20_Paragraph_20_Font">
      <style:text-properties style:font-name="Ubuntu" style:font-name-asian="Ubuntu" style:font-name-complex="Ubuntu" fo:font-weight="bold" style:font-weight-asian="bold" style:font-weight-complex="bold"/>
    </style:style>
    <style:style style:name="T129_3" style:family="text" style:parent-style-name="Default_20_Paragraph_20_Font">
      <style:text-properties style:font-name="Ubuntu" style:font-name-asian="Ubuntu" style:font-name-complex="Ubuntu" fo:font-weight="bold" style:font-weight-asian="bold" style:font-weight-complex="bold"/>
    </style:style>
    <style:style style:name="T129_4" style:family="text" style:parent-style-name="Default_20_Paragraph_20_Font">
      <style:text-properties style:font-name="Ubuntu" style:font-name-asian="Ubuntu" style:font-name-complex="Ubuntu" fo:font-weight="bold" style:font-weight-asian="bold" style:font-weight-complex="bold"/>
    </style:style>
    <style:style style:name="T129_5" style:family="text" style:parent-style-name="Default_20_Paragraph_20_Font">
      <style:text-properties style:font-name="Ubuntu" style:font-name-asian="Ubuntu" style:font-name-complex="Ubuntu" fo:font-weight="bold" style:font-weight-asian="bold" style:font-weight-complex="bold"/>
    </style:style>
    <style:style style:name="T129_6" style:family="text" style:parent-style-name="Default_20_Paragraph_20_Font">
      <style:text-properties style:font-name="Ubuntu" style:font-name-asian="Ubuntu" style:font-name-complex="Ubuntu" fo:font-weight="bold" style:font-weight-asian="bold" style:font-weight-complex="bold"/>
    </style:style>
    <style:style style:name="T129_7" style:family="text" style:parent-style-name="Default_20_Paragraph_20_Font">
      <style:text-properties style:font-name="Ubuntu" style:font-name-asian="Ubuntu" style:font-name-complex="Ubuntu" fo:font-weight="bold" style:font-weight-asian="bold" style:font-weight-complex="bold"/>
    </style:style>
    <style:style style:name="T129_8" style:family="text" style:parent-style-name="Default_20_Paragraph_20_Font">
      <style:text-properties style:font-name="Ubuntu" style:font-name-asian="Ubuntu" style:font-name-complex="Ubuntu" fo:font-weight="bold" style:font-weight-asian="bold" style:font-weight-complex="bold"/>
    </style:style>
    <style:style style:name="T129_9" style:family="text" style:parent-style-name="Default_20_Paragraph_20_Font">
      <style:text-properties style:font-name="Ubuntu" style:font-name-asian="Ubuntu" style:font-name-complex="Ubuntu" fo:font-weight="bold" style:font-weight-asian="bold" style:font-weight-complex="bold"/>
    </style:style>
    <style:style style:name="T129_10" style:family="text" style:parent-style-name="Default_20_Paragraph_20_Font">
      <style:text-properties style:font-name="Ubuntu" style:font-name-asian="Ubuntu" style:font-name-complex="Ubuntu" fo:font-weight="bold" style:font-weight-asian="bold" style:font-weight-complex="bold"/>
    </style:style>
    <style:style style:name="T129_11" style:family="text" style:parent-style-name="Default_20_Paragraph_20_Font">
      <style:text-properties style:font-name="Ubuntu" style:font-name-asian="Ubuntu" style:font-name-complex="Ubuntu" fo:font-weight="bold" style:font-weight-asian="bold" style:font-weight-complex="bold"/>
    </style:style>
    <style:style style:name="P130" style:family="paragraph" style:parent-style-name="Standard">
      <style:paragraph-properties fo:break-before="auto"/>
      <style:text-properties style:font-name="Ubuntu" style:font-name-asian="Ubuntu" style:font-name-complex="Ubuntu" fo:font-weight="bold" style:font-weight-asian="bold" style:font-weight-complex="bold"/>
    </style:style>
    <style:style style:name="P131" style:family="paragraph" style:parent-style-name="Standard">
      <style:paragraph-properties fo:break-before="auto"/>
    </style:style>
    <style:style style:name="T131_1" style:family="text" style:parent-style-name="Default_20_Paragraph_20_Font">
      <style:text-properties fo:font-size="16pt" style:font-size-asian="16pt" style:font-size-complex="16pt" fo:font-weight="bold" style:font-weight-asian="bold" style:font-weight-complex="bold"/>
    </style:style>
    <style:style style:name="T131_2" style:family="text" style:parent-style-name="Default_20_Paragraph_20_Font">
      <style:text-properties fo:font-size="16pt" style:font-size-asian="16pt" style:font-size-complex="16pt" fo:font-weight="bold" style:font-weight-asian="bold" style:font-weight-complex="bold"/>
    </style:style>
    <style:style style:name="T131_3" style:family="text" style:parent-style-name="Default_20_Paragraph_20_Font">
      <style:text-properties fo:font-size="16pt" style:font-size-asian="16pt" style:font-size-complex="16pt" fo:font-weight="bold" style:font-weight-asian="bold" style:font-weight-complex="bold"/>
    </style:style>
    <style:style style:name="T131_4" style:family="text" style:parent-style-name="Default_20_Paragraph_20_Font">
      <style:text-properties fo:font-size="16pt" style:font-size-asian="16pt" style:font-size-complex="16pt" fo:font-weight="bold" style:font-weight-asian="bold" style:font-weight-complex="bold"/>
    </style:style>
    <style:style style:name="T131_5" style:family="text" style:parent-style-name="Default_20_Paragraph_20_Font">
      <style:text-properties fo:font-size="16pt" style:font-size-asian="16pt" style:font-size-complex="16pt" fo:font-weight="bold" style:font-weight-asian="bold" style:font-weight-complex="bold"/>
    </style:style>
    <style:style style:name="T131_6" style:family="text" style:parent-style-name="Default_20_Paragraph_20_Font">
      <style:text-properties fo:font-size="16pt" style:font-size-asian="16pt" style:font-size-complex="16pt" fo:font-weight="bold" style:font-weight-asian="bold" style:font-weight-complex="bold"/>
    </style:style>
    <style:style style:name="T131_7" style:family="text" style:parent-style-name="Default_20_Paragraph_20_Font">
      <style:text-properties fo:font-size="16pt" style:font-size-asian="16pt" style:font-size-complex="16pt" fo:font-weight="bold" style:font-weight-asian="bold" style:font-weight-complex="bold"/>
    </style:style>
    <style:style style:name="T131_8" style:family="text" style:parent-style-name="Default_20_Paragraph_20_Font">
      <style:text-properties fo:font-size="16pt" style:font-size-asian="16pt" style:font-size-complex="16pt" fo:font-weight="bold" style:font-weight-asian="bold" style:font-weight-complex="bold"/>
    </style:style>
    <style:style style:name="T131_9" style:family="text" style:parent-style-name="Default_20_Paragraph_20_Font">
      <style:text-properties fo:font-size="16pt" style:font-size-asian="16pt" style:font-size-complex="16pt" fo:font-weight="bold" style:font-weight-asian="bold" style:font-weight-complex="bold"/>
    </style:style>
    <style:style style:name="T131_10" style:family="text" style:parent-style-name="Default_20_Paragraph_20_Font">
      <style:text-properties fo:font-size="16pt" style:font-size-asian="16pt" style:font-size-complex="16pt" fo:font-weight="bold" style:font-weight-asian="bold" style:font-weight-complex="bold"/>
    </style:style>
    <style:style style:name="T131_11" style:family="text" style:parent-style-name="Default_20_Paragraph_20_Font">
      <style:text-properties fo:font-size="16pt" style:font-size-asian="16pt" style:font-size-complex="16pt" fo:font-weight="bold" style:font-weight-asian="bold" style:font-weight-complex="bold"/>
    </style:style>
    <style:style style:name="T131_12" style:family="text" style:parent-style-name="Default_20_Paragraph_20_Font">
      <style:text-properties fo:font-size="16pt" style:font-size-asian="16pt" style:font-size-complex="16pt" fo:font-weight="bold" style:font-weight-asian="bold" style:font-weight-complex="bold"/>
    </style:style>
    <style:style style:name="T131_13" style:family="text" style:parent-style-name="Default_20_Paragraph_20_Font">
      <style:text-properties fo:font-size="16pt" style:font-size-asian="16pt" style:font-size-complex="16pt" fo:font-weight="bold" style:font-weight-asian="bold" style:font-weight-complex="bold"/>
    </style:style>
    <style:style style:name="P132" style:family="paragraph" style:parent-style-name="Standard">
      <style:paragraph-properties fo:break-before="auto"/>
      <style:text-properties fo:font-size="16pt" style:font-size-asian="16pt" style:font-size-complex="16pt" fo:font-weight="bold" style:font-weight-asian="bold" style:font-weight-complex="bold"/>
    </style:style>
    <style:style style:name="P133" style:family="paragraph" style:parent-style-name="Standard">
      <style:paragraph-properties fo:break-before="auto"/>
    </style:style>
    <style:style style:name="T133_1" style:family="text" style:parent-style-name="Default_20_Paragraph_20_Font"/>
    <style:style style:name="T133_2" style:family="text" style:parent-style-name="Default_20_Paragraph_20_Font"/>
    <style:style style:name="T133_3" style:family="text" style:parent-style-name="Default_20_Paragraph_20_Font"/>
    <style:style style:name="T133_4" style:family="text" style:parent-style-name="Default_20_Paragraph_20_Font"/>
    <style:style style:name="T133_5" style:family="text" style:parent-style-name="Default_20_Paragraph_20_Font"/>
    <style:style style:name="T133_6" style:family="text" style:parent-style-name="Default_20_Paragraph_20_Font"/>
    <style:style style:name="T133_7" style:family="text" style:parent-style-name="Default_20_Paragraph_20_Font"/>
    <style:style style:name="T133_8" style:family="text" style:parent-style-name="Default_20_Paragraph_20_Font"/>
    <style:style style:name="T133_9" style:family="text" style:parent-style-name="Default_20_Paragraph_20_Font"/>
    <style:style style:name="T133_10" style:family="text" style:parent-style-name="Default_20_Paragraph_20_Font"/>
    <style:style style:name="T133_11" style:family="text" style:parent-style-name="Default_20_Paragraph_20_Font"/>
    <style:style style:name="T133_12" style:family="text" style:parent-style-name="Default_20_Paragraph_20_Font"/>
    <style:style style:name="P134" style:family="paragraph" style:parent-style-name="Standard">
      <style:paragraph-properties fo:break-before="auto"/>
    </style:style>
    <style:style style:name="P135" style:family="paragraph" style:parent-style-name="Standard">
      <style:paragraph-properties fo:break-before="auto"/>
    </style:style>
    <style:style style:name="T135_1" style:family="text" style:parent-style-name="Default_20_Paragraph_20_Font"/>
    <style:style style:name="T135_2" style:family="text" style:parent-style-name="Default_20_Paragraph_20_Font"/>
    <style:style style:name="T135_3" style:family="text" style:parent-style-name="Default_20_Paragraph_20_Font"/>
    <style:style style:name="T135_4" style:family="text" style:parent-style-name="Default_20_Paragraph_20_Font"/>
    <style:style style:name="T135_5" style:family="text" style:parent-style-name="Default_20_Paragraph_20_Font"/>
    <style:style style:name="T135_6" style:family="text" style:parent-style-name="Default_20_Paragraph_20_Font"/>
    <style:style style:name="T135_7" style:family="text" style:parent-style-name="Default_20_Paragraph_20_Font"/>
    <style:style style:name="T135_8" style:family="text" style:parent-style-name="Default_20_Paragraph_20_Font"/>
    <style:style style:name="T135_9" style:family="text" style:parent-style-name="Default_20_Paragraph_20_Font"/>
    <style:style style:name="T135_10" style:family="text" style:parent-style-name="Default_20_Paragraph_20_Font"/>
    <style:style style:name="T135_11" style:family="text" style:parent-style-name="Default_20_Paragraph_20_Font"/>
    <style:style style:name="T135_12" style:family="text" style:parent-style-name="Default_20_Paragraph_20_Font"/>
    <style:style style:name="T135_13" style:family="text" style:parent-style-name="Default_20_Paragraph_20_Font"/>
    <style:style style:name="T135_14" style:family="text" style:parent-style-name="Default_20_Paragraph_20_Font"/>
    <style:style style:name="T135_15" style:family="text" style:parent-style-name="Default_20_Paragraph_20_Font"/>
    <style:style style:name="T135_16" style:family="text" style:parent-style-name="Default_20_Paragraph_20_Font"/>
    <style:style style:name="T135_17" style:family="text" style:parent-style-name="Default_20_Paragraph_20_Font"/>
    <style:style style:name="T135_18" style:family="text" style:parent-style-name="Default_20_Paragraph_20_Font"/>
    <style:style style:name="T135_19" style:family="text" style:parent-style-name="Default_20_Paragraph_20_Font"/>
    <style:style style:name="T135_20" style:family="text" style:parent-style-name="Default_20_Paragraph_20_Font"/>
    <style:style style:name="T135_21" style:family="text" style:parent-style-name="Default_20_Paragraph_20_Font"/>
    <style:style style:name="T135_22" style:family="text" style:parent-style-name="Default_20_Paragraph_20_Font"/>
    <style:style style:name="T135_23" style:family="text" style:parent-style-name="Default_20_Paragraph_20_Font"/>
    <style:style style:name="T135_24" style:family="text" style:parent-style-name="Default_20_Paragraph_20_Font"/>
    <style:style style:name="T135_25" style:family="text" style:parent-style-name="Default_20_Paragraph_20_Font"/>
    <style:style style:name="T135_26" style:family="text" style:parent-style-name="Default_20_Paragraph_20_Font"/>
    <style:style style:name="T135_27" style:family="text" style:parent-style-name="Default_20_Paragraph_20_Font"/>
    <style:style style:name="T135_28" style:family="text" style:parent-style-name="Default_20_Paragraph_20_Font"/>
    <style:style style:name="T135_29" style:family="text" style:parent-style-name="Default_20_Paragraph_20_Font"/>
    <style:style style:name="T135_30" style:family="text" style:parent-style-name="Default_20_Paragraph_20_Font"/>
    <style:style style:name="T135_31" style:family="text" style:parent-style-name="Default_20_Paragraph_20_Font"/>
    <style:style style:name="T135_32" style:family="text" style:parent-style-name="Default_20_Paragraph_20_Font"/>
    <style:style style:name="T135_33" style:family="text" style:parent-style-name="Default_20_Paragraph_20_Font"/>
    <style:style style:name="T135_34" style:family="text" style:parent-style-name="Default_20_Paragraph_20_Font"/>
    <style:style style:name="T135_35" style:family="text" style:parent-style-name="Default_20_Paragraph_20_Font"/>
    <style:style style:name="T135_36" style:family="text" style:parent-style-name="Default_20_Paragraph_20_Font"/>
    <style:style style:name="T135_37" style:family="text" style:parent-style-name="Default_20_Paragraph_20_Font"/>
    <style:style style:name="T135_38" style:family="text" style:parent-style-name="Default_20_Paragraph_20_Font"/>
    <style:style style:name="T135_39" style:family="text" style:parent-style-name="Default_20_Paragraph_20_Font"/>
    <style:style style:name="T135_40" style:family="text" style:parent-style-name="Default_20_Paragraph_20_Font"/>
    <style:style style:name="T135_41" style:family="text" style:parent-style-name="Default_20_Paragraph_20_Font"/>
    <style:style style:name="T135_42" style:family="text" style:parent-style-name="Default_20_Paragraph_20_Font"/>
    <style:style style:name="T135_43" style:family="text" style:parent-style-name="Default_20_Paragraph_20_Font"/>
    <style:style style:name="T135_44" style:family="text" style:parent-style-name="Default_20_Paragraph_20_Font"/>
    <style:style style:name="T135_45" style:family="text" style:parent-style-name="Default_20_Paragraph_20_Font"/>
    <style:style style:name="T135_46" style:family="text" style:parent-style-name="Default_20_Paragraph_20_Font"/>
    <style:style style:name="T135_47" style:family="text" style:parent-style-name="Default_20_Paragraph_20_Font"/>
    <style:style style:name="T135_48" style:family="text" style:parent-style-name="Default_20_Paragraph_20_Font"/>
    <style:style style:name="T135_49" style:family="text" style:parent-style-name="Default_20_Paragraph_20_Font"/>
    <style:style style:name="T135_50" style:family="text" style:parent-style-name="Default_20_Paragraph_20_Font"/>
    <style:style style:name="T135_51" style:family="text" style:parent-style-name="Default_20_Paragraph_20_Font"/>
    <style:style style:name="T135_52" style:family="text" style:parent-style-name="Default_20_Paragraph_20_Font"/>
    <style:style style:name="T135_53" style:family="text" style:parent-style-name="Default_20_Paragraph_20_Font"/>
    <style:style style:name="T135_54" style:family="text" style:parent-style-name="Default_20_Paragraph_20_Font"/>
    <style:style style:name="T135_55" style:family="text" style:parent-style-name="Default_20_Paragraph_20_Font"/>
    <style:style style:name="T135_56" style:family="text" style:parent-style-name="Default_20_Paragraph_20_Font"/>
    <style:style style:name="T135_57" style:family="text" style:parent-style-name="Default_20_Paragraph_20_Font"/>
    <style:style style:name="T135_58" style:family="text" style:parent-style-name="Default_20_Paragraph_20_Font"/>
    <style:style style:name="T135_59" style:family="text" style:parent-style-name="Default_20_Paragraph_20_Font"/>
    <style:style style:name="T135_60" style:family="text" style:parent-style-name="Default_20_Paragraph_20_Font"/>
    <style:style style:name="T135_61" style:family="text" style:parent-style-name="Default_20_Paragraph_20_Font"/>
    <style:style style:name="T135_62" style:family="text" style:parent-style-name="Default_20_Paragraph_20_Font"/>
    <style:style style:name="T135_63" style:family="text" style:parent-style-name="Default_20_Paragraph_20_Font"/>
    <style:style style:name="T135_64" style:family="text" style:parent-style-name="Default_20_Paragraph_20_Font"/>
    <style:style style:name="T135_65" style:family="text" style:parent-style-name="Default_20_Paragraph_20_Font"/>
    <style:style style:name="T135_66" style:family="text" style:parent-style-name="Default_20_Paragraph_20_Font"/>
    <style:style style:name="T135_67" style:family="text" style:parent-style-name="Default_20_Paragraph_20_Font"/>
    <style:style style:name="T135_68" style:family="text" style:parent-style-name="Default_20_Paragraph_20_Font"/>
    <style:style style:name="T135_69" style:family="text" style:parent-style-name="Default_20_Paragraph_20_Font"/>
    <style:style style:name="T135_70" style:family="text" style:parent-style-name="Default_20_Paragraph_20_Font"/>
    <style:style style:name="T135_71" style:family="text" style:parent-style-name="Default_20_Paragraph_20_Font"/>
    <style:style style:name="T135_72" style:family="text" style:parent-style-name="Default_20_Paragraph_20_Font"/>
    <style:style style:name="T135_73" style:family="text" style:parent-style-name="Default_20_Paragraph_20_Font"/>
    <style:style style:name="T135_74" style:family="text" style:parent-style-name="Default_20_Paragraph_20_Font"/>
    <style:style style:name="T135_75" style:family="text" style:parent-style-name="Default_20_Paragraph_20_Font"/>
    <style:style style:name="T135_76" style:family="text" style:parent-style-name="Default_20_Paragraph_20_Font"/>
    <style:style style:name="T135_77" style:family="text" style:parent-style-name="Default_20_Paragraph_20_Font"/>
    <style:style style:name="T135_78" style:family="text" style:parent-style-name="Default_20_Paragraph_20_Font"/>
    <style:style style:name="T135_79" style:family="text" style:parent-style-name="Default_20_Paragraph_20_Font"/>
    <style:style style:name="T135_80" style:family="text" style:parent-style-name="Default_20_Paragraph_20_Font"/>
    <style:style style:name="T135_81" style:family="text" style:parent-style-name="Default_20_Paragraph_20_Font"/>
    <style:style style:name="T135_82" style:family="text" style:parent-style-name="Default_20_Paragraph_20_Font"/>
    <style:style style:name="T135_83" style:family="text" style:parent-style-name="Default_20_Paragraph_20_Font"/>
    <style:style style:name="T135_84" style:family="text" style:parent-style-name="Default_20_Paragraph_20_Font"/>
    <style:style style:name="T135_85" style:family="text" style:parent-style-name="Default_20_Paragraph_20_Font"/>
    <style:style style:name="T135_86" style:family="text" style:parent-style-name="Default_20_Paragraph_20_Font"/>
    <style:style style:name="T135_87" style:family="text" style:parent-style-name="Default_20_Paragraph_20_Font"/>
    <style:style style:name="T135_88" style:family="text" style:parent-style-name="Default_20_Paragraph_20_Font"/>
    <style:style style:name="T135_89" style:family="text" style:parent-style-name="Default_20_Paragraph_20_Font"/>
    <style:style style:name="T135_90" style:family="text" style:parent-style-name="Default_20_Paragraph_20_Font"/>
    <style:style style:name="T135_91" style:family="text" style:parent-style-name="Default_20_Paragraph_20_Font"/>
    <style:style style:name="T135_92" style:family="text" style:parent-style-name="Default_20_Paragraph_20_Font"/>
    <style:style style:name="T135_93" style:family="text" style:parent-style-name="Default_20_Paragraph_20_Font"/>
    <style:style style:name="T135_94" style:family="text" style:parent-style-name="Default_20_Paragraph_20_Font"/>
    <style:style style:name="T135_95" style:family="text" style:parent-style-name="Default_20_Paragraph_20_Font"/>
    <style:style style:name="T135_96" style:family="text" style:parent-style-name="Default_20_Paragraph_20_Font"/>
    <style:style style:name="T135_97" style:family="text" style:parent-style-name="Default_20_Paragraph_20_Font"/>
    <style:style style:name="T135_98" style:family="text" style:parent-style-name="Default_20_Paragraph_20_Font"/>
    <style:style style:name="T135_99" style:family="text" style:parent-style-name="Default_20_Paragraph_20_Font"/>
    <style:style style:name="T135_100" style:family="text" style:parent-style-name="Default_20_Paragraph_20_Font"/>
    <style:style style:name="T135_101" style:family="text" style:parent-style-name="Default_20_Paragraph_20_Font"/>
    <style:style style:name="T135_102" style:family="text" style:parent-style-name="Default_20_Paragraph_20_Font"/>
    <style:style style:name="T135_103" style:family="text" style:parent-style-name="Default_20_Paragraph_20_Font"/>
    <style:style style:name="T135_104" style:family="text" style:parent-style-name="Default_20_Paragraph_20_Font"/>
    <style:style style:name="T135_105" style:family="text" style:parent-style-name="Default_20_Paragraph_20_Font"/>
    <style:style style:name="T135_106" style:family="text" style:parent-style-name="Default_20_Paragraph_20_Font"/>
    <style:style style:name="T135_107" style:family="text" style:parent-style-name="Default_20_Paragraph_20_Font"/>
    <style:style style:name="T135_108" style:family="text" style:parent-style-name="Default_20_Paragraph_20_Font"/>
    <style:style style:name="T135_109" style:family="text" style:parent-style-name="Default_20_Paragraph_20_Font"/>
    <style:style style:name="T135_110" style:family="text" style:parent-style-name="Default_20_Paragraph_20_Font"/>
    <style:style style:name="T135_111" style:family="text" style:parent-style-name="Default_20_Paragraph_20_Font"/>
    <style:style style:name="T135_112" style:family="text" style:parent-style-name="Default_20_Paragraph_20_Font"/>
    <style:style style:name="T135_113" style:family="text" style:parent-style-name="Default_20_Paragraph_20_Font"/>
    <style:style style:name="T135_114" style:family="text" style:parent-style-name="Default_20_Paragraph_20_Font"/>
    <style:style style:name="T135_115" style:family="text" style:parent-style-name="Default_20_Paragraph_20_Font"/>
    <style:style style:name="T135_116" style:family="text" style:parent-style-name="Default_20_Paragraph_20_Font"/>
    <style:style style:name="T135_117" style:family="text" style:parent-style-name="Default_20_Paragraph_20_Font"/>
    <style:style style:name="T135_118" style:family="text" style:parent-style-name="Default_20_Paragraph_20_Font"/>
    <style:style style:name="T135_119" style:family="text" style:parent-style-name="Default_20_Paragraph_20_Font"/>
    <style:style style:name="T135_120" style:family="text" style:parent-style-name="Default_20_Paragraph_20_Font"/>
    <style:style style:name="P136" style:family="paragraph" style:parent-style-name="Standard">
      <style:paragraph-properties fo:break-before="auto"/>
    </style:style>
    <style:style style:name="P137" style:family="paragraph" style:parent-style-name="Standard">
      <style:paragraph-properties fo:break-before="auto"/>
    </style:style>
    <style:style style:name="T137_1" style:family="text" style:parent-style-name="Default_20_Paragraph_20_Font"/>
    <style:style style:name="T137_2" style:family="text" style:parent-style-name="Default_20_Paragraph_20_Font"/>
    <style:style style:name="T137_3" style:family="text" style:parent-style-name="Default_20_Paragraph_20_Font"/>
    <style:style style:name="T137_4" style:family="text" style:parent-style-name="Default_20_Paragraph_20_Font"/>
    <style:style style:name="T137_5" style:family="text" style:parent-style-name="Default_20_Paragraph_20_Font"/>
    <style:style style:name="T137_6" style:family="text" style:parent-style-name="Default_20_Paragraph_20_Font"/>
    <style:style style:name="T137_7" style:family="text" style:parent-style-name="Default_20_Paragraph_20_Font"/>
    <style:style style:name="T137_8" style:family="text" style:parent-style-name="Default_20_Paragraph_20_Font"/>
    <style:style style:name="T137_9" style:family="text" style:parent-style-name="Default_20_Paragraph_20_Font"/>
    <style:style style:name="T137_10" style:family="text" style:parent-style-name="Default_20_Paragraph_20_Font"/>
    <style:style style:name="T137_11" style:family="text" style:parent-style-name="Default_20_Paragraph_20_Font"/>
    <style:style style:name="T137_12" style:family="text" style:parent-style-name="Default_20_Paragraph_20_Font"/>
    <style:style style:name="T137_13" style:family="text" style:parent-style-name="Default_20_Paragraph_20_Font"/>
    <style:style style:name="T137_14" style:family="text" style:parent-style-name="Default_20_Paragraph_20_Font"/>
    <style:style style:name="T137_15" style:family="text" style:parent-style-name="Default_20_Paragraph_20_Font"/>
    <style:style style:name="T137_16" style:family="text" style:parent-style-name="Default_20_Paragraph_20_Font"/>
    <style:style style:name="T137_17" style:family="text" style:parent-style-name="Default_20_Paragraph_20_Font"/>
    <style:style style:name="T137_18" style:family="text" style:parent-style-name="Default_20_Paragraph_20_Font"/>
    <style:style style:name="T137_19" style:family="text" style:parent-style-name="Default_20_Paragraph_20_Font"/>
    <style:style style:name="T137_20" style:family="text" style:parent-style-name="Default_20_Paragraph_20_Font"/>
    <style:style style:name="T137_21" style:family="text" style:parent-style-name="Default_20_Paragraph_20_Font"/>
    <style:style style:name="T137_22" style:family="text" style:parent-style-name="Default_20_Paragraph_20_Font"/>
    <style:style style:name="T137_23" style:family="text" style:parent-style-name="Default_20_Paragraph_20_Font"/>
    <style:style style:name="T137_24" style:family="text" style:parent-style-name="Default_20_Paragraph_20_Font"/>
    <style:style style:name="T137_25" style:family="text" style:parent-style-name="Default_20_Paragraph_20_Font"/>
    <style:style style:name="T137_26" style:family="text" style:parent-style-name="Default_20_Paragraph_20_Font"/>
    <style:style style:name="T137_27" style:family="text" style:parent-style-name="Default_20_Paragraph_20_Font"/>
    <style:style style:name="T137_28" style:family="text" style:parent-style-name="Default_20_Paragraph_20_Font"/>
    <style:style style:name="T137_29" style:family="text" style:parent-style-name="Default_20_Paragraph_20_Font"/>
    <style:style style:name="T137_30" style:family="text" style:parent-style-name="Default_20_Paragraph_20_Font"/>
    <style:style style:name="T137_31" style:family="text" style:parent-style-name="Default_20_Paragraph_20_Font"/>
    <style:style style:name="T137_32" style:family="text" style:parent-style-name="Default_20_Paragraph_20_Font"/>
    <style:style style:name="T137_33" style:family="text" style:parent-style-name="Default_20_Paragraph_20_Font"/>
    <style:style style:name="T137_34" style:family="text" style:parent-style-name="Default_20_Paragraph_20_Font"/>
    <style:style style:name="T137_35" style:family="text" style:parent-style-name="Default_20_Paragraph_20_Font"/>
    <style:style style:name="T137_36" style:family="text" style:parent-style-name="Default_20_Paragraph_20_Font"/>
    <style:style style:name="T137_37" style:family="text" style:parent-style-name="Default_20_Paragraph_20_Font"/>
    <style:style style:name="T137_38" style:family="text" style:parent-style-name="Default_20_Paragraph_20_Font"/>
    <style:style style:name="T137_39" style:family="text" style:parent-style-name="Default_20_Paragraph_20_Font"/>
    <style:style style:name="T137_40" style:family="text" style:parent-style-name="Default_20_Paragraph_20_Font"/>
    <style:style style:name="T137_41" style:family="text" style:parent-style-name="Default_20_Paragraph_20_Font"/>
    <style:style style:name="T137_42" style:family="text" style:parent-style-name="Default_20_Paragraph_20_Font"/>
    <style:style style:name="T137_43" style:family="text" style:parent-style-name="Default_20_Paragraph_20_Font"/>
    <style:style style:name="T137_44" style:family="text" style:parent-style-name="Default_20_Paragraph_20_Font"/>
    <style:style style:name="T137_45" style:family="text" style:parent-style-name="Default_20_Paragraph_20_Font"/>
    <style:style style:name="T137_46" style:family="text" style:parent-style-name="Default_20_Paragraph_20_Font"/>
    <style:style style:name="T137_47" style:family="text" style:parent-style-name="Default_20_Paragraph_20_Font"/>
    <style:style style:name="T137_48" style:family="text" style:parent-style-name="Default_20_Paragraph_20_Font"/>
    <style:style style:name="T137_49" style:family="text" style:parent-style-name="Default_20_Paragraph_20_Font"/>
    <style:style style:name="T137_50" style:family="text" style:parent-style-name="Default_20_Paragraph_20_Font"/>
    <style:style style:name="T137_51" style:family="text" style:parent-style-name="Default_20_Paragraph_20_Font"/>
    <style:style style:name="T137_52" style:family="text" style:parent-style-name="Default_20_Paragraph_20_Font"/>
    <style:style style:name="T137_53" style:family="text" style:parent-style-name="Default_20_Paragraph_20_Font"/>
    <style:style style:name="T137_54" style:family="text" style:parent-style-name="Default_20_Paragraph_20_Font"/>
    <style:style style:name="T137_55" style:family="text" style:parent-style-name="Default_20_Paragraph_20_Font"/>
    <style:style style:name="T137_56" style:family="text" style:parent-style-name="Default_20_Paragraph_20_Font"/>
    <style:style style:name="T137_57" style:family="text" style:parent-style-name="Default_20_Paragraph_20_Font"/>
    <style:style style:name="T137_58" style:family="text" style:parent-style-name="Default_20_Paragraph_20_Font"/>
    <style:style style:name="T137_59" style:family="text" style:parent-style-name="Default_20_Paragraph_20_Font"/>
    <style:style style:name="T137_60" style:family="text" style:parent-style-name="Default_20_Paragraph_20_Font"/>
    <style:style style:name="T137_61" style:family="text" style:parent-style-name="Default_20_Paragraph_20_Font"/>
    <style:style style:name="T137_62" style:family="text" style:parent-style-name="Default_20_Paragraph_20_Font"/>
    <style:style style:name="T137_63" style:family="text" style:parent-style-name="Default_20_Paragraph_20_Font"/>
    <style:style style:name="T137_64" style:family="text" style:parent-style-name="Default_20_Paragraph_20_Font"/>
    <style:style style:name="T137_65" style:family="text" style:parent-style-name="Default_20_Paragraph_20_Font"/>
    <style:style style:name="T137_66" style:family="text" style:parent-style-name="Default_20_Paragraph_20_Font"/>
    <style:style style:name="T137_67" style:family="text" style:parent-style-name="Default_20_Paragraph_20_Font"/>
    <style:style style:name="T137_68" style:family="text" style:parent-style-name="Default_20_Paragraph_20_Font"/>
    <style:style style:name="T137_69" style:family="text" style:parent-style-name="Default_20_Paragraph_20_Font"/>
    <style:style style:name="T137_70" style:family="text" style:parent-style-name="Default_20_Paragraph_20_Font"/>
    <style:style style:name="T137_71" style:family="text" style:parent-style-name="Default_20_Paragraph_20_Font"/>
    <style:style style:name="T137_72" style:family="text" style:parent-style-name="Default_20_Paragraph_20_Font"/>
    <style:style style:name="T137_73" style:family="text" style:parent-style-name="Default_20_Paragraph_20_Font"/>
    <style:style style:name="T137_74" style:family="text" style:parent-style-name="Default_20_Paragraph_20_Font"/>
    <style:style style:name="T137_75" style:family="text" style:parent-style-name="Default_20_Paragraph_20_Font"/>
    <style:style style:name="T137_76" style:family="text" style:parent-style-name="Default_20_Paragraph_20_Font"/>
    <style:style style:name="T137_77" style:family="text" style:parent-style-name="Default_20_Paragraph_20_Font"/>
    <style:style style:name="T137_78" style:family="text" style:parent-style-name="Default_20_Paragraph_20_Font"/>
    <style:style style:name="T137_79" style:family="text" style:parent-style-name="Default_20_Paragraph_20_Font"/>
    <style:style style:name="T137_80" style:family="text" style:parent-style-name="Default_20_Paragraph_20_Font"/>
    <style:style style:name="T137_81" style:family="text" style:parent-style-name="Default_20_Paragraph_20_Font"/>
    <style:style style:name="T137_82" style:family="text" style:parent-style-name="Default_20_Paragraph_20_Font"/>
    <style:style style:name="T137_83" style:family="text" style:parent-style-name="Default_20_Paragraph_20_Font"/>
    <style:style style:name="T137_84" style:family="text" style:parent-style-name="Default_20_Paragraph_20_Font"/>
    <style:style style:name="T137_85" style:family="text" style:parent-style-name="Default_20_Paragraph_20_Font"/>
    <style:style style:name="T137_86" style:family="text" style:parent-style-name="Default_20_Paragraph_20_Font"/>
    <style:style style:name="T137_87" style:family="text" style:parent-style-name="Default_20_Paragraph_20_Font"/>
    <style:style style:name="T137_88" style:family="text" style:parent-style-name="Default_20_Paragraph_20_Font"/>
    <style:style style:name="T137_89" style:family="text" style:parent-style-name="Default_20_Paragraph_20_Font"/>
    <style:style style:name="T137_90" style:family="text" style:parent-style-name="Default_20_Paragraph_20_Font"/>
    <style:style style:name="T137_91" style:family="text" style:parent-style-name="Default_20_Paragraph_20_Font"/>
    <style:style style:name="T137_92" style:family="text" style:parent-style-name="Default_20_Paragraph_20_Font"/>
    <style:style style:name="T137_93" style:family="text" style:parent-style-name="Default_20_Paragraph_20_Font"/>
    <style:style style:name="T137_94" style:family="text" style:parent-style-name="Default_20_Paragraph_20_Font"/>
    <style:style style:name="T137_95" style:family="text" style:parent-style-name="Default_20_Paragraph_20_Font"/>
    <style:style style:name="T137_96" style:family="text" style:parent-style-name="Default_20_Paragraph_20_Font"/>
    <style:style style:name="T137_97" style:family="text" style:parent-style-name="Default_20_Paragraph_20_Font"/>
    <style:style style:name="T137_98" style:family="text" style:parent-style-name="Default_20_Paragraph_20_Font"/>
    <style:style style:name="T137_99" style:family="text" style:parent-style-name="Default_20_Paragraph_20_Font"/>
    <style:style style:name="T137_100" style:family="text" style:parent-style-name="Default_20_Paragraph_20_Font"/>
    <style:style style:name="T137_101" style:family="text" style:parent-style-name="Default_20_Paragraph_20_Font"/>
    <style:style style:name="T137_102" style:family="text" style:parent-style-name="Default_20_Paragraph_20_Font"/>
    <style:style style:name="T137_103" style:family="text" style:parent-style-name="Default_20_Paragraph_20_Font"/>
    <style:style style:name="T137_104" style:family="text" style:parent-style-name="Default_20_Paragraph_20_Font"/>
    <style:style style:name="T137_105" style:family="text" style:parent-style-name="Default_20_Paragraph_20_Font"/>
    <style:style style:name="T137_106" style:family="text" style:parent-style-name="Default_20_Paragraph_20_Font"/>
    <style:style style:name="T137_107" style:family="text" style:parent-style-name="Default_20_Paragraph_20_Font"/>
    <style:style style:name="T137_108" style:family="text" style:parent-style-name="Default_20_Paragraph_20_Font"/>
    <style:style style:name="T137_109" style:family="text" style:parent-style-name="Default_20_Paragraph_20_Font"/>
    <style:style style:name="T137_110" style:family="text" style:parent-style-name="Default_20_Paragraph_20_Font"/>
    <style:style style:name="T137_111" style:family="text" style:parent-style-name="Default_20_Paragraph_20_Font"/>
    <style:style style:name="T137_112" style:family="text" style:parent-style-name="Default_20_Paragraph_20_Font"/>
    <style:style style:name="P138" style:family="paragraph" style:parent-style-name="Standard">
      <style:paragraph-properties fo:break-before="auto"/>
    </style:style>
    <style:style style:name="P139" style:family="paragraph" style:parent-style-name="Standard">
      <style:paragraph-properties fo:break-before="auto"/>
    </style:style>
    <style:style style:name="T139_1" style:family="text" style:parent-style-name="Default_20_Paragraph_20_Font"/>
    <style:style style:name="T139_2" style:family="text" style:parent-style-name="Default_20_Paragraph_20_Font"/>
    <style:style style:name="T139_3" style:family="text" style:parent-style-name="Default_20_Paragraph_20_Font"/>
    <style:style style:name="T139_4" style:family="text" style:parent-style-name="Default_20_Paragraph_20_Font"/>
    <style:style style:name="T139_5" style:family="text" style:parent-style-name="Default_20_Paragraph_20_Font"/>
    <style:style style:name="T139_6" style:family="text" style:parent-style-name="Default_20_Paragraph_20_Font"/>
    <style:style style:name="T139_7" style:family="text" style:parent-style-name="Default_20_Paragraph_20_Font"/>
    <style:style style:name="T139_8" style:family="text" style:parent-style-name="Default_20_Paragraph_20_Font"/>
    <style:style style:name="T139_9" style:family="text" style:parent-style-name="Default_20_Paragraph_20_Font"/>
    <style:style style:name="T139_10" style:family="text" style:parent-style-name="Default_20_Paragraph_20_Font"/>
    <style:style style:name="T139_11" style:family="text" style:parent-style-name="Default_20_Paragraph_20_Font"/>
    <style:style style:name="T139_12" style:family="text" style:parent-style-name="Default_20_Paragraph_20_Font"/>
    <style:style style:name="T139_13" style:family="text" style:parent-style-name="Default_20_Paragraph_20_Font"/>
    <style:style style:name="T139_14" style:family="text" style:parent-style-name="Default_20_Paragraph_20_Font"/>
    <style:style style:name="T139_15" style:family="text" style:parent-style-name="Default_20_Paragraph_20_Font"/>
    <style:style style:name="T139_16" style:family="text" style:parent-style-name="Default_20_Paragraph_20_Font"/>
    <style:style style:name="T139_17" style:family="text" style:parent-style-name="Default_20_Paragraph_20_Font"/>
    <style:style style:name="T139_18" style:family="text" style:parent-style-name="Default_20_Paragraph_20_Font"/>
    <style:style style:name="T139_19" style:family="text" style:parent-style-name="Default_20_Paragraph_20_Font"/>
    <style:style style:name="T139_20" style:family="text" style:parent-style-name="Default_20_Paragraph_20_Font"/>
    <style:style style:name="T139_21" style:family="text" style:parent-style-name="Default_20_Paragraph_20_Font"/>
    <style:style style:name="T139_22" style:family="text" style:parent-style-name="Default_20_Paragraph_20_Font"/>
    <style:style style:name="T139_23" style:family="text" style:parent-style-name="Default_20_Paragraph_20_Font"/>
    <style:style style:name="T139_24" style:family="text" style:parent-style-name="Default_20_Paragraph_20_Font"/>
    <style:style style:name="T139_25" style:family="text" style:parent-style-name="Default_20_Paragraph_20_Font"/>
    <style:style style:name="T139_26" style:family="text" style:parent-style-name="Default_20_Paragraph_20_Font"/>
    <style:style style:name="T139_27" style:family="text" style:parent-style-name="Default_20_Paragraph_20_Font"/>
    <style:style style:name="T139_28" style:family="text" style:parent-style-name="Default_20_Paragraph_20_Font"/>
    <style:style style:name="T139_29" style:family="text" style:parent-style-name="Default_20_Paragraph_20_Font"/>
    <style:style style:name="T139_30" style:family="text" style:parent-style-name="Default_20_Paragraph_20_Font"/>
    <style:style style:name="T139_31" style:family="text" style:parent-style-name="Default_20_Paragraph_20_Font"/>
    <style:style style:name="T139_32" style:family="text" style:parent-style-name="Default_20_Paragraph_20_Font"/>
    <style:style style:name="P140" style:family="paragraph" style:parent-style-name="Standard">
      <style:paragraph-properties fo:break-before="auto"/>
    </style:style>
    <style:style style:name="P141" style:family="paragraph" style:parent-style-name="Standard">
      <style:paragraph-properties fo:break-before="auto"/>
    </style:style>
  </office:automatic-styles>
  <office:body>
    <office:text>
      <text:h text:style-name="P1"><text:span text:style-name="T1_1">Obecná</text:span><text:span text:style-name="T1_2"><text:s/></text:span><text:span text:style-name="T1_3">pravidla</text:span></text:h>
      <text:p text:style-name="P2"/>
      <text:p text:style-name="P3"/>
      <text:p text:style-name="P4"><text:span text:style-name="T4_1">Toto</text:span><text:span text:style-name="T4_2"><text:s/></text:span><text:span text:style-name="T4_3">jsou</text:span><text:span text:style-name="T4_4"><text:s/></text:span><text:span text:style-name="T4_5">obecná</text:span><text:span text:style-name="T4_6"><text:s/></text:span><text:span text:style-name="T4_7">a</text:span><text:span text:style-name="T4_8"><text:s/></text:span><text:span text:style-name="T4_9">základní</text:span><text:span text:style-name="T4_10"><text:s/></text:span><text:span text:style-name="T4_11">pravidla</text:span><text:span text:style-name="T4_12"><text:s/></text:span><text:span text:style-name="T4_13">LARPu</text:span><text:span text:style-name="T4_14"><text:s/></text:span><text:span text:style-name="T4_15">Erinor</text:span><text:span text:style-name="T4_16">.<text:s/></text:span><text:span text:style-name="T4_17">Prosím</text:span><text:span text:style-name="T4_18"><text:s/></text:span><text:span text:style-name="T4_19">pečlivě</text:span><text:span text:style-name="T4_20"><text:s/></text:span><text:span text:style-name="T4_21">si</text:span><text:span text:style-name="T4_22"><text:s/></text:span><text:span text:style-name="T4_23">je</text:span><text:span text:style-name="T4_24"><text:s/></text:span><text:span text:style-name="T4_25">prostudujte</text:span><text:span text:style-name="T4_26"><text:s/></text:span><text:span text:style-name="T4_27">a</text:span><text:span text:style-name="T4_28"><text:s/></text:span><text:span text:style-name="T4_29">zapamatujte</text:span><text:span text:style-name="T4_30">.<text:s/></text:span><text:span text:style-name="T4_31">Budou</text:span><text:span text:style-name="T4_32"><text:s/></text:span><text:span text:style-name="T4_33">vás</text:span><text:span text:style-name="T4_34"><text:s/></text:span><text:span text:style-name="T4_35">provázet</text:span><text:span text:style-name="T4_36"><text:s/></text:span><text:span text:style-name="T4_37">přípravou</text:span><text:span text:style-name="T4_38"><text:s/></text:span><text:span text:style-name="T4_39">postavy</text:span><text:span text:style-name="T4_40">,<text:s/></text:span><text:span text:style-name="T4_41">hrou</text:span><text:span text:style-name="T4_42"><text:s/></text:span><text:span text:style-name="T4_43">i</text:span><text:span text:style-name="T4_44"><text:s/></text:span><text:span text:style-name="T4_45">přenosem</text:span><text:span text:style-name="T4_46"><text:s/></text:span><text:span text:style-name="T4_47">postavy</text:span><text:span text:style-name="T4_48"><text:s/></text:span><text:span text:style-name="T4_49">do</text:span><text:span text:style-name="T4_50"><text:s/></text:span><text:span text:style-name="T4_51">dalšího</text:span><text:span text:style-name="T4_52"><text:s/></text:span><text:span text:style-name="T4_53">dílu</text:span><text:span text:style-name="T4_54">.<text:s/></text:span><text:span text:style-name="T4_55">Dbejte</text:span><text:span text:style-name="T4_56"><text:s/></text:span><text:span text:style-name="T4_57">hlavně</text:span><text:span text:style-name="T4_58">,<text:s/></text:span><text:span text:style-name="T4_59">ať</text:span><text:span text:style-name="T4_60"><text:s/></text:span><text:span text:style-name="T4_61">si</text:span><text:span text:style-name="T4_62"><text:s/></text:span><text:span text:style-name="T4_63">pamatujete</text:span><text:span text:style-name="T4_64"><text:s/></text:span><text:span text:style-name="T4_65">dobře</text:span><text:span text:style-name="T4_66"><text:s/></text:span><text:span text:style-name="T4_67">obsah</text:span><text:span text:style-name="T4_68"><text:s/></text:span><text:span text:style-name="T4_69">odstavce</text:span><text:span text:style-name="T4_70"><text:s/>„</text:span><text:span text:style-name="T4_71">Základ</text:span><text:span text:style-name="T4_72"><text:s/></text:span><text:span text:style-name="T4_73">hry</text:span><text:span text:style-name="T4_74">“.<text:s/></text:span><text:span text:style-name="T4_75">Případné</text:span><text:span text:style-name="T4_76"><text:s/></text:span><text:span text:style-name="T4_77">nejasnosti</text:span><text:span text:style-name="T4_78"><text:s/></text:span><text:span text:style-name="T4_79">v</text:span><text:span text:style-name="T4_80"> </text:span><text:span text:style-name="T4_81">pravidlech</text:span><text:span text:style-name="T4_82"><text:s/></text:span><text:span text:style-name="T4_83">řešte</text:span><text:span text:style-name="T4_84"><text:s/></text:span><text:span text:style-name="T4_85">prosím</text:span><text:span text:style-name="T4_86"><text:s/></text:span><text:span text:style-name="T4_87">co</text:span><text:span text:style-name="T4_88"><text:s/></text:span><text:span text:style-name="T4_89">nejdříve</text:span><text:span text:style-name="T4_90"><text:s/></text:span><text:span text:style-name="T4_91">s</text:span><text:span text:style-name="T4_92"> </text:span><text:span text:style-name="T4_93">organizátory</text:span><text:span text:style-name="T4_94">.<text:s/></text:span></text:p>
      <text:p text:style-name="P5"/>
      <text:h text:style-name="P6"><text:span text:style-name="T6_1">Základy</text:span><text:span text:style-name="T6_2"><text:s/></text:span><text:span text:style-name="T6_3">hry</text:span></text:h>
      <text:p text:style-name="P7"/>
      <text:p text:style-name="P8"><text:span text:style-name="T8_1">Pro</text:span><text:span text:style-name="T8_2"><text:s/></text:span><text:span text:style-name="T8_3">Erinor</text:span><text:span text:style-name="T8_4"><text:s/></text:span><text:span text:style-name="T8_5">je</text:span><text:span text:style-name="T8_6"><text:s/></text:span><text:span text:style-name="T8_7">základním</text:span><text:span text:style-name="T8_8"><text:s/></text:span><text:span text:style-name="T8_9">pravidlem</text:span><text:span text:style-name="T8_10"><text:s/></text:span><text:span text:style-name="T8_11">slušné</text:span><text:span text:style-name="T8_12"><text:s/></text:span><text:span text:style-name="T8_13">chování</text:span><text:span text:style-name="T8_14">.<text:s/></text:span><text:span text:style-name="T8_15">Prosíme</text:span><text:span text:style-name="T8_16">,<text:s/></text:span><text:span text:style-name="T8_17">chovejte</text:span><text:span text:style-name="T8_18"><text:s/></text:span><text:span text:style-name="T8_19">se</text:span><text:span text:style-name="T8_20"><text:s/></text:span><text:span text:style-name="T8_21">k</text:span><text:span text:style-name="T8_22"> </text:span><text:span text:style-name="T8_23">sobě</text:span><text:span text:style-name="T8_24"><text:s/></text:span><text:span text:style-name="T8_25">slušně</text:span><text:span text:style-name="T8_26">,<text:s/></text:span><text:span text:style-name="T8_27">nevyvolávejte</text:span><text:span text:style-name="T8_28"><text:s/></text:span><text:span text:style-name="T8_29">zbytečné</text:span><text:span text:style-name="T8_30"><text:s/></text:span><text:span text:style-name="T8_31">neherní</text:span><text:span text:style-name="T8_32"><text:s/></text:span><text:span text:style-name="T8_33">konflikty</text:span><text:span text:style-name="T8_34">,<text:s/></text:span><text:span text:style-name="T8_35">snažte</text:span><text:span text:style-name="T8_36"><text:s/></text:span><text:span text:style-name="T8_37">se</text:span><text:span text:style-name="T8_38"><text:s/></text:span><text:span text:style-name="T8_39">co</text:span><text:span text:style-name="T8_40"><text:s/></text:span><text:span text:style-name="T8_41">nejvíce</text:span><text:span text:style-name="T8_42"><text:s/></text:span><text:span text:style-name="T8_43">situací</text:span><text:span text:style-name="T8_44"><text:s/></text:span><text:span text:style-name="T8_45">řešit</text:span><text:span text:style-name="T8_46"><text:s/></text:span><text:span text:style-name="T8_47">s</text:span><text:span text:style-name="T8_48"> </text:span><text:span text:style-name="T8_49">klidem</text:span><text:span text:style-name="T8_50"><text:s/></text:span><text:span text:style-name="T8_51">a</text:span><text:span text:style-name="T8_52"><text:s/></text:span><text:span text:style-name="T8_53">rozvahou</text:span><text:span text:style-name="T8_54">.<text:s/></text:span><text:span text:style-name="T8_55">Dbejte</text:span><text:span text:style-name="T8_56"><text:s/></text:span><text:span text:style-name="T8_57">hodně</text:span><text:span text:style-name="T8_58"><text:s/></text:span><text:span text:style-name="T8_59">na</text:span><text:span text:style-name="T8_60"><text:s/></text:span><text:span text:style-name="T8_61">RP</text:span><text:span text:style-name="T8_62"><text:s/>(</text:span><text:span text:style-name="T8_63">role</text:span><text:span text:style-name="T8_64"><text:s/></text:span><text:span text:style-name="T8_65">play</text:span><text:span text:style-name="T8_66">)<text:s/></text:span><text:span text:style-name="T8_67">a</text:span><text:span text:style-name="T8_68"><text:s/></text:span><text:span text:style-name="T8_69">logiku</text:span><text:span text:style-name="T8_70"><text:s/></text:span><text:span text:style-name="T8_71">své</text:span><text:span text:style-name="T8_72"><text:s/></text:span><text:span text:style-name="T8_73">postavy</text:span><text:span text:style-name="T8_74"><text:s/></text:span><text:span text:style-name="T8_75">a</text:span><text:span text:style-name="T8_76"><text:s/></text:span><text:span text:style-name="T8_77">hry</text:span><text:span text:style-name="T8_78">.<text:s/></text:span><text:span text:style-name="T8_79">Pokud</text:span><text:span text:style-name="T8_80"><text:s/></text:span><text:span text:style-name="T8_81">by</text:span><text:span text:style-name="T8_82"><text:s/></text:span><text:span text:style-name="T8_83">vás</text:span><text:span text:style-name="T8_84"><text:s/></text:span><text:span text:style-name="T8_85">něco</text:span><text:span text:style-name="T8_86"><text:s/></text:span><text:span text:style-name="T8_87">ve</text:span><text:span text:style-name="T8_88"><text:s/></text:span><text:span text:style-name="T8_89">hře</text:span><text:span text:style-name="T8_90"><text:s/></text:span><text:span text:style-name="T8_91">omezovalo</text:span><text:span text:style-name="T8_92"><text:s/></text:span><text:span text:style-name="T8_93">ve</text:span><text:span text:style-name="T8_94"><text:s/></text:span><text:span text:style-name="T8_95">hraní</text:span><text:span text:style-name="T8_96"><text:s/></text:span><text:span text:style-name="T8_97">role</text:span><text:span text:style-name="T8_98">,<text:s/></text:span><text:span text:style-name="T8_99">proberte</text:span><text:span text:style-name="T8_100"><text:s/></text:span><text:span text:style-name="T8_101">to</text:span><text:span text:style-name="T8_102"><text:s/></text:span><text:span text:style-name="T8_103">s</text:span><text:span text:style-name="T8_104"> </text:span><text:span text:style-name="T8_105">orgem</text:span><text:span text:style-name="T8_106">.<text:s/></text:span><text:span text:style-name="T8_107">Pokud</text:span><text:span text:style-name="T8_108"><text:s/></text:span><text:span text:style-name="T8_109">budete</text:span><text:span text:style-name="T8_110"><text:s/></text:span><text:span text:style-name="T8_111">mít</text:span><text:span text:style-name="T8_112"><text:s/></text:span><text:span text:style-name="T8_113">jakýkoli</text:span><text:span text:style-name="T8_114"><text:s/></text:span><text:span text:style-name="T8_115">problém</text:span><text:span text:style-name="T8_116">,<text:s/></text:span><text:span text:style-name="T8_117">nebojte</text:span><text:span text:style-name="T8_118"><text:s/></text:span><text:span text:style-name="T8_119">se</text:span><text:span text:style-name="T8_120"><text:s/></text:span><text:span text:style-name="T8_121">nám</text:span><text:span text:style-name="T8_122"><text:s/></text:span><text:span text:style-name="T8_123">to</text:span><text:span text:style-name="T8_124"><text:s/></text:span><text:span text:style-name="T8_125">přijít</text:span><text:span text:style-name="T8_126"><text:s/></text:span><text:span text:style-name="T8_127">říct</text:span><text:span text:style-name="T8_128">.<text:s/></text:span><text:span text:style-name="T8_129">Nejdůležitější</text:span><text:span text:style-name="T8_130"><text:s/></text:span><text:span text:style-name="T8_131">je</text:span><text:span text:style-name="T8_132"><text:s/></text:span><text:span text:style-name="T8_133">abyste</text:span><text:span text:style-name="T8_134"><text:s/></text:span><text:span text:style-name="T8_135">si</text:span><text:span text:style-name="T8_136"><text:s/></text:span><text:span text:style-name="T8_137">hru</text:span><text:span text:style-name="T8_138"><text:s/></text:span><text:span text:style-name="T8_139">co</text:span><text:span text:style-name="T8_140"><text:s/></text:span><text:span text:style-name="T8_141">nejlépe</text:span><text:span text:style-name="T8_142"><text:s/></text:span><text:span text:style-name="T8_143">užili</text:span><text:span text:style-name="T8_144">.<text:s/></text:span></text:p>
      <text:p text:style-name="P9"/>
      <text:p text:style-name="P10"><text:span text:style-name="T10_1">Erinor</text:span><text:span text:style-name="T10_2"><text:s/></text:span><text:span text:style-name="T10_3">není</text:span><text:span text:style-name="T10_4"><text:s/></text:span><text:span text:style-name="T10_5">o</text:span><text:span text:style-name="T10_6"><text:s/></text:span><text:span text:style-name="T10_7">vítězství</text:span><text:span text:style-name="T10_8"><text:s/></text:span><text:span text:style-name="T10_9">ale</text:span><text:span text:style-name="T10_10"><text:s/></text:span><text:span text:style-name="T10_11">o</text:span><text:span text:style-name="T10_12"><text:s/></text:span><text:span text:style-name="T10_13">zážitcích</text:span><text:span text:style-name="T10_14">.<text:s/></text:span><text:span text:style-name="T10_15">Nehledejte</text:span><text:span text:style-name="T10_16"><text:s/></text:span><text:span text:style-name="T10_17">tedy</text:span><text:span text:style-name="T10_18"><text:s/></text:span><text:span text:style-name="T10_19">zbytečně</text:span><text:span text:style-name="T10_20"><text:s/></text:span><text:span text:style-name="T10_21">mezery</text:span><text:span text:style-name="T10_22"><text:s/></text:span><text:span text:style-name="T10_23">v</text:span><text:span text:style-name="T10_24"> </text:span><text:span text:style-name="T10_25">pravidlech</text:span><text:span text:style-name="T10_26"><text:s/></text:span><text:span text:style-name="T10_27">a</text:span><text:span text:style-name="T10_28"><text:s/></text:span><text:span text:style-name="T10_29">nelogická</text:span><text:span text:style-name="T10_30"><text:s/></text:span><text:span text:style-name="T10_31">řešení</text:span><text:span text:style-name="T10_32">.<text:s/></text:span><text:span text:style-name="T10_33">Pokud</text:span><text:span text:style-name="T10_34"><text:s/></text:span><text:span text:style-name="T10_35">najdete</text:span><text:span text:style-name="T10_36"><text:s/></text:span><text:span text:style-name="T10_37">v</text:span><text:span text:style-name="T10_38"> </text:span><text:span text:style-name="T10_39">pravidlech</text:span><text:span text:style-name="T10_40"><text:s/></text:span><text:span text:style-name="T10_41">nějaké</text:span><text:span text:style-name="T10_42"><text:s/></text:span><text:span text:style-name="T10_43">kombo</text:span><text:span text:style-name="T10_44"><text:s/></text:span><text:span text:style-name="T10_45">nebo</text:span><text:span text:style-name="T10_46"><text:s/></text:span><text:span text:style-name="T10_47">narazíte</text:span><text:span text:style-name="T10_48"><text:s/></text:span><text:span text:style-name="T10_49">ve</text:span><text:span text:style-name="T10_50"><text:s/></text:span><text:span text:style-name="T10_51">hře</text:span><text:span text:style-name="T10_52"><text:s/></text:span><text:span text:style-name="T10_53">na</text:span><text:span text:style-name="T10_54"><text:s/></text:span><text:span text:style-name="T10_55">logické</text:span><text:span text:style-name="T10_56"><text:s/></text:span><text:span text:style-name="T10_57">problémy</text:span><text:span text:style-name="T10_58">,<text:s/></text:span><text:span text:style-name="T10_59">přijďte</text:span><text:span text:style-name="T10_60"><text:s/></text:span><text:span text:style-name="T10_61">to</text:span><text:span text:style-name="T10_62"><text:s/></text:span><text:span text:style-name="T10_63">říct</text:span><text:span text:style-name="T10_64"><text:s/></text:span><text:span text:style-name="T10_65">orgů</text:span><text:span text:style-name="T10_66"><text:s/></text:span><text:span text:style-name="T10_67">a</text:span><text:span text:style-name="T10_68"><text:s/></text:span><text:span text:style-name="T10_69">ti</text:span><text:span text:style-name="T10_70"><text:s/></text:span><text:span text:style-name="T10_71">se</text:span><text:span text:style-name="T10_72"><text:s/></text:span><text:span text:style-name="T10_73">vynasnaží</text:span><text:span text:style-name="T10_74"><text:s/></text:span><text:span text:style-name="T10_75">vše</text:span><text:span text:style-name="T10_76"><text:s/></text:span><text:span text:style-name="T10_77">vyřešit</text:span><text:span text:style-name="T10_78">.</text:span></text:p>
      <text:p text:style-name="P11"><text:span text:style-name="T11_1">Neprozrazujte</text:span><text:span text:style-name="T11_2"><text:s/></text:span><text:span text:style-name="T11_3">herní</text:span><text:span text:style-name="T11_4"><text:s/></text:span><text:span text:style-name="T11_5">informace</text:span><text:span text:style-name="T11_6"><text:s/></text:span><text:span text:style-name="T11_7">neherně</text:span><text:span text:style-name="T11_8"><text:s/></text:span><text:span text:style-name="T11_9">a</text:span><text:span text:style-name="T11_10"><text:s/></text:span><text:span text:style-name="T11_11">nezneužívejte</text:span><text:span text:style-name="T11_12"><text:s/></text:span><text:span text:style-name="T11_13">toho</text:span><text:span text:style-name="T11_14">,<text:s/></text:span><text:span text:style-name="T11_15">co</text:span><text:span text:style-name="T11_16"><text:s/></text:span><text:span text:style-name="T11_17">vaše</text:span><text:span text:style-name="T11_18"><text:s/></text:span><text:span text:style-name="T11_19">postavy</text:span><text:span text:style-name="T11_20"><text:s/></text:span><text:span text:style-name="T11_21">neví</text:span><text:span text:style-name="T11_22"><text:s/></text:span><text:span text:style-name="T11_23">a</text:span><text:span text:style-name="T11_24"><text:s/></text:span><text:span text:style-name="T11_25">neumí</text:span><text:span text:style-name="T11_26">.<text:s/></text:span><text:span text:style-name="T11_27">Omezte</text:span><text:span text:style-name="T11_28"><text:s/></text:span><text:span text:style-name="T11_29">neherní</text:span><text:span text:style-name="T11_30"><text:s/></text:span><text:span text:style-name="T11_31">pohyb</text:span><text:span text:style-name="T11_32"><text:s/></text:span><text:span text:style-name="T11_33">na</text:span><text:span text:style-name="T11_34"><text:s/></text:span><text:span text:style-name="T11_35">nutné</text:span><text:span text:style-name="T11_36"><text:s/></text:span><text:span text:style-name="T11_37">minimum</text:span><text:span text:style-name="T11_38">.<text:s/></text:span><text:span text:style-name="T11_39">Pokud</text:span><text:span text:style-name="T11_40"><text:s/></text:span><text:span text:style-name="T11_41">si</text:span><text:span text:style-name="T11_42"><text:s/></text:span><text:span text:style-name="T11_43">myslíte</text:span><text:span text:style-name="T11_44">,<text:s/></text:span><text:span text:style-name="T11_45">že</text:span><text:span text:style-name="T11_46"><text:s/></text:span><text:span text:style-name="T11_47">něco</text:span><text:span text:style-name="T11_48"><text:s/></text:span><text:span text:style-name="T11_49">nevíte</text:span><text:span text:style-name="T11_50"><text:s/></text:span><text:span text:style-name="T11_51">a</text:span><text:span text:style-name="T11_52"><text:s/></text:span><text:span text:style-name="T11_53">měli</text:span><text:span text:style-name="T11_54"><text:s/></text:span><text:span text:style-name="T11_55">byste</text:span><text:span text:style-name="T11_56"><text:s/></text:span><text:span text:style-name="T11_57">to</text:span><text:span text:style-name="T11_58"><text:s/></text:span><text:span text:style-name="T11_59">vědět</text:span><text:span text:style-name="T11_60">,<text:s/></text:span><text:span text:style-name="T11_61">ptejte</text:span><text:span text:style-name="T11_62"><text:s/></text:span><text:span text:style-name="T11_63">se</text:span><text:span text:style-name="T11_64">.</text:span></text:p>
      <text:p text:style-name="P12"/>
      <text:p text:style-name="P13"><text:span text:style-name="T13_1">Buďte</text:span><text:span text:style-name="T13_2"><text:s/></text:span><text:span text:style-name="T13_3">vynalézaví</text:span><text:span text:style-name="T13_4"><text:s/></text:span><text:span text:style-name="T13_5">a</text:span><text:span text:style-name="T13_6"><text:s/></text:span><text:span text:style-name="T13_7">tvořiví</text:span><text:span text:style-name="T13_8">,<text:s/></text:span><text:span text:style-name="T13_9">hrajte</text:span><text:span text:style-name="T13_10"><text:s/></text:span><text:span text:style-name="T13_11">si</text:span><text:span text:style-name="T13_12">.<text:s/></text:span><text:span text:style-name="T13_13">Dobré</text:span><text:span text:style-name="T13_14"><text:s/></text:span><text:span text:style-name="T13_15">RP</text:span><text:span text:style-name="T13_16"><text:s/></text:span><text:span text:style-name="T13_17">a</text:span><text:span text:style-name="T13_18"><text:s/></text:span><text:span text:style-name="T13_19">dobré</text:span><text:span text:style-name="T13_20"><text:s/></text:span><text:span text:style-name="T13_21">nápady</text:span><text:span text:style-name="T13_22"><text:s/></text:span><text:span text:style-name="T13_23">budou</text:span><text:span text:style-name="T13_24"><text:s/></text:span><text:span text:style-name="T13_25">odměněny</text:span><text:span text:style-name="T13_26">.<text:s/></text:span><text:span text:style-name="T13_27">Pokud</text:span><text:span text:style-name="T13_28"><text:s/></text:span><text:span text:style-name="T13_29">vám</text:span><text:span text:style-name="T13_30"><text:s/></text:span><text:span text:style-name="T13_31">ve</text:span><text:span text:style-name="T13_32"><text:s/></text:span><text:span text:style-name="T13_33">hře</text:span><text:span text:style-name="T13_34"><text:s/></text:span><text:span text:style-name="T13_35">něco</text:span><text:span text:style-name="T13_36"><text:s/></text:span><text:span text:style-name="T13_37">chybí</text:span><text:span text:style-name="T13_38"><text:s/>(</text:span><text:span text:style-name="T13_39">recept</text:span><text:span text:style-name="T13_40">,<text:s/></text:span><text:span text:style-name="T13_41">schopnost</text:span><text:span text:style-name="T13_42">…)<text:s/></text:span><text:span text:style-name="T13_43">můžete</text:span><text:span text:style-name="T13_44"><text:s/></text:span><text:span text:style-name="T13_45">je</text:span><text:span text:style-name="T13_46"><text:s/></text:span><text:span text:style-name="T13_47">zkusit</text:span><text:span text:style-name="T13_48"><text:s/></text:span><text:span text:style-name="T13_49">vynalézt</text:span><text:span text:style-name="T13_50"><text:s/></text:span><text:span text:style-name="T13_51">a</text:span><text:span text:style-name="T13_52"><text:s/></text:span><text:span text:style-name="T13_53">domluvit</text:span><text:span text:style-name="T13_54"><text:s/></text:span><text:span text:style-name="T13_55">si</text:span><text:span text:style-name="T13_56"><text:s/></text:span><text:span text:style-name="T13_57">s</text:span><text:span text:style-name="T13_58"> </text:span><text:span text:style-name="T13_59">orgy</text:span><text:span text:style-name="T13_60"><text:s/></text:span><text:span text:style-name="T13_61">jejich</text:span><text:span text:style-name="T13_62"><text:s/></text:span><text:span text:style-name="T13_63">používání</text:span></text:p>
      <text:p text:style-name="P14"/>
      <text:p text:style-name="P15"><text:span text:style-name="T15_1">Dodržujte</text:span><text:span text:style-name="T15_2"><text:s/></text:span><text:span text:style-name="T15_3">vždy</text:span><text:span text:style-name="T15_4"><text:s/></text:span><text:span text:style-name="T15_5">pravidla</text:span><text:span text:style-name="T15_6"><text:s/></text:span><text:span text:style-name="T15_7">táboření</text:span><text:span text:style-name="T15_8">.</text:span></text:p>
      <text:p text:style-name="P16"/>
      <text:p text:style-name="P17"><text:span text:style-name="T17_1">Snažte</text:span><text:span text:style-name="T17_2"><text:s/></text:span><text:span text:style-name="T17_3">se</text:span><text:span text:style-name="T17_4"><text:s/></text:span><text:span text:style-name="T17_5">vždy</text:span><text:span text:style-name="T17_6"><text:s/></text:span><text:span text:style-name="T17_7">chovat</text:span><text:span text:style-name="T17_8"><text:s/></text:span><text:span text:style-name="T17_9">tak</text:span><text:span text:style-name="T17_10">,<text:s/></text:span><text:span text:style-name="T17_11">ať</text:span><text:span text:style-name="T17_12"><text:s/></text:span><text:span text:style-name="T17_13">nikomu</text:span><text:span text:style-name="T17_14"><text:s/></text:span><text:span text:style-name="T17_15">neublížíte</text:span><text:span text:style-name="T17_16">.<text:s/></text:span><text:span text:style-name="T17_17">Buďte</text:span><text:span text:style-name="T17_18"><text:s/></text:span><text:span text:style-name="T17_19">ohleduplní</text:span><text:span text:style-name="T17_20">.<text:s/></text:span><text:span text:style-name="T17_21">Varujte</text:span><text:span text:style-name="T17_22"><text:s/></text:span><text:span text:style-name="T17_23">ostatní</text:span><text:span text:style-name="T17_24"><text:s/></text:span><text:span text:style-name="T17_25">hráče</text:span><text:span text:style-name="T17_26">,<text:s/></text:span><text:span text:style-name="T17_27">pokud</text:span><text:span text:style-name="T17_28"><text:s/></text:span><text:span text:style-name="T17_29">jim</text:span><text:span text:style-name="T17_30"><text:s/></text:span><text:span text:style-name="T17_31">hrozí</text:span><text:span text:style-name="T17_32"><text:s/></text:span><text:span text:style-name="T17_33">nějaké</text:span><text:span text:style-name="T17_34"><text:s/></text:span><text:span text:style-name="T17_35">nebezpečí</text:span><text:span text:style-name="T17_36">.<text:s/></text:span><text:span text:style-name="T17_37">Za</text:span><text:span text:style-name="T17_38"><text:s/></text:span><text:span text:style-name="T17_39">špatné</text:span><text:span text:style-name="T17_40"><text:s/></text:span><text:span text:style-name="T17_41">viditelnosti</text:span><text:span text:style-name="T17_42">,<text:s/></text:span><text:span text:style-name="T17_43">v</text:span><text:span text:style-name="T17_44"> </text:span><text:span text:style-name="T17_45">noci</text:span><text:span text:style-name="T17_46"><text:s/></text:span><text:span text:style-name="T17_47">nebo</text:span><text:span text:style-name="T17_48"><text:s/></text:span><text:span text:style-name="T17_49">nebezpečném</text:span><text:span text:style-name="T17_50"><text:s/></text:span><text:span text:style-name="T17_51">terénu</text:span><text:span text:style-name="T17_52"><text:s/></text:span><text:span text:style-name="T17_53">bojujte</text:span><text:span text:style-name="T17_54"><text:s/></text:span><text:span text:style-name="T17_55">vždy</text:span><text:span text:style-name="T17_56"><text:s/></text:span><text:span text:style-name="T17_57">s</text:span><text:span text:style-name="T17_58"> </text:span><text:span text:style-name="T17_59">největší</text:span><text:span text:style-name="T17_60"><text:s/></text:span><text:span text:style-name="T17_61">opatrností</text:span><text:span text:style-name="T17_62">.<text:s/></text:span><text:span text:style-name="T17_63">Omezení</text:span><text:span text:style-name="T17_64"><text:s/></text:span><text:span text:style-name="T17_65">pro</text:span><text:span text:style-name="T17_66"><text:s/></text:span><text:span text:style-name="T17_67">noční</text:span><text:span text:style-name="T17_68"><text:s/></text:span><text:span text:style-name="T17_69">hru</text:span><text:span text:style-name="T17_70"><text:s/></text:span><text:span text:style-name="T17_71">a</text:span><text:span text:style-name="T17_72"><text:s/></text:span><text:span text:style-name="T17_73">boj</text:span><text:span text:style-name="T17_74"><text:s/></text:span><text:span text:style-name="T17_75">nejsou</text:span><text:span text:style-name="T17_76">,<text:s/></text:span><text:span text:style-name="T17_77">chovejte</text:span><text:span text:style-name="T17_78"><text:s/></text:span><text:span text:style-name="T17_79">se</text:span><text:span text:style-name="T17_80"><text:s/></text:span><text:span text:style-name="T17_81">tedy</text:span><text:span text:style-name="T17_82"><text:s/></text:span><text:span text:style-name="T17_83">prosím</text:span><text:span text:style-name="T17_84"><text:s/></text:span><text:span text:style-name="T17_85">podle</text:span><text:span text:style-name="T17_86"><text:s/></text:span><text:span text:style-name="T17_87">toho</text:span><text:span text:style-name="T17_88">.</text:span></text:p>
      <text:p text:style-name="P18"/>
      <text:p text:style-name="P19"/>
      <text:p text:style-name="P20"><text:span text:style-name="T20_1">Kdo</text:span><text:span text:style-name="T20_2"><text:s/></text:span><text:span text:style-name="T20_3">s</text:span><text:span text:style-name="T20_4"> </text:span><text:span text:style-name="T20_5">vámi</text:span><text:span text:style-name="T20_6"><text:s/></text:span><text:span text:style-name="T20_7">ve</text:span><text:span text:style-name="T20_8"><text:s/></text:span><text:span text:style-name="T20_9">hře</text:span><text:span text:style-name="T20_10"><text:s/></text:span><text:span text:style-name="T20_11">bude</text:span><text:span text:style-name="T20_12"><text:s/></text:span><text:span text:style-name="T20_13">řešit</text:span><text:span text:style-name="T20_14"><text:s/></text:span><text:span text:style-name="T20_15">problémy</text:span></text:p>
      <text:p text:style-name="P21"/>
      <text:p text:style-name="P22"><text:span text:style-name="T22_1">IO</text:span><text:span text:style-name="T22_2"><text:s/>–<text:s/></text:span><text:span text:style-name="T22_3">hlavní</text:span><text:span text:style-name="T22_4"><text:s/></text:span><text:span text:style-name="T22_5">organizátoři</text:span><text:span text:style-name="T22_6"><text:s/>(</text:span><text:span text:style-name="T22_7">orgové</text:span><text:span text:style-name="T22_8">),<text:s/></text:span><text:span text:style-name="T22_9">které</text:span><text:span text:style-name="T22_10"><text:s/></text:span><text:span text:style-name="T22_11">znáte</text:span><text:span text:style-name="T22_12"><text:s/></text:span><text:span text:style-name="T22_13">z</text:span><text:span text:style-name="T22_14"> </text:span><text:span text:style-name="T22_15">přihlašování</text:span><text:span text:style-name="T22_16"><text:s/></text:span><text:span text:style-name="T22_17">nebo</text:span><text:span text:style-name="T22_18"><text:s/></text:span><text:span text:style-name="T22_19">vám</text:span><text:span text:style-name="T22_20"><text:s/></text:span><text:span text:style-name="T22_21">budou</text:span><text:span text:style-name="T22_22"><text:s/></text:span><text:span text:style-name="T22_23">představeni</text:span><text:span text:style-name="T22_24"><text:s/></text:span><text:span text:style-name="T22_25">před</text:span><text:span text:style-name="T22_26"><text:s/></text:span><text:span text:style-name="T22_27">hrou</text:span><text:span text:style-name="T22_28">.<text:s/></text:span><text:span text:style-name="T22_29">Nebojte</text:span><text:span text:style-name="T22_30"><text:s/></text:span><text:span text:style-name="T22_31">se</text:span><text:span text:style-name="T22_32"><text:s/></text:span><text:span text:style-name="T22_33">s</text:span><text:span text:style-name="T22_34"> </text:span><text:span text:style-name="T22_35">nimi</text:span><text:span text:style-name="T22_36"><text:s/></text:span><text:span text:style-name="T22_37">přijít</text:span><text:span text:style-name="T22_38"><text:s/></text:span><text:span text:style-name="T22_39">s</text:span><text:span text:style-name="T22_40"> </text:span><text:span text:style-name="T22_41">jakýmkoli</text:span><text:span text:style-name="T22_42"><text:s/></text:span><text:span text:style-name="T22_43">problémem</text:span><text:span text:style-name="T22_44">.<text:s/></text:span><text:span text:style-name="T22_45">Jediné</text:span><text:span text:style-name="T22_46"><text:s/></text:span><text:span text:style-name="T22_47">omezení</text:span><text:span text:style-name="T22_48"><text:s/>–<text:s/></text:span><text:span text:style-name="T22_49">IO</text:span><text:span text:style-name="T22_50"><text:s/></text:span><text:span text:style-name="T22_51">má</text:span><text:span text:style-name="T22_52"><text:s/></text:span><text:span text:style-name="T22_53">vždy</text:span><text:span text:style-name="T22_54"><text:s/></text:span><text:span text:style-name="T22_55">poslední</text:span><text:span text:style-name="T22_56"><text:s/></text:span><text:span text:style-name="T22_57">slovo</text:span><text:span text:style-name="T22_58">.</text:span></text:p>
      <text:p text:style-name="P23"/>
      <text:p text:style-name="P24"><text:span text:style-name="T24_1">Pomocná</text:span><text:span text:style-name="T24_2"><text:s/></text:span><text:span text:style-name="T24_3">IO</text:span><text:span text:style-name="T24_4">:<text:s/></text:span><text:span text:style-name="T24_5">pomocní</text:span><text:span text:style-name="T24_6"><text:s/></text:span><text:span text:style-name="T24_7">organizátoři</text:span><text:span text:style-name="T24_8"><text:s/></text:span><text:span text:style-name="T24_9">v</text:span><text:span text:style-name="T24_10"> </text:span><text:span text:style-name="T24_11">modrobílých</text:span><text:span text:style-name="T24_12"><text:s/></text:span><text:span text:style-name="T24_13">tunikách</text:span><text:span text:style-name="T24_14">.<text:s/></text:span><text:span text:style-name="T24_15">Pomáhají</text:span><text:span text:style-name="T24_16"><text:s/></text:span><text:span text:style-name="T24_17">orgům</text:span><text:span text:style-name="T24_18"><text:s/></text:span><text:span text:style-name="T24_19">s</text:span><text:span text:style-name="T24_20"> </text:span><text:span text:style-name="T24_21">řešením</text:span><text:span text:style-name="T24_22"><text:s/></text:span><text:span text:style-name="T24_23">drobnějších</text:span><text:span text:style-name="T24_24"><text:s/></text:span><text:span text:style-name="T24_25">věcí</text:span><text:span text:style-name="T24_26"><text:s/></text:span><text:span text:style-name="T24_27">ve</text:span><text:span text:style-name="T24_28"><text:s/></text:span><text:span text:style-name="T24_29">hře</text:span><text:span text:style-name="T24_30"><text:s/></text:span><text:span text:style-name="T24_31">a</text:span><text:span text:style-name="T24_32"><text:s/></text:span><text:span text:style-name="T24_33">s</text:span><text:span text:style-name="T24_34"> </text:span><text:span text:style-name="T24_35">jejím</text:span><text:span text:style-name="T24_36"><text:s/></text:span><text:span text:style-name="T24_37">plynulým</text:span><text:span text:style-name="T24_38"><text:s/></text:span><text:span text:style-name="T24_39">chodem</text:span><text:span text:style-name="T24_40">.<text:s/></text:span><text:span text:style-name="T24_41">Mohou</text:span><text:span text:style-name="T24_42"><text:s/></text:span><text:span text:style-name="T24_43">vám</text:span><text:span text:style-name="T24_44"><text:s/></text:span><text:span text:style-name="T24_45">poskytnou</text:span><text:span text:style-name="T24_46"><text:s/></text:span><text:span text:style-name="T24_47">mnoho</text:span><text:span text:style-name="T24_48"><text:s/></text:span><text:span text:style-name="T24_49">informací</text:span><text:span text:style-name="T24_50">,<text:s/></text:span><text:span text:style-name="T24_51">doporučujeme</text:span><text:span text:style-name="T24_52"><text:s/></text:span><text:span text:style-name="T24_53">ptát</text:span><text:span text:style-name="T24_54"><text:s/></text:span><text:span text:style-name="T24_55">se</text:span><text:span text:style-name="T24_56"><text:s/></text:span><text:span text:style-name="T24_57">nejdříve</text:span><text:span text:style-name="T24_58"><text:s/></text:span><text:span text:style-name="T24_59">jich</text:span><text:span text:style-name="T24_60">,<text:s/></text:span><text:span text:style-name="T24_61">pokud</text:span><text:span text:style-name="T24_62"><text:s/></text:span><text:span text:style-name="T24_63">nevíte</text:span><text:span text:style-name="T24_64"><text:s/></text:span><text:span text:style-name="T24_65">za</text:span><text:span text:style-name="T24_66"><text:s/></text:span><text:span text:style-name="T24_67">kým</text:span><text:span text:style-name="T24_68"><text:s/></text:span><text:span text:style-name="T24_69">jít</text:span><text:span text:style-name="T24_70">.<text:s/></text:span><text:span text:style-name="T24_71">Rádi</text:span><text:span text:style-name="T24_72"><text:s/></text:span><text:span text:style-name="T24_73">vás</text:span><text:span text:style-name="T24_74"><text:s/></text:span><text:span text:style-name="T24_75">nasměrují</text:span><text:span text:style-name="T24_76"><text:s/></text:span><text:span text:style-name="T24_77">dál</text:span><text:span text:style-name="T24_78">.<text:s/></text:span><text:span text:style-name="T24_79">Mohou</text:span><text:span text:style-name="T24_80"><text:s/></text:span><text:span text:style-name="T24_81">rozdělovat</text:span><text:span text:style-name="T24_82"><text:s/></text:span><text:span text:style-name="T24_83">SP</text:span><text:span text:style-name="T24_84"><text:s/></text:span><text:span text:style-name="T24_85">za</text:span><text:span text:style-name="T24_86"><text:s/></text:span><text:span text:style-name="T24_87">výjimečné</text:span><text:span text:style-name="T24_88"><text:s/></text:span><text:span text:style-name="T24_89">RP</text:span><text:span text:style-name="T24_90">.</text:span></text:p>
      <text:p text:style-name="P25"/>
      <text:p text:style-name="P26"><text:span text:style-name="T26_1">CP</text:span><text:span text:style-name="T26_2"><text:s/>–<text:s/></text:span><text:span text:style-name="T26_3">cizí</text:span><text:span text:style-name="T26_4"><text:s/></text:span><text:span text:style-name="T26_5">postavy</text:span><text:span text:style-name="T26_6">,<text:s/></text:span><text:span text:style-name="T26_7">drobné</text:span><text:span text:style-name="T26_8"><text:s/></text:span><text:span text:style-name="T26_9">i</text:span><text:span text:style-name="T26_10"><text:s/></text:span><text:span text:style-name="T26_11">větší</text:span><text:span text:style-name="T26_12"><text:s/></text:span><text:span text:style-name="T26_13">organizátory</text:span><text:span text:style-name="T26_14"><text:s/></text:span><text:span text:style-name="T26_15">předem</text:span><text:span text:style-name="T26_16"><text:s/></text:span><text:span text:style-name="T26_17">předepsané</text:span><text:span text:style-name="T26_18"><text:s/></text:span><text:span text:style-name="T26_19">postavy</text:span><text:span text:style-name="T26_20">.<text:s/></text:span><text:span text:style-name="T26_21">Pokud</text:span><text:span text:style-name="T26_22"><text:s/></text:span><text:span text:style-name="T26_23">po</text:span><text:span text:style-name="T26_24"><text:s/></text:span><text:span text:style-name="T26_25">vás</text:span><text:span text:style-name="T26_26"><text:s/></text:span><text:span text:style-name="T26_27">budou</text:span><text:span text:style-name="T26_28"><text:s/></text:span><text:span text:style-name="T26_29">chtít</text:span><text:span text:style-name="T26_30"><text:s/></text:span><text:span text:style-name="T26_31">něco</text:span><text:span text:style-name="T26_32"><text:s/></text:span><text:span text:style-name="T26_33">neherního</text:span><text:span text:style-name="T26_34">,<text:s/></text:span><text:span text:style-name="T26_35">respektujte</text:span><text:span text:style-name="T26_36"><text:s/></text:span><text:span text:style-name="T26_37">je</text:span><text:span text:style-name="T26_38"><text:s/></text:span><text:span text:style-name="T26_39">prosím</text:span><text:span text:style-name="T26_40">.<text:s/></text:span><text:span text:style-name="T26_41">I</text:span><text:span text:style-name="T26_42"><text:s/></text:span><text:span text:style-name="T26_43">oni</text:span><text:span text:style-name="T26_44"><text:s/></text:span><text:span text:style-name="T26_45">nám</text:span><text:span text:style-name="T26_46"><text:s/></text:span><text:span text:style-name="T26_47">pomáhají</text:span><text:span text:style-name="T26_48"><text:s/></text:span><text:span text:style-name="T26_49">s</text:span><text:span text:style-name="T26_50"> </text:span><text:span text:style-name="T26_51">chodem</text:span><text:span text:style-name="T26_52"><text:s/></text:span><text:span text:style-name="T26_53">hry</text:span></text:p>
      <text:p text:style-name="P27"/>
      <text:p text:style-name="P28"><text:span text:style-name="T28_1">Další</text:span><text:span text:style-name="T28_2"><text:s/></text:span><text:span text:style-name="T28_3">důležité</text:span><text:span text:style-name="T28_4"><text:s/></text:span><text:span text:style-name="T28_5">informace</text:span><text:span text:style-name="T28_6">:<text:s/></text:span></text:p>
      <text:p text:style-name="P29"/>
      <text:p text:style-name="P30"><text:span text:style-name="T30_1">Ve</text:span><text:span text:style-name="T30_2"><text:s/></text:span><text:span text:style-name="T30_3">hře</text:span><text:span text:style-name="T30_4"><text:s/></text:span><text:span text:style-name="T30_5">existují</text:span><text:span text:style-name="T30_6"><text:s/></text:span><text:span text:style-name="T30_7">místa</text:span><text:span text:style-name="T30_8"><text:s/></text:span><text:span text:style-name="T30_9">kde</text:span><text:span text:style-name="T30_10"><text:s/></text:span><text:span text:style-name="T30_11">se</text:span><text:span text:style-name="T30_12"><text:s/></text:span><text:span text:style-name="T30_13">nehraje</text:span><text:span text:style-name="T30_14">.<text:s/></text:span><text:span text:style-name="T30_15">Je</text:span><text:span text:style-name="T30_16"><text:s/></text:span><text:span text:style-name="T30_17">to</text:span><text:span text:style-name="T30_18"><text:s/></text:span><text:span text:style-name="T30_19">převlékárna</text:span><text:span text:style-name="T30_20"><text:s/></text:span><text:span text:style-name="T30_21">CP</text:span><text:span text:style-name="T30_22"><text:s/></text:span><text:span text:style-name="T30_23">a</text:span><text:span text:style-name="T30_24"><text:s/></text:span><text:span text:style-name="T30_25">její</text:span><text:span text:style-name="T30_26"><text:s/></text:span><text:span text:style-name="T30_27">okolí</text:span><text:span text:style-name="T30_28">,<text:s/></text:span><text:span text:style-name="T30_29">orgovna</text:span><text:span text:style-name="T30_30"><text:s/>(</text:span><text:span text:style-name="T30_31">organizátorský</text:span><text:span text:style-name="T30_32"><text:s/></text:span><text:span text:style-name="T30_33">stan</text:span><text:span text:style-name="T30_34">),<text:s/></text:span><text:span text:style-name="T30_35">vnitřky</text:span><text:span text:style-name="T30_36"><text:s/></text:span><text:span text:style-name="T30_37">vašich</text:span><text:span text:style-name="T30_38"><text:s/></text:span><text:span text:style-name="T30_39">stanů</text:span><text:span text:style-name="T30_40">,<text:s/></text:span><text:span text:style-name="T30_41">pokud</text:span><text:span text:style-name="T30_42"><text:s/></text:span><text:span text:style-name="T30_43">k</text:span><text:span text:style-name="T30_44"> </text:span><text:span text:style-name="T30_45">tomu</text:span><text:span text:style-name="T30_46"><text:s/></text:span><text:span text:style-name="T30_47">nedáte</text:span><text:span text:style-name="T30_48"><text:s/></text:span><text:span text:style-name="T30_49">svolení</text:span><text:span text:style-name="T30_50">,<text:s/></text:span><text:span text:style-name="T30_51">latrína</text:span><text:span text:style-name="T30_52">,<text:s/></text:span><text:span text:style-name="T30_53">zdravotnický</text:span><text:span text:style-name="T30_54"><text:s/></text:span><text:span text:style-name="T30_55">stan</text:span><text:span text:style-name="T30_56">,<text:s/></text:span><text:span text:style-name="T30_57">bezprostřední</text:span><text:span text:style-name="T30_58"><text:s/></text:span><text:span text:style-name="T30_59">okolí</text:span><text:span text:style-name="T30_60"><text:s/></text:span><text:span text:style-name="T30_61">místa</text:span><text:span text:style-name="T30_62"><text:s/></text:span><text:span text:style-name="T30_63">k</text:span><text:span text:style-name="T30_64"> </text:span><text:span text:style-name="T30_65">nabírání</text:span><text:span text:style-name="T30_66"><text:s/></text:span><text:span text:style-name="T30_67">pitné</text:span><text:span text:style-name="T30_68"><text:s/></text:span><text:span text:style-name="T30_69">vody</text:span><text:span text:style-name="T30_70">,<text:s/></text:span><text:span text:style-name="T30_71">zázemí</text:span><text:span text:style-name="T30_72"><text:s/></text:span><text:span text:style-name="T30_73">herní</text:span><text:span text:style-name="T30_74"><text:s/></text:span><text:span text:style-name="T30_75">hospody</text:span><text:span text:style-name="T30_76">.</text:span></text:p>
      <text:p text:style-name="P31"/>
      <text:p text:style-name="P32"><text:span text:style-name="T32_1">Noční</text:span><text:span text:style-name="T32_2"><text:s/></text:span><text:span text:style-name="T32_3">hra</text:span><text:span text:style-name="T32_4">:</text:span><text:span text:style-name="T32_5"><text:s/></text:span><text:span text:style-name="T32_6">herní</text:span><text:span text:style-name="T32_7"><text:s/></text:span><text:span text:style-name="T32_8">den</text:span><text:span text:style-name="T32_9"><text:s/></text:span><text:span text:style-name="T32_10">je</text:span><text:span text:style-name="T32_11"><text:s/></text:span><text:span text:style-name="T32_12">časově</text:span><text:span text:style-name="T32_13"><text:s/></text:span><text:span text:style-name="T32_14">omezen</text:span><text:span text:style-name="T32_15">,<text:s/></text:span><text:span text:style-name="T32_16">kdy</text:span><text:span text:style-name="T32_17"><text:s/></text:span><text:span text:style-name="T32_18">bude</text:span><text:span text:style-name="T32_19"><text:s/></text:span><text:span text:style-name="T32_20">začátek</text:span><text:span text:style-name="T32_21"><text:s/></text:span><text:span text:style-name="T32_22">a</text:span><text:span text:style-name="T32_23"><text:s/></text:span><text:span text:style-name="T32_24">konec</text:span><text:span text:style-name="T32_25"><text:s/></text:span><text:span text:style-name="T32_26">vám</text:span><text:span text:style-name="T32_27"><text:s/></text:span><text:span text:style-name="T32_28">řekneme</text:span><text:span text:style-name="T32_29"><text:s/></text:span><text:span text:style-name="T32_30">před</text:span><text:span text:style-name="T32_31"><text:s/></text:span><text:span text:style-name="T32_32">začátkem</text:span><text:span text:style-name="T32_33"><text:s/></text:span><text:span text:style-name="T32_34">hry</text:span><text:span text:style-name="T32_35">.<text:s/></text:span><text:span text:style-name="T32_36">V</text:span><text:span text:style-name="T32_37"> </text:span><text:span text:style-name="T32_38">noci</text:span><text:span text:style-name="T32_39"><text:s/></text:span><text:span text:style-name="T32_40">je</text:span><text:span text:style-name="T32_41"><text:s/></text:span><text:span text:style-name="T32_42">možné</text:span><text:span text:style-name="T32_43"><text:s/></text:span><text:span text:style-name="T32_44">hrát</text:span><text:span text:style-name="T32_45"><text:s/></text:span><text:span text:style-name="T32_46">pouze</text:span><text:span text:style-name="T32_47"><text:s/></text:span><text:span text:style-name="T32_48">s</text:span><text:span text:style-name="T32_49"> </text:span><text:span text:style-name="T32_50">těmi</text:span><text:span text:style-name="T32_51"><text:s/></text:span><text:span text:style-name="T32_52">hráči</text:span><text:span text:style-name="T32_53">,<text:s/></text:span><text:span text:style-name="T32_54">kteří</text:span><text:span text:style-name="T32_55"><text:s/></text:span><text:span text:style-name="T32_56">hrát</text:span><text:span text:style-name="T32_57"><text:s/></text:span><text:span text:style-name="T32_58">chtějí</text:span><text:span text:style-name="T32_59">.<text:s/></text:span><text:span text:style-name="T32_60">V</text:span><text:span text:style-name="T32_61"> </text:span><text:span text:style-name="T32_62">noci</text:span><text:span text:style-name="T32_63"><text:s/></text:span><text:span text:style-name="T32_64">se</text:span><text:span text:style-name="T32_65"><text:s/></text:span><text:span text:style-name="T32_66">hraje</text:span><text:span text:style-name="T32_67"><text:s/></text:span><text:span text:style-name="T32_68">jen</text:span><text:span text:style-name="T32_69"><text:s/></text:span><text:span text:style-name="T32_70">mimo</text:span><text:span text:style-name="T32_71"><text:s/></text:span><text:span text:style-name="T32_72">tábor</text:span><text:span text:style-name="T32_73">.<text:s/></text:span><text:span text:style-name="T32_74">Pokud</text:span><text:span text:style-name="T32_75"><text:s/></text:span><text:span text:style-name="T32_76">budete</text:span><text:span text:style-name="T32_77"><text:s/></text:span><text:span text:style-name="T32_78">chtít</text:span><text:span text:style-name="T32_79"><text:s/></text:span><text:span text:style-name="T32_80">v</text:span><text:span text:style-name="T32_81"> </text:span><text:span text:style-name="T32_82">noci</text:span><text:span text:style-name="T32_83"><text:s/></text:span><text:span text:style-name="T32_84">něco</text:span><text:span text:style-name="T32_85"><text:s/></text:span><text:span text:style-name="T32_86">podnikat</text:span><text:span text:style-name="T32_87">,<text:s/></text:span><text:span text:style-name="T32_88">řekněte</text:span><text:span text:style-name="T32_89"><text:s/></text:span><text:span text:style-name="T32_90">to</text:span><text:span text:style-name="T32_91"><text:s/></text:span><text:span text:style-name="T32_92">IO</text:span><text:span text:style-name="T32_93">.</text:span></text:p>
      <text:p text:style-name="P33"/>
      <text:p text:style-name="P34"><text:span text:style-name="T34_1">Spánek</text:span><text:span text:style-name="T34_2"><text:s/></text:span><text:span text:style-name="T34_3">postav</text:span><text:span text:style-name="T34_4">:</text:span><text:span text:style-name="T34_5"><text:s/></text:span><text:span text:style-name="T34_6">některé</text:span><text:span text:style-name="T34_7"><text:s/></text:span><text:span text:style-name="T34_8">postavy</text:span><text:span text:style-name="T34_9"><text:s/></text:span><text:span text:style-name="T34_10">budou</text:span><text:span text:style-name="T34_11"><text:s/></text:span><text:span text:style-name="T34_12">část</text:span><text:span text:style-name="T34_13"><text:s/></text:span><text:span text:style-name="T34_14">hry</text:span><text:span text:style-name="T34_15"><text:s/></text:span><text:span text:style-name="T34_16">spát</text:span><text:span text:style-name="T34_17"><text:s/>–<text:s/></text:span><text:span text:style-name="T34_18">to</text:span><text:span text:style-name="T34_19"><text:s/></text:span><text:span text:style-name="T34_20">je</text:span><text:span text:style-name="T34_21"><text:s/></text:span><text:span text:style-name="T34_22">doba</text:span><text:span text:style-name="T34_23"><text:s/></text:span><text:span text:style-name="T34_24">kdy</text:span><text:span text:style-name="T34_25"><text:s/></text:span><text:span text:style-name="T34_26">jejich</text:span><text:span text:style-name="T34_27"><text:s/></text:span><text:span text:style-name="T34_28">hráči</text:span><text:span text:style-name="T34_29"><text:s/></text:span><text:span text:style-name="T34_30">hrají</text:span><text:span text:style-name="T34_31"><text:s/></text:span><text:span text:style-name="T34_32">svoji</text:span><text:span text:style-name="T34_33"><text:s/></text:span><text:span text:style-name="T34_34">druhou</text:span><text:span text:style-name="T34_35"><text:s/></text:span><text:span text:style-name="T34_36">postavu</text:span><text:span text:style-name="T34_37"><text:s/></text:span><text:span text:style-name="T34_38">nebo</text:span><text:span text:style-name="T34_39"><text:s/></text:span><text:span text:style-name="T34_40">CP</text:span><text:span text:style-name="T34_41">.<text:s/></text:span><text:span text:style-name="T34_42">V</text:span><text:span text:style-name="T34_43"> </text:span><text:span text:style-name="T34_44">této</text:span><text:span text:style-name="T34_45"><text:s/></text:span><text:span text:style-name="T34_46">době</text:span><text:span text:style-name="T34_47"><text:s/></text:span><text:span text:style-name="T34_48">nejsou</text:span><text:span text:style-name="T34_49"><text:s/></text:span><text:span text:style-name="T34_50">postavy</text:span><text:span text:style-name="T34_51"><text:s/></text:span><text:span text:style-name="T34_52">k</text:span><text:span text:style-name="T34_53"> </text:span><text:span text:style-name="T34_54">zastižení</text:span><text:span text:style-name="T34_55">,<text:s/></text:span><text:span text:style-name="T34_56">nejde</text:span><text:span text:style-name="T34_57"><text:s/></text:span><text:span text:style-name="T34_58">s</text:span><text:span text:style-name="T34_59"> </text:span><text:span text:style-name="T34_60">nimi</text:span><text:span text:style-name="T34_61"><text:s/></text:span><text:span text:style-name="T34_62">nijak</text:span><text:span text:style-name="T34_63"><text:s/></text:span><text:span text:style-name="T34_64">interagovat</text:span><text:span text:style-name="T34_65"><text:s/>(</text:span><text:span text:style-name="T34_66">tedy</text:span><text:span text:style-name="T34_67"><text:s/></text:span><text:span text:style-name="T34_68">ani</text:span><text:span text:style-name="T34_69"><text:s/></text:span><text:span text:style-name="T34_70">je</text:span><text:span text:style-name="T34_71"><text:s/></text:span><text:span text:style-name="T34_72">okrást</text:span><text:span text:style-name="T34_73"><text:s/></text:span><text:span text:style-name="T34_74">nebo</text:span><text:span text:style-name="T34_75"><text:s/></text:span><text:span text:style-name="T34_76">zabít</text:span><text:span text:style-name="T34_77">).</text:span></text:p>
      <text:p text:style-name="P35"/>
      <text:p text:style-name="P36"/>
      <text:p text:style-name="P37"><text:span text:style-name="T37_1">Životy</text:span><text:span text:style-name="T37_2">,<text:s/></text:span><text:span text:style-name="T37_3">boj</text:span><text:span text:style-name="T37_4">,<text:s/></text:span><text:span text:style-name="T37_5">léčení</text:span><text:span text:style-name="T37_6"><text:s/></text:span><text:span text:style-name="T37_7">smrt</text:span></text:p>
      <text:p text:style-name="P38"/>
      <text:p text:style-name="P39"><text:span text:style-name="T39_1">Základní</text:span><text:span text:style-name="T39_2"><text:s/></text:span><text:span text:style-name="T39_3">počet</text:span><text:span text:style-name="T39_4"><text:s/></text:span><text:span text:style-name="T39_5">životů</text:span><text:span text:style-name="T39_6"><text:s/></text:span><text:span text:style-name="T39_7">postav</text:span><text:span text:style-name="T39_8"><text:s/></text:span><text:span text:style-name="T39_9">je</text:span><text:span text:style-name="T39_10"><text:s/></text:span><text:span text:style-name="T39_11">4</text:span><text:span text:style-name="T39_12">.<text:s/></text:span><text:span text:style-name="T39_13">pokud</text:span><text:span text:style-name="T39_14"><text:s/></text:span><text:span text:style-name="T39_15">vám</text:span><text:span text:style-name="T39_16"><text:s/></text:span><text:span text:style-name="T39_17">není</text:span><text:span text:style-name="T39_18"><text:s/></text:span><text:span text:style-name="T39_19">řečeno</text:span><text:span text:style-name="T39_20"><text:s/></text:span><text:span text:style-name="T39_21">jinak</text:span><text:span text:style-name="T39_22">,<text:s/></text:span><text:span text:style-name="T39_23">máte</text:span><text:span text:style-name="T39_24"><text:s/></text:span><text:span text:style-name="T39_25">tedy</text:span><text:span text:style-name="T39_26"><text:s/>4<text:s/></text:span><text:span text:style-name="T39_27">životy</text:span><text:span text:style-name="T39_28">.<text:s/></text:span><text:span text:style-name="T39_29">Postavy</text:span><text:span text:style-name="T39_30"><text:s/></text:span><text:span text:style-name="T39_31">ve</text:span><text:span text:style-name="T39_32"><text:s/></text:span><text:span text:style-name="T39_33">hře</text:span><text:span text:style-name="T39_34"><text:s/></text:span><text:span text:style-name="T39_35">mohou</text:span><text:span text:style-name="T39_36"><text:s/></text:span><text:span text:style-name="T39_37">mít</text:span><text:span text:style-name="T39_38"><text:s/></text:span><text:span text:style-name="T39_39">ale</text:span><text:span text:style-name="T39_40"><text:s/></text:span><text:span text:style-name="T39_41">běžně</text:span><text:span text:style-name="T39_42"><text:s/></text:span><text:span text:style-name="T39_43">až</text:span><text:span text:style-name="T39_44"><text:s/>9<text:s/></text:span><text:span text:style-name="T39_45">životů</text:span><text:span text:style-name="T39_46">,<text:s/></text:span><text:span text:style-name="T39_47">CP</text:span><text:span text:style-name="T39_48"><text:s/></text:span><text:span text:style-name="T39_49">i</text:span><text:span text:style-name="T39_50"><text:s/></text:span><text:span text:style-name="T39_51">více</text:span><text:span text:style-name="T39_52">.</text:span></text:p>
      <text:p text:style-name="P40"/>
      <text:p text:style-name="P41"><text:span text:style-name="T41_1">Používáme</text:span><text:span text:style-name="T41_2"><text:s/></text:span><text:span text:style-name="T41_3">soubojový</text:span><text:span text:style-name="T41_4"><text:s/></text:span><text:span text:style-name="T41_5">systém</text:span><text:span text:style-name="T41_6"><text:s/></text:span><text:span text:style-name="T41_7">ASF</text:span><text:span text:style-name="T41_8">,<text:s/></text:span><text:span text:style-name="T41_9">tedy</text:span><text:span text:style-name="T41_10"><text:s/></text:span><text:span text:style-name="T41_11">zásahové</text:span><text:span text:style-name="T41_12"><text:s/></text:span><text:span text:style-name="T41_13">plochy</text:span><text:span text:style-name="T41_14"><text:s/></text:span><text:span text:style-name="T41_15">jsou</text:span><text:span text:style-name="T41_16"><text:s/></text:span><text:span text:style-name="T41_17">od</text:span><text:span text:style-name="T41_18"><text:s/></text:span><text:span text:style-name="T41_19">kotníků</text:span><text:span text:style-name="T41_20"><text:s/></text:span><text:span text:style-name="T41_21">a</text:span><text:span text:style-name="T41_22"><text:s/></text:span><text:span text:style-name="T41_23">zápěstí</text:span><text:span text:style-name="T41_24"><text:s/></text:span><text:span text:style-name="T41_25">výše</text:span><text:span text:style-name="T41_26"><text:s/></text:span><text:span text:style-name="T41_27">včetně</text:span><text:span text:style-name="T41_28"><text:s/></text:span><text:span text:style-name="T41_29">mimo</text:span><text:span text:style-name="T41_30"><text:s/></text:span><text:span text:style-name="T41_31">zakázaných</text:span><text:span text:style-name="T41_32"><text:s/></text:span><text:span text:style-name="T41_33">ploch</text:span><text:span text:style-name="T41_34">.<text:s/></text:span><text:span text:style-name="T41_35">Nezásahové</text:span><text:span text:style-name="T41_36"><text:s/></text:span><text:span text:style-name="T41_37">plochy</text:span><text:span text:style-name="T41_38"><text:s/></text:span><text:span text:style-name="T41_39">jsou</text:span><text:span text:style-name="T41_40"><text:s/></text:span><text:span text:style-name="T41_41">tedy</text:span><text:span text:style-name="T41_42"><text:s/></text:span><text:span text:style-name="T41_43">nohy</text:span><text:span text:style-name="T41_44"><text:s/></text:span><text:span text:style-name="T41_45">od</text:span><text:span text:style-name="T41_46"><text:s/></text:span><text:span text:style-name="T41_47">kotníku</text:span><text:span text:style-name="T41_48"><text:s/></text:span><text:span text:style-name="T41_49">a</text:span><text:span text:style-name="T41_50"><text:s/></text:span><text:span text:style-name="T41_51">ruce</text:span><text:span text:style-name="T41_52"><text:s/></text:span><text:span text:style-name="T41_53">od</text:span><text:span text:style-name="T41_54"><text:s/></text:span><text:span text:style-name="T41_55">zápěstí</text:span><text:span text:style-name="T41_56">.<text:s/></text:span><text:span text:style-name="T41_57">Zakázané</text:span><text:span text:style-name="T41_58"><text:s/></text:span><text:span text:style-name="T41_59">plochy</text:span><text:span text:style-name="T41_60"><text:s/></text:span><text:span text:style-name="T41_61">do</text:span><text:span text:style-name="T41_62"><text:s/></text:span><text:span text:style-name="T41_63">kterých</text:span><text:span text:style-name="T41_64"><text:s/></text:span><text:span text:style-name="T41_65">nesmí</text:span><text:span text:style-name="T41_66"><text:s/></text:span><text:span text:style-name="T41_67">být</text:span><text:span text:style-name="T41_68"><text:s/></text:span><text:span text:style-name="T41_69">vedeny</text:span><text:span text:style-name="T41_70"><text:s/></text:span><text:span text:style-name="T41_71">žádné</text:span><text:span text:style-name="T41_72"><text:s/></text:span><text:span text:style-name="T41_73">útoky</text:span><text:span text:style-name="T41_74"><text:s/></text:span><text:span text:style-name="T41_75">zbraní</text:span><text:span text:style-name="T41_76"><text:s/>(</text:span><text:span text:style-name="T41_77">ani</text:span><text:span text:style-name="T41_78"><text:s/></text:span><text:span text:style-name="T41_79">naznačovány</text:span><text:span text:style-name="T41_80">)<text:s/></text:span><text:span text:style-name="T41_81">jsou</text:span><text:span text:style-name="T41_82"><text:s/></text:span><text:span text:style-name="T41_83">hlava</text:span><text:span text:style-name="T41_84">,<text:s/></text:span><text:span text:style-name="T41_85">krk</text:span><text:span text:style-name="T41_86"><text:s/></text:span><text:span text:style-name="T41_87">a</text:span><text:span text:style-name="T41_88"><text:s/></text:span><text:span text:style-name="T41_89">rozkrok</text:span><text:span text:style-name="T41_90">.<text:s/></text:span><text:span text:style-name="T41_91">Útoky</text:span><text:span text:style-name="T41_92"><text:s/></text:span><text:span text:style-name="T41_93">beze</text:span><text:span text:style-name="T41_94"><text:s/></text:span><text:span text:style-name="T41_95">zbraně</text:span><text:span text:style-name="T41_96"><text:s/></text:span><text:span text:style-name="T41_97">do</text:span><text:span text:style-name="T41_98"><text:s/></text:span><text:span text:style-name="T41_99">zakázaných</text:span><text:span text:style-name="T41_100"><text:s/></text:span><text:span text:style-name="T41_101">ploch</text:span><text:span text:style-name="T41_102"><text:s/></text:span><text:span text:style-name="T41_103">je</text:span><text:span text:style-name="T41_104"><text:s/></text:span><text:span text:style-name="T41_105">možné</text:span><text:span text:style-name="T41_106"><text:s/></text:span><text:span text:style-name="T41_107">vést</text:span><text:span text:style-name="T41_108"><text:s/></text:span><text:span text:style-name="T41_109">jen</text:span><text:span text:style-name="T41_110"><text:s/></text:span><text:span text:style-name="T41_111">velice</text:span><text:span text:style-name="T41_112"><text:s/></text:span><text:span text:style-name="T41_113">opatrně</text:span><text:span text:style-name="T41_114"><text:s/></text:span><text:span text:style-name="T41_115">abyste</text:span><text:span text:style-name="T41_116"><text:s/></text:span><text:span text:style-name="T41_117">nikomu</text:span><text:span text:style-name="T41_118"><text:s/></text:span><text:span text:style-name="T41_119">v</text:span><text:span text:style-name="T41_120"> </text:span><text:span text:style-name="T41_121">žádném</text:span><text:span text:style-name="T41_122"><text:s/></text:span><text:span text:style-name="T41_123">případě</text:span><text:span text:style-name="T41_124"><text:s/></text:span><text:span text:style-name="T41_125">neublížili</text:span><text:span text:style-name="T41_126">.<text:s/></text:span><text:span text:style-name="T41_127">Nezásahovými</text:span><text:span text:style-name="T41_128"><text:s/></text:span><text:span text:style-name="T41_129">a</text:span><text:span text:style-name="T41_130"><text:s/></text:span><text:span text:style-name="T41_131">zakázanými</text:span><text:span text:style-name="T41_132"><text:s/></text:span><text:span text:style-name="T41_133">plochami</text:span><text:span text:style-name="T41_134"><text:s/></text:span><text:span text:style-name="T41_135">se</text:span><text:span text:style-name="T41_136"><text:s/></text:span><text:span text:style-name="T41_137">nesmí</text:span><text:span text:style-name="T41_138"><text:s/></text:span><text:span text:style-name="T41_139">krýt</text:span><text:span text:style-name="T41_140">.<text:s/></text:span></text:p>
      <text:p text:style-name="P42"><text:span text:style-name="T42_1">Bojujte</text:span><text:span text:style-name="T42_2"><text:s/></text:span><text:span text:style-name="T42_3">slušně</text:span><text:span text:style-name="T42_4">,<text:s/></text:span><text:span text:style-name="T42_5">tlumte</text:span><text:span text:style-name="T42_6"><text:s/></text:span><text:span text:style-name="T42_7">rány</text:span><text:span text:style-name="T42_8">,<text:s/></text:span><text:span text:style-name="T42_9">používejte</text:span><text:span text:style-name="T42_10"><text:s/></text:span><text:span text:style-name="T42_11">nápřahy</text:span><text:span text:style-name="T42_12">,<text:s/></text:span><text:span text:style-name="T42_13">nikdy</text:span><text:span text:style-name="T42_14"><text:s/></text:span><text:span text:style-name="T42_15">nebodejte</text:span><text:span text:style-name="T42_16">.<text:s/></text:span><text:span text:style-name="T42_17">Kontaktní</text:span><text:span text:style-name="T42_18"><text:s/></text:span><text:span text:style-name="T42_19">boj</text:span><text:span text:style-name="T42_20">,<text:s/></text:span><text:span text:style-name="T42_21">chytání</text:span><text:span text:style-name="T42_22"><text:s/></text:span><text:span text:style-name="T42_23">zbraně</text:span><text:span text:style-name="T42_24"><text:s/></text:span><text:span text:style-name="T42_25">nebo</text:span><text:span text:style-name="T42_26"><text:s/></text:span><text:span text:style-name="T42_27">ruky</text:span><text:span text:style-name="T42_28"><text:s/></text:span><text:span text:style-name="T42_29">protivníka</text:span><text:span text:style-name="T42_30"><text:s/></text:span><text:span text:style-name="T42_31">a</text:span><text:span text:style-name="T42_32"><text:s/></text:span><text:span text:style-name="T42_33">podobné</text:span><text:span text:style-name="T42_34"><text:s/></text:span><text:span text:style-name="T42_35">je</text:span><text:span text:style-name="T42_36"><text:s/></text:span><text:span text:style-name="T42_37">na</text:span><text:span text:style-name="T42_38"><text:s/></text:span><text:span text:style-name="T42_39">dohodě</text:span><text:span text:style-name="T42_40"><text:s/></text:span><text:span text:style-name="T42_41">mezi</text:span><text:span text:style-name="T42_42"><text:s/></text:span><text:span text:style-name="T42_43">hráči</text:span><text:span text:style-name="T42_44"><text:s/></text:span><text:span text:style-name="T42_45">před</text:span><text:span text:style-name="T42_46"><text:s/></text:span><text:span text:style-name="T42_47">konkrétním</text:span><text:span text:style-name="T42_48"><text:s/></text:span><text:span text:style-name="T42_49">soubojem</text:span><text:span text:style-name="T42_50">.<text:s/></text:span></text:p>
      <text:p text:style-name="P43"/>
      <text:p text:style-name="P44"><text:span text:style-name="T44_1">Agónie</text:span><text:span text:style-name="T44_2"><text:s/></text:span><text:span text:style-name="T44_3">a</text:span><text:span text:style-name="T44_4"><text:s/></text:span><text:span text:style-name="T44_5">smrt</text:span><text:span text:style-name="T44_6">:</text:span><text:span text:style-name="T44_7"><text:s/></text:span><text:span text:style-name="T44_8">pokud</text:span><text:span text:style-name="T44_9"><text:s/></text:span><text:span text:style-name="T44_10">počet</text:span><text:span text:style-name="T44_11"><text:s/></text:span><text:span text:style-name="T44_12">životů</text:span><text:span text:style-name="T44_13"><text:s/></text:span><text:span text:style-name="T44_14">vaší</text:span><text:span text:style-name="T44_15"><text:s/></text:span><text:span text:style-name="T44_16">postavy</text:span><text:span text:style-name="T44_17"><text:s/></text:span><text:span text:style-name="T44_18">klesne</text:span><text:span text:style-name="T44_19"><text:s/></text:span><text:span text:style-name="T44_20">na</text:span><text:span text:style-name="T44_21"><text:s/></text:span><text:span text:style-name="T44_22">0</text:span><text:span text:style-name="T44_23"><text:s/></text:span><text:span text:style-name="T44_24">nebo</text:span><text:span text:style-name="T44_25"><text:s/></text:span><text:span text:style-name="T44_26">pod</text:span><text:span text:style-name="T44_27"><text:s/></text:span><text:span text:style-name="T44_28">tuto</text:span><text:span text:style-name="T44_29"><text:s/></text:span><text:span text:style-name="T44_30">hranici</text:span><text:span text:style-name="T44_31">,<text:s/></text:span><text:span text:style-name="T44_32">upadáte</text:span><text:span text:style-name="T44_33"><text:s/></text:span><text:span text:style-name="T44_34">do</text:span><text:span text:style-name="T44_35"><text:s/></text:span><text:span text:style-name="T44_36">agónie</text:span><text:span text:style-name="T44_37">.<text:s/></text:span><text:span text:style-name="T44_38">V</text:span><text:span text:style-name="T44_39"> </text:span><text:span text:style-name="T44_40">tomto</text:span><text:span text:style-name="T44_41"><text:s/></text:span><text:span text:style-name="T44_42">stavu</text:span><text:span text:style-name="T44_43"><text:s/></text:span><text:span text:style-name="T44_44">pouze</text:span><text:span text:style-name="T44_45"><text:s/></text:span><text:span text:style-name="T44_46">ležíte</text:span><text:span text:style-name="T44_47">,<text:s/></text:span><text:span text:style-name="T44_48">můžete</text:span><text:span text:style-name="T44_49"><text:s/></text:span><text:span text:style-name="T44_50">chroptět</text:span><text:span text:style-name="T44_51"><text:s/></text:span><text:span text:style-name="T44_52">nebo</text:span><text:span text:style-name="T44_53"><text:s/></text:span><text:span text:style-name="T44_54">se</text:span><text:span text:style-name="T44_55"><text:s/></text:span><text:span text:style-name="T44_56">třást</text:span><text:span text:style-name="T44_57">,<text:s/></text:span><text:span text:style-name="T44_58">ale</text:span><text:span text:style-name="T44_59"><text:s/></text:span><text:span text:style-name="T44_60">nesmíte</text:span><text:span text:style-name="T44_61"><text:s/></text:span><text:span text:style-name="T44_62">se</text:span><text:span text:style-name="T44_63"><text:s/></text:span><text:span text:style-name="T44_64">sami</text:span><text:span text:style-name="T44_65"><text:s/></text:span><text:span text:style-name="T44_66">přesunovat</text:span><text:span text:style-name="T44_67"><text:s/></text:span><text:span text:style-name="T44_68">ani</text:span><text:span text:style-name="T44_69"><text:s/></text:span><text:span text:style-name="T44_70">mluvit</text:span><text:span text:style-name="T44_71">.<text:s/></text:span><text:span text:style-name="T44_72">Základní</text:span><text:span text:style-name="T44_73"><text:s/></text:span><text:span text:style-name="T44_74">agónie</text:span><text:span text:style-name="T44_75"><text:s/></text:span><text:span text:style-name="T44_76">trvá</text:span><text:span text:style-name="T44_77"><text:s/>10<text:s/></text:span><text:span text:style-name="T44_78">minut</text:span><text:span text:style-name="T44_79">.<text:s/></text:span><text:span text:style-name="T44_80">Pokud</text:span><text:span text:style-name="T44_81"><text:s/></text:span><text:span text:style-name="T44_82">nejste</text:span><text:span text:style-name="T44_83"><text:s/></text:span><text:span text:style-name="T44_84">v</text:span><text:span text:style-name="T44_85"> </text:span><text:span text:style-name="T44_86">této</text:span><text:span text:style-name="T44_87"><text:s/></text:span><text:span text:style-name="T44_88">době</text:span><text:span text:style-name="T44_89"><text:s/></text:span><text:span text:style-name="T44_90">vyléčeni</text:span><text:span text:style-name="T44_91">,<text:s/></text:span><text:span text:style-name="T44_92">následuje</text:span><text:span text:style-name="T44_93"><text:s/></text:span><text:span text:style-name="T44_94">vaše</text:span><text:span text:style-name="T44_95"><text:s/></text:span><text:span text:style-name="T44_96">smrt</text:span><text:span text:style-name="T44_97">.<text:s/></text:span><text:span text:style-name="T44_98">Po</text:span><text:span text:style-name="T44_99"><text:s/></text:span><text:span text:style-name="T44_100">smrti</text:span><text:span text:style-name="T44_101"><text:s/></text:span><text:span text:style-name="T44_102">necháte</text:span><text:span text:style-name="T44_103"><text:s/></text:span><text:span text:style-name="T44_104">na</text:span><text:span text:style-name="T44_105"><text:s/></text:span><text:span text:style-name="T44_106">místě</text:span><text:span text:style-name="T44_107"><text:s/></text:span><text:span text:style-name="T44_108">mrtvolu</text:span><text:span text:style-name="T44_109"><text:s/></text:span><text:span text:style-name="T44_110">a</text:span><text:span text:style-name="T44_111"><text:s/></text:span><text:span text:style-name="T44_112">všechny</text:span><text:span text:style-name="T44_113"><text:s/></text:span><text:span text:style-name="T44_114">herní</text:span><text:span text:style-name="T44_115"><text:s/></text:span><text:span text:style-name="T44_116">předměty</text:span><text:span text:style-name="T44_117">,<text:s/></text:span><text:span text:style-name="T44_118">připnete</text:span><text:span text:style-name="T44_119"><text:s/></text:span><text:span text:style-name="T44_120">si</text:span><text:span text:style-name="T44_121"><text:s/></text:span><text:span text:style-name="T44_122">cedulku</text:span><text:span text:style-name="T44_123"><text:s/></text:span><text:span text:style-name="T44_124">duše</text:span><text:span text:style-name="T44_125"><text:s/></text:span><text:span text:style-name="T44_126">a</text:span><text:span text:style-name="T44_127"><text:s/></text:span><text:span text:style-name="T44_128">ještě</text:span><text:span text:style-name="T44_129"><text:s/></text:span><text:span text:style-name="T44_130">15<text:s/></text:span><text:span text:style-name="T44_131">minut</text:span><text:span text:style-name="T44_132"><text:s/></text:span><text:span text:style-name="T44_133">se</text:span><text:span text:style-name="T44_134"><text:s/></text:span><text:span text:style-name="T44_135">pohybujete</text:span><text:span text:style-name="T44_136"><text:s/></text:span><text:span text:style-name="T44_137">v</text:span><text:span text:style-name="T44_138"> </text:span><text:span text:style-name="T44_139">okolí</text:span><text:span text:style-name="T44_140"><text:s/></text:span><text:span text:style-name="T44_141">vaší</text:span><text:span text:style-name="T44_142"><text:s/></text:span><text:span text:style-name="T44_143">mrtvoly</text:span><text:span text:style-name="T44_144">.<text:s/></text:span><text:span text:style-name="T44_145">Pokud</text:span><text:span text:style-name="T44_146"><text:s/></text:span><text:span text:style-name="T44_147">vás</text:span><text:span text:style-name="T44_148"><text:s/></text:span><text:span text:style-name="T44_149">jakou</text:span><text:span text:style-name="T44_150"><text:s/></text:span><text:span text:style-name="T44_151">duši</text:span><text:span text:style-name="T44_152"><text:s/></text:span><text:span text:style-name="T44_153">někdo</text:span><text:span text:style-name="T44_154"><text:s/></text:span><text:span text:style-name="T44_155">někam</text:span><text:span text:style-name="T44_156"><text:s/></text:span><text:span text:style-name="T44_157">neodvede</text:span><text:span text:style-name="T44_158"><text:s/></text:span><text:span text:style-name="T44_159">nebo</text:span><text:span text:style-name="T44_160"><text:s/></text:span><text:span text:style-name="T44_161">nevyužije</text:span><text:span text:style-name="T44_162">,<text:s/></text:span><text:span text:style-name="T44_163">po</text:span><text:span text:style-name="T44_164"><text:s/>15<text:s/></text:span><text:span text:style-name="T44_165">minutách</text:span><text:span text:style-name="T44_166"><text:s/></text:span><text:span text:style-name="T44_167">vaše</text:span><text:span text:style-name="T44_168"><text:s/></text:span><text:span text:style-name="T44_169">duše</text:span><text:span text:style-name="T44_170"><text:s/></text:span><text:span text:style-name="T44_171">odchází</text:span><text:span text:style-name="T44_172"><text:s/></text:span><text:span text:style-name="T44_173">do</text:span><text:span text:style-name="T44_174"><text:s/></text:span><text:span text:style-name="T44_175">světa</text:span><text:span text:style-name="T44_176"><text:s/></text:span><text:span text:style-name="T44_177">duší</text:span><text:span text:style-name="T44_178">.<text:s/></text:span><text:span text:style-name="T44_179">Vy</text:span><text:span text:style-name="T44_180"><text:s/></text:span><text:span text:style-name="T44_181">odcházíte</text:span><text:span text:style-name="T44_182"><text:s/></text:span><text:span text:style-name="T44_183">za</text:span><text:span text:style-name="T44_184"><text:s/></text:span><text:span text:style-name="T44_185">IO</text:span><text:span text:style-name="T44_186"><text:s/></text:span><text:span text:style-name="T44_187">probrat</text:span><text:span text:style-name="T44_188"><text:s/></text:span><text:span text:style-name="T44_189">vaší</text:span><text:span text:style-name="T44_190"><text:s/></text:span><text:span text:style-name="T44_191">novou</text:span><text:span text:style-name="T44_192"><text:s/></text:span><text:span text:style-name="T44_193">postavu</text:span><text:span text:style-name="T44_194">.<text:s/></text:span></text:p>
      <text:p text:style-name="P45"/>
      <text:p text:style-name="P46"><text:span text:style-name="T46_1">Postavu</text:span><text:span text:style-name="T46_2"><text:s/></text:span><text:span text:style-name="T46_3">v</text:span><text:span text:style-name="T46_4"> </text:span><text:span text:style-name="T46_5">agónii</text:span><text:span text:style-name="T46_6"><text:s/></text:span><text:span text:style-name="T46_7">je</text:span><text:span text:style-name="T46_8"><text:s/></text:span><text:span text:style-name="T46_9">také</text:span><text:span text:style-name="T46_10"><text:s/></text:span><text:span text:style-name="T46_11">možné</text:span><text:span text:style-name="T46_12"><text:s/></text:span><text:span text:style-name="T46_13">dorazit</text:span><text:span text:style-name="T46_14"><text:s/></text:span><text:span text:style-name="T46_15">do</text:span><text:span text:style-name="T46_16"><text:s/></text:span><text:span text:style-name="T46_17">stavu</text:span><text:span text:style-name="T46_18"><text:s/></text:span><text:span text:style-name="T46_19">smrti</text:span><text:span text:style-name="T46_20"><text:s/></text:span><text:span text:style-name="T46_21">a</text:span><text:span text:style-name="T46_22"><text:s/></text:span><text:span text:style-name="T46_23">to</text:span><text:span text:style-name="T46_24"><text:s/></text:span><text:span text:style-name="T46_25">alespoň</text:span><text:span text:style-name="T46_26"><text:s/>30<text:s/></text:span><text:span text:style-name="T46_27">sekundovým</text:span><text:span text:style-name="T46_28"> </text:span><text:span text:style-name="T46_29">RP</text:span><text:span text:style-name="T46_30"><text:s/></text:span><text:span text:style-name="T46_31">dorážení</text:span><text:span text:style-name="T46_32"><text:s/></text:span><text:span text:style-name="T46_33">zbraní</text:span><text:span text:style-name="T46_34"><text:s/></text:span><text:span text:style-name="T46_35">nebo</text:span><text:span text:style-name="T46_36"><text:s/>2<text:s/></text:span><text:span text:style-name="T46_37">minutami</text:span><text:span text:style-name="T46_38"><text:s/></text:span><text:span text:style-name="T46_39">beze</text:span><text:span text:style-name="T46_40"><text:s/></text:span><text:span text:style-name="T46_41">zbraně</text:span><text:span text:style-name="T46_42">.<text:s/></text:span></text:p>
      <text:p text:style-name="P47"/>
      <text:p text:style-name="P48"><text:span text:style-name="T48_1">Životy</text:span><text:span text:style-name="T48_2"><text:s/></text:span><text:span text:style-name="T48_3">vaší</text:span><text:span text:style-name="T48_4"><text:s/></text:span><text:span text:style-name="T48_5">postavy</text:span><text:span text:style-name="T48_6"><text:s/></text:span><text:span text:style-name="T48_7">je</text:span><text:span text:style-name="T48_8"><text:s/></text:span><text:span text:style-name="T48_9">samozřejmě</text:span><text:span text:style-name="T48_10"><text:s/></text:span><text:span text:style-name="T48_11">možné</text:span><text:span text:style-name="T48_12"><text:s/></text:span><text:span text:style-name="T48_13">doplňovat</text:span><text:span text:style-name="T48_14">,<text:s/></text:span><text:span text:style-name="T48_15">tedy</text:span><text:span text:style-name="T48_16"><text:s/></text:span><text:span text:style-name="T48_17">léčit</text:span><text:span text:style-name="T48_18"><text:s/></text:span><text:span text:style-name="T48_19">se</text:span><text:span text:style-name="T48_20">.<text:s/></text:span><text:span text:style-name="T48_21">Pomocí</text:span><text:span text:style-name="T48_22"><text:s/></text:span><text:span text:style-name="T48_23">léčení</text:span><text:span text:style-name="T48_24"><text:s/></text:span><text:span text:style-name="T48_25">je</text:span><text:span text:style-name="T48_26"><text:s/></text:span><text:span text:style-name="T48_27">také</text:span><text:span text:style-name="T48_28"><text:s/></text:span><text:span text:style-name="T48_29">možné</text:span><text:span text:style-name="T48_30"><text:s/></text:span><text:span text:style-name="T48_31">dostat</text:span><text:span text:style-name="T48_32"><text:s/></text:span><text:span text:style-name="T48_33">se</text:span><text:span text:style-name="T48_34"><text:s/></text:span><text:span text:style-name="T48_35">z</text:span><text:span text:style-name="T48_36"> </text:span><text:span text:style-name="T48_37">agónie</text:span><text:span text:style-name="T48_38">.<text:s/></text:span><text:span text:style-name="T48_39">Pokud</text:span><text:span text:style-name="T48_40"><text:s/></text:span><text:span text:style-name="T48_41">postavu</text:span><text:span text:style-name="T48_42"><text:s/></text:span><text:span text:style-name="T48_43">v</text:span><text:span text:style-name="T48_44"> </text:span><text:span text:style-name="T48_45">agónii</text:span><text:span text:style-name="T48_46"><text:s/></text:span><text:span text:style-name="T48_47">někdo</text:span><text:span text:style-name="T48_48"><text:s/></text:span><text:span text:style-name="T48_49">vyléčí</text:span><text:span text:style-name="T48_50"><text:s/></text:span><text:span text:style-name="T48_51">za</text:span><text:span text:style-name="T48_52"><text:s/></text:span><text:span text:style-name="T48_53">4<text:s/></text:span><text:span text:style-name="T48_54">životy</text:span><text:span text:style-name="T48_55"><text:s/>(</text:span><text:span text:style-name="T48_56">ať</text:span><text:span text:style-name="T48_57"><text:s/></text:span><text:span text:style-name="T48_58">už</text:span><text:span text:style-name="T48_59"><text:s/></text:span><text:span text:style-name="T48_60">byl</text:span><text:span text:style-name="T48_61"><text:s/></text:span><text:span text:style-name="T48_62">její</text:span><text:span text:style-name="T48_63"><text:s/></text:span><text:span text:style-name="T48_64">základní</text:span><text:span text:style-name="T48_65"><text:s/></text:span><text:span text:style-name="T48_66">počet</text:span><text:span text:style-name="T48_67"><text:s/></text:span><text:span text:style-name="T48_68">životů</text:span><text:span text:style-name="T48_69"><text:s/></text:span><text:span text:style-name="T48_70">jakýkoli</text:span><text:span text:style-name="T48_71">),<text:s/></text:span><text:span text:style-name="T48_72">probírá</text:span><text:span text:style-name="T48_73"><text:s/></text:span><text:span text:style-name="T48_74">se</text:span><text:span text:style-name="T48_75"><text:s/></text:span><text:span text:style-name="T48_76">z</text:span><text:span text:style-name="T48_77"> </text:span><text:span text:style-name="T48_78">agónie</text:span><text:span text:style-name="T48_79"><text:s/></text:span><text:span text:style-name="T48_80">s</text:span><text:span text:style-name="T48_81"> 1<text:s/></text:span><text:span text:style-name="T48_82">životem</text:span><text:span text:style-name="T48_83">.<text:s/></text:span><text:span text:style-name="T48_84">Je</text:span><text:span text:style-name="T48_85"><text:s/></text:span><text:span text:style-name="T48_86">zmatená</text:span><text:span text:style-name="T48_87">,<text:s/></text:span><text:span text:style-name="T48_88">malátná</text:span><text:span text:style-name="T48_89">,<text:s/></text:span><text:span text:style-name="T48_90">špatně</text:span><text:span text:style-name="T48_91"><text:s/></text:span><text:span text:style-name="T48_92">se</text:span><text:span text:style-name="T48_93"><text:s/></text:span><text:span text:style-name="T48_94">pohybuje</text:span><text:span text:style-name="T48_95"><text:s/></text:span><text:span text:style-name="T48_96">a</text:span><text:span text:style-name="T48_97"><text:s/></text:span><text:span text:style-name="T48_98">nemůže</text:span><text:span text:style-name="T48_99"><text:s/></text:span><text:span text:style-name="T48_100">bojovat</text:span><text:span text:style-name="T48_101">,<text:s/></text:span><text:span text:style-name="T48_102">dokud</text:span><text:span text:style-name="T48_103"><text:s/></text:span><text:span text:style-name="T48_104">není</text:span><text:span text:style-name="T48_105"><text:s/></text:span><text:span text:style-name="T48_106">vyléčena</text:span><text:span text:style-name="T48_107"><text:s/></text:span><text:span text:style-name="T48_108">více</text:span><text:span text:style-name="T48_109"><text:s/></text:span><text:span text:style-name="T48_110">nebo</text:span><text:span text:style-name="T48_111"><text:s/></text:span><text:span text:style-name="T48_112">se</text:span><text:span text:style-name="T48_113"><text:s/></text:span><text:span text:style-name="T48_114">trochu</text:span><text:span text:style-name="T48_115"><text:s/></text:span><text:span text:style-name="T48_116">nevzpamatuje</text:span><text:span text:style-name="T48_117">.</text:span></text:p>
      <text:p text:style-name="P49"/>
      <text:p text:style-name="P50"><text:span text:style-name="T50_1">Co</text:span><text:span text:style-name="T50_2"><text:s/></text:span><text:span text:style-name="T50_3">se</text:span><text:span text:style-name="T50_4"><text:s/></text:span><text:span text:style-name="T50_5">stalo</text:span><text:span text:style-name="T50_6"><text:s/></text:span><text:span text:style-name="T50_7">v</text:span><text:span text:style-name="T50_8"> </text:span><text:span text:style-name="T50_9">průběhu</text:span><text:span text:style-name="T50_10"><text:s/></text:span><text:span text:style-name="T50_11">vaší</text:span><text:span text:style-name="T50_12"><text:s/></text:span><text:span text:style-name="T50_13">agónie</text:span><text:span text:style-name="T50_14"><text:s/></text:span><text:span text:style-name="T50_15">si</text:span><text:span text:style-name="T50_16"><text:s/></text:span><text:span text:style-name="T50_17">nepamatujete</text:span><text:span text:style-name="T50_18">.<text:s/></text:span><text:span text:style-name="T50_19">Stejně</text:span><text:span text:style-name="T50_20"><text:s/></text:span><text:span text:style-name="T50_21">ani</text:span><text:span text:style-name="T50_22"><text:s/></text:span><text:span text:style-name="T50_23">posledních</text:span><text:span text:style-name="T50_24"><text:s/></text:span><text:span text:style-name="T50_25">cca</text:span><text:span text:style-name="T50_26"><text:s/></text:span><text:span text:style-name="T50_27">5<text:s/></text:span><text:span text:style-name="T50_28">minut</text:span><text:span text:style-name="T50_29"><text:s/></text:span><text:span text:style-name="T50_30">pře</text:span><text:span text:style-name="T50_31"><text:s/></text:span><text:span text:style-name="T50_32">tím</text:span><text:span text:style-name="T50_33"><text:s/>–<text:s/></text:span><text:span text:style-name="T50_34">jeden</text:span><text:span text:style-name="T50_35"><text:s/></text:span><text:span text:style-name="T50_36">boj</text:span><text:span text:style-name="T50_37">,<text:s/></text:span><text:span text:style-name="T50_38">vyjednávání</text:span><text:span text:style-name="T50_39">,<text:s/></text:span><text:span text:style-name="T50_40">část</text:span><text:span text:style-name="T50_41"><text:s/></text:span><text:span text:style-name="T50_42">procházky</text:span><text:span text:style-name="T50_43"><text:s/></text:span><text:span text:style-name="T50_44">po</text:span><text:span text:style-name="T50_45"><text:s/></text:span><text:span text:style-name="T50_46">lese</text:span><text:span text:style-name="T50_47">,<text:s/></text:span><text:span text:style-name="T50_48">kdy</text:span><text:span text:style-name="T50_49"><text:s/></text:span><text:span text:style-name="T50_50">vás</text:span><text:span text:style-name="T50_51"><text:s/></text:span><text:span text:style-name="T50_52">někdo</text:span><text:span text:style-name="T50_53"><text:s/></text:span><text:span text:style-name="T50_54">přepadl</text:span><text:span text:style-name="T50_55"><text:s/></text:span><text:span text:style-name="T50_56">apod</text:span><text:span text:style-name="T50_57">.</text:span></text:p>
      <text:p text:style-name="P51"/>
      <text:p text:style-name="P52"><text:span text:style-name="T52_1">Ve</text:span><text:span text:style-name="T52_2"><text:s/></text:span><text:span text:style-name="T52_3">hře</text:span><text:span text:style-name="T52_4"><text:s/></text:span><text:span text:style-name="T52_5">se</text:span><text:span text:style-name="T52_6"><text:s/></text:span><text:span text:style-name="T52_7">můžete</text:span><text:span text:style-name="T52_8"><text:s/></text:span><text:span text:style-name="T52_9">setkat</text:span><text:span text:style-name="T52_10"><text:s/></text:span><text:span text:style-name="T52_11">se</text:span><text:span text:style-name="T52_12"><text:s/></text:span><text:span text:style-name="T52_13">schopnostmi</text:span><text:span text:style-name="T52_14"><text:s/></text:span><text:span text:style-name="T52_15">i</text:span><text:span text:style-name="T52_16"><text:s/></text:span><text:span text:style-name="T52_17">jinými</text:span><text:span text:style-name="T52_18"><text:s/></text:span><text:span text:style-name="T52_19">efekty</text:span><text:span text:style-name="T52_20">,<text:s/></text:span><text:span text:style-name="T52_21">které</text:span><text:span text:style-name="T52_22"><text:s/></text:span><text:span text:style-name="T52_23">zesilují</text:span><text:span text:style-name="T52_24"><text:s/></text:span><text:span text:style-name="T52_25">útok</text:span><text:span text:style-name="T52_26">.<text:s/></text:span><text:span text:style-name="T52_27">Tyto</text:span><text:span text:style-name="T52_28"><text:s/></text:span><text:span text:style-name="T52_29">bonusy</text:span><text:span text:style-name="T52_30"><text:s/></text:span><text:span text:style-name="T52_31">se</text:span><text:span text:style-name="T52_32"><text:s/></text:span><text:span text:style-name="T52_33">sčítají</text:span><text:span text:style-name="T52_34"><text:s/></text:span><text:span text:style-name="T52_35">tak</text:span><text:span text:style-name="T52_36">,<text:s/></text:span><text:span text:style-name="T52_37">že</text:span><text:span text:style-name="T52_38"><text:s/></text:span><text:span text:style-name="T52_39">od</text:span><text:span text:style-name="T52_40"><text:s/></text:span><text:span text:style-name="T52_41">každého</text:span><text:span text:style-name="T52_42"><text:s/></text:span><text:span text:style-name="T52_43">druhu</text:span><text:span text:style-name="T52_44"><text:s/></text:span><text:span text:style-name="T52_45">bonusu</text:span><text:span text:style-name="T52_46"><text:s/></text:span><text:span text:style-name="T52_47">smíte</text:span><text:span text:style-name="T52_48"><text:s/></text:span><text:span text:style-name="T52_49">použít</text:span><text:span text:style-name="T52_50"><text:s/></text:span><text:span text:style-name="T52_51">v</text:span><text:span text:style-name="T52_52"> </text:span><text:span text:style-name="T52_53">jednom</text:span><text:span text:style-name="T52_54"><text:s/></text:span><text:span text:style-name="T52_55">útoku</text:span><text:span text:style-name="T52_56"><text:s/></text:span><text:span text:style-name="T52_57">jen</text:span><text:span text:style-name="T52_58"><text:s/></text:span><text:span text:style-name="T52_59">jeden</text:span><text:span text:style-name="T52_60"><text:s/></text:span><text:span text:style-name="T52_61">bonus</text:span><text:span text:style-name="T52_62">.<text:s/></text:span><text:span text:style-name="T52_63">Všechny</text:span><text:span text:style-name="T52_64"><text:s/></text:span><text:span text:style-name="T52_65">bonusy</text:span><text:span text:style-name="T52_66"><text:s/></text:span><text:span text:style-name="T52_67">vložené</text:span><text:span text:style-name="T52_68"><text:s/></text:span><text:span text:style-name="T52_69">na</text:span><text:span text:style-name="T52_70"><text:s/></text:span><text:span text:style-name="T52_71">jednu</text:span><text:span text:style-name="T52_72"><text:s/></text:span><text:span text:style-name="T52_73">zbraň</text:span><text:span text:style-name="T52_74"><text:s/></text:span><text:span text:style-name="T52_75">musí</text:span><text:span text:style-name="T52_76"><text:s/></text:span><text:span text:style-name="T52_77">být</text:span><text:span text:style-name="T52_78"><text:s/></text:span><text:span text:style-name="T52_79">také</text:span><text:span text:style-name="T52_80"><text:s/></text:span><text:span text:style-name="T52_81">různých</text:span><text:span text:style-name="T52_82"><text:s/></text:span><text:span text:style-name="T52_83">druhů</text:span><text:span text:style-name="T52_84">.<text:s/>(</text:span><text:span text:style-name="T52_85">Jako</text:span><text:span text:style-name="T52_86"><text:s/></text:span><text:span text:style-name="T52_87">válečník</text:span><text:span text:style-name="T52_88"><text:s/></text:span><text:span text:style-name="T52_89">mistr</text:span><text:span text:style-name="T52_90"><text:s/></text:span><text:span text:style-name="T52_91">seku</text:span><text:span text:style-name="T52_92"><text:s/></text:span><text:span text:style-name="T52_93">dávám</text:span><text:span text:style-name="T52_94"><text:s/></text:span><text:span text:style-name="T52_95">svým</text:span><text:span text:style-name="T52_96"><text:s/></text:span><text:span text:style-name="T52_97">mečem</text:span><text:span text:style-name="T52_98"><text:s/></text:span><text:span text:style-name="T52_99">vždy</text:span><text:span text:style-name="T52_100"><text:s/></text:span><text:span text:style-name="T52_101">útok</text:span><text:span text:style-name="T52_102"><text:s/></text:span><text:span text:style-name="T52_103">za</text:span><text:span text:style-name="T52_104"><text:s/>2<text:s/></text:span><text:span text:style-name="T52_105">životy</text:span><text:span text:style-name="T52_106">.<text:s/></text:span><text:span text:style-name="T52_107">K</text:span><text:span text:style-name="T52_108"> </text:span><text:span text:style-name="T52_109">tomu</text:span><text:span text:style-name="T52_110"><text:s/></text:span><text:span text:style-name="T52_111">si</text:span><text:span text:style-name="T52_112"><text:s/></text:span><text:span text:style-name="T52_113">nechám</text:span><text:span text:style-name="T52_114"><text:s/></text:span><text:span text:style-name="T52_115">meč</text:span><text:span text:style-name="T52_116"><text:s/></text:span><text:span text:style-name="T52_117">požehnat</text:span><text:span text:style-name="T52_118"><text:s/></text:span><text:span text:style-name="T52_119">a</text:span><text:span text:style-name="T52_120"><text:s/></text:span><text:span text:style-name="T52_121">příštím</text:span><text:span text:style-name="T52_122"><text:s/></text:span><text:span text:style-name="T52_123">útokem</text:span><text:span text:style-name="T52_124"><text:s/></text:span><text:span text:style-name="T52_125">dám</text:span><text:span text:style-name="T52_126"><text:s/></text:span><text:span text:style-name="T52_127">za</text:span><text:span text:style-name="T52_128"><text:s/>+1<text:s/></text:span><text:span text:style-name="T52_129">a</text:span><text:span text:style-name="T52_130"><text:s/></text:span><text:span text:style-name="T52_131">také</text:span><text:span text:style-name="T52_132"><text:s/></text:span><text:span text:style-name="T52_133">si</text:span><text:span text:style-name="T52_134"><text:s/></text:span><text:span text:style-name="T52_135">zbraň</text:span><text:span text:style-name="T52_136"><text:s/></text:span><text:span text:style-name="T52_137">potřu</text:span><text:span text:style-name="T52_138"><text:s/></text:span><text:span text:style-name="T52_139">jedem</text:span><text:span text:style-name="T52_140">,<text:s/></text:span><text:span text:style-name="T52_141">takže</text:span><text:span text:style-name="T52_142"><text:s/></text:span><text:span text:style-name="T52_143">dávám</text:span><text:span text:style-name="T52_144"><text:s/></text:span><text:span text:style-name="T52_145">ještě</text:span><text:span text:style-name="T52_146"><text:s/></text:span><text:span text:style-name="T52_147">za</text:span><text:span text:style-name="T52_148"><text:s/>+1.<text:s/></text:span><text:span text:style-name="T52_149">Můj</text:span><text:span text:style-name="T52_150"><text:s/></text:span><text:span text:style-name="T52_151">příští</text:span><text:span text:style-name="T52_152"><text:s/></text:span><text:span text:style-name="T52_153">útok</text:span><text:span text:style-name="T52_154"><text:s/></text:span><text:span text:style-name="T52_155">tedy</text:span><text:span text:style-name="T52_156"><text:s/></text:span><text:span text:style-name="T52_157">ubírá</text:span><text:span text:style-name="T52_158"><text:s/>4<text:s/></text:span><text:span text:style-name="T52_159">životy</text:span><text:span text:style-name="T52_160">.<text:s/></text:span><text:span text:style-name="T52_161">Na</text:span><text:span text:style-name="T52_162"><text:s/></text:span><text:span text:style-name="T52_163">meči</text:span><text:span text:style-name="T52_164"><text:s/></text:span><text:span text:style-name="T52_165">ale</text:span><text:span text:style-name="T52_166"><text:s/></text:span><text:span text:style-name="T52_167">mohu</text:span><text:span text:style-name="T52_168"><text:s/></text:span><text:span text:style-name="T52_169">mít</text:span><text:span text:style-name="T52_170"><text:s/></text:span><text:span text:style-name="T52_171">jen</text:span><text:span text:style-name="T52_172"><text:s/></text:span><text:span text:style-name="T52_173">jeden</text:span><text:span text:style-name="T52_174"><text:s/></text:span><text:span text:style-name="T52_175">jed</text:span><text:span text:style-name="T52_176"><text:s/></text:span><text:span text:style-name="T52_177">a</text:span><text:span text:style-name="T52_178"><text:s/></text:span><text:span text:style-name="T52_179">jedno</text:span><text:span text:style-name="T52_180"><text:s/></text:span><text:span text:style-name="T52_181">kněžské</text:span><text:span text:style-name="T52_182"><text:s/></text:span><text:span text:style-name="T52_183">vylepšení</text:span><text:span text:style-name="T52_184">,<text:s/></text:span><text:span text:style-name="T52_185">dalším</text:span><text:span text:style-name="T52_186"><text:s/></text:span><text:span text:style-name="T52_187">útokem</text:span><text:span text:style-name="T52_188"><text:s/></text:span><text:span text:style-name="T52_189">už</text:span><text:span text:style-name="T52_190"><text:s/></text:span><text:span text:style-name="T52_191">beru</text:span><text:span text:style-name="T52_192"><text:s/></text:span><text:span text:style-name="T52_193">opět</text:span><text:span text:style-name="T52_194"><text:s/></text:span><text:span text:style-name="T52_195">jen</text:span><text:span text:style-name="T52_196"><text:s/>2<text:s/></text:span><text:span text:style-name="T52_197">životy</text:span><text:span text:style-name="T52_198"><text:s/></text:span><text:span text:style-name="T52_199">od</text:span><text:span text:style-name="T52_200"><text:s/></text:span><text:span text:style-name="T52_201">svojí</text:span><text:span text:style-name="T52_202"><text:s/></text:span><text:span text:style-name="T52_203">schopnosti</text:span><text:span text:style-name="T52_204"><text:s/></text:span><text:span text:style-name="T52_205">mistr</text:span><text:span text:style-name="T52_206"><text:s/></text:span><text:span text:style-name="T52_207">seku</text:span><text:span text:style-name="T52_208">).<text:s/></text:span><text:span text:style-name="T52_209">Druhy</text:span><text:span text:style-name="T52_210"><text:s/></text:span><text:span text:style-name="T52_211">bonusů</text:span><text:span text:style-name="T52_212">:<text:s/></text:span><text:span text:style-name="T52_213">magické</text:span><text:span text:style-name="T52_214">,<text:s/></text:span><text:span text:style-name="T52_215">kněžské</text:span><text:span text:style-name="T52_216">,<text:s/></text:span><text:span text:style-name="T52_217">alchymistické</text:span><text:span text:style-name="T52_218">,<text:s/></text:span><text:span text:style-name="T52_219">řemeslné</text:span><text:span text:style-name="T52_220">,<text:s/></text:span><text:span text:style-name="T52_221">zvláštní</text:span><text:span text:style-name="T52_222">.</text:span></text:p>
      <text:p text:style-name="P53"/>
      <text:p text:style-name="P54"><text:span text:style-name="T54_1">Postavy</text:span><text:span text:style-name="T54_2"><text:s/></text:span><text:span text:style-name="T54_3">mají</text:span><text:span text:style-name="T54_4"><text:s/></text:span><text:span text:style-name="T54_5">také</text:span><text:span text:style-name="T54_6"><text:s/></text:span><text:span text:style-name="T54_7">stínové</text:span><text:span text:style-name="T54_8"><text:s/></text:span><text:span text:style-name="T54_9">životy</text:span><text:span text:style-name="T54_10">,<text:s/></text:span><text:span text:style-name="T54_11">jejich</text:span><text:span text:style-name="T54_12"><text:s/></text:span><text:span text:style-name="T54_13">počet</text:span><text:span text:style-name="T54_14"><text:s/></text:span><text:span text:style-name="T54_15">je</text:span><text:span text:style-name="T54_16"><text:s/></text:span><text:span text:style-name="T54_17">stejný</text:span><text:span text:style-name="T54_18"><text:s/></text:span><text:span text:style-name="T54_19">jako</text:span><text:span text:style-name="T54_20"><text:s/></text:span><text:span text:style-name="T54_21">u</text:span><text:span text:style-name="T54_22"><text:s/></text:span><text:span text:style-name="T54_23">reálných</text:span><text:span text:style-name="T54_24"><text:s/></text:span><text:span text:style-name="T54_25">životů</text:span><text:span text:style-name="T54_26">.<text:s/></text:span><text:span text:style-name="T54_27">Ty</text:span><text:span text:style-name="T54_28"><text:s/></text:span><text:span text:style-name="T54_29">je</text:span><text:span text:style-name="T54_30"><text:s/></text:span><text:span text:style-name="T54_31">možné</text:span><text:span text:style-name="T54_32"><text:s/></text:span><text:span text:style-name="T54_33">ubírat</text:span><text:span text:style-name="T54_34"><text:s/></text:span><text:span text:style-name="T54_35">zbraní</text:span><text:span text:style-name="T54_36"><text:s/></text:span><text:span text:style-name="T54_37">po</text:span><text:span text:style-name="T54_38"><text:s/></text:span><text:span text:style-name="T54_39">zahlášení</text:span><text:span text:style-name="T54_40"><text:s/></text:span><text:span text:style-name="T54_41">„</text:span><text:span text:style-name="T54_42">na</text:span><text:span text:style-name="T54_43"><text:s/></text:span><text:span text:style-name="T54_44">plocho</text:span><text:span text:style-name="T54_45">“.</text:span><text:span text:style-name="T54_46"><text:s/></text:span><text:span text:style-name="T54_47">Stínové</text:span><text:span text:style-name="T54_48"><text:s/></text:span><text:span text:style-name="T54_49">životy</text:span><text:span text:style-name="T54_50"><text:s/></text:span><text:span text:style-name="T54_51">je</text:span><text:span text:style-name="T54_52"><text:s/></text:span><text:span text:style-name="T54_53">možné</text:span><text:span text:style-name="T54_54"><text:s/></text:span><text:span text:style-name="T54_55">ubírat</text:span><text:span text:style-name="T54_56"><text:s/></text:span><text:span text:style-name="T54_57">také</text:span><text:span text:style-name="T54_58"><text:s/></text:span><text:span text:style-name="T54_59">improvizovanými</text:span><text:span text:style-name="T54_60"><text:s/></text:span><text:span text:style-name="T54_61">zbraněmi</text:span><text:span text:style-name="T54_62"><text:s/>(</text:span><text:span text:style-name="T54_63">obuch</text:span><text:span text:style-name="T54_64">,<text:s/></text:span><text:span text:style-name="T54_65">váleček</text:span><text:span text:style-name="T54_66"><text:s/></text:span><text:span text:style-name="T54_67">na</text:span><text:span text:style-name="T54_68"><text:s/></text:span><text:span text:style-name="T54_69">těsto</text:span><text:span text:style-name="T54_70">…)<text:s/></text:span><text:span text:style-name="T54_71">nebo</text:span><text:span text:style-name="T54_72"><text:s/></text:span><text:span text:style-name="T54_73">ranou</text:span><text:span text:style-name="T54_74"><text:s/></text:span><text:span text:style-name="T54_75">holou</text:span><text:span text:style-name="T54_76"><text:s/></text:span><text:span text:style-name="T54_77">rukou</text:span><text:span text:style-name="T54_78">.<text:s/></text:span><text:span text:style-name="T54_79">Při</text:span><text:span text:style-name="T54_80"><text:s/></text:span><text:span text:style-name="T54_81">ubírání</text:span><text:span text:style-name="T54_82"><text:s/></text:span><text:span text:style-name="T54_83">stínových</text:span><text:span text:style-name="T54_84"><text:s/></text:span><text:span text:style-name="T54_85">životů</text:span><text:span text:style-name="T54_86"><text:s/></text:span><text:span text:style-name="T54_87">se</text:span><text:span text:style-name="T54_88"><text:s/></text:span><text:span text:style-name="T54_89">řiďte</text:span><text:span text:style-name="T54_90"><text:s/></text:span><text:span text:style-name="T54_91">hlavně</text:span><text:span text:style-name="T54_92"><text:s/></text:span><text:span text:style-name="T54_93">logikou</text:span><text:span text:style-name="T54_94"><text:s/></text:span><text:span text:style-name="T54_95">a</text:span><text:span text:style-name="T54_96"><text:s/></text:span><text:span text:style-name="T54_97">dbejte</text:span><text:span text:style-name="T54_98"><text:s/></text:span><text:span text:style-name="T54_99">na</text:span><text:span text:style-name="T54_100"><text:s/></text:span><text:span text:style-name="T54_101">RP</text:span><text:span text:style-name="T54_102">.<text:s/></text:span><text:span text:style-name="T54_103">Pokud</text:span><text:span text:style-name="T54_104"><text:s/></text:span><text:span text:style-name="T54_105">jste</text:span><text:span text:style-name="T54_106"><text:s/></text:span><text:span text:style-name="T54_107">nečekaně</text:span><text:span text:style-name="T54_108"><text:s/></text:span><text:span text:style-name="T54_109">zasaženi</text:span><text:span text:style-name="T54_110"><text:s/></text:span><text:span text:style-name="T54_111">do</text:span><text:span text:style-name="T54_112"><text:s/></text:span><text:span text:style-name="T54_113">hlavy</text:span><text:span text:style-name="T54_114">,<text:s/></text:span><text:span text:style-name="T54_115">přicházíte</text:span><text:span text:style-name="T54_116"><text:s/></text:span><text:span text:style-name="T54_117">okamžitě</text:span><text:span text:style-name="T54_118"><text:s/></text:span><text:span text:style-name="T54_119">o</text:span><text:span text:style-name="T54_120"><text:s/></text:span><text:span text:style-name="T54_121">všechny</text:span><text:span text:style-name="T54_122"><text:s/></text:span><text:span text:style-name="T54_123">stínové</text:span><text:span text:style-name="T54_124"><text:s/></text:span><text:span text:style-name="T54_125">životy</text:span><text:span text:style-name="T54_126">.<text:s/></text:span><text:span text:style-name="T54_127">Pokud</text:span><text:span text:style-name="T54_128"><text:s/></text:span><text:span text:style-name="T54_129">vás</text:span><text:span text:style-name="T54_130"><text:s/></text:span><text:span text:style-name="T54_131">někdo</text:span><text:span text:style-name="T54_132"><text:s/></text:span><text:span text:style-name="T54_133">herně</text:span><text:span text:style-name="T54_134"><text:s/></text:span><text:span text:style-name="T54_135">praští</text:span><text:span text:style-name="T54_136"><text:s/></text:span><text:span text:style-name="T54_137">pěstí</text:span><text:span text:style-name="T54_138"><text:s/></text:span><text:span text:style-name="T54_139">do</text:span><text:span text:style-name="T54_140"><text:s/></text:span><text:span text:style-name="T54_141">těla</text:span><text:span text:style-name="T54_142">,<text:s/></text:span><text:span text:style-name="T54_143">přicházíte</text:span><text:span text:style-name="T54_144"><text:s/></text:span><text:span text:style-name="T54_145">o</text:span><text:span text:style-name="T54_146"><text:s/>1<text:s/></text:span><text:span text:style-name="T54_147">život</text:span><text:span text:style-name="T54_148">.<text:s/></text:span><text:span text:style-name="T54_149">Když</text:span><text:span text:style-name="T54_150"><text:s/></text:span><text:span text:style-name="T54_151">vás</text:span><text:span text:style-name="T54_152"><text:s/></text:span><text:span text:style-name="T54_153">praští</text:span><text:span text:style-name="T54_154"><text:s/></text:span><text:span text:style-name="T54_155">do</text:span><text:span text:style-name="T54_156"><text:s/></text:span><text:span text:style-name="T54_157">ruky</text:span><text:span text:style-name="T54_158">,<text:s/></text:span><text:span text:style-name="T54_159">nic</text:span><text:span text:style-name="T54_160"><text:s/></text:span><text:span text:style-name="T54_161">moc</text:span><text:span text:style-name="T54_162"><text:s/></text:span><text:span text:style-name="T54_163">se</text:span><text:span text:style-name="T54_164"><text:s/></text:span><text:span text:style-name="T54_165">vám</text:span><text:span text:style-name="T54_166"><text:s/></text:span><text:span text:style-name="T54_167">nestane</text:span><text:span text:style-name="T54_168">.</text:span></text:p>
      <text:p text:style-name="P55"/>
      <text:p text:style-name="P56"><text:span text:style-name="T56_1">Pokud</text:span><text:span text:style-name="T56_2"><text:s/></text:span><text:span text:style-name="T56_3">přijdete</text:span><text:span text:style-name="T56_4"><text:s/></text:span><text:span text:style-name="T56_5">o</text:span><text:span text:style-name="T56_6"><text:s/></text:span><text:span text:style-name="T56_7">všechny</text:span><text:span text:style-name="T56_8"><text:s/></text:span><text:span text:style-name="T56_9">své</text:span><text:span text:style-name="T56_10"><text:s/></text:span><text:span text:style-name="T56_11">stínové</text:span><text:span text:style-name="T56_12"><text:s/></text:span><text:span text:style-name="T56_13">životy</text:span><text:span text:style-name="T56_14">,<text:s/></text:span><text:span text:style-name="T56_15">upadáte</text:span><text:span text:style-name="T56_16"><text:s/></text:span><text:span text:style-name="T56_17">do</text:span><text:span text:style-name="T56_18"><text:s/></text:span><text:span text:style-name="T56_19">mdlob</text:span><text:span text:style-name="T56_20">.<text:s/></text:span><text:span text:style-name="T56_21">Mdloby</text:span><text:span text:style-name="T56_22"><text:s/></text:span><text:span text:style-name="T56_23">trvají</text:span><text:span text:style-name="T56_24"><text:s/></text:span><text:span text:style-name="T56_25">2<text:s/></text:span><text:span text:style-name="T56_26">minuty</text:span><text:span text:style-name="T56_27">.<text:s/></text:span><text:span text:style-name="T56_28">Pokud</text:span><text:span text:style-name="T56_29"><text:s/></text:span><text:span text:style-name="T56_30">jste</text:span><text:span text:style-name="T56_31"><text:s/></text:span><text:span text:style-name="T56_32">v</text:span><text:span text:style-name="T56_33"> </text:span><text:span text:style-name="T56_34">mdlobách</text:span><text:span text:style-name="T56_35">,<text:s/></text:span><text:span text:style-name="T56_36">je</text:span><text:span text:style-name="T56_37"><text:s/></text:span><text:span text:style-name="T56_38">možné</text:span><text:span text:style-name="T56_39"><text:s/></text:span><text:span text:style-name="T56_40">vás</text:span><text:span text:style-name="T56_41"><text:s/></text:span><text:span text:style-name="T56_42">opět</text:span><text:span text:style-name="T56_43"><text:s/></text:span><text:span text:style-name="T56_44">jako</text:span><text:span text:style-name="T56_45"><text:s/></text:span><text:span text:style-name="T56_46">v</text:span><text:span text:style-name="T56_47"> </text:span><text:span text:style-name="T56_48">případě</text:span><text:span text:style-name="T56_49"><text:s/></text:span><text:span text:style-name="T56_50">agónie</text:span><text:span text:style-name="T56_51"><text:s/></text:span><text:span text:style-name="T56_52">dorazit</text:span><text:span text:style-name="T56_53"><text:s/></text:span><text:span text:style-name="T56_54">do</text:span><text:span text:style-name="T56_55"><text:s/></text:span><text:span text:style-name="T56_56">stavu</text:span><text:span text:style-name="T56_57"><text:s/></text:span><text:span text:style-name="T56_58">smrti</text:span><text:span text:style-name="T56_59"><text:s/></text:span><text:span text:style-name="T56_60">a</text:span><text:span text:style-name="T56_61"><text:s/></text:span><text:span text:style-name="T56_62">to</text:span><text:span text:style-name="T56_63"><text:s/></text:span><text:span text:style-name="T56_64">stejným</text:span><text:span text:style-name="T56_65"><text:s/></text:span><text:span text:style-name="T56_66">způsobem</text:span><text:span text:style-name="T56_67"><text:s/></text:span><text:span text:style-name="T56_68">a</text:span><text:span text:style-name="T56_69"><text:s/></text:span><text:span text:style-name="T56_70">za</text:span><text:span text:style-name="T56_71"><text:s/></text:span><text:span text:style-name="T56_72">stejný</text:span><text:span text:style-name="T56_73"><text:s/></text:span><text:span text:style-name="T56_74">čas</text:span><text:span text:style-name="T56_75">.<text:s/></text:span><text:span text:style-name="T56_76">Když</text:span><text:span text:style-name="T56_77"><text:s/></text:span><text:span text:style-name="T56_78">se</text:span><text:span text:style-name="T56_79"><text:s/></text:span><text:span text:style-name="T56_80">proberete</text:span><text:span text:style-name="T56_81"><text:s/></text:span><text:span text:style-name="T56_82">z</text:span><text:span text:style-name="T56_83"> </text:span><text:span text:style-name="T56_84">mdlob</text:span><text:span text:style-name="T56_85">,<text:s/></text:span><text:span text:style-name="T56_86">váš</text:span><text:span text:style-name="T56_87"><text:s/></text:span><text:span text:style-name="T56_88">počet</text:span><text:span text:style-name="T56_89"><text:s/></text:span><text:span text:style-name="T56_90">stínových</text:span><text:span text:style-name="T56_91"><text:s/></text:span><text:span text:style-name="T56_92">životů</text:span><text:span text:style-name="T56_93"><text:s/></text:span><text:span text:style-name="T56_94">je</text:span><text:span text:style-name="T56_95"><text:s/></text:span><text:span text:style-name="T56_96">opět</text:span><text:span text:style-name="T56_97"><text:s/></text:span><text:span text:style-name="T56_98">na</text:span><text:span text:style-name="T56_99"><text:s/></text:span><text:span text:style-name="T56_100">plné</text:span><text:span text:style-name="T56_101"><text:s/></text:span><text:span text:style-name="T56_102">hodnotě</text:span><text:span text:style-name="T56_103">.<text:s/></text:span><text:span text:style-name="T56_104">Reálné</text:span><text:span text:style-name="T56_105"><text:s/></text:span><text:span text:style-name="T56_106">životy</text:span><text:span text:style-name="T56_107"><text:s/></text:span><text:span text:style-name="T56_108">mdlobami</text:span><text:span text:style-name="T56_109"><text:s/></text:span><text:span text:style-name="T56_110">neubývají</text:span><text:span text:style-name="T56_111">.<text:s/></text:span><text:span text:style-name="T56_112">Nepamatujete</text:span><text:span text:style-name="T56_113"><text:s/></text:span><text:span text:style-name="T56_114">si</text:span><text:span text:style-name="T56_115"><text:s/></text:span><text:span text:style-name="T56_116">nic</text:span><text:span text:style-name="T56_117">,<text:s/></text:span><text:span text:style-name="T56_118">co</text:span><text:span text:style-name="T56_119"><text:s/></text:span><text:span text:style-name="T56_120">se</text:span><text:span text:style-name="T56_121"><text:s/></text:span><text:span text:style-name="T56_122">stalo</text:span><text:span text:style-name="T56_123"><text:s/></text:span><text:span text:style-name="T56_124">během</text:span><text:span text:style-name="T56_125"><text:s/></text:span><text:span text:style-name="T56_126">mdlob</text:span><text:span text:style-name="T56_127">,<text:s/></text:span><text:span text:style-name="T56_128">ale</text:span><text:span text:style-name="T56_129"><text:s/></text:span><text:span text:style-name="T56_130">události</text:span><text:span text:style-name="T56_131"><text:s/></text:span><text:span text:style-name="T56_132">před</text:span><text:span text:style-name="T56_133"><text:s/></text:span><text:span text:style-name="T56_134">tím</text:span><text:span text:style-name="T56_135"><text:s/></text:span><text:span text:style-name="T56_136">ano</text:span><text:span text:style-name="T56_137">.</text:span></text:p>
      <text:p text:style-name="P57"/>
      <text:p text:style-name="P58"/>
      <text:p text:style-name="P59"><text:span text:style-name="T59_1">Charakteristiky</text:span><text:span text:style-name="T59_2"><text:s/></text:span><text:span text:style-name="T59_3">postavy</text:span></text:p>
      <text:p text:style-name="P60"/>
      <text:h text:style-name="P61"><text:span text:style-name="T61_1">AP</text:span></text:h>
      <text:p text:style-name="P62"/>
      <text:p text:style-name="P63"><text:span text:style-name="T63_1">Každá</text:span><text:span text:style-name="T63_2"><text:s/></text:span><text:span text:style-name="T63_3">postava</text:span><text:span text:style-name="T63_4"><text:s/></text:span><text:span text:style-name="T63_5">má</text:span><text:span text:style-name="T63_6"><text:s/></text:span><text:span text:style-name="T63_7">určitou</text:span><text:span text:style-name="T63_8"><text:s/></text:span><text:span text:style-name="T63_9">hodnotu</text:span><text:span text:style-name="T63_10"><text:s/></text:span><text:span text:style-name="T63_11">atributů</text:span><text:span text:style-name="T63_12"><text:s/></text:span><text:span text:style-name="T63_13">–<text:s/></text:span><text:span text:style-name="T63_14">přirozeného</text:span><text:span text:style-name="T63_15"><text:s/></text:span><text:span text:style-name="T63_16">nadání</text:span><text:span text:style-name="T63_17"><text:s/></text:span><text:span text:style-name="T63_18">a</text:span><text:span text:style-name="T63_19"><text:s/></text:span><text:span text:style-name="T63_20">fyzických</text:span><text:span text:style-name="T63_21"><text:s/></text:span><text:span text:style-name="T63_22">možností</text:span><text:span text:style-name="T63_23">.<text:s/></text:span><text:span text:style-name="T63_24">Atributy</text:span><text:span text:style-name="T63_25"><text:s/></text:span><text:span text:style-name="T63_26">postavy</text:span><text:span text:style-name="T63_27"><text:s/></text:span><text:span text:style-name="T63_28">jsou</text:span><text:span text:style-name="T63_29"><text:s/>4:</text:span></text:p>
      <text:p text:style-name="P64"><text:span text:style-name="T64_1">Síla</text:span></text:p>
      <text:p text:style-name="P65"><text:span text:style-name="T65_1">Obratnost</text:span></text:p>
      <text:p text:style-name="P66"><text:span text:style-name="T66_1">Odolnost</text:span></text:p>
      <text:p text:style-name="P67"><text:span text:style-name="T67_1">Inteligence</text:span></text:p>
      <text:p text:style-name="P68"/>
      <text:p text:style-name="P69"><text:span text:style-name="T69_1">Při</text:span><text:span text:style-name="T69_2"><text:s/></text:span><text:span text:style-name="T69_3">tvorbě</text:span><text:span text:style-name="T69_4"><text:s/></text:span><text:span text:style-name="T69_5">postavy</text:span><text:span text:style-name="T69_6"><text:s/></text:span><text:span text:style-name="T69_7">mezi</text:span><text:span text:style-name="T69_8"><text:s/></text:span><text:span text:style-name="T69_9">tyto</text:span><text:span text:style-name="T69_10"><text:s/></text:span><text:span text:style-name="T69_11">atributy</text:span><text:span text:style-name="T69_12"><text:s/></text:span><text:span text:style-name="T69_13">rozdělíte</text:span><text:span text:style-name="T69_14"><text:s/></text:span><text:span text:style-name="T69_15">12<text:s/></text:span><text:span text:style-name="T69_16">bodů</text:span><text:span text:style-name="T69_17"><text:s/>(</text:span><text:span text:style-name="T69_18">AP</text:span><text:span text:style-name="T69_19">,<text:s/></text:span><text:span text:style-name="T69_20">atribut</text:span><text:span text:style-name="T69_21"><text:s/></text:span><text:span text:style-name="T69_22">pointy</text:span><text:span text:style-name="T69_23">).<text:s/></text:span><text:span text:style-name="T69_24">Minimální</text:span><text:span text:style-name="T69_25"><text:s/></text:span><text:span text:style-name="T69_26">hodnota</text:span><text:span text:style-name="T69_27"><text:s/></text:span><text:span text:style-name="T69_28">každého</text:span><text:span text:style-name="T69_29"><text:s/></text:span><text:span text:style-name="T69_30">atributu</text:span><text:span text:style-name="T69_31"><text:s/></text:span><text:span text:style-name="T69_32">je</text:span><text:span text:style-name="T69_33"><text:s/>1.<text:s/></text:span><text:span text:style-name="T69_34">Rozdělujte</text:span><text:span text:style-name="T69_35"><text:s/></text:span><text:span text:style-name="T69_36">atributy</text:span><text:span text:style-name="T69_37"><text:s/></text:span><text:span text:style-name="T69_38">pečlivě</text:span><text:span text:style-name="T69_39">,<text:s/></text:span><text:span text:style-name="T69_40">svoje</text:span><text:span text:style-name="T69_41"><text:s/></text:span><text:span text:style-name="T69_42">rozdělení</text:span><text:span text:style-name="T69_43"><text:s/></text:span><text:span text:style-name="T69_44">už</text:span><text:span text:style-name="T69_45"><text:s/></text:span><text:span text:style-name="T69_46">nebudete</text:span><text:span text:style-name="T69_47"><text:s/></text:span><text:span text:style-name="T69_48">moci</text:span><text:span text:style-name="T69_49"><text:s/></text:span><text:span text:style-name="T69_50">nijak</text:span><text:span text:style-name="T69_51"><text:s/></text:span><text:span text:style-name="T69_52">změnit</text:span><text:span text:style-name="T69_53"><text:s/></text:span><text:span text:style-name="T69_54">a</text:span><text:span text:style-name="T69_55"><text:s/></text:span><text:span text:style-name="T69_56">AP</text:span><text:span text:style-name="T69_57"><text:s/></text:span><text:span text:style-name="T69_58">vám</text:span><text:span text:style-name="T69_59"><text:s/></text:span><text:span text:style-name="T69_60">ve</text:span><text:span text:style-name="T69_61"><text:s/></text:span><text:span text:style-name="T69_62">hře</text:span><text:span text:style-name="T69_63"><text:s/></text:span><text:span text:style-name="T69_64">mohou</text:span><text:span text:style-name="T69_65"><text:s/></text:span><text:span text:style-name="T69_66">přibýt</text:span><text:span text:style-name="T69_67"><text:s/></text:span><text:span text:style-name="T69_68">jen</text:span><text:span text:style-name="T69_69"><text:s/></text:span><text:span text:style-name="T69_70">zcela</text:span><text:span text:style-name="T69_71"><text:s/></text:span><text:span text:style-name="T69_72">výjimečně</text:span><text:span text:style-name="T69_73">.</text:span><text:span text:style-name="T69_74"><text:s/></text:span><text:span text:style-name="T69_75">Rozdělení</text:span><text:span text:style-name="T69_76"><text:s/></text:span><text:span text:style-name="T69_77">atributů</text:span><text:span text:style-name="T69_78"><text:s/></text:span><text:span text:style-name="T69_79">plně</text:span><text:span text:style-name="T69_80"><text:s/></text:span><text:span text:style-name="T69_81">charakterizuje</text:span><text:span text:style-name="T69_82"><text:s/></text:span><text:span text:style-name="T69_83">možnosti</text:span><text:span text:style-name="T69_84"><text:s/></text:span><text:span text:style-name="T69_85">vaší</text:span><text:span text:style-name="T69_86"><text:s/></text:span><text:span text:style-name="T69_87">postavy</text:span><text:span text:style-name="T69_88">.<text:s/></text:span><text:span text:style-name="T69_89">Výše</text:span><text:span text:style-name="T69_90"><text:s/></text:span><text:span text:style-name="T69_91">vašich</text:span><text:span text:style-name="T69_92"><text:s/></text:span><text:span text:style-name="T69_93">atributů</text:span><text:span text:style-name="T69_94"><text:s/></text:span><text:span text:style-name="T69_95">bude</text:span><text:span text:style-name="T69_96"><text:s/></text:span><text:span text:style-name="T69_97">mít</text:span><text:span text:style-name="T69_98"><text:s/></text:span><text:span text:style-name="T69_99">vliv</text:span><text:span text:style-name="T69_100"><text:s/></text:span><text:span text:style-name="T69_101">na</text:span><text:span text:style-name="T69_102"><text:s/></text:span><text:span text:style-name="T69_103">některé</text:span><text:span text:style-name="T69_104"><text:s/></text:span><text:span text:style-name="T69_105">herní</text:span><text:span text:style-name="T69_106"><text:s/></text:span><text:span text:style-name="T69_107">události</text:span><text:span text:style-name="T69_108"><text:s/>(</text:span><text:span text:style-name="T69_109">např</text:span><text:span text:style-name="T69_110">.<text:s/></text:span><text:span text:style-name="T69_111">na</text:span><text:span text:style-name="T69_112"><text:s/></text:span><text:span text:style-name="T69_113">lokacích</text:span><text:span text:style-name="T69_114">),<text:s/></text:span><text:span text:style-name="T69_115">dále</text:span><text:span text:style-name="T69_116"><text:s/></text:span><text:span text:style-name="T69_117">na</text:span><text:span text:style-name="T69_118"><text:s/></text:span><text:span text:style-name="T69_119">učení</text:span><text:span text:style-name="T69_120"><text:s/>–<text:s/></text:span><text:span text:style-name="T69_121">některé</text:span><text:span text:style-name="T69_122"><text:s/></text:span><text:span text:style-name="T69_123">schopnosti</text:span><text:span text:style-name="T69_124"><text:s/></text:span><text:span text:style-name="T69_125">ve</text:span><text:span text:style-name="T69_126"><text:s/></text:span><text:span text:style-name="T69_127">hře</text:span><text:span text:style-name="T69_128"><text:s/></text:span><text:span text:style-name="T69_129">jsou</text:span><text:span text:style-name="T69_130"><text:s/></text:span><text:span text:style-name="T69_131">podmíněny</text:span><text:span text:style-name="T69_132"><text:s/></text:span><text:span text:style-name="T69_133">výší</text:span><text:span text:style-name="T69_134"><text:s/></text:span><text:span text:style-name="T69_135">atributů</text:span><text:span text:style-name="T69_136">.<text:s/></text:span><text:span text:style-name="T69_137">Pokud</text:span><text:span text:style-name="T69_138"><text:s/></text:span><text:span text:style-name="T69_139">vaše</text:span><text:span text:style-name="T69_140"><text:s/></text:span><text:span text:style-name="T69_141">postava</text:span><text:span text:style-name="T69_142"><text:s/></text:span><text:span text:style-name="T69_143">nedosahuje</text:span><text:span text:style-name="T69_144"><text:s/></text:span><text:span text:style-name="T69_145">potřebné</text:span><text:span text:style-name="T69_146"><text:s/></text:span><text:span text:style-name="T69_147">výše</text:span><text:span text:style-name="T69_148"><text:s/></text:span><text:span text:style-name="T69_149">atributu</text:span><text:span text:style-name="T69_150">,<text:s/></text:span><text:span text:style-name="T69_151">naučit</text:span><text:span text:style-name="T69_152"><text:s/></text:span><text:span text:style-name="T69_153">se</text:span><text:span text:style-name="T69_154"><text:s/></text:span><text:span text:style-name="T69_155">vybranou</text:span><text:span text:style-name="T69_156"><text:s/></text:span><text:span text:style-name="T69_157">schopnost</text:span><text:span text:style-name="T69_158"><text:s/></text:span><text:span text:style-name="T69_159">jí</text:span><text:span text:style-name="T69_160"><text:s/></text:span><text:span text:style-name="T69_161">dá</text:span><text:span text:style-name="T69_162"><text:s/></text:span><text:span text:style-name="T69_163">mnohem</text:span><text:span text:style-name="T69_164"><text:s/></text:span><text:span text:style-name="T69_165">větší</text:span><text:span text:style-name="T69_166"><text:s/></text:span><text:span text:style-name="T69_167">práci</text:span><text:span text:style-name="T69_168">.<text:s/></text:span><text:span text:style-name="T69_169">Schopnost</text:span><text:span text:style-name="T69_170"><text:s/></text:span><text:span text:style-name="T69_171">na</text:span><text:span text:style-name="T69_172"><text:s/></text:span><text:span text:style-name="T69_173">kterou</text:span><text:span text:style-name="T69_174"><text:s/></text:span><text:span text:style-name="T69_175">nemá</text:span><text:span text:style-name="T69_176"><text:s/></text:span><text:span text:style-name="T69_177">dostatečnou</text:span><text:span text:style-name="T69_178"><text:s/></text:span><text:span text:style-name="T69_179">výši</text:span><text:span text:style-name="T69_180"><text:s/></text:span><text:span text:style-name="T69_181">atributu</text:span><text:span text:style-name="T69_182"><text:s/></text:span><text:span text:style-name="T69_183">se</text:span><text:span text:style-name="T69_184"><text:s/></text:span><text:span text:style-name="T69_185">může</text:span><text:span text:style-name="T69_186"><text:s/></text:span><text:span text:style-name="T69_187">naučit</text:span><text:span text:style-name="T69_188">,<text:s/></text:span><text:span text:style-name="T69_189">pokud</text:span><text:span text:style-name="T69_190"><text:s/></text:span><text:span text:style-name="T69_191">každé</text:span><text:span text:style-name="T69_192"><text:s/></text:span><text:span text:style-name="T69_193">chybějící</text:span><text:span text:style-name="T69_194"><text:s/></text:span><text:span text:style-name="T69_195">AP</text:span><text:span text:style-name="T69_196"><text:s/></text:span><text:span text:style-name="T69_197">doplatí</text:span><text:span text:style-name="T69_198"><text:s/></text:span><text:span text:style-name="T69_199">pro</text:span><text:span text:style-name="T69_200"><text:s/></text:span><text:span text:style-name="T69_201">danou</text:span><text:span text:style-name="T69_202"><text:s/></text:span><text:span text:style-name="T69_203">schopnost</text:span><text:span text:style-name="T69_204"><text:s/>3<text:s/></text:span><text:span text:style-name="T69_205">SP</text:span><text:span text:style-name="T69_206">.<text:s/></text:span><text:span text:style-name="T69_207">Toto</text:span><text:span text:style-name="T69_208"><text:s/></text:span><text:span text:style-name="T69_209">platí</text:span><text:span text:style-name="T69_210"><text:s/></text:span><text:span text:style-name="T69_211">pro</text:span><text:span text:style-name="T69_212"><text:s/></text:span><text:span text:style-name="T69_213">každou</text:span><text:span text:style-name="T69_214"><text:s/></text:span><text:span text:style-name="T69_215">schopnost</text:span><text:span text:style-name="T69_216">,<text:s/></text:span><text:span text:style-name="T69_217">na</text:span><text:span text:style-name="T69_218"><text:s/></text:span><text:span text:style-name="T69_219">kterou</text:span><text:span text:style-name="T69_220"><text:s/></text:span><text:span text:style-name="T69_221">nemáte</text:span><text:span text:style-name="T69_222"><text:s/></text:span><text:span text:style-name="T69_223">potřebné</text:span><text:span text:style-name="T69_224"><text:s/></text:span><text:span text:style-name="T69_225">atributy</text:span><text:span text:style-name="T69_226">.<text:s/>(</text:span><text:span text:style-name="T69_227">Se</text:span><text:span text:style-name="T69_228"><text:s/></text:span><text:span text:style-name="T69_229">sílou</text:span><text:span text:style-name="T69_230"><text:s/>3<text:s/></text:span><text:span text:style-name="T69_231">se</text:span><text:span text:style-name="T69_232"><text:s/></text:span><text:span text:style-name="T69_233">mohu</text:span><text:span text:style-name="T69_234"><text:s/></text:span><text:span text:style-name="T69_235">naučit</text:span><text:span text:style-name="T69_236"><text:s/></text:span><text:span text:style-name="T69_237">schopnost</text:span><text:span text:style-name="T69_238"><text:s/></text:span><text:span text:style-name="T69_239">mistr</text:span><text:span text:style-name="T69_240"><text:s/></text:span><text:span text:style-name="T69_241">seku</text:span><text:span text:style-name="T69_242"><text:s/></text:span><text:span text:style-name="T69_243">vázanou</text:span><text:span text:style-name="T69_244"><text:s/></text:span><text:span text:style-name="T69_245">na</text:span><text:span text:style-name="T69_246"><text:s/></text:span><text:span text:style-name="T69_247">sílu</text:span><text:span text:style-name="T69_248"><text:s/>5<text:s/></text:span><text:span text:style-name="T69_249">za</text:span><text:span text:style-name="T69_250"><text:s/>16<text:s/></text:span><text:span text:style-name="T69_251">SP</text:span><text:span text:style-name="T69_252"><text:s/></text:span><text:span text:style-name="T69_253">místo</text:span><text:span text:style-name="T69_254"><text:s/></text:span><text:span text:style-name="T69_255">za</text:span><text:span text:style-name="T69_256"><text:s/></text:span><text:span text:style-name="T69_257">původních</text:span><text:span text:style-name="T69_258"><text:s/>10<text:s/></text:span><text:span text:style-name="T69_259">SP</text:span><text:span text:style-name="T69_260">.)<text:s/></text:span><text:span text:style-name="T69_261">Výše</text:span><text:span text:style-name="T69_262"><text:s/></text:span><text:span text:style-name="T69_263">atributů</text:span><text:span text:style-name="T69_264"><text:s/></text:span><text:span text:style-name="T69_265">má</text:span><text:span text:style-name="T69_266"><text:s/></text:span><text:span text:style-name="T69_267">také</text:span><text:span text:style-name="T69_268"><text:s/></text:span><text:span text:style-name="T69_269">vliv</text:span><text:span text:style-name="T69_270"><text:s/></text:span><text:span text:style-name="T69_271">na</text:span><text:span text:style-name="T69_272"><text:s/></text:span><text:span text:style-name="T69_273">zbraně</text:span><text:span text:style-name="T69_274"><text:s/></text:span><text:span text:style-name="T69_275">a</text:span><text:span text:style-name="T69_276"><text:s/></text:span><text:span text:style-name="T69_277">zbroje</text:span><text:span text:style-name="T69_278">,<text:s/></text:span><text:span text:style-name="T69_279">které</text:span><text:span text:style-name="T69_280"><text:s/></text:span><text:span text:style-name="T69_281">můžete</text:span><text:span text:style-name="T69_282"><text:s/></text:span><text:span text:style-name="T69_283">používat</text:span><text:span text:style-name="T69_284"><text:s/>–<text:s/></text:span><text:span text:style-name="T69_285">viz</text:span><text:span text:style-name="T69_286">.<text:s/></text:span><text:span text:style-name="T69_287">tabulka</text:span><text:span text:style-name="T69_288"><text:s/></text:span><text:span text:style-name="T69_289">zbraní</text:span><text:span text:style-name="T69_290"><text:s/></text:span><text:span text:style-name="T69_291">a</text:span><text:span text:style-name="T69_292"><text:s/></text:span><text:span text:style-name="T69_293">zbrojí</text:span><text:span text:style-name="T69_294"><text:s/></text:span><text:span text:style-name="T69_295">a</text:span><text:span text:style-name="T69_296"><text:s/></text:span><text:span text:style-name="T69_297">na</text:span><text:span text:style-name="T69_298"><text:s/></text:span><text:span text:style-name="T69_299">životy</text:span><text:span text:style-name="T69_300"><text:s/></text:span><text:span text:style-name="T69_301">postavy</text:span><text:span text:style-name="T69_302">.<text:s/></text:span><text:span text:style-name="T69_303">Pokud</text:span><text:span text:style-name="T69_304"><text:s/></text:span><text:span text:style-name="T69_305">nemáte</text:span><text:span text:style-name="T69_306"><text:s/></text:span><text:span text:style-name="T69_307">dostatečnou</text:span><text:span text:style-name="T69_308"><text:s/></text:span><text:span text:style-name="T69_309">výši</text:span><text:span text:style-name="T69_310"><text:s/></text:span><text:span text:style-name="T69_311">atributu</text:span><text:span text:style-name="T69_312"><text:s/></text:span><text:span text:style-name="T69_313">zbraň</text:span><text:span text:style-name="T69_314">/</text:span><text:span text:style-name="T69_315">zbroj</text:span><text:span text:style-name="T69_316">/</text:span><text:span text:style-name="T69_317">štít</text:span><text:span text:style-name="T69_318"><text:s/></text:span><text:span text:style-name="T69_319">používat</text:span><text:span text:style-name="T69_320"><text:s/></text:span><text:span text:style-name="T69_321">nemůžete</text:span><text:span text:style-name="T69_322">.</text:span></text:p>
      <text:p text:style-name="P70"><text:span text:style-name="T70_1">Postava</text:span><text:span text:style-name="T70_2"><text:s/></text:span><text:span text:style-name="T70_3">s</text:span><text:span text:style-name="T70_4"> </text:span><text:span text:style-name="T70_5">odolností</text:span><text:span text:style-name="T70_6"><text:s/>3<text:s/></text:span><text:span text:style-name="T70_7">začíná</text:span><text:span text:style-name="T70_8"><text:s/></text:span><text:span text:style-name="T70_9">s</text:span><text:span text:style-name="T70_10"> 5<text:s/></text:span><text:span text:style-name="T70_11">životy</text:span><text:span text:style-name="T70_12">,<text:s/></text:span><text:span text:style-name="T70_13">na</text:span><text:span text:style-name="T70_14"><text:s/></text:span><text:span text:style-name="T70_15">odolnosti</text:span><text:span text:style-name="T70_16"><text:s/>5<text:s/></text:span><text:span text:style-name="T70_17">pak</text:span><text:span text:style-name="T70_18"><text:s/></text:span><text:span text:style-name="T70_19">se</text:span><text:span text:style-name="T70_20"><text:s/>6<text:s/></text:span><text:span text:style-name="T70_21">životy</text:span><text:span text:style-name="T70_22">.</text:span></text:p>
      <text:p text:style-name="P71"/>
      <text:p text:style-name="P72"><text:span text:style-name="T72_1">Hodnoty</text:span><text:span text:style-name="T72_2"><text:s/></text:span><text:span text:style-name="T72_3">atributů</text:span><text:span text:style-name="T72_4">:</text:span></text:p>
      <text:p text:style-name="P73"><text:span text:style-name="T73_1">1-2<text:s/></text:span><text:span text:style-name="T73_2">slabé</text:span></text:p>
      <text:p text:style-name="P74"><text:span text:style-name="T74_1">3-4<text:s/></text:span><text:span text:style-name="T74_2">slušné</text:span></text:p>
      <text:p text:style-name="P75"><text:span text:style-name="T75_1">5-6<text:s/></text:span><text:span text:style-name="T75_2">dobré</text:span></text:p>
      <text:p text:style-name="P76"/>
      <text:p text:style-name="P77"/>
      <text:h text:style-name="P78"><text:span text:style-name="T78_1">SP</text:span><text:span text:style-name="T78_2"><text:s/></text:span><text:span text:style-name="T78_3">a</text:span><text:span text:style-name="T78_4"><text:s/></text:span><text:span text:style-name="T78_5">schopnosti</text:span></text:h>
      <text:p text:style-name="P79"/>
      <text:p text:style-name="P80"><text:span text:style-name="T80_1">Na</text:span><text:span text:style-name="T80_2"><text:s/></text:span><text:span text:style-name="T80_3">začátku</text:span><text:span text:style-name="T80_4"><text:s/></text:span><text:span text:style-name="T80_5">hry</text:span><text:span text:style-name="T80_6">,<text:s/></text:span><text:span text:style-name="T80_7">dále</text:span><text:span text:style-name="T80_8"><text:s/></text:span><text:span text:style-name="T80_9">při</text:span><text:span text:style-name="T80_10"><text:s/></text:span><text:span text:style-name="T80_11">přestupech</text:span><text:span text:style-name="T80_12"><text:s/></text:span><text:span text:style-name="T80_13">a</text:span><text:span text:style-name="T80_14"><text:s/></text:span><text:span text:style-name="T80_15">za</text:span><text:span text:style-name="T80_16"><text:s/></text:span><text:span text:style-name="T80_17">skvělé</text:span><text:span text:style-name="T80_18"><text:s/></text:span><text:span text:style-name="T80_19">RP</text:span><text:span text:style-name="T80_20"><text:s/></text:span><text:span text:style-name="T80_21">vaše</text:span><text:span text:style-name="T80_22"><text:s/></text:span><text:span text:style-name="T80_23">postava</text:span><text:span text:style-name="T80_24"><text:s/></text:span><text:span text:style-name="T80_25">získává</text:span><text:span text:style-name="T80_26"><text:s/></text:span><text:span text:style-name="T80_27">SP</text:span><text:span text:style-name="T80_28"><text:s/>(</text:span><text:span text:style-name="T80_29">skill</text:span><text:span text:style-name="T80_30"><text:s/></text:span><text:span text:style-name="T80_31">pointy</text:span><text:span text:style-name="T80_32">,<text:s/></text:span><text:span text:style-name="T80_33">schopnostní</text:span><text:span text:style-name="T80_34"><text:s/></text:span><text:span text:style-name="T80_35">puntíky</text:span><text:span text:style-name="T80_36">).<text:s/></text:span><text:span text:style-name="T80_37">Za</text:span><text:span text:style-name="T80_38"><text:s/></text:span><text:span text:style-name="T80_39">tyto</text:span><text:span text:style-name="T80_40"><text:s/></text:span><text:span text:style-name="T80_41">body</text:span><text:span text:style-name="T80_42"><text:s/></text:span><text:span text:style-name="T80_43">si</text:span><text:span text:style-name="T80_44"><text:s/></text:span><text:span text:style-name="T80_45">vybíráte</text:span><text:span text:style-name="T80_46"><text:s/></text:span><text:span text:style-name="T80_47">schopnosti</text:span><text:span text:style-name="T80_48"><text:s/></text:span><text:span text:style-name="T80_49">do</text:span><text:span text:style-name="T80_50"><text:s/></text:span><text:span text:style-name="T80_51">hry</text:span><text:span text:style-name="T80_52">.<text:s/></text:span><text:span text:style-name="T80_53">Mnoho</text:span><text:span text:style-name="T80_54"><text:s/></text:span><text:span text:style-name="T80_55">herních</text:span><text:span text:style-name="T80_56"><text:s/></text:span><text:span text:style-name="T80_57">aktivit</text:span><text:span text:style-name="T80_58"><text:s/></text:span><text:span text:style-name="T80_59">je</text:span><text:span text:style-name="T80_60"><text:s/></text:span><text:span text:style-name="T80_61">omezeno</text:span><text:span text:style-name="T80_62"><text:s/></text:span><text:span text:style-name="T80_63">schopnostmi</text:span><text:span text:style-name="T80_64">,<text:s/></text:span><text:span text:style-name="T80_65">pokud</text:span><text:span text:style-name="T80_66"><text:s/></text:span><text:span text:style-name="T80_67">je</text:span><text:span text:style-name="T80_68"><text:s/></text:span><text:span text:style-name="T80_69">nemáte</text:span><text:span text:style-name="T80_70">,<text:s/></text:span><text:span text:style-name="T80_71">nemůžete</text:span><text:span text:style-name="T80_72"><text:s/></text:span><text:span text:style-name="T80_73">danou</text:span><text:span text:style-name="T80_74"><text:s/></text:span><text:span text:style-name="T80_75">věc</text:span><text:span text:style-name="T80_76"><text:s/></text:span><text:span text:style-name="T80_77">dělat</text:span><text:span text:style-name="T80_78"><text:s/>(</text:span><text:span text:style-name="T80_79">boj</text:span><text:span text:style-name="T80_80"><text:s/></text:span><text:span text:style-name="T80_81">dlouhými</text:span><text:span text:style-name="T80_82"><text:s/></text:span><text:span text:style-name="T80_83">zbraněmi</text:span><text:span text:style-name="T80_84">,<text:s/></text:span><text:span text:style-name="T80_85">kouzlení</text:span><text:span text:style-name="T80_86">,<text:s/></text:span><text:span text:style-name="T80_87">léčení</text:span><text:span text:style-name="T80_88"><text:s/></text:span><text:span text:style-name="T80_89">apod</text:span><text:span text:style-name="T80_90">.,<text:s/></text:span><text:span text:style-name="T80_91">viz</text:span><text:span text:style-name="T80_92"><text:s/></text:span><text:span text:style-name="T80_93">schopnosti</text:span><text:span text:style-name="T80_94">).<text:s/></text:span><text:span text:style-name="T80_95">Mnoho</text:span><text:span text:style-name="T80_96"><text:s/></text:span><text:span text:style-name="T80_97">věcí</text:span><text:span text:style-name="T80_98"><text:s/></text:span><text:span text:style-name="T80_99">zvládnete</text:span><text:span text:style-name="T80_100"><text:s/></text:span><text:span text:style-name="T80_101">i</text:span><text:span text:style-name="T80_102"><text:s/></text:span><text:span text:style-name="T80_103">bez</text:span><text:span text:style-name="T80_104"><text:s/></text:span><text:span text:style-name="T80_105">schopností</text:span><text:span text:style-name="T80_106">,<text:s/></text:span><text:span text:style-name="T80_107">v</text:span><text:span text:style-name="T80_108"> </text:span><text:span text:style-name="T80_109">tom</text:span><text:span text:style-name="T80_110"><text:s/></text:span><text:span text:style-name="T80_111">případě</text:span><text:span text:style-name="T80_112"><text:s/></text:span><text:span text:style-name="T80_113">použijte</text:span><text:span text:style-name="T80_114"><text:s/></text:span><text:span text:style-name="T80_115">logiku</text:span><text:span text:style-name="T80_116"><text:s/></text:span><text:span text:style-name="T80_117">postavy</text:span><text:span text:style-name="T80_118"><text:s/></text:span><text:span text:style-name="T80_119">a</text:span><text:span text:style-name="T80_120"><text:s/></text:span><text:span text:style-name="T80_121">dělejte</text:span><text:span text:style-name="T80_122"><text:s/></text:span><text:span text:style-name="T80_123">to</text:span><text:span text:style-name="T80_124">,<text:s/></text:span><text:span text:style-name="T80_125">co</text:span><text:span text:style-name="T80_126"><text:s/></text:span><text:span text:style-name="T80_127">by</text:span><text:span text:style-name="T80_128"><text:s/></text:span><text:span text:style-name="T80_129">postava</text:span><text:span text:style-name="T80_130"><text:s/></text:span><text:span text:style-name="T80_131">mohla</text:span><text:span text:style-name="T80_132"><text:s/></text:span><text:span text:style-name="T80_133">umět</text:span><text:span text:style-name="T80_134"><text:s/></text:span><text:span text:style-name="T80_135">vzhledem</text:span><text:span text:style-name="T80_136"><text:s/></text:span><text:span text:style-name="T80_137">ke</text:span><text:span text:style-name="T80_138"><text:s/></text:span><text:span text:style-name="T80_139">své</text:span><text:span text:style-name="T80_140"><text:s/></text:span><text:span text:style-name="T80_141">historii</text:span><text:span text:style-name="T80_142">.<text:s/></text:span><text:span text:style-name="T80_143">Pokud</text:span><text:span text:style-name="T80_144"><text:s/></text:span><text:span text:style-name="T80_145">si</text:span><text:span text:style-name="T80_146"><text:s/></text:span><text:span text:style-name="T80_147">nebudete</text:span><text:span text:style-name="T80_148"><text:s/></text:span><text:span text:style-name="T80_149">jistí</text:span><text:span text:style-name="T80_150"><text:s/></text:span><text:span text:style-name="T80_151">co</text:span><text:span text:style-name="T80_152"><text:s/></text:span><text:span text:style-name="T80_153">můžete</text:span><text:span text:style-name="T80_154">,<text:s/></text:span><text:span text:style-name="T80_155">přijďte</text:span><text:span text:style-name="T80_156"><text:s/></text:span><text:span text:style-name="T80_157">se</text:span><text:span text:style-name="T80_158"><text:s/></text:span><text:span text:style-name="T80_159">zeptat</text:span><text:span text:style-name="T80_160">.<text:s/></text:span><text:span text:style-name="T80_161">Pokud</text:span><text:span text:style-name="T80_162"><text:s/></text:span><text:span text:style-name="T80_163">budete</text:span><text:span text:style-name="T80_164"><text:s/></text:span><text:span text:style-name="T80_165">ve</text:span><text:span text:style-name="T80_166"><text:s/></text:span><text:span text:style-name="T80_167">hře</text:span><text:span text:style-name="T80_168"><text:s/></text:span><text:span text:style-name="T80_169">potřebovat</text:span><text:span text:style-name="T80_170"><text:s/></text:span><text:span text:style-name="T80_171">vysvětlit</text:span><text:span text:style-name="T80_172"><text:s/></text:span><text:span text:style-name="T80_173">efekt</text:span><text:span text:style-name="T80_174"><text:s/></text:span><text:span text:style-name="T80_175">nějaké</text:span><text:span text:style-name="T80_176"><text:s/></text:span><text:span text:style-name="T80_177">své</text:span><text:span text:style-name="T80_178"><text:s/></text:span><text:span text:style-name="T80_179">schopnosti</text:span><text:span text:style-name="T80_180">,<text:s/></text:span><text:span text:style-name="T80_181">řekněte</text:span><text:span text:style-name="T80_182"><text:s/></text:span><text:span text:style-name="T80_183">heslo</text:span><text:span text:style-name="T80_184"><text:s/>„</text:span><text:span text:style-name="T80_185">schopnost</text:span><text:span text:style-name="T80_186">“<text:s/></text:span><text:span text:style-name="T80_187">a</text:span><text:span text:style-name="T80_188"><text:s/></text:span><text:span text:style-name="T80_189">rychle</text:span><text:span text:style-name="T80_190"><text:s/></text:span><text:span text:style-name="T80_191">ji</text:span><text:span text:style-name="T80_192"><text:s/></text:span><text:span text:style-name="T80_193">vysvětlete</text:span><text:span text:style-name="T80_194">.<text:s/></text:span><text:span text:style-name="T80_195">Ostatní</text:span><text:span text:style-name="T80_196"><text:s/></text:span><text:span text:style-name="T80_197">hráči</text:span><text:span text:style-name="T80_198"><text:s/></text:span><text:span text:style-name="T80_199">na</text:span><text:span text:style-name="T80_200"><text:s/></text:span><text:span text:style-name="T80_201">chvilku</text:span><text:span text:style-name="T80_202"><text:s/></text:span><text:span text:style-name="T80_203">přeruší</text:span><text:span text:style-name="T80_204"><text:s/></text:span><text:span text:style-name="T80_205">hru</text:span><text:span text:style-name="T80_206"><text:s/></text:span><text:span text:style-name="T80_207">a</text:span><text:span text:style-name="T80_208"><text:s/></text:span><text:span text:style-name="T80_209">zareagují</text:span><text:span text:style-name="T80_210"><text:s/></text:span><text:span text:style-name="T80_211">na</text:span><text:span text:style-name="T80_212"><text:s/></text:span><text:span text:style-name="T80_213">efekty</text:span><text:span text:style-name="T80_214">.<text:s/></text:span><text:span text:style-name="T80_215">Tohoto</text:span><text:span text:style-name="T80_216"><text:s/></text:span><text:span text:style-name="T80_217">pravidla</text:span><text:span text:style-name="T80_218"><text:s/></text:span><text:span text:style-name="T80_219">nezneužívejte</text:span><text:span text:style-name="T80_220">!</text:span></text:p>
      <text:p text:style-name="P81"/>
      <text:h text:style-name="P82"><text:span text:style-name="T82_1">Základní</text:span><text:span text:style-name="T82_2"><text:s/></text:span><text:span text:style-name="T82_3">schopnost</text:span></text:h>
      <text:p text:style-name="P83"><text:span text:style-name="T83_1">Každá</text:span><text:span text:style-name="T83_2"><text:s/></text:span><text:span text:style-name="T83_3">postava</text:span><text:span text:style-name="T83_4"><text:s/></text:span><text:span text:style-name="T83_5">něco</text:span><text:span text:style-name="T83_6"><text:s/></text:span><text:span text:style-name="T83_7">umí</text:span><text:span text:style-name="T83_8">,<text:s/></text:span><text:span text:style-name="T83_9">obor</text:span><text:span text:style-name="T83_10"><text:s/></text:span><text:span text:style-name="T83_11">ve</text:span><text:span text:style-name="T83_12"><text:s/></text:span><text:span text:style-name="T83_13">kterém</text:span><text:span text:style-name="T83_14"><text:s/></text:span><text:span text:style-name="T83_15">se</text:span><text:span text:style-name="T83_16"><text:s/></text:span><text:span text:style-name="T83_17">vyučila</text:span><text:span text:style-name="T83_18"><text:s/></text:span><text:span text:style-name="T83_19">nebo</text:span><text:span text:style-name="T83_20"><text:s/></text:span><text:span text:style-name="T83_21">má</text:span><text:span text:style-name="T83_22"><text:s/></text:span><text:span text:style-name="T83_23">základní</text:span><text:span text:style-name="T83_24"><text:s/></text:span><text:span text:style-name="T83_25">znalosti</text:span><text:span text:style-name="T83_26"><text:s/></text:span><text:span text:style-name="T83_27">získané</text:span><text:span text:style-name="T83_28"><text:s/></text:span><text:span text:style-name="T83_29">ve</text:span><text:span text:style-name="T83_30"><text:s/></text:span><text:span text:style-name="T83_31">škole</text:span><text:span text:style-name="T83_32">.<text:s/></text:span><text:span text:style-name="T83_33">To</text:span><text:span text:style-name="T83_34"><text:s/></text:span><text:span text:style-name="T83_35">se</text:span><text:span text:style-name="T83_36"><text:s/></text:span><text:span text:style-name="T83_37">projevuje</text:span><text:span text:style-name="T83_38"><text:s/></text:span><text:span text:style-name="T83_39">základní</text:span><text:span text:style-name="T83_40"><text:s/></text:span><text:span text:style-name="T83_41">schopností</text:span><text:span text:style-name="T83_42">.<text:s/></text:span><text:span text:style-name="T83_43">Tuto</text:span><text:span text:style-name="T83_44"><text:s/></text:span><text:span text:style-name="T83_45">schopnost</text:span><text:span text:style-name="T83_46"><text:s/></text:span><text:span text:style-name="T83_47">si</text:span><text:span text:style-name="T83_48"><text:s/></text:span><text:span text:style-name="T83_49">vybíráte</text:span><text:span text:style-name="T83_50"><text:s/></text:span><text:span text:style-name="T83_51">ZDARMA</text:span><text:span text:style-name="T83_52"><text:s/></text:span><text:span text:style-name="T83_53">v</text:span><text:span text:style-name="T83_54"> </text:span><text:span text:style-name="T83_55">ekonomických</text:span><text:span text:style-name="T83_56"><text:s/></text:span><text:span text:style-name="T83_57">stromech</text:span><text:span text:style-name="T83_58"><text:s/></text:span><text:span text:style-name="T83_59">schopností</text:span><text:span text:style-name="T83_60">.<text:s/></text:span><text:span text:style-name="T83_61">Funguje</text:span><text:span text:style-name="T83_62"><text:s/></text:span><text:span text:style-name="T83_63">to</text:span><text:span text:style-name="T83_64"><text:s/></text:span><text:span text:style-name="T83_65">tak</text:span><text:span text:style-name="T83_66">,<text:s/></text:span><text:span text:style-name="T83_67">že</text:span><text:span text:style-name="T83_68"><text:s/></text:span><text:span text:style-name="T83_69">si</text:span><text:span text:style-name="T83_70"><text:s/></text:span><text:span text:style-name="T83_71">vyberete</text:span><text:span text:style-name="T83_72"><text:s/></text:span><text:span text:style-name="T83_73">jeden</text:span><text:span text:style-name="T83_74"><text:s/></text:span><text:span text:style-name="T83_75">z</text:span><text:span text:style-name="T83_76"> </text:span><text:span text:style-name="T83_77">ekonomických</text:span><text:span text:style-name="T83_78"><text:s/></text:span><text:span text:style-name="T83_79">stromů</text:span><text:span text:style-name="T83_80">.<text:s/></text:span><text:span text:style-name="T83_81">Vstupní</text:span><text:span text:style-name="T83_82"><text:s/></text:span><text:span text:style-name="T83_83">schopnost</text:span><text:span text:style-name="T83_84"><text:s/>(</text:span><text:span text:style-name="T83_85">Schopnost</text:span><text:span text:style-name="T83_86"><text:s/></text:span><text:span text:style-name="T83_87">první</text:span><text:span text:style-name="T83_88"><text:s/></text:span><text:span text:style-name="T83_89">úrovně</text:span><text:span text:style-name="T83_90">)<text:s/></text:span><text:span text:style-name="T83_91">je</text:span><text:span text:style-name="T83_92"><text:s/></text:span><text:span text:style-name="T83_93">pro</text:span><text:span text:style-name="T83_94"><text:s/></text:span><text:span text:style-name="T83_95">vás</text:span><text:span text:style-name="T83_96"><text:s/></text:span><text:span text:style-name="T83_97">zdarma</text:span><text:span text:style-name="T83_98"><text:s/></text:span><text:span text:style-name="T83_99">a</text:span><text:span text:style-name="T83_100"><text:s/></text:span><text:span text:style-name="T83_101">ještě</text:span><text:span text:style-name="T83_102"><text:s/></text:span><text:span text:style-name="T83_103">si</text:span><text:span text:style-name="T83_104"><text:s/></text:span><text:span text:style-name="T83_105">zdarma</text:span><text:span text:style-name="T83_106"><text:s/></text:span><text:span text:style-name="T83_107">vybíráte</text:span><text:span text:style-name="T83_108"><text:s/>1<text:s/></text:span><text:span text:style-name="T83_109">schopnost</text:span><text:span text:style-name="T83_110"><text:s/></text:span><text:span text:style-name="T83_111">druhé</text:span><text:span text:style-name="T83_112"><text:s/></text:span><text:span text:style-name="T83_113">úrovně</text:span><text:span text:style-name="T83_114"><text:s/>(</text:span><text:span text:style-name="T83_115">např</text:span><text:span text:style-name="T83_116">.<text:s/></text:span><text:span text:style-name="T83_117">mohu</text:span><text:span text:style-name="T83_118"><text:s/></text:span><text:span text:style-name="T83_119">si</text:span><text:span text:style-name="T83_120"><text:s/></text:span><text:span text:style-name="T83_121">zdarma</text:span><text:span text:style-name="T83_122"><text:s/></text:span><text:span text:style-name="T83_123">vybrat</text:span><text:span text:style-name="T83_124"><text:s/></text:span><text:span text:style-name="T83_125">základní</text:span><text:span text:style-name="T83_126"><text:s/></text:span><text:span text:style-name="T83_127">vzdělání</text:span><text:span text:style-name="T83_128"><text:s/></text:span><text:span text:style-name="T83_129">a</text:span><text:span text:style-name="T83_130"><text:s/></text:span><text:span text:style-name="T83_131">přírodovědu</text:span><text:span text:style-name="T83_132">).<text:s/></text:span><text:span text:style-name="T83_133">Prohlédněte</text:span><text:span text:style-name="T83_134"><text:s/></text:span><text:span text:style-name="T83_135">si</text:span><text:span text:style-name="T83_136"><text:s/></text:span><text:span text:style-name="T83_137">dobře</text:span><text:span text:style-name="T83_138"><text:s/></text:span><text:span text:style-name="T83_139">ekonomická</text:span><text:span text:style-name="T83_140"><text:s/></text:span><text:span text:style-name="T83_141">pravidla</text:span><text:span text:style-name="T83_142"><text:s/></text:span><text:span text:style-name="T83_143">a</text:span><text:span text:style-name="T83_144"><text:s/></text:span><text:span text:style-name="T83_145">vyberte</text:span><text:span text:style-name="T83_146"><text:s/></text:span><text:span text:style-name="T83_147">si</text:span><text:span text:style-name="T83_148">.</text:span></text:p>
      <text:p text:style-name="P84"/>
      <text:h text:style-name="P85"><text:span text:style-name="T85_1">SP</text:span><text:span text:style-name="T85_2"><text:s/></text:span><text:span text:style-name="T85_3">do</text:span><text:span text:style-name="T85_4"><text:s/></text:span><text:span text:style-name="T85_5">začátku</text:span><text:span text:style-name="T85_6"><text:s/></text:span><text:span text:style-name="T85_7">hry</text:span></text:h>
      <text:p text:style-name="P86"><text:span text:style-name="T86_1">Na</text:span><text:span text:style-name="T86_2"><text:s/></text:span><text:span text:style-name="T86_3">Erinoru</text:span><text:span text:style-name="T86_4"><text:s/></text:span><text:span text:style-name="T86_5">používám</text:span><text:span text:style-name="T86_6"><text:s/></text:span><text:span text:style-name="T86_7">tzv</text:span><text:span text:style-name="T86_8">.<text:s/></text:span><text:span text:style-name="T86_9">třírychlostní</text:span><text:span text:style-name="T86_10"><text:s/></text:span><text:span text:style-name="T86_11">systém</text:span><text:span text:style-name="T86_12"><text:s/></text:span><text:span text:style-name="T86_13">postav</text:span><text:span text:style-name="T86_14">.<text:s/></text:span><text:span text:style-name="T86_15">Jde</text:span><text:span text:style-name="T86_16"><text:s/></text:span><text:span text:style-name="T86_17">o</text:span><text:span text:style-name="T86_18"><text:s/></text:span><text:span text:style-name="T86_19">to</text:span><text:span text:style-name="T86_20">,<text:s/></text:span><text:span text:style-name="T86_21">že</text:span><text:span text:style-name="T86_22"><text:s/></text:span><text:span text:style-name="T86_23">některé</text:span><text:span text:style-name="T86_24"><text:s/></text:span><text:span text:style-name="T86_25">postavy</text:span><text:span text:style-name="T86_26"><text:s/></text:span><text:span text:style-name="T86_27">vzhledem</text:span><text:span text:style-name="T86_28"><text:s/></text:span><text:span text:style-name="T86_29">ke</text:span><text:span text:style-name="T86_30"><text:s/></text:span><text:span text:style-name="T86_31">své</text:span><text:span text:style-name="T86_32"><text:s/></text:span><text:span text:style-name="T86_33">historii</text:span><text:span text:style-name="T86_34"><text:s/></text:span><text:span text:style-name="T86_35">ale</text:span><text:span text:style-name="T86_36"><text:s/></text:span><text:span text:style-name="T86_37">i</text:span><text:span text:style-name="T86_38"><text:s/></text:span><text:span text:style-name="T86_39">hratelnosti</text:span><text:span text:style-name="T86_40"><text:s/></text:span><text:span text:style-name="T86_41">hry</text:span><text:span text:style-name="T86_42"><text:s/></text:span><text:span text:style-name="T86_43">začínají</text:span><text:span text:style-name="T86_44"><text:s/></text:span><text:span text:style-name="T86_45">s</text:span><text:span text:style-name="T86_46"> </text:span><text:span text:style-name="T86_47">málo</text:span><text:span text:style-name="T86_48"><text:s/></text:span><text:span text:style-name="T86_49">SP</text:span><text:span text:style-name="T86_50"><text:s/></text:span><text:span text:style-name="T86_51">a</text:span><text:span text:style-name="T86_52"><text:s/></text:span><text:span text:style-name="T86_53">málo</text:span><text:span text:style-name="T86_54"><text:s/></text:span><text:span text:style-name="T86_55">schopnostmi</text:span><text:span text:style-name="T86_56"><text:s/></text:span><text:span text:style-name="T86_57">a</text:span><text:span text:style-name="T86_58"><text:s/></text:span><text:span text:style-name="T86_59">jiné</text:span><text:span text:style-name="T86_60"><text:s/></text:span><text:span text:style-name="T86_61">s</text:span><text:span text:style-name="T86_62"> </text:span><text:span text:style-name="T86_63">více</text:span><text:span text:style-name="T86_64">.<text:s/></text:span><text:span text:style-name="T86_65">Rychlost</text:span><text:span text:style-name="T86_66"><text:s/></text:span><text:span text:style-name="T86_67">svojí</text:span><text:span text:style-name="T86_68"><text:s/></text:span><text:span text:style-name="T86_69">postavy</text:span><text:span text:style-name="T86_70"><text:s/></text:span><text:span text:style-name="T86_71">si</text:span><text:span text:style-name="T86_72"><text:s/></text:span><text:span text:style-name="T86_73">domluvíte</text:span><text:span text:style-name="T86_74"><text:s/></text:span><text:span text:style-name="T86_75">při</text:span><text:span text:style-name="T86_76"><text:s/></text:span><text:span text:style-name="T86_77">přihlašování</text:span><text:span text:style-name="T86_78">.<text:s/></text:span><text:span text:style-name="T86_79">Většina</text:span><text:span text:style-name="T86_80"><text:s/></text:span><text:span text:style-name="T86_81">postav</text:span><text:span text:style-name="T86_82"><text:s/></text:span><text:span text:style-name="T86_83">začíná</text:span><text:span text:style-name="T86_84"><text:s/></text:span><text:span text:style-name="T86_85">na</text:span><text:span text:style-name="T86_86"><text:s/></text:span><text:span text:style-name="T86_87">rychlosti</text:span><text:span text:style-name="T86_88"><text:s/>1,<text:s/></text:span><text:span text:style-name="T86_89">to</text:span><text:span text:style-name="T86_90"><text:s/></text:span><text:span text:style-name="T86_91">se</text:span><text:span text:style-name="T86_92"><text:s/></text:span><text:span text:style-name="T86_93">může</text:span><text:span text:style-name="T86_94"><text:s/></text:span><text:span text:style-name="T86_95">ve</text:span><text:span text:style-name="T86_96"><text:s/></text:span><text:span text:style-name="T86_97">hře</text:span><text:span text:style-name="T86_98"><text:s/></text:span><text:span text:style-name="T86_99">ale</text:span><text:span text:style-name="T86_100"><text:s/></text:span><text:span text:style-name="T86_101">měnit</text:span><text:span text:style-name="T86_102">.<text:s/></text:span><text:span text:style-name="T86_103">Postavy</text:span><text:span text:style-name="T86_104"><text:s/></text:span><text:span text:style-name="T86_105">je</text:span><text:span text:style-name="T86_106"><text:s/></text:span><text:span text:style-name="T86_107">možné</text:span><text:span text:style-name="T86_108"><text:s/></text:span><text:span text:style-name="T86_109">za</text:span><text:span text:style-name="T86_110"><text:s/></text:span><text:span text:style-name="T86_111">určitých</text:span><text:span text:style-name="T86_112"><text:s/></text:span><text:span text:style-name="T86_113">podmínek</text:span><text:span text:style-name="T86_114"><text:s/>(</text:span><text:span text:style-name="T86_115">viz</text:span><text:span text:style-name="T86_116"><text:s/></text:span><text:span text:style-name="T86_117">ekonomická</text:span><text:span text:style-name="T86_118"><text:s/></text:span><text:span text:style-name="T86_119">pravidla</text:span><text:span text:style-name="T86_120">)<text:s/></text:span><text:span text:style-name="T86_121">přenášet</text:span><text:span text:style-name="T86_122"><text:s/></text:span><text:span text:style-name="T86_123">do</text:span><text:span text:style-name="T86_124"><text:s/></text:span><text:span text:style-name="T86_125">dalších</text:span><text:span text:style-name="T86_126"><text:s/></text:span><text:span text:style-name="T86_127">dílů</text:span><text:span text:style-name="T86_128">.<text:s/></text:span><text:span text:style-name="T86_129">Postavu</text:span><text:span text:style-name="T86_130"><text:s/></text:span><text:span text:style-name="T86_131">si</text:span><text:span text:style-name="T86_132"><text:s/></text:span><text:span text:style-name="T86_133">tedy</text:span><text:span text:style-name="T86_134"><text:s/></text:span><text:span text:style-name="T86_135">můžete</text:span><text:span text:style-name="T86_136"><text:s/></text:span><text:span text:style-name="T86_137">hýčkat</text:span><text:span text:style-name="T86_138"><text:s/></text:span><text:span text:style-name="T86_139">a</text:span><text:span text:style-name="T86_140"><text:s/></text:span><text:span text:style-name="T86_141">vyvíjet</text:span><text:span text:style-name="T86_142">.</text:span></text:p>
      <text:p text:style-name="P87"/>
      <text:p text:style-name="P88"><text:span text:style-name="T88_1">1</text:span><text:span text:style-name="T88_2"><text:s/>–<text:s/></text:span><text:span text:style-name="T88_3">postavy</text:span><text:span text:style-name="T88_4"><text:s/></text:span><text:span text:style-name="T88_5">mladé</text:span><text:span text:style-name="T88_6"><text:s/></text:span><text:span text:style-name="T88_7">a</text:span><text:span text:style-name="T88_8"><text:s/></text:span><text:span text:style-name="T88_9">nezkušené</text:span><text:span text:style-name="T88_10">.<text:s/></text:span><text:span text:style-name="T88_11">Umí</text:span><text:span text:style-name="T88_12"><text:s/></text:span><text:span text:style-name="T88_13">toho</text:span><text:span text:style-name="T88_14"><text:s/></text:span><text:span text:style-name="T88_15">opravdu</text:span><text:span text:style-name="T88_16"><text:s/></text:span><text:span text:style-name="T88_17">málo</text:span><text:span text:style-name="T88_18">,<text:s/></text:span><text:span text:style-name="T88_19">za</text:span><text:span text:style-name="T88_20"><text:s/></text:span><text:span text:style-name="T88_21">to</text:span><text:span text:style-name="T88_22"><text:s/></text:span><text:span text:style-name="T88_23">ale</text:span><text:span text:style-name="T88_24"><text:s/></text:span><text:span text:style-name="T88_25">dostávají</text:span><text:span text:style-name="T88_26"><text:s/></text:span><text:span text:style-name="T88_27">při</text:span><text:span text:style-name="T88_28"><text:s/></text:span><text:span text:style-name="T88_29">přestupech</text:span><text:span text:style-name="T88_30"><text:s/></text:span><text:span text:style-name="T88_31">a</text:span><text:span text:style-name="T88_32"><text:s/></text:span><text:span text:style-name="T88_33">ve</text:span><text:span text:style-name="T88_34"><text:s/></text:span><text:span text:style-name="T88_35">hře</text:span><text:span text:style-name="T88_36"><text:s/></text:span><text:span text:style-name="T88_37">nejvíce</text:span><text:span text:style-name="T88_38"><text:s/></text:span><text:span text:style-name="T88_39">SP</text:span><text:span text:style-name="T88_40">,<text:s/></text:span><text:span text:style-name="T88_41">rychle</text:span><text:span text:style-name="T88_42"><text:s/></text:span><text:span text:style-name="T88_43">se</text:span><text:span text:style-name="T88_44"><text:s/></text:span><text:span text:style-name="T88_45">učí</text:span><text:span text:style-name="T88_46"><text:s/></text:span><text:span text:style-name="T88_47">a</text:span><text:span text:style-name="T88_48"><text:s/></text:span><text:span text:style-name="T88_49">vyvíjí</text:span><text:span text:style-name="T88_50">.<text:s/></text:span><text:span text:style-name="T88_51">Po</text:span><text:span text:style-name="T88_52"><text:s/></text:span><text:span text:style-name="T88_53">několika</text:span><text:span text:style-name="T88_54"><text:s/></text:span><text:span text:style-name="T88_55">dílech</text:span><text:span text:style-name="T88_56"><text:s/></text:span><text:span text:style-name="T88_57">mohou</text:span><text:span text:style-name="T88_58"><text:s/></text:span><text:span text:style-name="T88_59">dosáhnout</text:span><text:span text:style-name="T88_60"><text:s/></text:span><text:span text:style-name="T88_61">největšího</text:span><text:span text:style-name="T88_62"><text:s/></text:span><text:span text:style-name="T88_63">počtu</text:span><text:span text:style-name="T88_64"><text:s/></text:span><text:span text:style-name="T88_65">SP</text:span><text:span text:style-name="T88_66">.<text:s/></text:span></text:p>
      <text:p text:style-name="P89"><text:span text:style-name="T89_1">Počáteční</text:span><text:span text:style-name="T89_2"><text:s/></text:span><text:span text:style-name="T89_3">počet</text:span><text:span text:style-name="T89_4"><text:s/></text:span><text:span text:style-name="T89_5">SP</text:span><text:span text:style-name="T89_6">,<text:s/></text:span><text:span text:style-name="T89_7">za</text:span><text:span text:style-name="T89_8"><text:s/></text:span><text:span text:style-name="T89_9">které</text:span><text:span text:style-name="T89_10"><text:s/></text:span><text:span text:style-name="T89_11">si</text:span><text:span text:style-name="T89_12"><text:s/></text:span><text:span text:style-name="T89_13">vyberete</text:span><text:span text:style-name="T89_14"><text:s/></text:span><text:span text:style-name="T89_15">schopnosti</text:span><text:span text:style-name="T89_16"><text:s/></text:span><text:span text:style-name="T89_17">do</text:span><text:span text:style-name="T89_18"><text:s/></text:span><text:span text:style-name="T89_19">začátku</text:span><text:span text:style-name="T89_20"><text:s/></text:span><text:span text:style-name="T89_21">je</text:span><text:span text:style-name="T89_22"><text:s/></text:span><text:span text:style-name="T89_23">8</text:span><text:span text:style-name="T89_24">.<text:s/></text:span><text:span text:style-name="T89_25">Při</text:span><text:span text:style-name="T89_26"><text:s/></text:span><text:span text:style-name="T89_27">prvním</text:span><text:span text:style-name="T89_28"><text:s/></text:span><text:span text:style-name="T89_29">přestupu</text:span><text:span text:style-name="T89_30">,<text:s/></text:span><text:span text:style-name="T89_31">který</text:span><text:span text:style-name="T89_32"><text:s/></text:span><text:span text:style-name="T89_33">bude</text:span><text:span text:style-name="T89_34"><text:s/></text:span><text:span text:style-name="T89_35">při</text:span><text:span text:style-name="T89_36"><text:s/></text:span><text:span text:style-name="T89_37">vaší</text:span><text:span text:style-name="T89_38"><text:s/></text:span><text:span text:style-name="T89_39">registraci</text:span><text:span text:style-name="T89_40"><text:s/></text:span><text:span text:style-name="T89_41">před</text:span><text:span text:style-name="T89_42"><text:s/></text:span><text:span text:style-name="T89_43">hrou</text:span><text:span text:style-name="T89_44">,<text:s/></text:span><text:span text:style-name="T89_45">získáte</text:span><text:span text:style-name="T89_46"><text:s/></text:span><text:span text:style-name="T89_47">ještě</text:span><text:span text:style-name="T89_48"><text:s/></text:span><text:span text:style-name="T89_49">dalších</text:span><text:span text:style-name="T89_50"><text:s/></text:span><text:span text:style-name="T89_51">10-15<text:s/></text:span><text:span text:style-name="T89_52">SP</text:span><text:span text:style-name="T89_53">.<text:s/></text:span><text:span text:style-name="T89_54">Toto</text:span><text:span text:style-name="T89_55"><text:s/></text:span><text:span text:style-name="T89_56">je</text:span><text:span text:style-name="T89_57"><text:s/></text:span><text:span text:style-name="T89_58">také</text:span><text:span text:style-name="T89_59"><text:s/></text:span><text:span text:style-name="T89_60">počet</text:span><text:span text:style-name="T89_61"><text:s/></text:span><text:span text:style-name="T89_62">SP</text:span><text:span text:style-name="T89_63">,<text:s/></text:span><text:span text:style-name="T89_64">které</text:span><text:span text:style-name="T89_65"><text:s/></text:span><text:span text:style-name="T89_66">můžete</text:span><text:span text:style-name="T89_67"><text:s/></text:span><text:span text:style-name="T89_68">dostat</text:span><text:span text:style-name="T89_69"><text:s/></text:span><text:span text:style-name="T89_70">při</text:span><text:span text:style-name="T89_71"><text:s/></text:span><text:span text:style-name="T89_72">dalším</text:span><text:span text:style-name="T89_73"><text:s/></text:span><text:span text:style-name="T89_74">přestupu</text:span><text:span text:style-name="T89_75">.<text:s/></text:span><text:span text:style-name="T89_76">Pokud</text:span><text:span text:style-name="T89_77"><text:s/></text:span><text:span text:style-name="T89_78">jako</text:span><text:span text:style-name="T89_79"><text:s/></text:span><text:span text:style-name="T89_80">postava</text:span><text:span text:style-name="T89_81"><text:s/></text:span><text:span text:style-name="T89_82">rychlosti</text:span><text:span text:style-name="T89_83"><text:s/>1<text:s/></text:span><text:span text:style-name="T89_84">získáte</text:span><text:span text:style-name="T89_85"><text:s/></text:span><text:span text:style-name="T89_86">ke</text:span><text:span text:style-name="T89_87"><text:s/></text:span><text:span text:style-name="T89_88">svým</text:span><text:span text:style-name="T89_89"><text:s/></text:span><text:span text:style-name="T89_90">základním</text:span><text:span text:style-name="T89_91"><text:s/>8<text:s/></text:span><text:span text:style-name="T89_92">ještě</text:span><text:span text:style-name="T89_93"><text:s/>40<text:s/></text:span><text:span text:style-name="T89_94">SP</text:span><text:span text:style-name="T89_95">,<text:s/></text:span><text:span text:style-name="T89_96">přecházíte</text:span><text:span text:style-name="T89_97"><text:s/></text:span><text:span text:style-name="T89_98">na</text:span><text:span text:style-name="T89_99"><text:s/></text:span><text:span text:style-name="T89_100">rychlost</text:span><text:span text:style-name="T89_101"><text:s/>2.</text:span></text:p>
      <text:p text:style-name="P90"/>
      <text:p text:style-name="P91"><text:span text:style-name="T91_1">2</text:span><text:span text:style-name="T91_2"><text:s/>–<text:s/></text:span><text:span text:style-name="T91_3">starší</text:span><text:span text:style-name="T91_4"><text:s/></text:span><text:span text:style-name="T91_5">a</text:span><text:span text:style-name="T91_6"><text:s/></text:span><text:span text:style-name="T91_7">zkušené</text:span><text:span text:style-name="T91_8"><text:s/></text:span><text:span text:style-name="T91_9">postavy</text:span><text:span text:style-name="T91_10">.<text:s/></text:span><text:span text:style-name="T91_11">Mají</text:span><text:span text:style-name="T91_12"><text:s/></text:span><text:span text:style-name="T91_13">už</text:span><text:span text:style-name="T91_14"><text:s/></text:span><text:span text:style-name="T91_15">něco</text:span><text:span text:style-name="T91_16"><text:s/></text:span><text:span text:style-name="T91_17">za</text:span><text:span text:style-name="T91_18"><text:s/></text:span><text:span text:style-name="T91_19">sebou</text:span><text:span text:style-name="T91_20">,<text:s/></text:span><text:span text:style-name="T91_21">dost</text:span><text:span text:style-name="T91_22"><text:s/></text:span><text:span text:style-name="T91_23">toho</text:span><text:span text:style-name="T91_24"><text:s/></text:span><text:span text:style-name="T91_25">zažili</text:span><text:span text:style-name="T91_26"><text:s/></text:span><text:span text:style-name="T91_27">před</text:span><text:span text:style-name="T91_28"><text:s/></text:span><text:span text:style-name="T91_29">hrou</text:span><text:span text:style-name="T91_30">.<text:s/></text:span><text:span text:style-name="T91_31">Umí</text:span><text:span text:style-name="T91_32"><text:s/></text:span><text:span text:style-name="T91_33">více</text:span><text:span text:style-name="T91_34"><text:s/></text:span><text:span text:style-name="T91_35">schopností</text:span><text:span text:style-name="T91_36">,<text:s/></text:span><text:span text:style-name="T91_37">ale</text:span><text:span text:style-name="T91_38"><text:s/></text:span><text:span text:style-name="T91_39">vyvíjí</text:span><text:span text:style-name="T91_40"><text:s/></text:span><text:span text:style-name="T91_41">se</text:span><text:span text:style-name="T91_42"><text:s/></text:span><text:span text:style-name="T91_43">pomaleji</text:span><text:span text:style-name="T91_44">.<text:s/></text:span><text:span text:style-name="T91_45">Na</text:span><text:span text:style-name="T91_46"><text:s/></text:span><text:span text:style-name="T91_47">této</text:span><text:span text:style-name="T91_48"><text:s/></text:span><text:span text:style-name="T91_49">hodnotě</text:span><text:span text:style-name="T91_50"><text:s/></text:span><text:span text:style-name="T91_51">začíná</text:span><text:span text:style-name="T91_52"><text:s/></text:span><text:span text:style-name="T91_53">kolem</text:span><text:span text:style-name="T91_54"><text:s/>1/3<text:s/></text:span><text:span text:style-name="T91_55">postav</text:span><text:span text:style-name="T91_56">,<text:s/></text:span><text:span text:style-name="T91_57">ke</text:span><text:span text:style-name="T91_58"><text:s/></text:span><text:span text:style-name="T91_59">kterým</text:span><text:span text:style-name="T91_60"><text:s/></text:span><text:span text:style-name="T91_61">se</text:span><text:span text:style-name="T91_62"><text:s/></text:span><text:span text:style-name="T91_63">to</text:span><text:span text:style-name="T91_64"><text:s/></text:span><text:span text:style-name="T91_65">hodí</text:span><text:span text:style-name="T91_66"><text:s/></text:span><text:span text:style-name="T91_67">vzhledem</text:span><text:span text:style-name="T91_68"><text:s/></text:span><text:span text:style-name="T91_69">k</text:span><text:span text:style-name="T91_70"> </text:span><text:span text:style-name="T91_71">jejich</text:span><text:span text:style-name="T91_72"><text:s/></text:span><text:span text:style-name="T91_73">historii</text:span><text:span text:style-name="T91_74"><text:s/></text:span><text:span text:style-name="T91_75">a</text:span><text:span text:style-name="T91_76"><text:s/></text:span><text:span text:style-name="T91_77">po</text:span><text:span text:style-name="T91_78"><text:s/></text:span><text:span text:style-name="T91_79">domluvě</text:span><text:span text:style-name="T91_80"><text:s/></text:span><text:span text:style-name="T91_81">s</text:span><text:span text:style-name="T91_82"> </text:span><text:span text:style-name="T91_83">organizátory</text:span><text:span text:style-name="T91_84">.</text:span></text:p>
      <text:p text:style-name="P92"><text:span text:style-name="T92_1">Počáteční</text:span><text:span text:style-name="T92_2"><text:s/></text:span><text:span text:style-name="T92_3">počet</text:span><text:span text:style-name="T92_4"><text:s/></text:span><text:span text:style-name="T92_5">SP</text:span><text:span text:style-name="T92_6">,<text:s/></text:span><text:span text:style-name="T92_7">za</text:span><text:span text:style-name="T92_8"><text:s/></text:span><text:span text:style-name="T92_9">které</text:span><text:span text:style-name="T92_10"><text:s/></text:span><text:span text:style-name="T92_11">si</text:span><text:span text:style-name="T92_12"><text:s/></text:span><text:span text:style-name="T92_13">vyberete</text:span><text:span text:style-name="T92_14"><text:s/></text:span><text:span text:style-name="T92_15">schopnosti</text:span><text:span text:style-name="T92_16"><text:s/></text:span><text:span text:style-name="T92_17">do</text:span><text:span text:style-name="T92_18"><text:s/></text:span><text:span text:style-name="T92_19">začátku</text:span><text:span text:style-name="T92_20">,<text:s/></text:span><text:span text:style-name="T92_21">je</text:span><text:span text:style-name="T92_22"><text:s/></text:span><text:span text:style-name="T92_23">25</text:span><text:span text:style-name="T92_24">.<text:s/></text:span><text:span text:style-name="T92_25">Při</text:span><text:span text:style-name="T92_26"><text:s/></text:span><text:span text:style-name="T92_27">prvním</text:span><text:span text:style-name="T92_28"><text:s/></text:span><text:span text:style-name="T92_29">přestupu</text:span><text:span text:style-name="T92_30">,<text:s/></text:span><text:span text:style-name="T92_31">který</text:span><text:span text:style-name="T92_32"><text:s/></text:span><text:span text:style-name="T92_33">bude</text:span><text:span text:style-name="T92_34"><text:s/></text:span><text:span text:style-name="T92_35">při</text:span><text:span text:style-name="T92_36"><text:s/></text:span><text:span text:style-name="T92_37">vaší</text:span><text:span text:style-name="T92_38"><text:s/></text:span><text:span text:style-name="T92_39">registraci</text:span><text:span text:style-name="T92_40"><text:s/></text:span><text:span text:style-name="T92_41">před</text:span><text:span text:style-name="T92_42"><text:s/></text:span><text:span text:style-name="T92_43">hrou</text:span><text:span text:style-name="T92_44">,<text:s/></text:span><text:span text:style-name="T92_45">získáte</text:span><text:span text:style-name="T92_46"><text:s/></text:span><text:span text:style-name="T92_47">ještě</text:span><text:span text:style-name="T92_48"><text:s/></text:span><text:span text:style-name="T92_49">dalších</text:span><text:span text:style-name="T92_50"><text:s/></text:span><text:span text:style-name="T92_51">7-12<text:s/></text:span><text:span text:style-name="T92_52">SP</text:span><text:span text:style-name="T92_53">.<text:s/></text:span><text:span text:style-name="T92_54">Toto</text:span><text:span text:style-name="T92_55"><text:s/></text:span><text:span text:style-name="T92_56">je</text:span><text:span text:style-name="T92_57"><text:s/></text:span><text:span text:style-name="T92_58">také</text:span><text:span text:style-name="T92_59"><text:s/></text:span><text:span text:style-name="T92_60">počet</text:span><text:span text:style-name="T92_61"><text:s/></text:span><text:span text:style-name="T92_62">SP</text:span><text:span text:style-name="T92_63">,<text:s/></text:span><text:span text:style-name="T92_64">které</text:span><text:span text:style-name="T92_65"><text:s/></text:span><text:span text:style-name="T92_66">můžete</text:span><text:span text:style-name="T92_67"><text:s/></text:span><text:span text:style-name="T92_68">dostat</text:span><text:span text:style-name="T92_69"><text:s/></text:span><text:span text:style-name="T92_70">při</text:span><text:span text:style-name="T92_71"><text:s/></text:span><text:span text:style-name="T92_72">dalším</text:span><text:span text:style-name="T92_73"><text:s/></text:span><text:span text:style-name="T92_74">přestupu</text:span><text:span text:style-name="T92_75">.<text:s/></text:span><text:span text:style-name="T92_76">Pokud</text:span><text:span text:style-name="T92_77"><text:s/></text:span><text:span text:style-name="T92_78">jako</text:span><text:span text:style-name="T92_79"><text:s/></text:span><text:span text:style-name="T92_80">postava</text:span><text:span text:style-name="T92_81"><text:s/></text:span><text:span text:style-name="T92_82">rychlosti</text:span><text:span text:style-name="T92_83"><text:s/>2<text:s/></text:span><text:span text:style-name="T92_84">získáte</text:span><text:span text:style-name="T92_85"><text:s/></text:span><text:span text:style-name="T92_86">k</text:span><text:span text:style-name="T92_87"> </text:span><text:span text:style-name="T92_88">SP</text:span><text:span text:style-name="T92_89">,<text:s/></text:span><text:span text:style-name="T92_90">které</text:span><text:span text:style-name="T92_91"><text:s/></text:span><text:span text:style-name="T92_92">jste</text:span><text:span text:style-name="T92_93"><text:s/></text:span><text:span text:style-name="T92_94">měli</text:span><text:span text:style-name="T92_95"><text:s/></text:span><text:span text:style-name="T92_96">při</text:span><text:span text:style-name="T92_97"><text:s/></text:span><text:span text:style-name="T92_98">vstupu</text:span><text:span text:style-name="T92_99"><text:s/></text:span><text:span text:style-name="T92_100">do</text:span><text:span text:style-name="T92_101"><text:s/></text:span><text:span text:style-name="T92_102">této</text:span><text:span text:style-name="T92_103"><text:s/></text:span><text:span text:style-name="T92_104">skupiny</text:span><text:span text:style-name="T92_105"><text:s/></text:span><text:span text:style-name="T92_106">ještě</text:span><text:span text:style-name="T92_107"><text:s/>40<text:s/></text:span><text:span text:style-name="T92_108">SP</text:span><text:span text:style-name="T92_109">,<text:s/></text:span><text:span text:style-name="T92_110">přecházíte</text:span><text:span text:style-name="T92_111"><text:s/></text:span><text:span text:style-name="T92_112">na</text:span><text:span text:style-name="T92_113"><text:s/></text:span><text:span text:style-name="T92_114">rychlost</text:span><text:span text:style-name="T92_115"><text:s/>3.</text:span></text:p>
      <text:p text:style-name="P93"/>
      <text:p text:style-name="P94"><text:span text:style-name="T94_1">3</text:span><text:span text:style-name="T94_2"><text:s/>–<text:s/></text:span><text:span text:style-name="T94_3">výjimečné</text:span><text:span text:style-name="T94_4"><text:s/></text:span><text:span text:style-name="T94_5">postavy</text:span><text:span text:style-name="T94_6">,<text:s/></text:span><text:span text:style-name="T94_7">staří</text:span><text:span text:style-name="T94_8"><text:s/></text:span><text:span text:style-name="T94_9">a</text:span><text:span text:style-name="T94_10"><text:s/></text:span><text:span text:style-name="T94_11">ostřílení</text:span><text:span text:style-name="T94_12"><text:s/></text:span><text:span text:style-name="T94_13">mazáci</text:span><text:span text:style-name="T94_14">.<text:s/></text:span><text:span text:style-name="T94_15">Těch</text:span><text:span text:style-name="T94_16"><text:s/></text:span><text:span text:style-name="T94_17">do</text:span><text:span text:style-name="T94_18"><text:s/></text:span><text:span text:style-name="T94_19">hry</text:span><text:span text:style-name="T94_20"><text:s/></text:span><text:span text:style-name="T94_21">vstupuje</text:span><text:span text:style-name="T94_22"><text:s/></text:span><text:span text:style-name="T94_23">jen</text:span><text:span text:style-name="T94_24"><text:s/></text:span><text:span text:style-name="T94_25">velmi</text:span><text:span text:style-name="T94_26"><text:s/></text:span><text:span text:style-name="T94_27">málo</text:span><text:span text:style-name="T94_28"><text:s/></text:span><text:span text:style-name="T94_29">a</text:span><text:span text:style-name="T94_30"><text:s/></text:span><text:span text:style-name="T94_31">většinou</text:span><text:span text:style-name="T94_32"><text:s/></text:span><text:span text:style-name="T94_33">jsou</text:span><text:span text:style-name="T94_34"><text:s/></text:span><text:span text:style-name="T94_35">to</text:span><text:span text:style-name="T94_36"><text:s/></text:span><text:span text:style-name="T94_37">organizátory</text:span><text:span text:style-name="T94_38"><text:s/></text:span><text:span text:style-name="T94_39">částečně</text:span><text:span text:style-name="T94_40"><text:s/></text:span><text:span text:style-name="T94_41">předepsané</text:span><text:span text:style-name="T94_42"><text:s/></text:span><text:span text:style-name="T94_43">postavy</text:span><text:span text:style-name="T94_44">,<text:s/></text:span><text:span text:style-name="T94_45">které</text:span><text:span text:style-name="T94_46"><text:s/></text:span><text:span text:style-name="T94_47">jsou</text:span><text:span text:style-name="T94_48"><text:s/></text:span><text:span text:style-name="T94_49">zásadními</text:span><text:span text:style-name="T94_50"><text:s/></text:span><text:span text:style-name="T94_51">hybateli</text:span><text:span text:style-name="T94_52"><text:s/></text:span><text:span text:style-name="T94_53">dění</text:span><text:span text:style-name="T94_54">.<text:s/></text:span><text:span text:style-name="T94_55">Jsou</text:span><text:span text:style-name="T94_56"><text:s/></text:span><text:span text:style-name="T94_57">zkrátka</text:span><text:span text:style-name="T94_58"><text:s/></text:span><text:span text:style-name="T94_59">takové</text:span><text:span text:style-name="T94_60">,<text:s/></text:span><text:span text:style-name="T94_61">jaké</text:span><text:span text:style-name="T94_62"><text:s/></text:span><text:span text:style-name="T94_63">je</text:span><text:span text:style-name="T94_64"><text:s/></text:span><text:span text:style-name="T94_65">mi</text:span><text:span text:style-name="T94_66"><text:s/></text:span><text:span text:style-name="T94_67">orgové</text:span><text:span text:style-name="T94_68"><text:s/></text:span><text:span text:style-name="T94_69">potřebujeme</text:span><text:span text:style-name="T94_70">.<text:s/></text:span><text:span text:style-name="T94_71">Tyto</text:span><text:span text:style-name="T94_72"><text:s/></text:span><text:span text:style-name="T94_73">postavy</text:span><text:span text:style-name="T94_74"><text:s/></text:span><text:span text:style-name="T94_75">se</text:span><text:span text:style-name="T94_76"><text:s/></text:span><text:span text:style-name="T94_77">učí</text:span><text:span text:style-name="T94_78"><text:s/></text:span><text:span text:style-name="T94_79">další</text:span><text:span text:style-name="T94_80"><text:s/></text:span><text:span text:style-name="T94_81">schopnosti</text:span><text:span text:style-name="T94_82"><text:s/></text:span><text:span text:style-name="T94_83">už</text:span><text:span text:style-name="T94_84"><text:s/></text:span><text:span text:style-name="T94_85">jen</text:span><text:span text:style-name="T94_86"><text:s/></text:span><text:span text:style-name="T94_87">velmi</text:span><text:span text:style-name="T94_88"><text:s/></text:span><text:span text:style-name="T94_89">omezeně</text:span><text:span text:style-name="T94_90">.</text:span></text:p>
      <text:p text:style-name="P95"><text:span text:style-name="T95_1">Počáteční</text:span><text:span text:style-name="T95_2"><text:s/></text:span><text:span text:style-name="T95_3">počet</text:span><text:span text:style-name="T95_4"><text:s/></text:span><text:span text:style-name="T95_5">SP</text:span><text:span text:style-name="T95_6">,<text:s/></text:span><text:span text:style-name="T95_7">za</text:span><text:span text:style-name="T95_8"><text:s/></text:span><text:span text:style-name="T95_9">které</text:span><text:span text:style-name="T95_10"><text:s/></text:span><text:span text:style-name="T95_11">si</text:span><text:span text:style-name="T95_12"><text:s/></text:span><text:span text:style-name="T95_13">vyberete</text:span><text:span text:style-name="T95_14"><text:s/></text:span><text:span text:style-name="T95_15">schopnosti</text:span><text:span text:style-name="T95_16"><text:s/></text:span><text:span text:style-name="T95_17">do</text:span><text:span text:style-name="T95_18"><text:s/></text:span><text:span text:style-name="T95_19">začátku</text:span><text:span text:style-name="T95_20">,<text:s/></text:span><text:span text:style-name="T95_21">je</text:span><text:span text:style-name="T95_22"><text:s/></text:span><text:span text:style-name="T95_23">50</text:span><text:span text:style-name="T95_24">.<text:s/></text:span><text:span text:style-name="T95_25">Při</text:span><text:span text:style-name="T95_26"><text:s/></text:span><text:span text:style-name="T95_27">prvním</text:span><text:span text:style-name="T95_28"><text:s/></text:span><text:span text:style-name="T95_29">přestupu</text:span><text:span text:style-name="T95_30">,<text:s/></text:span><text:span text:style-name="T95_31">který</text:span><text:span text:style-name="T95_32"><text:s/></text:span><text:span text:style-name="T95_33">bude</text:span><text:span text:style-name="T95_34"><text:s/></text:span><text:span text:style-name="T95_35">při</text:span><text:span text:style-name="T95_36"><text:s/></text:span><text:span text:style-name="T95_37">vaší</text:span><text:span text:style-name="T95_38"><text:s/></text:span><text:span text:style-name="T95_39">registraci</text:span><text:span text:style-name="T95_40"><text:s/></text:span><text:span text:style-name="T95_41">před</text:span><text:span text:style-name="T95_42"><text:s/></text:span><text:span text:style-name="T95_43">hrou</text:span><text:span text:style-name="T95_44"><text:s/></text:span><text:span text:style-name="T95_45">získáte</text:span><text:span text:style-name="T95_46"><text:s/></text:span><text:span text:style-name="T95_47">ještě</text:span><text:span text:style-name="T95_48"><text:s/></text:span><text:span text:style-name="T95_49">dalších</text:span><text:span text:style-name="T95_50"><text:s/></text:span><text:span text:style-name="T95_51">0-10<text:s/></text:span><text:span text:style-name="T95_52">SP</text:span><text:span text:style-name="T95_53"><text:s/>(</text:span><text:span text:style-name="T95_54">spíše</text:span><text:span text:style-name="T95_55"><text:s/></text:span><text:span text:style-name="T95_56">ta</text:span><text:span text:style-name="T95_57"><text:s/>0).<text:s/></text:span><text:span text:style-name="T95_58">Toto</text:span><text:span text:style-name="T95_59"><text:s/></text:span><text:span text:style-name="T95_60">je</text:span><text:span text:style-name="T95_61"><text:s/></text:span><text:span text:style-name="T95_62">také</text:span><text:span text:style-name="T95_63"><text:s/></text:span><text:span text:style-name="T95_64">počet</text:span><text:span text:style-name="T95_65"><text:s/></text:span><text:span text:style-name="T95_66">SP</text:span><text:span text:style-name="T95_67">,<text:s/></text:span><text:span text:style-name="T95_68">které</text:span><text:span text:style-name="T95_69"><text:s/></text:span><text:span text:style-name="T95_70">můžete</text:span><text:span text:style-name="T95_71"><text:s/></text:span><text:span text:style-name="T95_72">dostat</text:span><text:span text:style-name="T95_73"><text:s/></text:span><text:span text:style-name="T95_74">při</text:span><text:span text:style-name="T95_75"><text:s/></text:span><text:span text:style-name="T95_76">dalším</text:span><text:span text:style-name="T95_77"><text:s/></text:span><text:span text:style-name="T95_78">přestupu</text:span><text:span text:style-name="T95_79">.<text:s/></text:span></text:p>
      <text:p text:style-name="P96"/>
      <text:h text:style-name="P97"><text:span text:style-name="T97_1">Stromy</text:span><text:span text:style-name="T97_2"><text:s/></text:span><text:span text:style-name="T97_3">schopností</text:span></text:h>
      <text:p text:style-name="P98"><text:span text:style-name="T98_1">Uspořádání</text:span><text:span text:style-name="T98_2"><text:s/></text:span><text:span text:style-name="T98_3">schopností</text:span><text:span text:style-name="T98_4">.<text:s/></text:span><text:span text:style-name="T98_5">Existují</text:span><text:span text:style-name="T98_6"><text:s/>3<text:s/></text:span><text:span text:style-name="T98_7">skupiny</text:span><text:span text:style-name="T98_8"><text:s/></text:span><text:span text:style-name="T98_9">stromů</text:span><text:span text:style-name="T98_10">:<text:s/></text:span><text:span text:style-name="T98_11">ekonomické</text:span><text:span text:style-name="T98_12">,<text:s/></text:span><text:span text:style-name="T98_13">stromy</text:span><text:span text:style-name="T98_14"><text:s/></text:span><text:span text:style-name="T98_15">dobrodruha</text:span><text:span text:style-name="T98_16"><text:s/></text:span><text:span text:style-name="T98_17">a</text:span><text:span text:style-name="T98_18"><text:s/></text:span><text:span text:style-name="T98_19">stromy</text:span><text:span text:style-name="T98_20"><text:s/></text:span><text:span text:style-name="T98_21">mocné</text:span><text:span text:style-name="T98_22"><text:s/>(</text:span><text:span text:style-name="T98_23">alchymie</text:span><text:span text:style-name="T98_24">,<text:s/></text:span><text:span text:style-name="T98_25">magie</text:span><text:span text:style-name="T98_26">,<text:s/></text:span><text:span text:style-name="T98_27">kněžství</text:span><text:span text:style-name="T98_28">).<text:s/></text:span><text:span text:style-name="T98_29">Každá</text:span><text:span text:style-name="T98_30"><text:s/></text:span><text:span text:style-name="T98_31">skupina</text:span><text:span text:style-name="T98_32"><text:s/></text:span><text:span text:style-name="T98_33">obsahuje</text:span><text:span text:style-name="T98_34"><text:s/></text:span><text:span text:style-name="T98_35">několik</text:span><text:span text:style-name="T98_36"><text:s/></text:span><text:span text:style-name="T98_37">stromů</text:span><text:span text:style-name="T98_38">,<text:s/></text:span><text:span text:style-name="T98_39">stromy</text:span><text:span text:style-name="T98_40"><text:s/></text:span><text:span text:style-name="T98_41">se</text:span><text:span text:style-name="T98_42"><text:s/></text:span><text:span text:style-name="T98_43">dále</text:span><text:span text:style-name="T98_44"><text:s/></text:span><text:span text:style-name="T98_45">větví</text:span><text:span text:style-name="T98_46">.<text:s/></text:span><text:span text:style-name="T98_47">Pro</text:span><text:span text:style-name="T98_48"><text:s/></text:span><text:span text:style-name="T98_49">naučení</text:span><text:span text:style-name="T98_50"><text:s/></text:span><text:span text:style-name="T98_51">nějaké</text:span><text:span text:style-name="T98_52"><text:s/></text:span><text:span text:style-name="T98_53">schopnosti</text:span><text:span text:style-name="T98_54"><text:s/></text:span><text:span text:style-name="T98_55">ze</text:span><text:span text:style-name="T98_56"><text:s/></text:span><text:span text:style-name="T98_57">stromu</text:span><text:span text:style-name="T98_58"><text:s/></text:span><text:span text:style-name="T98_59">musíte</text:span><text:span text:style-name="T98_60"><text:s/></text:span><text:span text:style-name="T98_61">umět</text:span><text:span text:style-name="T98_62"><text:s/></text:span><text:span text:style-name="T98_63">patřičné</text:span><text:span text:style-name="T98_64"><text:s/></text:span><text:span text:style-name="T98_65">schopnosti</text:span><text:span text:style-name="T98_66"><text:s/></text:span><text:span text:style-name="T98_67">ve</text:span><text:span text:style-name="T98_68"><text:s/></text:span><text:span text:style-name="T98_69">větvi</text:span><text:span text:style-name="T98_70"><text:s/></text:span><text:span text:style-name="T98_71">pod</text:span><text:span text:style-name="T98_72"><text:s/></text:span><text:span text:style-name="T98_73">ní</text:span><text:span text:style-name="T98_74">.<text:s/>(</text:span><text:span text:style-name="T98_75">např</text:span><text:span text:style-name="T98_76">.:<text:s/></text:span><text:span text:style-name="T98_77">pro</text:span><text:span text:style-name="T98_78"><text:s/></text:span><text:span text:style-name="T98_79">zakládání</text:span><text:span text:style-name="T98_80"><text:s/></text:span><text:span text:style-name="T98_81">sadů</text:span><text:span text:style-name="T98_82"><text:s/></text:span><text:span text:style-name="T98_83">potřebuju</text:span><text:span text:style-name="T98_84"><text:s/></text:span><text:span text:style-name="T98_85">sadaření</text:span><text:span text:style-name="T98_86"><text:s/></text:span><text:span text:style-name="T98_87">a</text:span><text:span text:style-name="T98_88"><text:s/></text:span><text:span text:style-name="T98_89">získávání</text:span><text:span text:style-name="T98_90"><text:s/></text:span><text:span text:style-name="T98_91">jídla</text:span><text:span text:style-name="T98_92">).</text:span></text:p>
      <text:p text:style-name="P99"/>
      <text:p text:style-name="P100"><text:span text:style-name="T100_1">Stromy</text:span><text:span text:style-name="T100_2"><text:s/></text:span><text:span text:style-name="T100_3">schopností</text:span><text:span text:style-name="T100_4"><text:s/></text:span><text:span text:style-name="T100_5">můžete</text:span><text:span text:style-name="T100_6"><text:s/></text:span><text:span text:style-name="T100_7">libovolně</text:span><text:span text:style-name="T100_8"><text:s/></text:span><text:span text:style-name="T100_9">kombinovat</text:span><text:span text:style-name="T100_10">,<text:s/></text:span><text:span text:style-name="T100_11">v</text:span><text:span text:style-name="T100_12"> </text:span><text:span text:style-name="T100_13">tomto</text:span><text:span text:style-name="T100_14"><text:s/></text:span><text:span text:style-name="T100_15">směru</text:span><text:span text:style-name="T100_16"><text:s/></text:span><text:span text:style-name="T100_17">jste</text:span><text:span text:style-name="T100_18"><text:s/></text:span><text:span text:style-name="T100_19">omezeni</text:span><text:span text:style-name="T100_20"><text:s/></text:span><text:span text:style-name="T100_21">jen</text:span><text:span text:style-name="T100_22"><text:s/></text:span><text:span text:style-name="T100_23">vašimi</text:span><text:span text:style-name="T100_24"><text:s/></text:span><text:span text:style-name="T100_25">hodnotami</text:span><text:span text:style-name="T100_26"><text:s/></text:span><text:span text:style-name="T100_27">AP</text:span><text:span text:style-name="T100_28"><text:s/></text:span><text:span text:style-name="T100_29">a</text:span><text:span text:style-name="T100_30"><text:s/></text:span><text:span text:style-name="T100_31">SP</text:span><text:span text:style-name="T100_32">.<text:s/></text:span><text:span text:style-name="T100_33">Pokud</text:span><text:span text:style-name="T100_34"><text:s/></text:span><text:span text:style-name="T100_35">si</text:span><text:span text:style-name="T100_36"><text:s/></text:span><text:span text:style-name="T100_37">chcete</text:span><text:span text:style-name="T100_38"><text:s/></text:span><text:span text:style-name="T100_39">vzít</text:span><text:span text:style-name="T100_40"><text:s/></text:span><text:span text:style-name="T100_41">schopnosti</text:span><text:span text:style-name="T100_42"><text:s/></text:span><text:span text:style-name="T100_43">z</text:span><text:span text:style-name="T100_44"> </text:span><text:span text:style-name="T100_45">nějakého</text:span><text:span text:style-name="T100_46"><text:s/></text:span><text:span text:style-name="T100_47">mocného</text:span><text:span text:style-name="T100_48"><text:s/></text:span><text:span text:style-name="T100_49">stromu</text:span><text:span text:style-name="T100_50">,<text:s/></text:span><text:span text:style-name="T100_51">proberte</text:span><text:span text:style-name="T100_52"><text:s/></text:span><text:span text:style-name="T100_53">to</text:span><text:span text:style-name="T100_54"><text:s/></text:span><text:span text:style-name="T100_55">nejprve</text:span><text:span text:style-name="T100_56"><text:s/></text:span><text:span text:style-name="T100_57">s</text:span><text:span text:style-name="T100_58"> </text:span><text:span text:style-name="T100_59">orgem</text:span><text:span text:style-name="T100_60">,<text:s/></text:span><text:span text:style-name="T100_61">zde</text:span><text:span text:style-name="T100_62"><text:s/></text:span><text:span text:style-name="T100_63">platí</text:span><text:span text:style-name="T100_64"><text:s/></text:span><text:span text:style-name="T100_65">jistá</text:span><text:span text:style-name="T100_66"><text:s/></text:span><text:span text:style-name="T100_67">omezení</text:span><text:span text:style-name="T100_68"><text:s/>(</text:span><text:span text:style-name="T100_69">např</text:span><text:span text:style-name="T100_70">.<text:s/></text:span><text:span text:style-name="T100_71">potřeba</text:span><text:span text:style-name="T100_72"><text:s/></text:span><text:span text:style-name="T100_73">magického</text:span><text:span text:style-name="T100_74"><text:s/></text:span><text:span text:style-name="T100_75">nadání</text:span><text:span text:style-name="T100_76">,<text:s/></text:span><text:span text:style-name="T100_77">učitele</text:span><text:span text:style-name="T100_78"><text:s/></text:span><text:span text:style-name="T100_79">a</text:span><text:span text:style-name="T100_80"><text:s/></text:span><text:span text:style-name="T100_81">pod</text:span><text:span text:style-name="T100_82">).</text:span></text:p>
      <text:p text:style-name="P101"/>
      <text:p text:style-name="P102"><text:span text:style-name="T102_1">Ve</text:span><text:span text:style-name="T102_2"><text:s/></text:span><text:span text:style-name="T102_3">hře</text:span><text:span text:style-name="T102_4"><text:s/></text:span><text:span text:style-name="T102_5">se</text:span><text:span text:style-name="T102_6"><text:s/></text:span><text:span text:style-name="T102_7">mohou</text:span><text:span text:style-name="T102_8"><text:s/></text:span><text:span text:style-name="T102_9">objevit</text:span><text:span text:style-name="T102_10"><text:s/></text:span><text:span text:style-name="T102_11">ještě</text:span><text:span text:style-name="T102_12"><text:s/></text:span><text:span text:style-name="T102_13">další</text:span><text:span text:style-name="T102_14"><text:s/></text:span><text:span text:style-name="T102_15">schopnosti</text:span><text:span text:style-name="T102_16">,<text:s/></text:span><text:span text:style-name="T102_17">které</text:span><text:span text:style-name="T102_18"><text:s/></text:span><text:span text:style-name="T102_19">v</text:span><text:span text:style-name="T102_20"> </text:span><text:span text:style-name="T102_21">pravidlech</text:span><text:span text:style-name="T102_22"><text:s/></text:span><text:span text:style-name="T102_23">nejsou</text:span><text:span text:style-name="T102_24"><text:s/></text:span><text:span text:style-name="T102_25">uvedeny</text:span><text:span text:style-name="T102_26">.<text:s/></text:span><text:span text:style-name="T102_27">Jde</text:span><text:span text:style-name="T102_28"><text:s/></text:span><text:span text:style-name="T102_29">o</text:span><text:span text:style-name="T102_30"><text:s/></text:span><text:span text:style-name="T102_31">schopnosti</text:span><text:span text:style-name="T102_32"><text:s/></text:span><text:span text:style-name="T102_33">4</text:span><text:span text:style-name="T102_34">.<text:s/></text:span><text:span text:style-name="T102_35">úrovně</text:span><text:span text:style-name="T102_36"><text:s/>(</text:span><text:span text:style-name="T102_37">nad</text:span><text:span text:style-name="T102_38"><text:s/></text:span><text:span text:style-name="T102_39">schopnostmi</text:span><text:span text:style-name="T102_40"><text:s/></text:span><text:span text:style-name="T102_41">ve</text:span><text:span text:style-name="T102_42"><text:s/></text:span><text:span text:style-name="T102_43">stromech</text:span><text:span text:style-name="T102_44">)<text:s/></text:span><text:span text:style-name="T102_45">a</text:span><text:span text:style-name="T102_46"><text:s/></text:span><text:span text:style-name="T102_47">tajné</text:span><text:span text:style-name="T102_48"><text:s/></text:span><text:span text:style-name="T102_49">a</text:span><text:span text:style-name="T102_50"><text:s/></text:span><text:span text:style-name="T102_51">raritní</text:span><text:span text:style-name="T102_52"><text:s/></text:span><text:span text:style-name="T102_53">schopnosti</text:span><text:span text:style-name="T102_54"><text:s/>(</text:span><text:span text:style-name="T102_55">hlavně</text:span><text:span text:style-name="T102_56"><text:s/></text:span><text:span text:style-name="T102_57">u</text:span><text:span text:style-name="T102_58"><text:s/></text:span><text:span text:style-name="T102_59">CP</text:span><text:span text:style-name="T102_60"><text:s/></text:span><text:span text:style-name="T102_61">a</text:span><text:span text:style-name="T102_62"><text:s/></text:span><text:span text:style-name="T102_63">orgy</text:span><text:span text:style-name="T102_64"><text:s/></text:span><text:span text:style-name="T102_65">předepsaných</text:span><text:span text:style-name="T102_66"><text:s/></text:span><text:span text:style-name="T102_67">postav</text:span><text:span text:style-name="T102_68">).<text:s/></text:span><text:span text:style-name="T102_69">Tyto</text:span><text:span text:style-name="T102_70"><text:s/></text:span><text:span text:style-name="T102_71">schopnosti</text:span><text:span text:style-name="T102_72"><text:s/></text:span><text:span text:style-name="T102_73">se</text:span><text:span text:style-name="T102_74"><text:s/></text:span><text:span text:style-name="T102_75">po</text:span><text:span text:style-name="T102_76"><text:s/></text:span><text:span text:style-name="T102_77">dohodě</text:span><text:span text:style-name="T102_78"><text:s/></text:span><text:span text:style-name="T102_79">s</text:span><text:span text:style-name="T102_80"> </text:span><text:span text:style-name="T102_81">orgem</text:span><text:span text:style-name="T102_82"><text:s/></text:span><text:span text:style-name="T102_83">můžete</text:span><text:span text:style-name="T102_84"><text:s/></text:span><text:span text:style-name="T102_85">naučit</text:span><text:span text:style-name="T102_86"><text:s/></text:span><text:span text:style-name="T102_87">také</text:span><text:span text:style-name="T102_88">.</text:span></text:p>
      <text:p text:style-name="P103"/>
      <text:p text:style-name="P104"><text:span text:style-name="T104_1">Dále</text:span><text:span text:style-name="T104_2"><text:s/></text:span><text:span text:style-name="T104_3">je</text:span><text:span text:style-name="T104_4"><text:s/></text:span><text:span text:style-name="T104_5">možné</text:span><text:span text:style-name="T104_6"><text:s/></text:span><text:span text:style-name="T104_7">po</text:span><text:span text:style-name="T104_8"><text:s/></text:span><text:span text:style-name="T104_9">dohodě</text:span><text:span text:style-name="T104_10"><text:s/></text:span><text:span text:style-name="T104_11">vymyslet</text:span><text:span text:style-name="T104_12"><text:s/></text:span><text:span text:style-name="T104_13">a</text:span><text:span text:style-name="T104_14"><text:s/></text:span><text:span text:style-name="T104_15">schválit</text:span><text:span text:style-name="T104_16"><text:s/></text:span><text:span text:style-name="T104_17">další</text:span><text:span text:style-name="T104_18"><text:s/></text:span><text:span text:style-name="T104_19">schopnost</text:span><text:span text:style-name="T104_20">.<text:s/></text:span><text:span text:style-name="T104_21">Buďte</text:span><text:span text:style-name="T104_22"><text:s/></text:span><text:span text:style-name="T104_23">tvořiví</text:span><text:span text:style-name="T104_24">,<text:s/></text:span><text:span text:style-name="T104_25">ptejte</text:span><text:span text:style-name="T104_26"><text:s/></text:span><text:span text:style-name="T104_27">se</text:span><text:span text:style-name="T104_28">.</text:span></text:p>
      <text:p text:style-name="P105"/>
      <text:h text:style-name="P106"><text:span text:style-name="T106_1">Vlastnosti</text:span></text:h>
      <text:p text:style-name="P107"><text:span text:style-name="T107_1">Od</text:span><text:span text:style-name="T107_2"><text:s/></text:span><text:span text:style-name="T107_3">pravidel</text:span><text:span text:style-name="T107_4"><text:s/>2.0<text:s/></text:span><text:span text:style-name="T107_5">jsou</text:span><text:span text:style-name="T107_6"><text:s/></text:span><text:span text:style-name="T107_7">zrušeny</text:span><text:span text:style-name="T107_8"><text:s/></text:span><text:span text:style-name="T107_9">jako</text:span><text:span text:style-name="T107_10"><text:s/></text:span><text:span text:style-name="T107_11">část</text:span><text:span text:style-name="T107_12"><text:s/></text:span><text:span text:style-name="T107_13">postavy</text:span><text:span text:style-name="T107_14"><text:s/></text:span><text:span text:style-name="T107_15">týkající</text:span><text:span text:style-name="T107_16"><text:s/></text:span><text:span text:style-name="T107_17">se</text:span><text:span text:style-name="T107_18"><text:s/></text:span><text:span text:style-name="T107_19">SP</text:span><text:span text:style-name="T107_20">.<text:s/></text:span><text:span text:style-name="T107_21">Vlastnosti</text:span><text:span text:style-name="T107_22"><text:s/></text:span><text:span text:style-name="T107_23">vaší</text:span><text:span text:style-name="T107_24"><text:s/></text:span><text:span text:style-name="T107_25">postavy</text:span><text:span text:style-name="T107_26"><text:s/></text:span><text:span text:style-name="T107_27">si</text:span><text:span text:style-name="T107_28"><text:s/></text:span><text:span text:style-name="T107_29">pouze</text:span><text:span text:style-name="T107_30"><text:s/></text:span><text:span text:style-name="T107_31">připravte</text:span><text:span text:style-name="T107_32"><text:s/></text:span><text:span text:style-name="T107_33">a</text:span><text:span text:style-name="T107_34"><text:s/></text:span><text:span text:style-name="T107_35">pošlete</text:span><text:span text:style-name="T107_36"><text:s/></text:span><text:span text:style-name="T107_37">při</text:span><text:span text:style-name="T107_38"><text:s/></text:span><text:span text:style-name="T107_39">přihlašování</text:span><text:span text:style-name="T107_40"><text:s/></text:span><text:span text:style-name="T107_41">-<text:s/></text:span><text:span text:style-name="T107_42">zde</text:span><text:span text:style-name="T107_43"><text:s/></text:span><text:span text:style-name="T107_44">jsou</text:span><text:span text:style-name="T107_45"><text:s/></text:span><text:span text:style-name="T107_46">povinné</text:span><text:span text:style-name="T107_47">.<text:s/></text:span><text:span text:style-name="T107_48">Obecně</text:span><text:span text:style-name="T107_49"><text:s/></text:span><text:span text:style-name="T107_50">se</text:span><text:span text:style-name="T107_51"><text:s/></text:span><text:span text:style-name="T107_52">snažte</text:span><text:span text:style-name="T107_53">,<text:s/></text:span><text:span text:style-name="T107_54">aby</text:span><text:span text:style-name="T107_55"><text:s/></text:span><text:span text:style-name="T107_56">se</text:span><text:span text:style-name="T107_57"><text:s/></text:span><text:span text:style-name="T107_58">k</text:span><text:span text:style-name="T107_59"> </text:span><text:span text:style-name="T107_60">vaší</text:span><text:span text:style-name="T107_61"><text:s/></text:span><text:span text:style-name="T107_62">postavě</text:span><text:span text:style-name="T107_63"><text:s/></text:span><text:span text:style-name="T107_64">hodily</text:span><text:span text:style-name="T107_65"><text:s/></text:span><text:span text:style-name="T107_66">a</text:span><text:span text:style-name="T107_67"><text:s/></text:span><text:span text:style-name="T107_68">abyste</text:span><text:span text:style-name="T107_69"><text:s/></text:span><text:span text:style-name="T107_70">měli</text:span><text:span text:style-name="T107_71"><text:s/></text:span><text:span text:style-name="T107_72">alespoň</text:span><text:span text:style-name="T107_73"><text:s/>1<text:s/></text:span><text:span text:style-name="T107_74">dobrou</text:span><text:span text:style-name="T107_75"><text:s/></text:span><text:span text:style-name="T107_76">a</text:span><text:span text:style-name="T107_77"><text:s/>1<text:s/></text:span><text:span text:style-name="T107_78">špatnou</text:span><text:span text:style-name="T107_79"><text:s/></text:span><text:span text:style-name="T107_80">vlastnost</text:span><text:span text:style-name="T107_81">.</text:span></text:p>
      <text:p text:style-name="P108"/>
      <text:p text:style-name="P109"><text:span text:style-name="T109_1">Imunity</text:span></text:p>
      <text:p text:style-name="P110"><text:span text:style-name="T110_1">To</text:span><text:span text:style-name="T110_2"><text:s/></text:span><text:span text:style-name="T110_3">že</text:span><text:span text:style-name="T110_4"><text:s/></text:span><text:span text:style-name="T110_5">se</text:span><text:span text:style-name="T110_6"><text:s/></text:span><text:span text:style-name="T110_7">naučíte</text:span><text:span text:style-name="T110_8"><text:s/></text:span><text:span text:style-name="T110_9">nějakou</text:span><text:span text:style-name="T110_10"><text:s/></text:span><text:span text:style-name="T110_11">schopnost</text:span><text:span text:style-name="T110_12"><text:s/></text:span><text:span text:style-name="T110_13">neznamená</text:span><text:span text:style-name="T110_14">,<text:s/></text:span><text:span text:style-name="T110_15">že</text:span><text:span text:style-name="T110_16"><text:s/></text:span><text:span text:style-name="T110_17">jste</text:span><text:span text:style-name="T110_18"><text:s/></text:span><text:span text:style-name="T110_19">automaticky</text:span><text:span text:style-name="T110_20"><text:s/></text:span><text:span text:style-name="T110_21">imunní</text:span><text:span text:style-name="T110_22"><text:s/></text:span><text:span text:style-name="T110_23">na</text:span><text:span text:style-name="T110_24"><text:s/></text:span><text:span text:style-name="T110_25">použití</text:span><text:span text:style-name="T110_26"><text:s/></text:span><text:span text:style-name="T110_27">stejné</text:span><text:span text:style-name="T110_28"><text:s/></text:span><text:span text:style-name="T110_29">schopnosti</text:span><text:span text:style-name="T110_30"><text:s/></text:span><text:span text:style-name="T110_31">jinou</text:span><text:span text:style-name="T110_32"><text:s/></text:span><text:span text:style-name="T110_33">postavou</text:span><text:span text:style-name="T110_34">.<text:s/></text:span><text:span text:style-name="T110_35">Pokud</text:span><text:span text:style-name="T110_36"><text:s/></text:span><text:span text:style-name="T110_37">to</text:span><text:span text:style-name="T110_38"><text:s/></text:span><text:span text:style-name="T110_39">na</text:span><text:span text:style-name="T110_40"><text:s/></text:span><text:span text:style-name="T110_41">vás</text:span><text:span text:style-name="T110_42"><text:s/></text:span><text:span text:style-name="T110_43">platí</text:span><text:span text:style-name="T110_44"><text:s/></text:span><text:span text:style-name="T110_45">najdete</text:span><text:span text:style-name="T110_46"><text:s/></text:span><text:span text:style-name="T110_47">to</text:span><text:span text:style-name="T110_48"><text:s/></text:span><text:span text:style-name="T110_49">uvedené</text:span><text:span text:style-name="T110_50"><text:s/></text:span><text:span text:style-name="T110_51">u</text:span><text:span text:style-name="T110_52"><text:s/></text:span><text:span text:style-name="T110_53">schopnost</text:span><text:span text:style-name="T110_54">,<text:s/></text:span><text:span text:style-name="T110_55">kterou</text:span><text:span text:style-name="T110_56"><text:s/></text:span><text:span text:style-name="T110_57">jste</text:span><text:span text:style-name="T110_58"><text:s/></text:span><text:span text:style-name="T110_59">se</text:span><text:span text:style-name="T110_60"><text:s/></text:span><text:span text:style-name="T110_61">naučili</text:span><text:span text:style-name="T110_62">.<text:s/></text:span><text:span text:style-name="T110_63">Příklad</text:span><text:span text:style-name="T110_64">:<text:s/></text:span><text:span text:style-name="T110_65">i</text:span><text:span text:style-name="T110_66"><text:s/></text:span><text:span text:style-name="T110_67">karbaník</text:span><text:span text:style-name="T110_68"><text:s/></text:span><text:span text:style-name="T110_69">může</text:span><text:span text:style-name="T110_70"><text:s/></text:span><text:span text:style-name="T110_71">podvést</text:span><text:span text:style-name="T110_72"><text:s/></text:span><text:span text:style-name="T110_73">karbaníka</text:span><text:span text:style-name="T110_74">,<text:s/></text:span><text:span text:style-name="T110_75">i</text:span><text:span text:style-name="T110_76"><text:s/></text:span><text:span text:style-name="T110_77">když</text:span><text:span text:style-name="T110_78"><text:s/></text:span><text:span text:style-name="T110_79">to</text:span><text:span text:style-name="T110_80"><text:s/></text:span><text:span text:style-name="T110_81">zní</text:span><text:span text:style-name="T110_82"><text:s/></text:span><text:span text:style-name="T110_83">zvláštně</text:span><text:span text:style-name="T110_84">.<text:s/></text:span><text:span text:style-name="T110_85">Jde</text:span><text:span text:style-name="T110_86"><text:s/></text:span><text:span text:style-name="T110_87">o</text:span><text:span text:style-name="T110_88"><text:s/></text:span><text:span text:style-name="T110_89">prosté</text:span><text:span text:style-name="T110_90"><text:s/></text:span><text:span text:style-name="T110_91">zjednodušení</text:span><text:span text:style-name="T110_92"><text:s/></text:span><text:span text:style-name="T110_93">principu</text:span><text:span text:style-name="T110_94">.<text:s/></text:span></text:p>
      <text:p text:style-name="P111"/>
      <text:p text:style-name="P112"/>
      <text:h text:style-name="P113"><text:span text:style-name="T113_1">Učení</text:span></text:h>
      <text:p text:style-name="P114"/>
      <text:p text:style-name="P115"><text:span text:style-name="T115_1">Vaše</text:span><text:span text:style-name="T115_2"><text:s/></text:span><text:span text:style-name="T115_3">postavy</text:span><text:span text:style-name="T115_4"><text:s/></text:span><text:span text:style-name="T115_5">se</text:span><text:span text:style-name="T115_6"><text:s/></text:span><text:span text:style-name="T115_7">mohou</text:span><text:span text:style-name="T115_8"><text:s/></text:span><text:span text:style-name="T115_9">ve</text:span><text:span text:style-name="T115_10"><text:s/></text:span><text:span text:style-name="T115_11">hře</text:span><text:span text:style-name="T115_12"><text:s/></text:span><text:span text:style-name="T115_13">velmi</text:span><text:span text:style-name="T115_14"><text:s/></text:span><text:span text:style-name="T115_15">snadno</text:span><text:span text:style-name="T115_16"><text:s/></text:span><text:span text:style-name="T115_17">učit</text:span><text:span text:style-name="T115_18"><text:s/></text:span><text:span text:style-name="T115_19">další</text:span><text:span text:style-name="T115_20"><text:s/></text:span><text:span text:style-name="T115_21">schopnosti</text:span><text:span text:style-name="T115_22"><text:s/></text:span><text:span text:style-name="T115_23">za</text:span><text:span text:style-name="T115_24"><text:s/></text:span><text:span text:style-name="T115_25">volná</text:span><text:span text:style-name="T115_26"><text:s/></text:span><text:span text:style-name="T115_27">SP</text:span><text:span text:style-name="T115_28">.<text:s/></text:span><text:span text:style-name="T115_29">Učení</text:span><text:span text:style-name="T115_30"><text:s/></text:span><text:span text:style-name="T115_31">probíhá</text:span><text:span text:style-name="T115_32"><text:s/></text:span><text:span text:style-name="T115_33">nácvikem</text:span><text:span text:style-name="T115_34">,<text:s/></text:span><text:span text:style-name="T115_35">tréninkem</text:span><text:span text:style-name="T115_36">.<text:s/></text:span><text:span text:style-name="T115_37">Pokud</text:span><text:span text:style-name="T115_38"><text:s/></text:span><text:span text:style-name="T115_39">není</text:span><text:span text:style-name="T115_40"><text:s/></text:span><text:span text:style-name="T115_41">řečeno</text:span><text:span text:style-name="T115_42"><text:s/></text:span><text:span text:style-name="T115_43">jinak</text:span><text:span text:style-name="T115_44">,<text:s/></text:span><text:span text:style-name="T115_45">musíte</text:span><text:span text:style-name="T115_46"><text:s/></text:span><text:span text:style-name="T115_47">schopnost</text:span><text:span text:style-name="T115_48"><text:s/></text:span><text:span text:style-name="T115_49">kterou</text:span><text:span text:style-name="T115_50"><text:s/></text:span><text:span text:style-name="T115_51">se</text:span><text:span text:style-name="T115_52"><text:s/></text:span><text:span text:style-name="T115_53">chcete</text:span><text:span text:style-name="T115_54"><text:s/></text:span><text:span text:style-name="T115_55">naučit</text:span><text:span text:style-name="T115_56"><text:s/></text:span><text:span text:style-name="T115_57">trénovat</text:span><text:span text:style-name="T115_58"><text:s/></text:span><text:span text:style-name="T115_59">s</text:span><text:span text:style-name="T115_60"> </text:span><text:span text:style-name="T115_61">někým</text:span><text:span text:style-name="T115_62"><text:s/></text:span><text:span text:style-name="T115_63">nebo</text:span><text:span text:style-name="T115_64"><text:s/></text:span><text:span text:style-name="T115_65">na</text:span><text:span text:style-name="T115_66"><text:s/></text:span><text:span text:style-name="T115_67">někom</text:span><text:span text:style-name="T115_68">,<text:s/></text:span><text:span text:style-name="T115_69">prostě</text:span><text:span text:style-name="T115_70"><text:s/></text:span><text:span text:style-name="T115_71">za</text:span><text:span text:style-name="T115_72"><text:s/></text:span><text:span text:style-name="T115_73">asistence</text:span><text:span text:style-name="T115_74"><text:s/></text:span><text:span text:style-name="T115_75">další</text:span><text:span text:style-name="T115_76"><text:s/></text:span><text:span text:style-name="T115_77">postavy</text:span><text:span text:style-name="T115_78">.<text:s/></text:span><text:span text:style-name="T115_79">Tato</text:span><text:span text:style-name="T115_80"><text:s/></text:span><text:span text:style-name="T115_81">postava</text:span><text:span text:style-name="T115_82"><text:s/></text:span><text:span text:style-name="T115_83">může</text:span><text:span text:style-name="T115_84"><text:s/></text:span><text:span text:style-name="T115_85">být</text:span><text:span text:style-name="T115_86"> <text:s/></text:span><text:span text:style-name="T115_87">buď</text:span><text:span text:style-name="T115_88"><text:s/></text:span><text:span text:style-name="T115_89">váš</text:span><text:span text:style-name="T115_90"><text:s/></text:span><text:span text:style-name="T115_91">učitel</text:span><text:span text:style-name="T115_92"><text:s/></text:span><text:span text:style-name="T115_93">nebo</text:span><text:span text:style-name="T115_94"><text:s/></text:span><text:span text:style-name="T115_95">nemusí</text:span><text:span text:style-name="T115_96"><text:s/></text:span><text:span text:style-name="T115_97">schopnost</text:span><text:span text:style-name="T115_98"><text:s/></text:span><text:span text:style-name="T115_99">vůbec</text:span><text:span text:style-name="T115_100"><text:s/></text:span><text:span text:style-name="T115_101">umět</text:span><text:span text:style-name="T115_102"><text:s/>–<text:s/></text:span><text:span text:style-name="T115_103">v</text:span><text:span text:style-name="T115_104"> </text:span><text:span text:style-name="T115_105">tom</text:span><text:span text:style-name="T115_106"><text:s/></text:span><text:span text:style-name="T115_107">případě</text:span><text:span text:style-name="T115_108"><text:s/></text:span><text:span text:style-name="T115_109">je</text:span><text:span text:style-name="T115_110"><text:s/></text:span><text:span text:style-name="T115_111">figurant</text:span><text:span text:style-name="T115_112">,<text:s/></text:span><text:span text:style-name="T115_113">ochutnávač</text:span><text:span text:style-name="T115_114">,<text:s/></text:span><text:span text:style-name="T115_115">protivník</text:span><text:span text:style-name="T115_116">…<text:s/></text:span><text:span text:style-name="T115_117">Postava</text:span><text:span text:style-name="T115_118">,<text:s/></text:span><text:span text:style-name="T115_119">se</text:span><text:span text:style-name="T115_120"><text:s/></text:span><text:span text:style-name="T115_121">kterou</text:span><text:span text:style-name="T115_122"><text:s/></text:span><text:span text:style-name="T115_123">trénujete</text:span><text:span text:style-name="T115_124">,<text:s/></text:span><text:span text:style-name="T115_125">může</text:span><text:span text:style-name="T115_126"><text:s/></text:span><text:span text:style-name="T115_127">a</text:span><text:span text:style-name="T115_128"><text:s/></text:span><text:span text:style-name="T115_129">nemusí</text:span><text:span text:style-name="T115_130"><text:s/></text:span><text:span text:style-name="T115_131">s</text:span><text:span text:style-name="T115_132"> </text:span><text:span text:style-name="T115_133">tréninkem</text:span><text:span text:style-name="T115_134"><text:s/></text:span><text:span text:style-name="T115_135">souhlasit</text:span><text:span text:style-name="T115_136"><text:s/>(</text:span><text:span text:style-name="T115_137">trénink</text:span><text:span text:style-name="T115_138"><text:s/></text:span><text:span text:style-name="T115_139">okrádání</text:span><text:span text:style-name="T115_140"><text:s/></text:span><text:span text:style-name="T115_141">buď</text:span><text:span text:style-name="T115_142"><text:s/></text:span><text:span text:style-name="T115_143">na</text:span><text:span text:style-name="T115_144"><text:s/></text:span><text:span text:style-name="T115_145">kamarádovi</text:span><text:span text:style-name="T115_146"><text:s/></text:span><text:span text:style-name="T115_147">nebo</text:span><text:span text:style-name="T115_148"><text:s/></text:span><text:span text:style-name="T115_149">jen</text:span><text:span text:style-name="T115_150"><text:s/></text:span><text:span text:style-name="T115_151">tak</text:span><text:span text:style-name="T115_152"><text:s/></text:span><text:span text:style-name="T115_153">v</text:span><text:span text:style-name="T115_154"> </text:span><text:span text:style-name="T115_155">davu</text:span><text:span text:style-name="T115_156"><text:s/></text:span><text:span text:style-name="T115_157">cizích</text:span><text:span text:style-name="T115_158"><text:s/></text:span><text:span text:style-name="T115_159">lidí</text:span><text:span text:style-name="T115_160">).<text:s/></text:span><text:span text:style-name="T115_161">Po</text:span><text:span text:style-name="T115_162"><text:s/></text:span><text:span text:style-name="T115_163">rozumné</text:span><text:span text:style-name="T115_164"><text:s/></text:span><text:span text:style-name="T115_165">době</text:span><text:span text:style-name="T115_166"><text:s/></text:span><text:span text:style-name="T115_167">RP</text:span><text:span text:style-name="T115_168"><text:s/>(</text:span><text:span text:style-name="T115_169">odpovídající</text:span><text:span text:style-name="T115_170"><text:s/></text:span><text:span text:style-name="T115_171">obtížnosti</text:span><text:span text:style-name="T115_172"><text:s/></text:span><text:span text:style-name="T115_173">schopnosti</text:span><text:span text:style-name="T115_174">,<text:s/></text:span><text:span text:style-name="T115_175">cca</text:span><text:span text:style-name="T115_176"><text:s/>5-30<text:s/></text:span><text:span text:style-name="T115_177">minut</text:span><text:span text:style-name="T115_178">)<text:s/></text:span><text:span text:style-name="T115_179">se</text:span><text:span text:style-name="T115_180"><text:s/></text:span><text:span text:style-name="T115_181">schopnost</text:span><text:span text:style-name="T115_182"><text:s/></text:span><text:span text:style-name="T115_183">sami</text:span><text:span text:style-name="T115_184"><text:s/></text:span><text:span text:style-name="T115_185">naučíte</text:span><text:span text:style-name="T115_186">.<text:s/></text:span><text:span text:style-name="T115_187">Během</text:span><text:span text:style-name="T115_188"><text:s/></text:span><text:span text:style-name="T115_189">té</text:span><text:span text:style-name="T115_190"><text:s/></text:span><text:span text:style-name="T115_191">doby</text:span><text:span text:style-name="T115_192"><text:s/></text:span><text:span text:style-name="T115_193">budete</text:span><text:span text:style-name="T115_194"><text:s/></text:span><text:span text:style-name="T115_195">třeba</text:span><text:span text:style-name="T115_196"><text:s/></text:span><text:span text:style-name="T115_197">zkoušet</text:span><text:span text:style-name="T115_198"><text:s/></text:span><text:span text:style-name="T115_199">vaření</text:span><text:span text:style-name="T115_200"><text:s/></text:span><text:span text:style-name="T115_201">čaje</text:span><text:span text:style-name="T115_202">,<text:s/></text:span><text:span text:style-name="T115_203">trénovat</text:span><text:span text:style-name="T115_204"><text:s/></text:span><text:span text:style-name="T115_205">sražení</text:span><text:span text:style-name="T115_206"><text:s/></text:span><text:span text:style-name="T115_207">při</text:span><text:span text:style-name="T115_208"><text:s/></text:span><text:span text:style-name="T115_209">šermu</text:span><text:span text:style-name="T115_210">,<text:s/></text:span><text:span text:style-name="T115_211">pročítat</text:span><text:span text:style-name="T115_212"><text:s/></text:span><text:span text:style-name="T115_213">spis</text:span><text:span text:style-name="T115_214"><text:s/></text:span><text:span text:style-name="T115_215">o</text:span><text:span text:style-name="T115_216"><text:s/></text:span><text:span text:style-name="T115_217">historii</text:span><text:span text:style-name="T115_218"><text:s/></text:span><text:span text:style-name="T115_219">apod</text:span><text:span text:style-name="T115_220">.<text:s/></text:span><text:span text:style-name="T115_221">Učení</text:span><text:span text:style-name="T115_222"><text:s/></text:span><text:span text:style-name="T115_223">magie</text:span><text:span text:style-name="T115_224">,<text:s/></text:span><text:span text:style-name="T115_225">alchymie</text:span><text:span text:style-name="T115_226"><text:s/></text:span><text:span text:style-name="T115_227">a</text:span><text:span text:style-name="T115_228"><text:s/></text:span><text:span text:style-name="T115_229">kněžství</text:span><text:span text:style-name="T115_230"><text:s/></text:span><text:span text:style-name="T115_231">může</text:span><text:span text:style-name="T115_232"><text:s/></text:span><text:span text:style-name="T115_233">fungovat</text:span><text:span text:style-name="T115_234"><text:s/></text:span><text:span text:style-name="T115_235">formou</text:span><text:span text:style-name="T115_236"><text:s/></text:span><text:span text:style-name="T115_237">studování</text:span><text:span text:style-name="T115_238"><text:s/></text:span><text:span text:style-name="T115_239">knih</text:span><text:span text:style-name="T115_240"><text:s/></text:span><text:span text:style-name="T115_241">a</text:span><text:span text:style-name="T115_242"><text:s/></text:span><text:span text:style-name="T115_243">následným</text:span><text:span text:style-name="T115_244"><text:s/></text:span><text:span text:style-name="T115_245">tréninkem</text:span><text:span text:style-name="T115_246">.<text:s/></text:span><text:span text:style-name="T115_247">Pokud</text:span><text:span text:style-name="T115_248"><text:s/></text:span><text:span text:style-name="T115_249">se</text:span><text:span text:style-name="T115_250"><text:s/></text:span><text:span text:style-name="T115_251">naučíte</text:span><text:span text:style-name="T115_252"><text:s/></text:span><text:span text:style-name="T115_253">něco</text:span><text:span text:style-name="T115_254"><text:s/></text:span><text:span text:style-name="T115_255">výjimečného</text:span><text:span text:style-name="T115_256"><text:s/></text:span><text:span text:style-name="T115_257">nebo</text:span><text:span text:style-name="T115_258"><text:s/></text:span><text:span text:style-name="T115_259">hodně</text:span><text:span text:style-name="T115_260"><text:s/></text:span><text:span text:style-name="T115_261">silného</text:span><text:span text:style-name="T115_262">,<text:s/></text:span><text:span text:style-name="T115_263">přijďte</text:span><text:span text:style-name="T115_264"><text:s/></text:span><text:span text:style-name="T115_265">to</text:span><text:span text:style-name="T115_266"><text:s/></text:span><text:span text:style-name="T115_267">říct</text:span><text:span text:style-name="T115_268"><text:s/></text:span><text:span text:style-name="T115_269">IO</text:span><text:span text:style-name="T115_270">,<text:s/></text:span><text:span text:style-name="T115_271">jinak</text:span><text:span text:style-name="T115_272"><text:s/></text:span><text:span text:style-name="T115_273">nemusíte</text:span><text:span text:style-name="T115_274">.<text:s/></text:span><text:span text:style-name="T115_275">Doufáme</text:span><text:span text:style-name="T115_276">,<text:s/></text:span><text:span text:style-name="T115_277">že</text:span><text:span text:style-name="T115_278"><text:s/></text:span><text:span text:style-name="T115_279">nebudete</text:span><text:span text:style-name="T115_280"><text:s/></text:span><text:span text:style-name="T115_281">této</text:span><text:span text:style-name="T115_282"><text:s/></text:span><text:span text:style-name="T115_283">volnosti</text:span><text:span text:style-name="T115_284"><text:s/></text:span><text:span text:style-name="T115_285">nijak</text:span><text:span text:style-name="T115_286"><text:s/></text:span><text:span text:style-name="T115_287">zneužívat</text:span><text:span text:style-name="T115_288">.<text:s/></text:span></text:p>
      <text:p text:style-name="P116"/>
      <text:p text:style-name="P117"><text:span text:style-name="T117_1">Naučit</text:span><text:span text:style-name="T117_2"><text:s/></text:span><text:span text:style-name="T117_3">se</text:span><text:span text:style-name="T117_4"><text:s/></text:span><text:span text:style-name="T117_5">takto</text:span><text:span text:style-name="T117_6"><text:s/></text:span><text:span text:style-name="T117_7">můžete</text:span><text:span text:style-name="T117_8"><text:s/></text:span><text:span text:style-name="T117_9">cokoli</text:span><text:span text:style-name="T117_10">,<text:s/></text:span><text:span text:style-name="T117_11">co</text:span><text:span text:style-name="T117_12"><text:s/></text:span><text:span text:style-name="T117_13">je</text:span><text:span text:style-name="T117_14"><text:s/></text:span><text:span text:style-name="T117_15">v</text:span><text:span text:style-name="T117_16"> </text:span><text:span text:style-name="T117_17">pravidlech</text:span><text:span text:style-name="T117_18"><text:s/></text:span><text:span text:style-name="T117_19">schopností</text:span><text:span text:style-name="T117_20"><text:s/></text:span><text:span text:style-name="T117_21">mimo</text:span><text:span text:style-name="T117_22"><text:s/></text:span><text:span text:style-name="T117_23">základů</text:span><text:span text:style-name="T117_24"><text:s/></text:span><text:span text:style-name="T117_25">kněžství</text:span><text:span text:style-name="T117_26">,<text:s/></text:span><text:span text:style-name="T117_27">práce</text:span><text:span text:style-name="T117_28"><text:s/></text:span><text:span text:style-name="T117_29">s</text:span><text:span text:style-name="T117_30"> </text:span><text:span text:style-name="T117_31">magickou</text:span><text:span text:style-name="T117_32"><text:s/></text:span><text:span text:style-name="T117_33">energií</text:span><text:span text:style-name="T117_34">,<text:s/></text:span><text:span text:style-name="T117_35">základů</text:span><text:span text:style-name="T117_36"><text:s/></text:span><text:span text:style-name="T117_37">alchymie</text:span><text:span text:style-name="T117_38"><text:s/></text:span><text:span text:style-name="T117_39">a</text:span><text:span text:style-name="T117_40"><text:s/></text:span><text:span text:style-name="T117_41">základů</text:span><text:span text:style-name="T117_42"><text:s/></text:span><text:span text:style-name="T117_43">meta</text:span><text:span text:style-name="T117_44">-</text:span><text:span text:style-name="T117_45">alchymie</text:span><text:span text:style-name="T117_46">.<text:s/></text:span><text:span text:style-name="T117_47">Na</text:span><text:span text:style-name="T117_48"><text:s/></text:span><text:span text:style-name="T117_49">tyto</text:span><text:span text:style-name="T117_50"><text:s/></text:span><text:span text:style-name="T117_51">schopnosti</text:span><text:span text:style-name="T117_52"><text:s/></text:span><text:span text:style-name="T117_53">nutně</text:span><text:span text:style-name="T117_54"><text:s/></text:span><text:span text:style-name="T117_55">potřebujete</text:span><text:span text:style-name="T117_56"><text:s/></text:span><text:span text:style-name="T117_57">učitele</text:span><text:span text:style-name="T117_58"><text:s/></text:span><text:span text:style-name="T117_59">a</text:span><text:span text:style-name="T117_60"><text:s/></text:span><text:span text:style-name="T117_61">jejich</text:span><text:span text:style-name="T117_62"><text:s/></text:span><text:span text:style-name="T117_63">naučení</text:span><text:span text:style-name="T117_64"><text:s/></text:span><text:span text:style-name="T117_65">musíte</text:span><text:span text:style-name="T117_66"><text:s/></text:span><text:span text:style-name="T117_67">probrat</text:span><text:span text:style-name="T117_68"><text:s/></text:span><text:span text:style-name="T117_69">s</text:span><text:span text:style-name="T117_70"> </text:span><text:span text:style-name="T117_71">orgem</text:span><text:span text:style-name="T117_72">.</text:span></text:p>
      <text:p text:style-name="P118"/>
      <text:p text:style-name="P119"/>
      <text:h text:style-name="P120"><text:span text:style-name="T120_1">Přenos</text:span><text:span text:style-name="T120_2"><text:s/></text:span><text:span text:style-name="T120_3">postav</text:span><text:span text:style-name="T120_4">,<text:s/></text:span><text:span text:style-name="T120_5">jídlo</text:span><text:span text:style-name="T120_6">,<text:s/></text:span><text:span text:style-name="T120_7">bydlení</text:span></text:h>
      <text:p text:style-name="P121"/>
      <text:p text:style-name="P122"><text:span text:style-name="T122_1">Pravidla</text:span><text:span text:style-name="T122_2"><text:s/></text:span><text:span text:style-name="T122_3">pro</text:span><text:span text:style-name="T122_4"><text:s/></text:span><text:span text:style-name="T122_5">přenos</text:span><text:span text:style-name="T122_6"><text:s/></text:span><text:span text:style-name="T122_7">postav</text:span><text:span text:style-name="T122_8"><text:s/></text:span><text:span text:style-name="T122_9">a</text:span><text:span text:style-name="T122_10"><text:s/></text:span><text:span text:style-name="T122_11">přenosové</text:span><text:span text:style-name="T122_12"><text:s/></text:span><text:span text:style-name="T122_13">úkoly</text:span><text:span text:style-name="T122_14">,<text:s/></text:span><text:span text:style-name="T122_15">jídlo</text:span><text:span text:style-name="T122_16"><text:s/></text:span><text:span text:style-name="T122_17">a</text:span><text:span text:style-name="T122_18"><text:s/></text:span><text:span text:style-name="T122_19">bydlení</text:span><text:span text:style-name="T122_20"><text:s/></text:span><text:span text:style-name="T122_21">naleznete</text:span><text:span text:style-name="T122_22"><text:s/></text:span><text:span text:style-name="T122_23">v</text:span><text:span text:style-name="T122_24"> </text:span><text:span text:style-name="T122_25">ekonomických</text:span><text:span text:style-name="T122_26"><text:s/></text:span><text:span text:style-name="T122_27">pravidlech</text:span><text:span text:style-name="T122_28">.<text:s/></text:span><text:span text:style-name="T122_29">Přečtěte</text:span><text:span text:style-name="T122_30"><text:s/></text:span><text:span text:style-name="T122_31">si</text:span><text:span text:style-name="T122_32"><text:s/></text:span><text:span text:style-name="T122_33">je</text:span><text:span text:style-name="T122_34"><text:s/></text:span><text:span text:style-name="T122_35">prosím</text:span><text:span text:style-name="T122_36"><text:s/></text:span><text:span text:style-name="T122_37">pečlivě</text:span><text:span text:style-name="T122_38">,<text:s/></text:span><text:span text:style-name="T122_39">pochopení</text:span><text:span text:style-name="T122_40"><text:s/></text:span><text:span text:style-name="T122_41">ekonomických</text:span><text:span text:style-name="T122_42"><text:s/></text:span><text:span text:style-name="T122_43">pravidel</text:span><text:span text:style-name="T122_44"><text:s/></text:span><text:span text:style-name="T122_45">se</text:span><text:span text:style-name="T122_46"><text:s/></text:span><text:span text:style-name="T122_47">vám</text:span><text:span text:style-name="T122_48"><text:s/></text:span><text:span text:style-name="T122_49">bude</text:span><text:span text:style-name="T122_50"><text:s/></text:span><text:span text:style-name="T122_51">ve</text:span><text:span text:style-name="T122_52"><text:s/></text:span><text:span text:style-name="T122_53">hře</text:span><text:span text:style-name="T122_54"><text:s/></text:span><text:span text:style-name="T122_55">hodit</text:span><text:span text:style-name="T122_56">.<text:s/></text:span><text:span text:style-name="T122_57">Stejně</text:span><text:span text:style-name="T122_58"><text:s/></text:span><text:span text:style-name="T122_59">si</text:span><text:span text:style-name="T122_60"><text:s/></text:span><text:span text:style-name="T122_61">z</text:span><text:span text:style-name="T122_62"> </text:span><text:span text:style-name="T122_63">nich</text:span><text:span text:style-name="T122_64"><text:s/></text:span><text:span text:style-name="T122_65">budete</text:span><text:span text:style-name="T122_66"><text:s/></text:span><text:span text:style-name="T122_67">vybírat</text:span><text:span text:style-name="T122_68"><text:s/></text:span><text:span text:style-name="T122_69">schopnost</text:span><text:span text:style-name="T122_70"><text:s/></text:span><text:span text:style-name="T122_71">zdarma</text:span><text:span text:style-name="T122_72">,<text:s/></text:span><text:span text:style-name="T122_73">tak</text:span><text:span text:style-name="T122_74"><text:s/></text:span><text:span text:style-name="T122_75">si</text:span><text:span text:style-name="T122_76"><text:s/></text:span><text:span text:style-name="T122_77">je</text:span><text:span text:style-name="T122_78"><text:s/></text:span><text:span text:style-name="T122_79">přečíst</text:span><text:span text:style-name="T122_80"><text:s/></text:span><text:span text:style-name="T122_81">musíte</text:span><text:span text:style-name="T122_82">.</text:span></text:p>
      <text:h text:style-name="P123"><text:span text:style-name="T123_1">Období</text:span><text:span text:style-name="T123_2"><text:s/></text:span><text:span text:style-name="T123_3">ve</text:span><text:span text:style-name="T123_4"><text:s/></text:span><text:span text:style-name="T123_5">hře</text:span></text:h>
      <text:p text:style-name="P124"/>
      <text:p text:style-name="P125"><text:span text:style-name="T125_1">Tyto</text:span><text:span text:style-name="T125_2"><text:s/></text:span><text:span text:style-name="T125_3">období</text:span><text:span text:style-name="T125_4"><text:s/></text:span><text:span text:style-name="T125_5">jsou</text:span><text:span text:style-name="T125_6"><text:s/></text:span><text:span text:style-name="T125_7">používána</text:span><text:span text:style-name="T125_8"><text:s/></text:span><text:span text:style-name="T125_9">u</text:span><text:span text:style-name="T125_10"><text:s/></text:span><text:span text:style-name="T125_11">mnoha</text:span><text:span text:style-name="T125_12"><text:s/></text:span><text:span text:style-name="T125_13">schopností</text:span><text:span text:style-name="T125_14"><text:s/></text:span><text:span text:style-name="T125_15">a</text:span><text:span text:style-name="T125_16"><text:s/></text:span><text:span text:style-name="T125_17">také</text:span><text:span text:style-name="T125_18"><text:s/></text:span><text:span text:style-name="T125_19">pro</text:span><text:span text:style-name="T125_20"><text:s/></text:span><text:span text:style-name="T125_21">jídlo</text:span><text:span text:style-name="T125_22"><text:s/>(</text:span><text:span text:style-name="T125_23">viz</text:span><text:span text:style-name="T125_24">.<text:s/></text:span><text:span text:style-name="T125_25">ekonomická</text:span><text:span text:style-name="T125_26"><text:s/></text:span><text:span text:style-name="T125_27">pravidla</text:span><text:span text:style-name="T125_28">).<text:s/></text:span><text:span text:style-name="T125_29">Pokud</text:span><text:span text:style-name="T125_30"><text:s/></text:span><text:span text:style-name="T125_31">něco</text:span><text:span text:style-name="T125_32"><text:s/></text:span><text:span text:style-name="T125_33">platí</text:span><text:span text:style-name="T125_34"><text:s/>1</text:span><text:span text:style-name="T125_35">x</text:span><text:span text:style-name="T125_36"><text:s/></text:span><text:span text:style-name="T125_37">za</text:span><text:span text:style-name="T125_38"><text:s/></text:span><text:span text:style-name="T125_39">období</text:span><text:span text:style-name="T125_40">,<text:s/></text:span><text:span text:style-name="T125_41">platí</text:span><text:span text:style-name="T125_42"><text:s/></text:span><text:span text:style-name="T125_43">to</text:span><text:span text:style-name="T125_44"><text:s/>1</text:span><text:span text:style-name="T125_45">x</text:span><text:span text:style-name="T125_46"><text:s/></text:span><text:span text:style-name="T125_47">v</text:span><text:span text:style-name="T125_48"> </text:span><text:span text:style-name="T125_49">každém</text:span><text:span text:style-name="T125_50"><text:s/></text:span><text:span text:style-name="T125_51">tomto</text:span><text:span text:style-name="T125_52"><text:s/></text:span><text:span text:style-name="T125_53">intervalu</text:span><text:span text:style-name="T125_54">.</text:span></text:p>
      <text:p text:style-name="P126"><text:span text:style-name="T126_1">Období</text:span><text:span text:style-name="T126_2"><text:s/></text:span><text:span text:style-name="T126_3">jsou</text:span><text:span text:style-name="T126_4">:</text:span></text:p>
      <text:p text:style-name="P127"><text:span text:style-name="T127_1">Od</text:span><text:span text:style-name="T127_2"><text:s/></text:span><text:span text:style-name="T127_3">začátku</text:span><text:span text:style-name="T127_4"><text:s/></text:span><text:span text:style-name="T127_5">herního</text:span><text:span text:style-name="T127_6"><text:s/></text:span><text:span text:style-name="T127_7">dne</text:span><text:span text:style-name="T127_8"><text:s/></text:span><text:span text:style-name="T127_9">do</text:span><text:span text:style-name="T127_10"><text:s/>1<text:s/></text:span><text:span text:style-name="T127_11">odpoledne</text:span></text:p>
      <text:p text:style-name="P128"><text:span text:style-name="T128_1">Od</text:span><text:span text:style-name="T128_2"><text:s/>1<text:s/></text:span><text:span text:style-name="T128_3">odpoledne</text:span><text:span text:style-name="T128_4"><text:s/></text:span><text:span text:style-name="T128_5">do</text:span><text:span text:style-name="T128_6"><text:s/>4<text:s/></text:span><text:span text:style-name="T128_7">odpoledne</text:span></text:p>
      <text:p text:style-name="P129"><text:span text:style-name="T129_1">Od</text:span><text:span text:style-name="T129_2"><text:s/>4<text:s/></text:span><text:span text:style-name="T129_3">odpoledne</text:span><text:span text:style-name="T129_4"><text:s/></text:span><text:span text:style-name="T129_5">do</text:span><text:span text:style-name="T129_6"><text:s/></text:span><text:span text:style-name="T129_7">konce</text:span><text:span text:style-name="T129_8"><text:s/></text:span><text:span text:style-name="T129_9">herního</text:span><text:span text:style-name="T129_10"><text:s/></text:span><text:span text:style-name="T129_11">dne</text:span></text:p>
      <text:p text:style-name="P130"/>
      <text:p text:style-name="P131"><text:span text:style-name="T131_1">Kouzla</text:span><text:span text:style-name="T131_2"><text:s/></text:span><text:span text:style-name="T131_3">a</text:span><text:span text:style-name="T131_4"><text:s/></text:span><text:span text:style-name="T131_5">intervence</text:span><text:span text:style-name="T131_6">,<text:s/></text:span><text:span text:style-name="T131_7">alchymie</text:span><text:span text:style-name="T131_8">,<text:s/></text:span><text:span text:style-name="T131_9">theurgie</text:span><text:span text:style-name="T131_10">,<text:s/></text:span><text:span text:style-name="T131_11">jiné</text:span><text:span text:style-name="T131_12"><text:s/></text:span><text:span text:style-name="T131_13">světy</text:span></text:p>
      <text:p text:style-name="P132"/>
      <text:p text:style-name="P133"><text:span text:style-name="T133_1">Ve</text:span><text:span text:style-name="T133_2"><text:s/></text:span><text:span text:style-name="T133_3">hře</text:span><text:span text:style-name="T133_4"><text:s/></text:span><text:span text:style-name="T133_5">se</text:span><text:span text:style-name="T133_6"><text:s/></text:span><text:span text:style-name="T133_7">objevuje</text:span><text:span text:style-name="T133_8"><text:s/></text:span><text:span text:style-name="T133_9">mnoho</text:span><text:span text:style-name="T133_10"><text:s/></text:span><text:span text:style-name="T133_11">podivností</text:span><text:span text:style-name="T133_12">.<text:s/></text:span></text:p>
      <text:p text:style-name="P134"/>
      <text:p text:style-name="P135"><text:span text:style-name="T135_1">Kouzla</text:span><text:span text:style-name="T135_2"><text:s/></text:span><text:span text:style-name="T135_3">se</text:span><text:span text:style-name="T135_4"><text:s/></text:span><text:span text:style-name="T135_5">projevují</text:span><text:span text:style-name="T135_6"><text:s/></text:span><text:span text:style-name="T135_7">nejčastěji</text:span><text:span text:style-name="T135_8"><text:s/></text:span><text:span text:style-name="T135_9">sesílací</text:span><text:span text:style-name="T135_10"><text:s/></text:span><text:span text:style-name="T135_11">formulí</text:span><text:span text:style-name="T135_12">,<text:s/></text:span><text:span text:style-name="T135_13">někdy</text:span><text:span text:style-name="T135_14"><text:s/></text:span><text:span text:style-name="T135_15">také</text:span><text:span text:style-name="T135_16"><text:s/></text:span><text:span text:style-name="T135_17">gestikulací</text:span><text:span text:style-name="T135_18">,<text:s/></text:span><text:span text:style-name="T135_19">rituály</text:span><text:span text:style-name="T135_20"><text:s/></text:span><text:span text:style-name="T135_21">a</text:span><text:span text:style-name="T135_22"><text:s/></text:span><text:span text:style-name="T135_23">podobně</text:span><text:span text:style-name="T135_24">.<text:s/></text:span><text:span text:style-name="T135_25">Nechte</text:span><text:span text:style-name="T135_26"><text:s/></text:span><text:span text:style-name="T135_27">prosím</text:span><text:span text:style-name="T135_28"><text:s/></text:span><text:span text:style-name="T135_29">hráče</text:span><text:span text:style-name="T135_30">,<text:s/></text:span><text:span text:style-name="T135_31">který</text:span><text:span text:style-name="T135_32"><text:s/></text:span><text:span text:style-name="T135_33">na</text:span><text:span text:style-name="T135_34"><text:s/></text:span><text:span text:style-name="T135_35">vás</text:span><text:span text:style-name="T135_36"><text:s/></text:span><text:span text:style-name="T135_37">něco</text:span><text:span text:style-name="T135_38"><text:s/></text:span><text:span text:style-name="T135_39">seslal</text:span><text:span text:style-name="T135_40"><text:s/></text:span><text:span text:style-name="T135_41">vysvětlit</text:span><text:span text:style-name="T135_42"><text:s/></text:span><text:span text:style-name="T135_43">vám</text:span><text:span text:style-name="T135_44"><text:s/></text:span><text:span text:style-name="T135_45">efekty</text:span><text:span text:style-name="T135_46"><text:s/></text:span><text:span text:style-name="T135_47">kouzla</text:span><text:span text:style-name="T135_48"><text:s/></text:span><text:span text:style-name="T135_49">nebo</text:span><text:span text:style-name="T135_50"><text:s/></text:span><text:span text:style-name="T135_51">intervence</text:span><text:span text:style-name="T135_52"><text:s/>(</text:span><text:span text:style-name="T135_53">kněžské</text:span><text:span text:style-name="T135_54"><text:s/></text:span><text:span text:style-name="T135_55">kouzlo</text:span><text:span text:style-name="T135_56">).<text:s/></text:span><text:span text:style-name="T135_57">Dosah</text:span><text:span text:style-name="T135_58"><text:s/></text:span><text:span text:style-name="T135_59">kouzel</text:span><text:span text:style-name="T135_60"><text:s/></text:span><text:span text:style-name="T135_61">a</text:span><text:span text:style-name="T135_62"><text:s/></text:span><text:span text:style-name="T135_63">intervencí</text:span><text:span text:style-name="T135_64"><text:s/></text:span><text:span text:style-name="T135_65">je</text:span><text:span text:style-name="T135_66"><text:s/></text:span><text:span text:style-name="T135_67">cca</text:span><text:span text:style-name="T135_68"><text:s/>20</text:span><text:span text:style-name="T135_69">m</text:span><text:span text:style-name="T135_70"><text:s/></text:span><text:span text:style-name="T135_71">a</text:span><text:span text:style-name="T135_72"><text:s/></text:span><text:span text:style-name="T135_73">ačkoli</text:span><text:span text:style-name="T135_74"><text:s/></text:span><text:span text:style-name="T135_75">nemusíte</text:span><text:span text:style-name="T135_76"><text:s/></text:span><text:span text:style-name="T135_77">sesílání</text:span><text:span text:style-name="T135_78"><text:s/></text:span><text:span text:style-name="T135_79">je</text:span><text:span text:style-name="T135_80"><text:s/></text:span><text:span text:style-name="T135_81">hlasité</text:span><text:span text:style-name="T135_82"><text:s/></text:span><text:span text:style-name="T135_83">a</text:span><text:span text:style-name="T135_84"><text:s/></text:span><text:span text:style-name="T135_85">výrazné</text:span><text:span text:style-name="T135_86">,<text:s/></text:span><text:span text:style-name="T135_87">nemusíte</text:span><text:span text:style-name="T135_88"><text:s/></text:span><text:span text:style-name="T135_89">si</text:span><text:span text:style-name="T135_90"><text:s/></text:span><text:span text:style-name="T135_91">ho</text:span><text:span text:style-name="T135_92"><text:s/></text:span><text:span text:style-name="T135_93">vždy</text:span><text:span text:style-name="T135_94"><text:s/></text:span><text:span text:style-name="T135_95">všimnou</text:span><text:span text:style-name="T135_96">.<text:s/></text:span><text:span text:style-name="T135_97">Respektujte</text:span><text:span text:style-name="T135_98"><text:s/></text:span><text:span text:style-name="T135_99">to</text:span><text:span text:style-name="T135_100"><text:s/></text:span><text:span text:style-name="T135_101">prosím</text:span><text:span text:style-name="T135_102">.<text:s/></text:span><text:span text:style-name="T135_103">Někdy</text:span><text:span text:style-name="T135_104"><text:s/></text:span><text:span text:style-name="T135_105">vám</text:span><text:span text:style-name="T135_106"><text:s/></text:span><text:span text:style-name="T135_107">efekty</text:span><text:span text:style-name="T135_108"><text:s/></text:span><text:span text:style-name="T135_109">takového</text:span><text:span text:style-name="T135_110"><text:s/></text:span><text:span text:style-name="T135_111">konání</text:span><text:span text:style-name="T135_112"><text:s/></text:span><text:span text:style-name="T135_113">může</text:span><text:span text:style-name="T135_114"><text:s/></text:span><text:span text:style-name="T135_115">přijít</text:span><text:span text:style-name="T135_116"><text:s/></text:span><text:span text:style-name="T135_117">vysvětlit</text:span><text:span text:style-name="T135_118"><text:s/></text:span><text:span text:style-name="T135_119">IO</text:span><text:span text:style-name="T135_120">. <text:s/></text:span></text:p>
      <text:p text:style-name="P136"/>
      <text:p text:style-name="P137"><text:span text:style-name="T137_1">Na</text:span><text:span text:style-name="T137_2"><text:s/></text:span><text:span text:style-name="T137_3">magii</text:span><text:span text:style-name="T137_4"><text:s/></text:span><text:span text:style-name="T137_5">musíte</text:span><text:span text:style-name="T137_6"><text:s/></text:span><text:span text:style-name="T137_7">mít</text:span><text:span text:style-name="T137_8"><text:s/></text:span><text:span text:style-name="T137_9">nadání</text:span><text:span text:style-name="T137_10">.<text:s/></text:span><text:span text:style-name="T137_11">Pokud</text:span><text:span text:style-name="T137_12"><text:s/></text:span><text:span text:style-name="T137_13">ho</text:span><text:span text:style-name="T137_14"><text:s/></text:span><text:span text:style-name="T137_15">máte</text:span><text:span text:style-name="T137_16">,<text:s/></text:span><text:span text:style-name="T137_17">pravděpodobně</text:span><text:span text:style-name="T137_18"><text:s/></text:span><text:span text:style-name="T137_19">si</text:span><text:span text:style-name="T137_20"><text:s/></text:span><text:span text:style-name="T137_21">vás</text:span><text:span text:style-name="T137_22"><text:s/></text:span><text:span text:style-name="T137_23">magie</text:span><text:span text:style-name="T137_24"><text:s/></text:span><text:span text:style-name="T137_25">najde</text:span><text:span text:style-name="T137_26"><text:s/>(</text:span><text:span text:style-name="T137_27">nebo</text:span><text:span text:style-name="T137_28"><text:s/></text:span><text:span text:style-name="T137_29">inkvizice</text:span><text:span text:style-name="T137_30">).<text:s/></text:span><text:span text:style-name="T137_31">Na</text:span><text:span text:style-name="T137_32"><text:s/></text:span><text:span text:style-name="T137_33">kněžství</text:span><text:span text:style-name="T137_34"><text:s/></text:span><text:span text:style-name="T137_35">a</text:span><text:span text:style-name="T137_36"><text:s/></text:span><text:span text:style-name="T137_37">alchymii</text:span><text:span text:style-name="T137_38"><text:s/></text:span><text:span text:style-name="T137_39">na</text:span><text:span text:style-name="T137_40"><text:s/></text:span><text:span text:style-name="T137_41">začátku</text:span><text:span text:style-name="T137_42"><text:s/></text:span><text:span text:style-name="T137_43">nic</text:span><text:span text:style-name="T137_44"><text:s/></text:span><text:span text:style-name="T137_45">nepotřebujete</text:span><text:span text:style-name="T137_46">.<text:s/></text:span><text:span text:style-name="T137_47">Přes</text:span><text:span text:style-name="T137_48"><text:s/></text:span><text:span text:style-name="T137_49">to</text:span><text:span text:style-name="T137_50"><text:s/></text:span><text:span text:style-name="T137_51">je</text:span><text:span text:style-name="T137_52"><text:s/></text:span><text:span text:style-name="T137_53">obtížené</text:span><text:span text:style-name="T137_54"><text:s/></text:span><text:span text:style-name="T137_55">se</text:span><text:span text:style-name="T137_56"><text:s/></text:span><text:span text:style-name="T137_57">je</text:span><text:span text:style-name="T137_58"><text:s/></text:span><text:span text:style-name="T137_59">naučit</text:span><text:span text:style-name="T137_60">,<text:s/></text:span><text:span text:style-name="T137_61">na</text:span><text:span text:style-name="T137_62"><text:s/></text:span><text:span text:style-name="T137_63">vyšší</text:span><text:span text:style-name="T137_64"><text:s/></text:span><text:span text:style-name="T137_65">úrovně</text:span><text:span text:style-name="T137_66"><text:s/></text:span><text:span text:style-name="T137_67">poznání</text:span><text:span text:style-name="T137_68"><text:s/></text:span><text:span text:style-name="T137_69">už</text:span><text:span text:style-name="T137_70"><text:s/></text:span><text:span text:style-name="T137_71">také</text:span><text:span text:style-name="T137_72"><text:s/></text:span><text:span text:style-name="T137_73">musíte</text:span><text:span text:style-name="T137_74"><text:s/></text:span><text:span text:style-name="T137_75">mít</text:span><text:span text:style-name="T137_76"><text:s/></text:span><text:span text:style-name="T137_77">jistou</text:span><text:span text:style-name="T137_78"><text:s/></text:span><text:span text:style-name="T137_79">míru</text:span><text:span text:style-name="T137_80"><text:s/></text:span><text:span text:style-name="T137_81">nadání</text:span><text:span text:style-name="T137_82"><text:s/></text:span><text:span text:style-name="T137_83">nebo</text:span><text:span text:style-name="T137_84"><text:s/></text:span><text:span text:style-name="T137_85">předurčení</text:span><text:span text:style-name="T137_86">.<text:s/></text:span><text:span text:style-name="T137_87">Ve</text:span><text:span text:style-name="T137_88"><text:s/></text:span><text:span text:style-name="T137_89">hře</text:span><text:span text:style-name="T137_90"><text:s/></text:span><text:span text:style-name="T137_91">existuje</text:span><text:span text:style-name="T137_92"><text:s/></text:span><text:span text:style-name="T137_93">také</text:span><text:span text:style-name="T137_94"><text:s/></text:span><text:span text:style-name="T137_95">theurgie</text:span><text:span text:style-name="T137_96">.<text:s/></text:span><text:span text:style-name="T137_97">Stačí</text:span><text:span text:style-name="T137_98"><text:s/></text:span><text:span text:style-name="T137_99">vám</text:span><text:span text:style-name="T137_100"><text:s/></text:span><text:span text:style-name="T137_101">vědět</text:span><text:span text:style-name="T137_102">,<text:s/></text:span><text:span text:style-name="T137_103">že</text:span><text:span text:style-name="T137_104"><text:s/></text:span><text:span text:style-name="T137_105">je</text:span><text:span text:style-name="T137_106"><text:s/></text:span><text:span text:style-name="T137_107">mocná</text:span><text:span text:style-name="T137_108"><text:s/></text:span><text:span text:style-name="T137_109">a</text:span><text:span text:style-name="T137_110"><text:s/></text:span><text:span text:style-name="T137_111">legální</text:span><text:span text:style-name="T137_112">.</text:span></text:p>
      <text:p text:style-name="P138"/>
      <text:p text:style-name="P139"><text:span text:style-name="T139_1">I</text:span><text:span text:style-name="T139_2"><text:s/></text:span><text:span text:style-name="T139_3">Erinor</text:span><text:span text:style-name="T139_4"><text:s/></text:span><text:span text:style-name="T139_5">má</text:span><text:span text:style-name="T139_6"><text:s/></text:span><text:span text:style-name="T139_7">jiné</text:span><text:span text:style-name="T139_8"><text:s/></text:span><text:span text:style-name="T139_9">podivné</text:span><text:span text:style-name="T139_10"><text:s/></text:span><text:span text:style-name="T139_11">světy</text:span><text:span text:style-name="T139_12">.<text:s/></text:span><text:span text:style-name="T139_13">Když</text:span><text:span text:style-name="T139_14"><text:s/></text:span><text:span text:style-name="T139_15">se</text:span><text:span text:style-name="T139_16"><text:s/></text:span><text:span text:style-name="T139_17">do</text:span><text:span text:style-name="T139_18"><text:s/></text:span><text:span text:style-name="T139_19">některého</text:span><text:span text:style-name="T139_20"><text:s/></text:span><text:span text:style-name="T139_21">dostanete</text:span><text:span text:style-name="T139_22">,<text:s/></text:span><text:span text:style-name="T139_23">můžete</text:span><text:span text:style-name="T139_24"><text:s/></text:span><text:span text:style-name="T139_25">číst</text:span><text:span text:style-name="T139_26"><text:s/></text:span><text:span text:style-name="T139_27">i</text:span><text:span text:style-name="T139_28"><text:s/></text:span><text:span text:style-name="T139_29">modré</text:span><text:span text:style-name="T139_30"><text:s/></text:span><text:span text:style-name="T139_31">lokace</text:span><text:span text:style-name="T139_32">.</text:span></text:p>
      <text:p text:style-name="P140"/>
      <text:p text:style-name="P14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  <style:font-face style:name="Ubuntu" svg:font-family="Ubuntu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2pt" style:font-name-asian="Times New Roman" style:font-size-asian="12pt" style:font-name-complex="Times New Roman" style:font-size-complex="12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/>
      <style:text-properties style:use-window-font-color="true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/>
      <style:text-properties fo:font-style="italic" style:font-style-asian="italic" style:font-style-complex="italic"/>
    </style:style>
    <style:style style:name="Heading_20_3" style:display-name="Heading 3" style:family="paragraph" style:parent-style-name="Standard">
      <style:paragraph-properties fo:break-before="auto"/>
      <style:text-properties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/>
      <style:text-properties fo:font-size="16pt" style:font-size-asian="16pt" style:font-size-complex="16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margin-top="0.423cm" fo:margin-bottom="0.106cm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423cm" fo:margin-bottom="0.106cm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rmal_20_Table" style:display-name="Normal Table" style:family="paragraph"/>
    <style:style style:name="No_20_List" style:display-name="No List" style:family="paragraph"/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001cm" fo:page-height="29.7cm" fo:margin-top="2.499cm" fo:margin-bottom="2.499cm" fo:margin-left="2.499cm" fo:margin-right="2.499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4.0.3.0</meta:generator>
    <dc:title/>
    <meta:initial-creator/>
    <dc:creator/>
    <meta:editing-cycles>1</meta:editing-cycles>
    <meta:document-statistic meta:page-count="1" meta:paragraph-count="1" meta:row-count="1" meta:word-count="0" meta:character-count="0"/>
  </office:meta>
</office:document-meta>
</file>